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13cm"/>
    </style:style>
    <style:style style:name="co2" style:family="table-column">
      <style:table-column-properties fo:break-before="auto" style:column-width="8.451cm"/>
    </style:style>
    <style:style style:name="co3" style:family="table-column">
      <style:table-column-properties fo:break-before="auto" style:column-width="4.337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228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4.392cm"/>
    </style:style>
    <style:style style:name="co11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6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08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298cm" fo:break-before="auto" style:use-optimal-row-height="false"/>
    </style:style>
    <style:style style:name="ro7" style:family="table-row">
      <style:table-row-properties style:row-height="1.543cm" fo:break-before="auto" style:use-optimal-row-height="fals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"/>
    <style:style style:name="ce5" style:family="table-cell" style:parent-style-name="Default" style:data-style-name="N100"/>
    <style:style style:name="ce6" style:family="table-cell" style:parent-style-name="Default" style:data-style-name="N1"/>
    <style:style style:name="ce7" style:family="table-cell" style:parent-style-name="Pivot_20_Table_20_Corner" style:data-style-name="N1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ivot_20_Table_20_Field" style:data-style-name="N1">
      <style:table-cell-properties fo:border-bottom="0.99pt solid #000000" fo:wrap-option="wrap" fo:border-left="2.01pt solid #000000" fo:border-right="0.99pt solid #000000" fo:border-top="0.99pt solid #000000"/>
    </style:style>
    <style:style style:name="ce9" style:family="table-cell" style:parent-style-name="Pivot_20_Table_20_Category" style:data-style-name="N1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Pivot_20_Table_20_Category" style:data-style-name="N1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Title" style:data-style-name="N1">
      <style:table-cell-properties fo:border-bottom="2.01pt solid #000000" fo:border-left="2.01pt solid #000000" fo:border-right="0.99pt solid #000000" fo:border-top="0.99pt solid #000000"/>
    </style:style>
    <style:style style:name="ce37" style:family="table-cell" style:parent-style-name="Pivot_20_Table_20_Corner" style:data-style-name="N1">
      <style:table-cell-properties fo:border-bottom="none" fo:border-left="2.01pt solid #000000" fo:border-right="0.99pt solid #000000" fo:border-top="2.01pt solid #000000"/>
    </style:style>
    <style:style style:name="ce63" style:family="table-cell" style:parent-style-name="Pivot_20_Table_20_Field" style:data-style-name="N1">
      <style:table-cell-properties fo:border-bottom="0.99pt solid #000000" style:text-align-source="fix" style:repeat-content="false" fo:wrap-option="wrap" fo:border-left="2.01pt solid #000000" fo:border-right="0.99pt solid #000000" fo:border-top="0.99pt solid #000000"/>
      <style:paragraph-properties fo:text-align="start" fo:margin-left="0cm"/>
    </style:style>
    <style:style style:name="ce59" style:family="table-cell" style:parent-style-name="Pivot_20_Table_20_Category" style:data-style-name="N1">
      <style:table-cell-properties fo:border-bottom="none" fo:border-left="2.01pt solid #000000" fo:border-right="0.99pt solid #000000" fo:border-top="0.99pt solid #000000"/>
    </style:style>
    <style:style style:name="ce60" style:family="table-cell" style:parent-style-name="Pivot_20_Table_20_Category" style:data-style-name="N1">
      <style:table-cell-properties fo:border-bottom="none" fo:border-left="2.01pt solid #000000" fo:border-right="0.99pt solid #000000" fo:border-top="none"/>
    </style:style>
    <style:style style:name="ce66" style:family="table-cell" style:parent-style-name="Pivot_20_Table_20_Category" style:data-style-name="N1">
      <style:table-cell-properties fo:border-bottom="2.01pt solid #000000" fo:border-left="2.01pt solid #000000" fo:border-right="0.99pt solid #000000" fo:border-top="none"/>
    </style:style>
    <style:style style:name="ce68" style:family="table-cell" style:parent-style-name="Pivot_20_Table_20_Field" style:data-style-name="N1">
      <style:table-cell-properties fo:border-bottom="0.99pt solid #000000" fo:border-left="2.01pt solid #000000" fo:border-right="0.99pt solid #000000" fo:border-top="0.99pt solid #000000"/>
    </style:style>
    <style:style style:name="ce69" style:family="table-cell" style:parent-style-name="Pivot_20_Table_20_Category" style:data-style-name="N1">
      <style:table-cell-properties fo:border-bottom="none" fo:wrap-option="wrap" fo:border-left="2.01pt solid #000000" fo:border-right="0.99pt solid #000000" fo:border-top="none"/>
    </style:style>
    <style:style style:name="ce19" style:family="table-cell" style:parent-style-name="Pivot_20_Table_20_Field" style:data-style-name="N1">
      <style:table-cell-properties fo:border-bottom="0.99pt solid #000000" fo:border-left="0.99pt solid #000000" fo:border-right="0.99pt solid #000000" fo:border-top="2.01pt solid #000000"/>
    </style:style>
    <style:style style:name="ce20" style:family="table-cell" style:parent-style-name="Pivot_20_Table_20_Category" style:data-style-name="N1">
      <style:table-cell-properties fo:border-bottom="0.99pt solid #000000" fo:wrap-option="wrap" fo:border-left="0.99pt solid #000000" fo:border-right="none" fo:border-top="none"/>
    </style:style>
    <style:style style:name="ce21" style:family="table-cell" style:parent-style-name="Pivot_20_Table_20_Value" style:data-style-name="N1"/>
    <style:style style:name="ce22" style:family="table-cell" style:parent-style-name="Pivot_20_Table_20_Result" style:data-style-name="N1">
      <style:table-cell-properties fo:border-bottom="2.01pt solid #000000" fo:border-left="0.99pt solid #000000" fo:border-right="none" fo:border-top="0.99pt solid #000000"/>
    </style:style>
    <style:style style:name="ce71" style:family="table-cell" style:parent-style-name="Pivot_20_Table_20_Field" style:data-style-name="N1">
      <style:table-cell-properties fo:border-bottom="0.99pt solid #000000" fo:border-left="0.99pt solid #000000" fo:border-right="0.99pt solid #000000" fo:border-top="2.01pt solid #000000"/>
    </style:style>
    <style:style style:name="ce72" style:family="table-cell" style:parent-style-name="Pivot_20_Table_20_Category" style:data-style-name="N1">
      <style:table-cell-properties fo:border-bottom="0.99pt solid #000000" fo:wrap-option="wrap" fo:border-left="0.99pt solid #000000" fo:border-right="none" fo:border-top="none"/>
    </style:style>
    <style:style style:name="ce76" style:family="table-cell" style:parent-style-name="Pivot_20_Table_20_Value" style:data-style-name="N11">
      <style:table-cell-properties fo:border-bottom="none" fo:background-color="transparent" fo:border-left="0.99pt solid #000000" fo:border-right="none" fo:border-top="0.99pt solid #000000"/>
    </style:style>
    <style:style style:name="ce77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27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29" style:family="table-cell" style:parent-style-name="Default" style:data-style-name="N3"/>
    <style:style style:name="ce30" style:family="table-cell" style:parent-style-name="Pivot_20_Table_20_Corner" style:data-style-name="N1">
      <style:table-cell-properties fo:border-bottom="0.99pt solid #000000" fo:border-left="none" fo:border-right="none" fo:border-top="2.01pt solid #000000"/>
    </style:style>
    <style:style style:name="ce31" style:family="table-cell" style:parent-style-name="Pivot_20_Table_20_Category" style:data-style-name="N1">
      <style:table-cell-properties fo:border-bottom="0.99pt solid #000000" fo:wrap-option="wrap" fo:border-left="none" fo:border-right="none" fo:border-top="none"/>
    </style:style>
    <style:style style:name="ce32" style:family="table-cell" style:parent-style-name="Pivot_20_Table_20_Result" style:data-style-name="N1">
      <style:table-cell-properties fo:border-bottom="2.01pt solid #000000" fo:border-left="none" fo:border-right="none" fo:border-top="0.99pt solid #000000"/>
    </style:style>
    <style:style style:name="ce79" style:family="table-cell" style:parent-style-name="Pivot_20_Table_20_Corner" style:data-style-name="N1">
      <style:table-cell-properties fo:border-bottom="0.99pt solid #000000" fo:border-left="none" fo:border-right="none" fo:border-top="2.01pt solid #000000"/>
    </style:style>
    <style:style style:name="ce80" style:family="table-cell" style:parent-style-name="Pivot_20_Table_20_Category" style:data-style-name="N1">
      <style:table-cell-properties fo:border-bottom="0.99pt solid #000000" fo:wrap-option="wrap" fo:border-left="none" fo:border-right="none" fo:border-top="none"/>
    </style:style>
    <style:style style:name="ce35" style:family="table-cell" style:parent-style-name="Pivot_20_Table_20_Result" style:data-style-name="N1">
      <style:table-cell-properties fo:border-bottom="2.01pt solid #000000" fo:border-left="none" fo:border-right="0.99pt solid #000000" fo:border-top="0.99pt solid #000000"/>
    </style:style>
    <style:style style:name="ce85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Pivot_20_Table_20_Corner" style:data-style-name="N1">
      <style:table-cell-properties fo:border-bottom="0.99pt solid #000000" fo:border-left="none" fo:border-right="2.01pt solid #000000" fo:border-top="2.01pt solid #000000"/>
    </style:style>
    <style:style style:name="ce39" style:family="table-cell" style:parent-style-name="Pivot_20_Table_20_Title" style:data-style-name="N1">
      <style:table-cell-properties fo:border-bottom="0.99pt solid #000000" fo:wrap-option="wrap" fo:border-left="0.99pt solid #000000" fo:border-right="2.01pt solid #000000" fo:border-top="0.99pt solid #000000"/>
    </style:style>
    <style:style style:name="ce40" style:family="table-cell" style:parent-style-name="Pivot_20_Table_20_Result" style:data-style-name="N1">
      <style:table-cell-properties fo:border-bottom="none" fo:border-left="0.99pt solid #000000" fo:border-right="2.01pt solid #000000" fo:border-top="0.99pt solid #000000"/>
    </style:style>
    <style:style style:name="ce41" style:family="table-cell" style:parent-style-name="Pivot_20_Table_20_Result" style:data-style-name="N1">
      <style:table-cell-properties fo:border-bottom="none" fo:border-left="0.99pt solid #000000" fo:border-right="2.01pt solid #000000" fo:border-top="none"/>
    </style:style>
    <style:style style:name="ce42" style:family="table-cell" style:parent-style-name="Pivot_20_Table_20_Result" style:data-style-name="N1">
      <style:table-cell-properties fo:border-bottom="0.99pt solid #000000" fo:border-left="0.99pt solid #000000" fo:border-right="2.01pt solid #000000" fo:border-top="none"/>
    </style:style>
    <style:style style:name="ce43" style:family="table-cell" style:parent-style-name="Pivot_20_Table_20_Result" style:data-style-name="N1">
      <style:table-cell-properties fo:border-bottom="2.01pt solid #000000" fo:border-left="0.99pt solid #000000" fo:border-right="2.01pt solid #000000" fo:border-top="0.99pt solid #000000"/>
    </style:style>
    <style:style style:name="ce93" style:family="table-cell" style:parent-style-name="Default" style:data-style-name="N1">
      <style:table-cell-properties style:text-align-source="fix" style:repeat-content="false" fo:wrap-option="wrap"/>
      <style:paragraph-properties fo:text-align="start" fo:margin-left="0cm"/>
    </style:style>
    <style:style style:name="ce94" style:family="table-cell" style:parent-style-name="Default" style:data-style-name="N0"/>
    <style:style style:name="ce96" style:family="table-cell" style:parent-style-name="Default" style:data-style-name="N1">
      <style:table-cell-properties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fgl-base-communes(4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ibellé Budget</text:p>
          </table:table-cell>
          <table:table-cell office:value-type="string" calcext:value-type="string">
            <text:p>Agrégat</text:p>
          </table:table-cell>
          <table:table-cell office:value-type="string" calcext:value-type="string">
            <text:p>Montant en € par habitant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51.557987458314" calcext:value-type="float">
            <text:p>151.55798745831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impôts et taxes</text:p>
          </table:table-cell>
          <table:table-cell office:value-type="float" office:value="33.6646652411394" calcext:value-type="float">
            <text:p>33.664665241139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Charges financières</text:p>
          </table:table-cell>
          <table:table-cell office:value-type="float" office:value="45.0797622397766" calcext:value-type="float">
            <text:p>45.079762239776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5.798642683832" calcext:value-type="float">
            <text:p>325.798642683832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96693094317464" calcext:value-type="float">
            <text:p>3.9669309431746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CTVA</text:p>
          </table:table-cell>
          <table:table-cell office:value-type="float" office:value="99.0663286763647" calcext:value-type="float">
            <text:p>99.0663286763647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iscalité reversée</text:p>
          </table:table-cell>
          <table:table-cell office:value-type="float" office:value="88.4868988134147" calcext:value-type="float">
            <text:p>88.4868988134147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onds de roulement</text:p>
          </table:table-cell>
          <table:table-cell office:value-type="float" office:value="227.942187815066" calcext:value-type="float">
            <text:p>227.94218781506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Impôts locaux</text:p>
          </table:table-cell>
          <table:table-cell office:value-type="float" office:value="1032.01225362568" calcext:value-type="float">
            <text:p>1032.0122536256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84.506911000565" calcext:value-type="float">
            <text:p>84.50691100056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4.7960868168271" calcext:value-type="float">
            <text:p>44.796086816827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3.39691365958" calcext:value-type="float">
            <text:p>1773.3969136595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05.559984489081" calcext:value-type="float">
            <text:p>305.55998448908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7.1489380560387" calcext:value-type="float">
            <text:p>57.1489380560387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1.2959055606643" calcext:value-type="float">
            <text:p>61.2959055606643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pargne de gestion</text:p>
          </table:table-cell>
          <table:table-cell office:value-type="float" office:value="303.264357238613" calcext:value-type="float">
            <text:p>303.264357238613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Concours de l'Etat</text:p>
          </table:table-cell>
          <table:table-cell office:value-type="float" office:value="462.66842641731" calcext:value-type="float">
            <text:p>462.6684264173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04.27401289622" calcext:value-type="float">
            <text:p>1504.27401289622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'équipement</text:p>
          </table:table-cell>
          <table:table-cell office:value-type="float" office:value="317.812006115734" calcext:value-type="float">
            <text:p>317.81200611573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'intervention</text:p>
          </table:table-cell>
          <table:table-cell office:value-type="float" office:value="142.157326803975" calcext:value-type="float">
            <text:p>142.15732680397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92.631691244087" calcext:value-type="float">
            <text:p>392.631691244087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ôts au Trésor</text:p>
          </table:table-cell>
          <table:table-cell office:value-type="float" office:value="313.694866107535" calcext:value-type="float">
            <text:p>313.69486610753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74.194584473571" calcext:value-type="float">
            <text:p>374.19458447357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ncours de dette</text:p>
          </table:table-cell>
          <table:table-cell office:value-type="float" office:value="1180.54528767214" calcext:value-type="float">
            <text:p>1180.5452876721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536490100710178" calcext:value-type="float">
            <text:p>0.53649010071017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8.8581800152893" calcext:value-type="float">
            <text:p>98.8581800152893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8048398497658" calcext:value-type="float">
            <text:p>35.804839849765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5237795676885" calcext:value-type="float">
            <text:p>13.523779567688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7.699016607762" calcext:value-type="float">
            <text:p>47.699016607762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54.9356683544023" calcext:value-type="float">
            <text:p>54.9356683544023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96.90570414031" calcext:value-type="float">
            <text:p>1896.9057041403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pargne brute</text:p>
          </table:table-cell>
          <table:table-cell office:value-type="float" office:value="269.122900763359" calcext:value-type="float">
            <text:p>269.122900763359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Impôts et taxes</text:p>
          </table:table-cell>
          <table:table-cell office:value-type="float" office:value="1065.67691886682" calcext:value-type="float">
            <text:p>1065.67691886682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80.00879757143" calcext:value-type="float">
            <text:p>1180.00879757143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rais de personnel</text:p>
          </table:table-cell>
          <table:table-cell office:value-type="float" office:value="955.433441318871" calcext:value-type="float">
            <text:p>955.43344131887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8.4943717524014" calcext:value-type="float">
            <text:p>98.494371752401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78.95689814866" calcext:value-type="float">
            <text:p>2078.9568981486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82.051194008354" calcext:value-type="float">
            <text:p>182.05119400835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mprunts hors GAD</text:p>
          </table:table-cell>
          <table:table-cell office:value-type="float" office:value="0.847306861365626" calcext:value-type="float">
            <text:p>0.84730686136562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8.457424855139" calcext:value-type="float">
            <text:p>128.457424855139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nnuité de la dette</text:p>
          </table:table-cell>
          <table:table-cell office:value-type="float" office:value="173.537187094916" calcext:value-type="float">
            <text:p>173.53718709491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21.089116099226" calcext:value-type="float">
            <text:p>521.08911609922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totales</text:p>
          </table:table-cell>
          <table:table-cell office:value-type="float" office:value="2025.36312899545" calcext:value-type="float">
            <text:p>2025.3631289954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pargne nette</text:p>
          </table:table-cell>
          <table:table-cell office:value-type="float" office:value="140.66547590822" calcext:value-type="float">
            <text:p>140.66547590822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lux net de dette</text:p>
          </table:table-cell>
          <table:table-cell office:value-type="float" office:value="-127.610117993773" calcext:value-type="float">
            <text:p>-127.610117993773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d'investissement</text:p>
          </table:table-cell>
          <table:table-cell office:value-type="float" office:value="306.407291350447" calcext:value-type="float">
            <text:p>306.407291350447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totales</text:p>
          </table:table-cell>
          <table:table-cell office:value-type="float" office:value="2079.80420501003" calcext:value-type="float">
            <text:p>2079.80420501003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54.4410760145804" calcext:value-type="float">
            <text:p>54.4410760145804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0.8023226462634" calcext:value-type="float">
            <text:p>50.8023226462634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35.5841757009778" calcext:value-type="float">
            <text:p>35.584175700977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55.6492705901389" calcext:value-type="float">
            <text:p>55.6492705901389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6.887345761772" calcext:value-type="float">
            <text:p>526.887345761772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14846316543769" calcext:value-type="float">
            <text:p>8.14846316543769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CTVA</text:p>
          </table:table-cell>
          <table:table-cell office:value-type="float" office:value="23.5139537920991" calcext:value-type="float">
            <text:p>23.513953792099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417.791555904857" calcext:value-type="float">
            <text:p>417.79155590485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-0.641327523635622" calcext:value-type="float">
            <text:p>-0.641327523635622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1.90313966390051" calcext:value-type="float">
            <text:p>1.9031396639005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Impôts locaux</text:p>
          </table:table-cell>
          <table:table-cell office:value-type="float" office:value="1295.00228843531" calcext:value-type="float">
            <text:p>1295.0022884353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0.003629134787" calcext:value-type="float">
            <text:p>170.00362913478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8.8920736922401" calcext:value-type="float">
            <text:p>98.892073692240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983.45265192668" calcext:value-type="float">
            <text:p>1983.4526519266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31.270715771711" calcext:value-type="float">
            <text:p>231.27071577171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86.5505624003144" calcext:value-type="float">
            <text:p>86.5505624003144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3.8706169529137" calcext:value-type="float">
            <text:p>13.870616952913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190.889377614942" calcext:value-type="float">
            <text:p>190.889377614942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336.073326206052" calcext:value-type="float">
            <text:p>336.073326206052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848.69012112526" calcext:value-type="float">
            <text:p>1848.69012112526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245.208062573681" calcext:value-type="float">
            <text:p>245.20806257368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52.873005131643" calcext:value-type="float">
            <text:p>152.87300513164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69.581273202191" calcext:value-type="float">
            <text:p>269.58127320219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158.201999260304" calcext:value-type="float">
            <text:p>158.201999260304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7.921233905827" calcext:value-type="float">
            <text:p>157.92123390582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</text:p>
          </table:table-cell>
          <table:table-cell office:value-type="float" office:value="1711.15501467835" calcext:value-type="float">
            <text:p>1711.1550146783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1252120847877" calcext:value-type="float">
            <text:p>2.4125212084787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8.336743718361" calcext:value-type="float">
            <text:p>138.33674371836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2706130232772" calcext:value-type="float">
            <text:p>22.2706130232772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0.502593675597" calcext:value-type="float">
            <text:p>10.50259367559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70.6983198492869" calcext:value-type="float">
            <text:p>70.6983198492869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56.954439333349" calcext:value-type="float">
            <text:p>156.954439333349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18.27139432745" calcext:value-type="float">
            <text:p>2118.2713943274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pargne brute</text:p>
          </table:table-cell>
          <table:table-cell office:value-type="float" office:value="134.762530801415" calcext:value-type="float">
            <text:p>134.76253080141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Impôts et taxes</text:p>
          </table:table-cell>
          <table:table-cell office:value-type="float" office:value="1330.58646413629" calcext:value-type="float">
            <text:p>1330.58646413629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708.74249346987" calcext:value-type="float">
            <text:p>1708.7424934698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1091.00988661843" calcext:value-type="float">
            <text:p>1091.0098866184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7.757798016689" calcext:value-type="float">
            <text:p>107.757798016689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214.72336769839" calcext:value-type="float">
            <text:p>2214.72336769839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96.4519733709348" calcext:value-type="float">
            <text:p>96.451973370934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14.7790753796722" calcext:value-type="float">
            <text:p>14.7790753796722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67.664557569173" calcext:value-type="float">
            <text:p>167.66455756917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223.313828159312" calcext:value-type="float">
            <text:p>223.313828159312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437.245830771365" calcext:value-type="float">
            <text:p>437.24583077136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285.93595189663" calcext:value-type="float">
            <text:p>2285.9359518966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pargne nette</text:p>
          </table:table-cell>
          <table:table-cell office:value-type="float" office:value="-32.9020267677585" calcext:value-type="float">
            <text:p>-32.902026767758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152.885482189501" calcext:value-type="float">
            <text:p>-152.88548218950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246.049791151384" calcext:value-type="float">
            <text:p>246.049791151384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229.50244307806" calcext:value-type="float">
            <text:p>2229.50244307806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56.4335088185665" calcext:value-type="float">
            <text:p>-56.4335088185665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89.921314663358" calcext:value-type="float">
            <text:p>189.921314663358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impôts et taxes</text:p>
          </table:table-cell>
          <table:table-cell office:value-type="float" office:value="93.2284331400501" calcext:value-type="float">
            <text:p>93.2284331400501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Charges financières</text:p>
          </table:table-cell>
          <table:table-cell office:value-type="float" office:value="113.267846200593" calcext:value-type="float">
            <text:p>113.26784620059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5.113690021016" calcext:value-type="float">
            <text:p>325.11369002101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4858329324184" calcext:value-type="float">
            <text:p>6.485832932418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CTVA</text:p>
          </table:table-cell>
          <table:table-cell office:value-type="float" office:value="22.4040414757046" calcext:value-type="float">
            <text:p>22.404041475704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iscalité reversée</text:p>
          </table:table-cell>
          <table:table-cell office:value-type="float" office:value="219.290582634897" calcext:value-type="float">
            <text:p>219.29058263489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onds de roulement</text:p>
          </table:table-cell>
          <table:table-cell office:value-type="float" office:value="59.2840323601651" calcext:value-type="float">
            <text:p>59.2840323601651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Impôts locaux</text:p>
          </table:table-cell>
          <table:table-cell office:value-type="float" office:value="1515.85349251766" calcext:value-type="float">
            <text:p>1515.8534925176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.1077406122604" calcext:value-type="float">
            <text:p>17.107740612260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47.78135441724" calcext:value-type="float">
            <text:p>2047.7813544172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12.325356139063" calcext:value-type="float">
            <text:p>212.32535613906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6911857797584" calcext:value-type="float">
            <text:p>33.691185779758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.506418859038311" calcext:value-type="float">
            <text:p>0.506418859038311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pargne de gestion</text:p>
          </table:table-cell>
          <table:table-cell office:value-type="float" office:value="437.871827665662" calcext:value-type="float">
            <text:p>437.87182766566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Taxe d'enlévement des ordures ménagères</text:p>
          </table:table-cell>
          <table:table-cell office:value-type="float" office:value="0.0425875471602563" calcext:value-type="float">
            <text:p>0.042587547160256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TVA</text:p>
          </table:table-cell>
          <table:table-cell office:value-type="float" office:value="1.94107816575089" calcext:value-type="float">
            <text:p>1.94107816575089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Concours de l'Etat</text:p>
          </table:table-cell>
          <table:table-cell office:value-type="float" office:value="177.560808244499" calcext:value-type="float">
            <text:p>177.560808244499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26.22170637835" calcext:value-type="float">
            <text:p>1726.22170637835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'équipement</text:p>
          </table:table-cell>
          <table:table-cell office:value-type="float" office:value="452.231200719115" calcext:value-type="float">
            <text:p>452.231200719115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'intervention</text:p>
          </table:table-cell>
          <table:table-cell office:value-type="float" office:value="106.267126326184" calcext:value-type="float">
            <text:p>106.26712632618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97.019051224268" calcext:value-type="float">
            <text:p>497.019051224268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ôts au Trésor</text:p>
          </table:table-cell>
          <table:table-cell office:value-type="float" office:value="107.134334185805" calcext:value-type="float">
            <text:p>107.134334185805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3.96723469982" calcext:value-type="float">
            <text:p>153.9672346998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ncours de dette</text:p>
          </table:table-cell>
          <table:table-cell office:value-type="float" office:value="3596.26544729446" calcext:value-type="float">
            <text:p>3596.2654472944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1794419264173" calcext:value-type="float">
            <text:p>2.4179441926417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6.640747980655" calcext:value-type="float">
            <text:p>116.640747980655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6.1543529233026" calcext:value-type="float">
            <text:p>36.154352923302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44.2814316461145" calcext:value-type="float">
            <text:p>44.2814316461145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1.8023948547841" calcext:value-type="float">
            <text:p>41.8023948547841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recettes d'investissement</text:p>
          </table:table-cell>
          <table:table-cell table:style-name="ce5" office:value-type="string" calcext:value-type="string">
            <text:p>-2.3581965781669635e-1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223.24075760261" calcext:value-type="float">
            <text:p>2223.24075760261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pargne brute</text:p>
          </table:table-cell>
          <table:table-cell office:value-type="float" office:value="321.559648038893" calcext:value-type="float">
            <text:p>321.55964803889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Impôts et taxes</text:p>
          </table:table-cell>
          <table:table-cell office:value-type="float" office:value="1609.08192565771" calcext:value-type="float">
            <text:p>1609.08192565771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3590.35453118274" calcext:value-type="float">
            <text:p>3590.3545311827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rais de personnel</text:p>
          </table:table-cell>
          <table:table-cell office:value-type="float" office:value="1145.41869090725" calcext:value-type="float">
            <text:p>1145.41869090725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2.695477679589" calcext:value-type="float">
            <text:p>102.695477679589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260.1067105563" calcext:value-type="float">
            <text:p>2260.106710556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6.8659529536883" calcext:value-type="float">
            <text:p>36.865952953688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mprunts hors GAD</text:p>
          </table:table-cell>
          <table:table-cell office:value-type="float" office:value="111.412148988428" calcext:value-type="float">
            <text:p>111.412148988428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14.690374749956" calcext:value-type="float">
            <text:p>214.69037474995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nnuité de la dette</text:p>
          </table:table-cell>
          <table:table-cell office:value-type="float" office:value="327.958220950548" calcext:value-type="float">
            <text:p>327.958220950548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'investissement</text:p>
          </table:table-cell>
          <table:table-cell office:value-type="float" office:value="711.709425974223" calcext:value-type="float">
            <text:p>711.70942597422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totales</text:p>
          </table:table-cell>
          <table:table-cell office:value-type="float" office:value="2437.93113235257" calcext:value-type="float">
            <text:p>2437.9311323525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pargne nette</text:p>
          </table:table-cell>
          <table:table-cell office:value-type="float" office:value="106.869273288938" calcext:value-type="float">
            <text:p>106.869273288938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lux net de dette</text:p>
          </table:table-cell>
          <table:table-cell office:value-type="float" office:value="-103.278225761527" calcext:value-type="float">
            <text:p>-103.27822576152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d'investissement</text:p>
          </table:table-cell>
          <table:table-cell office:value-type="float" office:value="323.737505127491" calcext:value-type="float">
            <text:p>323.737505127491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totales</text:p>
          </table:table-cell>
          <table:table-cell office:value-type="float" office:value="2371.51885954473" calcext:value-type="float">
            <text:p>2371.5188595447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66.4122728078391" calcext:value-type="float">
            <text:p>-66.412272807839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61.912828178507" calcext:value-type="float">
            <text:p>361.91282817850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impôts et taxes</text:p>
          </table:table-cell>
          <table:table-cell office:value-type="float" office:value="46.1103734304506" calcext:value-type="float">
            <text:p>46.110373430450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Charges financières</text:p>
          </table:table-cell>
          <table:table-cell office:value-type="float" office:value="79.4235235817434" calcext:value-type="float">
            <text:p>79.423523581743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417.268983711112" calcext:value-type="float">
            <text:p>417.26898371111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54578717544527" calcext:value-type="float">
            <text:p>8.5457871754452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CTVA</text:p>
          </table:table-cell>
          <table:table-cell office:value-type="float" office:value="71.8834032722727" calcext:value-type="float">
            <text:p>71.883403272272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iscalité reversée</text:p>
          </table:table-cell>
          <table:table-cell office:value-type="float" office:value="427.332441158885" calcext:value-type="float">
            <text:p>427.332441158885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onds de roulement</text:p>
          </table:table-cell>
          <table:table-cell office:value-type="float" office:value="364.28748817742" calcext:value-type="float">
            <text:p>364.2874881774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Impôts locaux</text:p>
          </table:table-cell>
          <table:table-cell office:value-type="float" office:value="1508.12327662119" calcext:value-type="float">
            <text:p>1508.12327662119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6.1608488702868" calcext:value-type="float">
            <text:p>66.1608488702868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5.5050098747984" calcext:value-type="float">
            <text:p>85.505009874798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2373.33856570818" calcext:value-type="float">
            <text:p>2373.33856570818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20.141772752804" calcext:value-type="float">
            <text:p>520.14177275280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2.4153938142088" calcext:value-type="float">
            <text:p>52.4153938142088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1.5089645050824" calcext:value-type="float">
            <text:p>21.508964505082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pargne de gestion</text:p>
          </table:table-cell>
          <table:table-cell office:value-type="float" office:value="486.081005055172" calcext:value-type="float">
            <text:p>486.08100505517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Concours de l'Etat</text:p>
          </table:table-cell>
          <table:table-cell office:value-type="float" office:value="465.641951586309" calcext:value-type="float">
            <text:p>465.641951586309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66.54076806001" calcext:value-type="float">
            <text:p>1966.5407680600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'équipement</text:p>
          </table:table-cell>
          <table:table-cell office:value-type="float" office:value="859.210546828287" calcext:value-type="float">
            <text:p>859.21054682828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'intervention</text:p>
          </table:table-cell>
          <table:table-cell office:value-type="float" office:value="148.968278161294" calcext:value-type="float">
            <text:p>148.96827816129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881.172483738291" calcext:value-type="float">
            <text:p>881.17248373829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ôts au Trésor</text:p>
          </table:table-cell>
          <table:table-cell office:value-type="float" office:value="271.884119149861" calcext:value-type="float">
            <text:p>271.88411914986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90.935315540577" calcext:value-type="float">
            <text:p>390.93531554057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ncours de dette</text:p>
          </table:table-cell>
          <table:table-cell office:value-type="float" office:value="2039.09155768151" calcext:value-type="float">
            <text:p>2039.0915576815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49177057853636" calcext:value-type="float">
            <text:p>1.4917705785363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217.906911452954" calcext:value-type="float">
            <text:p>217.90691145295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4383486438004" calcext:value-type="float">
            <text:p>26.438348643800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452972404921092" calcext:value-type="float">
            <text:p>0.45297240492109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4.2918611730173" calcext:value-type="float">
            <text:p>44.2918611730173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86.3455413020239" calcext:value-type="float">
            <text:p>86.3455413020239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847.7132517983" calcext:value-type="float">
            <text:p>2847.7132517983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pargne brute</text:p>
          </table:table-cell>
          <table:table-cell office:value-type="float" office:value="406.797797648167" calcext:value-type="float">
            <text:p>406.79779764816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Impôts et taxes</text:p>
          </table:table-cell>
          <table:table-cell office:value-type="float" office:value="1554.23365005164" calcext:value-type="float">
            <text:p>1554.2336500516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022.67047489627" calcext:value-type="float">
            <text:p>2022.6704748962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rais de personnel</text:p>
          </table:table-cell>
          <table:table-cell office:value-type="float" office:value="1294.44163396206" calcext:value-type="float">
            <text:p>1294.4416339620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1.2641914442572" calcext:value-type="float">
            <text:p>91.264191444257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893.48033846098" calcext:value-type="float">
            <text:p>2893.48033846098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45.7670866626805" calcext:value-type="float">
            <text:p>45.7670866626805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mprunts hors GAD</text:p>
          </table:table-cell>
          <table:table-cell office:value-type="float" office:value="290.859451722201" calcext:value-type="float">
            <text:p>290.85945172220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73.318194995561" calcext:value-type="float">
            <text:p>173.31819499556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nnuité de la dette</text:p>
          </table:table-cell>
          <table:table-cell office:value-type="float" office:value="252.741718577304" calcext:value-type="float">
            <text:p>252.74171857730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1054.49067873385" calcext:value-type="float">
            <text:p>1054.49067873385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totales</text:p>
          </table:table-cell>
          <table:table-cell office:value-type="float" office:value="3021.03144679386" calcext:value-type="float">
            <text:p>3021.0314467938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pargne nette</text:p>
          </table:table-cell>
          <table:table-cell office:value-type="float" office:value="233.479602652606" calcext:value-type="float">
            <text:p>233.47960265260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lux net de dette</text:p>
          </table:table-cell>
          <table:table-cell office:value-type="float" office:value="117.54125672664" calcext:value-type="float">
            <text:p>117.5412567266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811.001224475005" calcext:value-type="float">
            <text:p>811.001224475005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totales</text:p>
          </table:table-cell>
          <table:table-cell office:value-type="float" office:value="3184.33979018318" calcext:value-type="float">
            <text:p>3184.33979018318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63.308343389321" calcext:value-type="float">
            <text:p>163.308343389321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5.603083460531" calcext:value-type="float">
            <text:p>75.603083460531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impôts et taxes</text:p>
          </table:table-cell>
          <table:table-cell office:value-type="float" office:value="40.7075870126444" calcext:value-type="float">
            <text:p>40.707587012644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Charges financières</text:p>
          </table:table-cell>
          <table:table-cell office:value-type="float" office:value="63.3438428778714" calcext:value-type="float">
            <text:p>63.343842877871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chats et charges externes</text:p>
          </table:table-cell>
          <table:table-cell office:value-type="float" office:value="368.685492679066" calcext:value-type="float">
            <text:p>368.68549267906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97297831043775" calcext:value-type="float">
            <text:p>6.97297831043775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CTVA</text:p>
          </table:table-cell>
          <table:table-cell office:value-type="float" office:value="39.4296924642433" calcext:value-type="float">
            <text:p>39.429692464243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iscalité reversée</text:p>
          </table:table-cell>
          <table:table-cell office:value-type="float" office:value="-7.22994912092263" calcext:value-type="float">
            <text:p>-7.2299491209226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onds de roulement</text:p>
          </table:table-cell>
          <table:table-cell office:value-type="float" office:value="346.209842463301" calcext:value-type="float">
            <text:p>346.209842463301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Impôts locaux</text:p>
          </table:table-cell>
          <table:table-cell office:value-type="float" office:value="1013.0950174308" calcext:value-type="float">
            <text:p>1013.0950174308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6.8174006444683" calcext:value-type="float">
            <text:p>16.817400644468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6.0174873273409" calcext:value-type="float">
            <text:p>16.017487327340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27.97163340683" calcext:value-type="float">
            <text:p>1827.9716334068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41.504154182449" calcext:value-type="float">
            <text:p>141.50415418244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4932820773739" calcext:value-type="float">
            <text:p>19.493282077373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95640529896169" calcext:value-type="float">
            <text:p>3.9564052989616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pargne de gestion</text:p>
          </table:table-cell>
          <table:table-cell office:value-type="float" office:value="351.976663840051" calcext:value-type="float">
            <text:p>351.976663840051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Concours de l'Etat</text:p>
          </table:table-cell>
          <table:table-cell office:value-type="float" office:value="499.020804643187" calcext:value-type="float">
            <text:p>499.02080464318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42.60539299376" calcext:value-type="float">
            <text:p>1542.6053929937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'équipement</text:p>
          </table:table-cell>
          <table:table-cell office:value-type="float" office:value="215.251284602484" calcext:value-type="float">
            <text:p>215.25128460248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'intervention</text:p>
          </table:table-cell>
          <table:table-cell office:value-type="float" office:value="102.260110614883" calcext:value-type="float">
            <text:p>102.26011061488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19.505963970076" calcext:value-type="float">
            <text:p>219.50596397007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ôts au Trésor</text:p>
          </table:table-cell>
          <table:table-cell office:value-type="float" office:value="290.465395631937" calcext:value-type="float">
            <text:p>290.46539563193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75.230425688281" calcext:value-type="float">
            <text:p>475.230425688281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ncours de dette</text:p>
          </table:table-cell>
          <table:table-cell office:value-type="float" office:value="1952.00591497541" calcext:value-type="float">
            <text:p>1952.00591497541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2469642150489" calcext:value-type="float">
            <text:p>2.246964215048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5.466724329621" calcext:value-type="float">
            <text:p>115.466724329621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4.6339881659037" calcext:value-type="float">
            <text:p>44.633988165903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298274068630218" calcext:value-type="float">
            <text:p>0.298274068630218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0.6819149377204" calcext:value-type="float">
            <text:p>10.681914937720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6.4713782576743" calcext:value-type="float">
            <text:p>26.471378257674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62.11135696384" calcext:value-type="float">
            <text:p>1762.1113569638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pargne brute</text:p>
          </table:table-cell>
          <table:table-cell office:value-type="float" office:value="285.366240413063" calcext:value-type="float">
            <text:p>285.36624041306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Impôts et taxes</text:p>
          </table:table-cell>
          <table:table-cell office:value-type="float" office:value="1053.80260444344" calcext:value-type="float">
            <text:p>1053.8026044434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949.75895076036" calcext:value-type="float">
            <text:p>1949.7589507603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rais de personnel</text:p>
          </table:table-cell>
          <table:table-cell office:value-type="float" office:value="963.681958656039" calcext:value-type="float">
            <text:p>963.68195865603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8.999585052858" calcext:value-type="float">
            <text:p>148.999585052858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69.47578758927" calcext:value-type="float">
            <text:p>1969.4757875892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07.364430625436" calcext:value-type="float">
            <text:p>207.36443062543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mprunts hors GAD</text:p>
          </table:table-cell>
          <table:table-cell office:value-type="float" office:value="94.2205136902406" calcext:value-type="float">
            <text:p>94.220513690240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90.551530894906" calcext:value-type="float">
            <text:p>190.55153089490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nnuité de la dette</text:p>
          </table:table-cell>
          <table:table-cell office:value-type="float" office:value="253.895373772778" calcext:value-type="float">
            <text:p>253.895373772778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'investissement</text:p>
          </table:table-cell>
          <table:table-cell office:value-type="float" office:value="410.057494864982" calcext:value-type="float">
            <text:p>410.057494864982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totales</text:p>
          </table:table-cell>
          <table:table-cell office:value-type="float" office:value="1952.66288785874" calcext:value-type="float">
            <text:p>1952.6628878587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pargne nette</text:p>
          </table:table-cell>
          <table:table-cell office:value-type="float" office:value="94.8147095181563" calcext:value-type="float">
            <text:p>94.814709518156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lux net de dette</text:p>
          </table:table-cell>
          <table:table-cell office:value-type="float" office:value="-96.3310172046658" calcext:value-type="float">
            <text:p>-96.3310172046658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d'investissement</text:p>
          </table:table-cell>
          <table:table-cell office:value-type="float" office:value="235.724667872689" calcext:value-type="float">
            <text:p>235.72466787268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totales</text:p>
          </table:table-cell>
          <table:table-cell office:value-type="float" office:value="2063.69630127951" calcext:value-type="float">
            <text:p>2063.69630127951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11.03341342077" calcext:value-type="float">
            <text:p>111.03341342077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Achats et charges externes</text:p>
          </table:table-cell>
          <table:table-cell office:value-type="float" office:value="0.0855253859029199" calcext:value-type="float">
            <text:p>0.0855253859029199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Fonds de roulement</text:p>
          </table:table-cell>
          <table:table-cell office:value-type="float" office:value="-0.367154015781503" calcext:value-type="float">
            <text:p>-0.367154015781503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Recettes de fonctionnement</text:p>
          </table:table-cell>
          <table:table-cell office:value-type="float" office:value="0.00541991019952709" calcext:value-type="float">
            <text:p>0.00541991019952709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Epargne de gestion</text:p>
          </table:table-cell>
          <table:table-cell office:value-type="float" office:value="-0.113421982518133" calcext:value-type="float">
            <text:p>-0.113421982518133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0.11884189271766" calcext:value-type="float">
            <text:p>0.11884189271766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Dépenses d'équipement</text:p>
          </table:table-cell>
          <table:table-cell office:value-type="float" office:value="0.177209808974734" calcext:value-type="float">
            <text:p>0.177209808974734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.177209808974734" calcext:value-type="float">
            <text:p>0.177209808974734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0.00541991019952709" calcext:value-type="float">
            <text:p>0.00541991019952709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03331650681474" calcext:value-type="float">
            <text:p>0.03331650681474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0.296051701692394" calcext:value-type="float">
            <text:p>0.296051701692394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Epargne brute</text:p>
          </table:table-cell>
          <table:table-cell office:value-type="float" office:value="-0.113421982518133" calcext:value-type="float">
            <text:p>-0.113421982518133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Frais de personnel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0.00541991019952709" calcext:value-type="float">
            <text:p>0.00541991019952709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0.290631791492866" calcext:value-type="float">
            <text:p>-0.290631791492866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Dépenses d'investissement</text:p>
          </table:table-cell>
          <table:table-cell office:value-type="float" office:value="0.177209808974734" calcext:value-type="float">
            <text:p>0.177209808974734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Dépenses totales</text:p>
          </table:table-cell>
          <table:table-cell office:value-type="float" office:value="0.296051701692394" calcext:value-type="float">
            <text:p>0.296051701692394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Epargne nette</text:p>
          </table:table-cell>
          <table:table-cell office:value-type="float" office:value="-0.113421982518133" calcext:value-type="float">
            <text:p>-0.113421982518133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Recettes totales</text:p>
          </table:table-cell>
          <table:table-cell office:value-type="float" office:value="0.00541991019952709" calcext:value-type="float">
            <text:p>0.00541991019952709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0.290631791492866" calcext:value-type="float">
            <text:p>-0.290631791492866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Achats et charges externes</text:p>
          </table:table-cell>
          <table:table-cell office:value-type="float" office:value="4.83532399904355" calcext:value-type="float">
            <text:p>4.83532399904355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Fonds de roulement</text:p>
          </table:table-cell>
          <table:table-cell office:value-type="float" office:value="-8.59984484178644" calcext:value-type="float">
            <text:p>-8.59984484178644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.1639947926353" calcext:value-type="float">
            <text:p>13.1639947926353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Epargne de gestion</text:p>
          </table:table-cell>
          <table:table-cell office:value-type="float" office:value="0.739036371848349" calcext:value-type="float">
            <text:p>0.739036371848349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2.2810497090784" calcext:value-type="float">
            <text:p>12.2810497090784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Dépenses d'équipement</text:p>
          </table:table-cell>
          <table:table-cell office:value-type="float" office:value="1.49548128271208" calcext:value-type="float">
            <text:p>1.49548128271208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.49548128271208" calcext:value-type="float">
            <text:p>1.49548128271208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Encours de dette</text:p>
          </table:table-cell>
          <table:table-cell office:value-type="float" office:value="0.00265681872525838" calcext:value-type="float">
            <text:p>0.00265681872525838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00265681872525838" calcext:value-type="float">
            <text:p>0.00265681872525838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.8844254629507" calcext:value-type="float">
            <text:p>11.8844254629507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461294667764818" calcext:value-type="float">
            <text:p>0.461294667764818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.27956932968464" calcext:value-type="float">
            <text:p>1.27956932968464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3.7765309917904" calcext:value-type="float">
            <text:p>13.7765309917904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Epargne brute</text:p>
          </table:table-cell>
          <table:table-cell office:value-type="float" office:value="0.882945083556946" calcext:value-type="float">
            <text:p>0.882945083556946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Frais de personnel</text:p>
          </table:table-cell>
          <table:table-cell office:value-type="float" office:value="6.98443104226999" calcext:value-type="float">
            <text:p>6.98443104226999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3.1639947926353" calcext:value-type="float">
            <text:p>13.1639947926353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0.612536199155134" calcext:value-type="float">
            <text:p>-0.612536199155134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Dépenses d'investissement</text:p>
          </table:table-cell>
          <table:table-cell office:value-type="float" office:value="1.49548128271208" calcext:value-type="float">
            <text:p>1.49548128271208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Dépenses totales</text:p>
          </table:table-cell>
          <table:table-cell office:value-type="float" office:value="13.7765309917904" calcext:value-type="float">
            <text:p>13.7765309917904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Epargne nette</text:p>
          </table:table-cell>
          <table:table-cell office:value-type="float" office:value="0.882945083556946" calcext:value-type="float">
            <text:p>0.882945083556946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Recettes totales</text:p>
          </table:table-cell>
          <table:table-cell office:value-type="float" office:value="13.1639947926353" calcext:value-type="float">
            <text:p>13.1639947926353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0.612536199155134" calcext:value-type="float">
            <text:p>-0.612536199155134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Achats et charges externes</text:p>
          </table:table-cell>
          <table:table-cell office:value-type="float" office:value="9.08254412302374" calcext:value-type="float">
            <text:p>9.08254412302374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0363487297665607" calcext:value-type="float">
            <text:p>0.00363487297665607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FCTVA</text:p>
          </table:table-cell>
          <table:table-cell office:value-type="float" office:value="0.0511459245061434" calcext:value-type="float">
            <text:p>0.0511459245061434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Fonds de roulement</text:p>
          </table:table-cell>
          <table:table-cell office:value-type="float" office:value="1.62915155275374" calcext:value-type="float">
            <text:p>1.62915155275374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Recettes de fonctionnement</text:p>
          </table:table-cell>
          <table:table-cell office:value-type="float" office:value="56.2301644157369" calcext:value-type="float">
            <text:p>56.2301644157369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.0511459245061434" calcext:value-type="float">
            <text:p>0.0511459245061434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Epargne de gestion</text:p>
          </table:table-cell>
          <table:table-cell office:value-type="float" office:value="0.213357559910927" calcext:value-type="float">
            <text:p>0.213357559910927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Concours de l'Etat</text:p>
          </table:table-cell>
          <table:table-cell office:value-type="float" office:value="0.00363487297665607" calcext:value-type="float">
            <text:p>0.00363487297665607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56.016806855826" calcext:value-type="float">
            <text:p>56.016806855826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Dépenses d'équipement</text:p>
          </table:table-cell>
          <table:table-cell office:value-type="float" office:value="0.509252595309055" calcext:value-type="float">
            <text:p>0.509252595309055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.509252595309055" calcext:value-type="float">
            <text:p>0.509252595309055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.9462451389889" calcext:value-type="float">
            <text:p>13.9462451389889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000536234613726858" calcext:value-type="float">
            <text:p>0.000536234613726858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8.75288757907799" calcext:value-type="float">
            <text:p>8.75288757907799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56.5260594511351" calcext:value-type="float">
            <text:p>56.5260594511351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Epargne brute</text:p>
          </table:table-cell>
          <table:table-cell office:value-type="float" office:value="0.213357559910927" calcext:value-type="float">
            <text:p>0.213357559910927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Frais de personnel</text:p>
          </table:table-cell>
          <table:table-cell office:value-type="float" office:value="46.9337264981885" calcext:value-type="float">
            <text:p>46.9337264981885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33.5273968246934" calcext:value-type="float">
            <text:p>33.5273968246934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56.2813103402431" calcext:value-type="float">
            <text:p>56.2813103402431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0.244749110891984" calcext:value-type="float">
            <text:p>-0.244749110891984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Dépenses d'investissement</text:p>
          </table:table-cell>
          <table:table-cell office:value-type="float" office:value="0.509252595309055" calcext:value-type="float">
            <text:p>0.509252595309055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Dépenses totales</text:p>
          </table:table-cell>
          <table:table-cell office:value-type="float" office:value="56.5260594511351" calcext:value-type="float">
            <text:p>56.5260594511351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Epargne nette</text:p>
          </table:table-cell>
          <table:table-cell office:value-type="float" office:value="0.213357559910927" calcext:value-type="float">
            <text:p>0.213357559910927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Recettes d'investissement</text:p>
          </table:table-cell>
          <table:table-cell office:value-type="float" office:value="0.0511459245061434" calcext:value-type="float">
            <text:p>0.0511459245061434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Recettes totales</text:p>
          </table:table-cell>
          <table:table-cell office:value-type="float" office:value="56.2813103402431" calcext:value-type="float">
            <text:p>56.2813103402431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0.244749110891984" calcext:value-type="float">
            <text:p>-0.244749110891984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Achats et charges externes</text:p>
          </table:table-cell>
          <table:table-cell office:value-type="float" office:value="6.94018156385113" calcext:value-type="float">
            <text:p>6.94018156385113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Fonds de roulement</text:p>
          </table:table-cell>
          <table:table-cell office:value-type="float" office:value="2.46529587136519" calcext:value-type="float">
            <text:p>2.46529587136519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.9452856981377" calcext:value-type="float">
            <text:p>13.9452856981377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Epargne de gestion</text:p>
          </table:table-cell>
          <table:table-cell office:value-type="float" office:value="-0.605131121598327" calcext:value-type="float">
            <text:p>-0.605131121598327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.5525729787775" calcext:value-type="float">
            <text:p>14.5525729787775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Dépenses d'équipement</text:p>
          </table:table-cell>
          <table:table-cell office:value-type="float" office:value="2.80959024500523" calcext:value-type="float">
            <text:p>2.80959024500523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.80959024500523" calcext:value-type="float">
            <text:p>2.80959024500523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Dépôts au Trésor</text:p>
          </table:table-cell>
          <table:table-cell office:value-type="float" office:value="5.12996806736937" calcext:value-type="float">
            <text:p>5.12996806736937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5.79802568739933" calcext:value-type="float">
            <text:p>5.79802568739933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.14726001073841" calcext:value-type="float">
            <text:p>8.14726001073841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1.00047800039563" calcext:value-type="float">
            <text:p>1.00047800039563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.3621632237827" calcext:value-type="float">
            <text:p>17.3621632237827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Epargne brute</text:p>
          </table:table-cell>
          <table:table-cell office:value-type="float" office:value="-0.607287280639784" calcext:value-type="float">
            <text:p>-0.607287280639784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Frais de personnel</text:p>
          </table:table-cell>
          <table:table-cell office:value-type="float" office:value="6.61191341453076" calcext:value-type="float">
            <text:p>6.61191341453076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3.9452856981377" calcext:value-type="float">
            <text:p>13.9452856981377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3.41687752564501" calcext:value-type="float">
            <text:p>-3.41687752564501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Dépenses d'investissement</text:p>
          </table:table-cell>
          <table:table-cell office:value-type="float" office:value="2.80959024500523" calcext:value-type="float">
            <text:p>2.80959024500523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Dépenses totales</text:p>
          </table:table-cell>
          <table:table-cell office:value-type="float" office:value="17.3621632237827" calcext:value-type="float">
            <text:p>17.3621632237827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Epargne nette</text:p>
          </table:table-cell>
          <table:table-cell office:value-type="float" office:value="-0.607287280639784" calcext:value-type="float">
            <text:p>-0.607287280639784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Recettes totales</text:p>
          </table:table-cell>
          <table:table-cell office:value-type="float" office:value="13.9452856981377" calcext:value-type="float">
            <text:p>13.9452856981377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3.41687752564501" calcext:value-type="float">
            <text:p>-3.41687752564501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Achats et charges externes</text:p>
          </table:table-cell>
          <table:table-cell office:value-type="float" office:value="0.317676346342889" calcext:value-type="float">
            <text:p>0.317676346342889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Fonds de roulement</text:p>
          </table:table-cell>
          <table:table-cell office:value-type="float" office:value="14.4102353941391" calcext:value-type="float">
            <text:p>14.4102353941391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.83022928345599" calcext:value-type="float">
            <text:p>9.83022928345599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.77716092351019" calcext:value-type="float">
            <text:p>1.77716092351019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9.83022928345599" calcext:value-type="float">
            <text:p>9.83022928345599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Epargne de gestion</text:p>
          </table:table-cell>
          <table:table-cell office:value-type="float" office:value="0.989015117298547" calcext:value-type="float">
            <text:p>0.989015117298547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Concours de l'Eta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0.788145806211642" calcext:value-type="float">
            <text:p>0.788145806211642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Dépenses d'équipement</text:p>
          </table:table-cell>
          <table:table-cell office:value-type="float" office:value="0.00711017827253647" calcext:value-type="float">
            <text:p>0.00711017827253647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.00711017827253647" calcext:value-type="float">
            <text:p>0.00711017827253647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Encours de dette</text:p>
          </table:table-cell>
          <table:table-cell office:value-type="float" office:value="0.898040596190122" calcext:value-type="float">
            <text:p>0.898040596190122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98040596190122" calcext:value-type="float">
            <text:p>0.898040596190122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470469459868753" calcext:value-type="float">
            <text:p>0.470469459868753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.77716092351019" calcext:value-type="float">
            <text:p>1.77716092351019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.83022928345599" calcext:value-type="float">
            <text:p>9.83022928345599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0.795255984484179" calcext:value-type="float">
            <text:p>0.795255984484179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Epargne brute</text:p>
          </table:table-cell>
          <table:table-cell office:value-type="float" office:value="0.989015117298547" calcext:value-type="float">
            <text:p>0.989015117298547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Frais de personnel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1.6073902069662" calcext:value-type="float">
            <text:p>11.6073902069662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0.812134222482" calcext:value-type="float">
            <text:p>10.812134222482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Dépenses d'investissement</text:p>
          </table:table-cell>
          <table:table-cell office:value-type="float" office:value="0.00711017827253647" calcext:value-type="float">
            <text:p>0.00711017827253647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Dépenses totales</text:p>
          </table:table-cell>
          <table:table-cell office:value-type="float" office:value="0.795255984484179" calcext:value-type="float">
            <text:p>0.795255984484179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Epargne nette</text:p>
          </table:table-cell>
          <table:table-cell office:value-type="float" office:value="0.989015117298547" calcext:value-type="float">
            <text:p>0.989015117298547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Recettes d'investissement</text:p>
          </table:table-cell>
          <table:table-cell office:value-type="float" office:value="9.83022928345599" calcext:value-type="float">
            <text:p>9.83022928345599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Recettes totales</text:p>
          </table:table-cell>
          <table:table-cell office:value-type="float" office:value="11.6073902069662" calcext:value-type="float">
            <text:p>11.6073902069662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0.812134222482" calcext:value-type="float">
            <text:p>10.812134222482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6.3916463128229" calcext:value-type="float">
            <text:p>66.391646312822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20.4767952761189" calcext:value-type="float">
            <text:p>20.476795276118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25.6846748976716" calcext:value-type="float">
            <text:p>25.6846748976716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645.096890894451" calcext:value-type="float">
            <text:p>645.09689089445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66203918674092" calcext:value-type="float">
            <text:p>5.66203918674092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CTVA</text:p>
          </table:table-cell>
          <table:table-cell office:value-type="float" office:value="52.7149198148024" calcext:value-type="float">
            <text:p>52.7149198148024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48.1470173790512" calcext:value-type="float">
            <text:p>48.1470173790512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72.5041179628263" calcext:value-type="float">
            <text:p>72.5041179628263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Impôts locaux</text:p>
          </table:table-cell>
          <table:table-cell office:value-type="float" office:value="776.67419311548" calcext:value-type="float">
            <text:p>776.67419311548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1.8575421056163" calcext:value-type="float">
            <text:p>41.8575421056163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201301751325237" calcext:value-type="float">
            <text:p>0.020130175132523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41.16256760384" calcext:value-type="float">
            <text:p>2041.16256760384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9.126696302758" calcext:value-type="float">
            <text:p>119.126696302758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68.6625172784003" calcext:value-type="float">
            <text:p>68.6625172784003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1.1647654834597" calcext:value-type="float">
            <text:p>21.164765483459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156.749857746762" calcext:value-type="float">
            <text:p>156.749857746762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972.362398174864" calcext:value-type="float">
            <text:p>972.362398174864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25.1627189156546" calcext:value-type="float">
            <text:p>25.1627189156546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10.60056465141" calcext:value-type="float">
            <text:p>1910.6005646514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464.126861370194" calcext:value-type="float">
            <text:p>464.126861370194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62.11776555056" calcext:value-type="float">
            <text:p>162.11776555056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98.715098637858" calcext:value-type="float">
            <text:p>498.715098637858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6.30099342414279" calcext:value-type="float">
            <text:p>6.3009934241427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24.842816882507" calcext:value-type="float">
            <text:p>924.84281688250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</text:p>
          </table:table-cell>
          <table:table-cell office:value-type="float" office:value="756.994164262229" calcext:value-type="float">
            <text:p>756.99416426222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13587532711535" calcext:value-type="float">
            <text:p>0.41358753271153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60.1793699255184" calcext:value-type="float">
            <text:p>60.1793699255184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60.6843994497752" calcext:value-type="float">
            <text:p>60.6843994497752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4234717842045" calcext:value-type="float">
            <text:p>13.423471784204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2.9235351942562" calcext:value-type="float">
            <text:p>32.9235351942562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0201301751325237" calcext:value-type="float">
            <text:p>0.020130175132523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409.31566328927" calcext:value-type="float">
            <text:p>2409.3156632892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pargne brute</text:p>
          </table:table-cell>
          <table:table-cell office:value-type="float" office:value="130.562002952425" calcext:value-type="float">
            <text:p>130.56200295242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Impôts et taxes</text:p>
          </table:table-cell>
          <table:table-cell office:value-type="float" office:value="797.150988391599" calcext:value-type="float">
            <text:p>797.15098839159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39.805430785748" calcext:value-type="float">
            <text:p>739.805430785748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1017.01683385895" calcext:value-type="float">
            <text:p>1017.0168338589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78.5462759176" calcext:value-type="float">
            <text:p>178.5462759176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0.2892639066" calcext:value-type="float">
            <text:p>2160.2892639066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49.026399382675" calcext:value-type="float">
            <text:p>-249.02639938267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99.1451707709857" calcext:value-type="float">
            <text:p>99.145170770985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124.829845668657" calcext:value-type="float">
            <text:p>124.82984566865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97.860269408844" calcext:value-type="float">
            <text:p>597.860269408844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508.46083406026" calcext:value-type="float">
            <text:p>2508.46083406026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pargne nette</text:p>
          </table:table-cell>
          <table:table-cell office:value-type="float" office:value="31.4168321814398" calcext:value-type="float">
            <text:p>31.4168321814398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99.1451707709857" calcext:value-type="float">
            <text:p>-99.145170770985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119.126696302758" calcext:value-type="float">
            <text:p>119.126696302758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160.2892639066" calcext:value-type="float">
            <text:p>2160.2892639066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348.17157015366" calcext:value-type="float">
            <text:p>-348.1715701536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3.8601194439005" calcext:value-type="float">
            <text:p>93.8601194439005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impôts et taxes</text:p>
          </table:table-cell>
          <table:table-cell office:value-type="float" office:value="59.5205639318582" calcext:value-type="float">
            <text:p>59.520563931858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Charges financières</text:p>
          </table:table-cell>
          <table:table-cell office:value-type="float" office:value="17.3226238496182" calcext:value-type="float">
            <text:p>17.322623849618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5.337650283924" calcext:value-type="float">
            <text:p>345.33765028392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4.06461719208929" calcext:value-type="float">
            <text:p>4.06461719208929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CTVA</text:p>
          </table:table-cell>
          <table:table-cell office:value-type="float" office:value="33.2810867436851" calcext:value-type="float">
            <text:p>33.2810867436851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iscalité reversée</text:p>
          </table:table-cell>
          <table:table-cell office:value-type="float" office:value="96.8780105737223" calcext:value-type="float">
            <text:p>96.878010573722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onds de roulement</text:p>
          </table:table-cell>
          <table:table-cell office:value-type="float" office:value="749.006207166634" calcext:value-type="float">
            <text:p>749.00620716663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Impôts locaux</text:p>
          </table:table-cell>
          <table:table-cell office:value-type="float" office:value="953.186414724887" calcext:value-type="float">
            <text:p>953.186414724887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.80184061092618" calcext:value-type="float">
            <text:p>5.8018406109261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.98746818092814" calcext:value-type="float">
            <text:p>1.9874681809281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72.82192480909" calcext:value-type="float">
            <text:p>1372.82192480909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9.128674368514" calcext:value-type="float">
            <text:p>129.12867436851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7.62678676326611" calcext:value-type="float">
            <text:p>7.62678676326611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pargne de gestion</text:p>
          </table:table-cell>
          <table:table-cell office:value-type="float" office:value="217.285083219111" calcext:value-type="float">
            <text:p>217.285083219111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Concours de l'Etat</text:p>
          </table:table-cell>
          <table:table-cell office:value-type="float" office:value="98.2549441942432" calcext:value-type="float">
            <text:p>98.254944194243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163.7676072058" calcext:value-type="float">
            <text:p>1163.767607205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'équipement</text:p>
          </table:table-cell>
          <table:table-cell office:value-type="float" office:value="188.062024672019" calcext:value-type="float">
            <text:p>188.062024672019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'intervention</text:p>
          </table:table-cell>
          <table:table-cell office:value-type="float" office:value="33.9142236146466" calcext:value-type="float">
            <text:p>33.914223614646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89.994861954181" calcext:value-type="float">
            <text:p>189.994861954181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ôts au Trésor</text:p>
          </table:table-cell>
          <table:table-cell office:value-type="float" office:value="772.358364989231" calcext:value-type="float">
            <text:p>772.358364989231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ETR</text:p>
          </table:table-cell>
          <table:table-cell office:value-type="float" office:value="0.573491286469552" calcext:value-type="float">
            <text:p>0.57349128646955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88.3884863912277" calcext:value-type="float">
            <text:p>88.3884863912277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ncours de dette</text:p>
          </table:table-cell>
          <table:table-cell office:value-type="float" office:value="786.308441355003" calcext:value-type="float">
            <text:p>786.30844135500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1.522102995888" calcext:value-type="float">
            <text:p>151.52210299588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7639553553946" calcext:value-type="float">
            <text:p>29.763955355394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93283728216174" calcext:value-type="float">
            <text:p>1.9328372821617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1.4931192480911" calcext:value-type="float">
            <text:p>31.4931192480911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98746818092814" calcext:value-type="float">
            <text:p>1.9874681809281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353.76246915998" calcext:value-type="float">
            <text:p>1353.7624691599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pargne brute</text:p>
          </table:table-cell>
          <table:table-cell office:value-type="float" office:value="209.05431760329" calcext:value-type="float">
            <text:p>209.05431760329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Impôts et taxes</text:p>
          </table:table-cell>
          <table:table-cell office:value-type="float" office:value="1012.70697865675" calcext:value-type="float">
            <text:p>1012.70697865675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86.308441355003" calcext:value-type="float">
            <text:p>786.30844135500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rais de personnel</text:p>
          </table:table-cell>
          <table:table-cell office:value-type="float" office:value="737.429154102213" calcext:value-type="float">
            <text:p>737.42915410221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Versement transport</text:p>
          </table:table-cell>
          <table:table-cell office:value-type="float" office:value="0.0272175445467006" calcext:value-type="float">
            <text:p>0.027217544546700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8.8447797141179" calcext:value-type="float">
            <text:p>78.8447797141179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501.9505991776" calcext:value-type="float">
            <text:p>1501.950599177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48.188130017623" calcext:value-type="float">
            <text:p>148.18813001762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35.7625004895242" calcext:value-type="float">
            <text:p>35.762500489524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nnuité de la dette</text:p>
          </table:table-cell>
          <table:table-cell office:value-type="float" office:value="53.0851243391424" calcext:value-type="float">
            <text:p>53.085124339142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'investissement</text:p>
          </table:table-cell>
          <table:table-cell office:value-type="float" office:value="225.757362443705" calcext:value-type="float">
            <text:p>225.757362443705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totales</text:p>
          </table:table-cell>
          <table:table-cell office:value-type="float" office:value="1389.5249696495" calcext:value-type="float">
            <text:p>1389.5249696495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pargne nette</text:p>
          </table:table-cell>
          <table:table-cell office:value-type="float" office:value="173.291817113766" calcext:value-type="float">
            <text:p>173.29181711376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lux net de dette</text:p>
          </table:table-cell>
          <table:table-cell office:value-type="float" office:value="-35.7625004895242" calcext:value-type="float">
            <text:p>-35.762500489524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d'investissement</text:p>
          </table:table-cell>
          <table:table-cell office:value-type="float" office:value="129.128674368514" calcext:value-type="float">
            <text:p>129.12867436851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totales</text:p>
          </table:table-cell>
          <table:table-cell office:value-type="float" office:value="1501.9505991776" calcext:value-type="float">
            <text:p>1501.950599177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12.425629528099" calcext:value-type="float">
            <text:p>112.425629528099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Achats et charges externes</text:p>
          </table:table-cell>
          <table:table-cell office:value-type="float" office:value="0.375121717929482" calcext:value-type="float">
            <text:p>0.375121717929482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08670498874719" calcext:value-type="float">
            <text:p>6.08670498874719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Fonds de roulement</text:p>
          </table:table-cell>
          <table:table-cell office:value-type="float" office:value="5.62277644411103" calcext:value-type="float">
            <text:p>5.62277644411103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Recettes de fonctionnement</text:p>
          </table:table-cell>
          <table:table-cell office:value-type="float" office:value="6.08670498874719" calcext:value-type="float">
            <text:p>6.08670498874719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Epargne de gestion</text:p>
          </table:table-cell>
          <table:table-cell office:value-type="float" office:value="0.620398912228057" calcext:value-type="float">
            <text:p>0.620398912228057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Concours de l'Etat</text:p>
          </table:table-cell>
          <table:table-cell office:value-type="float" office:value="6.08670498874719" calcext:value-type="float">
            <text:p>6.08670498874719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5.46630607651913" calcext:value-type="float">
            <text:p>5.46630607651913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Dépenses d'équip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5.46630607651913" calcext:value-type="float">
            <text:p>5.46630607651913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Epargne brute</text:p>
          </table:table-cell>
          <table:table-cell office:value-type="float" office:value="0.620398912228057" calcext:value-type="float">
            <text:p>0.620398912228057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Frais de personnel</text:p>
          </table:table-cell>
          <table:table-cell office:value-type="float" office:value="5.09118435858965" calcext:value-type="float">
            <text:p>5.09118435858965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6.08670498874719" calcext:value-type="float">
            <text:p>6.08670498874719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0.620398912228057" calcext:value-type="float">
            <text:p>0.620398912228057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Dépenses totales</text:p>
          </table:table-cell>
          <table:table-cell office:value-type="float" office:value="5.46630607651913" calcext:value-type="float">
            <text:p>5.46630607651913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Epargne nette</text:p>
          </table:table-cell>
          <table:table-cell office:value-type="float" office:value="0.620398912228057" calcext:value-type="float">
            <text:p>0.620398912228057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Recettes totales</text:p>
          </table:table-cell>
          <table:table-cell office:value-type="float" office:value="6.08670498874719" calcext:value-type="float">
            <text:p>6.08670498874719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0.620398912228057" calcext:value-type="float">
            <text:p>0.620398912228057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Fonds de roul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Epargne de ges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Dépenses d'équip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Epargne bru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Frais de personnel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Dépenses total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Epargne n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Recettes total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0343267847917" calcext:value-type="float">
            <text:p>82.034326784791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impôts et taxes</text:p>
          </table:table-cell>
          <table:table-cell office:value-type="float" office:value="42.7432862787808" calcext:value-type="float">
            <text:p>42.7432862787808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Charges financières</text:p>
          </table:table-cell>
          <table:table-cell office:value-type="float" office:value="43.9946314525475" calcext:value-type="float">
            <text:p>43.9946314525475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chats et charges externes</text:p>
          </table:table-cell>
          <table:table-cell office:value-type="float" office:value="427.937735237856" calcext:value-type="float">
            <text:p>427.93773523785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9.15836077018668" calcext:value-type="float">
            <text:p>9.15836077018668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CTVA</text:p>
          </table:table-cell>
          <table:table-cell office:value-type="float" office:value="61.0180079308563" calcext:value-type="float">
            <text:p>61.018007930856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iscalité reversée</text:p>
          </table:table-cell>
          <table:table-cell office:value-type="float" office:value="170.071656962538" calcext:value-type="float">
            <text:p>170.071656962538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onds de roulement</text:p>
          </table:table-cell>
          <table:table-cell office:value-type="float" office:value="-216.635195827923" calcext:value-type="float">
            <text:p>-216.63519582792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23.200144375096" calcext:value-type="float">
            <text:p>23.20014437509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Impôts locaux</text:p>
          </table:table-cell>
          <table:table-cell office:value-type="float" office:value="1060.87088621734" calcext:value-type="float">
            <text:p>1060.8708862173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5.4733660062274" calcext:value-type="float">
            <text:p>15.473366006227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76.0877378907832" calcext:value-type="float">
            <text:p>76.087737890783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22.00540177886" calcext:value-type="float">
            <text:p>1722.0054017788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37.379376980969" calcext:value-type="float">
            <text:p>237.379376980969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3.8936821234589" calcext:value-type="float">
            <text:p>23.8936821234589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.70343428419833" calcext:value-type="float">
            <text:p>4.7034342841983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pargne de gestion</text:p>
          </table:table-cell>
          <table:table-cell office:value-type="float" office:value="233.908140856477" calcext:value-type="float">
            <text:p>233.90814085647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Concours de l'Etat</text:p>
          </table:table-cell>
          <table:table-cell office:value-type="float" office:value="331.345769139474" calcext:value-type="float">
            <text:p>331.34576913947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Crédits de trésorerie</text:p>
          </table:table-cell>
          <table:table-cell office:value-type="float" office:value="181.86514751672" calcext:value-type="float">
            <text:p>181.8651475167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26.39622921292" calcext:value-type="float">
            <text:p>1526.3962292129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'équipement</text:p>
          </table:table-cell>
          <table:table-cell office:value-type="float" office:value="640.249830491909" calcext:value-type="float">
            <text:p>640.249830491909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'intervention</text:p>
          </table:table-cell>
          <table:table-cell office:value-type="float" office:value="81.5807865231293" calcext:value-type="float">
            <text:p>81.580786523129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60.957288708304" calcext:value-type="float">
            <text:p>660.95728870830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ôts au Trésor</text:p>
          </table:table-cell>
          <table:table-cell office:value-type="float" office:value="24.4337786062358" calcext:value-type="float">
            <text:p>24.4337786062358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6.71404236306" calcext:value-type="float">
            <text:p>306.7140423630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ncours de dette</text:p>
          </table:table-cell>
          <table:table-cell office:value-type="float" office:value="1950.16339742247" calcext:value-type="float">
            <text:p>1950.1633974224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7.24033259330625" calcext:value-type="float">
            <text:p>7.24033259330625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2.359340398498" calcext:value-type="float">
            <text:p>112.359340398498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1.7367408090032" calcext:value-type="float">
            <text:p>41.736740809003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6.0040239321969" calcext:value-type="float">
            <text:p>16.0040239321969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90.9391093145675" calcext:value-type="float">
            <text:p>90.9391093145675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4.3270422653207" calcext:value-type="float">
            <text:p>94.327042265320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87.35351792122" calcext:value-type="float">
            <text:p>2187.3535179212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pargne brute</text:p>
          </table:table-cell>
          <table:table-cell office:value-type="float" office:value="195.609172565939" calcext:value-type="float">
            <text:p>195.609172565939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Impôts et taxes</text:p>
          </table:table-cell>
          <table:table-cell office:value-type="float" office:value="1103.61417249613" calcext:value-type="float">
            <text:p>1103.6141724961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942.21703709909" calcext:value-type="float">
            <text:p>1942.21703709909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rais de personnel</text:p>
          </table:table-cell>
          <table:table-cell office:value-type="float" office:value="931.146335190383" calcext:value-type="float">
            <text:p>931.14633519038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83.7470104301931" calcext:value-type="float">
            <text:p>83.7470104301931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59.38477875983" calcext:value-type="float">
            <text:p>1959.3847787598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27.968739161396" calcext:value-type="float">
            <text:p>-227.96873916139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mprunts hors GAD</text:p>
          </table:table-cell>
          <table:table-cell office:value-type="float" office:value="140.361882600986" calcext:value-type="float">
            <text:p>140.36188260098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8.847438109999" calcext:value-type="float">
            <text:p>128.847438109999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nnuité de la dette</text:p>
          </table:table-cell>
          <table:table-cell office:value-type="float" office:value="172.842069562546" calcext:value-type="float">
            <text:p>172.84206956254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'investissement</text:p>
          </table:table-cell>
          <table:table-cell office:value-type="float" office:value="789.804726818302" calcext:value-type="float">
            <text:p>789.80472681830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totales</text:p>
          </table:table-cell>
          <table:table-cell office:value-type="float" office:value="2316.20095603122" calcext:value-type="float">
            <text:p>2316.2009560312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pargne nette</text:p>
          </table:table-cell>
          <table:table-cell office:value-type="float" office:value="66.7617344559405" calcext:value-type="float">
            <text:p>66.7617344559405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lux net de dette</text:p>
          </table:table-cell>
          <table:table-cell office:value-type="float" office:value="11.514444490987" calcext:value-type="float">
            <text:p>11.51444449098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d'investissement</text:p>
          </table:table-cell>
          <table:table-cell office:value-type="float" office:value="377.741259581955" calcext:value-type="float">
            <text:p>377.741259581955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totales</text:p>
          </table:table-cell>
          <table:table-cell office:value-type="float" office:value="2099.74666136081" calcext:value-type="float">
            <text:p>2099.74666136081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16.454294670409" calcext:value-type="float">
            <text:p>-216.454294670409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3.1849489795918" calcext:value-type="float">
            <text:p>93.184948979591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impôts et taxes</text:p>
          </table:table-cell>
          <table:table-cell office:value-type="float" office:value="40.677193877551" calcext:value-type="float">
            <text:p>40.67719387755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Charges financières</text:p>
          </table:table-cell>
          <table:table-cell office:value-type="float" office:value="14.5692813159747" calcext:value-type="float">
            <text:p>14.5692813159747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504.207023223082" calcext:value-type="float">
            <text:p>504.207023223082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32353800140746" calcext:value-type="float">
            <text:p>3.32353800140746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CTVA</text:p>
          </table:table-cell>
          <table:table-cell office:value-type="float" office:value="41.6289760731879" calcext:value-type="float">
            <text:p>41.6289760731879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iscalité reversée</text:p>
          </table:table-cell>
          <table:table-cell office:value-type="float" office:value="364.361233286418" calcext:value-type="float">
            <text:p>364.36123328641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onds de roulement</text:p>
          </table:table-cell>
          <table:table-cell office:value-type="float" office:value="270.377653061225" calcext:value-type="float">
            <text:p>270.37765306122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Impôts locaux</text:p>
          </table:table-cell>
          <table:table-cell office:value-type="float" office:value="1353.87346059113" calcext:value-type="float">
            <text:p>1353.8734605911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4.456368754398" calcext:value-type="float">
            <text:p>114.45636875439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2304.00531491907" calcext:value-type="float">
            <text:p>2304.00531491907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34.81392505278" calcext:value-type="float">
            <text:p>134.8139250527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6204257565095" calcext:value-type="float">
            <text:p>19.620425756509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7.5017593244194" calcext:value-type="float">
            <text:p>47.5017593244194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pargne de gestion</text:p>
          </table:table-cell>
          <table:table-cell office:value-type="float" office:value="378.399556650246" calcext:value-type="float">
            <text:p>378.399556650246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Concours de l'Etat</text:p>
          </table:table-cell>
          <table:table-cell office:value-type="float" office:value="561.097552779733" calcext:value-type="float">
            <text:p>561.09755277973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40.58088494018" calcext:value-type="float">
            <text:p>1940.5808849401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'équipement</text:p>
          </table:table-cell>
          <table:table-cell office:value-type="float" office:value="553.195035186488" calcext:value-type="float">
            <text:p>553.19503518648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'intervention</text:p>
          </table:table-cell>
          <table:table-cell office:value-type="float" office:value="85.0244660450387" calcext:value-type="float">
            <text:p>85.0244660450387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00.705591133005" calcext:value-type="float">
            <text:p>600.70559113300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ôts au Trésor</text:p>
          </table:table-cell>
          <table:table-cell office:value-type="float" office:value="364.803596059113" calcext:value-type="float">
            <text:p>364.80359605911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43.317646023927" calcext:value-type="float">
            <text:p>443.317646023927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ncours de dette</text:p>
          </table:table-cell>
          <table:table-cell office:value-type="float" office:value="277.184480999296" calcext:value-type="float">
            <text:p>277.184480999296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66572836030964" calcext:value-type="float">
            <text:p>0.466572836030964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0.721001055595" calcext:value-type="float">
            <text:p>160.72100105559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2687315270937" calcext:value-type="float">
            <text:p>29.2687315270937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0879662209711471" calcext:value-type="float">
            <text:p>0.0087966220971147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4.9281887755101" calcext:value-type="float">
            <text:p>24.928188775510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541.28647607319" calcext:value-type="float">
            <text:p>2541.28647607319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pargne brute</text:p>
          </table:table-cell>
          <table:table-cell office:value-type="float" office:value="363.424429978888" calcext:value-type="float">
            <text:p>363.42442997888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Impôts et taxes</text:p>
          </table:table-cell>
          <table:table-cell office:value-type="float" office:value="1394.55065446868" calcext:value-type="float">
            <text:p>1394.5506544686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76.717908163265" calcext:value-type="float">
            <text:p>276.71790816326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rais de personnel</text:p>
          </table:table-cell>
          <table:table-cell office:value-type="float" office:value="1307.51138282899" calcext:value-type="float">
            <text:p>1307.51138282899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62.70791783955" calcext:value-type="float">
            <text:p>162.7079178395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438.81923997185" calcext:value-type="float">
            <text:p>2438.8192399718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02.467236101337" calcext:value-type="float">
            <text:p>-102.467236101337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mprunts hors GAD</text:p>
          </table:table-cell>
          <table:table-cell office:value-type="float" office:value="263.898662913441" calcext:value-type="float">
            <text:p>263.89866291344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0.9798566150598" calcext:value-type="float">
            <text:p>70.979856615059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nnuité de la dette</text:p>
          </table:table-cell>
          <table:table-cell office:value-type="float" office:value="85.5491379310345" calcext:value-type="float">
            <text:p>85.549137931034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671.685447748065" calcext:value-type="float">
            <text:p>671.68544774806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totales</text:p>
          </table:table-cell>
          <table:table-cell office:value-type="float" office:value="2612.26633268825" calcext:value-type="float">
            <text:p>2612.2663326882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pargne nette</text:p>
          </table:table-cell>
          <table:table-cell office:value-type="float" office:value="292.444573363828" calcext:value-type="float">
            <text:p>292.44457336382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lux net de dette</text:p>
          </table:table-cell>
          <table:table-cell office:value-type="float" office:value="192.918806298381" calcext:value-type="float">
            <text:p>192.91880629838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398.712587966221" calcext:value-type="float">
            <text:p>398.71258796622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totales</text:p>
          </table:table-cell>
          <table:table-cell office:value-type="float" office:value="2702.71790288529" calcext:value-type="float">
            <text:p>2702.71790288529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90.4515701970443" calcext:value-type="float">
            <text:p>90.4515701970443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9.6954680537689" calcext:value-type="float">
            <text:p>99.6954680537689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35.3931511829521" calcext:value-type="float">
            <text:p>35.3931511829521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13.192299345601" calcext:value-type="float">
            <text:p>13.192299345601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57.348726625277" calcext:value-type="float">
            <text:p>257.348726625277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18730726923579" calcext:value-type="float">
            <text:p>3.18730726923579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FCTVA</text:p>
          </table:table-cell>
          <table:table-cell office:value-type="float" office:value="31.7923336502787" calcext:value-type="float">
            <text:p>31.7923336502787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-123.916680649552" calcext:value-type="float">
            <text:p>-123.91668064955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101.677440199862" calcext:value-type="float">
            <text:p>101.67744019986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Impôts locaux</text:p>
          </table:table-cell>
          <table:table-cell office:value-type="float" office:value="761.647910956989" calcext:value-type="float">
            <text:p>761.647910956989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.1488338273953" calcext:value-type="float">
            <text:p>14.1488338273953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1.2692700934057" calcext:value-type="float">
            <text:p>21.2692700934057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14.29381788691" calcext:value-type="float">
            <text:p>1614.29381788691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3.342963812294" calcext:value-type="float">
            <text:p>153.342963812294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0.9342493055167" calcext:value-type="float">
            <text:p>40.9342493055167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6.8163502805899" calcext:value-type="float">
            <text:p>26.8163502805899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245.734981635811" calcext:value-type="float">
            <text:p>245.734981635811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512.353964613979" calcext:value-type="float">
            <text:p>512.353964613979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81.66162406548" calcext:value-type="float">
            <text:p>1381.66162406548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420.751355780525" calcext:value-type="float">
            <text:p>420.751355780525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352.901149952458" calcext:value-type="float">
            <text:p>352.901149952458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47.602010738856" calcext:value-type="float">
            <text:p>447.602010738856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59.5252033111472" calcext:value-type="float">
            <text:p>59.525203311147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95.017823517348" calcext:value-type="float">
            <text:p>495.017823517348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ncours de dette</text:p>
          </table:table-cell>
          <table:table-cell office:value-type="float" office:value="407.978014430337" calcext:value-type="float">
            <text:p>407.978014430337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5464384659843" calcext:value-type="float">
            <text:p>1.5464384659843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236.34526129351" calcext:value-type="float">
            <text:p>236.34526129351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16.8765743796259" calcext:value-type="float">
            <text:p>16.8765743796259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343046777411811" calcext:value-type="float">
            <text:p>0.0343046777411811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0171942875252" calcext:value-type="float">
            <text:p>27.017194287525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1.8551621082462" calcext:value-type="float">
            <text:p>21.855162108246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9.26363480433" calcext:value-type="float">
            <text:p>1829.26363480433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pargne brute</text:p>
          </table:table-cell>
          <table:table-cell office:value-type="float" office:value="232.632193821429" calcext:value-type="float">
            <text:p>232.632193821429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Impôts et taxes</text:p>
          </table:table-cell>
          <table:table-cell office:value-type="float" office:value="797.041062139941" calcext:value-type="float">
            <text:p>797.041062139941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406.431575964353" calcext:value-type="float">
            <text:p>406.431575964353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741.342873762515" calcext:value-type="float">
            <text:p>741.342873762515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41.5363355519511" calcext:value-type="float">
            <text:p>41.5363355519511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67.6367816992" calcext:value-type="float">
            <text:p>1767.636781699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61.6268531051328" calcext:value-type="float">
            <text:p>-61.6268531051328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mprunts hors GAD</text:p>
          </table:table-cell>
          <table:table-cell office:value-type="float" office:value="0.0680821075004195" calcext:value-type="float">
            <text:p>0.0680821075004195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6.4203469619852" calcext:value-type="float">
            <text:p>56.420346961985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69.6126463075862" calcext:value-type="float">
            <text:p>69.612646307586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04.022357700841" calcext:value-type="float">
            <text:p>504.022357700841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totales</text:p>
          </table:table-cell>
          <table:table-cell office:value-type="float" office:value="1885.68398176632" calcext:value-type="float">
            <text:p>1885.6839817663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pargne nette</text:p>
          </table:table-cell>
          <table:table-cell office:value-type="float" office:value="176.211846859444" calcext:value-type="float">
            <text:p>176.211846859444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Flux net de dette</text:p>
          </table:table-cell>
          <table:table-cell office:value-type="float" office:value="-56.3522648544848" calcext:value-type="float">
            <text:p>-56.3522648544848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153.411045919794" calcext:value-type="float">
            <text:p>153.411045919794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Recettes totales</text:p>
          </table:table-cell>
          <table:table-cell office:value-type="float" office:value="1767.7048638067" calcext:value-type="float">
            <text:p>1767.7048638067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17.979117959618" calcext:value-type="float">
            <text:p>-117.979117959618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1.7964153556941" calcext:value-type="float">
            <text:p>61.796415355694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impôts et taxes</text:p>
          </table:table-cell>
          <table:table-cell office:value-type="float" office:value="46.1647348372415" calcext:value-type="float">
            <text:p>46.1647348372415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Charges financières</text:p>
          </table:table-cell>
          <table:table-cell office:value-type="float" office:value="5.49476427228653" calcext:value-type="float">
            <text:p>5.49476427228653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315.665344315821" calcext:value-type="float">
            <text:p>315.66534431582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5598755812803" calcext:value-type="float">
            <text:p>2.5598755812803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CTVA</text:p>
          </table:table-cell>
          <table:table-cell office:value-type="float" office:value="29.3445851884832" calcext:value-type="float">
            <text:p>29.344585188483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iscalité reversée</text:p>
          </table:table-cell>
          <table:table-cell office:value-type="float" office:value="57.98857227664" calcext:value-type="float">
            <text:p>57.98857227664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onds de roulement</text:p>
          </table:table-cell>
          <table:table-cell office:value-type="float" office:value="339.893999703176" calcext:value-type="float">
            <text:p>339.89399970317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Impôts locaux</text:p>
          </table:table-cell>
          <table:table-cell office:value-type="float" office:value="852.440585732661" calcext:value-type="float">
            <text:p>852.44058573266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.39920352231127" calcext:value-type="float">
            <text:p>6.3992035223112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58.348114673" calcext:value-type="float">
            <text:p>1358.348114673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98.5907994459286" calcext:value-type="float">
            <text:p>98.590799445928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8.098779064015" calcext:value-type="float">
            <text:p>28.098779064015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03588131987731" calcext:value-type="float">
            <text:p>3.0358813198773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pargne de gestion</text:p>
          </table:table-cell>
          <table:table-cell office:value-type="float" office:value="199.233309587415" calcext:value-type="float">
            <text:p>199.233309587415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Concours de l'Etat</text:p>
          </table:table-cell>
          <table:table-cell office:value-type="float" office:value="255.920195161769" calcext:value-type="float">
            <text:p>255.92019516176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164.6865944395" calcext:value-type="float">
            <text:p>1164.6865944395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'équipement</text:p>
          </table:table-cell>
          <table:table-cell office:value-type="float" office:value="465.277219748689" calcext:value-type="float">
            <text:p>465.27721974868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'intervention</text:p>
          </table:table-cell>
          <table:table-cell office:value-type="float" office:value="100.846030473929" calcext:value-type="float">
            <text:p>100.84603047392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75.062404274265" calcext:value-type="float">
            <text:p>475.062404274265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ôts au Trésor</text:p>
          </table:table-cell>
          <table:table-cell office:value-type="float" office:value="377.928307608588" calcext:value-type="float">
            <text:p>377.928307608588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46.961116058178" calcext:value-type="float">
            <text:p>246.961116058178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ncours de dette</text:p>
          </table:table-cell>
          <table:table-cell office:value-type="float" office:value="127.108855001484" calcext:value-type="float">
            <text:p>127.108855001484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23261848224" calcext:value-type="float">
            <text:p>1.123261848224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4.041648609874" calcext:value-type="float">
            <text:p>114.041648609874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2.6896950133571" calcext:value-type="float">
            <text:p>32.689695013357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6.74930320569897" calcext:value-type="float">
            <text:p>6.7493032056989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0.1562936578609" calcext:value-type="float">
            <text:p>30.156293657860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7.44979890175126" calcext:value-type="float">
            <text:p>7.4497989017512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39.74899871376" calcext:value-type="float">
            <text:p>1639.7489987137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pargne brute</text:p>
          </table:table-cell>
          <table:table-cell office:value-type="float" office:value="193.661520233502" calcext:value-type="float">
            <text:p>193.66152023350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Impôts et taxes</text:p>
          </table:table-cell>
          <table:table-cell office:value-type="float" office:value="898.605320569902" calcext:value-type="float">
            <text:p>898.60532056990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5.98559315326" calcext:value-type="float">
            <text:p>125.9855931532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rais de personnel</text:p>
          </table:table-cell>
          <table:table-cell office:value-type="float" office:value="709.990760364104" calcext:value-type="float">
            <text:p>709.990760364104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59.6246566735926" calcext:value-type="float">
            <text:p>59.624656673592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456.93891411893" calcext:value-type="float">
            <text:p>1456.93891411893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82.810084594835" calcext:value-type="float">
            <text:p>-182.810084594835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mprunts hors GAD</text:p>
          </table:table-cell>
          <table:table-cell office:value-type="float" office:value="0.0398540615415059" calcext:value-type="float">
            <text:p>0.039854061541505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41.5415313644009" calcext:value-type="float">
            <text:p>41.541531364400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nnuité de la dette</text:p>
          </table:table-cell>
          <table:table-cell office:value-type="float" office:value="47.0362956366875" calcext:value-type="float">
            <text:p>47.0362956366875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516.603935638666" calcext:value-type="float">
            <text:p>516.60393563866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totales</text:p>
          </table:table-cell>
          <table:table-cell office:value-type="float" office:value="1681.29053007816" calcext:value-type="float">
            <text:p>1681.2905300781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pargne nette</text:p>
          </table:table-cell>
          <table:table-cell office:value-type="float" office:value="152.119988869101" calcext:value-type="float">
            <text:p>152.11998886910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lux net de dette</text:p>
          </table:table-cell>
          <table:table-cell office:value-type="float" office:value="-41.5016773028594" calcext:value-type="float">
            <text:p>-41.5016773028594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98.6306535074701" calcext:value-type="float">
            <text:p>98.630653507470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totales</text:p>
          </table:table-cell>
          <table:table-cell office:value-type="float" office:value="1456.97876818047" calcext:value-type="float">
            <text:p>1456.9787681804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24.311761897695" calcext:value-type="float">
            <text:p>-224.311761897695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213.192170218894" calcext:value-type="float">
            <text:p>213.19217021889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impôts et taxes</text:p>
          </table:table-cell>
          <table:table-cell office:value-type="float" office:value="66.2124035138249" calcext:value-type="float">
            <text:p>66.2124035138249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Charges financières</text:p>
          </table:table-cell>
          <table:table-cell office:value-type="float" office:value="33.6851008064516" calcext:value-type="float">
            <text:p>33.685100806451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95.14722062212" calcext:value-type="float">
            <text:p>395.1472206221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12145449308756" calcext:value-type="float">
            <text:p>6.1214544930875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CTVA</text:p>
          </table:table-cell>
          <table:table-cell office:value-type="float" office:value="62.5527980990783" calcext:value-type="float">
            <text:p>62.5527980990783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iscalité reversée</text:p>
          </table:table-cell>
          <table:table-cell office:value-type="float" office:value="80.8868087557604" calcext:value-type="float">
            <text:p>80.886808755760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onds de roulement</text:p>
          </table:table-cell>
          <table:table-cell office:value-type="float" office:value="375.929248271889" calcext:value-type="float">
            <text:p>375.929248271889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Impôts locaux</text:p>
          </table:table-cell>
          <table:table-cell office:value-type="float" office:value="1229.58269585253" calcext:value-type="float">
            <text:p>1229.58269585253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.65956221198157" calcext:value-type="float">
            <text:p>2.65956221198157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.68490783410138" calcext:value-type="float">
            <text:p>1.68490783410138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09.85745391705" calcext:value-type="float">
            <text:p>1709.85745391705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77.429876152074" calcext:value-type="float">
            <text:p>277.42987615207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8.2896860599078" calcext:value-type="float">
            <text:p>18.2896860599078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pargne de gestion</text:p>
          </table:table-cell>
          <table:table-cell office:value-type="float" office:value="279.041589861751" calcext:value-type="float">
            <text:p>279.041589861751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Concours de l'Etat</text:p>
          </table:table-cell>
          <table:table-cell office:value-type="float" office:value="99.0783957373272" calcext:value-type="float">
            <text:p>99.078395737327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55.70205789171" calcext:value-type="float">
            <text:p>1455.70205789171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équipement</text:p>
          </table:table-cell>
          <table:table-cell office:value-type="float" office:value="633.169714861751" calcext:value-type="float">
            <text:p>633.169714861751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tervention</text:p>
          </table:table-cell>
          <table:table-cell office:value-type="float" office:value="52.2142497119816" calcext:value-type="float">
            <text:p>52.214249711981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47.858654953917" calcext:value-type="float">
            <text:p>647.858654953917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ôts au Trésor</text:p>
          </table:table-cell>
          <table:table-cell office:value-type="float" office:value="449.693918490783" calcext:value-type="float">
            <text:p>449.693918490783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ETR</text:p>
          </table:table-cell>
          <table:table-cell office:value-type="float" office:value="3.77726094470046" calcext:value-type="float">
            <text:p>3.7772609447004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0.2973790322581" calcext:value-type="float">
            <text:p>90.2973790322581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</text:p>
          </table:table-cell>
          <table:table-cell office:value-type="float" office:value="1373.44019585253" calcext:value-type="float">
            <text:p>1373.44019585253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67668778801843" calcext:value-type="float">
            <text:p>1.67668778801843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9.518659274194" calcext:value-type="float">
            <text:p>169.51865927419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3902620967742" calcext:value-type="float">
            <text:p>35.390262096774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.6889400921659" calcext:value-type="float">
            <text:p>14.6889400921659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8.7871658986175" calcext:value-type="float">
            <text:p>28.7871658986175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68490783410138" calcext:value-type="float">
            <text:p>1.68490783410138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03.56071284562" calcext:value-type="float">
            <text:p>2103.5607128456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pargne brute</text:p>
          </table:table-cell>
          <table:table-cell office:value-type="float" office:value="254.155396025346" calcext:value-type="float">
            <text:p>254.15539602534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Impôts et taxes</text:p>
          </table:table-cell>
          <table:table-cell office:value-type="float" office:value="1295.79509936636" calcext:value-type="float">
            <text:p>1295.7950993663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371.76350806452" calcext:value-type="float">
            <text:p>1371.7635080645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rais de personnel</text:p>
          </table:table-cell>
          <table:table-cell office:value-type="float" office:value="939.265224654378" calcext:value-type="float">
            <text:p>939.265224654378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6.678133640553" calcext:value-type="float">
            <text:p>116.678133640553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87.28733006912" calcext:value-type="float">
            <text:p>1987.2873300691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6.273382776498" calcext:value-type="float">
            <text:p>-116.273382776498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mprunts hors GAD</text:p>
          </table:table-cell>
          <table:table-cell office:value-type="float" office:value="20.7373271889401" calcext:value-type="float">
            <text:p>20.7373271889401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80.1243822004608" calcext:value-type="float">
            <text:p>80.1243822004608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nnuité de la dette</text:p>
          </table:table-cell>
          <table:table-cell office:value-type="float" office:value="113.809483006912" calcext:value-type="float">
            <text:p>113.80948300691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727.983037154378" calcext:value-type="float">
            <text:p>727.983037154378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totales</text:p>
          </table:table-cell>
          <table:table-cell office:value-type="float" office:value="2183.68509504608" calcext:value-type="float">
            <text:p>2183.68509504608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pargne nette</text:p>
          </table:table-cell>
          <table:table-cell office:value-type="float" office:value="174.031013824885" calcext:value-type="float">
            <text:p>174.031013824885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lux net de dette</text:p>
          </table:table-cell>
          <table:table-cell office:value-type="float" office:value="-59.3870550115207" calcext:value-type="float">
            <text:p>-59.3870550115207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d'investissement</text:p>
          </table:table-cell>
          <table:table-cell office:value-type="float" office:value="298.167203341014" calcext:value-type="float">
            <text:p>298.16720334101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totales</text:p>
          </table:table-cell>
          <table:table-cell office:value-type="float" office:value="2008.02465725806" calcext:value-type="float">
            <text:p>2008.0246572580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75.660437788018" calcext:value-type="float">
            <text:p>-175.660437788018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Achats et charges externes</text:p>
          </table:table-cell>
          <table:table-cell office:value-type="float" office:value="6.77191317516406" calcext:value-type="float">
            <text:p>6.77191317516406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Fonds de roulement</text:p>
          </table:table-cell>
          <table:table-cell office:value-type="float" office:value="-0.978374292622014" calcext:value-type="float">
            <text:p>-0.978374292622014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.0218042455963" calcext:value-type="float">
            <text:p>17.0218042455963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Epargne de gestion</text:p>
          </table:table-cell>
          <table:table-cell office:value-type="float" office:value="-0.919525226493796" calcext:value-type="float">
            <text:p>-0.919525226493796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.9346273811738" calcext:value-type="float">
            <text:p>17.9346273811738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Dépenses d'équipement</text:p>
          </table:table-cell>
          <table:table-cell office:value-type="float" office:value="4.10858285289195" calcext:value-type="float">
            <text:p>4.10858285289195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.10858285289195" calcext:value-type="float">
            <text:p>4.10858285289195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Dépôts au Trésor</text:p>
          </table:table-cell>
          <table:table-cell office:value-type="float" office:value="10.9862097824065" calcext:value-type="float">
            <text:p>10.9862097824065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.9992266000691" calcext:value-type="float">
            <text:p>16.9992266000691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114041286962988" calcext:value-type="float">
            <text:p>0.114041286962988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.0225776455272469" calcext:value-type="float">
            <text:p>0.0225776455272469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2.0432102340657" calcext:value-type="float">
            <text:p>22.0432102340657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Epargne brute</text:p>
          </table:table-cell>
          <table:table-cell office:value-type="float" office:value="-0.912823135577457" calcext:value-type="float">
            <text:p>-0.912823135577457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Frais de personnel</text:p>
          </table:table-cell>
          <table:table-cell office:value-type="float" office:value="11.0486729190467" calcext:value-type="float">
            <text:p>11.0486729190467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.0218042455963" calcext:value-type="float">
            <text:p>17.0218042455963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5.02140598846941" calcext:value-type="float">
            <text:p>-5.02140598846941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Dépenses d'investissement</text:p>
          </table:table-cell>
          <table:table-cell office:value-type="float" office:value="4.10858285289195" calcext:value-type="float">
            <text:p>4.10858285289195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Dépenses totales</text:p>
          </table:table-cell>
          <table:table-cell office:value-type="float" office:value="22.0432102340657" calcext:value-type="float">
            <text:p>22.0432102340657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Epargne nette</text:p>
          </table:table-cell>
          <table:table-cell office:value-type="float" office:value="-0.912823135577457" calcext:value-type="float">
            <text:p>-0.912823135577457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Recettes totales</text:p>
          </table:table-cell>
          <table:table-cell office:value-type="float" office:value="17.0218042455963" calcext:value-type="float">
            <text:p>17.0218042455963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5.02140598846941" calcext:value-type="float">
            <text:p>-5.02140598846941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294.372998963492" calcext:value-type="float">
            <text:p>294.372998963492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impôts et taxes</text:p>
          </table:table-cell>
          <table:table-cell office:value-type="float" office:value="32.4018207992629" calcext:value-type="float">
            <text:p>32.4018207992629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Charges financières</text:p>
          </table:table-cell>
          <table:table-cell office:value-type="float" office:value="25.5235540711736" calcext:value-type="float">
            <text:p>25.523554071173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6.67329609582" calcext:value-type="float">
            <text:p>526.67329609582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187723137164574" calcext:value-type="float">
            <text:p>0.0187723137164574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FCTVA</text:p>
          </table:table-cell>
          <table:table-cell office:value-type="float" office:value="15.8733617413336" calcext:value-type="float">
            <text:p>15.873361741333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Fiscalité reversée</text:p>
          </table:table-cell>
          <table:table-cell office:value-type="float" office:value="1.65184959115513" calcext:value-type="float">
            <text:p>1.65184959115513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Fonds de roulement</text:p>
          </table:table-cell>
          <table:table-cell office:value-type="float" office:value="985.819236439019" calcext:value-type="float">
            <text:p>985.819236439019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Impôts locaux</text:p>
          </table:table-cell>
          <table:table-cell office:value-type="float" office:value="916.980422664978" calcext:value-type="float">
            <text:p>916.980422664978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2.3370954739145" calcext:value-type="float">
            <text:p>32.3370954739145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3.2857307382241" calcext:value-type="float">
            <text:p>93.2857307382241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63.30236899689" calcext:value-type="float">
            <text:p>1763.30236899689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405.835442819302" calcext:value-type="float">
            <text:p>405.835442819302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9.7620845329955" calcext:value-type="float">
            <text:p>49.7620845329955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.0273638143498791" calcext:value-type="float">
            <text:p>0.0273638143498791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pargne de gestion</text:p>
          </table:table-cell>
          <table:table-cell office:value-type="float" office:value="130.087474375216" calcext:value-type="float">
            <text:p>130.08747437521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Concours de l'Etat</text:p>
          </table:table-cell>
          <table:table-cell office:value-type="float" office:value="308.324311873776" calcext:value-type="float">
            <text:p>308.32431187377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61.80973741794" calcext:value-type="float">
            <text:p>1661.80973741794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d'équipement</text:p>
          </table:table-cell>
          <table:table-cell office:value-type="float" office:value="522.76396637107" calcext:value-type="float">
            <text:p>522.76396637107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d'intervention</text:p>
          </table:table-cell>
          <table:table-cell office:value-type="float" office:value="129.66176551883" calcext:value-type="float">
            <text:p>129.66176551883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22.79133018542" calcext:value-type="float">
            <text:p>522.79133018542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ôts au Trésor</text:p>
          </table:table-cell>
          <table:table-cell office:value-type="float" office:value="909.506907750778" calcext:value-type="float">
            <text:p>909.506907750778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75.968444086145" calcext:value-type="float">
            <text:p>275.968444086145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ncours de dette</text:p>
          </table:table-cell>
          <table:table-cell office:value-type="float" office:value="1004.80538869054" calcext:value-type="float">
            <text:p>1004.80538869054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31459403431994" calcext:value-type="float">
            <text:p>1.31459403431994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6.8934780605781" calcext:value-type="float">
            <text:p>86.8934780605781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9.7915513071516" calcext:value-type="float">
            <text:p>39.791551307151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03.940448001843" calcext:value-type="float">
            <text:p>303.940448001843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5.5890821144766" calcext:value-type="float">
            <text:p>95.589082114476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84.60106760336" calcext:value-type="float">
            <text:p>2184.6010676033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pargne brute</text:p>
          </table:table-cell>
          <table:table-cell office:value-type="float" office:value="101.492631578947" calcext:value-type="float">
            <text:p>101.492631578947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Impôts et taxes</text:p>
          </table:table-cell>
          <table:table-cell office:value-type="float" office:value="949.38224346424" calcext:value-type="float">
            <text:p>949.38224346424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03.49079465622" calcext:value-type="float">
            <text:p>1003.49079465622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Frais de personnel</text:p>
          </table:table-cell>
          <table:table-cell office:value-type="float" office:value="940.159570424968" calcext:value-type="float">
            <text:p>940.159570424968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4.761887596453" calcext:value-type="float">
            <text:p>114.761887596453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9.13781181619" calcext:value-type="float">
            <text:p>2169.13781181619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5.4632557871702" calcext:value-type="float">
            <text:p>-15.4632557871702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8.9306253598987" calcext:value-type="float">
            <text:p>58.9306253598987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nnuité de la dette</text:p>
          </table:table-cell>
          <table:table-cell office:value-type="float" office:value="84.4541794310722" calcext:value-type="float">
            <text:p>84.4541794310722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81.721955545319" calcext:value-type="float">
            <text:p>581.721955545319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totales</text:p>
          </table:table-cell>
          <table:table-cell office:value-type="float" office:value="2243.53169296326" calcext:value-type="float">
            <text:p>2243.5316929632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pargne nette</text:p>
          </table:table-cell>
          <table:table-cell office:value-type="float" office:value="42.5620062190489" calcext:value-type="float">
            <text:p>42.5620062190489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Flux net de dette</text:p>
          </table:table-cell>
          <table:table-cell office:value-type="float" office:value="-58.9306253598987" calcext:value-type="float">
            <text:p>-58.9306253598987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Recettes d'investissement</text:p>
          </table:table-cell>
          <table:table-cell office:value-type="float" office:value="405.835442819302" calcext:value-type="float">
            <text:p>405.835442819302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Recettes totales</text:p>
          </table:table-cell>
          <table:table-cell office:value-type="float" office:value="2169.13781181619" calcext:value-type="float">
            <text:p>2169.13781181619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74.3938811470686" calcext:value-type="float">
            <text:p>-74.393881147068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02.561324409482" calcext:value-type="float">
            <text:p>102.561324409482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impôts et taxes</text:p>
          </table:table-cell>
          <table:table-cell office:value-type="float" office:value="29.5277967391994" calcext:value-type="float">
            <text:p>29.527796739199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Charges financières</text:p>
          </table:table-cell>
          <table:table-cell office:value-type="float" office:value="49.6683222313857" calcext:value-type="float">
            <text:p>49.6683222313857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74.100586605765" calcext:value-type="float">
            <text:p>374.100586605765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00888155807904587" calcext:value-type="float">
            <text:p>0.000888155807904587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CTVA</text:p>
          </table:table-cell>
          <table:table-cell office:value-type="float" office:value="72.1338245680814" calcext:value-type="float">
            <text:p>72.133824568081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iscalité reversée</text:p>
          </table:table-cell>
          <table:table-cell office:value-type="float" office:value="216.189978219036" calcext:value-type="float">
            <text:p>216.18997821903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onds de roulement</text:p>
          </table:table-cell>
          <table:table-cell office:value-type="float" office:value="88.4876214341602" calcext:value-type="float">
            <text:p>88.4876214341602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Impôts locaux</text:p>
          </table:table-cell>
          <table:table-cell office:value-type="float" office:value="926.957514009601" calcext:value-type="float">
            <text:p>926.957514009601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32.170631436486" calcext:value-type="float">
            <text:p>132.17063143648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9.3379646429402" calcext:value-type="float">
            <text:p>89.3379646429402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87.31579373639" calcext:value-type="float">
            <text:p>1787.31579373639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20.85356488824" calcext:value-type="float">
            <text:p>320.8535648882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0.8163632134323" calcext:value-type="float">
            <text:p>20.816363213432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4.34794561103" calcext:value-type="float">
            <text:p>14.3479456110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pargne de gestion</text:p>
          </table:table-cell>
          <table:table-cell office:value-type="float" office:value="217.907163822453" calcext:value-type="float">
            <text:p>217.90716382245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Concours de l'Etat</text:p>
          </table:table-cell>
          <table:table-cell office:value-type="float" office:value="555.898327095096" calcext:value-type="float">
            <text:p>555.89832709509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19.28291167079" calcext:value-type="float">
            <text:p>1619.28291167079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'équipement</text:p>
          </table:table-cell>
          <table:table-cell office:value-type="float" office:value="520.493080843325" calcext:value-type="float">
            <text:p>520.493080843325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'intervention</text:p>
          </table:table-cell>
          <table:table-cell office:value-type="float" office:value="136.383119330077" calcext:value-type="float">
            <text:p>136.383119330077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75.910788978409" calcext:value-type="float">
            <text:p>575.910788978409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ôts au Trésor</text:p>
          </table:table-cell>
          <table:table-cell office:value-type="float" office:value="110.028750449365" calcext:value-type="float">
            <text:p>110.028750449365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23.726807502802" calcext:value-type="float">
            <text:p>423.726807502802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ncours de dette</text:p>
          </table:table-cell>
          <table:table-cell office:value-type="float" office:value="1552.79005286642" calcext:value-type="float">
            <text:p>1552.79005286642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0550876525196134" calcext:value-type="float">
            <text:p>0.055087652519613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7.6174541648163" calcext:value-type="float">
            <text:p>87.617454164816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0.2155006449703" calcext:value-type="float">
            <text:p>20.215500644970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41.0697625240542" calcext:value-type="float">
            <text:p>41.0697625240542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408001015035" calcext:value-type="float">
            <text:p>27.408001015035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46.158415910677" calcext:value-type="float">
            <text:p>146.158415910677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95.1937006492" calcext:value-type="float">
            <text:p>2195.1937006492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pargne brute</text:p>
          </table:table-cell>
          <table:table-cell office:value-type="float" office:value="168.032882065596" calcext:value-type="float">
            <text:p>168.03288206559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Impôts et taxes</text:p>
          </table:table-cell>
          <table:table-cell office:value-type="float" office:value="956.4853107488" calcext:value-type="float">
            <text:p>956.4853107488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552.7349652139" calcext:value-type="float">
            <text:p>1552.7349652139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rais de personnel</text:p>
          </table:table-cell>
          <table:table-cell office:value-type="float" office:value="1038.91538285859" calcext:value-type="float">
            <text:p>1038.91538285859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9.906700712639" calcext:value-type="float">
            <text:p>159.906700712639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08.16935862463" calcext:value-type="float">
            <text:p>2108.1693586246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87.0243420245723" calcext:value-type="float">
            <text:p>-87.024342024572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mprunts hors GAD</text:p>
          </table:table-cell>
          <table:table-cell office:value-type="float" office:value="404.322358265136" calcext:value-type="float">
            <text:p>404.32235826513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7.569679206581" calcext:value-type="float">
            <text:p>127.569679206581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nnuité de la dette</text:p>
          </table:table-cell>
          <table:table-cell office:value-type="float" office:value="177.238001437967" calcext:value-type="float">
            <text:p>177.238001437967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'investissement</text:p>
          </table:table-cell>
          <table:table-cell office:value-type="float" office:value="703.48046818499" calcext:value-type="float">
            <text:p>703.48046818499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totales</text:p>
          </table:table-cell>
          <table:table-cell office:value-type="float" office:value="2322.76337985578" calcext:value-type="float">
            <text:p>2322.76337985578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pargne nette</text:p>
          </table:table-cell>
          <table:table-cell office:value-type="float" office:value="40.4632028590156" calcext:value-type="float">
            <text:p>40.463202859015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lux net de dette</text:p>
          </table:table-cell>
          <table:table-cell office:value-type="float" office:value="276.752679058555" calcext:value-type="float">
            <text:p>276.752679058555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d'investissement</text:p>
          </table:table-cell>
          <table:table-cell office:value-type="float" office:value="725.175923153376" calcext:value-type="float">
            <text:p>725.17592315337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totales</text:p>
          </table:table-cell>
          <table:table-cell office:value-type="float" office:value="2512.49171688976" calcext:value-type="float">
            <text:p>2512.4917168897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89.728337033983" calcext:value-type="float">
            <text:p>189.72833703398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57.780982259059" calcext:value-type="float">
            <text:p>157.780982259059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impôts et taxes</text:p>
          </table:table-cell>
          <table:table-cell office:value-type="float" office:value="42.771730255497" calcext:value-type="float">
            <text:p>42.771730255497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Charges financières</text:p>
          </table:table-cell>
          <table:table-cell office:value-type="float" office:value="31.7925481197342" calcext:value-type="float">
            <text:p>31.792548119734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22.286056065484" calcext:value-type="float">
            <text:p>422.286056065484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31072813206384" calcext:value-type="float">
            <text:p>8.31072813206384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CTVA</text:p>
          </table:table-cell>
          <table:table-cell office:value-type="float" office:value="37.4239848619769" calcext:value-type="float">
            <text:p>37.4239848619769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iscalité reversée</text:p>
          </table:table-cell>
          <table:table-cell office:value-type="float" office:value="332.390266456607" calcext:value-type="float">
            <text:p>332.390266456607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onds de roulement</text:p>
          </table:table-cell>
          <table:table-cell office:value-type="float" office:value="136.195750736352" calcext:value-type="float">
            <text:p>136.19575073635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Impôts locaux</text:p>
          </table:table-cell>
          <table:table-cell office:value-type="float" office:value="1288.98059798616" calcext:value-type="float">
            <text:p>1288.9805979861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9.5460516131242" calcext:value-type="float">
            <text:p>19.546051613124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5.9587976916227" calcext:value-type="float">
            <text:p>25.9587976916227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61.05360110282" calcext:value-type="float">
            <text:p>1861.0536011028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23.931499931502" calcext:value-type="float">
            <text:p>223.93149993150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4.2265223645455" calcext:value-type="float">
            <text:p>24.226522364545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5.8061139461607" calcext:value-type="float">
            <text:p>15.8061139461607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pargne de gestion</text:p>
          </table:table-cell>
          <table:table-cell office:value-type="float" office:value="398.976763305706" calcext:value-type="float">
            <text:p>398.97676330570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Concours de l'Etat</text:p>
          </table:table-cell>
          <table:table-cell office:value-type="float" office:value="348.782819199945" calcext:value-type="float">
            <text:p>348.78281919994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95.96312093294" calcext:value-type="float">
            <text:p>1495.96312093294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'équipement</text:p>
          </table:table-cell>
          <table:table-cell office:value-type="float" office:value="535.593196109323" calcext:value-type="float">
            <text:p>535.59319610932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'intervention</text:p>
          </table:table-cell>
          <table:table-cell office:value-type="float" office:value="108.339780293171" calcext:value-type="float">
            <text:p>108.339780293171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54.521796698404" calcext:value-type="float">
            <text:p>554.521796698404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ôts au Trésor</text:p>
          </table:table-cell>
          <table:table-cell office:value-type="float" office:value="320.20069491061" calcext:value-type="float">
            <text:p>320.20069491061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20.926039454757" calcext:value-type="float">
            <text:p>320.926039454757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</text:p>
          </table:table-cell>
          <table:table-cell office:value-type="float" office:value="1441.99089201315" calcext:value-type="float">
            <text:p>1441.9908920131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3.42220956914857" calcext:value-type="float">
            <text:p>3.42220956914857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2.357601376807" calcext:value-type="float">
            <text:p>112.357601376807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7819843824921" calcext:value-type="float">
            <text:p>25.7819843824921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.12248664292075" calcext:value-type="float">
            <text:p>3.1224866429207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2.7966033632441" calcext:value-type="float">
            <text:p>22.7966033632441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8.7265328104665" calcext:value-type="float">
            <text:p>28.726532810466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50.48491763134" calcext:value-type="float">
            <text:p>2050.48491763134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pargne brute</text:p>
          </table:table-cell>
          <table:table-cell office:value-type="float" office:value="365.090480169875" calcext:value-type="float">
            <text:p>365.09048016987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Impôts et taxes</text:p>
          </table:table-cell>
          <table:table-cell office:value-type="float" office:value="1331.75232824166" calcext:value-type="float">
            <text:p>1331.7523282416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435.05816802521" calcext:value-type="float">
            <text:p>1435.05816802521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rais de personnel</text:p>
          </table:table-cell>
          <table:table-cell office:value-type="float" office:value="907.76275207206" calcext:value-type="float">
            <text:p>907.7627520720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45.364248921159" calcext:value-type="float">
            <text:p>45.364248921159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84.98510103432" calcext:value-type="float">
            <text:p>2084.9851010343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4.5001834029726" calcext:value-type="float">
            <text:p>34.500183402972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mprunts hors GAD</text:p>
          </table:table-cell>
          <table:table-cell office:value-type="float" office:value="68.9712881019248" calcext:value-type="float">
            <text:p>68.9712881019248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6.105467326529" calcext:value-type="float">
            <text:p>146.105467326529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nnuité de la dette</text:p>
          </table:table-cell>
          <table:table-cell office:value-type="float" office:value="177.898015446263" calcext:value-type="float">
            <text:p>177.89801544626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700.627264024933" calcext:value-type="float">
            <text:p>700.62726402493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totales</text:p>
          </table:table-cell>
          <table:table-cell office:value-type="float" office:value="2196.59038495787" calcext:value-type="float">
            <text:p>2196.59038495787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pargne nette</text:p>
          </table:table-cell>
          <table:table-cell office:value-type="float" office:value="218.985012843345" calcext:value-type="float">
            <text:p>218.98501284334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lux net de dette</text:p>
          </table:table-cell>
          <table:table-cell office:value-type="float" office:value="-77.1341792246044" calcext:value-type="float">
            <text:p>-77.1341792246044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d'investissement</text:p>
          </table:table-cell>
          <table:table-cell office:value-type="float" office:value="292.902788033427" calcext:value-type="float">
            <text:p>292.902788033427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totales</text:p>
          </table:table-cell>
          <table:table-cell office:value-type="float" office:value="2153.95638913624" calcext:value-type="float">
            <text:p>2153.95638913624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2.6339958216318" calcext:value-type="float">
            <text:p>-42.633995821631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81.712549428379" calcext:value-type="float">
            <text:p>381.71254942837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impôts et taxes</text:p>
          </table:table-cell>
          <table:table-cell office:value-type="float" office:value="74.0914949562878" calcext:value-type="float">
            <text:p>74.091494956287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Charges financières</text:p>
          </table:table-cell>
          <table:table-cell office:value-type="float" office:value="38.1653019502354" calcext:value-type="float">
            <text:p>38.165301950235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chats et charges externes</text:p>
          </table:table-cell>
          <table:table-cell office:value-type="float" office:value="583.794905850706" calcext:value-type="float">
            <text:p>583.79490585070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09395494283793" calcext:value-type="float">
            <text:p>2.0939549428379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CTVA</text:p>
          </table:table-cell>
          <table:table-cell office:value-type="float" office:value="73.0846563550773" calcext:value-type="float">
            <text:p>73.084656355077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iscalité reversée</text:p>
          </table:table-cell>
          <table:table-cell office:value-type="float" office:value="360.478076664425" calcext:value-type="float">
            <text:p>360.478076664425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onds de roulement</text:p>
          </table:table-cell>
          <table:table-cell office:value-type="float" office:value="-136.336019502354" calcext:value-type="float">
            <text:p>-136.33601950235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Impôts locaux</text:p>
          </table:table-cell>
          <table:table-cell office:value-type="float" office:value="1312.99361129792" calcext:value-type="float">
            <text:p>1312.99361129792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0145258910558" calcext:value-type="float">
            <text:p>11.014525891055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8.2078009414929" calcext:value-type="float">
            <text:p>98.207800941492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3.69690450572" calcext:value-type="float">
            <text:p>1773.69690450572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53.00500672495" calcext:value-type="float">
            <text:p>553.00500672495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2.0722017484869" calcext:value-type="float">
            <text:p>42.072201748486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pargne de gestion</text:p>
          </table:table-cell>
          <table:table-cell office:value-type="float" office:value="56.0086186953598" calcext:value-type="float">
            <text:p>56.008618695359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Concours de l'Etat</text:p>
          </table:table-cell>
          <table:table-cell office:value-type="float" office:value="122.119845998655" calcext:value-type="float">
            <text:p>122.119845998655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55.23145796907" calcext:value-type="float">
            <text:p>1755.2314579690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'équipement</text:p>
          </table:table-cell>
          <table:table-cell office:value-type="float" office:value="345.599360457297" calcext:value-type="float">
            <text:p>345.59936045729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'intervention</text:p>
          </table:table-cell>
          <table:table-cell office:value-type="float" office:value="132.896145258911" calcext:value-type="float">
            <text:p>132.89614525891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4.180396099529" calcext:value-type="float">
            <text:p>374.18039609952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ôts au Trésor</text:p>
          </table:table-cell>
          <table:table-cell office:value-type="float" office:value="53.8140605245461" calcext:value-type="float">
            <text:p>53.814060524546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9.011365164761" calcext:value-type="float">
            <text:p>109.01136516476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ncours de dette</text:p>
          </table:table-cell>
          <table:table-cell office:value-type="float" office:value="1126.98513786147" calcext:value-type="float">
            <text:p>1126.9851378614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82917283120377" calcext:value-type="float">
            <text:p>0.88291728312037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5.515084734365" calcext:value-type="float">
            <text:p>165.515084734365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79.1535722932078" calcext:value-type="float">
            <text:p>79.153572293207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8.5810356422327" calcext:value-type="float">
            <text:p>28.581035642232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5.0703866845998" calcext:value-type="float">
            <text:p>25.070386684599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8.2078009414929" calcext:value-type="float">
            <text:p>98.207800941492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29.41185406859" calcext:value-type="float">
            <text:p>2129.4118540685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pargne brute</text:p>
          </table:table-cell>
          <table:table-cell office:value-type="float" office:value="18.465446536651" calcext:value-type="float">
            <text:p>18.46544653665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Impôts et taxes</text:p>
          </table:table-cell>
          <table:table-cell office:value-type="float" office:value="1387.0851062542" calcext:value-type="float">
            <text:p>1387.0851062542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26.10222057835" calcext:value-type="float">
            <text:p>1126.10222057835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rais de personnel</text:p>
          </table:table-cell>
          <table:table-cell office:value-type="float" office:value="921.221532616005" calcext:value-type="float">
            <text:p>921.221532616005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3.9064808338938" calcext:value-type="float">
            <text:p>73.906480833893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326.70191123067" calcext:value-type="float">
            <text:p>2326.7019112306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97.290057162072" calcext:value-type="float">
            <text:p>197.290057162072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86.560832548756" calcext:value-type="float">
            <text:p>186.56083254875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nnuité de la dette</text:p>
          </table:table-cell>
          <table:table-cell office:value-type="float" office:value="224.726134498991" calcext:value-type="float">
            <text:p>224.72613449899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'investissement</text:p>
          </table:table-cell>
          <table:table-cell office:value-type="float" office:value="560.741228648285" calcext:value-type="float">
            <text:p>560.741228648285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totales</text:p>
          </table:table-cell>
          <table:table-cell office:value-type="float" office:value="2315.97268661735" calcext:value-type="float">
            <text:p>2315.97268661735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pargne nette</text:p>
          </table:table-cell>
          <table:table-cell office:value-type="float" office:value="-168.095386012105" calcext:value-type="float">
            <text:p>-168.095386012105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lux net de dette</text:p>
          </table:table-cell>
          <table:table-cell office:value-type="float" office:value="-186.560832548756" calcext:value-type="float">
            <text:p>-186.56083254875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d'investissement</text:p>
          </table:table-cell>
          <table:table-cell office:value-type="float" office:value="553.00500672495" calcext:value-type="float">
            <text:p>553.00500672495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totales</text:p>
          </table:table-cell>
          <table:table-cell office:value-type="float" office:value="2326.70191123067" calcext:value-type="float">
            <text:p>2326.7019112306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0.7292246133159" calcext:value-type="float">
            <text:p>10.7292246133159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1.5690439307042" calcext:value-type="float">
            <text:p>91.569043930704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impôts et taxes</text:p>
          </table:table-cell>
          <table:table-cell office:value-type="float" office:value="72.1847673387335" calcext:value-type="float">
            <text:p>72.1847673387335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Charges financières</text:p>
          </table:table-cell>
          <table:table-cell office:value-type="float" office:value="13.9328871282445" calcext:value-type="float">
            <text:p>13.9328871282445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00.189203571217" calcext:value-type="float">
            <text:p>500.189203571217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9634251759002" calcext:value-type="float">
            <text:p>1.963425175900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FCTVA</text:p>
          </table:table-cell>
          <table:table-cell office:value-type="float" office:value="30.1001519541181" calcext:value-type="float">
            <text:p>30.1001519541181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Fiscalité reversée</text:p>
          </table:table-cell>
          <table:table-cell office:value-type="float" office:value="-46.3659315319577" calcext:value-type="float">
            <text:p>-46.3659315319577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Fonds de roulement</text:p>
          </table:table-cell>
          <table:table-cell office:value-type="float" office:value="312.564559214805" calcext:value-type="float">
            <text:p>312.564559214805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Impôts locaux</text:p>
          </table:table-cell>
          <table:table-cell office:value-type="float" office:value="1054.78010997458" calcext:value-type="float">
            <text:p>1054.78010997458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4586412818542" calcext:value-type="float">
            <text:p>4.458641281854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82.33592502808" calcext:value-type="float">
            <text:p>1682.33592502808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2.019680127712" calcext:value-type="float">
            <text:p>152.01968012771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5.2610358895524" calcext:value-type="float">
            <text:p>25.2610358895524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9.6839117838349" calcext:value-type="float">
            <text:p>39.6839117838349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pargne de gestion</text:p>
          </table:table-cell>
          <table:table-cell office:value-type="float" office:value="237.271954118134" calcext:value-type="float">
            <text:p>237.271954118134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Concours de l'Etat</text:p>
          </table:table-cell>
          <table:table-cell office:value-type="float" office:value="314.667971974221" calcext:value-type="float">
            <text:p>314.667971974221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59.14679418199" calcext:value-type="float">
            <text:p>1459.14679418199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équipement</text:p>
          </table:table-cell>
          <table:table-cell office:value-type="float" office:value="602.124121090286" calcext:value-type="float">
            <text:p>602.124121090286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intervention</text:p>
          </table:table-cell>
          <table:table-cell office:value-type="float" office:value="120.640938922722" calcext:value-type="float">
            <text:p>120.64093892272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72.158517117011" calcext:value-type="float">
            <text:p>672.158517117011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ôts au Trésor</text:p>
          </table:table-cell>
          <table:table-cell office:value-type="float" office:value="298.813065097854" calcext:value-type="float">
            <text:p>298.813065097854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8.245905516467" calcext:value-type="float">
            <text:p>308.245905516467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ncours de dette</text:p>
          </table:table-cell>
          <table:table-cell office:value-type="float" office:value="923.56173298646" calcext:value-type="float">
            <text:p>923.56173298646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0506764027671" calcext:value-type="float">
            <text:p>2.0506764027671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2.215597469402" calcext:value-type="float">
            <text:p>132.21559746940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5489144445103" calcext:value-type="float">
            <text:p>22.5489144445103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0.3504842428901" calcext:value-type="float">
            <text:p>30.3504842428901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6.5113876899427" calcext:value-type="float">
            <text:p>36.5113876899427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0.3504842428901" calcext:value-type="float">
            <text:p>30.3504842428901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31.305311299" calcext:value-type="float">
            <text:p>2131.305311299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pargne brute</text:p>
          </table:table-cell>
          <table:table-cell office:value-type="float" office:value="223.189130846095" calcext:value-type="float">
            <text:p>223.189130846095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Impôts et taxes</text:p>
          </table:table-cell>
          <table:table-cell office:value-type="float" office:value="1126.96487731331" calcext:value-type="float">
            <text:p>1126.96487731331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921.511056583693" calcext:value-type="float">
            <text:p>921.511056583693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Frais de personnel</text:p>
          </table:table-cell>
          <table:table-cell office:value-type="float" office:value="801.834850115296" calcext:value-type="float">
            <text:p>801.834850115296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1.9760905812097" calcext:value-type="float">
            <text:p>71.9760905812097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34.3556051558" calcext:value-type="float">
            <text:p>1834.3556051558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96.949706143203" calcext:value-type="float">
            <text:p>-296.949706143203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mprunts hors GAD</text:p>
          </table:table-cell>
          <table:table-cell office:value-type="float" office:value="354.756696032638" calcext:value-type="float">
            <text:p>354.756696032638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3.9241577484775" calcext:value-type="float">
            <text:p>73.9241577484775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nnuité de la dette</text:p>
          </table:table-cell>
          <table:table-cell office:value-type="float" office:value="87.857044876722" calcext:value-type="float">
            <text:p>87.85704487672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746.082674865488" calcext:value-type="float">
            <text:p>746.082674865488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totales</text:p>
          </table:table-cell>
          <table:table-cell office:value-type="float" office:value="2205.22946904748" calcext:value-type="float">
            <text:p>2205.22946904748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pargne nette</text:p>
          </table:table-cell>
          <table:table-cell office:value-type="float" office:value="149.264973097617" calcext:value-type="float">
            <text:p>149.264973097617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Flux net de dette</text:p>
          </table:table-cell>
          <table:table-cell office:value-type="float" office:value="280.83253828416" calcext:value-type="float">
            <text:p>280.83253828416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Recettes d'investissement</text:p>
          </table:table-cell>
          <table:table-cell office:value-type="float" office:value="506.77637616035" calcext:value-type="float">
            <text:p>506.77637616035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Recettes totales</text:p>
          </table:table-cell>
          <table:table-cell office:value-type="float" office:value="2189.11230118844" calcext:value-type="float">
            <text:p>2189.11230118844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6.1171678590431" calcext:value-type="float">
            <text:p>-16.1171678590431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2648302174743" calcext:value-type="float">
            <text:p>86.2648302174743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impôts et taxes</text:p>
          </table:table-cell>
          <table:table-cell office:value-type="float" office:value="70.8833384204502" calcext:value-type="float">
            <text:p>70.883338420450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Charges financières</text:p>
          </table:table-cell>
          <table:table-cell office:value-type="float" office:value="28.8486048581966" calcext:value-type="float">
            <text:p>28.848604858196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64.4177091017" calcext:value-type="float">
            <text:p>364.4177091017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1817245326211" calcext:value-type="float">
            <text:p>1.71817245326211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CTVA</text:p>
          </table:table-cell>
          <table:table-cell office:value-type="float" office:value="36.959947857052" calcext:value-type="float">
            <text:p>36.95994785705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iscalité reversée</text:p>
          </table:table-cell>
          <table:table-cell office:value-type="float" office:value="51.0973758955445" calcext:value-type="float">
            <text:p>51.0973758955445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onds de roulement</text:p>
          </table:table-cell>
          <table:table-cell office:value-type="float" office:value="368.797341557506" calcext:value-type="float">
            <text:p>368.79734155750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128.918817245326" calcext:value-type="float">
            <text:p>128.91881724532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Impôts locaux</text:p>
          </table:table-cell>
          <table:table-cell office:value-type="float" office:value="1239.53597015558" calcext:value-type="float">
            <text:p>1239.5359701555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0.7661198016024" calcext:value-type="float">
            <text:p>10.7661198016024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01.815931154352" calcext:value-type="float">
            <text:p>101.81593115435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5.17101403196" calcext:value-type="float">
            <text:p>1775.1710140319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25.040709228878" calcext:value-type="float">
            <text:p>225.04070922887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2.0414171859765" calcext:value-type="float">
            <text:p>32.0414171859765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68155496205859" calcext:value-type="float">
            <text:p>3.68155496205859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pargne de gestion</text:p>
          </table:table-cell>
          <table:table-cell office:value-type="float" office:value="210.496751028022" calcext:value-type="float">
            <text:p>210.49675102802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Concours de l'Etat</text:p>
          </table:table-cell>
          <table:table-cell office:value-type="float" office:value="144.355800161092" calcext:value-type="float">
            <text:p>144.35580016109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68.24579846539" calcext:value-type="float">
            <text:p>1568.24579846539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'équipement</text:p>
          </table:table-cell>
          <table:table-cell office:value-type="float" office:value="421.1245063377" calcext:value-type="float">
            <text:p>421.1245063377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'intervention</text:p>
          </table:table-cell>
          <table:table-cell office:value-type="float" office:value="135.281270931366" calcext:value-type="float">
            <text:p>135.28127093136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33.419930476069" calcext:value-type="float">
            <text:p>433.419930476069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ôts au Trésor</text:p>
          </table:table-cell>
          <table:table-cell office:value-type="float" office:value="401.663894187969" calcext:value-type="float">
            <text:p>401.663894187969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1.871507906228" calcext:value-type="float">
            <text:p>131.87150790622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ncours de dette</text:p>
          </table:table-cell>
          <table:table-cell office:value-type="float" office:value="761.138352198058" calcext:value-type="float">
            <text:p>761.13835219805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4.6589825766247" calcext:value-type="float">
            <text:p>14.6589825766247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7.56726906609" calcext:value-type="float">
            <text:p>157.56726906609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8712153970068" calcext:value-type="float">
            <text:p>25.871215397006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8.61386917631103" calcext:value-type="float">
            <text:p>8.61386917631103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2.842390944932" calcext:value-type="float">
            <text:p>52.84239094493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01.815931154352" calcext:value-type="float">
            <text:p>101.81593115435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01.66572894146" calcext:value-type="float">
            <text:p>2001.6657289414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pargne brute</text:p>
          </table:table-cell>
          <table:table-cell office:value-type="float" office:value="206.925215566578" calcext:value-type="float">
            <text:p>206.92521556657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Impôts et taxes</text:p>
          </table:table-cell>
          <table:table-cell office:value-type="float" office:value="1310.41930857603" calcext:value-type="float">
            <text:p>1310.41930857603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46.479369621434" calcext:value-type="float">
            <text:p>746.479369621434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rais de personnel</text:p>
          </table:table-cell>
          <table:table-cell office:value-type="float" office:value="1013.82699817712" calcext:value-type="float">
            <text:p>1013.8269981771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9.986245283819" calcext:value-type="float">
            <text:p>109.986245283819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00.21172326084" calcext:value-type="float">
            <text:p>2000.21172326084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.45400568061381" calcext:value-type="float">
            <text:p>-1.45400568061381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8.4678439102972" calcext:value-type="float">
            <text:p>58.467843910297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nnuité de la dette</text:p>
          </table:table-cell>
          <table:table-cell office:value-type="float" office:value="87.3164487684938" calcext:value-type="float">
            <text:p>87.316448768493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'investissement</text:p>
          </table:table-cell>
          <table:table-cell office:value-type="float" office:value="491.887774386367" calcext:value-type="float">
            <text:p>491.887774386367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totales</text:p>
          </table:table-cell>
          <table:table-cell office:value-type="float" office:value="2060.13357285175" calcext:value-type="float">
            <text:p>2060.13357285175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pargne nette</text:p>
          </table:table-cell>
          <table:table-cell office:value-type="float" office:value="148.457371656281" calcext:value-type="float">
            <text:p>148.457371656281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lux net de dette</text:p>
          </table:table-cell>
          <table:table-cell office:value-type="float" office:value="-58.4678439102972" calcext:value-type="float">
            <text:p>-58.467843910297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d'investissement</text:p>
          </table:table-cell>
          <table:table-cell office:value-type="float" office:value="225.040709228878" calcext:value-type="float">
            <text:p>225.04070922887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totales</text:p>
          </table:table-cell>
          <table:table-cell office:value-type="float" office:value="2000.21172326084" calcext:value-type="float">
            <text:p>2000.21172326084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59.921849590911" calcext:value-type="float">
            <text:p>-59.92184959091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7374365419482" calcext:value-type="float">
            <text:p>86.737436541948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50.8703531399374" calcext:value-type="float">
            <text:p>50.8703531399374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4.2293303939344" calcext:value-type="float">
            <text:p>4.2293303939344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32.821545244767" calcext:value-type="float">
            <text:p>332.821545244767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7742133673974" calcext:value-type="float">
            <text:p>2.7742133673974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CTVA</text:p>
          </table:table-cell>
          <table:table-cell office:value-type="float" office:value="30.1486982858085" calcext:value-type="float">
            <text:p>30.1486982858085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182.112741058184" calcext:value-type="float">
            <text:p>182.112741058184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250.248494725565" calcext:value-type="float">
            <text:p>250.248494725565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Impôts locaux</text:p>
          </table:table-cell>
          <table:table-cell office:value-type="float" office:value="1067.4750700511" calcext:value-type="float">
            <text:p>1067.475070051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.9546316136476" calcext:value-type="float">
            <text:p>5.954631613647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63.0412790506" calcext:value-type="float">
            <text:p>1563.041279050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9.701140184605" calcext:value-type="float">
            <text:p>119.701140184605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60.2372086698533" calcext:value-type="float">
            <text:p>60.237208669853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201.101293472886" calcext:value-type="float">
            <text:p>201.10129347288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113.598179083567" calcext:value-type="float">
            <text:p>113.598179083567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66.73914949728" calcext:value-type="float">
            <text:p>1366.73914949728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271.760059749464" calcext:value-type="float">
            <text:p>271.760059749464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4.697092055382" calcext:value-type="float">
            <text:p>134.69709205538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73.575059749464" calcext:value-type="float">
            <text:p>273.575059749464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269.843331135652" calcext:value-type="float">
            <text:p>269.84333113565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4.869334102522" calcext:value-type="float">
            <text:p>104.86933410252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</text:p>
          </table:table-cell>
          <table:table-cell office:value-type="float" office:value="329.520243530575" calcext:value-type="float">
            <text:p>329.520243530575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29677764957969" calcext:value-type="float">
            <text:p>1.29677764957969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5.630913960771" calcext:value-type="float">
            <text:p>155.63091396077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219387671007" calcext:value-type="float">
            <text:p>29.219387671007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815" calcext:value-type="float">
            <text:p>1.815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1.090331300478" calcext:value-type="float">
            <text:p>51.090331300478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.81500535684852" calcext:value-type="float">
            <text:p>2.8150053568485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40.31420924674" calcext:value-type="float">
            <text:p>1640.31420924674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brute</text:p>
          </table:table-cell>
          <table:table-cell office:value-type="float" office:value="196.302129553321" calcext:value-type="float">
            <text:p>196.30212955332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Impôts et taxes</text:p>
          </table:table-cell>
          <table:table-cell office:value-type="float" office:value="1118.34542319103" calcext:value-type="float">
            <text:p>1118.3454231910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328.223465880996" calcext:value-type="float">
            <text:p>328.22346588099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865.771794132191" calcext:value-type="float">
            <text:p>865.77179413219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24.376431514752" calcext:value-type="float">
            <text:p>124.37643151475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82.74241923521" calcext:value-type="float">
            <text:p>1682.7424192352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42.4282099884622" calcext:value-type="float">
            <text:p>42.428209988462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mprunts hors GAD</text:p>
          </table:table-cell>
          <table:table-cell office:value-type="float" office:value="33.0066194165156" calcext:value-type="float">
            <text:p>33.006619416515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0.4490802703148" calcext:value-type="float">
            <text:p>50.4490802703148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54.6784106642492" calcext:value-type="float">
            <text:p>54.678410664249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324.024140019779" calcext:value-type="float">
            <text:p>324.024140019779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totales</text:p>
          </table:table-cell>
          <table:table-cell office:value-type="float" office:value="1690.76328951706" calcext:value-type="float">
            <text:p>1690.7632895170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nette</text:p>
          </table:table-cell>
          <table:table-cell office:value-type="float" office:value="145.853049283006" calcext:value-type="float">
            <text:p>145.85304928300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17.4424608537992" calcext:value-type="float">
            <text:p>-17.442460853799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152.707759601121" calcext:value-type="float">
            <text:p>152.70775960112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totales</text:p>
          </table:table-cell>
          <table:table-cell office:value-type="float" office:value="1715.74903865172" calcext:value-type="float">
            <text:p>1715.7490386517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24.9857491346628" calcext:value-type="float">
            <text:p>24.985749134662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2.4651389069194" calcext:value-type="float">
            <text:p>72.4651389069194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impôts et taxes</text:p>
          </table:table-cell>
          <table:table-cell office:value-type="float" office:value="51.4024157254749" calcext:value-type="float">
            <text:p>51.4024157254749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Charges financières</text:p>
          </table:table-cell>
          <table:table-cell office:value-type="float" office:value="18.4108529144489" calcext:value-type="float">
            <text:p>18.4108529144489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1.741225063828" calcext:value-type="float">
            <text:p>341.74122506382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8674453676057" calcext:value-type="float">
            <text:p>5.8674453676057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CTVA</text:p>
          </table:table-cell>
          <table:table-cell office:value-type="float" office:value="33.3093801116448" calcext:value-type="float">
            <text:p>33.309380111644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iscalité reversée</text:p>
          </table:table-cell>
          <table:table-cell office:value-type="float" office:value="137.058450820027" calcext:value-type="float">
            <text:p>137.058450820027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onds de roulement</text:p>
          </table:table-cell>
          <table:table-cell office:value-type="float" office:value="232.256331948591" calcext:value-type="float">
            <text:p>232.25633194859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Impôts locaux</text:p>
          </table:table-cell>
          <table:table-cell office:value-type="float" office:value="1079.78245445497" calcext:value-type="float">
            <text:p>1079.78245445497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73250681552642" calcext:value-type="float">
            <text:p>4.7325068155264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256569951101303" calcext:value-type="float">
            <text:p>0.25656995110130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04.05943528495" calcext:value-type="float">
            <text:p>1604.05943528495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7.650969535679" calcext:value-type="float">
            <text:p>107.650969535679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4.1150049764161" calcext:value-type="float">
            <text:p>24.115004976416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.47258384179324" calcext:value-type="float">
            <text:p>4.47258384179324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pargne de gestion</text:p>
          </table:table-cell>
          <table:table-cell office:value-type="float" office:value="218.674649270847" calcext:value-type="float">
            <text:p>218.674649270847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Concours de l'Etat</text:p>
          </table:table-cell>
          <table:table-cell office:value-type="float" office:value="167.794248777533" calcext:value-type="float">
            <text:p>167.79424877753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01.53065191051" calcext:value-type="float">
            <text:p>1401.5306519105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'équipement</text:p>
          </table:table-cell>
          <table:table-cell office:value-type="float" office:value="364.866733956467" calcext:value-type="float">
            <text:p>364.866733956467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'intervention</text:p>
          </table:table-cell>
          <table:table-cell office:value-type="float" office:value="101.081758838548" calcext:value-type="float">
            <text:p>101.08175883854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1.359608377688" calcext:value-type="float">
            <text:p>371.35960837768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ôts au Trésor</text:p>
          </table:table-cell>
          <table:table-cell office:value-type="float" office:value="232.804676316587" calcext:value-type="float">
            <text:p>232.804676316587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7.1942965944" calcext:value-type="float">
            <text:p>157.1942965944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ncours de dette</text:p>
          </table:table-cell>
          <table:table-cell office:value-type="float" office:value="814.523177549872" calcext:value-type="float">
            <text:p>814.52317754987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5946687437795" calcext:value-type="float">
            <text:p>1.15946687437795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9.54023324246" calcext:value-type="float">
            <text:p>129.54023324246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3958704400883" calcext:value-type="float">
            <text:p>22.395870440088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.02029057942791" calcext:value-type="float">
            <text:p>2.0202905794279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0.9814797265135" calcext:value-type="float">
            <text:p>20.9814797265135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87645051711457" calcext:value-type="float">
            <text:p>1.87645051711457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72.8902602882" calcext:value-type="float">
            <text:p>1772.890260288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pargne brute</text:p>
          </table:table-cell>
          <table:table-cell office:value-type="float" office:value="202.528783374443" calcext:value-type="float">
            <text:p>202.52878337444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Impôts et taxes</text:p>
          </table:table-cell>
          <table:table-cell office:value-type="float" office:value="1131.18487018045" calcext:value-type="float">
            <text:p>1131.18487018045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13.363710675494" calcext:value-type="float">
            <text:p>813.363710675494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rais de personnel</text:p>
          </table:table-cell>
          <table:table-cell office:value-type="float" office:value="917.900944653598" calcext:value-type="float">
            <text:p>917.90094465359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4.558603357999" calcext:value-type="float">
            <text:p>154.558603357999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11.71040482063" calcext:value-type="float">
            <text:p>1711.7104048206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61.1798554675668" calcext:value-type="float">
            <text:p>-61.179855467566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mprunts hors GAD</text:p>
          </table:table-cell>
          <table:table-cell office:value-type="float" office:value="96.2309057077329" calcext:value-type="float">
            <text:p>96.2309057077329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9.5421945995067" calcext:value-type="float">
            <text:p>59.5421945995067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nnuité de la dette</text:p>
          </table:table-cell>
          <table:table-cell office:value-type="float" office:value="77.9530475139556" calcext:value-type="float">
            <text:p>77.9530475139556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'investissement</text:p>
          </table:table-cell>
          <table:table-cell office:value-type="float" office:value="430.901802977195" calcext:value-type="float">
            <text:p>430.901802977195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totales</text:p>
          </table:table-cell>
          <table:table-cell office:value-type="float" office:value="1832.43245488771" calcext:value-type="float">
            <text:p>1832.4324548877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pargne nette</text:p>
          </table:table-cell>
          <table:table-cell office:value-type="float" office:value="142.986588774936" calcext:value-type="float">
            <text:p>142.986588774936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lux net de dette</text:p>
          </table:table-cell>
          <table:table-cell office:value-type="float" office:value="36.6887111082262" calcext:value-type="float">
            <text:p>36.688711108226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d'investissement</text:p>
          </table:table-cell>
          <table:table-cell office:value-type="float" office:value="203.881875243412" calcext:value-type="float">
            <text:p>203.88187524341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totales</text:p>
          </table:table-cell>
          <table:table-cell office:value-type="float" office:value="1807.94131052837" calcext:value-type="float">
            <text:p>1807.94131052837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4.4911443593403" calcext:value-type="float">
            <text:p>-24.4911443593403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Autres impôts et taxes</text:p>
          </table:table-cell>
          <table:table-cell office:value-type="float" office:value="5.3298508814843" calcext:value-type="float">
            <text:p>5.3298508814843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Achats et charges externes</text:p>
          </table:table-cell>
          <table:table-cell office:value-type="float" office:value="1.20533963870921" calcext:value-type="float">
            <text:p>1.20533963870921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FCTVA</text:p>
          </table:table-cell>
          <table:table-cell office:value-type="float" office:value="0.0276844050660434" calcext:value-type="float">
            <text:p>0.0276844050660434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Fonds de roulement</text:p>
          </table:table-cell>
          <table:table-cell office:value-type="float" office:value="1.40699298798717" calcext:value-type="float">
            <text:p>1.40699298798717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Recettes de fonctionnement</text:p>
          </table:table-cell>
          <table:table-cell office:value-type="float" office:value="5.34492634668696" calcext:value-type="float">
            <text:p>5.34492634668696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.0276844050660434" calcext:value-type="float">
            <text:p>0.0276844050660434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Epargne de gestion</text:p>
          </table:table-cell>
          <table:table-cell office:value-type="float" office:value="-0.915163341849215" calcext:value-type="float">
            <text:p>-0.915163341849215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Concours de l'Eta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Dépenses de fonctionnement</text:p>
          </table:table-cell>
          <table:table-cell office:value-type="float" office:value="6.26008968853617" calcext:value-type="float">
            <text:p>6.26008968853617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Dépenses d'équip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Dépôts au Trésor</text:p>
          </table:table-cell>
          <table:table-cell office:value-type="float" office:value="0.27038013444221" calcext:value-type="float">
            <text:p>0.27038013444221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Ventes de biens et servic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0394877788045152" calcext:value-type="float">
            <text:p>0.0394877788045152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.0150754652026604" calcext:value-type="float">
            <text:p>0.0150754652026604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Dépenses totales hors remb</text:p>
          </table:table-cell>
          <table:table-cell office:value-type="float" office:value="6.26008968853617" calcext:value-type="float">
            <text:p>6.26008968853617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Epargne brute</text:p>
          </table:table-cell>
          <table:table-cell office:value-type="float" office:value="-0.915163341849215" calcext:value-type="float">
            <text:p>-0.915163341849215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Impôts et taxes</text:p>
          </table:table-cell>
          <table:table-cell office:value-type="float" office:value="5.3298508814843" calcext:value-type="float">
            <text:p>5.3298508814843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Frais de personnel</text:p>
          </table:table-cell>
          <table:table-cell office:value-type="float" office:value="5.01526227102245" calcext:value-type="float">
            <text:p>5.01526227102245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5.372610751753" calcext:value-type="float">
            <text:p>5.372610751753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0.887478936783171" calcext:value-type="float">
            <text:p>-0.887478936783171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Dépenses totales</text:p>
          </table:table-cell>
          <table:table-cell office:value-type="float" office:value="6.26008968853617" calcext:value-type="float">
            <text:p>6.26008968853617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Epargne nette</text:p>
          </table:table-cell>
          <table:table-cell office:value-type="float" office:value="-0.915163341849215" calcext:value-type="float">
            <text:p>-0.915163341849215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Recettes d'investissement</text:p>
          </table:table-cell>
          <table:table-cell office:value-type="float" office:value="0.0276844050660434" calcext:value-type="float">
            <text:p>0.0276844050660434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Recettes totales</text:p>
          </table:table-cell>
          <table:table-cell office:value-type="float" office:value="5.372610751753" calcext:value-type="float">
            <text:p>5.372610751753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0.887478936783171" calcext:value-type="float">
            <text:p>-0.88747893678317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2.8223177935943" calcext:value-type="float">
            <text:p>62.8223177935943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impôts et taxes</text:p>
          </table:table-cell>
          <table:table-cell office:value-type="float" office:value="38.6175441281139" calcext:value-type="float">
            <text:p>38.617544128113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Charges financières</text:p>
          </table:table-cell>
          <table:table-cell office:value-type="float" office:value="19.872375088968" calcext:value-type="float">
            <text:p>19.87237508896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07.163550177936" calcext:value-type="float">
            <text:p>407.163550177936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45327544483986" calcext:value-type="float">
            <text:p>5.45327544483986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CTVA</text:p>
          </table:table-cell>
          <table:table-cell office:value-type="float" office:value="40.7285679715302" calcext:value-type="float">
            <text:p>40.7285679715302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iscalité reversée</text:p>
          </table:table-cell>
          <table:table-cell office:value-type="float" office:value="8.03921708185053" calcext:value-type="float">
            <text:p>8.03921708185053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onds de roulement</text:p>
          </table:table-cell>
          <table:table-cell office:value-type="float" office:value="944.468679359431" calcext:value-type="float">
            <text:p>944.46867935943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Impôts locaux</text:p>
          </table:table-cell>
          <table:table-cell office:value-type="float" office:value="1068.96822064057" calcext:value-type="float">
            <text:p>1068.96822064057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9.9163274021352" calcext:value-type="float">
            <text:p>19.9163274021352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274021352313167" calcext:value-type="float">
            <text:p>0.0274021352313167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34.52000213523" calcext:value-type="float">
            <text:p>1734.52000213523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3.896616725979" calcext:value-type="float">
            <text:p>103.89661672597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2.7027444839858" calcext:value-type="float">
            <text:p>12.702744483985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pargne de gestion</text:p>
          </table:table-cell>
          <table:table-cell office:value-type="float" office:value="381.519249822064" calcext:value-type="float">
            <text:p>381.519249822064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Concours de l'Etat</text:p>
          </table:table-cell>
          <table:table-cell office:value-type="float" office:value="365.124015658363" calcext:value-type="float">
            <text:p>365.124015658363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73.90345088968" calcext:value-type="float">
            <text:p>1373.9034508896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'équipement</text:p>
          </table:table-cell>
          <table:table-cell office:value-type="float" office:value="446.831419217082" calcext:value-type="float">
            <text:p>446.831419217082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'intervention</text:p>
          </table:table-cell>
          <table:table-cell office:value-type="float" office:value="60.5553035587189" calcext:value-type="float">
            <text:p>60.555303558718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53.973591459075" calcext:value-type="float">
            <text:p>453.973591459075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ôts au Trésor</text:p>
          </table:table-cell>
          <table:table-cell office:value-type="float" office:value="951.867806405694" calcext:value-type="float">
            <text:p>951.867806405694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39.754412811388" calcext:value-type="float">
            <text:p>339.75441281138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ncours de dette</text:p>
          </table:table-cell>
          <table:table-cell office:value-type="float" office:value="1069.87604199288" calcext:value-type="float">
            <text:p>1069.8760419928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217743772242" calcext:value-type="float">
            <text:p>1.1217743772242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9.721985765125" calcext:value-type="float">
            <text:p>139.721985765125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8.3882263345196" calcext:value-type="float">
            <text:p>38.3882263345196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7.14217224199285" calcext:value-type="float">
            <text:p>7.14217224199285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2.8840391459075" calcext:value-type="float">
            <text:p>62.8840391459075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345730960854094" calcext:value-type="float">
            <text:p>0.345730960854094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7.87704234875" calcext:value-type="float">
            <text:p>1827.87704234875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pargne brute</text:p>
          </table:table-cell>
          <table:table-cell office:value-type="float" office:value="360.616551245552" calcext:value-type="float">
            <text:p>360.616551245552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Impôts et taxes</text:p>
          </table:table-cell>
          <table:table-cell office:value-type="float" office:value="1107.58576476868" calcext:value-type="float">
            <text:p>1107.5857647686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68.75426761566" calcext:value-type="float">
            <text:p>1068.75426761566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rais de personnel</text:p>
          </table:table-cell>
          <table:table-cell office:value-type="float" office:value="847.923995729537" calcext:value-type="float">
            <text:p>847.923995729537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59.204196797153" calcext:value-type="float">
            <text:p>59.204196797153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38.41661886121" calcext:value-type="float">
            <text:p>1838.4166188612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0.5395765124556" calcext:value-type="float">
            <text:p>10.5395765124556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01.226624911032" calcext:value-type="float">
            <text:p>201.226624911032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nnuité de la dette</text:p>
          </table:table-cell>
          <table:table-cell office:value-type="float" office:value="221.099" calcext:value-type="float">
            <text:p>221.09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655.200216370107" calcext:value-type="float">
            <text:p>655.200216370107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totales</text:p>
          </table:table-cell>
          <table:table-cell office:value-type="float" office:value="2029.10366725979" calcext:value-type="float">
            <text:p>2029.1036672597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pargne nette</text:p>
          </table:table-cell>
          <table:table-cell office:value-type="float" office:value="159.38992633452" calcext:value-type="float">
            <text:p>159.38992633452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lux net de dette</text:p>
          </table:table-cell>
          <table:table-cell office:value-type="float" office:value="-201.226624911032" calcext:value-type="float">
            <text:p>-201.226624911032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d'investissement</text:p>
          </table:table-cell>
          <table:table-cell office:value-type="float" office:value="103.896616725979" calcext:value-type="float">
            <text:p>103.89661672597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totales</text:p>
          </table:table-cell>
          <table:table-cell office:value-type="float" office:value="1838.41661886121" calcext:value-type="float">
            <text:p>1838.4166188612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90.687048398576" calcext:value-type="float">
            <text:p>-190.687048398576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7.6914658966142" calcext:value-type="float">
            <text:p>57.691465896614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impôts et taxes</text:p>
          </table:table-cell>
          <table:table-cell office:value-type="float" office:value="72.6377225133227" calcext:value-type="float">
            <text:p>72.6377225133227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Charges financières</text:p>
          </table:table-cell>
          <table:table-cell office:value-type="float" office:value="48.273618324154" calcext:value-type="float">
            <text:p>48.273618324154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45.007622983745" calcext:value-type="float">
            <text:p>445.00762298374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83301177394735" calcext:value-type="float">
            <text:p>5.8330117739473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CTVA</text:p>
          </table:table-cell>
          <table:table-cell office:value-type="float" office:value="31.5528961768145" calcext:value-type="float">
            <text:p>31.552896176814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iscalité reversée</text:p>
          </table:table-cell>
          <table:table-cell office:value-type="float" office:value="212.941299865211" calcext:value-type="float">
            <text:p>212.941299865211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onds de roulement</text:p>
          </table:table-cell>
          <table:table-cell office:value-type="float" office:value="71.5807673150223" calcext:value-type="float">
            <text:p>71.580767315022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Impôts locaux</text:p>
          </table:table-cell>
          <table:table-cell office:value-type="float" office:value="1368.87069188678" calcext:value-type="float">
            <text:p>1368.8706918867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.0169869763539" calcext:value-type="float">
            <text:p>14.0169869763539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1.6900166924045" calcext:value-type="float">
            <text:p>21.690016692404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905.42783757487" calcext:value-type="float">
            <text:p>1905.42783757487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1.339037464183" calcext:value-type="float">
            <text:p>111.33903746418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3.8515363260643" calcext:value-type="float">
            <text:p>43.851536326064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5.50496755246503" calcext:value-type="float">
            <text:p>5.5049675524650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pargne de gestion</text:p>
          </table:table-cell>
          <table:table-cell office:value-type="float" office:value="260.848238817428" calcext:value-type="float">
            <text:p>260.84823881742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Concours de l'Etat</text:p>
          </table:table-cell>
          <table:table-cell office:value-type="float" office:value="157.961703964223" calcext:value-type="float">
            <text:p>157.96170396422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91.3900012497" calcext:value-type="float">
            <text:p>1691.3900012497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'équipement</text:p>
          </table:table-cell>
          <table:table-cell office:value-type="float" office:value="329.867391789479" calcext:value-type="float">
            <text:p>329.867391789479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'intervention</text:p>
          </table:table-cell>
          <table:table-cell office:value-type="float" office:value="103.578457514706" calcext:value-type="float">
            <text:p>103.578457514706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36.966312763887" calcext:value-type="float">
            <text:p>336.966312763887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ôts au Trésor</text:p>
          </table:table-cell>
          <table:table-cell office:value-type="float" office:value="129.096009890473" calcext:value-type="float">
            <text:p>129.09600989047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8.111705213922" calcext:value-type="float">
            <text:p>138.11170521392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ncours de dette</text:p>
          </table:table-cell>
          <table:table-cell office:value-type="float" office:value="1861.35224365555" calcext:value-type="float">
            <text:p>1861.3522436555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02993528345845" calcext:value-type="float">
            <text:p>2.0299352834584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71.368800289216" calcext:value-type="float">
            <text:p>171.368800289216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9.498086175654" calcext:value-type="float">
            <text:p>39.498086175654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59395342194292" calcext:value-type="float">
            <text:p>1.5939534219429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3.0296907888279" calcext:value-type="float">
            <text:p>53.0296907888279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2.094675390754" calcext:value-type="float">
            <text:p>22.094675390754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28.35631401359" calcext:value-type="float">
            <text:p>2028.35631401359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pargne brute</text:p>
          </table:table-cell>
          <table:table-cell office:value-type="float" office:value="214.037836325172" calcext:value-type="float">
            <text:p>214.03783632517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Impôts et taxes</text:p>
          </table:table-cell>
          <table:table-cell office:value-type="float" office:value="1441.5084144001" calcext:value-type="float">
            <text:p>1441.5084144001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853.12335945799" calcext:value-type="float">
            <text:p>1853.12335945799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rais de personnel</text:p>
          </table:table-cell>
          <table:table-cell office:value-type="float" office:value="1055.03221625144" calcext:value-type="float">
            <text:p>1055.03221625144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81.5592281325038" calcext:value-type="float">
            <text:p>81.559228132503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16.76687503905" calcext:value-type="float">
            <text:p>2016.7668750390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.5894389745327" calcext:value-type="float">
            <text:p>-11.5894389745327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mprunts hors GAD</text:p>
          </table:table-cell>
          <table:table-cell office:value-type="float" office:value="180.546207610665" calcext:value-type="float">
            <text:p>180.54620761066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6.498525801816" calcext:value-type="float">
            <text:p>156.498525801816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nnuité de la dette</text:p>
          </table:table-cell>
          <table:table-cell office:value-type="float" office:value="204.77214412597" calcext:value-type="float">
            <text:p>204.77214412597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493.464838565703" calcext:value-type="float">
            <text:p>493.46483856570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totales</text:p>
          </table:table-cell>
          <table:table-cell office:value-type="float" office:value="2184.8548398154" calcext:value-type="float">
            <text:p>2184.8548398154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pargne nette</text:p>
          </table:table-cell>
          <table:table-cell office:value-type="float" office:value="57.5393105233562" calcext:value-type="float">
            <text:p>57.539310523356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lux net de dette</text:p>
          </table:table-cell>
          <table:table-cell office:value-type="float" office:value="24.0476818088497" calcext:value-type="float">
            <text:p>24.0476818088497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d'investissement</text:p>
          </table:table-cell>
          <table:table-cell office:value-type="float" office:value="291.885245074848" calcext:value-type="float">
            <text:p>291.88524507484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totales</text:p>
          </table:table-cell>
          <table:table-cell office:value-type="float" office:value="2197.31308264972" calcext:value-type="float">
            <text:p>2197.3130826497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2.4582428343169" calcext:value-type="float">
            <text:p>12.458242834316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1681864611385" calcext:value-type="float">
            <text:p>86.168186461138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impôts et taxes</text:p>
          </table:table-cell>
          <table:table-cell office:value-type="float" office:value="55.348403751509" calcext:value-type="float">
            <text:p>55.34840375150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Charges financières</text:p>
          </table:table-cell>
          <table:table-cell office:value-type="float" office:value="20.3823019778995" calcext:value-type="float">
            <text:p>20.382301977899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36.107048008172" calcext:value-type="float">
            <text:p>336.10704800817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4.43626845575262" calcext:value-type="float">
            <text:p>4.4362684557526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CTVA</text:p>
          </table:table-cell>
          <table:table-cell office:value-type="float" office:value="36.2502381836754" calcext:value-type="float">
            <text:p>36.2502381836754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iscalité reversée</text:p>
          </table:table-cell>
          <table:table-cell office:value-type="float" office:value="218.703732937134" calcext:value-type="float">
            <text:p>218.703732937134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onds de roulement</text:p>
          </table:table-cell>
          <table:table-cell office:value-type="float" office:value="538.772148760331" calcext:value-type="float">
            <text:p>538.772148760331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Impôts locaux</text:p>
          </table:table-cell>
          <table:table-cell office:value-type="float" office:value="1083.41039093695" calcext:value-type="float">
            <text:p>1083.4103909369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.11560962020615" calcext:value-type="float">
            <text:p>6.1156096202061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40.5286405423" calcext:value-type="float">
            <text:p>1540.528640542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4.06289395487" calcext:value-type="float">
            <text:p>124.06289395487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2803417216083" calcext:value-type="float">
            <text:p>19.280341721608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9.17327792738416" calcext:value-type="float">
            <text:p>9.1732779273841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pargne de gestion</text:p>
          </table:table-cell>
          <table:table-cell office:value-type="float" office:value="242.355037143653" calcext:value-type="float">
            <text:p>242.35503714365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Concours de l'Etat</text:p>
          </table:table-cell>
          <table:table-cell office:value-type="float" office:value="145.511670071502" calcext:value-type="float">
            <text:p>145.51167007150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3.14159299842" calcext:value-type="float">
            <text:p>1313.1415929984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équipement</text:p>
          </table:table-cell>
          <table:table-cell office:value-type="float" office:value="312.783354071873" calcext:value-type="float">
            <text:p>312.78335407187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tervention</text:p>
          </table:table-cell>
          <table:table-cell office:value-type="float" office:value="60.4356969077909" calcext:value-type="float">
            <text:p>60.435696907790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22.015133252855" calcext:value-type="float">
            <text:p>322.01513325285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ôts au Trésor</text:p>
          </table:table-cell>
          <table:table-cell office:value-type="float" office:value="476.918197139939" calcext:value-type="float">
            <text:p>476.91819713993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4.959791995543" calcext:value-type="float">
            <text:p>134.95979199554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</text:p>
          </table:table-cell>
          <table:table-cell office:value-type="float" office:value="502.722735165754" calcext:value-type="float">
            <text:p>502.722735165754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92673832296406" calcext:value-type="float">
            <text:p>1.9267383229640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1.5087533661436" calcext:value-type="float">
            <text:p>91.508753366143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2.4150543225927" calcext:value-type="float">
            <text:p>32.4150543225927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585012535982914" calcext:value-type="float">
            <text:p>0.0585012535982914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2.549759959142" calcext:value-type="float">
            <text:p>32.54975995914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64446931005665" calcext:value-type="float">
            <text:p>1.6444693100566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35.15672625128" calcext:value-type="float">
            <text:p>1635.15672625128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pargne brute</text:p>
          </table:table-cell>
          <table:table-cell office:value-type="float" office:value="227.387047543876" calcext:value-type="float">
            <text:p>227.38704754387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Impôts et taxes</text:p>
          </table:table-cell>
          <table:table-cell office:value-type="float" office:value="1138.75879468846" calcext:value-type="float">
            <text:p>1138.7587946884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498.999871854397" calcext:value-type="float">
            <text:p>498.999871854397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rais de personnel</text:p>
          </table:table-cell>
          <table:table-cell office:value-type="float" office:value="863.801491781967" calcext:value-type="float">
            <text:p>863.801491781967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2.199662457053" calcext:value-type="float">
            <text:p>132.19966245705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64.59153449717" calcext:value-type="float">
            <text:p>1664.59153449717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9.4348082458909" calcext:value-type="float">
            <text:p>29.434808245890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mprunts hors GAD</text:p>
          </table:table-cell>
          <table:table-cell office:value-type="float" office:value="0.194503667935742" calcext:value-type="float">
            <text:p>0.19450366793574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5.1677806667286" calcext:value-type="float">
            <text:p>25.167780666728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nnuité de la dette</text:p>
          </table:table-cell>
          <table:table-cell office:value-type="float" office:value="45.5500826446281" calcext:value-type="float">
            <text:p>45.5500826446281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47.182913919584" calcext:value-type="float">
            <text:p>347.182913919584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totales</text:p>
          </table:table-cell>
          <table:table-cell office:value-type="float" office:value="1660.32450691801" calcext:value-type="float">
            <text:p>1660.32450691801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pargne nette</text:p>
          </table:table-cell>
          <table:table-cell office:value-type="float" office:value="202.219266877147" calcext:value-type="float">
            <text:p>202.219266877147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lux net de dette</text:p>
          </table:table-cell>
          <table:table-cell office:value-type="float" office:value="-24.9732769987928" calcext:value-type="float">
            <text:p>-24.9732769987928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d'investissement</text:p>
          </table:table-cell>
          <table:table-cell office:value-type="float" office:value="124.257397622806" calcext:value-type="float">
            <text:p>124.25739762280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totales</text:p>
          </table:table-cell>
          <table:table-cell office:value-type="float" office:value="1664.7860381651" calcext:value-type="float">
            <text:p>1664.7860381651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4.46153124709785" calcext:value-type="float">
            <text:p>4.46153124709785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4.3546797205027" calcext:value-type="float">
            <text:p>64.354679720502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impôts et taxes</text:p>
          </table:table-cell>
          <table:table-cell office:value-type="float" office:value="34.2859568532639" calcext:value-type="float">
            <text:p>34.2859568532639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Charges financières</text:p>
          </table:table-cell>
          <table:table-cell office:value-type="float" office:value="9.57652169292489" calcext:value-type="float">
            <text:p>9.57652169292489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95.167270915805" calcext:value-type="float">
            <text:p>295.167270915805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69167618693377" calcext:value-type="float">
            <text:p>2.6916761869337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CTVA</text:p>
          </table:table-cell>
          <table:table-cell office:value-type="float" office:value="36.781588246234" calcext:value-type="float">
            <text:p>36.781588246234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iscalité reversée</text:p>
          </table:table-cell>
          <table:table-cell office:value-type="float" office:value="145.520470788278" calcext:value-type="float">
            <text:p>145.52047078827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onds de roulement</text:p>
          </table:table-cell>
          <table:table-cell office:value-type="float" office:value="401.251936820851" calcext:value-type="float">
            <text:p>401.25193682085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Impôts locaux</text:p>
          </table:table-cell>
          <table:table-cell office:value-type="float" office:value="887.333085363586" calcext:value-type="float">
            <text:p>887.33308536358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4438481362417" calcext:value-type="float">
            <text:p>11.443848136241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6.41130396663036" calcext:value-type="float">
            <text:p>6.4113039666303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88.24965806743" calcext:value-type="float">
            <text:p>1588.24965806743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7.990383910306" calcext:value-type="float">
            <text:p>107.99038391030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5.480431467361" calcext:value-type="float">
            <text:p>25.48043146736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2.0833699088711" calcext:value-type="float">
            <text:p>22.083369908871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pargne de gestion</text:p>
          </table:table-cell>
          <table:table-cell office:value-type="float" office:value="199.769915513165" calcext:value-type="float">
            <text:p>199.769915513165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Concours de l'Etat</text:p>
          </table:table-cell>
          <table:table-cell office:value-type="float" office:value="317.028268551237" calcext:value-type="float">
            <text:p>317.02826855123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01.36948006058" calcext:value-type="float">
            <text:p>1401.3694800605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équipement</text:p>
          </table:table-cell>
          <table:table-cell office:value-type="float" office:value="363.803342012275" calcext:value-type="float">
            <text:p>363.803342012275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tervention</text:p>
          </table:table-cell>
          <table:table-cell office:value-type="float" office:value="97.7893671457797" calcext:value-type="float">
            <text:p>97.789367145779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88.375640160472" calcext:value-type="float">
            <text:p>388.375640160472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ôts au Trésor</text:p>
          </table:table-cell>
          <table:table-cell office:value-type="float" office:value="359.098315576928" calcext:value-type="float">
            <text:p>359.09831557692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2.892744228061" calcext:value-type="float">
            <text:p>302.89274422806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</text:p>
          </table:table-cell>
          <table:table-cell office:value-type="float" office:value="293.011158638646" calcext:value-type="float">
            <text:p>293.01115863864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7.32642259358644" calcext:value-type="float">
            <text:p>7.32642259358644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0.31574351072" calcext:value-type="float">
            <text:p>160.31574351072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2294420680677" calcext:value-type="float">
            <text:p>26.229442068067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.48892823932622" calcext:value-type="float">
            <text:p>2.48892823932622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78.0598134913255" calcext:value-type="float">
            <text:p>78.0598134913255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6.85411594356914" calcext:value-type="float">
            <text:p>6.85411594356914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89.74512022105" calcext:value-type="float">
            <text:p>1789.74512022105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pargne brute</text:p>
          </table:table-cell>
          <table:table-cell office:value-type="float" office:value="186.880178006855" calcext:value-type="float">
            <text:p>186.880178006855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Impôts et taxes</text:p>
          </table:table-cell>
          <table:table-cell office:value-type="float" office:value="921.61904221685" calcext:value-type="float">
            <text:p>921.61904221685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85.68473604506" calcext:value-type="float">
            <text:p>285.6847360450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rais de personnel</text:p>
          </table:table-cell>
          <table:table-cell office:value-type="float" office:value="972.606878237998" calcext:value-type="float">
            <text:p>972.60687823799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1.226790297298" calcext:value-type="float">
            <text:p>111.22679029729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96.24004197774" calcext:value-type="float">
            <text:p>1696.24004197774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93.5050782433112" calcext:value-type="float">
            <text:p>-93.5050782433112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mprunts hors GAD</text:p>
          </table:table-cell>
          <table:table-cell office:value-type="float" office:value="0.841585058051489" calcext:value-type="float">
            <text:p>0.841585058051489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8.8931677249661" calcext:value-type="float">
            <text:p>28.893167724966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nnuité de la dette</text:p>
          </table:table-cell>
          <table:table-cell office:value-type="float" office:value="38.469689417891" calcext:value-type="float">
            <text:p>38.46968941789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417.268807885438" calcext:value-type="float">
            <text:p>417.26880788543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totales</text:p>
          </table:table-cell>
          <table:table-cell office:value-type="float" office:value="1818.63828794601" calcext:value-type="float">
            <text:p>1818.6382879460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pargne nette</text:p>
          </table:table-cell>
          <table:table-cell office:value-type="float" office:value="157.987010281889" calcext:value-type="float">
            <text:p>157.987010281889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lux net de dette</text:p>
          </table:table-cell>
          <table:table-cell office:value-type="float" office:value="-28.0515826669146" calcext:value-type="float">
            <text:p>-28.051582666914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d'investissement</text:p>
          </table:table-cell>
          <table:table-cell office:value-type="float" office:value="108.831968968357" calcext:value-type="float">
            <text:p>108.83196896835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totales</text:p>
          </table:table-cell>
          <table:table-cell office:value-type="float" office:value="1697.08162703579" calcext:value-type="float">
            <text:p>1697.08162703579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1.556660910226" calcext:value-type="float">
            <text:p>-121.556660910226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8661579110973" calcext:value-type="float">
            <text:p>82.866157911097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impôts et taxes</text:p>
          </table:table-cell>
          <table:table-cell office:value-type="float" office:value="58.7480898352502" calcext:value-type="float">
            <text:p>58.7480898352502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Charges financières</text:p>
          </table:table-cell>
          <table:table-cell office:value-type="float" office:value="21.4566467911945" calcext:value-type="float">
            <text:p>21.456646791194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chats et charges externes</text:p>
          </table:table-cell>
          <table:table-cell office:value-type="float" office:value="462.604014327295" calcext:value-type="float">
            <text:p>462.60401432729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8622999971741" calcext:value-type="float">
            <text:p>2.8622999971741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CTVA</text:p>
          </table:table-cell>
          <table:table-cell office:value-type="float" office:value="54.4136521886569" calcext:value-type="float">
            <text:p>54.413652188656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iscalité reversée</text:p>
          </table:table-cell>
          <table:table-cell office:value-type="float" office:value="396.246361658236" calcext:value-type="float">
            <text:p>396.246361658236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onds de roulement</text:p>
          </table:table-cell>
          <table:table-cell office:value-type="float" office:value="150.017782801594" calcext:value-type="float">
            <text:p>150.017782801594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Impôts locaux</text:p>
          </table:table-cell>
          <table:table-cell office:value-type="float" office:value="1387.05308446605" calcext:value-type="float">
            <text:p>1387.0530844660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8.1909316980812" calcext:value-type="float">
            <text:p>38.1909316980812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2.940411167943" calcext:value-type="float">
            <text:p>42.94041116794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50.35474637579" calcext:value-type="float">
            <text:p>1850.3547463757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0.102981320824" calcext:value-type="float">
            <text:p>190.102981320824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6.5385031226157" calcext:value-type="float">
            <text:p>26.5385031226157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pargne de gestion</text:p>
          </table:table-cell>
          <table:table-cell office:value-type="float" office:value="238.632172549241" calcext:value-type="float">
            <text:p>238.632172549241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Concours de l'Etat</text:p>
          </table:table-cell>
          <table:table-cell office:value-type="float" office:value="131.783952016277" calcext:value-type="float">
            <text:p>131.783952016277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35.9682113488" calcext:value-type="float">
            <text:p>1635.9682113488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'équipement</text:p>
          </table:table-cell>
          <table:table-cell office:value-type="float" office:value="524.779308785712" calcext:value-type="float">
            <text:p>524.779308785712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'intervention</text:p>
          </table:table-cell>
          <table:table-cell office:value-type="float" office:value="100.039913668861" calcext:value-type="float">
            <text:p>100.039913668861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63.990855398875" calcext:value-type="float">
            <text:p>563.99085539887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ôts au Trésor</text:p>
          </table:table-cell>
          <table:table-cell office:value-type="float" office:value="204.542791420578" calcext:value-type="float">
            <text:p>204.542791420578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0.7307203210219" calcext:value-type="float">
            <text:p>90.730720321021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</text:p>
          </table:table-cell>
          <table:table-cell office:value-type="float" office:value="878.772616638879" calcext:value-type="float">
            <text:p>878.77261663887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4.1965103003928" calcext:value-type="float">
            <text:p>4.1965103003928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8.065393788679" calcext:value-type="float">
            <text:p>118.06539378867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8.1148064260887" calcext:value-type="float">
            <text:p>48.1148064260887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9.211546613163" calcext:value-type="float">
            <text:p>39.21154661316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4.0820689801338" calcext:value-type="float">
            <text:p>64.0820689801338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52.8231712210699" calcext:value-type="float">
            <text:p>52.823171221069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99.95906674768" calcext:value-type="float">
            <text:p>2199.95906674768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pargne brute</text:p>
          </table:table-cell>
          <table:table-cell office:value-type="float" office:value="214.386535026987" calcext:value-type="float">
            <text:p>214.386535026987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Impôts et taxes</text:p>
          </table:table-cell>
          <table:table-cell office:value-type="float" office:value="1445.8011743013" calcext:value-type="float">
            <text:p>1445.801174301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74.576106338486" calcext:value-type="float">
            <text:p>874.576106338486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rais de personnel</text:p>
          </table:table-cell>
          <table:table-cell office:value-type="float" office:value="1003.75283013536" calcext:value-type="float">
            <text:p>1003.75283013536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0.6221572894001" calcext:value-type="float">
            <text:p>90.6221572894001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40.45772769661" calcext:value-type="float">
            <text:p>2040.45772769661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59.501339051064" calcext:value-type="float">
            <text:p>-159.501339051064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mprunts hors GAD</text:p>
          </table:table-cell>
          <table:table-cell office:value-type="float" office:value="145.017398479668" calcext:value-type="float">
            <text:p>145.017398479668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9.099495012293" calcext:value-type="float">
            <text:p>159.09949501229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nnuité de la dette</text:p>
          </table:table-cell>
          <table:table-cell office:value-type="float" office:value="180.556141803487" calcext:value-type="float">
            <text:p>180.556141803487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'investissement</text:p>
          </table:table-cell>
          <table:table-cell office:value-type="float" office:value="723.090350411168" calcext:value-type="float">
            <text:p>723.090350411168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totales</text:p>
          </table:table-cell>
          <table:table-cell office:value-type="float" office:value="2359.05856175997" calcext:value-type="float">
            <text:p>2359.05856175997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pargne nette</text:p>
          </table:table-cell>
          <table:table-cell office:value-type="float" office:value="55.2870400146947" calcext:value-type="float">
            <text:p>55.2870400146947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lux net de dette</text:p>
          </table:table-cell>
          <table:table-cell office:value-type="float" office:value="-14.082096532625" calcext:value-type="float">
            <text:p>-14.08209653262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d'investissement</text:p>
          </table:table-cell>
          <table:table-cell office:value-type="float" office:value="335.120379800492" calcext:value-type="float">
            <text:p>335.120379800492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totales</text:p>
          </table:table-cell>
          <table:table-cell office:value-type="float" office:value="2185.47512617628" calcext:value-type="float">
            <text:p>2185.47512617628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73.583435583689" calcext:value-type="float">
            <text:p>-173.58343558368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2.993448268403" calcext:value-type="float">
            <text:p>122.99344826840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impôts et taxes</text:p>
          </table:table-cell>
          <table:table-cell office:value-type="float" office:value="35.775722598369" calcext:value-type="float">
            <text:p>35.77572259836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Charges financières</text:p>
          </table:table-cell>
          <table:table-cell office:value-type="float" office:value="47.1917988708386" calcext:value-type="float">
            <text:p>47.191798870838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chats et charges externes</text:p>
          </table:table-cell>
          <table:table-cell office:value-type="float" office:value="354.690298946549" calcext:value-type="float">
            <text:p>354.69029894654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06600445607735" calcext:value-type="float">
            <text:p>5.0660044560773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CTVA</text:p>
          </table:table-cell>
          <table:table-cell office:value-type="float" office:value="27.5267377620109" calcext:value-type="float">
            <text:p>27.526737762010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iscalité reversée</text:p>
          </table:table-cell>
          <table:table-cell office:value-type="float" office:value="45.2536503060849" calcext:value-type="float">
            <text:p>45.253650306084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onds de roulement</text:p>
          </table:table-cell>
          <table:table-cell office:value-type="float" office:value="181.930920417919" calcext:value-type="float">
            <text:p>181.93092041791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Impôts locaux</text:p>
          </table:table-cell>
          <table:table-cell office:value-type="float" office:value="1080.3135261416" calcext:value-type="float">
            <text:p>1080.313526141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5.5080793441346" calcext:value-type="float">
            <text:p>25.508079344134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51.8188355794" calcext:value-type="float">
            <text:p>1651.8188355794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0.834274589543" calcext:value-type="float">
            <text:p>150.83427458954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2.0811395444418" calcext:value-type="float">
            <text:p>22.0811395444418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9.2239146423241" calcext:value-type="float">
            <text:p>19.2239146423241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pargne de gestion</text:p>
          </table:table-cell>
          <table:table-cell office:value-type="float" office:value="282.002775097882" calcext:value-type="float">
            <text:p>282.002775097882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Concours de l'Etat</text:p>
          </table:table-cell>
          <table:table-cell office:value-type="float" office:value="355.91506024357" calcext:value-type="float">
            <text:p>355.91506024357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18.52578792533" calcext:value-type="float">
            <text:p>1418.5257879253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'équipement</text:p>
          </table:table-cell>
          <table:table-cell office:value-type="float" office:value="275.53398710766" calcext:value-type="float">
            <text:p>275.5339871076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'intervention</text:p>
          </table:table-cell>
          <table:table-cell office:value-type="float" office:value="116.916550866339" calcext:value-type="float">
            <text:p>116.91655086633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03.008036081248" calcext:value-type="float">
            <text:p>303.008036081248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ôts au Trésor</text:p>
          </table:table-cell>
          <table:table-cell office:value-type="float" office:value="280.872884552986" calcext:value-type="float">
            <text:p>280.87288455298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25.340976443358" calcext:value-type="float">
            <text:p>325.340976443358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ncours de dette</text:p>
          </table:table-cell>
          <table:table-cell office:value-type="float" office:value="1199.15959397781" calcext:value-type="float">
            <text:p>1199.15959397781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36244781414264" calcext:value-type="float">
            <text:p>0.836244781414264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3.2279735663761" calcext:value-type="float">
            <text:p>93.2279735663761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4.3673503644896" calcext:value-type="float">
            <text:p>44.367350364489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8.25013433126395" calcext:value-type="float">
            <text:p>8.2501343312639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7.13716628090597" calcext:value-type="float">
            <text:p>7.13716628090597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314088559129551" calcext:value-type="float">
            <text:p>0.314088559129551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21.53382400658" calcext:value-type="float">
            <text:p>1721.53382400658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pargne brute</text:p>
          </table:table-cell>
          <table:table-cell office:value-type="float" office:value="233.29304765407" calcext:value-type="float">
            <text:p>233.29304765407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Impôts et taxes</text:p>
          </table:table-cell>
          <table:table-cell office:value-type="float" office:value="1116.08924873997" calcext:value-type="float">
            <text:p>1116.08924873997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98.32334919639" calcext:value-type="float">
            <text:p>1198.3233491963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rais de personnel</text:p>
          </table:table-cell>
          <table:table-cell office:value-type="float" office:value="855.359788877112" calcext:value-type="float">
            <text:p>855.359788877112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9.4493867485777" calcext:value-type="float">
            <text:p>79.4493867485777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02.65311016894" calcext:value-type="float">
            <text:p>1802.65311016894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81.1192861623656" calcext:value-type="float">
            <text:p>81.119286162365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1.823221570875" calcext:value-type="float">
            <text:p>121.82322157087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nnuité de la dette</text:p>
          </table:table-cell>
          <table:table-cell office:value-type="float" office:value="169.015020441714" calcext:value-type="float">
            <text:p>169.015020441714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'investissement</text:p>
          </table:table-cell>
          <table:table-cell office:value-type="float" office:value="424.831257652123" calcext:value-type="float">
            <text:p>424.83125765212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totales</text:p>
          </table:table-cell>
          <table:table-cell office:value-type="float" office:value="1843.35704557745" calcext:value-type="float">
            <text:p>1843.3570455774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pargne nette</text:p>
          </table:table-cell>
          <table:table-cell office:value-type="float" office:value="111.469826083195" calcext:value-type="float">
            <text:p>111.46982608319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lux net de dette</text:p>
          </table:table-cell>
          <table:table-cell office:value-type="float" office:value="-121.823221570875" calcext:value-type="float">
            <text:p>-121.82322157087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d'investissement</text:p>
          </table:table-cell>
          <table:table-cell office:value-type="float" office:value="150.834274589543" calcext:value-type="float">
            <text:p>150.83427458954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totales</text:p>
          </table:table-cell>
          <table:table-cell office:value-type="float" office:value="1802.65311016894" calcext:value-type="float">
            <text:p>1802.65311016894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0.7039354085096" calcext:value-type="float">
            <text:p>-40.703935408509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5.7814445775029" calcext:value-type="float">
            <text:p>95.781444577502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impôts et taxes</text:p>
          </table:table-cell>
          <table:table-cell office:value-type="float" office:value="71.3555401171279" calcext:value-type="float">
            <text:p>71.355540117127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Charges financières</text:p>
          </table:table-cell>
          <table:table-cell office:value-type="float" office:value="35.3583439688971" calcext:value-type="float">
            <text:p>35.358343968897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chats et charges externes</text:p>
          </table:table-cell>
          <table:table-cell office:value-type="float" office:value="440.491908659919" calcext:value-type="float">
            <text:p>440.49190865991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69633852261356" calcext:value-type="float">
            <text:p>5.6963385226135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CTVA</text:p>
          </table:table-cell>
          <table:table-cell office:value-type="float" office:value="81.5213486113617" calcext:value-type="float">
            <text:p>81.521348611361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iscalité reversée</text:p>
          </table:table-cell>
          <table:table-cell office:value-type="float" office:value="538.749930281009" calcext:value-type="float">
            <text:p>538.74993028100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onds de roulement</text:p>
          </table:table-cell>
          <table:table-cell office:value-type="float" office:value="72.20953017602" calcext:value-type="float">
            <text:p>72.2095301760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Impôts locaux</text:p>
          </table:table-cell>
          <table:table-cell office:value-type="float" office:value="1650.85101461638" calcext:value-type="float">
            <text:p>1650.85101461638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8.7452386029955" calcext:value-type="float">
            <text:p>48.7452386029955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7.21796617398579" calcext:value-type="float">
            <text:p>7.2179661739857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de fonctionnement</text:p>
          </table:table-cell>
          <table:table-cell office:value-type="float" office:value="2204.27454092095" calcext:value-type="float">
            <text:p>2204.27454092095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2.569810528388" calcext:value-type="float">
            <text:p>192.569810528388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5562755294542" calcext:value-type="float">
            <text:p>33.556275529454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.8998835282731" calcext:value-type="float">
            <text:p>1.899883528273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pargne de gestion</text:p>
          </table:table-cell>
          <table:table-cell office:value-type="float" office:value="453.264246624781" calcext:value-type="float">
            <text:p>453.26424662478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Concours de l'Etat</text:p>
          </table:table-cell>
          <table:table-cell office:value-type="float" office:value="131.167671713775" calcext:value-type="float">
            <text:p>131.167671713775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86.26242211979" calcext:value-type="float">
            <text:p>1786.2624221197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'équipement</text:p>
          </table:table-cell>
          <table:table-cell office:value-type="float" office:value="1161.24494069785" calcext:value-type="float">
            <text:p>1161.24494069785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'intervention</text:p>
          </table:table-cell>
          <table:table-cell office:value-type="float" office:value="145.971933430667" calcext:value-type="float">
            <text:p>145.97193343066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172.7432643252" calcext:value-type="float">
            <text:p>1172.743264325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ôts au Trésor</text:p>
          </table:table-cell>
          <table:table-cell office:value-type="float" office:value="27.4506223855378" calcext:value-type="float">
            <text:p>27.4506223855378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76.7260945881658" calcext:value-type="float">
            <text:p>76.7260945881658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ncours de dette</text:p>
          </table:table-cell>
          <table:table-cell office:value-type="float" office:value="1793.24992782034" calcext:value-type="float">
            <text:p>1793.24992782034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1.9679502616513" calcext:value-type="float">
            <text:p>11.9679502616513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72.327061303499" calcext:value-type="float">
            <text:p>172.32706130349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1.7288667793105" calcext:value-type="float">
            <text:p>31.7288667793105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9.59844009908302" calcext:value-type="float">
            <text:p>9.5984400990830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1.8286213684609" calcext:value-type="float">
            <text:p>31.828621368460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5.2670173395233" calcext:value-type="float">
            <text:p>15.2670173395233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959.00568644499" calcext:value-type="float">
            <text:p>2959.0056864449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pargne brute</text:p>
          </table:table-cell>
          <table:table-cell office:value-type="float" office:value="418.012118801161" calcext:value-type="float">
            <text:p>418.01211880116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Impôts et taxes</text:p>
          </table:table-cell>
          <table:table-cell office:value-type="float" office:value="1722.20655473351" calcext:value-type="float">
            <text:p>1722.2065547335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776.43761495431" calcext:value-type="float">
            <text:p>1776.4376149543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rais de personnel</text:p>
          </table:table-cell>
          <table:table-cell office:value-type="float" office:value="1132.71136928099" calcext:value-type="float">
            <text:p>1132.7113692809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6.744631801703" calcext:value-type="float">
            <text:p>146.744631801703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396.84435144933" calcext:value-type="float">
            <text:p>2396.84435144933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562.161334995653" calcext:value-type="float">
            <text:p>-562.161334995653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mprunts hors GAD</text:p>
          </table:table-cell>
          <table:table-cell office:value-type="float" office:value="328.607062123722" calcext:value-type="float">
            <text:p>328.60706212372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68.264824554209" calcext:value-type="float">
            <text:p>168.26482455420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nnuité de la dette</text:p>
          </table:table-cell>
          <table:table-cell office:value-type="float" office:value="203.623168523106" calcext:value-type="float">
            <text:p>203.62316852310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'investissement</text:p>
          </table:table-cell>
          <table:table-cell office:value-type="float" office:value="1341.00808887941" calcext:value-type="float">
            <text:p>1341.0080888794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totales</text:p>
          </table:table-cell>
          <table:table-cell office:value-type="float" office:value="3127.2705109992" calcext:value-type="float">
            <text:p>3127.270510999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pargne nette</text:p>
          </table:table-cell>
          <table:table-cell office:value-type="float" office:value="249.747294246953" calcext:value-type="float">
            <text:p>249.747294246953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lux net de dette</text:p>
          </table:table-cell>
          <table:table-cell office:value-type="float" office:value="160.342237569514" calcext:value-type="float">
            <text:p>160.342237569514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d'investissement</text:p>
          </table:table-cell>
          <table:table-cell office:value-type="float" office:value="521.17687265211" calcext:value-type="float">
            <text:p>521.1768726521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totales</text:p>
          </table:table-cell>
          <table:table-cell office:value-type="float" office:value="2725.45141357306" calcext:value-type="float">
            <text:p>2725.4514135730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01.819097426139" calcext:value-type="float">
            <text:p>-401.819097426139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Charges financières</text:p>
          </table:table-cell>
          <table:table-cell office:value-type="float" office:value="1.93764084954852" calcext:value-type="float">
            <text:p>1.93764084954852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Achats et charges externes</text:p>
          </table:table-cell>
          <table:table-cell office:value-type="float" office:value="2.24825257535292" calcext:value-type="float">
            <text:p>2.24825257535292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Fonds de roulement</text:p>
          </table:table-cell>
          <table:table-cell office:value-type="float" office:value="4.7247004959939" calcext:value-type="float">
            <text:p>4.7247004959939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.9017364025605" calcext:value-type="float">
            <text:p>13.9017364025605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Epargne de gestion</text:p>
          </table:table-cell>
          <table:table-cell office:value-type="float" office:value="7.87552969604477" calcext:value-type="float">
            <text:p>7.87552969604477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7.97317393700454" calcext:value-type="float">
            <text:p>7.97317393700454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Dépenses d'équipement</text:p>
          </table:table-cell>
          <table:table-cell office:value-type="float" office:value="0.196361439654076" calcext:value-type="float">
            <text:p>0.196361439654076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.196361439654076" calcext:value-type="float">
            <text:p>0.196361439654076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Encours de dette</text:p>
          </table:table-cell>
          <table:table-cell office:value-type="float" office:value="44.0876853618212" calcext:value-type="float">
            <text:p>44.0876853618212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.9017364025605" calcext:value-type="float">
            <text:p>13.9017364025605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00932638094026877" calcext:value-type="float">
            <text:p>0.00932638094026877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8.16953537665861" calcext:value-type="float">
            <text:p>8.16953537665861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Epargne brute</text:p>
          </table:table-cell>
          <table:table-cell office:value-type="float" office:value="5.92856246555598" calcext:value-type="float">
            <text:p>5.92856246555598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44.0876853618212" calcext:value-type="float">
            <text:p>44.0876853618212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Frais de personnel</text:p>
          </table:table-cell>
          <table:table-cell office:value-type="float" office:value="3.77795413116283" calcext:value-type="float">
            <text:p>3.77795413116283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3.9017364025605" calcext:value-type="float">
            <text:p>13.9017364025605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5.7322010259019" calcext:value-type="float">
            <text:p>5.7322010259019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.4372270973759" calcext:value-type="float">
            <text:p>5.4372270973759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Annuité de la dette</text:p>
          </table:table-cell>
          <table:table-cell office:value-type="float" office:value="7.37486794692441" calcext:value-type="float">
            <text:p>7.37486794692441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.63358853702997" calcext:value-type="float">
            <text:p>5.63358853702997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Dépenses totales</text:p>
          </table:table-cell>
          <table:table-cell office:value-type="float" office:value="13.6067624740345" calcext:value-type="float">
            <text:p>13.6067624740345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Epargne nette</text:p>
          </table:table-cell>
          <table:table-cell office:value-type="float" office:value="0.491335368180084" calcext:value-type="float">
            <text:p>0.491335368180084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Flux net de dette</text:p>
          </table:table-cell>
          <table:table-cell office:value-type="float" office:value="-5.4372270973759" calcext:value-type="float">
            <text:p>-5.4372270973759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Recettes totales</text:p>
          </table:table-cell>
          <table:table-cell office:value-type="float" office:value="13.9017364025605" calcext:value-type="float">
            <text:p>13.9017364025605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0.294973928526008" calcext:value-type="float">
            <text:p>0.294973928526008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7.477749336952" calcext:value-type="float">
            <text:p>127.47774933695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24.9305036082156" calcext:value-type="float">
            <text:p>24.930503608215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38.6644615432061" calcext:value-type="float">
            <text:p>38.664461543206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34.148779374576" calcext:value-type="float">
            <text:p>234.14877937457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660870906063" calcext:value-type="float">
            <text:p>1.7660870906063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CTVA</text:p>
          </table:table-cell>
          <table:table-cell office:value-type="float" office:value="63.9215342626288" calcext:value-type="float">
            <text:p>63.9215342626288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-83.1850058594955" calcext:value-type="float">
            <text:p>-83.1850058594955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9.58842348732499" calcext:value-type="float">
            <text:p>9.58842348732499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Impôts locaux</text:p>
          </table:table-cell>
          <table:table-cell office:value-type="float" office:value="847.30870289274" calcext:value-type="float">
            <text:p>847.3087028927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9.3681533337445" calcext:value-type="float">
            <text:p>39.3681533337445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344168260038241" calcext:value-type="float">
            <text:p>0.034416826003824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16.77036267193" calcext:value-type="float">
            <text:p>1516.77036267193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1.433700425584" calcext:value-type="float">
            <text:p>191.43370042558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2.7098994633936" calcext:value-type="float">
            <text:p>32.709899463393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187.272897057916" calcext:value-type="float">
            <text:p>187.27289705791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445.517852340714" calcext:value-type="float">
            <text:p>445.51785234071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123.357799296861" calcext:value-type="float">
            <text:p>123.35779929686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67.48302319127" calcext:value-type="float">
            <text:p>1367.48302319127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446.202775550484" calcext:value-type="float">
            <text:p>446.20277555048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151.556236970332" calcext:value-type="float">
            <text:p>151.55623697033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60.433475605995" calcext:value-type="float">
            <text:p>460.433475605995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108.990797199778" calcext:value-type="float">
            <text:p>108.990797199778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04.383611916363" calcext:value-type="float">
            <text:p>404.383611916363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</text:p>
          </table:table-cell>
          <table:table-cell office:value-type="float" office:value="1249.86855208783" calcext:value-type="float">
            <text:p>1249.86855208783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294571023252945" calcext:value-type="float">
            <text:p>0.294571023252945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75.0951168815148" calcext:value-type="float">
            <text:p>75.0951168815148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6886381298958" calcext:value-type="float">
            <text:p>26.6886381298958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.230700055511" calcext:value-type="float">
            <text:p>14.23070005551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7.6174020847469" calcext:value-type="float">
            <text:p>17.6174020847469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0344168260038241" calcext:value-type="float">
            <text:p>0.034416826003824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7.91649879726" calcext:value-type="float">
            <text:p>1827.9164987972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pargne brute</text:p>
          </table:table-cell>
          <table:table-cell office:value-type="float" office:value="149.287339480664" calcext:value-type="float">
            <text:p>149.28733948066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Impôts et taxes</text:p>
          </table:table-cell>
          <table:table-cell office:value-type="float" office:value="872.239206500956" calcext:value-type="float">
            <text:p>872.23920650095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49.57398106458" calcext:value-type="float">
            <text:p>1249.57398106458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916.424907173256" calcext:value-type="float">
            <text:p>916.42490717325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6.300784863998" calcext:value-type="float">
            <text:p>106.300784863998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08.20406309751" calcext:value-type="float">
            <text:p>1708.2040630975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9.712435699747" calcext:value-type="float">
            <text:p>-119.712435699747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mprunts hors GAD</text:p>
          </table:table-cell>
          <table:table-cell office:value-type="float" office:value="111.016468266206" calcext:value-type="float">
            <text:p>111.01646826620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10.935169000185" calcext:value-type="float">
            <text:p>110.935169000185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149.599630543391" calcext:value-type="float">
            <text:p>149.59963054339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71.36864460618" calcext:value-type="float">
            <text:p>571.36864460618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totales</text:p>
          </table:table-cell>
          <table:table-cell office:value-type="float" office:value="1938.85166779745" calcext:value-type="float">
            <text:p>1938.85166779745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pargne nette</text:p>
          </table:table-cell>
          <table:table-cell office:value-type="float" office:value="38.3521704804786" calcext:value-type="float">
            <text:p>38.352170480478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lux net de dette</text:p>
          </table:table-cell>
          <table:table-cell office:value-type="float" office:value="0.081299266021093" calcext:value-type="float">
            <text:p>0.081299266021093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302.450168691791" calcext:value-type="float">
            <text:p>302.45016869179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totales</text:p>
          </table:table-cell>
          <table:table-cell office:value-type="float" office:value="1819.22053136372" calcext:value-type="float">
            <text:p>1819.2205313637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19.631136433726" calcext:value-type="float">
            <text:p>-119.631136433726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.85238715162464" calcext:value-type="float">
            <text:p>3.85238715162464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.52661972953585" calcext:value-type="float">
            <text:p>3.52661972953585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Fonds de roulement</text:p>
          </table:table-cell>
          <table:table-cell office:value-type="float" office:value="-4.96473498233216" calcext:value-type="float">
            <text:p>-4.96473498233216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3.61300911288823" calcext:value-type="float">
            <text:p>3.61300911288823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.85238715162464" calcext:value-type="float">
            <text:p>3.85238715162464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Epargne de gestion</text:p>
          </table:table-cell>
          <table:table-cell office:value-type="float" office:value="-2.30317994633226" calcext:value-type="float">
            <text:p>-2.30317994633226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6.03556762932065" calcext:value-type="float">
            <text:p>6.03556762932065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Dépenses d'équipement</text:p>
          </table:table-cell>
          <table:table-cell office:value-type="float" office:value="7.11320438906454" calcext:value-type="float">
            <text:p>7.11320438906454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7.11320438906454" calcext:value-type="float">
            <text:p>7.11320438906454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3.61300911288823" calcext:value-type="float">
            <text:p>3.61300911288823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119378570100162" calcext:value-type="float">
            <text:p>0.119378570100162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3.1487720183852" calcext:value-type="float">
            <text:p>13.1487720183852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Epargne brute</text:p>
          </table:table-cell>
          <table:table-cell office:value-type="float" office:value="-2.42255851643242" calcext:value-type="float">
            <text:p>-2.42255851643242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Frais de personnel</text:p>
          </table:table-cell>
          <table:table-cell office:value-type="float" office:value="2.38956932968464" calcext:value-type="float">
            <text:p>2.38956932968464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7.46539626451287" calcext:value-type="float">
            <text:p>7.46539626451287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5.68337575387231" calcext:value-type="float">
            <text:p>-5.68337575387231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7.11320438906454" calcext:value-type="float">
            <text:p>7.11320438906454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Dépenses totales</text:p>
          </table:table-cell>
          <table:table-cell office:value-type="float" office:value="13.1487720183852" calcext:value-type="float">
            <text:p>13.1487720183852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Epargne nette</text:p>
          </table:table-cell>
          <table:table-cell office:value-type="float" office:value="-2.42255851643242" calcext:value-type="float">
            <text:p>-2.42255851643242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Recettes d'investissement</text:p>
          </table:table-cell>
          <table:table-cell office:value-type="float" office:value="3.85238715162464" calcext:value-type="float">
            <text:p>3.85238715162464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Recettes totales</text:p>
          </table:table-cell>
          <table:table-cell office:value-type="float" office:value="7.46539626451287" calcext:value-type="float">
            <text:p>7.46539626451287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5.68337575387231" calcext:value-type="float">
            <text:p>-5.6833757538723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.65120669056153" calcext:value-type="float">
            <text:p>7.6512066905615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impôts et taxes</text:p>
          </table:table-cell>
          <table:table-cell office:value-type="float" office:value="74.6397152528873" calcext:value-type="float">
            <text:p>74.639715252887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Charges financières</text:p>
          </table:table-cell>
          <table:table-cell office:value-type="float" office:value="1.34234103278906" calcext:value-type="float">
            <text:p>1.34234103278906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Concours de l'Etat</text:p>
          </table:table-cell>
          <table:table-cell office:value-type="float" office:value="127.978649276517" calcext:value-type="float">
            <text:p>127.978649276517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chats et charges externes</text:p>
          </table:table-cell>
          <table:table-cell office:value-type="float" office:value="766.46313221824" calcext:value-type="float">
            <text:p>766.46313221824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6.6883266958715" calcext:value-type="float">
            <text:p>16.6883266958715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FCTVA</text:p>
          </table:table-cell>
          <table:table-cell office:value-type="float" office:value="64.4857447232178" calcext:value-type="float">
            <text:p>64.4857447232178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Fiscalité reversée</text:p>
          </table:table-cell>
          <table:table-cell office:value-type="float" office:value="140.3162086818" calcext:value-type="float">
            <text:p>140.3162086818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Fonds de roulement</text:p>
          </table:table-cell>
          <table:table-cell office:value-type="float" office:value="175.92353909465" calcext:value-type="float">
            <text:p>175.92353909465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Impôts locaux</text:p>
          </table:table-cell>
          <table:table-cell office:value-type="float" office:value="1001.92036373291" calcext:value-type="float">
            <text:p>1001.9203637329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.522832868711" calcext:value-type="float">
            <text:p>1.52283286871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71.0374691358" calcext:value-type="float">
            <text:p>1371.0374691358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72.1369514137794" calcext:value-type="float">
            <text:p>72.1369514137794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.02416036107792" calcext:value-type="float">
            <text:p>3.02416036107792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pargne de gestion</text:p>
          </table:table-cell>
          <table:table-cell office:value-type="float" office:value="71.4572992167795" calcext:value-type="float">
            <text:p>71.4572992167795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0.13915505111" calcext:value-type="float">
            <text:p>1310.1391550511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d'équipement</text:p>
          </table:table-cell>
          <table:table-cell office:value-type="float" office:value="711.16989048188" calcext:value-type="float">
            <text:p>711.16989048188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d'intervention</text:p>
          </table:table-cell>
          <table:table-cell office:value-type="float" office:value="52.7886233904155" calcext:value-type="float">
            <text:p>52.7886233904155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711.16989048188" calcext:value-type="float">
            <text:p>711.16989048188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ôts au Trésor</text:p>
          </table:table-cell>
          <table:table-cell office:value-type="float" office:value="378.602054294438" calcext:value-type="float">
            <text:p>378.602054294438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9.767489711934" calcext:value-type="float">
            <text:p>109.767489711934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ncours de dette</text:p>
          </table:table-cell>
          <table:table-cell office:value-type="float" office:value="623.215138722952" calcext:value-type="float">
            <text:p>623.215138722952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72633280233639" calcext:value-type="float">
            <text:p>2.72633280233639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7.217383512545" calcext:value-type="float">
            <text:p>127.217383512545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5214151068632" calcext:value-type="float">
            <text:p>30.5214151068632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0.4302057613167" calcext:value-type="float">
            <text:p>10.4302057613167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21.30904553299" calcext:value-type="float">
            <text:p>2021.30904553299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pargne brute</text:p>
          </table:table-cell>
          <table:table-cell office:value-type="float" office:value="60.8983140846938" calcext:value-type="float">
            <text:p>60.8983140846938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Impôts et taxes</text:p>
          </table:table-cell>
          <table:table-cell office:value-type="float" office:value="1076.5600789858" calcext:value-type="float">
            <text:p>1076.5600789858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620.488805920616" calcext:value-type="float">
            <text:p>620.488805920616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Frais de personnel</text:p>
          </table:table-cell>
          <table:table-cell office:value-type="float" office:value="459.023643302801" calcext:value-type="float">
            <text:p>459.02364330280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28.8511515996283" calcext:value-type="float">
            <text:p>28.851151599628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443.17442054958" calcext:value-type="float">
            <text:p>1443.17442054958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578.134624983406" calcext:value-type="float">
            <text:p>-578.134624983406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mprunts hors GAD</text:p>
          </table:table-cell>
          <table:table-cell office:value-type="float" office:value="599.300809770344" calcext:value-type="float">
            <text:p>599.300809770344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1.4642181069959" calcext:value-type="float">
            <text:p>21.4642181069959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nnuité de la dette</text:p>
          </table:table-cell>
          <table:table-cell office:value-type="float" office:value="22.8065591397849" calcext:value-type="float">
            <text:p>22.8065591397849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d'investissement</text:p>
          </table:table-cell>
          <table:table-cell office:value-type="float" office:value="732.634108588876" calcext:value-type="float">
            <text:p>732.634108588876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totales</text:p>
          </table:table-cell>
          <table:table-cell office:value-type="float" office:value="2042.77326363998" calcext:value-type="float">
            <text:p>2042.77326363998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pargne nette</text:p>
          </table:table-cell>
          <table:table-cell office:value-type="float" office:value="39.4340959776979" calcext:value-type="float">
            <text:p>39.4340959776979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Flux net de dette</text:p>
          </table:table-cell>
          <table:table-cell office:value-type="float" office:value="577.836591663348" calcext:value-type="float">
            <text:p>577.836591663348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Recettes d'investissement</text:p>
          </table:table-cell>
          <table:table-cell office:value-type="float" office:value="671.437761184123" calcext:value-type="float">
            <text:p>671.43776118412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Recettes totales</text:p>
          </table:table-cell>
          <table:table-cell office:value-type="float" office:value="2042.47523031993" calcext:value-type="float">
            <text:p>2042.4752303199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0.298033320058528" calcext:value-type="float">
            <text:p>-0.298033320058528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Achats et charges externes</text:p>
          </table:table-cell>
          <table:table-cell office:value-type="float" office:value="1.03377156789197" calcext:value-type="float">
            <text:p>1.03377156789197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Fonds de roulement</text:p>
          </table:table-cell>
          <table:table-cell office:value-type="float" office:value="109.810685858965" calcext:value-type="float">
            <text:p>109.810685858965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Recettes de fonctionnement</text:p>
          </table:table-cell>
          <table:table-cell office:value-type="float" office:value="0.364141035258815" calcext:value-type="float">
            <text:p>0.364141035258815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Epargne de gestion</text:p>
          </table:table-cell>
          <table:table-cell office:value-type="float" office:value="-0.669630532633158" calcext:value-type="float">
            <text:p>-0.669630532633158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.1735975243811" calcext:value-type="float">
            <text:p>1.1735975243811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Dépenses d'équipement</text:p>
          </table:table-cell>
          <table:table-cell office:value-type="float" office:value="2.78693698424606" calcext:value-type="float">
            <text:p>2.78693698424606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.78693698424606" calcext:value-type="float">
            <text:p>2.78693698424606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Encours de dette</text:p>
          </table:table-cell>
          <table:table-cell office:value-type="float" office:value="1.87858777194299" calcext:value-type="float">
            <text:p>1.87858777194299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87858777194299" calcext:value-type="float">
            <text:p>1.87858777194299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Ventes de biens et servic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139825956489122" calcext:value-type="float">
            <text:p>0.139825956489122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.364141035258815" calcext:value-type="float">
            <text:p>0.364141035258815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Dépenses totales hors remb</text:p>
          </table:table-cell>
          <table:table-cell office:value-type="float" office:value="3.96053450862716" calcext:value-type="float">
            <text:p>3.96053450862716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Epargne brute</text:p>
          </table:table-cell>
          <table:table-cell office:value-type="float" office:value="-0.809456489122281" calcext:value-type="float">
            <text:p>-0.809456489122281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Frais de personnel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0.364141035258815" calcext:value-type="float">
            <text:p>0.364141035258815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3.59639347336834" calcext:value-type="float">
            <text:p>-3.59639347336834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Emprunts hors GAD</text:p>
          </table:table-cell>
          <table:table-cell office:value-type="float" office:value="0.0106901725431358" calcext:value-type="float">
            <text:p>0.0106901725431358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.2768192048012" calcext:value-type="float">
            <text:p>0.2768192048012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Annuité de la dette</text:p>
          </table:table-cell>
          <table:table-cell office:value-type="float" office:value="0.2768192048012" calcext:value-type="float">
            <text:p>0.2768192048012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Dépenses d'investissement</text:p>
          </table:table-cell>
          <table:table-cell office:value-type="float" office:value="3.06375618904726" calcext:value-type="float">
            <text:p>3.06375618904726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Dépenses totales</text:p>
          </table:table-cell>
          <table:table-cell office:value-type="float" office:value="4.23735371342836" calcext:value-type="float">
            <text:p>4.23735371342836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Epargne nette</text:p>
          </table:table-cell>
          <table:table-cell office:value-type="float" office:value="-1.08627569392348" calcext:value-type="float">
            <text:p>-1.08627569392348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Flux net de dette</text:p>
          </table:table-cell>
          <table:table-cell office:value-type="float" office:value="-0.266129032258065" calcext:value-type="float">
            <text:p>-0.266129032258065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Recettes d'investissement</text:p>
          </table:table-cell>
          <table:table-cell office:value-type="float" office:value="0.0106901725431358" calcext:value-type="float">
            <text:p>0.0106901725431358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Recettes totales</text:p>
          </table:table-cell>
          <table:table-cell office:value-type="float" office:value="0.374831207801951" calcext:value-type="float">
            <text:p>0.374831207801951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3.86252250562641" calcext:value-type="float">
            <text:p>-3.86252250562641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Achats et charges extern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Fonds de roulement</text:p>
          </table:table-cell>
          <table:table-cell office:value-type="float" office:value="0.606232933233308" calcext:value-type="float">
            <text:p>0.606232933233308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Epargne de ges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Dépens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Dépenses d'équip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Ventes de biens et servic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Dépenses totales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Epargne bru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Frais de personnel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Dépenses total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Epargne n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Recettes total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Achats et charges externes</text:p>
          </table:table-cell>
          <table:table-cell office:value-type="float" office:value="0.280410817757786" calcext:value-type="float">
            <text:p>0.280410817757786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Fonds de roulement</text:p>
          </table:table-cell>
          <table:table-cell office:value-type="float" office:value="0.534970141481736" calcext:value-type="float">
            <text:p>0.534970141481736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Recettes de fonctionnement</text:p>
          </table:table-cell>
          <table:table-cell office:value-type="float" office:value="5.17306152295062" calcext:value-type="float">
            <text:p>5.17306152295062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Epargne de gestion</text:p>
          </table:table-cell>
          <table:table-cell office:value-type="float" office:value="0.0982531381912058" calcext:value-type="float">
            <text:p>0.0982531381912058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Concours de l'Eta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5.07480838475941" calcext:value-type="float">
            <text:p>5.07480838475941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Dépenses d'équip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Dépôts au Trésor</text:p>
          </table:table-cell>
          <table:table-cell office:value-type="float" office:value="0.568121738552388" calcext:value-type="float">
            <text:p>0.568121738552388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-0.930801249736868" calcext:value-type="float">
            <text:p>-0.930801249736868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5.07480838475941" calcext:value-type="float">
            <text:p>5.07480838475941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Epargne brute</text:p>
          </table:table-cell>
          <table:table-cell office:value-type="float" office:value="0.0982531381912058" calcext:value-type="float">
            <text:p>0.0982531381912058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Frais de personnel</text:p>
          </table:table-cell>
          <table:table-cell office:value-type="float" office:value="4.79439756700163" calcext:value-type="float">
            <text:p>4.79439756700163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6.10386277268749" calcext:value-type="float">
            <text:p>6.10386277268749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5.17306152295062" calcext:value-type="float">
            <text:p>5.17306152295062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0.0982531381912058" calcext:value-type="float">
            <text:p>0.0982531381912058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Dépenses totales</text:p>
          </table:table-cell>
          <table:table-cell office:value-type="float" office:value="5.07480838475941" calcext:value-type="float">
            <text:p>5.07480838475941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Epargne nette</text:p>
          </table:table-cell>
          <table:table-cell office:value-type="float" office:value="0.0982531381912058" calcext:value-type="float">
            <text:p>0.0982531381912058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Recettes totales</text:p>
          </table:table-cell>
          <table:table-cell office:value-type="float" office:value="5.17306152295062" calcext:value-type="float">
            <text:p>5.17306152295062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0.0982531381912058" calcext:value-type="float">
            <text:p>0.0982531381912058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Achats et charges externes</text:p>
          </table:table-cell>
          <table:table-cell office:value-type="float" office:value="12.3202913349487" calcext:value-type="float">
            <text:p>12.3202913349487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Fonds de roulement</text:p>
          </table:table-cell>
          <table:table-cell office:value-type="float" office:value="0.115677473943309" calcext:value-type="float">
            <text:p>0.115677473943309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.8447580862275" calcext:value-type="float">
            <text:p>13.8447580862275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Epargne de gestion</text:p>
          </table:table-cell>
          <table:table-cell office:value-type="float" office:value="0.115677473943309" calcext:value-type="float">
            <text:p>0.115677473943309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.7290806122841" calcext:value-type="float">
            <text:p>13.7290806122841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Dépenses d'équip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Dépôts au Trésor</text:p>
          </table:table-cell>
          <table:table-cell office:value-type="float" office:value="3.18942406061305" calcext:value-type="float">
            <text:p>3.18942406061305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1.40878927733549" calcext:value-type="float">
            <text:p>1.40878927733549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3.8447580862275" calcext:value-type="float">
            <text:p>13.8447580862275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3.7290806122841" calcext:value-type="float">
            <text:p>13.7290806122841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Epargne brute</text:p>
          </table:table-cell>
          <table:table-cell office:value-type="float" office:value="0.115677473943309" calcext:value-type="float">
            <text:p>0.115677473943309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Frais de personnel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3.8447580862275" calcext:value-type="float">
            <text:p>13.8447580862275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0.115677473943309" calcext:value-type="float">
            <text:p>0.115677473943309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Dépenses totales</text:p>
          </table:table-cell>
          <table:table-cell office:value-type="float" office:value="13.7290806122841" calcext:value-type="float">
            <text:p>13.7290806122841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Epargne nette</text:p>
          </table:table-cell>
          <table:table-cell office:value-type="float" office:value="0.115677473943309" calcext:value-type="float">
            <text:p>0.115677473943309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Recettes totales</text:p>
          </table:table-cell>
          <table:table-cell office:value-type="float" office:value="13.8447580862275" calcext:value-type="float">
            <text:p>13.8447580862275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0.115677473943309" calcext:value-type="float">
            <text:p>0.115677473943309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Achats et charges externes</text:p>
          </table:table-cell>
          <table:table-cell office:value-type="float" office:value="4.35454138831742" calcext:value-type="float">
            <text:p>4.35454138831742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0136647326691477" calcext:value-type="float">
            <text:p>0.00136647326691477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FCTVA</text:p>
          </table:table-cell>
          <table:table-cell office:value-type="float" office:value="0.052676891426458" calcext:value-type="float">
            <text:p>0.052676891426458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Fonds de roulement</text:p>
          </table:table-cell>
          <table:table-cell office:value-type="float" office:value="0.496237373153649" calcext:value-type="float">
            <text:p>0.496237373153649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1.9962334435173" calcext:value-type="float">
            <text:p>11.9962334435173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.052676891426458" calcext:value-type="float">
            <text:p>0.052676891426458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Epargne de gestion</text:p>
          </table:table-cell>
          <table:table-cell office:value-type="float" office:value="-6.30385901851552" calcext:value-type="float">
            <text:p>-6.30385901851552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Concours de l'Etat</text:p>
          </table:table-cell>
          <table:table-cell office:value-type="float" office:value="0.00136647326691477" calcext:value-type="float">
            <text:p>0.00136647326691477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1.966269272555" calcext:value-type="float">
            <text:p>11.966269272555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Dépenses d'équipement</text:p>
          </table:table-cell>
          <table:table-cell office:value-type="float" office:value="0.290017336631146" calcext:value-type="float">
            <text:p>0.290017336631146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.290017336631146" calcext:value-type="float">
            <text:p>0.290017336631146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Encours de dette</text:p>
          </table:table-cell>
          <table:table-cell office:value-type="float" office:value="0.226170800490049" calcext:value-type="float">
            <text:p>0.226170800490049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226170800490049" calcext:value-type="float">
            <text:p>0.226170800490049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.381551975220175" calcext:value-type="float">
            <text:p>0.381551975220175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5.22145315642264" calcext:value-type="float">
            <text:p>5.22145315642264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462466424724346" calcext:value-type="float">
            <text:p>0.462466424724346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Autres dépenses d'investissement</text:p>
          </table:table-cell>
          <table:table-cell table:style-name="ce5" office:value-type="string" calcext:value-type="string">
            <text:p>4.204686446327766e-17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.39186183860752" calcext:value-type="float">
            <text:p>6.39186183860752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2.2562866091861" calcext:value-type="float">
            <text:p>12.2562866091861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Epargne brute</text:p>
          </table:table-cell>
          <table:table-cell office:value-type="float" office:value="0.0299641709623006" calcext:value-type="float">
            <text:p>0.0299641709623006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Frais de personnel</text:p>
          </table:table-cell>
          <table:table-cell office:value-type="float" office:value="7.14926145951319" calcext:value-type="float">
            <text:p>7.14926145951319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2.0489103349437" calcext:value-type="float">
            <text:p>12.0489103349437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0.207376274242388" calcext:value-type="float">
            <text:p>-0.207376274242388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Emprunts hors GAD</text:p>
          </table:table-cell>
          <table:table-cell office:value-type="float" office:value="0.0862444233836481" calcext:value-type="float">
            <text:p>0.0862444233836481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.0545353782852916" calcext:value-type="float">
            <text:p>0.0545353782852916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Annuité de la dette</text:p>
          </table:table-cell>
          <table:table-cell office:value-type="float" office:value="0.0545353782852916" calcext:value-type="float">
            <text:p>0.0545353782852916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Dépenses d'investissement</text:p>
          </table:table-cell>
          <table:table-cell office:value-type="float" office:value="0.344552714916437" calcext:value-type="float">
            <text:p>0.344552714916437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Dépenses totales</text:p>
          </table:table-cell>
          <table:table-cell office:value-type="float" office:value="12.3108219874714" calcext:value-type="float">
            <text:p>12.3108219874714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Epargne nette</text:p>
          </table:table-cell>
          <table:table-cell office:value-type="float" office:value="-0.0245712073229912" calcext:value-type="float">
            <text:p>-0.0245712073229912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Flux net de dette</text:p>
          </table:table-cell>
          <table:table-cell office:value-type="float" office:value="0.0317090450983565" calcext:value-type="float">
            <text:p>0.0317090450983565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Recettes d'investissement</text:p>
          </table:table-cell>
          <table:table-cell office:value-type="float" office:value="0.138921314810106" calcext:value-type="float">
            <text:p>0.138921314810106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Recettes totales</text:p>
          </table:table-cell>
          <table:table-cell office:value-type="float" office:value="12.1351547583274" calcext:value-type="float">
            <text:p>12.1351547583274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0.17566722914403" calcext:value-type="float">
            <text:p>-0.17566722914403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.52942557962137" calcext:value-type="float">
            <text:p>3.52942557962137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147657474399575" calcext:value-type="float">
            <text:p>0.147657474399575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FCTVA</text:p>
          </table:table-cell>
          <table:table-cell office:value-type="float" office:value="0.068788516215529" calcext:value-type="float">
            <text:p>0.068788516215529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Fonds de roulement</text:p>
          </table:table-cell>
          <table:table-cell office:value-type="float" office:value="0.111223966158896" calcext:value-type="float">
            <text:p>0.111223966158896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9.67275987610088" calcext:value-type="float">
            <text:p>9.67275987610088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.068788516215529" calcext:value-type="float">
            <text:p>0.068788516215529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Epargne de gestion</text:p>
          </table:table-cell>
          <table:table-cell office:value-type="float" office:value="-5.13169355770787" calcext:value-type="float">
            <text:p>-5.13169355770787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Concours de l'Etat</text:p>
          </table:table-cell>
          <table:table-cell office:value-type="float" office:value="0.147657474399575" calcext:value-type="float">
            <text:p>0.147657474399575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9.61483530200412" calcext:value-type="float">
            <text:p>9.61483530200412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Dépenses d'équipement</text:p>
          </table:table-cell>
          <table:table-cell office:value-type="float" office:value="0.546135202607429" calcext:value-type="float">
            <text:p>0.546135202607429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.546135202607429" calcext:value-type="float">
            <text:p>0.546135202607429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Encours de dette</text:p>
          </table:table-cell>
          <table:table-cell office:value-type="float" office:value="0.22312648806084" calcext:value-type="float">
            <text:p>0.22312648806084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22312648806084" calcext:value-type="float">
            <text:p>0.22312648806084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.31554564157093" calcext:value-type="float">
            <text:p>0.31554564157093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3.98035158687964" calcext:value-type="float">
            <text:p>3.98035158687964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381393633989041" calcext:value-type="float">
            <text:p>0.381393633989041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.22920517325073" calcext:value-type="float">
            <text:p>5.22920517325073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0.1609705046115" calcext:value-type="float">
            <text:p>10.1609705046115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Epargne brute</text:p>
          </table:table-cell>
          <table:table-cell office:value-type="float" office:value="0.0579245740967629" calcext:value-type="float">
            <text:p>0.0579245740967629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Frais de personnel</text:p>
          </table:table-cell>
          <table:table-cell office:value-type="float" office:value="5.7040160883937" calcext:value-type="float">
            <text:p>5.7040160883937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9.74154839231641" calcext:value-type="float">
            <text:p>9.74154839231641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0.419422112295138" calcext:value-type="float">
            <text:p>-0.419422112295138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Emprunts hors GAD</text:p>
          </table:table-cell>
          <table:table-cell office:value-type="float" office:value="0.0531846235639491" calcext:value-type="float">
            <text:p>0.0531846235639491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.0184669794965442" calcext:value-type="float">
            <text:p>0.0184669794965442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Annuité de la dette</text:p>
          </table:table-cell>
          <table:table-cell office:value-type="float" office:value="0.0184669794965442" calcext:value-type="float">
            <text:p>0.0184669794965442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0.564602182103974" calcext:value-type="float">
            <text:p>0.564602182103974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Dépenses totales</text:p>
          </table:table-cell>
          <table:table-cell office:value-type="float" office:value="10.1794374841081" calcext:value-type="float">
            <text:p>10.1794374841081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Epargne nette</text:p>
          </table:table-cell>
          <table:table-cell office:value-type="float" office:value="0.0394575946002181" calcext:value-type="float">
            <text:p>0.0394575946002181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Flux net de dette</text:p>
          </table:table-cell>
          <table:table-cell office:value-type="float" office:value="0.0347176440674048" calcext:value-type="float">
            <text:p>0.0347176440674048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Recettes d'investissement</text:p>
          </table:table-cell>
          <table:table-cell office:value-type="float" office:value="0.121973139779478" calcext:value-type="float">
            <text:p>0.121973139779478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Recettes totales</text:p>
          </table:table-cell>
          <table:table-cell office:value-type="float" office:value="9.79473301588035" calcext:value-type="float">
            <text:p>9.79473301588035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0.384704468227733" calcext:value-type="float">
            <text:p>-0.384704468227733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Achats et charges extern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Fonds de roulement</text:p>
          </table:table-cell>
          <table:table-cell office:value-type="float" office:value="-0.273727250989665" calcext:value-type="float">
            <text:p>-0.273727250989665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Recettes de fonctionnement</text:p>
          </table:table-cell>
          <table:table-cell office:value-type="float" office:value="0.0190565636706608" calcext:value-type="float">
            <text:p>0.0190565636706608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Epargne de gestion</text:p>
          </table:table-cell>
          <table:table-cell office:value-type="float" office:value="0.0190565636706608" calcext:value-type="float">
            <text:p>0.0190565636706608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Dépens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Dépenses d'équip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Ventes de biens et services</text:p>
          </table:table-cell>
          <table:table-cell office:value-type="float" office:value="0.0190565636706608" calcext:value-type="float">
            <text:p>0.0190565636706608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Dépenses totales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Epargne brute</text:p>
          </table:table-cell>
          <table:table-cell office:value-type="float" office:value="0.0190565636706608" calcext:value-type="float">
            <text:p>0.0190565636706608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Frais de personnel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0.0190565636706608" calcext:value-type="float">
            <text:p>0.0190565636706608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0.0190565636706608" calcext:value-type="float">
            <text:p>0.0190565636706608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Dépenses total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Epargne nette</text:p>
          </table:table-cell>
          <table:table-cell office:value-type="float" office:value="0.0190565636706608" calcext:value-type="float">
            <text:p>0.0190565636706608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Recettes totales</text:p>
          </table:table-cell>
          <table:table-cell office:value-type="float" office:value="0.0190565636706608" calcext:value-type="float">
            <text:p>0.0190565636706608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0.0190565636706608" calcext:value-type="float">
            <text:p>0.019056563670660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5.9716195303362" calcext:value-type="float">
            <text:p>75.971619530336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impôts et taxes</text:p>
          </table:table-cell>
          <table:table-cell office:value-type="float" office:value="49.1769492847074" calcext:value-type="float">
            <text:p>49.1769492847074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Charges financières</text:p>
          </table:table-cell>
          <table:table-cell office:value-type="float" office:value="32.8933878175329" calcext:value-type="float">
            <text:p>32.893387817532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chats et charges externes</text:p>
          </table:table-cell>
          <table:table-cell office:value-type="float" office:value="430.110981615332" calcext:value-type="float">
            <text:p>430.11098161533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1.9784047626188" calcext:value-type="float">
            <text:p>11.978404762618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CTVA</text:p>
          </table:table-cell>
          <table:table-cell office:value-type="float" office:value="37.3584647452239" calcext:value-type="float">
            <text:p>37.358464745223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iscalité reversée</text:p>
          </table:table-cell>
          <table:table-cell office:value-type="float" office:value="523.379509942117" calcext:value-type="float">
            <text:p>523.379509942117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onds de roulement</text:p>
          </table:table-cell>
          <table:table-cell office:value-type="float" office:value="66.3898536424437" calcext:value-type="float">
            <text:p>66.3898536424437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Impôts locaux</text:p>
          </table:table-cell>
          <table:table-cell office:value-type="float" office:value="1491.61746093633" calcext:value-type="float">
            <text:p>1491.61746093633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5.8002879165042" calcext:value-type="float">
            <text:p>25.800287916504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486800227933899" calcext:value-type="float">
            <text:p>0.48680022793389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50.22209579222" calcext:value-type="float">
            <text:p>2050.2220957922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6.252328224815" calcext:value-type="float">
            <text:p>116.252328224815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1.562246948385" calcext:value-type="float">
            <text:p>11.562246948385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6.648358875926" calcext:value-type="float">
            <text:p>26.64835887592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pargne de gestion</text:p>
          </table:table-cell>
          <table:table-cell office:value-type="float" office:value="362.498367573404" calcext:value-type="float">
            <text:p>362.498367573404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Concours de l'Etat</text:p>
          </table:table-cell>
          <table:table-cell office:value-type="float" office:value="223.893109498246" calcext:value-type="float">
            <text:p>223.89310949824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21.31481450379" calcext:value-type="float">
            <text:p>1721.3148145037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'équipement</text:p>
          </table:table-cell>
          <table:table-cell office:value-type="float" office:value="373.47637855022" calcext:value-type="float">
            <text:p>373.4763785502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'intervention</text:p>
          </table:table-cell>
          <table:table-cell office:value-type="float" office:value="358.862369912725" calcext:value-type="float">
            <text:p>358.862369912725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07.802705215488" calcext:value-type="float">
            <text:p>407.80270521548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ôts au Trésor</text:p>
          </table:table-cell>
          <table:table-cell office:value-type="float" office:value="89.8270884443511" calcext:value-type="float">
            <text:p>89.8270884443511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86.114416819122" calcext:value-type="float">
            <text:p>186.11441681912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ncours de dette</text:p>
          </table:table-cell>
          <table:table-cell office:value-type="float" office:value="838.556915094623" calcext:value-type="float">
            <text:p>838.556915094623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07058003179078" calcext:value-type="float">
            <text:p>1.0705800317907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09.573240560238" calcext:value-type="float">
            <text:p>109.57324056023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2872986833818" calcext:value-type="float">
            <text:p>35.287298683381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7.67796778934109" calcext:value-type="float">
            <text:p>7.6779677893410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1.7304690639715" calcext:value-type="float">
            <text:p>21.7304690639715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.92224394925471" calcext:value-type="float">
            <text:p>2.92224394925471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29.11751971928" calcext:value-type="float">
            <text:p>2129.1175197192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pargne brute</text:p>
          </table:table-cell>
          <table:table-cell office:value-type="float" office:value="328.907281288426" calcext:value-type="float">
            <text:p>328.90728128842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Impôts et taxes</text:p>
          </table:table-cell>
          <table:table-cell office:value-type="float" office:value="1540.79441022104" calcext:value-type="float">
            <text:p>1540.79441022104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37.486335062832" calcext:value-type="float">
            <text:p>837.48633506283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rais de personnel</text:p>
          </table:table-cell>
          <table:table-cell office:value-type="float" office:value="864.160776474822" calcext:value-type="float">
            <text:p>864.16077647482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4.23086644873" calcext:value-type="float">
            <text:p>154.23086644873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6.47442401704" calcext:value-type="float">
            <text:p>2166.47442401704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7.356904297754" calcext:value-type="float">
            <text:p>37.356904297754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mprunts hors GAD</text:p>
          </table:table-cell>
          <table:table-cell office:value-type="float" office:value="59.9931020004199" calcext:value-type="float">
            <text:p>59.993102000419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0.051339111658" calcext:value-type="float">
            <text:p>140.05133911165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nnuité de la dette</text:p>
          </table:table-cell>
          <table:table-cell office:value-type="float" office:value="172.944726929191" calcext:value-type="float">
            <text:p>172.944726929191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47.854044327145" calcext:value-type="float">
            <text:p>547.854044327145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totales</text:p>
          </table:table-cell>
          <table:table-cell office:value-type="float" office:value="2269.16885883094" calcext:value-type="float">
            <text:p>2269.16885883094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pargne nette</text:p>
          </table:table-cell>
          <table:table-cell office:value-type="float" office:value="188.855942176769" calcext:value-type="float">
            <text:p>188.85594217676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lux net de dette</text:p>
          </table:table-cell>
          <table:table-cell office:value-type="float" office:value="-80.0582371112377" calcext:value-type="float">
            <text:p>-80.0582371112377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d'investissement</text:p>
          </table:table-cell>
          <table:table-cell office:value-type="float" office:value="176.245430225235" calcext:value-type="float">
            <text:p>176.245430225235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totales</text:p>
          </table:table-cell>
          <table:table-cell office:value-type="float" office:value="2226.46752601746" calcext:value-type="float">
            <text:p>2226.4675260174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2.7013328134844" calcext:value-type="float">
            <text:p>-42.7013328134844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42.459559500185" calcext:value-type="float">
            <text:p>142.45955950018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35.0749268377783" calcext:value-type="float">
            <text:p>35.0749268377783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48.7849405761389" calcext:value-type="float">
            <text:p>48.7849405761389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493.925241511656" calcext:value-type="float">
            <text:p>493.925241511656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74293826460519" calcext:value-type="float">
            <text:p>2.74293826460519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CTVA</text:p>
          </table:table-cell>
          <table:table-cell office:value-type="float" office:value="91.734732974246" calcext:value-type="float">
            <text:p>91.734732974246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322.232348169309" calcext:value-type="float">
            <text:p>322.232348169309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211.991208975729" calcext:value-type="float">
            <text:p>211.991208975729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Impôts locaux</text:p>
          </table:table-cell>
          <table:table-cell office:value-type="float" office:value="1341.48594085963" calcext:value-type="float">
            <text:p>1341.48594085963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.8751771812373" calcext:value-type="float">
            <text:p>17.8751771812373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31.005994722725" calcext:value-type="float">
            <text:p>31.00599472272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69.67961619818" calcext:value-type="float">
            <text:p>1869.67961619818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65.248888065072" calcext:value-type="float">
            <text:p>265.24888806507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2.9469001461064" calcext:value-type="float">
            <text:p>42.9469001461064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.88870815796934" calcext:value-type="float">
            <text:p>6.88870815796934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249.771032775803" calcext:value-type="float">
            <text:p>249.771032775803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165.039207100334" calcext:value-type="float">
            <text:p>165.039207100334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68.6182233901" calcext:value-type="float">
            <text:p>1668.6182233901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437.313264278082" calcext:value-type="float">
            <text:p>437.31326427808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9.892914276992" calcext:value-type="float">
            <text:p>139.89291427699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44.472412281658" calcext:value-type="float">
            <text:p>444.472412281658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177.79475957869" calcext:value-type="float">
            <text:p>177.79475957869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44.421091654491" calcext:value-type="float">
            <text:p>144.421091654491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</text:p>
          </table:table-cell>
          <table:table-cell office:value-type="float" office:value="1828.53793488453" calcext:value-type="float">
            <text:p>1828.53793488453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6227184508363" calcext:value-type="float">
            <text:p>2.46227184508363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94.91919706915" calcext:value-type="float">
            <text:p>194.9191970691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0683404932726" calcext:value-type="float">
            <text:p>30.0683404932726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270439845607048" calcext:value-type="float">
            <text:p>0.270439845607048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1.1307047997032" calcext:value-type="float">
            <text:p>21.130704799703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1.0545955906405" calcext:value-type="float">
            <text:p>31.054595590640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13.09063567176" calcext:value-type="float">
            <text:p>2113.09063567176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pargne brute</text:p>
          </table:table-cell>
          <table:table-cell office:value-type="float" office:value="201.061392808077" calcext:value-type="float">
            <text:p>201.061392808077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Impôts et taxes</text:p>
          </table:table-cell>
          <table:table-cell office:value-type="float" office:value="1376.56086769741" calcext:value-type="float">
            <text:p>1376.56086769741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826.07566303945" calcext:value-type="float">
            <text:p>1826.0756630394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955.946786532045" calcext:value-type="float">
            <text:p>955.94678653204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2.029639531587" calcext:value-type="float">
            <text:p>112.029639531587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34.92850426325" calcext:value-type="float">
            <text:p>2134.9285042632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1.8378685914909" calcext:value-type="float">
            <text:p>21.8378685914909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185.19480122991" calcext:value-type="float">
            <text:p>185.19480122991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7.118225788865" calcext:value-type="float">
            <text:p>147.11822578886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195.903166365004" calcext:value-type="float">
            <text:p>195.903166365004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91.590638070524" calcext:value-type="float">
            <text:p>591.590638070524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260.20886146063" calcext:value-type="float">
            <text:p>2260.20886146063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pargne nette</text:p>
          </table:table-cell>
          <table:table-cell office:value-type="float" office:value="53.9431670192117" calcext:value-type="float">
            <text:p>53.9431670192117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38.076575441045" calcext:value-type="float">
            <text:p>38.07657544104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450.443689294982" calcext:value-type="float">
            <text:p>450.44368929498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320.12330549316" calcext:value-type="float">
            <text:p>2320.12330549316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59.9144440325359" calcext:value-type="float">
            <text:p>59.914444032535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139948946699" calcext:value-type="float">
            <text:p>82.13994894669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impôts et taxes</text:p>
          </table:table-cell>
          <table:table-cell office:value-type="float" office:value="46.3934845184785" calcext:value-type="float">
            <text:p>46.393484518478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Charges financières</text:p>
          </table:table-cell>
          <table:table-cell office:value-type="float" office:value="37.1990250213448" calcext:value-type="float">
            <text:p>37.1990250213448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3.665144709101" calcext:value-type="float">
            <text:p>343.66514470910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7.16938248157377" calcext:value-type="float">
            <text:p>7.16938248157377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CTVA</text:p>
          </table:table-cell>
          <table:table-cell office:value-type="float" office:value="36.9788569636354" calcext:value-type="float">
            <text:p>36.978856963635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iscalité reversée</text:p>
          </table:table-cell>
          <table:table-cell office:value-type="float" office:value="223.367061037445" calcext:value-type="float">
            <text:p>223.36706103744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onds de roulement</text:p>
          </table:table-cell>
          <table:table-cell office:value-type="float" office:value="-37.087319527452" calcext:value-type="float">
            <text:p>-37.087319527452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Impôts locaux</text:p>
          </table:table-cell>
          <table:table-cell office:value-type="float" office:value="1204.55887682738" calcext:value-type="float">
            <text:p>1204.55887682738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0.5815371748184" calcext:value-type="float">
            <text:p>50.581537174818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1.3648003171229" calcext:value-type="float">
            <text:p>11.364800317122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99.60605878971" calcext:value-type="float">
            <text:p>1799.6060587897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47.919935791326" calcext:value-type="float">
            <text:p>147.919935791326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1.5794504364796" calcext:value-type="float">
            <text:p>51.5794504364796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4848669652036" calcext:value-type="float">
            <text:p>3.4848669652036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pargne de gestion</text:p>
          </table:table-cell>
          <table:table-cell office:value-type="float" office:value="225.900608632015" calcext:value-type="float">
            <text:p>225.90060863201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Concours de l'Etat</text:p>
          </table:table-cell>
          <table:table-cell office:value-type="float" office:value="308.863045250998" calcext:value-type="float">
            <text:p>308.863045250998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Crédits de trésorerie</text:p>
          </table:table-cell>
          <table:table-cell office:value-type="float" office:value="152.689446080396" calcext:value-type="float">
            <text:p>152.689446080396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04.21078235263" calcext:value-type="float">
            <text:p>1604.2107823526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'équipement</text:p>
          </table:table-cell>
          <table:table-cell office:value-type="float" office:value="350.003579045495" calcext:value-type="float">
            <text:p>350.00357904549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2.685506002683" calcext:value-type="float">
            <text:p>132.68550600268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84.170497987489" calcext:value-type="float">
            <text:p>384.17049798748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ôts au Trésor</text:p>
          </table:table-cell>
          <table:table-cell office:value-type="float" office:value="44.1504945026224" calcext:value-type="float">
            <text:p>44.150494502622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51.112125594605" calcext:value-type="float">
            <text:p>251.11212559460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ncours de dette</text:p>
          </table:table-cell>
          <table:table-cell office:value-type="float" office:value="1084.83662734575" calcext:value-type="float">
            <text:p>1084.8366273457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38912982871879" calcext:value-type="float">
            <text:p>0.83891298287187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2.8439436497012" calcext:value-type="float">
            <text:p>92.8439436497012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6586659058039" calcext:value-type="float">
            <text:p>25.658665905803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0.6820519767908" calcext:value-type="float">
            <text:p>30.6820519767908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2.7682559983274" calcext:value-type="float">
            <text:p>22.768255998327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8.8011298809918" calcext:value-type="float">
            <text:p>28.8011298809918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988.38128034012" calcext:value-type="float">
            <text:p>1988.38128034012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pargne brute</text:p>
          </table:table-cell>
          <table:table-cell office:value-type="float" office:value="195.395276437072" calcext:value-type="float">
            <text:p>195.395276437072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Impôts et taxes</text:p>
          </table:table-cell>
          <table:table-cell office:value-type="float" office:value="1250.95236134586" calcext:value-type="float">
            <text:p>1250.95236134586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83.99771436288" calcext:value-type="float">
            <text:p>1083.99771436288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rais de personnel</text:p>
          </table:table-cell>
          <table:table-cell office:value-type="float" office:value="1065.0024407137" calcext:value-type="float">
            <text:p>1065.0024407137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24.178452544824" calcext:value-type="float">
            <text:p>124.17845254482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47.52599458103" calcext:value-type="float">
            <text:p>1947.5259945810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40.8552857590909" calcext:value-type="float">
            <text:p>-40.855285759090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mprunts hors GAD</text:p>
          </table:table-cell>
          <table:table-cell office:value-type="float" office:value="87.1482616612361" calcext:value-type="float">
            <text:p>87.148261661236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5.163257130909" calcext:value-type="float">
            <text:p>125.16325713090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nnuité de la dette</text:p>
          </table:table-cell>
          <table:table-cell office:value-type="float" office:value="162.362282152254" calcext:value-type="float">
            <text:p>162.36228215225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09.333755118398" calcext:value-type="float">
            <text:p>509.333755118398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totales</text:p>
          </table:table-cell>
          <table:table-cell office:value-type="float" office:value="2113.54453747103" calcext:value-type="float">
            <text:p>2113.5445374710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pargne nette</text:p>
          </table:table-cell>
          <table:table-cell office:value-type="float" office:value="70.2320193061634" calcext:value-type="float">
            <text:p>70.232019306163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lux net de dette</text:p>
          </table:table-cell>
          <table:table-cell office:value-type="float" office:value="-38.014995469673" calcext:value-type="float">
            <text:p>-38.01499546967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d'investissement</text:p>
          </table:table-cell>
          <table:table-cell office:value-type="float" office:value="235.068197452562" calcext:value-type="float">
            <text:p>235.068197452562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totales</text:p>
          </table:table-cell>
          <table:table-cell office:value-type="float" office:value="2034.67425624227" calcext:value-type="float">
            <text:p>2034.67425624227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78.8702812287638" calcext:value-type="float">
            <text:p>-78.8702812287638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2.176328207052" calcext:value-type="float">
            <text:p>122.17632820705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65.5770063765941" calcext:value-type="float">
            <text:p>65.5770063765941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76.8218801575394" calcext:value-type="float">
            <text:p>76.8218801575394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15.912093023256" calcext:value-type="float">
            <text:p>515.91209302325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7877612528132" calcext:value-type="float">
            <text:p>6.787761252813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CTVA</text:p>
          </table:table-cell>
          <table:table-cell office:value-type="float" office:value="115.736601275319" calcext:value-type="float">
            <text:p>115.73660127531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532.024831207802" calcext:value-type="float">
            <text:p>532.02483120780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244.764586271568" calcext:value-type="float">
            <text:p>244.764586271568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Impôts locaux</text:p>
          </table:table-cell>
          <table:table-cell office:value-type="float" office:value="1599.65148162041" calcext:value-type="float">
            <text:p>1599.65148162041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8.232689422356" calcext:value-type="float">
            <text:p>148.23268942235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6.3990997749437" calcext:value-type="float">
            <text:p>46.399099774943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2269.33965978995" calcext:value-type="float">
            <text:p>2269.3396597899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09.607547261815" calcext:value-type="float">
            <text:p>309.60754726181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72.7048730307577" calcext:value-type="float">
            <text:p>72.704873030757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50818417104276" calcext:value-type="float">
            <text:p>3.5081841710427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321.579425356339" calcext:value-type="float">
            <text:p>321.57942535633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181.274914291073" calcext:value-type="float">
            <text:p>181.274914291073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2019.41157745686" calcext:value-type="float">
            <text:p>2019.4115774568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226.610539009752" calcext:value-type="float">
            <text:p>226.61053900975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136.187646286572" calcext:value-type="float">
            <text:p>136.18764628657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4.635706489122" calcext:value-type="float">
            <text:p>374.63570648912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467.090149474869" calcext:value-type="float">
            <text:p>467.09014947486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6.254463615904" calcext:value-type="float">
            <text:p>26.254463615904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</text:p>
          </table:table-cell>
          <table:table-cell office:value-type="float" office:value="1636.09591466617" calcext:value-type="float">
            <text:p>1636.0959146661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66485783945987" calcext:value-type="float">
            <text:p>1.6648578394598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5.428867591898" calcext:value-type="float">
            <text:p>155.428867591898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54.9939049137282" calcext:value-type="float">
            <text:p>54.993904913728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4.516983308327" calcext:value-type="float">
            <text:p>144.51698330832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83.3675352588145" calcext:value-type="float">
            <text:p>83.367535258814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71.6946177794449" calcext:value-type="float">
            <text:p>71.694617779444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394.04728394599" calcext:value-type="float">
            <text:p>2394.0472839459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pargne brute</text:p>
          </table:table-cell>
          <table:table-cell office:value-type="float" office:value="249.928082333083" calcext:value-type="float">
            <text:p>249.928082333083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Impôts et taxes</text:p>
          </table:table-cell>
          <table:table-cell office:value-type="float" office:value="1665.228487997" calcext:value-type="float">
            <text:p>1665.22848799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634.43105682671" calcext:value-type="float">
            <text:p>1634.43105682671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1235.49605307577" calcext:value-type="float">
            <text:p>1235.4960530757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84.039854651163" calcext:value-type="float">
            <text:p>184.039854651163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578.94720705176" calcext:value-type="float">
            <text:p>2578.9472070517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84.899923105776" calcext:value-type="float">
            <text:p>184.89992310577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mprunts hors GAD</text:p>
          </table:table-cell>
          <table:table-cell office:value-type="float" office:value="187.548762190548" calcext:value-type="float">
            <text:p>187.548762190548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92.955777944486" calcext:value-type="float">
            <text:p>292.95577794448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369.777658102026" calcext:value-type="float">
            <text:p>369.77765810202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667.591484433609" calcext:value-type="float">
            <text:p>667.59148443360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totales</text:p>
          </table:table-cell>
          <table:table-cell office:value-type="float" office:value="2687.00306189047" calcext:value-type="float">
            <text:p>2687.0030618904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pargne nette</text:p>
          </table:table-cell>
          <table:table-cell office:value-type="float" office:value="-43.0276956114027" calcext:value-type="float">
            <text:p>-43.027695611402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lux net de dette</text:p>
          </table:table-cell>
          <table:table-cell office:value-type="float" office:value="-105.407015753938" calcext:value-type="float">
            <text:p>-105.407015753938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497.156309452363" calcext:value-type="float">
            <text:p>497.156309452363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totales</text:p>
          </table:table-cell>
          <table:table-cell office:value-type="float" office:value="2766.49596924231" calcext:value-type="float">
            <text:p>2766.49596924231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79.4929073518378" calcext:value-type="float">
            <text:p>79.4929073518378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Achats et charges externes</text:p>
          </table:table-cell>
          <table:table-cell office:value-type="float" office:value="1.33195780195049" calcext:value-type="float">
            <text:p>1.33195780195049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Fonds de roulement</text:p>
          </table:table-cell>
          <table:table-cell office:value-type="float" office:value="1.33880307576894" calcext:value-type="float">
            <text:p>1.33880307576894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Recettes de fonctionnement</text:p>
          </table:table-cell>
          <table:table-cell office:value-type="float" office:value="2.12693773443361" calcext:value-type="float">
            <text:p>2.12693773443361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Epargne de gestion</text:p>
          </table:table-cell>
          <table:table-cell office:value-type="float" office:value="0.794979932483121" calcext:value-type="float">
            <text:p>0.794979932483121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Concours de l'Eta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.33195780195049" calcext:value-type="float">
            <text:p>1.33195780195049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Dépenses d'équip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2.12693773443361" calcext:value-type="float">
            <text:p>2.12693773443361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.33195780195049" calcext:value-type="float">
            <text:p>1.33195780195049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Epargne brute</text:p>
          </table:table-cell>
          <table:table-cell office:value-type="float" office:value="0.794979932483121" calcext:value-type="float">
            <text:p>0.794979932483121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Frais de personnel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.12693773443361" calcext:value-type="float">
            <text:p>2.12693773443361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0.794979932483121" calcext:value-type="float">
            <text:p>0.794979932483121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Dépenses totales</text:p>
          </table:table-cell>
          <table:table-cell office:value-type="float" office:value="1.33195780195049" calcext:value-type="float">
            <text:p>1.33195780195049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Epargne nette</text:p>
          </table:table-cell>
          <table:table-cell office:value-type="float" office:value="0.794979932483121" calcext:value-type="float">
            <text:p>0.794979932483121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Recettes totales</text:p>
          </table:table-cell>
          <table:table-cell office:value-type="float" office:value="2.12693773443361" calcext:value-type="float">
            <text:p>2.12693773443361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0.794979932483121" calcext:value-type="float">
            <text:p>0.79497993248312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0.7425137494712" calcext:value-type="float">
            <text:p>50.7425137494712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impôts et taxes</text:p>
          </table:table-cell>
          <table:table-cell office:value-type="float" office:value="32.5403009499635" calcext:value-type="float">
            <text:p>32.5403009499635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Charges financières</text:p>
          </table:table-cell>
          <table:table-cell office:value-type="float" office:value="44.2024802892196" calcext:value-type="float">
            <text:p>44.2024802892196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chats et charges externes</text:p>
          </table:table-cell>
          <table:table-cell office:value-type="float" office:value="473.692126841275" calcext:value-type="float">
            <text:p>473.692126841275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8710470751125" calcext:value-type="float">
            <text:p>2.8710470751125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CTVA</text:p>
          </table:table-cell>
          <table:table-cell office:value-type="float" office:value="59.1317312795662" calcext:value-type="float">
            <text:p>59.1317312795662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iscalité reversée</text:p>
          </table:table-cell>
          <table:table-cell office:value-type="float" office:value="94.4855590169609" calcext:value-type="float">
            <text:p>94.485559016960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onds de roulement</text:p>
          </table:table-cell>
          <table:table-cell office:value-type="float" office:value="-24.5872745279028" calcext:value-type="float">
            <text:p>-24.587274527902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Impôts locaux</text:p>
          </table:table-cell>
          <table:table-cell office:value-type="float" office:value="1032.60995154033" calcext:value-type="float">
            <text:p>1032.60995154033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1.4774833660244" calcext:value-type="float">
            <text:p>31.477483366024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8.165455174801" calcext:value-type="float">
            <text:p>18.16545517480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80.8595471328" calcext:value-type="float">
            <text:p>1880.859547132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8.125050767278" calcext:value-type="float">
            <text:p>128.12505076727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8.9252549901927" calcext:value-type="float">
            <text:p>38.9252549901927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65716549363486" calcext:value-type="float">
            <text:p>3.65716549363486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pargne de gestion</text:p>
          </table:table-cell>
          <table:table-cell office:value-type="float" office:value="268.857435483251" calcext:value-type="float">
            <text:p>268.85743548325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Concours de l'Etat</text:p>
          </table:table-cell>
          <table:table-cell office:value-type="float" office:value="557.64148071228" calcext:value-type="float">
            <text:p>557.6414807122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Crédits de trésorerie</text:p>
          </table:table-cell>
          <table:table-cell office:value-type="float" office:value="28.8450444213684" calcext:value-type="float">
            <text:p>28.845044421368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56.27334987116" calcext:value-type="float">
            <text:p>1656.27334987116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'équipement</text:p>
          </table:table-cell>
          <table:table-cell office:value-type="float" office:value="470.199574824045" calcext:value-type="float">
            <text:p>470.199574824045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'intervention</text:p>
          </table:table-cell>
          <table:table-cell office:value-type="float" office:value="97.9195457867005" calcext:value-type="float">
            <text:p>97.9195457867005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73.85674031768" calcext:value-type="float">
            <text:p>473.8567403176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ôts au Trésor</text:p>
          </table:table-cell>
          <table:table-cell office:value-type="float" office:value="58.7223491404177" calcext:value-type="float">
            <text:p>58.7223491404177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23.292950271144" calcext:value-type="float">
            <text:p>523.29295027114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ncours de dette</text:p>
          </table:table-cell>
          <table:table-cell office:value-type="float" office:value="1263.55023056806" calcext:value-type="float">
            <text:p>1263.55023056806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74851736471674" calcext:value-type="float">
            <text:p>0.87485173647167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4.6645211722626" calcext:value-type="float">
            <text:p>94.6645211722626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1.9150599976924" calcext:value-type="float">
            <text:p>31.915059997692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8659907311257" calcext:value-type="float">
            <text:p>27.8659907311257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8.2508057382408" calcext:value-type="float">
            <text:p>18.250805738240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30.13009018884" calcext:value-type="float">
            <text:p>2130.1300901888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pargne brute</text:p>
          </table:table-cell>
          <table:table-cell office:value-type="float" office:value="224.586197261644" calcext:value-type="float">
            <text:p>224.58619726164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Impôts et taxes</text:p>
          </table:table-cell>
          <table:table-cell office:value-type="float" office:value="1065.15025249029" calcext:value-type="float">
            <text:p>1065.1502524902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62.67537883158" calcext:value-type="float">
            <text:p>1262.6753788315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rais de personnel</text:p>
          </table:table-cell>
          <table:table-cell office:value-type="float" office:value="1008.54413695627" calcext:value-type="float">
            <text:p>1008.54413695627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5.537302026845" calcext:value-type="float">
            <text:p>135.537302026845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08.98459790008" calcext:value-type="float">
            <text:p>2008.9845979000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21.145492288759" calcext:value-type="float">
            <text:p>-121.14549228875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mprunts hors GAD</text:p>
          </table:table-cell>
          <table:table-cell office:value-type="float" office:value="155.763239875389" calcext:value-type="float">
            <text:p>155.76323987538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6.500615360948" calcext:value-type="float">
            <text:p>156.50061536094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nnuité de la dette</text:p>
          </table:table-cell>
          <table:table-cell office:value-type="float" office:value="200.703095650167" calcext:value-type="float">
            <text:p>200.703095650167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'investissement</text:p>
          </table:table-cell>
          <table:table-cell office:value-type="float" office:value="630.357355678628" calcext:value-type="float">
            <text:p>630.35735567862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totales</text:p>
          </table:table-cell>
          <table:table-cell office:value-type="float" office:value="2286.63070554979" calcext:value-type="float">
            <text:p>2286.6307055497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pargne nette</text:p>
          </table:table-cell>
          <table:table-cell office:value-type="float" office:value="68.0855819006959" calcext:value-type="float">
            <text:p>68.085581900695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lux net de dette</text:p>
          </table:table-cell>
          <table:table-cell office:value-type="float" office:value="-0.737375485558248" calcext:value-type="float">
            <text:p>-0.73737548555824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d'investissement</text:p>
          </table:table-cell>
          <table:table-cell office:value-type="float" office:value="283.888290642668" calcext:value-type="float">
            <text:p>283.88829064266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totales</text:p>
          </table:table-cell>
          <table:table-cell office:value-type="float" office:value="2164.74783777547" calcext:value-type="float">
            <text:p>2164.74783777547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1.882867774317" calcext:value-type="float">
            <text:p>-121.88286777431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4.1373881759513" calcext:value-type="float">
            <text:p>34.1373881759513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impôts et taxes</text:p>
          </table:table-cell>
          <table:table-cell office:value-type="float" office:value="28.5790337017531" calcext:value-type="float">
            <text:p>28.579033701753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Charges financières</text:p>
          </table:table-cell>
          <table:table-cell office:value-type="float" office:value="47.1918742427614" calcext:value-type="float">
            <text:p>47.1918742427614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15.950588482556" calcext:value-type="float">
            <text:p>315.95058848255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736011176223327" calcext:value-type="float">
            <text:p>0.73601117622332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CTVA</text:p>
          </table:table-cell>
          <table:table-cell office:value-type="float" office:value="18.0839806641446" calcext:value-type="float">
            <text:p>18.083980664144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iscalité reversée</text:p>
          </table:table-cell>
          <table:table-cell office:value-type="float" office:value="-33.9910985831912" calcext:value-type="float">
            <text:p>-33.991098583191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onds de roulement</text:p>
          </table:table-cell>
          <table:table-cell office:value-type="float" office:value="80.1732109388522" calcext:value-type="float">
            <text:p>80.173210938852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Impôts locaux</text:p>
          </table:table-cell>
          <table:table-cell office:value-type="float" office:value="805.247014316445" calcext:value-type="float">
            <text:p>805.247014316445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1.2734218529783" calcext:value-type="float">
            <text:p>31.2734218529783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.81381648245679" calcext:value-type="float">
            <text:p>9.81381648245679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88.31417872067" calcext:value-type="float">
            <text:p>1688.3141787206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62.0351853225527" calcext:value-type="float">
            <text:p>62.035185322552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6.3802855871226" calcext:value-type="float">
            <text:p>26.380285587122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pargne de gestion</text:p>
          </table:table-cell>
          <table:table-cell office:value-type="float" office:value="142.587765249858" calcext:value-type="float">
            <text:p>142.58776524985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Concours de l'Etat</text:p>
          </table:table-cell>
          <table:table-cell office:value-type="float" office:value="609.045187053384" calcext:value-type="float">
            <text:p>609.045187053384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Crédits de trésorerie</text:p>
          </table:table-cell>
          <table:table-cell office:value-type="float" office:value="49.4523156046782" calcext:value-type="float">
            <text:p>49.452315604678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78.55634868828" calcext:value-type="float">
            <text:p>1578.5563486882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'équipement</text:p>
          </table:table-cell>
          <table:table-cell office:value-type="float" office:value="130.571026135549" calcext:value-type="float">
            <text:p>130.571026135549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'intervention</text:p>
          </table:table-cell>
          <table:table-cell office:value-type="float" office:value="176.59992161808" calcext:value-type="float">
            <text:p>176.5999216180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32.165200652771" calcext:value-type="float">
            <text:p>132.16520065277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ôts au Trésor</text:p>
          </table:table-cell>
          <table:table-cell office:value-type="float" office:value="94.1142936973024" calcext:value-type="float">
            <text:p>94.1142936973024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77.035754024182" calcext:value-type="float">
            <text:p>577.03575402418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ncours de dette</text:p>
          </table:table-cell>
          <table:table-cell office:value-type="float" office:value="1182.71925846253" calcext:value-type="float">
            <text:p>1182.71925846253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45179660262592" calcext:value-type="float">
            <text:p>1.4517966026259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67.1368550799891" calcext:value-type="float">
            <text:p>67.136855079989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6812654847568" calcext:value-type="float">
            <text:p>27.681265484756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59417451722177" calcext:value-type="float">
            <text:p>1.5941745172217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7.111847538511" calcext:value-type="float">
            <text:p>47.11184753851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.81381648245679" calcext:value-type="float">
            <text:p>9.81381648245679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10.72154934105" calcext:value-type="float">
            <text:p>1710.72154934105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pargne brute</text:p>
          </table:table-cell>
          <table:table-cell office:value-type="float" office:value="109.757830032391" calcext:value-type="float">
            <text:p>109.75783003239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Impôts et taxes</text:p>
          </table:table-cell>
          <table:table-cell office:value-type="float" office:value="833.826048018198" calcext:value-type="float">
            <text:p>833.82604801819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81.2674618599" calcext:value-type="float">
            <text:p>1181.2674618599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rais de personnel</text:p>
          </table:table-cell>
          <table:table-cell office:value-type="float" office:value="1011.13269886012" calcext:value-type="float">
            <text:p>1011.1326988601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1.194241030586" calcext:value-type="float">
            <text:p>131.19424103058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50.34936404322" calcext:value-type="float">
            <text:p>1750.3493640432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9.6278147021732" calcext:value-type="float">
            <text:p>39.627814702173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mprunts hors GAD</text:p>
          </table:table-cell>
          <table:table-cell office:value-type="float" office:value="55.633855055263" calcext:value-type="float">
            <text:p>55.633855055263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4.866690156517" calcext:value-type="float">
            <text:p>144.86669015651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nnuité de la dette</text:p>
          </table:table-cell>
          <table:table-cell office:value-type="float" office:value="192.058564399278" calcext:value-type="float">
            <text:p>192.05856439927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'investissement</text:p>
          </table:table-cell>
          <table:table-cell office:value-type="float" office:value="277.031890809287" calcext:value-type="float">
            <text:p>277.03189080928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totales</text:p>
          </table:table-cell>
          <table:table-cell office:value-type="float" office:value="1855.58823949756" calcext:value-type="float">
            <text:p>1855.5882394975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pargne nette</text:p>
          </table:table-cell>
          <table:table-cell office:value-type="float" office:value="-35.1088601241256" calcext:value-type="float">
            <text:p>-35.108860124125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lux net de dette</text:p>
          </table:table-cell>
          <table:table-cell office:value-type="float" office:value="-89.2328351012536" calcext:value-type="float">
            <text:p>-89.232835101253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d'investissement</text:p>
          </table:table-cell>
          <table:table-cell office:value-type="float" office:value="117.669040377816" calcext:value-type="float">
            <text:p>117.66904037781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totales</text:p>
          </table:table-cell>
          <table:table-cell office:value-type="float" office:value="1805.98321909848" calcext:value-type="float">
            <text:p>1805.9832190984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9.6050203990807" calcext:value-type="float">
            <text:p>-49.605020399080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06.291496636771" calcext:value-type="float">
            <text:p>106.29149663677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impôts et taxes</text:p>
          </table:table-cell>
          <table:table-cell office:value-type="float" office:value="216.771572976724" calcext:value-type="float">
            <text:p>216.771572976724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Charges financières</text:p>
          </table:table-cell>
          <table:table-cell office:value-type="float" office:value="1.32555573350416" calcext:value-type="float">
            <text:p>1.3255557335041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80.413228699552" calcext:value-type="float">
            <text:p>580.413228699552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2.9271850309631" calcext:value-type="float">
            <text:p>12.927185030963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CTVA</text:p>
          </table:table-cell>
          <table:table-cell office:value-type="float" office:value="56.4795651825753" calcext:value-type="float">
            <text:p>56.4795651825753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iscalité reversée</text:p>
          </table:table-cell>
          <table:table-cell office:value-type="float" office:value="1325.99220585095" calcext:value-type="float">
            <text:p>1325.99220585095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onds de roulement</text:p>
          </table:table-cell>
          <table:table-cell office:value-type="float" office:value="470.859224588939" calcext:value-type="float">
            <text:p>470.859224588939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Impôts locaux</text:p>
          </table:table-cell>
          <table:table-cell office:value-type="float" office:value="2331.03857036088" calcext:value-type="float">
            <text:p>2331.0385703608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58.131646380525" calcext:value-type="float">
            <text:p>358.131646380525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de fonctionnement</text:p>
          </table:table-cell>
          <table:table-cell office:value-type="float" office:value="3083.35384155456" calcext:value-type="float">
            <text:p>3083.3538415545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08.347935618193" calcext:value-type="float">
            <text:p>208.347935618193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75.110835201794" calcext:value-type="float">
            <text:p>275.110835201794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7.6169122357463" calcext:value-type="float">
            <text:p>17.6169122357463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pargne de gestion</text:p>
          </table:table-cell>
          <table:table-cell office:value-type="float" office:value="299.661754217382" calcext:value-type="float">
            <text:p>299.661754217382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Concours de l'Etat</text:p>
          </table:table-cell>
          <table:table-cell office:value-type="float" office:value="376.413972346786" calcext:value-type="float">
            <text:p>376.41397234678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2786.33313981422" calcext:value-type="float">
            <text:p>2786.33313981422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équipement</text:p>
          </table:table-cell>
          <table:table-cell office:value-type="float" office:value="508.405672378817" calcext:value-type="float">
            <text:p>508.40567237881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tervention</text:p>
          </table:table-cell>
          <table:table-cell office:value-type="float" office:value="396.202551516122" calcext:value-type="float">
            <text:p>396.202551516122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39.083609598548" calcext:value-type="float">
            <text:p>539.08360959854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ôts au Trésor</text:p>
          </table:table-cell>
          <table:table-cell office:value-type="float" office:value="594.045829863336" calcext:value-type="float">
            <text:p>594.04582986333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.35514093529789" calcext:value-type="float">
            <text:p>5.35514093529789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</text:p>
          </table:table-cell>
          <table:table-cell office:value-type="float" office:value="157.195420937433" calcext:value-type="float">
            <text:p>157.195420937433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03023142216528" calcext:value-type="float">
            <text:p>1.0302314221652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47.1540292013667" calcext:value-type="float">
            <text:p>47.154029201366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2.2826708306638" calcext:value-type="float">
            <text:p>42.282670830663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0610249839847" calcext:value-type="float">
            <text:p>13.061024983984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1.2004788597051" calcext:value-type="float">
            <text:p>51.200478859705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45.5768737988469" calcext:value-type="float">
            <text:p>45.5768737988469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3325.41674941277" calcext:value-type="float">
            <text:p>3325.4167494127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pargne brute</text:p>
          </table:table-cell>
          <table:table-cell office:value-type="float" office:value="297.020701740337" calcext:value-type="float">
            <text:p>297.02070174033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Impôts et taxes</text:p>
          </table:table-cell>
          <table:table-cell office:value-type="float" office:value="2547.8101433376" calcext:value-type="float">
            <text:p>2547.810143337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55.794780589366" calcext:value-type="float">
            <text:p>155.79478058936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rais de personnel</text:p>
          </table:table-cell>
          <table:table-cell office:value-type="float" office:value="1766.10913303438" calcext:value-type="float">
            <text:p>1766.1091330343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60.7752178090967" calcext:value-type="float">
            <text:p>60.775217809096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3291.70177717275" calcext:value-type="float">
            <text:p>3291.70177717275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33.7149722400171" calcext:value-type="float">
            <text:p>-33.714972240017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mprunts hors GAD</text:p>
          </table:table-cell>
          <table:table-cell office:value-type="float" office:value="0.222032617979927" calcext:value-type="float">
            <text:p>0.22203261797992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.1261079970105" calcext:value-type="float">
            <text:p>14.1261079970105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nnuité de la dette</text:p>
          </table:table-cell>
          <table:table-cell office:value-type="float" office:value="15.4516637305146" calcext:value-type="float">
            <text:p>15.451663730514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53.209717595558" calcext:value-type="float">
            <text:p>553.20971759555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totales</text:p>
          </table:table-cell>
          <table:table-cell office:value-type="float" office:value="3339.54285740978" calcext:value-type="float">
            <text:p>3339.5428574097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pargne nette</text:p>
          </table:table-cell>
          <table:table-cell office:value-type="float" office:value="282.894593743327" calcext:value-type="float">
            <text:p>282.89459374332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lux net de dette</text:p>
          </table:table-cell>
          <table:table-cell office:value-type="float" office:value="-13.9040753790305" calcext:value-type="float">
            <text:p>-13.9040753790305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d'investissement</text:p>
          </table:table-cell>
          <table:table-cell office:value-type="float" office:value="208.569968236173" calcext:value-type="float">
            <text:p>208.569968236173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totales</text:p>
          </table:table-cell>
          <table:table-cell office:value-type="float" office:value="3291.92380979073" calcext:value-type="float">
            <text:p>3291.92380979073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7.6190476190476" calcext:value-type="float">
            <text:p>-47.619047619047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5.8141184262816" calcext:value-type="float">
            <text:p>55.814118426281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impôts et taxes</text:p>
          </table:table-cell>
          <table:table-cell office:value-type="float" office:value="61.2854007153265" calcext:value-type="float">
            <text:p>61.2854007153265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Charges financières</text:p>
          </table:table-cell>
          <table:table-cell office:value-type="float" office:value="19.5486607497682" calcext:value-type="float">
            <text:p>19.5486607497682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chats et charges externes</text:p>
          </table:table-cell>
          <table:table-cell office:value-type="float" office:value="486.141442575176" calcext:value-type="float">
            <text:p>486.14144257517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271559146906875" calcext:value-type="float">
            <text:p>0.0271559146906875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iscalité reversée</text:p>
          </table:table-cell>
          <table:table-cell office:value-type="float" office:value="546.147171810836" calcext:value-type="float">
            <text:p>546.14717181083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onds de roulement</text:p>
          </table:table-cell>
          <table:table-cell office:value-type="float" office:value="169.192451980395" calcext:value-type="float">
            <text:p>169.192451980395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Impôts locaux</text:p>
          </table:table-cell>
          <table:table-cell office:value-type="float" office:value="1178.30441118029" calcext:value-type="float">
            <text:p>1178.30441118029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88.136176977083" calcext:value-type="float">
            <text:p>288.136176977083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930056961186912" calcext:value-type="float">
            <text:p>0.930056961186912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19.432956683" calcext:value-type="float">
            <text:p>1819.432956683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6.7441753874685" calcext:value-type="float">
            <text:p>56.7441753874685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4.5827963968738" calcext:value-type="float">
            <text:p>14.582796396873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pargne de gestion</text:p>
          </table:table-cell>
          <table:table-cell office:value-type="float" office:value="121.042482448006" calcext:value-type="float">
            <text:p>121.04248244800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Concours de l'Etat</text:p>
          </table:table-cell>
          <table:table-cell office:value-type="float" office:value="298.828983971387" calcext:value-type="float">
            <text:p>298.828983971387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17.96237912306" calcext:value-type="float">
            <text:p>1717.9623791230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'équipement</text:p>
          </table:table-cell>
          <table:table-cell office:value-type="float" office:value="994.800362961982" calcext:value-type="float">
            <text:p>994.800362961982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'intervention</text:p>
          </table:table-cell>
          <table:table-cell office:value-type="float" office:value="90.6950947145317" calcext:value-type="float">
            <text:p>90.6950947145317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994.800362961982" calcext:value-type="float">
            <text:p>994.800362961982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ôts au Trésor</text:p>
          </table:table-cell>
          <table:table-cell office:value-type="float" office:value="165.750165584846" calcext:value-type="float">
            <text:p>165.75016558484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.6656510796132" calcext:value-type="float">
            <text:p>10.6656510796132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ncours de dette</text:p>
          </table:table-cell>
          <table:table-cell office:value-type="float" office:value="776.012270499404" calcext:value-type="float">
            <text:p>776.012270499404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5.16756259107167" calcext:value-type="float">
            <text:p>5.16756259107167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09.56842230759" calcext:value-type="float">
            <text:p>109.56842230759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2580222546034" calcext:value-type="float">
            <text:p>30.2580222546034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9.6018664723804" calcext:value-type="float">
            <text:p>29.6018664723804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930056961186912" calcext:value-type="float">
            <text:p>0.930056961186912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712.76274208504" calcext:value-type="float">
            <text:p>2712.76274208504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pargne brute</text:p>
          </table:table-cell>
          <table:table-cell office:value-type="float" office:value="101.470577559942" calcext:value-type="float">
            <text:p>101.470577559942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Impôts et taxes</text:p>
          </table:table-cell>
          <table:table-cell office:value-type="float" office:value="1239.58981189562" calcext:value-type="float">
            <text:p>1239.58981189562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70.844707908332" calcext:value-type="float">
            <text:p>770.844707908332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rais de personnel</text:p>
          </table:table-cell>
          <table:table-cell office:value-type="float" office:value="1091.31915882898" calcext:value-type="float">
            <text:p>1091.3191588289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1.843872036031" calcext:value-type="float">
            <text:p>141.84387203603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76.17713207047" calcext:value-type="float">
            <text:p>1876.17713207047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836.585610014571" calcext:value-type="float">
            <text:p>-836.58561001457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mprunts hors GAD</text:p>
          </table:table-cell>
          <table:table-cell office:value-type="float" office:value="741.820108623659" calcext:value-type="float">
            <text:p>741.820108623659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33.2689468803815" calcext:value-type="float">
            <text:p>33.2689468803815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nnuité de la dette</text:p>
          </table:table-cell>
          <table:table-cell office:value-type="float" office:value="52.8176076301497" calcext:value-type="float">
            <text:p>52.8176076301497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'investissement</text:p>
          </table:table-cell>
          <table:table-cell office:value-type="float" office:value="1028.06930984236" calcext:value-type="float">
            <text:p>1028.0693098423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totales</text:p>
          </table:table-cell>
          <table:table-cell office:value-type="float" office:value="2746.03168896543" calcext:value-type="float">
            <text:p>2746.03168896543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pargne nette</text:p>
          </table:table-cell>
          <table:table-cell office:value-type="float" office:value="68.2016306795603" calcext:value-type="float">
            <text:p>68.2016306795603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lux net de dette</text:p>
          </table:table-cell>
          <table:table-cell office:value-type="float" office:value="708.551161743277" calcext:value-type="float">
            <text:p>708.551161743277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d'investissement</text:p>
          </table:table-cell>
          <table:table-cell office:value-type="float" office:value="798.564284011127" calcext:value-type="float">
            <text:p>798.564284011127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totales</text:p>
          </table:table-cell>
          <table:table-cell office:value-type="float" office:value="2617.99724069413" calcext:value-type="float">
            <text:p>2617.99724069413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8.034448271294" calcext:value-type="float">
            <text:p>-128.03444827129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6.4908579668349" calcext:value-type="float">
            <text:p>66.490857966834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impôts et taxes</text:p>
          </table:table-cell>
          <table:table-cell office:value-type="float" office:value="55.7123635052763" calcext:value-type="float">
            <text:p>55.7123635052763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7.520089794848" calcext:value-type="float">
            <text:p>327.52008979484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8942845906797" calcext:value-type="float">
            <text:p>1.78942845906797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CTVA</text:p>
          </table:table-cell>
          <table:table-cell office:value-type="float" office:value="50.1871527823294" calcext:value-type="float">
            <text:p>50.187152782329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iscalité reversée</text:p>
          </table:table-cell>
          <table:table-cell office:value-type="float" office:value="119.105230386052" calcext:value-type="float">
            <text:p>119.10523038605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onds de roulement</text:p>
          </table:table-cell>
          <table:table-cell office:value-type="float" office:value="133.376378055974" calcext:value-type="float">
            <text:p>133.37637805597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Impôts locaux</text:p>
          </table:table-cell>
          <table:table-cell office:value-type="float" office:value="828.002392344498" calcext:value-type="float">
            <text:p>828.00239234449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93091695615127" calcext:value-type="float">
            <text:p>4.93091695615127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.17021760503375" calcext:value-type="float">
            <text:p>8.17021760503375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99.88383397785" calcext:value-type="float">
            <text:p>1399.88383397785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5.20924297044" calcext:value-type="float">
            <text:p>125.2092429704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3.2774133184768" calcext:value-type="float">
            <text:p>53.277413318476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6.2159392410041" calcext:value-type="float">
            <text:p>16.2159392410041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pargne de gestion</text:p>
          </table:table-cell>
          <table:table-cell office:value-type="float" office:value="83.0648784164646" calcext:value-type="float">
            <text:p>83.064878416464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Concours de l'Etat</text:p>
          </table:table-cell>
          <table:table-cell office:value-type="float" office:value="242.005362128859" calcext:value-type="float">
            <text:p>242.00536212885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5.99730320509" calcext:value-type="float">
            <text:p>1315.9973032050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'équipement</text:p>
          </table:table-cell>
          <table:table-cell office:value-type="float" office:value="284.493352887199" calcext:value-type="float">
            <text:p>284.49335288719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'intervention</text:p>
          </table:table-cell>
          <table:table-cell office:value-type="float" office:value="128.509937078063" calcext:value-type="float">
            <text:p>128.509937078063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11.506102444779" calcext:value-type="float">
            <text:p>311.50610244477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ôts au Trésor</text:p>
          </table:table-cell>
          <table:table-cell office:value-type="float" office:value="122.537879006358" calcext:value-type="float">
            <text:p>122.53787900635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35.28501671364" calcext:value-type="float">
            <text:p>235.2850167136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ncours de dette</text:p>
          </table:table-cell>
          <table:table-cell office:value-type="float" office:value="13.8911076882742" calcext:value-type="float">
            <text:p>13.891107688274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94622992724651" calcext:value-type="float">
            <text:p>0.94622992724651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9.244487120666" calcext:value-type="float">
            <text:p>129.24448712066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4975909418626" calcext:value-type="float">
            <text:p>27.497590941862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0.796810316576" calcext:value-type="float">
            <text:p>10.79681031657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3878059251491" calcext:value-type="float">
            <text:p>27.3878059251491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8.53123222127548" calcext:value-type="float">
            <text:p>8.5312322212754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27.50340564987" calcext:value-type="float">
            <text:p>1627.50340564987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pargne brute</text:p>
          </table:table-cell>
          <table:table-cell office:value-type="float" office:value="83.8865307727601" calcext:value-type="float">
            <text:p>83.8865307727601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Impôts et taxes</text:p>
          </table:table-cell>
          <table:table-cell office:value-type="float" office:value="883.714755849774" calcext:value-type="float">
            <text:p>883.71475584977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.9448777610277" calcext:value-type="float">
            <text:p>12.9448777610277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rais de personnel</text:p>
          </table:table-cell>
          <table:table-cell office:value-type="float" office:value="832.469685390313" calcext:value-type="float">
            <text:p>832.469685390313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7.531422953398" calcext:value-type="float">
            <text:p>117.53142295339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525.09307694829" calcext:value-type="float">
            <text:p>1525.0930769482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02.41032870158" calcext:value-type="float">
            <text:p>-102.4103287015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mprunts hors GAD</text:p>
          </table:table-cell>
          <table:table-cell office:value-type="float" office:value="0.533425968407944" calcext:value-type="float">
            <text:p>0.53342596840794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4.16413646195189" calcext:value-type="float">
            <text:p>4.1641364619518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nnuité de la dette</text:p>
          </table:table-cell>
          <table:table-cell office:value-type="float" office:value="4.16413646195189" calcext:value-type="float">
            <text:p>4.1641364619518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15.670238906731" calcext:value-type="float">
            <text:p>315.670238906731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totales</text:p>
          </table:table-cell>
          <table:table-cell office:value-type="float" office:value="1631.66754211182" calcext:value-type="float">
            <text:p>1631.6675421118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pargne nette</text:p>
          </table:table-cell>
          <table:table-cell office:value-type="float" office:value="79.7223943108082" calcext:value-type="float">
            <text:p>79.722394310808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lux net de dette</text:p>
          </table:table-cell>
          <table:table-cell office:value-type="float" office:value="-3.63071049354395" calcext:value-type="float">
            <text:p>-3.63071049354395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d'investissement</text:p>
          </table:table-cell>
          <table:table-cell office:value-type="float" office:value="125.742668938848" calcext:value-type="float">
            <text:p>125.74266893884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totales</text:p>
          </table:table-cell>
          <table:table-cell office:value-type="float" office:value="1525.62650291669" calcext:value-type="float">
            <text:p>1525.6265029166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06.041039195124" calcext:value-type="float">
            <text:p>-106.041039195124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41.1644169802567" calcext:value-type="float">
            <text:p>41.1644169802567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impôts et taxes</text:p>
          </table:table-cell>
          <table:table-cell office:value-type="float" office:value="62.3152327439559" calcext:value-type="float">
            <text:p>62.315232743955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Charges financières</text:p>
          </table:table-cell>
          <table:table-cell office:value-type="float" office:value="19.6597200886644" calcext:value-type="float">
            <text:p>19.6597200886644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chats et charges externes</text:p>
          </table:table-cell>
          <table:table-cell office:value-type="float" office:value="409.867554513119" calcext:value-type="float">
            <text:p>409.86755451311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7.5329333986288" calcext:value-type="float">
            <text:p>7.5329333986288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CTVA</text:p>
          </table:table-cell>
          <table:table-cell office:value-type="float" office:value="59.451407804526" calcext:value-type="float">
            <text:p>59.45140780452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iscalité reversée</text:p>
          </table:table-cell>
          <table:table-cell office:value-type="float" office:value="421.974612093407" calcext:value-type="float">
            <text:p>421.974612093407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onds de roulement</text:p>
          </table:table-cell>
          <table:table-cell office:value-type="float" office:value="324.273081086654" calcext:value-type="float">
            <text:p>324.273081086654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Impôts locaux</text:p>
          </table:table-cell>
          <table:table-cell office:value-type="float" office:value="1398.76086396206" calcext:value-type="float">
            <text:p>1398.7608639620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5607505541523" calcext:value-type="float">
            <text:p>11.5607505541523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64.8285677096758" calcext:value-type="float">
            <text:p>64.8285677096758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05.96291819166" calcext:value-type="float">
            <text:p>1805.9629181916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69.721655239961" calcext:value-type="float">
            <text:p>169.72165523996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7792875921439" calcext:value-type="float">
            <text:p>33.779287592143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.91599309242745" calcext:value-type="float">
            <text:p>6.91599309242745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pargne de gestion</text:p>
          </table:table-cell>
          <table:table-cell office:value-type="float" office:value="269.744454095572" calcext:value-type="float">
            <text:p>269.744454095572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Concours de l'Etat</text:p>
          </table:table-cell>
          <table:table-cell office:value-type="float" office:value="162.928366152894" calcext:value-type="float">
            <text:p>162.928366152894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56.43077143152" calcext:value-type="float">
            <text:p>1556.43077143152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'équipement</text:p>
          </table:table-cell>
          <table:table-cell office:value-type="float" office:value="271.120356719419" calcext:value-type="float">
            <text:p>271.12035671941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'intervention</text:p>
          </table:table-cell>
          <table:table-cell office:value-type="float" office:value="86.1855038919532" calcext:value-type="float">
            <text:p>86.1855038919532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78.127975411104" calcext:value-type="float">
            <text:p>278.127975411104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ôts au Trésor</text:p>
          </table:table-cell>
          <table:table-cell office:value-type="float" office:value="379.41022166091" calcext:value-type="float">
            <text:p>379.4102216609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43.834682200113" calcext:value-type="float">
            <text:p>143.834682200113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ncours de dette</text:p>
          </table:table-cell>
          <table:table-cell office:value-type="float" office:value="942.630427599361" calcext:value-type="float">
            <text:p>942.63042759936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96685138409196" calcext:value-type="float">
            <text:p>0.49668513840919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8.3071653177999" calcext:value-type="float">
            <text:p>88.307165317799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19.4000886643642" calcext:value-type="float">
            <text:p>19.4000886643642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91625599257661" calcext:value-type="float">
            <text:p>0.09162559925766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6.5017730295378" calcext:value-type="float">
            <text:p>16.5017730295378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69.1058304551781" calcext:value-type="float">
            <text:p>69.105830455178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34.55874684262" calcext:value-type="float">
            <text:p>1834.55874684262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pargne brute</text:p>
          </table:table-cell>
          <table:table-cell office:value-type="float" office:value="249.532146760142" calcext:value-type="float">
            <text:p>249.532146760142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Impôts et taxes</text:p>
          </table:table-cell>
          <table:table-cell office:value-type="float" office:value="1461.07609670602" calcext:value-type="float">
            <text:p>1461.07609670602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940.887286458065" calcext:value-type="float">
            <text:p>940.887286458065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rais de personnel</text:p>
          </table:table-cell>
          <table:table-cell office:value-type="float" office:value="1021.31790427342" calcext:value-type="float">
            <text:p>1021.31790427342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7.1495169854116" calcext:value-type="float">
            <text:p>77.149516985411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75.68457343162" calcext:value-type="float">
            <text:p>1975.68457343162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41.125826589" calcext:value-type="float">
            <text:p>141.12582658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mprunts hors GAD</text:p>
          </table:table-cell>
          <table:table-cell office:value-type="float" office:value="128.908835506985" calcext:value-type="float">
            <text:p>128.908835506985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3.1688659209238" calcext:value-type="float">
            <text:p>73.1688659209238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nnuité de la dette</text:p>
          </table:table-cell>
          <table:table-cell office:value-type="float" office:value="92.8285860095881" calcext:value-type="float">
            <text:p>92.828586009588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51.296841332027" calcext:value-type="float">
            <text:p>351.296841332027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totales</text:p>
          </table:table-cell>
          <table:table-cell office:value-type="float" office:value="1907.72761276354" calcext:value-type="float">
            <text:p>1907.72761276354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pargne nette</text:p>
          </table:table-cell>
          <table:table-cell office:value-type="float" office:value="176.363280839219" calcext:value-type="float">
            <text:p>176.36328083921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lux net de dette</text:p>
          </table:table-cell>
          <table:table-cell office:value-type="float" office:value="55.7399695860611" calcext:value-type="float">
            <text:p>55.739969586061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d'investissement</text:p>
          </table:table-cell>
          <table:table-cell office:value-type="float" office:value="298.630490746946" calcext:value-type="float">
            <text:p>298.63049074694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totales</text:p>
          </table:table-cell>
          <table:table-cell office:value-type="float" office:value="2104.59340893861" calcext:value-type="float">
            <text:p>2104.5934089386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96.865796175061" calcext:value-type="float">
            <text:p>196.86579617506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67.493284974906" calcext:value-type="float">
            <text:p>567.49328497490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impôts et taxes</text:p>
          </table:table-cell>
          <table:table-cell office:value-type="float" office:value="50.443485727729" calcext:value-type="float">
            <text:p>50.44348572772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Charges financières</text:p>
          </table:table-cell>
          <table:table-cell office:value-type="float" office:value="24.2839829046424" calcext:value-type="float">
            <text:p>24.2839829046424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8.797794855709" calcext:value-type="float">
            <text:p>528.79779485570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94015762233375" calcext:value-type="float">
            <text:p>5.94015762233375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CTVA</text:p>
          </table:table-cell>
          <table:table-cell office:value-type="float" office:value="65.1259731806776" calcext:value-type="float">
            <text:p>65.125973180677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iscalité reversée</text:p>
          </table:table-cell>
          <table:table-cell office:value-type="float" office:value="175.743334378921" calcext:value-type="float">
            <text:p>175.74333437892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onds de roulement</text:p>
          </table:table-cell>
          <table:table-cell office:value-type="float" office:value="86.26686402133" calcext:value-type="float">
            <text:p>86.26686402133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Impôts locaux</text:p>
          </table:table-cell>
          <table:table-cell office:value-type="float" office:value="978.585577948557" calcext:value-type="float">
            <text:p>978.585577948557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81.7172882685069" calcext:value-type="float">
            <text:p>81.717288268506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36.413895859473" calcext:value-type="float">
            <text:p>36.413895859473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01.26448400251" calcext:value-type="float">
            <text:p>1801.2644840025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669.033154015056" calcext:value-type="float">
            <text:p>669.03315401505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6.3590025094103" calcext:value-type="float">
            <text:p>16.3590025094103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pargne de gestion</text:p>
          </table:table-cell>
          <table:table-cell office:value-type="float" office:value="130.409307559599" calcext:value-type="float">
            <text:p>130.40930755959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Concours de l'Etat</text:p>
          </table:table-cell>
          <table:table-cell office:value-type="float" office:value="550.800090181932" calcext:value-type="float">
            <text:p>550.800090181932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98.97669306775" calcext:value-type="float">
            <text:p>1698.97669306775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'équipement</text:p>
          </table:table-cell>
          <table:table-cell office:value-type="float" office:value="1065.0638935069" calcext:value-type="float">
            <text:p>1065.063893506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'intervention</text:p>
          </table:table-cell>
          <table:table-cell office:value-type="float" office:value="118.088672365119" calcext:value-type="float">
            <text:p>118.08867236511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068.33031602886" calcext:value-type="float">
            <text:p>1068.3303160288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ôts au Trésor</text:p>
          </table:table-cell>
          <table:table-cell office:value-type="float" office:value="187.517507841907" calcext:value-type="float">
            <text:p>187.517507841907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63.142644291092" calcext:value-type="float">
            <text:p>463.142644291092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ncours de dette</text:p>
          </table:table-cell>
          <table:table-cell office:value-type="float" office:value="840.23244510665" calcext:value-type="float">
            <text:p>840.23244510665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79789836888331" calcext:value-type="float">
            <text:p>0.47978983688833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57.430349749059" calcext:value-type="float">
            <text:p>57.43034974905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6.3407355708908" calcext:value-type="float">
            <text:p>36.3407355708908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.26642252195733" calcext:value-type="float">
            <text:p>3.26642252195733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0.9320200752824" calcext:value-type="float">
            <text:p>60.9320200752824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6.4138958594731" calcext:value-type="float">
            <text:p>36.413895859473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767.30700909661" calcext:value-type="float">
            <text:p>2767.3070090966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pargne brute</text:p>
          </table:table-cell>
          <table:table-cell office:value-type="float" office:value="102.287790934755" calcext:value-type="float">
            <text:p>102.287790934755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Impôts et taxes</text:p>
          </table:table-cell>
          <table:table-cell office:value-type="float" office:value="1029.02906367629" calcext:value-type="float">
            <text:p>1029.0290636762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39.752655269762" calcext:value-type="float">
            <text:p>839.752655269762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rais de personnel</text:p>
          </table:table-cell>
          <table:table-cell office:value-type="float" office:value="991.465507371393" calcext:value-type="float">
            <text:p>991.465507371393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3.07296031995" calcext:value-type="float">
            <text:p>103.07296031995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470.29763801757" calcext:value-type="float">
            <text:p>2470.29763801757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97.009371079046" calcext:value-type="float">
            <text:p>-297.00937107904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mprunts hors GAD</text:p>
          </table:table-cell>
          <table:table-cell office:value-type="float" office:value="235.349730238394" calcext:value-type="float">
            <text:p>235.349730238394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5.8743318695107" calcext:value-type="float">
            <text:p>75.8743318695107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nnuité de la dette</text:p>
          </table:table-cell>
          <table:table-cell office:value-type="float" office:value="100.158314774153" calcext:value-type="float">
            <text:p>100.158314774153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'investissement</text:p>
          </table:table-cell>
          <table:table-cell office:value-type="float" office:value="1144.20464789837" calcext:value-type="float">
            <text:p>1144.20464789837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totales</text:p>
          </table:table-cell>
          <table:table-cell office:value-type="float" office:value="2843.18134096612" calcext:value-type="float">
            <text:p>2843.18134096612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pargne nette</text:p>
          </table:table-cell>
          <table:table-cell office:value-type="float" office:value="26.4134590652447" calcext:value-type="float">
            <text:p>26.4134590652447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lux net de dette</text:p>
          </table:table-cell>
          <table:table-cell office:value-type="float" office:value="159.475398368883" calcext:value-type="float">
            <text:p>159.475398368883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d'investissement</text:p>
          </table:table-cell>
          <table:table-cell office:value-type="float" office:value="904.38288425345" calcext:value-type="float">
            <text:p>904.38288425345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totales</text:p>
          </table:table-cell>
          <table:table-cell office:value-type="float" office:value="2705.64736825596" calcext:value-type="float">
            <text:p>2705.6473682559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37.533972710163" calcext:value-type="float">
            <text:p>-137.533972710163</text:p>
          </table:table-cell>
        </table:table-row>
      </table:table>
      <table:table table:name="Feuille2" table:style-name="ta1">
        <table:table-column table:style-name="co5" table:default-cell-style-name="ce6"/>
        <table:table-column table:style-name="co2" table:default-cell-style-name="ce6"/>
        <table:table-column table:style-name="co6" table:default-cell-style-name="ce6"/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agregat</text:p>
          </table:table-cell>
          <table:table-cell office:value-type="string" calcext:value-type="string">
            <text:p>montant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51.557987458314" calcext:value-type="float">
            <text:p>152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impôts et taxes</text:p>
          </table:table-cell>
          <table:table-cell office:value-type="float" office:value="33.6646652411394" calcext:value-type="float">
            <text:p>3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Charges financières</text:p>
          </table:table-cell>
          <table:table-cell office:value-type="float" office:value="45.0797622397766" calcext:value-type="float">
            <text:p>4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5.798642683832" calcext:value-type="float">
            <text:p>32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96693094317464" calcext:value-type="float">
            <text:p>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CTVA</text:p>
          </table:table-cell>
          <table:table-cell office:value-type="float" office:value="99.0663286763647" calcext:value-type="float">
            <text:p>99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iscalité reversée</text:p>
          </table:table-cell>
          <table:table-cell office:value-type="float" office:value="88.4868988134147" calcext:value-type="float">
            <text:p>8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onds de roulement</text:p>
          </table:table-cell>
          <table:table-cell office:value-type="float" office:value="227.942187815066" calcext:value-type="float">
            <text:p>22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Impôts locaux</text:p>
          </table:table-cell>
          <table:table-cell office:value-type="float" office:value="1032.01225362568" calcext:value-type="float">
            <text:p>1032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84.506911000565" calcext:value-type="float">
            <text:p>8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4.7960868168271" calcext:value-type="float">
            <text:p>4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3.39691365958" calcext:value-type="float">
            <text:p>1773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05.559984489081" calcext:value-type="float">
            <text:p>30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7.1489380560387" calcext:value-type="float">
            <text:p>57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1.2959055606643" calcext:value-type="float">
            <text:p>6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pargne de gestion</text:p>
          </table:table-cell>
          <table:table-cell office:value-type="float" office:value="303.264357238613" calcext:value-type="float">
            <text:p>303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Concours de l'Etat</text:p>
          </table:table-cell>
          <table:table-cell office:value-type="float" office:value="462.66842641731" calcext:value-type="float">
            <text:p>463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04.27401289622" calcext:value-type="float">
            <text:p>150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'équipement</text:p>
          </table:table-cell>
          <table:table-cell office:value-type="float" office:value="317.812006115734" calcext:value-type="float">
            <text:p>31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'intervention</text:p>
          </table:table-cell>
          <table:table-cell office:value-type="float" office:value="142.157326803975" calcext:value-type="float">
            <text:p>142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92.631691244087" calcext:value-type="float">
            <text:p>393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ôts au Trésor</text:p>
          </table:table-cell>
          <table:table-cell office:value-type="float" office:value="313.694866107535" calcext:value-type="float">
            <text:p>31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74.194584473571" calcext:value-type="float">
            <text:p>37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ncours de dette</text:p>
          </table:table-cell>
          <table:table-cell office:value-type="float" office:value="1180.54528767214" calcext:value-type="float">
            <text:p>118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536490100710178" calcext:value-type="float">
            <text:p>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8.8581800152893" calcext:value-type="float">
            <text:p>99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8048398497658" calcext:value-type="float">
            <text:p>3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5237795676885" calcext:value-type="float">
            <text:p>1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7.699016607762" calcext:value-type="float">
            <text:p>4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54.9356683544023" calcext:value-type="float">
            <text:p>5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96.90570414031" calcext:value-type="float">
            <text:p>1897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pargne brute</text:p>
          </table:table-cell>
          <table:table-cell office:value-type="float" office:value="269.122900763359" calcext:value-type="float">
            <text:p>269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Impôts et taxes</text:p>
          </table:table-cell>
          <table:table-cell office:value-type="float" office:value="1065.67691886682" calcext:value-type="float">
            <text:p>106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80.00879757143" calcext:value-type="float">
            <text:p>1180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rais de personnel</text:p>
          </table:table-cell>
          <table:table-cell office:value-type="float" office:value="955.433441318871" calcext:value-type="float">
            <text:p>95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8.4943717524014" calcext:value-type="float">
            <text:p>9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78.95689814866" calcext:value-type="float">
            <text:p>2079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82.051194008354" calcext:value-type="float">
            <text:p>182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mprunts hors GAD</text:p>
          </table:table-cell>
          <table:table-cell office:value-type="float" office:value="0.847306861365626" calcext:value-type="float">
            <text:p>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8.457424855139" calcext:value-type="float">
            <text:p>12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nnuité de la dette</text:p>
          </table:table-cell>
          <table:table-cell office:value-type="float" office:value="173.537187094916" calcext:value-type="float">
            <text:p>17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21.089116099226" calcext:value-type="float">
            <text:p>52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totales</text:p>
          </table:table-cell>
          <table:table-cell office:value-type="float" office:value="2025.36312899545" calcext:value-type="float">
            <text:p>202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pargne nette</text:p>
          </table:table-cell>
          <table:table-cell office:value-type="float" office:value="140.66547590822" calcext:value-type="float">
            <text:p>14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lux net de dette</text:p>
          </table:table-cell>
          <table:table-cell office:value-type="float" office:value="-127.610117993773" calcext:value-type="float">
            <text:p>-12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d'investissement</text:p>
          </table:table-cell>
          <table:table-cell office:value-type="float" office:value="306.407291350447" calcext:value-type="float">
            <text:p>30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totales</text:p>
          </table:table-cell>
          <table:table-cell office:value-type="float" office:value="2079.80420501003" calcext:value-type="float">
            <text:p>2080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54.4410760145804" calcext:value-type="float">
            <text:p>54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0.8023226462634" calcext:value-type="float">
            <text:p>5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35.5841757009778" calcext:value-type="float">
            <text:p>36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55.6492705901389" calcext:value-type="float">
            <text:p>56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6.887345761772" calcext:value-type="float">
            <text:p>52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14846316543769" calcext:value-type="float">
            <text:p>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CTVA</text:p>
          </table:table-cell>
          <table:table-cell office:value-type="float" office:value="23.5139537920991" calcext:value-type="float">
            <text:p>24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417.791555904857" calcext:value-type="float">
            <text:p>41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-0.641327523635622" calcext:value-type="float">
            <text:p>-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1.90313966390051" calcext:value-type="float">
            <text:p>2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Impôts locaux</text:p>
          </table:table-cell>
          <table:table-cell office:value-type="float" office:value="1295.00228843531" calcext:value-type="float">
            <text:p>129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0.003629134787" calcext:value-type="float">
            <text:p>170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8.8920736922401" calcext:value-type="float">
            <text:p>99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983.45265192668" calcext:value-type="float">
            <text:p>198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31.270715771711" calcext:value-type="float">
            <text:p>23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86.5505624003144" calcext:value-type="float">
            <text:p>8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3.8706169529137" calcext:value-type="float">
            <text:p>14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190.889377614942" calcext:value-type="float">
            <text:p>19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336.073326206052" calcext:value-type="float">
            <text:p>336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848.69012112526" calcext:value-type="float">
            <text:p>1849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245.208062573681" calcext:value-type="float">
            <text:p>24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52.873005131643" calcext:value-type="float">
            <text:p>15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69.581273202191" calcext:value-type="float">
            <text:p>270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158.201999260304" calcext:value-type="float">
            <text:p>15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7.921233905827" calcext:value-type="float">
            <text:p>15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</text:p>
          </table:table-cell>
          <table:table-cell office:value-type="float" office:value="1711.15501467835" calcext:value-type="float">
            <text:p>171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1252120847877" calcext:value-type="float">
            <text:p>2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8.336743718361" calcext:value-type="float">
            <text:p>13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2706130232772" calcext:value-type="float">
            <text:p>22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0.502593675597" calcext:value-type="float">
            <text:p>1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70.6983198492869" calcext:value-type="float">
            <text:p>7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56.954439333349" calcext:value-type="float">
            <text:p>15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18.27139432745" calcext:value-type="float">
            <text:p>211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pargne brute</text:p>
          </table:table-cell>
          <table:table-cell office:value-type="float" office:value="134.762530801415" calcext:value-type="float">
            <text:p>13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Impôts et taxes</text:p>
          </table:table-cell>
          <table:table-cell office:value-type="float" office:value="1330.58646413629" calcext:value-type="float">
            <text:p>133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708.74249346987" calcext:value-type="float">
            <text:p>1709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1091.00988661843" calcext:value-type="float">
            <text:p>109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7.757798016689" calcext:value-type="float">
            <text:p>10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214.72336769839" calcext:value-type="float">
            <text:p>221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96.4519733709348" calcext:value-type="float">
            <text:p>96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14.7790753796722" calcext:value-type="float">
            <text:p>1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67.664557569173" calcext:value-type="float">
            <text:p>16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223.313828159312" calcext:value-type="float">
            <text:p>22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437.245830771365" calcext:value-type="float">
            <text:p>43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285.93595189663" calcext:value-type="float">
            <text:p>2286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pargne nette</text:p>
          </table:table-cell>
          <table:table-cell office:value-type="float" office:value="-32.9020267677585" calcext:value-type="float">
            <text:p>-3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152.885482189501" calcext:value-type="float">
            <text:p>-15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246.049791151384" calcext:value-type="float">
            <text:p>246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229.50244307806" calcext:value-type="float">
            <text:p>2230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56.4335088185665" calcext:value-type="float">
            <text:p>-5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89.921314663358" calcext:value-type="float">
            <text:p>190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impôts et taxes</text:p>
          </table:table-cell>
          <table:table-cell office:value-type="float" office:value="93.2284331400501" calcext:value-type="float">
            <text:p>9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Charges financières</text:p>
          </table:table-cell>
          <table:table-cell office:value-type="float" office:value="113.267846200593" calcext:value-type="float">
            <text:p>11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5.113690021016" calcext:value-type="float">
            <text:p>325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4858329324184" calcext:value-type="float">
            <text:p>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CTVA</text:p>
          </table:table-cell>
          <table:table-cell office:value-type="float" office:value="22.4040414757046" calcext:value-type="float">
            <text:p>2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iscalité reversée</text:p>
          </table:table-cell>
          <table:table-cell office:value-type="float" office:value="219.290582634897" calcext:value-type="float">
            <text:p>219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onds de roulement</text:p>
          </table:table-cell>
          <table:table-cell office:value-type="float" office:value="59.2840323601651" calcext:value-type="float">
            <text:p>59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Impôts locaux</text:p>
          </table:table-cell>
          <table:table-cell office:value-type="float" office:value="1515.85349251766" calcext:value-type="float">
            <text:p>151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.1077406122604" calcext:value-type="float">
            <text:p>1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47.78135441724" calcext:value-type="float">
            <text:p>2048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12.325356139063" calcext:value-type="float">
            <text:p>21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6911857797584" calcext:value-type="float">
            <text:p>3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.506418859038311" calcext:value-type="float">
            <text:p>1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pargne de gestion</text:p>
          </table:table-cell>
          <table:table-cell office:value-type="float" office:value="437.871827665662" calcext:value-type="float">
            <text:p>438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Taxe d'enlévement des ordures ménagères</text:p>
          </table:table-cell>
          <table:table-cell office:value-type="float" office:value="0.0425875471602563" calcext:value-type="float">
            <text:p>0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TVA</text:p>
          </table:table-cell>
          <table:table-cell office:value-type="float" office:value="1.94107816575089" calcext:value-type="float">
            <text:p>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Concours de l'Etat</text:p>
          </table:table-cell>
          <table:table-cell office:value-type="float" office:value="177.560808244499" calcext:value-type="float">
            <text:p>178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26.22170637835" calcext:value-type="float">
            <text:p>172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'équipement</text:p>
          </table:table-cell>
          <table:table-cell office:value-type="float" office:value="452.231200719115" calcext:value-type="float">
            <text:p>45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'intervention</text:p>
          </table:table-cell>
          <table:table-cell office:value-type="float" office:value="106.267126326184" calcext:value-type="float">
            <text:p>10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97.019051224268" calcext:value-type="float">
            <text:p>49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ôts au Trésor</text:p>
          </table:table-cell>
          <table:table-cell office:value-type="float" office:value="107.134334185805" calcext:value-type="float">
            <text:p>10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3.96723469982" calcext:value-type="float">
            <text:p>15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ncours de dette</text:p>
          </table:table-cell>
          <table:table-cell office:value-type="float" office:value="3596.26544729446" calcext:value-type="float">
            <text:p>359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1794419264173" calcext:value-type="float">
            <text:p>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6.640747980655" calcext:value-type="float">
            <text:p>11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6.1543529233026" calcext:value-type="float">
            <text:p>3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44.2814316461145" calcext:value-type="float">
            <text:p>4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1.8023948547841" calcext:value-type="float">
            <text:p>4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recettes d'investissement</text:p>
          </table:table-cell>
          <table:table-cell office:value-type="string" calcext:value-type="string">
            <text:p>-2.3581965781669635e-1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223.24075760261" calcext:value-type="float">
            <text:p>222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pargne brute</text:p>
          </table:table-cell>
          <table:table-cell office:value-type="float" office:value="321.559648038893" calcext:value-type="float">
            <text:p>32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Impôts et taxes</text:p>
          </table:table-cell>
          <table:table-cell office:value-type="float" office:value="1609.08192565771" calcext:value-type="float">
            <text:p>1609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3590.35453118274" calcext:value-type="float">
            <text:p>3590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rais de personnel</text:p>
          </table:table-cell>
          <table:table-cell office:value-type="float" office:value="1145.41869090725" calcext:value-type="float">
            <text:p>1145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2.695477679589" calcext:value-type="float">
            <text:p>10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260.1067105563" calcext:value-type="float">
            <text:p>2260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6.8659529536883" calcext:value-type="float">
            <text:p>3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mprunts hors GAD</text:p>
          </table:table-cell>
          <table:table-cell office:value-type="float" office:value="111.412148988428" calcext:value-type="float">
            <text:p>111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14.690374749956" calcext:value-type="float">
            <text:p>215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nnuité de la dette</text:p>
          </table:table-cell>
          <table:table-cell office:value-type="float" office:value="327.958220950548" calcext:value-type="float">
            <text:p>328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'investissement</text:p>
          </table:table-cell>
          <table:table-cell office:value-type="float" office:value="711.709425974223" calcext:value-type="float">
            <text:p>71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totales</text:p>
          </table:table-cell>
          <table:table-cell office:value-type="float" office:value="2437.93113235257" calcext:value-type="float">
            <text:p>2438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pargne nette</text:p>
          </table:table-cell>
          <table:table-cell office:value-type="float" office:value="106.869273288938" calcext:value-type="float">
            <text:p>10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lux net de dette</text:p>
          </table:table-cell>
          <table:table-cell office:value-type="float" office:value="-103.278225761527" calcext:value-type="float">
            <text:p>-10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d'investissement</text:p>
          </table:table-cell>
          <table:table-cell office:value-type="float" office:value="323.737505127491" calcext:value-type="float">
            <text:p>32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totales</text:p>
          </table:table-cell>
          <table:table-cell office:value-type="float" office:value="2371.51885954473" calcext:value-type="float">
            <text:p>237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66.4122728078391" calcext:value-type="float">
            <text:p>-6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61.912828178507" calcext:value-type="float">
            <text:p>36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impôts et taxes</text:p>
          </table:table-cell>
          <table:table-cell office:value-type="float" office:value="46.1103734304506" calcext:value-type="float">
            <text:p>4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Charges financières</text:p>
          </table:table-cell>
          <table:table-cell office:value-type="float" office:value="79.4235235817434" calcext:value-type="float">
            <text:p>79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417.268983711112" calcext:value-type="float">
            <text:p>41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54578717544527" calcext:value-type="float">
            <text:p>9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CTVA</text:p>
          </table:table-cell>
          <table:table-cell office:value-type="float" office:value="71.8834032722727" calcext:value-type="float">
            <text:p>7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iscalité reversée</text:p>
          </table:table-cell>
          <table:table-cell office:value-type="float" office:value="427.332441158885" calcext:value-type="float">
            <text:p>42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onds de roulement</text:p>
          </table:table-cell>
          <table:table-cell office:value-type="float" office:value="364.28748817742" calcext:value-type="float">
            <text:p>36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Impôts locaux</text:p>
          </table:table-cell>
          <table:table-cell office:value-type="float" office:value="1508.12327662119" calcext:value-type="float">
            <text:p>1508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6.1608488702868" calcext:value-type="float">
            <text:p>6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5.5050098747984" calcext:value-type="float">
            <text:p>8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2373.33856570818" calcext:value-type="float">
            <text:p>2373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20.141772752804" calcext:value-type="float">
            <text:p>520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2.4153938142088" calcext:value-type="float">
            <text:p>5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1.5089645050824" calcext:value-type="float">
            <text:p>2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pargne de gestion</text:p>
          </table:table-cell>
          <table:table-cell office:value-type="float" office:value="486.081005055172" calcext:value-type="float">
            <text:p>48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Concours de l'Etat</text:p>
          </table:table-cell>
          <table:table-cell office:value-type="float" office:value="465.641951586309" calcext:value-type="float">
            <text:p>46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66.54076806001" calcext:value-type="float">
            <text:p>196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'équipement</text:p>
          </table:table-cell>
          <table:table-cell office:value-type="float" office:value="859.210546828287" calcext:value-type="float">
            <text:p>859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'intervention</text:p>
          </table:table-cell>
          <table:table-cell office:value-type="float" office:value="148.968278161294" calcext:value-type="float">
            <text:p>149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881.172483738291" calcext:value-type="float">
            <text:p>88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ôts au Trésor</text:p>
          </table:table-cell>
          <table:table-cell office:value-type="float" office:value="271.884119149861" calcext:value-type="float">
            <text:p>27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90.935315540577" calcext:value-type="float">
            <text:p>39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ncours de dette</text:p>
          </table:table-cell>
          <table:table-cell office:value-type="float" office:value="2039.09155768151" calcext:value-type="float">
            <text:p>2039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49177057853636" calcext:value-type="float">
            <text:p>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217.906911452954" calcext:value-type="float">
            <text:p>218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4383486438004" calcext:value-type="float">
            <text:p>2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452972404921092" calcext:value-type="float">
            <text:p>0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4.2918611730173" calcext:value-type="float">
            <text:p>4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86.3455413020239" calcext:value-type="float">
            <text:p>8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847.7132517983" calcext:value-type="float">
            <text:p>2848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pargne brute</text:p>
          </table:table-cell>
          <table:table-cell office:value-type="float" office:value="406.797797648167" calcext:value-type="float">
            <text:p>40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Impôts et taxes</text:p>
          </table:table-cell>
          <table:table-cell office:value-type="float" office:value="1554.23365005164" calcext:value-type="float">
            <text:p>155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022.67047489627" calcext:value-type="float">
            <text:p>2023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rais de personnel</text:p>
          </table:table-cell>
          <table:table-cell office:value-type="float" office:value="1294.44163396206" calcext:value-type="float">
            <text:p>129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1.2641914442572" calcext:value-type="float">
            <text:p>9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893.48033846098" calcext:value-type="float">
            <text:p>2893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45.7670866626805" calcext:value-type="float">
            <text:p>4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mprunts hors GAD</text:p>
          </table:table-cell>
          <table:table-cell office:value-type="float" office:value="290.859451722201" calcext:value-type="float">
            <text:p>29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73.318194995561" calcext:value-type="float">
            <text:p>173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nnuité de la dette</text:p>
          </table:table-cell>
          <table:table-cell office:value-type="float" office:value="252.741718577304" calcext:value-type="float">
            <text:p>253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1054.49067873385" calcext:value-type="float">
            <text:p>105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totales</text:p>
          </table:table-cell>
          <table:table-cell office:value-type="float" office:value="3021.03144679386" calcext:value-type="float">
            <text:p>302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pargne nette</text:p>
          </table:table-cell>
          <table:table-cell office:value-type="float" office:value="233.479602652606" calcext:value-type="float">
            <text:p>233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lux net de dette</text:p>
          </table:table-cell>
          <table:table-cell office:value-type="float" office:value="117.54125672664" calcext:value-type="float">
            <text:p>118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811.001224475005" calcext:value-type="float">
            <text:p>81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totales</text:p>
          </table:table-cell>
          <table:table-cell office:value-type="float" office:value="3184.33979018318" calcext:value-type="float">
            <text:p>318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63.308343389321" calcext:value-type="float">
            <text:p>16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5.603083460531" calcext:value-type="float">
            <text:p>7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impôts et taxes</text:p>
          </table:table-cell>
          <table:table-cell office:value-type="float" office:value="40.7075870126444" calcext:value-type="float">
            <text:p>41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Charges financières</text:p>
          </table:table-cell>
          <table:table-cell office:value-type="float" office:value="63.3438428778714" calcext:value-type="float">
            <text:p>6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chats et charges externes</text:p>
          </table:table-cell>
          <table:table-cell office:value-type="float" office:value="368.685492679066" calcext:value-type="float">
            <text:p>36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97297831043775" calcext:value-type="float">
            <text:p>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CTVA</text:p>
          </table:table-cell>
          <table:table-cell office:value-type="float" office:value="39.4296924642433" calcext:value-type="float">
            <text:p>3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iscalité reversée</text:p>
          </table:table-cell>
          <table:table-cell office:value-type="float" office:value="-7.22994912092263" calcext:value-type="float">
            <text:p>-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onds de roulement</text:p>
          </table:table-cell>
          <table:table-cell office:value-type="float" office:value="346.209842463301" calcext:value-type="float">
            <text:p>34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Impôts locaux</text:p>
          </table:table-cell>
          <table:table-cell office:value-type="float" office:value="1013.0950174308" calcext:value-type="float">
            <text:p>101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6.8174006444683" calcext:value-type="float">
            <text:p>1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6.0174873273409" calcext:value-type="float">
            <text:p>1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27.97163340683" calcext:value-type="float">
            <text:p>1828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41.504154182449" calcext:value-type="float">
            <text:p>142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4932820773739" calcext:value-type="float">
            <text:p>1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95640529896169" calcext:value-type="float">
            <text:p>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pargne de gestion</text:p>
          </table:table-cell>
          <table:table-cell office:value-type="float" office:value="351.976663840051" calcext:value-type="float">
            <text:p>352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Concours de l'Etat</text:p>
          </table:table-cell>
          <table:table-cell office:value-type="float" office:value="499.020804643187" calcext:value-type="float">
            <text:p>49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42.60539299376" calcext:value-type="float">
            <text:p>154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'équipement</text:p>
          </table:table-cell>
          <table:table-cell office:value-type="float" office:value="215.251284602484" calcext:value-type="float">
            <text:p>215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'intervention</text:p>
          </table:table-cell>
          <table:table-cell office:value-type="float" office:value="102.260110614883" calcext:value-type="float">
            <text:p>102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19.505963970076" calcext:value-type="float">
            <text:p>220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ôts au Trésor</text:p>
          </table:table-cell>
          <table:table-cell office:value-type="float" office:value="290.465395631937" calcext:value-type="float">
            <text:p>290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75.230425688281" calcext:value-type="float">
            <text:p>475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ncours de dette</text:p>
          </table:table-cell>
          <table:table-cell office:value-type="float" office:value="1952.00591497541" calcext:value-type="float">
            <text:p>1952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2469642150489" calcext:value-type="float">
            <text:p>2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5.466724329621" calcext:value-type="float">
            <text:p>115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4.6339881659037" calcext:value-type="float">
            <text:p>45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298274068630218" calcext:value-type="float">
            <text:p>0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0.6819149377204" calcext:value-type="float">
            <text:p>11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6.4713782576743" calcext:value-type="float">
            <text:p>2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62.11135696384" calcext:value-type="float">
            <text:p>1762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pargne brute</text:p>
          </table:table-cell>
          <table:table-cell office:value-type="float" office:value="285.366240413063" calcext:value-type="float">
            <text:p>285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Impôts et taxes</text:p>
          </table:table-cell>
          <table:table-cell office:value-type="float" office:value="1053.80260444344" calcext:value-type="float">
            <text:p>105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949.75895076036" calcext:value-type="float">
            <text:p>1950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rais de personnel</text:p>
          </table:table-cell>
          <table:table-cell office:value-type="float" office:value="963.681958656039" calcext:value-type="float">
            <text:p>96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8.999585052858" calcext:value-type="float">
            <text:p>14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69.47578758927" calcext:value-type="float">
            <text:p>196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07.364430625436" calcext:value-type="float">
            <text:p>20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mprunts hors GAD</text:p>
          </table:table-cell>
          <table:table-cell office:value-type="float" office:value="94.2205136902406" calcext:value-type="float">
            <text:p>9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90.551530894906" calcext:value-type="float">
            <text:p>191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nnuité de la dette</text:p>
          </table:table-cell>
          <table:table-cell office:value-type="float" office:value="253.895373772778" calcext:value-type="float">
            <text:p>25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'investissement</text:p>
          </table:table-cell>
          <table:table-cell office:value-type="float" office:value="410.057494864982" calcext:value-type="float">
            <text:p>410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totales</text:p>
          </table:table-cell>
          <table:table-cell office:value-type="float" office:value="1952.66288785874" calcext:value-type="float">
            <text:p>195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pargne nette</text:p>
          </table:table-cell>
          <table:table-cell office:value-type="float" office:value="94.8147095181563" calcext:value-type="float">
            <text:p>95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lux net de dette</text:p>
          </table:table-cell>
          <table:table-cell office:value-type="float" office:value="-96.3310172046658" calcext:value-type="float">
            <text:p>-9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d'investissement</text:p>
          </table:table-cell>
          <table:table-cell office:value-type="float" office:value="235.724667872689" calcext:value-type="float">
            <text:p>23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totales</text:p>
          </table:table-cell>
          <table:table-cell office:value-type="float" office:value="2063.69630127951" calcext:value-type="float">
            <text:p>206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11.03341342077" calcext:value-type="float">
            <text:p>11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6.3916463128229" calcext:value-type="float">
            <text:p>66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20.4767952761189" calcext:value-type="float">
            <text:p>2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25.6846748976716" calcext:value-type="float">
            <text:p>26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645.096890894451" calcext:value-type="float">
            <text:p>64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66203918674092" calcext:value-type="float">
            <text:p>6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CTVA</text:p>
          </table:table-cell>
          <table:table-cell office:value-type="float" office:value="52.7149198148024" calcext:value-type="float">
            <text:p>53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48.1470173790512" calcext:value-type="float">
            <text:p>48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72.5041179628263" calcext:value-type="float">
            <text:p>73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Impôts locaux</text:p>
          </table:table-cell>
          <table:table-cell office:value-type="float" office:value="776.67419311548" calcext:value-type="float">
            <text:p>77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1.8575421056163" calcext:value-type="float">
            <text:p>42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201301751325237" calcext:value-type="float">
            <text:p>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41.16256760384" calcext:value-type="float">
            <text:p>204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9.126696302758" calcext:value-type="float">
            <text:p>11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68.6625172784003" calcext:value-type="float">
            <text:p>6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1.1647654834597" calcext:value-type="float">
            <text:p>2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156.749857746762" calcext:value-type="float">
            <text:p>15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972.362398174864" calcext:value-type="float">
            <text:p>972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25.1627189156546" calcext:value-type="float">
            <text:p>2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10.60056465141" calcext:value-type="float">
            <text:p>191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464.126861370194" calcext:value-type="float">
            <text:p>464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62.11776555056" calcext:value-type="float">
            <text:p>162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98.715098637858" calcext:value-type="float">
            <text:p>49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6.30099342414279" calcext:value-type="float">
            <text:p>6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24.842816882507" calcext:value-type="float">
            <text:p>92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</text:p>
          </table:table-cell>
          <table:table-cell office:value-type="float" office:value="756.994164262229" calcext:value-type="float">
            <text:p>75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13587532711535" calcext:value-type="float">
            <text:p>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60.1793699255184" calcext:value-type="float">
            <text:p>6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60.6843994497752" calcext:value-type="float">
            <text:p>6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4234717842045" calcext:value-type="float">
            <text:p>13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2.9235351942562" calcext:value-type="float">
            <text:p>33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0201301751325237" calcext:value-type="float">
            <text:p>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409.31566328927" calcext:value-type="float">
            <text:p>240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pargne brute</text:p>
          </table:table-cell>
          <table:table-cell office:value-type="float" office:value="130.562002952425" calcext:value-type="float">
            <text:p>13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Impôts et taxes</text:p>
          </table:table-cell>
          <table:table-cell office:value-type="float" office:value="797.150988391599" calcext:value-type="float">
            <text:p>79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39.805430785748" calcext:value-type="float">
            <text:p>74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1017.01683385895" calcext:value-type="float">
            <text:p>101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78.5462759176" calcext:value-type="float">
            <text:p>17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0.2892639066" calcext:value-type="float">
            <text:p>216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49.026399382675" calcext:value-type="float">
            <text:p>-24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99.1451707709857" calcext:value-type="float">
            <text:p>9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124.829845668657" calcext:value-type="float">
            <text:p>12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97.860269408844" calcext:value-type="float">
            <text:p>598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508.46083406026" calcext:value-type="float">
            <text:p>2508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pargne nette</text:p>
          </table:table-cell>
          <table:table-cell office:value-type="float" office:value="31.4168321814398" calcext:value-type="float">
            <text:p>3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99.1451707709857" calcext:value-type="float">
            <text:p>-9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119.126696302758" calcext:value-type="float">
            <text:p>11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160.2892639066" calcext:value-type="float">
            <text:p>216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348.17157015366" calcext:value-type="float">
            <text:p>-34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3.8601194439005" calcext:value-type="float">
            <text:p>9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impôts et taxes</text:p>
          </table:table-cell>
          <table:table-cell office:value-type="float" office:value="59.5205639318582" calcext:value-type="float">
            <text:p>60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Charges financières</text:p>
          </table:table-cell>
          <table:table-cell office:value-type="float" office:value="17.3226238496182" calcext:value-type="float">
            <text:p>17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5.337650283924" calcext:value-type="float">
            <text:p>345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4.06461719208929" calcext:value-type="float">
            <text:p>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CTVA</text:p>
          </table:table-cell>
          <table:table-cell office:value-type="float" office:value="33.2810867436851" calcext:value-type="float">
            <text:p>3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iscalité reversée</text:p>
          </table:table-cell>
          <table:table-cell office:value-type="float" office:value="96.8780105737223" calcext:value-type="float">
            <text:p>97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onds de roulement</text:p>
          </table:table-cell>
          <table:table-cell office:value-type="float" office:value="749.006207166634" calcext:value-type="float">
            <text:p>749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Impôts locaux</text:p>
          </table:table-cell>
          <table:table-cell office:value-type="float" office:value="953.186414724887" calcext:value-type="float">
            <text:p>95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.80184061092618" calcext:value-type="float">
            <text:p>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.98746818092814" calcext:value-type="float">
            <text:p>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72.82192480909" calcext:value-type="float">
            <text:p>137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9.128674368514" calcext:value-type="float">
            <text:p>129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7.62678676326611" calcext:value-type="float">
            <text:p>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pargne de gestion</text:p>
          </table:table-cell>
          <table:table-cell office:value-type="float" office:value="217.285083219111" calcext:value-type="float">
            <text:p>217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Concours de l'Etat</text:p>
          </table:table-cell>
          <table:table-cell office:value-type="float" office:value="98.2549441942432" calcext:value-type="float">
            <text:p>9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163.7676072058" calcext:value-type="float">
            <text:p>116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'équipement</text:p>
          </table:table-cell>
          <table:table-cell office:value-type="float" office:value="188.062024672019" calcext:value-type="float">
            <text:p>18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'intervention</text:p>
          </table:table-cell>
          <table:table-cell office:value-type="float" office:value="33.9142236146466" calcext:value-type="float">
            <text:p>3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89.994861954181" calcext:value-type="float">
            <text:p>190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ôts au Trésor</text:p>
          </table:table-cell>
          <table:table-cell office:value-type="float" office:value="772.358364989231" calcext:value-type="float">
            <text:p>77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ETR</text:p>
          </table:table-cell>
          <table:table-cell office:value-type="float" office:value="0.573491286469552" calcext:value-type="float">
            <text:p>1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88.3884863912277" calcext:value-type="float">
            <text:p>8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ncours de dette</text:p>
          </table:table-cell>
          <table:table-cell office:value-type="float" office:value="786.308441355003" calcext:value-type="float">
            <text:p>78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1.522102995888" calcext:value-type="float">
            <text:p>15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7639553553946" calcext:value-type="float">
            <text:p>30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93283728216174" calcext:value-type="float">
            <text:p>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1.4931192480911" calcext:value-type="float">
            <text:p>31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98746818092814" calcext:value-type="float">
            <text:p>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353.76246915998" calcext:value-type="float">
            <text:p>135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pargne brute</text:p>
          </table:table-cell>
          <table:table-cell office:value-type="float" office:value="209.05431760329" calcext:value-type="float">
            <text:p>209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Impôts et taxes</text:p>
          </table:table-cell>
          <table:table-cell office:value-type="float" office:value="1012.70697865675" calcext:value-type="float">
            <text:p>101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86.308441355003" calcext:value-type="float">
            <text:p>78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rais de personnel</text:p>
          </table:table-cell>
          <table:table-cell office:value-type="float" office:value="737.429154102213" calcext:value-type="float">
            <text:p>737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Versement transport</text:p>
          </table:table-cell>
          <table:table-cell office:value-type="float" office:value="0.0272175445467006" calcext:value-type="float">
            <text:p>0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8.8447797141179" calcext:value-type="float">
            <text:p>79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501.9505991776" calcext:value-type="float">
            <text:p>150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48.188130017623" calcext:value-type="float">
            <text:p>14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35.7625004895242" calcext:value-type="float">
            <text:p>3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nnuité de la dette</text:p>
          </table:table-cell>
          <table:table-cell office:value-type="float" office:value="53.0851243391424" calcext:value-type="float">
            <text:p>5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'investissement</text:p>
          </table:table-cell>
          <table:table-cell office:value-type="float" office:value="225.757362443705" calcext:value-type="float">
            <text:p>22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totales</text:p>
          </table:table-cell>
          <table:table-cell office:value-type="float" office:value="1389.5249696495" calcext:value-type="float">
            <text:p>1390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pargne nette</text:p>
          </table:table-cell>
          <table:table-cell office:value-type="float" office:value="173.291817113766" calcext:value-type="float">
            <text:p>17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lux net de dette</text:p>
          </table:table-cell>
          <table:table-cell office:value-type="float" office:value="-35.7625004895242" calcext:value-type="float">
            <text:p>-3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d'investissement</text:p>
          </table:table-cell>
          <table:table-cell office:value-type="float" office:value="129.128674368514" calcext:value-type="float">
            <text:p>129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totales</text:p>
          </table:table-cell>
          <table:table-cell office:value-type="float" office:value="1501.9505991776" calcext:value-type="float">
            <text:p>150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12.425629528099" calcext:value-type="float">
            <text:p>11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0343267847917" calcext:value-type="float">
            <text:p>8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impôts et taxes</text:p>
          </table:table-cell>
          <table:table-cell office:value-type="float" office:value="42.7432862787808" calcext:value-type="float">
            <text:p>4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Charges financières</text:p>
          </table:table-cell>
          <table:table-cell office:value-type="float" office:value="43.9946314525475" calcext:value-type="float">
            <text:p>4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chats et charges externes</text:p>
          </table:table-cell>
          <table:table-cell office:value-type="float" office:value="427.937735237856" calcext:value-type="float">
            <text:p>428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9.15836077018668" calcext:value-type="float">
            <text:p>9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CTVA</text:p>
          </table:table-cell>
          <table:table-cell office:value-type="float" office:value="61.0180079308563" calcext:value-type="float">
            <text:p>61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iscalité reversée</text:p>
          </table:table-cell>
          <table:table-cell office:value-type="float" office:value="170.071656962538" calcext:value-type="float">
            <text:p>170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onds de roulement</text:p>
          </table:table-cell>
          <table:table-cell office:value-type="float" office:value="-216.635195827923" calcext:value-type="float">
            <text:p>-21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23.200144375096" calcext:value-type="float">
            <text:p>2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Impôts locaux</text:p>
          </table:table-cell>
          <table:table-cell office:value-type="float" office:value="1060.87088621734" calcext:value-type="float">
            <text:p>1061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5.4733660062274" calcext:value-type="float">
            <text:p>15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76.0877378907832" calcext:value-type="float">
            <text:p>7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22.00540177886" calcext:value-type="float">
            <text:p>172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37.379376980969" calcext:value-type="float">
            <text:p>23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3.8936821234589" calcext:value-type="float">
            <text:p>2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.70343428419833" calcext:value-type="float">
            <text:p>5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pargne de gestion</text:p>
          </table:table-cell>
          <table:table-cell office:value-type="float" office:value="233.908140856477" calcext:value-type="float">
            <text:p>23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Concours de l'Etat</text:p>
          </table:table-cell>
          <table:table-cell office:value-type="float" office:value="331.345769139474" calcext:value-type="float">
            <text:p>331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Crédits de trésorerie</text:p>
          </table:table-cell>
          <table:table-cell office:value-type="float" office:value="181.86514751672" calcext:value-type="float">
            <text:p>18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26.39622921292" calcext:value-type="float">
            <text:p>152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'équipement</text:p>
          </table:table-cell>
          <table:table-cell office:value-type="float" office:value="640.249830491909" calcext:value-type="float">
            <text:p>640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'intervention</text:p>
          </table:table-cell>
          <table:table-cell office:value-type="float" office:value="81.5807865231293" calcext:value-type="float">
            <text:p>8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60.957288708304" calcext:value-type="float">
            <text:p>661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ôts au Trésor</text:p>
          </table:table-cell>
          <table:table-cell office:value-type="float" office:value="24.4337786062358" calcext:value-type="float">
            <text:p>2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6.71404236306" calcext:value-type="float">
            <text:p>30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ncours de dette</text:p>
          </table:table-cell>
          <table:table-cell office:value-type="float" office:value="1950.16339742247" calcext:value-type="float">
            <text:p>1950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7.24033259330625" calcext:value-type="float">
            <text:p>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2.359340398498" calcext:value-type="float">
            <text:p>11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1.7367408090032" calcext:value-type="float">
            <text:p>4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6.0040239321969" calcext:value-type="float">
            <text:p>1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90.9391093145675" calcext:value-type="float">
            <text:p>91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4.3270422653207" calcext:value-type="float">
            <text:p>9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87.35351792122" calcext:value-type="float">
            <text:p>218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pargne brute</text:p>
          </table:table-cell>
          <table:table-cell office:value-type="float" office:value="195.609172565939" calcext:value-type="float">
            <text:p>19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Impôts et taxes</text:p>
          </table:table-cell>
          <table:table-cell office:value-type="float" office:value="1103.61417249613" calcext:value-type="float">
            <text:p>110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942.21703709909" calcext:value-type="float">
            <text:p>194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rais de personnel</text:p>
          </table:table-cell>
          <table:table-cell office:value-type="float" office:value="931.146335190383" calcext:value-type="float">
            <text:p>931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83.7470104301931" calcext:value-type="float">
            <text:p>8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59.38477875983" calcext:value-type="float">
            <text:p>1959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27.968739161396" calcext:value-type="float">
            <text:p>-228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mprunts hors GAD</text:p>
          </table:table-cell>
          <table:table-cell office:value-type="float" office:value="140.361882600986" calcext:value-type="float">
            <text:p>140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8.847438109999" calcext:value-type="float">
            <text:p>129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nnuité de la dette</text:p>
          </table:table-cell>
          <table:table-cell office:value-type="float" office:value="172.842069562546" calcext:value-type="float">
            <text:p>17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'investissement</text:p>
          </table:table-cell>
          <table:table-cell office:value-type="float" office:value="789.804726818302" calcext:value-type="float">
            <text:p>790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totales</text:p>
          </table:table-cell>
          <table:table-cell office:value-type="float" office:value="2316.20095603122" calcext:value-type="float">
            <text:p>231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pargne nette</text:p>
          </table:table-cell>
          <table:table-cell office:value-type="float" office:value="66.7617344559405" calcext:value-type="float">
            <text:p>6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lux net de dette</text:p>
          </table:table-cell>
          <table:table-cell office:value-type="float" office:value="11.514444490987" calcext:value-type="float">
            <text:p>1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d'investissement</text:p>
          </table:table-cell>
          <table:table-cell office:value-type="float" office:value="377.741259581955" calcext:value-type="float">
            <text:p>378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totales</text:p>
          </table:table-cell>
          <table:table-cell office:value-type="float" office:value="2099.74666136081" calcext:value-type="float">
            <text:p>2100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16.454294670409" calcext:value-type="float">
            <text:p>-216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3.1849489795918" calcext:value-type="float">
            <text:p>9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impôts et taxes</text:p>
          </table:table-cell>
          <table:table-cell office:value-type="float" office:value="40.677193877551" calcext:value-type="float">
            <text:p>4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Charges financières</text:p>
          </table:table-cell>
          <table:table-cell office:value-type="float" office:value="14.5692813159747" calcext:value-type="float">
            <text:p>1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504.207023223082" calcext:value-type="float">
            <text:p>504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32353800140746" calcext:value-type="float">
            <text:p>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CTVA</text:p>
          </table:table-cell>
          <table:table-cell office:value-type="float" office:value="41.6289760731879" calcext:value-type="float">
            <text:p>42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iscalité reversée</text:p>
          </table:table-cell>
          <table:table-cell office:value-type="float" office:value="364.361233286418" calcext:value-type="float">
            <text:p>364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onds de roulement</text:p>
          </table:table-cell>
          <table:table-cell office:value-type="float" office:value="270.377653061225" calcext:value-type="float">
            <text:p>270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Impôts locaux</text:p>
          </table:table-cell>
          <table:table-cell office:value-type="float" office:value="1353.87346059113" calcext:value-type="float">
            <text:p>1354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4.456368754398" calcext:value-type="float">
            <text:p>114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2304.00531491907" calcext:value-type="float">
            <text:p>2304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34.81392505278" calcext:value-type="float">
            <text:p>13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6204257565095" calcext:value-type="float">
            <text:p>20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7.5017593244194" calcext:value-type="float">
            <text:p>4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pargne de gestion</text:p>
          </table:table-cell>
          <table:table-cell office:value-type="float" office:value="378.399556650246" calcext:value-type="float">
            <text:p>37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Concours de l'Etat</text:p>
          </table:table-cell>
          <table:table-cell office:value-type="float" office:value="561.097552779733" calcext:value-type="float">
            <text:p>56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40.58088494018" calcext:value-type="float">
            <text:p>194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'équipement</text:p>
          </table:table-cell>
          <table:table-cell office:value-type="float" office:value="553.195035186488" calcext:value-type="float">
            <text:p>55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'intervention</text:p>
          </table:table-cell>
          <table:table-cell office:value-type="float" office:value="85.0244660450387" calcext:value-type="float">
            <text:p>8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00.705591133005" calcext:value-type="float">
            <text:p>60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ôts au Trésor</text:p>
          </table:table-cell>
          <table:table-cell office:value-type="float" office:value="364.803596059113" calcext:value-type="float">
            <text:p>36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43.317646023927" calcext:value-type="float">
            <text:p>44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ncours de dette</text:p>
          </table:table-cell>
          <table:table-cell office:value-type="float" office:value="277.184480999296" calcext:value-type="float">
            <text:p>277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66572836030964" calcext:value-type="float">
            <text:p>0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0.721001055595" calcext:value-type="float">
            <text:p>16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2687315270937" calcext:value-type="float">
            <text:p>29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0879662209711471" calcext:value-type="float">
            <text:p>0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4.9281887755101" calcext:value-type="float">
            <text:p>2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541.28647607319" calcext:value-type="float">
            <text:p>254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pargne brute</text:p>
          </table:table-cell>
          <table:table-cell office:value-type="float" office:value="363.424429978888" calcext:value-type="float">
            <text:p>36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Impôts et taxes</text:p>
          </table:table-cell>
          <table:table-cell office:value-type="float" office:value="1394.55065446868" calcext:value-type="float">
            <text:p>139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76.717908163265" calcext:value-type="float">
            <text:p>277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rais de personnel</text:p>
          </table:table-cell>
          <table:table-cell office:value-type="float" office:value="1307.51138282899" calcext:value-type="float">
            <text:p>130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62.70791783955" calcext:value-type="float">
            <text:p>16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438.81923997185" calcext:value-type="float">
            <text:p>2439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02.467236101337" calcext:value-type="float">
            <text:p>-102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mprunts hors GAD</text:p>
          </table:table-cell>
          <table:table-cell office:value-type="float" office:value="263.898662913441" calcext:value-type="float">
            <text:p>264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0.9798566150598" calcext:value-type="float">
            <text:p>7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nnuité de la dette</text:p>
          </table:table-cell>
          <table:table-cell office:value-type="float" office:value="85.5491379310345" calcext:value-type="float">
            <text:p>86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671.685447748065" calcext:value-type="float">
            <text:p>672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totales</text:p>
          </table:table-cell>
          <table:table-cell office:value-type="float" office:value="2612.26633268825" calcext:value-type="float">
            <text:p>2612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pargne nette</text:p>
          </table:table-cell>
          <table:table-cell office:value-type="float" office:value="292.444573363828" calcext:value-type="float">
            <text:p>292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lux net de dette</text:p>
          </table:table-cell>
          <table:table-cell office:value-type="float" office:value="192.918806298381" calcext:value-type="float">
            <text:p>19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398.712587966221" calcext:value-type="float">
            <text:p>399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totales</text:p>
          </table:table-cell>
          <table:table-cell office:value-type="float" office:value="2702.71790288529" calcext:value-type="float">
            <text:p>270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90.4515701970443" calcext:value-type="float">
            <text:p>90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9.6954680537689" calcext:value-type="float">
            <text:p>100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35.3931511829521" calcext:value-type="float">
            <text:p>35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13.192299345601" calcext:value-type="float">
            <text:p>13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57.348726625277" calcext:value-type="float">
            <text:p>257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18730726923579" calcext:value-type="float">
            <text:p>3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FCTVA</text:p>
          </table:table-cell>
          <table:table-cell office:value-type="float" office:value="31.7923336502787" calcext:value-type="float">
            <text:p>3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-123.916680649552" calcext:value-type="float">
            <text:p>-124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101.677440199862" calcext:value-type="float">
            <text:p>10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Impôts locaux</text:p>
          </table:table-cell>
          <table:table-cell office:value-type="float" office:value="761.647910956989" calcext:value-type="float">
            <text:p>76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.1488338273953" calcext:value-type="float">
            <text:p>14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1.2692700934057" calcext:value-type="float">
            <text:p>21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14.29381788691" calcext:value-type="float">
            <text:p>1614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3.342963812294" calcext:value-type="float">
            <text:p>153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0.9342493055167" calcext:value-type="float">
            <text:p>41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6.8163502805899" calcext:value-type="float">
            <text:p>27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245.734981635811" calcext:value-type="float">
            <text:p>246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512.353964613979" calcext:value-type="float">
            <text:p>51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81.66162406548" calcext:value-type="float">
            <text:p>138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420.751355780525" calcext:value-type="float">
            <text:p>421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352.901149952458" calcext:value-type="float">
            <text:p>353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47.602010738856" calcext:value-type="float">
            <text:p>448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59.5252033111472" calcext:value-type="float">
            <text:p>60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95.017823517348" calcext:value-type="float">
            <text:p>495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ncours de dette</text:p>
          </table:table-cell>
          <table:table-cell office:value-type="float" office:value="407.978014430337" calcext:value-type="float">
            <text:p>408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5464384659843" calcext:value-type="float">
            <text:p>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236.34526129351" calcext:value-type="float">
            <text:p>236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16.8765743796259" calcext:value-type="float">
            <text:p>17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343046777411811" calcext:value-type="float">
            <text:p>0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0171942875252" calcext:value-type="float">
            <text:p>27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1.8551621082462" calcext:value-type="float">
            <text:p>2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9.26363480433" calcext:value-type="float">
            <text:p>1829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pargne brute</text:p>
          </table:table-cell>
          <table:table-cell office:value-type="float" office:value="232.632193821429" calcext:value-type="float">
            <text:p>233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Impôts et taxes</text:p>
          </table:table-cell>
          <table:table-cell office:value-type="float" office:value="797.041062139941" calcext:value-type="float">
            <text:p>797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406.431575964353" calcext:value-type="float">
            <text:p>406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741.342873762515" calcext:value-type="float">
            <text:p>741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41.5363355519511" calcext:value-type="float">
            <text:p>4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67.6367816992" calcext:value-type="float">
            <text:p>1768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61.6268531051328" calcext:value-type="float">
            <text:p>-6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mprunts hors GAD</text:p>
          </table:table-cell>
          <table:table-cell office:value-type="float" office:value="0.0680821075004195" calcext:value-type="float">
            <text:p>0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6.4203469619852" calcext:value-type="float">
            <text:p>56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69.6126463075862" calcext:value-type="float">
            <text:p>70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04.022357700841" calcext:value-type="float">
            <text:p>504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totales</text:p>
          </table:table-cell>
          <table:table-cell office:value-type="float" office:value="1885.68398176632" calcext:value-type="float">
            <text:p>1886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pargne nette</text:p>
          </table:table-cell>
          <table:table-cell office:value-type="float" office:value="176.211846859444" calcext:value-type="float">
            <text:p>176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Flux net de dette</text:p>
          </table:table-cell>
          <table:table-cell office:value-type="float" office:value="-56.3522648544848" calcext:value-type="float">
            <text:p>-56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153.411045919794" calcext:value-type="float">
            <text:p>153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Recettes totales</text:p>
          </table:table-cell>
          <table:table-cell office:value-type="float" office:value="1767.7048638067" calcext:value-type="float">
            <text:p>1768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17.979117959618" calcext:value-type="float">
            <text:p>-118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1.7964153556941" calcext:value-type="float">
            <text:p>6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impôts et taxes</text:p>
          </table:table-cell>
          <table:table-cell office:value-type="float" office:value="46.1647348372415" calcext:value-type="float">
            <text:p>4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Charges financières</text:p>
          </table:table-cell>
          <table:table-cell office:value-type="float" office:value="5.49476427228653" calcext:value-type="float">
            <text:p>5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315.665344315821" calcext:value-type="float">
            <text:p>31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5598755812803" calcext:value-type="float">
            <text:p>3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CTVA</text:p>
          </table:table-cell>
          <table:table-cell office:value-type="float" office:value="29.3445851884832" calcext:value-type="float">
            <text:p>2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iscalité reversée</text:p>
          </table:table-cell>
          <table:table-cell office:value-type="float" office:value="57.98857227664" calcext:value-type="float">
            <text:p>58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onds de roulement</text:p>
          </table:table-cell>
          <table:table-cell office:value-type="float" office:value="339.893999703176" calcext:value-type="float">
            <text:p>340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Impôts locaux</text:p>
          </table:table-cell>
          <table:table-cell office:value-type="float" office:value="852.440585732661" calcext:value-type="float">
            <text:p>85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.39920352231127" calcext:value-type="float">
            <text:p>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58.348114673" calcext:value-type="float">
            <text:p>1358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98.5907994459286" calcext:value-type="float">
            <text:p>9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8.098779064015" calcext:value-type="float">
            <text:p>28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03588131987731" calcext:value-type="float">
            <text:p>3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pargne de gestion</text:p>
          </table:table-cell>
          <table:table-cell office:value-type="float" office:value="199.233309587415" calcext:value-type="float">
            <text:p>19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Concours de l'Etat</text:p>
          </table:table-cell>
          <table:table-cell office:value-type="float" office:value="255.920195161769" calcext:value-type="float">
            <text:p>25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164.6865944395" calcext:value-type="float">
            <text:p>1165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'équipement</text:p>
          </table:table-cell>
          <table:table-cell office:value-type="float" office:value="465.277219748689" calcext:value-type="float">
            <text:p>465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'intervention</text:p>
          </table:table-cell>
          <table:table-cell office:value-type="float" office:value="100.846030473929" calcext:value-type="float">
            <text:p>10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75.062404274265" calcext:value-type="float">
            <text:p>475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ôts au Trésor</text:p>
          </table:table-cell>
          <table:table-cell office:value-type="float" office:value="377.928307608588" calcext:value-type="float">
            <text:p>378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46.961116058178" calcext:value-type="float">
            <text:p>24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ncours de dette</text:p>
          </table:table-cell>
          <table:table-cell office:value-type="float" office:value="127.108855001484" calcext:value-type="float">
            <text:p>12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23261848224" calcext:value-type="float">
            <text:p>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4.041648609874" calcext:value-type="float">
            <text:p>114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2.6896950133571" calcext:value-type="float">
            <text:p>33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6.74930320569897" calcext:value-type="float">
            <text:p>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0.1562936578609" calcext:value-type="float">
            <text:p>30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7.44979890175126" calcext:value-type="float">
            <text:p>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39.74899871376" calcext:value-type="float">
            <text:p>1640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pargne brute</text:p>
          </table:table-cell>
          <table:table-cell office:value-type="float" office:value="193.661520233502" calcext:value-type="float">
            <text:p>194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Impôts et taxes</text:p>
          </table:table-cell>
          <table:table-cell office:value-type="float" office:value="898.605320569902" calcext:value-type="float">
            <text:p>89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5.98559315326" calcext:value-type="float">
            <text:p>12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rais de personnel</text:p>
          </table:table-cell>
          <table:table-cell office:value-type="float" office:value="709.990760364104" calcext:value-type="float">
            <text:p>710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59.6246566735926" calcext:value-type="float">
            <text:p>60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456.93891411893" calcext:value-type="float">
            <text:p>145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82.810084594835" calcext:value-type="float">
            <text:p>-183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mprunts hors GAD</text:p>
          </table:table-cell>
          <table:table-cell office:value-type="float" office:value="0.0398540615415059" calcext:value-type="float">
            <text:p>0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41.5415313644009" calcext:value-type="float">
            <text:p>4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nnuité de la dette</text:p>
          </table:table-cell>
          <table:table-cell office:value-type="float" office:value="47.0362956366875" calcext:value-type="float">
            <text:p>4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516.603935638666" calcext:value-type="float">
            <text:p>51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totales</text:p>
          </table:table-cell>
          <table:table-cell office:value-type="float" office:value="1681.29053007816" calcext:value-type="float">
            <text:p>168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pargne nette</text:p>
          </table:table-cell>
          <table:table-cell office:value-type="float" office:value="152.119988869101" calcext:value-type="float">
            <text:p>15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lux net de dette</text:p>
          </table:table-cell>
          <table:table-cell office:value-type="float" office:value="-41.5016773028594" calcext:value-type="float">
            <text:p>-4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98.6306535074701" calcext:value-type="float">
            <text:p>9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totales</text:p>
          </table:table-cell>
          <table:table-cell office:value-type="float" office:value="1456.97876818047" calcext:value-type="float">
            <text:p>145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24.311761897695" calcext:value-type="float">
            <text:p>-22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213.192170218894" calcext:value-type="float">
            <text:p>213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impôts et taxes</text:p>
          </table:table-cell>
          <table:table-cell office:value-type="float" office:value="66.2124035138249" calcext:value-type="float">
            <text:p>6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Charges financières</text:p>
          </table:table-cell>
          <table:table-cell office:value-type="float" office:value="33.6851008064516" calcext:value-type="float">
            <text:p>3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95.14722062212" calcext:value-type="float">
            <text:p>395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12145449308756" calcext:value-type="float">
            <text:p>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CTVA</text:p>
          </table:table-cell>
          <table:table-cell office:value-type="float" office:value="62.5527980990783" calcext:value-type="float">
            <text:p>63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iscalité reversée</text:p>
          </table:table-cell>
          <table:table-cell office:value-type="float" office:value="80.8868087557604" calcext:value-type="float">
            <text:p>81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onds de roulement</text:p>
          </table:table-cell>
          <table:table-cell office:value-type="float" office:value="375.929248271889" calcext:value-type="float">
            <text:p>37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Impôts locaux</text:p>
          </table:table-cell>
          <table:table-cell office:value-type="float" office:value="1229.58269585253" calcext:value-type="float">
            <text:p>1230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.65956221198157" calcext:value-type="float">
            <text:p>3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.68490783410138" calcext:value-type="float">
            <text:p>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09.85745391705" calcext:value-type="float">
            <text:p>1710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77.429876152074" calcext:value-type="float">
            <text:p>277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8.2896860599078" calcext:value-type="float">
            <text:p>18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pargne de gestion</text:p>
          </table:table-cell>
          <table:table-cell office:value-type="float" office:value="279.041589861751" calcext:value-type="float">
            <text:p>279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Concours de l'Etat</text:p>
          </table:table-cell>
          <table:table-cell office:value-type="float" office:value="99.0783957373272" calcext:value-type="float">
            <text:p>99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55.70205789171" calcext:value-type="float">
            <text:p>145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équipement</text:p>
          </table:table-cell>
          <table:table-cell office:value-type="float" office:value="633.169714861751" calcext:value-type="float">
            <text:p>633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tervention</text:p>
          </table:table-cell>
          <table:table-cell office:value-type="float" office:value="52.2142497119816" calcext:value-type="float">
            <text:p>5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47.858654953917" calcext:value-type="float">
            <text:p>648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ôts au Trésor</text:p>
          </table:table-cell>
          <table:table-cell office:value-type="float" office:value="449.693918490783" calcext:value-type="float">
            <text:p>450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ETR</text:p>
          </table:table-cell>
          <table:table-cell office:value-type="float" office:value="3.77726094470046" calcext:value-type="float">
            <text:p>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0.2973790322581" calcext:value-type="float">
            <text:p>90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</text:p>
          </table:table-cell>
          <table:table-cell office:value-type="float" office:value="1373.44019585253" calcext:value-type="float">
            <text:p>1373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67668778801843" calcext:value-type="float">
            <text:p>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9.518659274194" calcext:value-type="float">
            <text:p>170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3902620967742" calcext:value-type="float">
            <text:p>35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.6889400921659" calcext:value-type="float">
            <text:p>15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8.7871658986175" calcext:value-type="float">
            <text:p>29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68490783410138" calcext:value-type="float">
            <text:p>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03.56071284562" calcext:value-type="float">
            <text:p>210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pargne brute</text:p>
          </table:table-cell>
          <table:table-cell office:value-type="float" office:value="254.155396025346" calcext:value-type="float">
            <text:p>25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Impôts et taxes</text:p>
          </table:table-cell>
          <table:table-cell office:value-type="float" office:value="1295.79509936636" calcext:value-type="float">
            <text:p>129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371.76350806452" calcext:value-type="float">
            <text:p>137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rais de personnel</text:p>
          </table:table-cell>
          <table:table-cell office:value-type="float" office:value="939.265224654378" calcext:value-type="float">
            <text:p>939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6.678133640553" calcext:value-type="float">
            <text:p>117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87.28733006912" calcext:value-type="float">
            <text:p>1987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6.273382776498" calcext:value-type="float">
            <text:p>-11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mprunts hors GAD</text:p>
          </table:table-cell>
          <table:table-cell office:value-type="float" office:value="20.7373271889401" calcext:value-type="float">
            <text:p>21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80.1243822004608" calcext:value-type="float">
            <text:p>80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nnuité de la dette</text:p>
          </table:table-cell>
          <table:table-cell office:value-type="float" office:value="113.809483006912" calcext:value-type="float">
            <text:p>11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727.983037154378" calcext:value-type="float">
            <text:p>728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totales</text:p>
          </table:table-cell>
          <table:table-cell office:value-type="float" office:value="2183.68509504608" calcext:value-type="float">
            <text:p>218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pargne nette</text:p>
          </table:table-cell>
          <table:table-cell office:value-type="float" office:value="174.031013824885" calcext:value-type="float">
            <text:p>17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lux net de dette</text:p>
          </table:table-cell>
          <table:table-cell office:value-type="float" office:value="-59.3870550115207" calcext:value-type="float">
            <text:p>-59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d'investissement</text:p>
          </table:table-cell>
          <table:table-cell office:value-type="float" office:value="298.167203341014" calcext:value-type="float">
            <text:p>298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totales</text:p>
          </table:table-cell>
          <table:table-cell office:value-type="float" office:value="2008.02465725806" calcext:value-type="float">
            <text:p>2008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75.660437788018" calcext:value-type="float">
            <text:p>-17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294.372998963492" calcext:value-type="float">
            <text:p>294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impôts et taxes</text:p>
          </table:table-cell>
          <table:table-cell office:value-type="float" office:value="32.4018207992629" calcext:value-type="float">
            <text:p>32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Charges financières</text:p>
          </table:table-cell>
          <table:table-cell office:value-type="float" office:value="25.5235540711736" calcext:value-type="float">
            <text:p>2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6.67329609582" calcext:value-type="float">
            <text:p>527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187723137164574" calcext:value-type="float">
            <text:p>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FCTVA</text:p>
          </table:table-cell>
          <table:table-cell office:value-type="float" office:value="15.8733617413336" calcext:value-type="float">
            <text:p>1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Fiscalité reversée</text:p>
          </table:table-cell>
          <table:table-cell office:value-type="float" office:value="1.65184959115513" calcext:value-type="float">
            <text:p>2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Fonds de roulement</text:p>
          </table:table-cell>
          <table:table-cell office:value-type="float" office:value="985.819236439019" calcext:value-type="float">
            <text:p>98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Impôts locaux</text:p>
          </table:table-cell>
          <table:table-cell office:value-type="float" office:value="916.980422664978" calcext:value-type="float">
            <text:p>917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2.3370954739145" calcext:value-type="float">
            <text:p>32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3.2857307382241" calcext:value-type="float">
            <text:p>93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63.30236899689" calcext:value-type="float">
            <text:p>1763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405.835442819302" calcext:value-type="float">
            <text:p>40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9.7620845329955" calcext:value-type="float">
            <text:p>5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.0273638143498791" calcext:value-type="float">
            <text:p>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pargne de gestion</text:p>
          </table:table-cell>
          <table:table-cell office:value-type="float" office:value="130.087474375216" calcext:value-type="float">
            <text:p>13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Concours de l'Etat</text:p>
          </table:table-cell>
          <table:table-cell office:value-type="float" office:value="308.324311873776" calcext:value-type="float">
            <text:p>308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61.80973741794" calcext:value-type="float">
            <text:p>1662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d'équipement</text:p>
          </table:table-cell>
          <table:table-cell office:value-type="float" office:value="522.76396637107" calcext:value-type="float">
            <text:p>523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d'intervention</text:p>
          </table:table-cell>
          <table:table-cell office:value-type="float" office:value="129.66176551883" calcext:value-type="float">
            <text:p>13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22.79133018542" calcext:value-type="float">
            <text:p>523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ôts au Trésor</text:p>
          </table:table-cell>
          <table:table-cell office:value-type="float" office:value="909.506907750778" calcext:value-type="float">
            <text:p>91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75.968444086145" calcext:value-type="float">
            <text:p>27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ncours de dette</text:p>
          </table:table-cell>
          <table:table-cell office:value-type="float" office:value="1004.80538869054" calcext:value-type="float">
            <text:p>1005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31459403431994" calcext:value-type="float">
            <text:p>1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6.8934780605781" calcext:value-type="float">
            <text:p>87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9.7915513071516" calcext:value-type="float">
            <text:p>4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03.940448001843" calcext:value-type="float">
            <text:p>304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5.5890821144766" calcext:value-type="float">
            <text:p>9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84.60106760336" calcext:value-type="float">
            <text:p>2185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pargne brute</text:p>
          </table:table-cell>
          <table:table-cell office:value-type="float" office:value="101.492631578947" calcext:value-type="float">
            <text:p>101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Impôts et taxes</text:p>
          </table:table-cell>
          <table:table-cell office:value-type="float" office:value="949.38224346424" calcext:value-type="float">
            <text:p>949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03.49079465622" calcext:value-type="float">
            <text:p>1003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Frais de personnel</text:p>
          </table:table-cell>
          <table:table-cell office:value-type="float" office:value="940.159570424968" calcext:value-type="float">
            <text:p>94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4.761887596453" calcext:value-type="float">
            <text:p>115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9.13781181619" calcext:value-type="float">
            <text:p>2169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5.4632557871702" calcext:value-type="float">
            <text:p>-15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8.9306253598987" calcext:value-type="float">
            <text:p>59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nnuité de la dette</text:p>
          </table:table-cell>
          <table:table-cell office:value-type="float" office:value="84.4541794310722" calcext:value-type="float">
            <text:p>84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81.721955545319" calcext:value-type="float">
            <text:p>582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totales</text:p>
          </table:table-cell>
          <table:table-cell office:value-type="float" office:value="2243.53169296326" calcext:value-type="float">
            <text:p>2244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pargne nette</text:p>
          </table:table-cell>
          <table:table-cell office:value-type="float" office:value="42.5620062190489" calcext:value-type="float">
            <text:p>43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Flux net de dette</text:p>
          </table:table-cell>
          <table:table-cell office:value-type="float" office:value="-58.9306253598987" calcext:value-type="float">
            <text:p>-59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Recettes d'investissement</text:p>
          </table:table-cell>
          <table:table-cell office:value-type="float" office:value="405.835442819302" calcext:value-type="float">
            <text:p>40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Recettes totales</text:p>
          </table:table-cell>
          <table:table-cell office:value-type="float" office:value="2169.13781181619" calcext:value-type="float">
            <text:p>2169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74.3938811470686" calcext:value-type="float">
            <text:p>-7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02.561324409482" calcext:value-type="float">
            <text:p>10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impôts et taxes</text:p>
          </table:table-cell>
          <table:table-cell office:value-type="float" office:value="29.5277967391994" calcext:value-type="float">
            <text:p>3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Charges financières</text:p>
          </table:table-cell>
          <table:table-cell office:value-type="float" office:value="49.6683222313857" calcext:value-type="float">
            <text:p>5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74.100586605765" calcext:value-type="float">
            <text:p>37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00888155807904587" calcext:value-type="float">
            <text:p>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CTVA</text:p>
          </table:table-cell>
          <table:table-cell office:value-type="float" office:value="72.1338245680814" calcext:value-type="float">
            <text:p>72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iscalité reversée</text:p>
          </table:table-cell>
          <table:table-cell office:value-type="float" office:value="216.189978219036" calcext:value-type="float">
            <text:p>21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onds de roulement</text:p>
          </table:table-cell>
          <table:table-cell office:value-type="float" office:value="88.4876214341602" calcext:value-type="float">
            <text:p>88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Impôts locaux</text:p>
          </table:table-cell>
          <table:table-cell office:value-type="float" office:value="926.957514009601" calcext:value-type="float">
            <text:p>927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32.170631436486" calcext:value-type="float">
            <text:p>132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9.3379646429402" calcext:value-type="float">
            <text:p>89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87.31579373639" calcext:value-type="float">
            <text:p>1787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20.85356488824" calcext:value-type="float">
            <text:p>321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0.8163632134323" calcext:value-type="float">
            <text:p>21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4.34794561103" calcext:value-type="float">
            <text:p>1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pargne de gestion</text:p>
          </table:table-cell>
          <table:table-cell office:value-type="float" office:value="217.907163822453" calcext:value-type="float">
            <text:p>218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Concours de l'Etat</text:p>
          </table:table-cell>
          <table:table-cell office:value-type="float" office:value="555.898327095096" calcext:value-type="float">
            <text:p>55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19.28291167079" calcext:value-type="float">
            <text:p>1619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'équipement</text:p>
          </table:table-cell>
          <table:table-cell office:value-type="float" office:value="520.493080843325" calcext:value-type="float">
            <text:p>52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'intervention</text:p>
          </table:table-cell>
          <table:table-cell office:value-type="float" office:value="136.383119330077" calcext:value-type="float">
            <text:p>13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75.910788978409" calcext:value-type="float">
            <text:p>57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ôts au Trésor</text:p>
          </table:table-cell>
          <table:table-cell office:value-type="float" office:value="110.028750449365" calcext:value-type="float">
            <text:p>11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23.726807502802" calcext:value-type="float">
            <text:p>42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ncours de dette</text:p>
          </table:table-cell>
          <table:table-cell office:value-type="float" office:value="1552.79005286642" calcext:value-type="float">
            <text:p>155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0550876525196134" calcext:value-type="float">
            <text:p>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7.6174541648163" calcext:value-type="float">
            <text:p>88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0.2155006449703" calcext:value-type="float">
            <text:p>2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41.0697625240542" calcext:value-type="float">
            <text:p>41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408001015035" calcext:value-type="float">
            <text:p>27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46.158415910677" calcext:value-type="float">
            <text:p>14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95.1937006492" calcext:value-type="float">
            <text:p>2195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pargne brute</text:p>
          </table:table-cell>
          <table:table-cell office:value-type="float" office:value="168.032882065596" calcext:value-type="float">
            <text:p>168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Impôts et taxes</text:p>
          </table:table-cell>
          <table:table-cell office:value-type="float" office:value="956.4853107488" calcext:value-type="float">
            <text:p>95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552.7349652139" calcext:value-type="float">
            <text:p>155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rais de personnel</text:p>
          </table:table-cell>
          <table:table-cell office:value-type="float" office:value="1038.91538285859" calcext:value-type="float">
            <text:p>1039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9.906700712639" calcext:value-type="float">
            <text:p>16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08.16935862463" calcext:value-type="float">
            <text:p>2108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87.0243420245723" calcext:value-type="float">
            <text:p>-87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mprunts hors GAD</text:p>
          </table:table-cell>
          <table:table-cell office:value-type="float" office:value="404.322358265136" calcext:value-type="float">
            <text:p>40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7.569679206581" calcext:value-type="float">
            <text:p>128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nnuité de la dette</text:p>
          </table:table-cell>
          <table:table-cell office:value-type="float" office:value="177.238001437967" calcext:value-type="float">
            <text:p>177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'investissement</text:p>
          </table:table-cell>
          <table:table-cell office:value-type="float" office:value="703.48046818499" calcext:value-type="float">
            <text:p>70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totales</text:p>
          </table:table-cell>
          <table:table-cell office:value-type="float" office:value="2322.76337985578" calcext:value-type="float">
            <text:p>232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pargne nette</text:p>
          </table:table-cell>
          <table:table-cell office:value-type="float" office:value="40.4632028590156" calcext:value-type="float">
            <text:p>4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lux net de dette</text:p>
          </table:table-cell>
          <table:table-cell office:value-type="float" office:value="276.752679058555" calcext:value-type="float">
            <text:p>277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d'investissement</text:p>
          </table:table-cell>
          <table:table-cell office:value-type="float" office:value="725.175923153376" calcext:value-type="float">
            <text:p>725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totales</text:p>
          </table:table-cell>
          <table:table-cell office:value-type="float" office:value="2512.49171688976" calcext:value-type="float">
            <text:p>2512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89.728337033983" calcext:value-type="float">
            <text:p>190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57.780982259059" calcext:value-type="float">
            <text:p>158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impôts et taxes</text:p>
          </table:table-cell>
          <table:table-cell office:value-type="float" office:value="42.771730255497" calcext:value-type="float">
            <text:p>4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Charges financières</text:p>
          </table:table-cell>
          <table:table-cell office:value-type="float" office:value="31.7925481197342" calcext:value-type="float">
            <text:p>3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22.286056065484" calcext:value-type="float">
            <text:p>42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31072813206384" calcext:value-type="float">
            <text:p>8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CTVA</text:p>
          </table:table-cell>
          <table:table-cell office:value-type="float" office:value="37.4239848619769" calcext:value-type="float">
            <text:p>37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iscalité reversée</text:p>
          </table:table-cell>
          <table:table-cell office:value-type="float" office:value="332.390266456607" calcext:value-type="float">
            <text:p>33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onds de roulement</text:p>
          </table:table-cell>
          <table:table-cell office:value-type="float" office:value="136.195750736352" calcext:value-type="float">
            <text:p>13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Impôts locaux</text:p>
          </table:table-cell>
          <table:table-cell office:value-type="float" office:value="1288.98059798616" calcext:value-type="float">
            <text:p>1289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9.5460516131242" calcext:value-type="float">
            <text:p>20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5.9587976916227" calcext:value-type="float">
            <text:p>2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61.05360110282" calcext:value-type="float">
            <text:p>1861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23.931499931502" calcext:value-type="float">
            <text:p>224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4.2265223645455" calcext:value-type="float">
            <text:p>24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5.8061139461607" calcext:value-type="float">
            <text:p>1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pargne de gestion</text:p>
          </table:table-cell>
          <table:table-cell office:value-type="float" office:value="398.976763305706" calcext:value-type="float">
            <text:p>399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Concours de l'Etat</text:p>
          </table:table-cell>
          <table:table-cell office:value-type="float" office:value="348.782819199945" calcext:value-type="float">
            <text:p>349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95.96312093294" calcext:value-type="float">
            <text:p>149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'équipement</text:p>
          </table:table-cell>
          <table:table-cell office:value-type="float" office:value="535.593196109323" calcext:value-type="float">
            <text:p>53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'intervention</text:p>
          </table:table-cell>
          <table:table-cell office:value-type="float" office:value="108.339780293171" calcext:value-type="float">
            <text:p>108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54.521796698404" calcext:value-type="float">
            <text:p>55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ôts au Trésor</text:p>
          </table:table-cell>
          <table:table-cell office:value-type="float" office:value="320.20069491061" calcext:value-type="float">
            <text:p>320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20.926039454757" calcext:value-type="float">
            <text:p>321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</text:p>
          </table:table-cell>
          <table:table-cell office:value-type="float" office:value="1441.99089201315" calcext:value-type="float">
            <text:p>144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3.42220956914857" calcext:value-type="float">
            <text:p>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2.357601376807" calcext:value-type="float">
            <text:p>11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7819843824921" calcext:value-type="float">
            <text:p>2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.12248664292075" calcext:value-type="float">
            <text:p>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2.7966033632441" calcext:value-type="float">
            <text:p>2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8.7265328104665" calcext:value-type="float">
            <text:p>29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50.48491763134" calcext:value-type="float">
            <text:p>2050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pargne brute</text:p>
          </table:table-cell>
          <table:table-cell office:value-type="float" office:value="365.090480169875" calcext:value-type="float">
            <text:p>36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Impôts et taxes</text:p>
          </table:table-cell>
          <table:table-cell office:value-type="float" office:value="1331.75232824166" calcext:value-type="float">
            <text:p>133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435.05816802521" calcext:value-type="float">
            <text:p>143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rais de personnel</text:p>
          </table:table-cell>
          <table:table-cell office:value-type="float" office:value="907.76275207206" calcext:value-type="float">
            <text:p>908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45.364248921159" calcext:value-type="float">
            <text:p>4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84.98510103432" calcext:value-type="float">
            <text:p>208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4.5001834029726" calcext:value-type="float">
            <text:p>3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mprunts hors GAD</text:p>
          </table:table-cell>
          <table:table-cell office:value-type="float" office:value="68.9712881019248" calcext:value-type="float">
            <text:p>69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6.105467326529" calcext:value-type="float">
            <text:p>14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nnuité de la dette</text:p>
          </table:table-cell>
          <table:table-cell office:value-type="float" office:value="177.898015446263" calcext:value-type="float">
            <text:p>178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700.627264024933" calcext:value-type="float">
            <text:p>701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totales</text:p>
          </table:table-cell>
          <table:table-cell office:value-type="float" office:value="2196.59038495787" calcext:value-type="float">
            <text:p>2197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pargne nette</text:p>
          </table:table-cell>
          <table:table-cell office:value-type="float" office:value="218.985012843345" calcext:value-type="float">
            <text:p>219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lux net de dette</text:p>
          </table:table-cell>
          <table:table-cell office:value-type="float" office:value="-77.1341792246044" calcext:value-type="float">
            <text:p>-77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d'investissement</text:p>
          </table:table-cell>
          <table:table-cell office:value-type="float" office:value="292.902788033427" calcext:value-type="float">
            <text:p>29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totales</text:p>
          </table:table-cell>
          <table:table-cell office:value-type="float" office:value="2153.95638913624" calcext:value-type="float">
            <text:p>2154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2.6339958216318" calcext:value-type="float">
            <text:p>-4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81.712549428379" calcext:value-type="float">
            <text:p>382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impôts et taxes</text:p>
          </table:table-cell>
          <table:table-cell office:value-type="float" office:value="74.0914949562878" calcext:value-type="float">
            <text:p>7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Charges financières</text:p>
          </table:table-cell>
          <table:table-cell office:value-type="float" office:value="38.1653019502354" calcext:value-type="float">
            <text:p>3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chats et charges externes</text:p>
          </table:table-cell>
          <table:table-cell office:value-type="float" office:value="583.794905850706" calcext:value-type="float">
            <text:p>58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09395494283793" calcext:value-type="float">
            <text:p>2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CTVA</text:p>
          </table:table-cell>
          <table:table-cell office:value-type="float" office:value="73.0846563550773" calcext:value-type="float">
            <text:p>7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iscalité reversée</text:p>
          </table:table-cell>
          <table:table-cell office:value-type="float" office:value="360.478076664425" calcext:value-type="float">
            <text:p>360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onds de roulement</text:p>
          </table:table-cell>
          <table:table-cell office:value-type="float" office:value="-136.336019502354" calcext:value-type="float">
            <text:p>-13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Impôts locaux</text:p>
          </table:table-cell>
          <table:table-cell office:value-type="float" office:value="1312.99361129792" calcext:value-type="float">
            <text:p>131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0145258910558" calcext:value-type="float">
            <text:p>1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8.2078009414929" calcext:value-type="float">
            <text:p>9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3.69690450572" calcext:value-type="float">
            <text:p>177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53.00500672495" calcext:value-type="float">
            <text:p>55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2.0722017484869" calcext:value-type="float">
            <text:p>42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pargne de gestion</text:p>
          </table:table-cell>
          <table:table-cell office:value-type="float" office:value="56.0086186953598" calcext:value-type="float">
            <text:p>5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Concours de l'Etat</text:p>
          </table:table-cell>
          <table:table-cell office:value-type="float" office:value="122.119845998655" calcext:value-type="float">
            <text:p>122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55.23145796907" calcext:value-type="float">
            <text:p>1755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'équipement</text:p>
          </table:table-cell>
          <table:table-cell office:value-type="float" office:value="345.599360457297" calcext:value-type="float">
            <text:p>34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'intervention</text:p>
          </table:table-cell>
          <table:table-cell office:value-type="float" office:value="132.896145258911" calcext:value-type="float">
            <text:p>13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4.180396099529" calcext:value-type="float">
            <text:p>37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ôts au Trésor</text:p>
          </table:table-cell>
          <table:table-cell office:value-type="float" office:value="53.8140605245461" calcext:value-type="float">
            <text:p>5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9.011365164761" calcext:value-type="float">
            <text:p>10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ncours de dette</text:p>
          </table:table-cell>
          <table:table-cell office:value-type="float" office:value="1126.98513786147" calcext:value-type="float">
            <text:p>112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82917283120377" calcext:value-type="float">
            <text:p>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5.515084734365" calcext:value-type="float">
            <text:p>16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79.1535722932078" calcext:value-type="float">
            <text:p>7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8.5810356422327" calcext:value-type="float">
            <text:p>2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5.0703866845998" calcext:value-type="float">
            <text:p>25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8.2078009414929" calcext:value-type="float">
            <text:p>9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29.41185406859" calcext:value-type="float">
            <text:p>212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pargne brute</text:p>
          </table:table-cell>
          <table:table-cell office:value-type="float" office:value="18.465446536651" calcext:value-type="float">
            <text:p>1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Impôts et taxes</text:p>
          </table:table-cell>
          <table:table-cell office:value-type="float" office:value="1387.0851062542" calcext:value-type="float">
            <text:p>138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26.10222057835" calcext:value-type="float">
            <text:p>112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rais de personnel</text:p>
          </table:table-cell>
          <table:table-cell office:value-type="float" office:value="921.221532616005" calcext:value-type="float">
            <text:p>92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3.9064808338938" calcext:value-type="float">
            <text:p>7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326.70191123067" calcext:value-type="float">
            <text:p>232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97.290057162072" calcext:value-type="float">
            <text:p>19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86.560832548756" calcext:value-type="float">
            <text:p>18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nnuité de la dette</text:p>
          </table:table-cell>
          <table:table-cell office:value-type="float" office:value="224.726134498991" calcext:value-type="float">
            <text:p>225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'investissement</text:p>
          </table:table-cell>
          <table:table-cell office:value-type="float" office:value="560.741228648285" calcext:value-type="float">
            <text:p>56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totales</text:p>
          </table:table-cell>
          <table:table-cell office:value-type="float" office:value="2315.97268661735" calcext:value-type="float">
            <text:p>231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pargne nette</text:p>
          </table:table-cell>
          <table:table-cell office:value-type="float" office:value="-168.095386012105" calcext:value-type="float">
            <text:p>-16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lux net de dette</text:p>
          </table:table-cell>
          <table:table-cell office:value-type="float" office:value="-186.560832548756" calcext:value-type="float">
            <text:p>-18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d'investissement</text:p>
          </table:table-cell>
          <table:table-cell office:value-type="float" office:value="553.00500672495" calcext:value-type="float">
            <text:p>55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totales</text:p>
          </table:table-cell>
          <table:table-cell office:value-type="float" office:value="2326.70191123067" calcext:value-type="float">
            <text:p>232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0.7292246133159" calcext:value-type="float">
            <text:p>11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1.5690439307042" calcext:value-type="float">
            <text:p>9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impôts et taxes</text:p>
          </table:table-cell>
          <table:table-cell office:value-type="float" office:value="72.1847673387335" calcext:value-type="float">
            <text:p>7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Charges financières</text:p>
          </table:table-cell>
          <table:table-cell office:value-type="float" office:value="13.9328871282445" calcext:value-type="float">
            <text:p>14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00.189203571217" calcext:value-type="float">
            <text:p>500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9634251759002" calcext:value-type="float">
            <text:p>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FCTVA</text:p>
          </table:table-cell>
          <table:table-cell office:value-type="float" office:value="30.1001519541181" calcext:value-type="float">
            <text:p>30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Fiscalité reversée</text:p>
          </table:table-cell>
          <table:table-cell office:value-type="float" office:value="-46.3659315319577" calcext:value-type="float">
            <text:p>-46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Fonds de roulement</text:p>
          </table:table-cell>
          <table:table-cell office:value-type="float" office:value="312.564559214805" calcext:value-type="float">
            <text:p>313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Impôts locaux</text:p>
          </table:table-cell>
          <table:table-cell office:value-type="float" office:value="1054.78010997458" calcext:value-type="float">
            <text:p>1055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4586412818542" calcext:value-type="float">
            <text:p>4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82.33592502808" calcext:value-type="float">
            <text:p>168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2.019680127712" calcext:value-type="float">
            <text:p>15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5.2610358895524" calcext:value-type="float">
            <text:p>25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9.6839117838349" calcext:value-type="float">
            <text:p>40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pargne de gestion</text:p>
          </table:table-cell>
          <table:table-cell office:value-type="float" office:value="237.271954118134" calcext:value-type="float">
            <text:p>237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Concours de l'Etat</text:p>
          </table:table-cell>
          <table:table-cell office:value-type="float" office:value="314.667971974221" calcext:value-type="float">
            <text:p>315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59.14679418199" calcext:value-type="float">
            <text:p>1459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équipement</text:p>
          </table:table-cell>
          <table:table-cell office:value-type="float" office:value="602.124121090286" calcext:value-type="float">
            <text:p>60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intervention</text:p>
          </table:table-cell>
          <table:table-cell office:value-type="float" office:value="120.640938922722" calcext:value-type="float">
            <text:p>121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72.158517117011" calcext:value-type="float">
            <text:p>67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ôts au Trésor</text:p>
          </table:table-cell>
          <table:table-cell office:value-type="float" office:value="298.813065097854" calcext:value-type="float">
            <text:p>299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8.245905516467" calcext:value-type="float">
            <text:p>308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ncours de dette</text:p>
          </table:table-cell>
          <table:table-cell office:value-type="float" office:value="923.56173298646" calcext:value-type="float">
            <text:p>924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0506764027671" calcext:value-type="float">
            <text:p>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2.215597469402" calcext:value-type="float">
            <text:p>13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5489144445103" calcext:value-type="float">
            <text:p>23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0.3504842428901" calcext:value-type="float">
            <text:p>30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6.5113876899427" calcext:value-type="float">
            <text:p>37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0.3504842428901" calcext:value-type="float">
            <text:p>30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31.305311299" calcext:value-type="float">
            <text:p>2131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pargne brute</text:p>
          </table:table-cell>
          <table:table-cell office:value-type="float" office:value="223.189130846095" calcext:value-type="float">
            <text:p>223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Impôts et taxes</text:p>
          </table:table-cell>
          <table:table-cell office:value-type="float" office:value="1126.96487731331" calcext:value-type="float">
            <text:p>1127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921.511056583693" calcext:value-type="float">
            <text:p>92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Frais de personnel</text:p>
          </table:table-cell>
          <table:table-cell office:value-type="float" office:value="801.834850115296" calcext:value-type="float">
            <text:p>80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1.9760905812097" calcext:value-type="float">
            <text:p>7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34.3556051558" calcext:value-type="float">
            <text:p>1834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96.949706143203" calcext:value-type="float">
            <text:p>-297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mprunts hors GAD</text:p>
          </table:table-cell>
          <table:table-cell office:value-type="float" office:value="354.756696032638" calcext:value-type="float">
            <text:p>355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3.9241577484775" calcext:value-type="float">
            <text:p>74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nnuité de la dette</text:p>
          </table:table-cell>
          <table:table-cell office:value-type="float" office:value="87.857044876722" calcext:value-type="float">
            <text:p>88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746.082674865488" calcext:value-type="float">
            <text:p>746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totales</text:p>
          </table:table-cell>
          <table:table-cell office:value-type="float" office:value="2205.22946904748" calcext:value-type="float">
            <text:p>2205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pargne nette</text:p>
          </table:table-cell>
          <table:table-cell office:value-type="float" office:value="149.264973097617" calcext:value-type="float">
            <text:p>149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Flux net de dette</text:p>
          </table:table-cell>
          <table:table-cell office:value-type="float" office:value="280.83253828416" calcext:value-type="float">
            <text:p>281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Recettes d'investissement</text:p>
          </table:table-cell>
          <table:table-cell office:value-type="float" office:value="506.77637616035" calcext:value-type="float">
            <text:p>507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Recettes totales</text:p>
          </table:table-cell>
          <table:table-cell office:value-type="float" office:value="2189.11230118844" calcext:value-type="float">
            <text:p>2189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6.1171678590431" calcext:value-type="float">
            <text:p>-1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2648302174743" calcext:value-type="float">
            <text:p>8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impôts et taxes</text:p>
          </table:table-cell>
          <table:table-cell office:value-type="float" office:value="70.8833384204502" calcext:value-type="float">
            <text:p>71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Charges financières</text:p>
          </table:table-cell>
          <table:table-cell office:value-type="float" office:value="28.8486048581966" calcext:value-type="float">
            <text:p>29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64.4177091017" calcext:value-type="float">
            <text:p>364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1817245326211" calcext:value-type="float">
            <text:p>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CTVA</text:p>
          </table:table-cell>
          <table:table-cell office:value-type="float" office:value="36.959947857052" calcext:value-type="float">
            <text:p>37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iscalité reversée</text:p>
          </table:table-cell>
          <table:table-cell office:value-type="float" office:value="51.0973758955445" calcext:value-type="float">
            <text:p>51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onds de roulement</text:p>
          </table:table-cell>
          <table:table-cell office:value-type="float" office:value="368.797341557506" calcext:value-type="float">
            <text:p>369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128.918817245326" calcext:value-type="float">
            <text:p>129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Impôts locaux</text:p>
          </table:table-cell>
          <table:table-cell office:value-type="float" office:value="1239.53597015558" calcext:value-type="float">
            <text:p>124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0.7661198016024" calcext:value-type="float">
            <text:p>11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01.815931154352" calcext:value-type="float">
            <text:p>10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5.17101403196" calcext:value-type="float">
            <text:p>1775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25.040709228878" calcext:value-type="float">
            <text:p>225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2.0414171859765" calcext:value-type="float">
            <text:p>3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68155496205859" calcext:value-type="float">
            <text:p>4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pargne de gestion</text:p>
          </table:table-cell>
          <table:table-cell office:value-type="float" office:value="210.496751028022" calcext:value-type="float">
            <text:p>21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Concours de l'Etat</text:p>
          </table:table-cell>
          <table:table-cell office:value-type="float" office:value="144.355800161092" calcext:value-type="float">
            <text:p>144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68.24579846539" calcext:value-type="float">
            <text:p>156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'équipement</text:p>
          </table:table-cell>
          <table:table-cell office:value-type="float" office:value="421.1245063377" calcext:value-type="float">
            <text:p>421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'intervention</text:p>
          </table:table-cell>
          <table:table-cell office:value-type="float" office:value="135.281270931366" calcext:value-type="float">
            <text:p>135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33.419930476069" calcext:value-type="float">
            <text:p>433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ôts au Trésor</text:p>
          </table:table-cell>
          <table:table-cell office:value-type="float" office:value="401.663894187969" calcext:value-type="float">
            <text:p>40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1.871507906228" calcext:value-type="float">
            <text:p>13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ncours de dette</text:p>
          </table:table-cell>
          <table:table-cell office:value-type="float" office:value="761.138352198058" calcext:value-type="float">
            <text:p>761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4.6589825766247" calcext:value-type="float">
            <text:p>15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7.56726906609" calcext:value-type="float">
            <text:p>15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8712153970068" calcext:value-type="float">
            <text:p>2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8.61386917631103" calcext:value-type="float">
            <text:p>9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2.842390944932" calcext:value-type="float">
            <text:p>53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01.815931154352" calcext:value-type="float">
            <text:p>10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01.66572894146" calcext:value-type="float">
            <text:p>200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pargne brute</text:p>
          </table:table-cell>
          <table:table-cell office:value-type="float" office:value="206.925215566578" calcext:value-type="float">
            <text:p>207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Impôts et taxes</text:p>
          </table:table-cell>
          <table:table-cell office:value-type="float" office:value="1310.41930857603" calcext:value-type="float">
            <text:p>131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46.479369621434" calcext:value-type="float">
            <text:p>74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rais de personnel</text:p>
          </table:table-cell>
          <table:table-cell office:value-type="float" office:value="1013.82699817712" calcext:value-type="float">
            <text:p>1014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9.986245283819" calcext:value-type="float">
            <text:p>11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00.21172326084" calcext:value-type="float">
            <text:p>200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.45400568061381" calcext:value-type="float">
            <text:p>-1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8.4678439102972" calcext:value-type="float">
            <text:p>5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nnuité de la dette</text:p>
          </table:table-cell>
          <table:table-cell office:value-type="float" office:value="87.3164487684938" calcext:value-type="float">
            <text:p>87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'investissement</text:p>
          </table:table-cell>
          <table:table-cell office:value-type="float" office:value="491.887774386367" calcext:value-type="float">
            <text:p>49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totales</text:p>
          </table:table-cell>
          <table:table-cell office:value-type="float" office:value="2060.13357285175" calcext:value-type="float">
            <text:p>206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pargne nette</text:p>
          </table:table-cell>
          <table:table-cell office:value-type="float" office:value="148.457371656281" calcext:value-type="float">
            <text:p>14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lux net de dette</text:p>
          </table:table-cell>
          <table:table-cell office:value-type="float" office:value="-58.4678439102972" calcext:value-type="float">
            <text:p>-5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d'investissement</text:p>
          </table:table-cell>
          <table:table-cell office:value-type="float" office:value="225.040709228878" calcext:value-type="float">
            <text:p>225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totales</text:p>
          </table:table-cell>
          <table:table-cell office:value-type="float" office:value="2000.21172326084" calcext:value-type="float">
            <text:p>200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59.921849590911" calcext:value-type="float">
            <text:p>-6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7374365419482" calcext:value-type="float">
            <text:p>87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50.8703531399374" calcext:value-type="float">
            <text:p>5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4.2293303939344" calcext:value-type="float">
            <text:p>4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32.821545244767" calcext:value-type="float">
            <text:p>33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7742133673974" calcext:value-type="float">
            <text:p>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CTVA</text:p>
          </table:table-cell>
          <table:table-cell office:value-type="float" office:value="30.1486982858085" calcext:value-type="float">
            <text:p>3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182.112741058184" calcext:value-type="float">
            <text:p>18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250.248494725565" calcext:value-type="float">
            <text:p>25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Impôts locaux</text:p>
          </table:table-cell>
          <table:table-cell office:value-type="float" office:value="1067.4750700511" calcext:value-type="float">
            <text:p>1067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.9546316136476" calcext:value-type="float">
            <text:p>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63.0412790506" calcext:value-type="float">
            <text:p>156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9.701140184605" calcext:value-type="float">
            <text:p>12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60.2372086698533" calcext:value-type="float">
            <text:p>6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201.101293472886" calcext:value-type="float">
            <text:p>20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113.598179083567" calcext:value-type="float">
            <text:p>114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66.73914949728" calcext:value-type="float">
            <text:p>1367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271.760059749464" calcext:value-type="float">
            <text:p>27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4.697092055382" calcext:value-type="float">
            <text:p>135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73.575059749464" calcext:value-type="float">
            <text:p>274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269.843331135652" calcext:value-type="float">
            <text:p>27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4.869334102522" calcext:value-type="float">
            <text:p>105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</text:p>
          </table:table-cell>
          <table:table-cell office:value-type="float" office:value="329.520243530575" calcext:value-type="float">
            <text:p>33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29677764957969" calcext:value-type="float">
            <text:p>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5.630913960771" calcext:value-type="float">
            <text:p>15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219387671007" calcext:value-type="float">
            <text:p>29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815" calcext:value-type="float">
            <text:p>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1.090331300478" calcext:value-type="float">
            <text:p>5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.81500535684852" calcext:value-type="float">
            <text:p>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40.31420924674" calcext:value-type="float">
            <text:p>164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brute</text:p>
          </table:table-cell>
          <table:table-cell office:value-type="float" office:value="196.302129553321" calcext:value-type="float">
            <text:p>19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Impôts et taxes</text:p>
          </table:table-cell>
          <table:table-cell office:value-type="float" office:value="1118.34542319103" calcext:value-type="float">
            <text:p>1118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328.223465880996" calcext:value-type="float">
            <text:p>328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865.771794132191" calcext:value-type="float">
            <text:p>86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24.376431514752" calcext:value-type="float">
            <text:p>124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82.74241923521" calcext:value-type="float">
            <text:p>168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42.4282099884622" calcext:value-type="float">
            <text:p>4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mprunts hors GAD</text:p>
          </table:table-cell>
          <table:table-cell office:value-type="float" office:value="33.0066194165156" calcext:value-type="float">
            <text:p>3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0.4490802703148" calcext:value-type="float">
            <text:p>5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54.6784106642492" calcext:value-type="float">
            <text:p>55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324.024140019779" calcext:value-type="float">
            <text:p>324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totales</text:p>
          </table:table-cell>
          <table:table-cell office:value-type="float" office:value="1690.76328951706" calcext:value-type="float">
            <text:p>169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nette</text:p>
          </table:table-cell>
          <table:table-cell office:value-type="float" office:value="145.853049283006" calcext:value-type="float">
            <text:p>14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17.4424608537992" calcext:value-type="float">
            <text:p>-17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152.707759601121" calcext:value-type="float">
            <text:p>15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totales</text:p>
          </table:table-cell>
          <table:table-cell office:value-type="float" office:value="1715.74903865172" calcext:value-type="float">
            <text:p>171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24.9857491346628" calcext:value-type="float">
            <text:p>25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2.4651389069194" calcext:value-type="float">
            <text:p>7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impôts et taxes</text:p>
          </table:table-cell>
          <table:table-cell office:value-type="float" office:value="51.4024157254749" calcext:value-type="float">
            <text:p>5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Charges financières</text:p>
          </table:table-cell>
          <table:table-cell office:value-type="float" office:value="18.4108529144489" calcext:value-type="float">
            <text:p>1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1.741225063828" calcext:value-type="float">
            <text:p>34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8674453676057" calcext:value-type="float">
            <text:p>6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CTVA</text:p>
          </table:table-cell>
          <table:table-cell office:value-type="float" office:value="33.3093801116448" calcext:value-type="float">
            <text:p>3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iscalité reversée</text:p>
          </table:table-cell>
          <table:table-cell office:value-type="float" office:value="137.058450820027" calcext:value-type="float">
            <text:p>137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onds de roulement</text:p>
          </table:table-cell>
          <table:table-cell office:value-type="float" office:value="232.256331948591" calcext:value-type="float">
            <text:p>23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Impôts locaux</text:p>
          </table:table-cell>
          <table:table-cell office:value-type="float" office:value="1079.78245445497" calcext:value-type="float">
            <text:p>1080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73250681552642" calcext:value-type="float">
            <text:p>5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256569951101303" calcext:value-type="float">
            <text:p>0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04.05943528495" calcext:value-type="float">
            <text:p>1604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7.650969535679" calcext:value-type="float">
            <text:p>10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4.1150049764161" calcext:value-type="float">
            <text:p>24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.47258384179324" calcext:value-type="float">
            <text:p>4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pargne de gestion</text:p>
          </table:table-cell>
          <table:table-cell office:value-type="float" office:value="218.674649270847" calcext:value-type="float">
            <text:p>219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Concours de l'Etat</text:p>
          </table:table-cell>
          <table:table-cell office:value-type="float" office:value="167.794248777533" calcext:value-type="float">
            <text:p>16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01.53065191051" calcext:value-type="float">
            <text:p>140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'équipement</text:p>
          </table:table-cell>
          <table:table-cell office:value-type="float" office:value="364.866733956467" calcext:value-type="float">
            <text:p>365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'intervention</text:p>
          </table:table-cell>
          <table:table-cell office:value-type="float" office:value="101.081758838548" calcext:value-type="float">
            <text:p>10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1.359608377688" calcext:value-type="float">
            <text:p>37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ôts au Trésor</text:p>
          </table:table-cell>
          <table:table-cell office:value-type="float" office:value="232.804676316587" calcext:value-type="float">
            <text:p>23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7.1942965944" calcext:value-type="float">
            <text:p>157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ncours de dette</text:p>
          </table:table-cell>
          <table:table-cell office:value-type="float" office:value="814.523177549872" calcext:value-type="float">
            <text:p>815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5946687437795" calcext:value-type="float">
            <text:p>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9.54023324246" calcext:value-type="float">
            <text:p>130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3958704400883" calcext:value-type="float">
            <text:p>2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.02029057942791" calcext:value-type="float">
            <text:p>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0.9814797265135" calcext:value-type="float">
            <text:p>2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87645051711457" calcext:value-type="float">
            <text:p>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72.8902602882" calcext:value-type="float">
            <text:p>177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pargne brute</text:p>
          </table:table-cell>
          <table:table-cell office:value-type="float" office:value="202.528783374443" calcext:value-type="float">
            <text:p>20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Impôts et taxes</text:p>
          </table:table-cell>
          <table:table-cell office:value-type="float" office:value="1131.18487018045" calcext:value-type="float">
            <text:p>113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13.363710675494" calcext:value-type="float">
            <text:p>81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rais de personnel</text:p>
          </table:table-cell>
          <table:table-cell office:value-type="float" office:value="917.900944653598" calcext:value-type="float">
            <text:p>91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4.558603357999" calcext:value-type="float">
            <text:p>155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11.71040482063" calcext:value-type="float">
            <text:p>171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61.1798554675668" calcext:value-type="float">
            <text:p>-6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mprunts hors GAD</text:p>
          </table:table-cell>
          <table:table-cell office:value-type="float" office:value="96.2309057077329" calcext:value-type="float">
            <text:p>96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9.5421945995067" calcext:value-type="float">
            <text:p>60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nnuité de la dette</text:p>
          </table:table-cell>
          <table:table-cell office:value-type="float" office:value="77.9530475139556" calcext:value-type="float">
            <text:p>7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'investissement</text:p>
          </table:table-cell>
          <table:table-cell office:value-type="float" office:value="430.901802977195" calcext:value-type="float">
            <text:p>43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totales</text:p>
          </table:table-cell>
          <table:table-cell office:value-type="float" office:value="1832.43245488771" calcext:value-type="float">
            <text:p>183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pargne nette</text:p>
          </table:table-cell>
          <table:table-cell office:value-type="float" office:value="142.986588774936" calcext:value-type="float">
            <text:p>14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lux net de dette</text:p>
          </table:table-cell>
          <table:table-cell office:value-type="float" office:value="36.6887111082262" calcext:value-type="float">
            <text:p>37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d'investissement</text:p>
          </table:table-cell>
          <table:table-cell office:value-type="float" office:value="203.881875243412" calcext:value-type="float">
            <text:p>204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totales</text:p>
          </table:table-cell>
          <table:table-cell office:value-type="float" office:value="1807.94131052837" calcext:value-type="float">
            <text:p>180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4.4911443593403" calcext:value-type="float">
            <text:p>-24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2.8223177935943" calcext:value-type="float">
            <text:p>63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impôts et taxes</text:p>
          </table:table-cell>
          <table:table-cell office:value-type="float" office:value="38.6175441281139" calcext:value-type="float">
            <text:p>3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Charges financières</text:p>
          </table:table-cell>
          <table:table-cell office:value-type="float" office:value="19.872375088968" calcext:value-type="float">
            <text:p>2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07.163550177936" calcext:value-type="float">
            <text:p>407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45327544483986" calcext:value-type="float">
            <text:p>5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CTVA</text:p>
          </table:table-cell>
          <table:table-cell office:value-type="float" office:value="40.7285679715302" calcext:value-type="float">
            <text:p>4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iscalité reversée</text:p>
          </table:table-cell>
          <table:table-cell office:value-type="float" office:value="8.03921708185053" calcext:value-type="float">
            <text:p>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onds de roulement</text:p>
          </table:table-cell>
          <table:table-cell office:value-type="float" office:value="944.468679359431" calcext:value-type="float">
            <text:p>944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Impôts locaux</text:p>
          </table:table-cell>
          <table:table-cell office:value-type="float" office:value="1068.96822064057" calcext:value-type="float">
            <text:p>106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9.9163274021352" calcext:value-type="float">
            <text:p>2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274021352313167" calcext:value-type="float">
            <text:p>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34.52000213523" calcext:value-type="float">
            <text:p>1735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3.896616725979" calcext:value-type="float">
            <text:p>104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2.7027444839858" calcext:value-type="float">
            <text:p>13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pargne de gestion</text:p>
          </table:table-cell>
          <table:table-cell office:value-type="float" office:value="381.519249822064" calcext:value-type="float">
            <text:p>382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Concours de l'Etat</text:p>
          </table:table-cell>
          <table:table-cell office:value-type="float" office:value="365.124015658363" calcext:value-type="float">
            <text:p>365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73.90345088968" calcext:value-type="float">
            <text:p>1374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'équipement</text:p>
          </table:table-cell>
          <table:table-cell office:value-type="float" office:value="446.831419217082" calcext:value-type="float">
            <text:p>447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'intervention</text:p>
          </table:table-cell>
          <table:table-cell office:value-type="float" office:value="60.5553035587189" calcext:value-type="float">
            <text:p>6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53.973591459075" calcext:value-type="float">
            <text:p>454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ôts au Trésor</text:p>
          </table:table-cell>
          <table:table-cell office:value-type="float" office:value="951.867806405694" calcext:value-type="float">
            <text:p>952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39.754412811388" calcext:value-type="float">
            <text:p>34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ncours de dette</text:p>
          </table:table-cell>
          <table:table-cell office:value-type="float" office:value="1069.87604199288" calcext:value-type="float">
            <text:p>107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217743772242" calcext:value-type="float">
            <text:p>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9.721985765125" calcext:value-type="float">
            <text:p>14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8.3882263345196" calcext:value-type="float">
            <text:p>3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7.14217224199285" calcext:value-type="float">
            <text:p>7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2.8840391459075" calcext:value-type="float">
            <text:p>63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345730960854094" calcext:value-type="float">
            <text:p>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7.87704234875" calcext:value-type="float">
            <text:p>182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pargne brute</text:p>
          </table:table-cell>
          <table:table-cell office:value-type="float" office:value="360.616551245552" calcext:value-type="float">
            <text:p>36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Impôts et taxes</text:p>
          </table:table-cell>
          <table:table-cell office:value-type="float" office:value="1107.58576476868" calcext:value-type="float">
            <text:p>110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68.75426761566" calcext:value-type="float">
            <text:p>106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rais de personnel</text:p>
          </table:table-cell>
          <table:table-cell office:value-type="float" office:value="847.923995729537" calcext:value-type="float">
            <text:p>84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59.204196797153" calcext:value-type="float">
            <text:p>5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38.41661886121" calcext:value-type="float">
            <text:p>183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0.5395765124556" calcext:value-type="float">
            <text:p>1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01.226624911032" calcext:value-type="float">
            <text:p>20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nnuité de la dette</text:p>
          </table:table-cell>
          <table:table-cell office:value-type="float" office:value="221.099" calcext:value-type="float">
            <text:p>22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655.200216370107" calcext:value-type="float">
            <text:p>655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totales</text:p>
          </table:table-cell>
          <table:table-cell office:value-type="float" office:value="2029.10366725979" calcext:value-type="float">
            <text:p>202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pargne nette</text:p>
          </table:table-cell>
          <table:table-cell office:value-type="float" office:value="159.38992633452" calcext:value-type="float">
            <text:p>15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lux net de dette</text:p>
          </table:table-cell>
          <table:table-cell office:value-type="float" office:value="-201.226624911032" calcext:value-type="float">
            <text:p>-20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d'investissement</text:p>
          </table:table-cell>
          <table:table-cell office:value-type="float" office:value="103.896616725979" calcext:value-type="float">
            <text:p>104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totales</text:p>
          </table:table-cell>
          <table:table-cell office:value-type="float" office:value="1838.41661886121" calcext:value-type="float">
            <text:p>183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90.687048398576" calcext:value-type="float">
            <text:p>-191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7.6914658966142" calcext:value-type="float">
            <text:p>5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impôts et taxes</text:p>
          </table:table-cell>
          <table:table-cell office:value-type="float" office:value="72.6377225133227" calcext:value-type="float">
            <text:p>7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Charges financières</text:p>
          </table:table-cell>
          <table:table-cell office:value-type="float" office:value="48.273618324154" calcext:value-type="float">
            <text:p>4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45.007622983745" calcext:value-type="float">
            <text:p>44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83301177394735" calcext:value-type="float">
            <text:p>6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CTVA</text:p>
          </table:table-cell>
          <table:table-cell office:value-type="float" office:value="31.5528961768145" calcext:value-type="float">
            <text:p>3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iscalité reversée</text:p>
          </table:table-cell>
          <table:table-cell office:value-type="float" office:value="212.941299865211" calcext:value-type="float">
            <text:p>21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onds de roulement</text:p>
          </table:table-cell>
          <table:table-cell office:value-type="float" office:value="71.5807673150223" calcext:value-type="float">
            <text:p>7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Impôts locaux</text:p>
          </table:table-cell>
          <table:table-cell office:value-type="float" office:value="1368.87069188678" calcext:value-type="float">
            <text:p>1369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.0169869763539" calcext:value-type="float">
            <text:p>14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1.6900166924045" calcext:value-type="float">
            <text:p>2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905.42783757487" calcext:value-type="float">
            <text:p>190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1.339037464183" calcext:value-type="float">
            <text:p>111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3.8515363260643" calcext:value-type="float">
            <text:p>44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5.50496755246503" calcext:value-type="float">
            <text:p>6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pargne de gestion</text:p>
          </table:table-cell>
          <table:table-cell office:value-type="float" office:value="260.848238817428" calcext:value-type="float">
            <text:p>261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Concours de l'Etat</text:p>
          </table:table-cell>
          <table:table-cell office:value-type="float" office:value="157.961703964223" calcext:value-type="float">
            <text:p>15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91.3900012497" calcext:value-type="float">
            <text:p>1691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'équipement</text:p>
          </table:table-cell>
          <table:table-cell office:value-type="float" office:value="329.867391789479" calcext:value-type="float">
            <text:p>330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'intervention</text:p>
          </table:table-cell>
          <table:table-cell office:value-type="float" office:value="103.578457514706" calcext:value-type="float">
            <text:p>104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36.966312763887" calcext:value-type="float">
            <text:p>337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ôts au Trésor</text:p>
          </table:table-cell>
          <table:table-cell office:value-type="float" office:value="129.096009890473" calcext:value-type="float">
            <text:p>129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8.111705213922" calcext:value-type="float">
            <text:p>13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ncours de dette</text:p>
          </table:table-cell>
          <table:table-cell office:value-type="float" office:value="1861.35224365555" calcext:value-type="float">
            <text:p>1861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02993528345845" calcext:value-type="float">
            <text:p>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71.368800289216" calcext:value-type="float">
            <text:p>171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9.498086175654" calcext:value-type="float">
            <text:p>39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59395342194292" calcext:value-type="float">
            <text:p>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3.0296907888279" calcext:value-type="float">
            <text:p>5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2.094675390754" calcext:value-type="float">
            <text:p>2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28.35631401359" calcext:value-type="float">
            <text:p>202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pargne brute</text:p>
          </table:table-cell>
          <table:table-cell office:value-type="float" office:value="214.037836325172" calcext:value-type="float">
            <text:p>214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Impôts et taxes</text:p>
          </table:table-cell>
          <table:table-cell office:value-type="float" office:value="1441.5084144001" calcext:value-type="float">
            <text:p>144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853.12335945799" calcext:value-type="float">
            <text:p>185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rais de personnel</text:p>
          </table:table-cell>
          <table:table-cell office:value-type="float" office:value="1055.03221625144" calcext:value-type="float">
            <text:p>105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81.5592281325038" calcext:value-type="float">
            <text:p>8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16.76687503905" calcext:value-type="float">
            <text:p>2017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.5894389745327" calcext:value-type="float">
            <text:p>-1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mprunts hors GAD</text:p>
          </table:table-cell>
          <table:table-cell office:value-type="float" office:value="180.546207610665" calcext:value-type="float">
            <text:p>181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6.498525801816" calcext:value-type="float">
            <text:p>156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nnuité de la dette</text:p>
          </table:table-cell>
          <table:table-cell office:value-type="float" office:value="204.77214412597" calcext:value-type="float">
            <text:p>20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493.464838565703" calcext:value-type="float">
            <text:p>49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totales</text:p>
          </table:table-cell>
          <table:table-cell office:value-type="float" office:value="2184.8548398154" calcext:value-type="float">
            <text:p>218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pargne nette</text:p>
          </table:table-cell>
          <table:table-cell office:value-type="float" office:value="57.5393105233562" calcext:value-type="float">
            <text:p>5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lux net de dette</text:p>
          </table:table-cell>
          <table:table-cell office:value-type="float" office:value="24.0476818088497" calcext:value-type="float">
            <text:p>24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d'investissement</text:p>
          </table:table-cell>
          <table:table-cell office:value-type="float" office:value="291.885245074848" calcext:value-type="float">
            <text:p>29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totales</text:p>
          </table:table-cell>
          <table:table-cell office:value-type="float" office:value="2197.31308264972" calcext:value-type="float">
            <text:p>2197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2.4582428343169" calcext:value-type="float">
            <text:p>1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1681864611385" calcext:value-type="float">
            <text:p>8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impôts et taxes</text:p>
          </table:table-cell>
          <table:table-cell office:value-type="float" office:value="55.348403751509" calcext:value-type="float">
            <text:p>5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Charges financières</text:p>
          </table:table-cell>
          <table:table-cell office:value-type="float" office:value="20.3823019778995" calcext:value-type="float">
            <text:p>20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36.107048008172" calcext:value-type="float">
            <text:p>33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4.43626845575262" calcext:value-type="float">
            <text:p>4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CTVA</text:p>
          </table:table-cell>
          <table:table-cell office:value-type="float" office:value="36.2502381836754" calcext:value-type="float">
            <text:p>3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iscalité reversée</text:p>
          </table:table-cell>
          <table:table-cell office:value-type="float" office:value="218.703732937134" calcext:value-type="float">
            <text:p>21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onds de roulement</text:p>
          </table:table-cell>
          <table:table-cell office:value-type="float" office:value="538.772148760331" calcext:value-type="float">
            <text:p>53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Impôts locaux</text:p>
          </table:table-cell>
          <table:table-cell office:value-type="float" office:value="1083.41039093695" calcext:value-type="float">
            <text:p>108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.11560962020615" calcext:value-type="float">
            <text:p>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40.5286405423" calcext:value-type="float">
            <text:p>1541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4.06289395487" calcext:value-type="float">
            <text:p>124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2803417216083" calcext:value-type="float">
            <text:p>1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9.17327792738416" calcext:value-type="float">
            <text:p>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pargne de gestion</text:p>
          </table:table-cell>
          <table:table-cell office:value-type="float" office:value="242.355037143653" calcext:value-type="float">
            <text:p>24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Concours de l'Etat</text:p>
          </table:table-cell>
          <table:table-cell office:value-type="float" office:value="145.511670071502" calcext:value-type="float">
            <text:p>14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3.14159299842" calcext:value-type="float">
            <text:p>131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équipement</text:p>
          </table:table-cell>
          <table:table-cell office:value-type="float" office:value="312.783354071873" calcext:value-type="float">
            <text:p>31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tervention</text:p>
          </table:table-cell>
          <table:table-cell office:value-type="float" office:value="60.4356969077909" calcext:value-type="float">
            <text:p>60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22.015133252855" calcext:value-type="float">
            <text:p>32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ôts au Trésor</text:p>
          </table:table-cell>
          <table:table-cell office:value-type="float" office:value="476.918197139939" calcext:value-type="float">
            <text:p>477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4.959791995543" calcext:value-type="float">
            <text:p>13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</text:p>
          </table:table-cell>
          <table:table-cell office:value-type="float" office:value="502.722735165754" calcext:value-type="float">
            <text:p>50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92673832296406" calcext:value-type="float">
            <text:p>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1.5087533661436" calcext:value-type="float">
            <text:p>9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2.4150543225927" calcext:value-type="float">
            <text:p>3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585012535982914" calcext:value-type="float">
            <text:p>0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2.549759959142" calcext:value-type="float">
            <text:p>3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64446931005665" calcext:value-type="float">
            <text:p>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35.15672625128" calcext:value-type="float">
            <text:p>163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pargne brute</text:p>
          </table:table-cell>
          <table:table-cell office:value-type="float" office:value="227.387047543876" calcext:value-type="float">
            <text:p>227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Impôts et taxes</text:p>
          </table:table-cell>
          <table:table-cell office:value-type="float" office:value="1138.75879468846" calcext:value-type="float">
            <text:p>113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498.999871854397" calcext:value-type="float">
            <text:p>49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rais de personnel</text:p>
          </table:table-cell>
          <table:table-cell office:value-type="float" office:value="863.801491781967" calcext:value-type="float">
            <text:p>864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2.199662457053" calcext:value-type="float">
            <text:p>13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64.59153449717" calcext:value-type="float">
            <text:p>166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9.4348082458909" calcext:value-type="float">
            <text:p>2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mprunts hors GAD</text:p>
          </table:table-cell>
          <table:table-cell office:value-type="float" office:value="0.194503667935742" calcext:value-type="float">
            <text:p>0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5.1677806667286" calcext:value-type="float">
            <text:p>2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nnuité de la dette</text:p>
          </table:table-cell>
          <table:table-cell office:value-type="float" office:value="45.5500826446281" calcext:value-type="float">
            <text:p>4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47.182913919584" calcext:value-type="float">
            <text:p>347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totales</text:p>
          </table:table-cell>
          <table:table-cell office:value-type="float" office:value="1660.32450691801" calcext:value-type="float">
            <text:p>1660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pargne nette</text:p>
          </table:table-cell>
          <table:table-cell office:value-type="float" office:value="202.219266877147" calcext:value-type="float">
            <text:p>20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lux net de dette</text:p>
          </table:table-cell>
          <table:table-cell office:value-type="float" office:value="-24.9732769987928" calcext:value-type="float">
            <text:p>-2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d'investissement</text:p>
          </table:table-cell>
          <table:table-cell office:value-type="float" office:value="124.257397622806" calcext:value-type="float">
            <text:p>124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totales</text:p>
          </table:table-cell>
          <table:table-cell office:value-type="float" office:value="1664.7860381651" calcext:value-type="float">
            <text:p>166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4.46153124709785" calcext:value-type="float">
            <text:p>4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4.3546797205027" calcext:value-type="float">
            <text:p>64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impôts et taxes</text:p>
          </table:table-cell>
          <table:table-cell office:value-type="float" office:value="34.2859568532639" calcext:value-type="float">
            <text:p>34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Charges financières</text:p>
          </table:table-cell>
          <table:table-cell office:value-type="float" office:value="9.57652169292489" calcext:value-type="float">
            <text:p>10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95.167270915805" calcext:value-type="float">
            <text:p>295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69167618693377" calcext:value-type="float">
            <text:p>3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CTVA</text:p>
          </table:table-cell>
          <table:table-cell office:value-type="float" office:value="36.781588246234" calcext:value-type="float">
            <text:p>3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iscalité reversée</text:p>
          </table:table-cell>
          <table:table-cell office:value-type="float" office:value="145.520470788278" calcext:value-type="float">
            <text:p>14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onds de roulement</text:p>
          </table:table-cell>
          <table:table-cell office:value-type="float" office:value="401.251936820851" calcext:value-type="float">
            <text:p>40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Impôts locaux</text:p>
          </table:table-cell>
          <table:table-cell office:value-type="float" office:value="887.333085363586" calcext:value-type="float">
            <text:p>88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4438481362417" calcext:value-type="float">
            <text:p>1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6.41130396663036" calcext:value-type="float">
            <text:p>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88.24965806743" calcext:value-type="float">
            <text:p>158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7.990383910306" calcext:value-type="float">
            <text:p>10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5.480431467361" calcext:value-type="float">
            <text:p>25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2.0833699088711" calcext:value-type="float">
            <text:p>22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pargne de gestion</text:p>
          </table:table-cell>
          <table:table-cell office:value-type="float" office:value="199.769915513165" calcext:value-type="float">
            <text:p>200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Concours de l'Etat</text:p>
          </table:table-cell>
          <table:table-cell office:value-type="float" office:value="317.028268551237" calcext:value-type="float">
            <text:p>31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01.36948006058" calcext:value-type="float">
            <text:p>140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équipement</text:p>
          </table:table-cell>
          <table:table-cell office:value-type="float" office:value="363.803342012275" calcext:value-type="float">
            <text:p>364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tervention</text:p>
          </table:table-cell>
          <table:table-cell office:value-type="float" office:value="97.7893671457797" calcext:value-type="float">
            <text:p>9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88.375640160472" calcext:value-type="float">
            <text:p>38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ôts au Trésor</text:p>
          </table:table-cell>
          <table:table-cell office:value-type="float" office:value="359.098315576928" calcext:value-type="float">
            <text:p>359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2.892744228061" calcext:value-type="float">
            <text:p>303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</text:p>
          </table:table-cell>
          <table:table-cell office:value-type="float" office:value="293.011158638646" calcext:value-type="float">
            <text:p>293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7.32642259358644" calcext:value-type="float">
            <text:p>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0.31574351072" calcext:value-type="float">
            <text:p>160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2294420680677" calcext:value-type="float">
            <text:p>2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.48892823932622" calcext:value-type="float">
            <text:p>2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78.0598134913255" calcext:value-type="float">
            <text:p>7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6.85411594356914" calcext:value-type="float">
            <text:p>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89.74512022105" calcext:value-type="float">
            <text:p>1790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pargne brute</text:p>
          </table:table-cell>
          <table:table-cell office:value-type="float" office:value="186.880178006855" calcext:value-type="float">
            <text:p>18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Impôts et taxes</text:p>
          </table:table-cell>
          <table:table-cell office:value-type="float" office:value="921.61904221685" calcext:value-type="float">
            <text:p>922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85.68473604506" calcext:value-type="float">
            <text:p>28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rais de personnel</text:p>
          </table:table-cell>
          <table:table-cell office:value-type="float" office:value="972.606878237998" calcext:value-type="float">
            <text:p>973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1.226790297298" calcext:value-type="float">
            <text:p>11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96.24004197774" calcext:value-type="float">
            <text:p>169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93.5050782433112" calcext:value-type="float">
            <text:p>-94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mprunts hors GAD</text:p>
          </table:table-cell>
          <table:table-cell office:value-type="float" office:value="0.841585058051489" calcext:value-type="float">
            <text:p>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8.8931677249661" calcext:value-type="float">
            <text:p>29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nnuité de la dette</text:p>
          </table:table-cell>
          <table:table-cell office:value-type="float" office:value="38.469689417891" calcext:value-type="float">
            <text:p>3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417.268807885438" calcext:value-type="float">
            <text:p>41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totales</text:p>
          </table:table-cell>
          <table:table-cell office:value-type="float" office:value="1818.63828794601" calcext:value-type="float">
            <text:p>1819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pargne nette</text:p>
          </table:table-cell>
          <table:table-cell office:value-type="float" office:value="157.987010281889" calcext:value-type="float">
            <text:p>15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lux net de dette</text:p>
          </table:table-cell>
          <table:table-cell office:value-type="float" office:value="-28.0515826669146" calcext:value-type="float">
            <text:p>-2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d'investissement</text:p>
          </table:table-cell>
          <table:table-cell office:value-type="float" office:value="108.831968968357" calcext:value-type="float">
            <text:p>109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totales</text:p>
          </table:table-cell>
          <table:table-cell office:value-type="float" office:value="1697.08162703579" calcext:value-type="float">
            <text:p>169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1.556660910226" calcext:value-type="float">
            <text:p>-122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8661579110973" calcext:value-type="float">
            <text:p>8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impôts et taxes</text:p>
          </table:table-cell>
          <table:table-cell office:value-type="float" office:value="58.7480898352502" calcext:value-type="float">
            <text:p>5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Charges financières</text:p>
          </table:table-cell>
          <table:table-cell office:value-type="float" office:value="21.4566467911945" calcext:value-type="float">
            <text:p>21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chats et charges externes</text:p>
          </table:table-cell>
          <table:table-cell office:value-type="float" office:value="462.604014327295" calcext:value-type="float">
            <text:p>46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8622999971741" calcext:value-type="float">
            <text:p>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CTVA</text:p>
          </table:table-cell>
          <table:table-cell office:value-type="float" office:value="54.4136521886569" calcext:value-type="float">
            <text:p>54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iscalité reversée</text:p>
          </table:table-cell>
          <table:table-cell office:value-type="float" office:value="396.246361658236" calcext:value-type="float">
            <text:p>396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onds de roulement</text:p>
          </table:table-cell>
          <table:table-cell office:value-type="float" office:value="150.017782801594" calcext:value-type="float">
            <text:p>15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Impôts locaux</text:p>
          </table:table-cell>
          <table:table-cell office:value-type="float" office:value="1387.05308446605" calcext:value-type="float">
            <text:p>1387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8.1909316980812" calcext:value-type="float">
            <text:p>38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2.940411167943" calcext:value-type="float">
            <text:p>4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50.35474637579" calcext:value-type="float">
            <text:p>185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0.102981320824" calcext:value-type="float">
            <text:p>19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6.5385031226157" calcext:value-type="float">
            <text:p>27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pargne de gestion</text:p>
          </table:table-cell>
          <table:table-cell office:value-type="float" office:value="238.632172549241" calcext:value-type="float">
            <text:p>23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Concours de l'Etat</text:p>
          </table:table-cell>
          <table:table-cell office:value-type="float" office:value="131.783952016277" calcext:value-type="float">
            <text:p>132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35.9682113488" calcext:value-type="float">
            <text:p>1636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'équipement</text:p>
          </table:table-cell>
          <table:table-cell office:value-type="float" office:value="524.779308785712" calcext:value-type="float">
            <text:p>52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'intervention</text:p>
          </table:table-cell>
          <table:table-cell office:value-type="float" office:value="100.039913668861" calcext:value-type="float">
            <text:p>10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63.990855398875" calcext:value-type="float">
            <text:p>564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ôts au Trésor</text:p>
          </table:table-cell>
          <table:table-cell office:value-type="float" office:value="204.542791420578" calcext:value-type="float">
            <text:p>20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0.7307203210219" calcext:value-type="float">
            <text:p>91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</text:p>
          </table:table-cell>
          <table:table-cell office:value-type="float" office:value="878.772616638879" calcext:value-type="float">
            <text:p>87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4.1965103003928" calcext:value-type="float">
            <text:p>4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8.065393788679" calcext:value-type="float">
            <text:p>118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8.1148064260887" calcext:value-type="float">
            <text:p>48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9.211546613163" calcext:value-type="float">
            <text:p>3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4.0820689801338" calcext:value-type="float">
            <text:p>64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52.8231712210699" calcext:value-type="float">
            <text:p>5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99.95906674768" calcext:value-type="float">
            <text:p>220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pargne brute</text:p>
          </table:table-cell>
          <table:table-cell office:value-type="float" office:value="214.386535026987" calcext:value-type="float">
            <text:p>214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Impôts et taxes</text:p>
          </table:table-cell>
          <table:table-cell office:value-type="float" office:value="1445.8011743013" calcext:value-type="float">
            <text:p>1446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74.576106338486" calcext:value-type="float">
            <text:p>87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rais de personnel</text:p>
          </table:table-cell>
          <table:table-cell office:value-type="float" office:value="1003.75283013536" calcext:value-type="float">
            <text:p>1004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0.6221572894001" calcext:value-type="float">
            <text:p>91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40.45772769661" calcext:value-type="float">
            <text:p>204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59.501339051064" calcext:value-type="float">
            <text:p>-16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mprunts hors GAD</text:p>
          </table:table-cell>
          <table:table-cell office:value-type="float" office:value="145.017398479668" calcext:value-type="float">
            <text:p>14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9.099495012293" calcext:value-type="float">
            <text:p>15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nnuité de la dette</text:p>
          </table:table-cell>
          <table:table-cell office:value-type="float" office:value="180.556141803487" calcext:value-type="float">
            <text:p>181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'investissement</text:p>
          </table:table-cell>
          <table:table-cell office:value-type="float" office:value="723.090350411168" calcext:value-type="float">
            <text:p>72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totales</text:p>
          </table:table-cell>
          <table:table-cell office:value-type="float" office:value="2359.05856175997" calcext:value-type="float">
            <text:p>235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pargne nette</text:p>
          </table:table-cell>
          <table:table-cell office:value-type="float" office:value="55.2870400146947" calcext:value-type="float">
            <text:p>5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lux net de dette</text:p>
          </table:table-cell>
          <table:table-cell office:value-type="float" office:value="-14.082096532625" calcext:value-type="float">
            <text:p>-14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d'investissement</text:p>
          </table:table-cell>
          <table:table-cell office:value-type="float" office:value="335.120379800492" calcext:value-type="float">
            <text:p>33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totales</text:p>
          </table:table-cell>
          <table:table-cell office:value-type="float" office:value="2185.47512617628" calcext:value-type="float">
            <text:p>218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73.583435583689" calcext:value-type="float">
            <text:p>-174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2.993448268403" calcext:value-type="float">
            <text:p>12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impôts et taxes</text:p>
          </table:table-cell>
          <table:table-cell office:value-type="float" office:value="35.775722598369" calcext:value-type="float">
            <text:p>3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Charges financières</text:p>
          </table:table-cell>
          <table:table-cell office:value-type="float" office:value="47.1917988708386" calcext:value-type="float">
            <text:p>47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chats et charges externes</text:p>
          </table:table-cell>
          <table:table-cell office:value-type="float" office:value="354.690298946549" calcext:value-type="float">
            <text:p>35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06600445607735" calcext:value-type="float">
            <text:p>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CTVA</text:p>
          </table:table-cell>
          <table:table-cell office:value-type="float" office:value="27.5267377620109" calcext:value-type="float">
            <text:p>28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iscalité reversée</text:p>
          </table:table-cell>
          <table:table-cell office:value-type="float" office:value="45.2536503060849" calcext:value-type="float">
            <text:p>4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onds de roulement</text:p>
          </table:table-cell>
          <table:table-cell office:value-type="float" office:value="181.930920417919" calcext:value-type="float">
            <text:p>182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Impôts locaux</text:p>
          </table:table-cell>
          <table:table-cell office:value-type="float" office:value="1080.3135261416" calcext:value-type="float">
            <text:p>1080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5.5080793441346" calcext:value-type="float">
            <text:p>2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51.8188355794" calcext:value-type="float">
            <text:p>1652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0.834274589543" calcext:value-type="float">
            <text:p>151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2.0811395444418" calcext:value-type="float">
            <text:p>22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9.2239146423241" calcext:value-type="float">
            <text:p>1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pargne de gestion</text:p>
          </table:table-cell>
          <table:table-cell office:value-type="float" office:value="282.002775097882" calcext:value-type="float">
            <text:p>282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Concours de l'Etat</text:p>
          </table:table-cell>
          <table:table-cell office:value-type="float" office:value="355.91506024357" calcext:value-type="float">
            <text:p>35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18.52578792533" calcext:value-type="float">
            <text:p>141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'équipement</text:p>
          </table:table-cell>
          <table:table-cell office:value-type="float" office:value="275.53398710766" calcext:value-type="float">
            <text:p>27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'intervention</text:p>
          </table:table-cell>
          <table:table-cell office:value-type="float" office:value="116.916550866339" calcext:value-type="float">
            <text:p>117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03.008036081248" calcext:value-type="float">
            <text:p>30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ôts au Trésor</text:p>
          </table:table-cell>
          <table:table-cell office:value-type="float" office:value="280.872884552986" calcext:value-type="float">
            <text:p>281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25.340976443358" calcext:value-type="float">
            <text:p>32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ncours de dette</text:p>
          </table:table-cell>
          <table:table-cell office:value-type="float" office:value="1199.15959397781" calcext:value-type="float">
            <text:p>119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36244781414264" calcext:value-type="float">
            <text:p>1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3.2279735663761" calcext:value-type="float">
            <text:p>9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4.3673503644896" calcext:value-type="float">
            <text:p>44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8.25013433126395" calcext:value-type="float">
            <text:p>8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7.13716628090597" calcext:value-type="float">
            <text:p>7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314088559129551" calcext:value-type="float">
            <text:p>0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21.53382400658" calcext:value-type="float">
            <text:p>1722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pargne brute</text:p>
          </table:table-cell>
          <table:table-cell office:value-type="float" office:value="233.29304765407" calcext:value-type="float">
            <text:p>23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Impôts et taxes</text:p>
          </table:table-cell>
          <table:table-cell office:value-type="float" office:value="1116.08924873997" calcext:value-type="float">
            <text:p>111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98.32334919639" calcext:value-type="float">
            <text:p>1198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rais de personnel</text:p>
          </table:table-cell>
          <table:table-cell office:value-type="float" office:value="855.359788877112" calcext:value-type="float">
            <text:p>85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9.4493867485777" calcext:value-type="float">
            <text:p>7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02.65311016894" calcext:value-type="float">
            <text:p>180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81.1192861623656" calcext:value-type="float">
            <text:p>81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1.823221570875" calcext:value-type="float">
            <text:p>122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nnuité de la dette</text:p>
          </table:table-cell>
          <table:table-cell office:value-type="float" office:value="169.015020441714" calcext:value-type="float">
            <text:p>16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'investissement</text:p>
          </table:table-cell>
          <table:table-cell office:value-type="float" office:value="424.831257652123" calcext:value-type="float">
            <text:p>42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totales</text:p>
          </table:table-cell>
          <table:table-cell office:value-type="float" office:value="1843.35704557745" calcext:value-type="float">
            <text:p>184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pargne nette</text:p>
          </table:table-cell>
          <table:table-cell office:value-type="float" office:value="111.469826083195" calcext:value-type="float">
            <text:p>111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lux net de dette</text:p>
          </table:table-cell>
          <table:table-cell office:value-type="float" office:value="-121.823221570875" calcext:value-type="float">
            <text:p>-122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d'investissement</text:p>
          </table:table-cell>
          <table:table-cell office:value-type="float" office:value="150.834274589543" calcext:value-type="float">
            <text:p>151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totales</text:p>
          </table:table-cell>
          <table:table-cell office:value-type="float" office:value="1802.65311016894" calcext:value-type="float">
            <text:p>180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0.7039354085096" calcext:value-type="float">
            <text:p>-4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5.7814445775029" calcext:value-type="float">
            <text:p>9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impôts et taxes</text:p>
          </table:table-cell>
          <table:table-cell office:value-type="float" office:value="71.3555401171279" calcext:value-type="float">
            <text:p>7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Charges financières</text:p>
          </table:table-cell>
          <table:table-cell office:value-type="float" office:value="35.3583439688971" calcext:value-type="float">
            <text:p>35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chats et charges externes</text:p>
          </table:table-cell>
          <table:table-cell office:value-type="float" office:value="440.491908659919" calcext:value-type="float">
            <text:p>440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69633852261356" calcext:value-type="float">
            <text:p>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CTVA</text:p>
          </table:table-cell>
          <table:table-cell office:value-type="float" office:value="81.5213486113617" calcext:value-type="float">
            <text:p>8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iscalité reversée</text:p>
          </table:table-cell>
          <table:table-cell office:value-type="float" office:value="538.749930281009" calcext:value-type="float">
            <text:p>53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onds de roulement</text:p>
          </table:table-cell>
          <table:table-cell office:value-type="float" office:value="72.20953017602" calcext:value-type="float">
            <text:p>7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Impôts locaux</text:p>
          </table:table-cell>
          <table:table-cell office:value-type="float" office:value="1650.85101461638" calcext:value-type="float">
            <text:p>165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8.7452386029955" calcext:value-type="float">
            <text:p>4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7.21796617398579" calcext:value-type="float">
            <text:p>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de fonctionnement</text:p>
          </table:table-cell>
          <table:table-cell office:value-type="float" office:value="2204.27454092095" calcext:value-type="float">
            <text:p>2204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2.569810528388" calcext:value-type="float">
            <text:p>193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5562755294542" calcext:value-type="float">
            <text:p>34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.8998835282731" calcext:value-type="float">
            <text:p>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pargne de gestion</text:p>
          </table:table-cell>
          <table:table-cell office:value-type="float" office:value="453.264246624781" calcext:value-type="float">
            <text:p>453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Concours de l'Etat</text:p>
          </table:table-cell>
          <table:table-cell office:value-type="float" office:value="131.167671713775" calcext:value-type="float">
            <text:p>13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86.26242211979" calcext:value-type="float">
            <text:p>178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'équipement</text:p>
          </table:table-cell>
          <table:table-cell office:value-type="float" office:value="1161.24494069785" calcext:value-type="float">
            <text:p>116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'intervention</text:p>
          </table:table-cell>
          <table:table-cell office:value-type="float" office:value="145.971933430667" calcext:value-type="float">
            <text:p>14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172.7432643252" calcext:value-type="float">
            <text:p>1173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ôts au Trésor</text:p>
          </table:table-cell>
          <table:table-cell office:value-type="float" office:value="27.4506223855378" calcext:value-type="float">
            <text:p>2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76.7260945881658" calcext:value-type="float">
            <text:p>7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ncours de dette</text:p>
          </table:table-cell>
          <table:table-cell office:value-type="float" office:value="1793.24992782034" calcext:value-type="float">
            <text:p>1793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1.9679502616513" calcext:value-type="float">
            <text:p>1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72.327061303499" calcext:value-type="float">
            <text:p>17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1.7288667793105" calcext:value-type="float">
            <text:p>3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9.59844009908302" calcext:value-type="float">
            <text:p>10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1.8286213684609" calcext:value-type="float">
            <text:p>3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5.2670173395233" calcext:value-type="float">
            <text:p>15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959.00568644499" calcext:value-type="float">
            <text:p>295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pargne brute</text:p>
          </table:table-cell>
          <table:table-cell office:value-type="float" office:value="418.012118801161" calcext:value-type="float">
            <text:p>418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Impôts et taxes</text:p>
          </table:table-cell>
          <table:table-cell office:value-type="float" office:value="1722.20655473351" calcext:value-type="float">
            <text:p>172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776.43761495431" calcext:value-type="float">
            <text:p>177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rais de personnel</text:p>
          </table:table-cell>
          <table:table-cell office:value-type="float" office:value="1132.71136928099" calcext:value-type="float">
            <text:p>1133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6.744631801703" calcext:value-type="float">
            <text:p>14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396.84435144933" calcext:value-type="float">
            <text:p>239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562.161334995653" calcext:value-type="float">
            <text:p>-56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mprunts hors GAD</text:p>
          </table:table-cell>
          <table:table-cell office:value-type="float" office:value="328.607062123722" calcext:value-type="float">
            <text:p>32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68.264824554209" calcext:value-type="float">
            <text:p>168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nnuité de la dette</text:p>
          </table:table-cell>
          <table:table-cell office:value-type="float" office:value="203.623168523106" calcext:value-type="float">
            <text:p>204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'investissement</text:p>
          </table:table-cell>
          <table:table-cell office:value-type="float" office:value="1341.00808887941" calcext:value-type="float">
            <text:p>134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totales</text:p>
          </table:table-cell>
          <table:table-cell office:value-type="float" office:value="3127.2705109992" calcext:value-type="float">
            <text:p>312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pargne nette</text:p>
          </table:table-cell>
          <table:table-cell office:value-type="float" office:value="249.747294246953" calcext:value-type="float">
            <text:p>250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lux net de dette</text:p>
          </table:table-cell>
          <table:table-cell office:value-type="float" office:value="160.342237569514" calcext:value-type="float">
            <text:p>160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d'investissement</text:p>
          </table:table-cell>
          <table:table-cell office:value-type="float" office:value="521.17687265211" calcext:value-type="float">
            <text:p>52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totales</text:p>
          </table:table-cell>
          <table:table-cell office:value-type="float" office:value="2725.45141357306" calcext:value-type="float">
            <text:p>2725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01.819097426139" calcext:value-type="float">
            <text:p>-40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7.477749336952" calcext:value-type="float">
            <text:p>127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24.9305036082156" calcext:value-type="float">
            <text:p>25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38.6644615432061" calcext:value-type="float">
            <text:p>39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34.148779374576" calcext:value-type="float">
            <text:p>23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660870906063" calcext:value-type="float">
            <text:p>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CTVA</text:p>
          </table:table-cell>
          <table:table-cell office:value-type="float" office:value="63.9215342626288" calcext:value-type="float">
            <text:p>6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-83.1850058594955" calcext:value-type="float">
            <text:p>-83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9.58842348732499" calcext:value-type="float">
            <text:p>1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Impôts locaux</text:p>
          </table:table-cell>
          <table:table-cell office:value-type="float" office:value="847.30870289274" calcext:value-type="float">
            <text:p>847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9.3681533337445" calcext:value-type="float">
            <text:p>39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344168260038241" calcext:value-type="float">
            <text:p>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16.77036267193" calcext:value-type="float">
            <text:p>1517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1.433700425584" calcext:value-type="float">
            <text:p>19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2.7098994633936" calcext:value-type="float">
            <text:p>33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187.272897057916" calcext:value-type="float">
            <text:p>187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445.517852340714" calcext:value-type="float">
            <text:p>44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123.357799296861" calcext:value-type="float">
            <text:p>123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67.48302319127" calcext:value-type="float">
            <text:p>1367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446.202775550484" calcext:value-type="float">
            <text:p>44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151.556236970332" calcext:value-type="float">
            <text:p>15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60.433475605995" calcext:value-type="float">
            <text:p>46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108.990797199778" calcext:value-type="float">
            <text:p>109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04.383611916363" calcext:value-type="float">
            <text:p>40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</text:p>
          </table:table-cell>
          <table:table-cell office:value-type="float" office:value="1249.86855208783" calcext:value-type="float">
            <text:p>125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294571023252945" calcext:value-type="float">
            <text:p>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75.0951168815148" calcext:value-type="float">
            <text:p>75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6886381298958" calcext:value-type="float">
            <text:p>27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.230700055511" calcext:value-type="float">
            <text:p>1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7.6174020847469" calcext:value-type="float">
            <text:p>18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0344168260038241" calcext:value-type="float">
            <text:p>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7.91649879726" calcext:value-type="float">
            <text:p>1828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pargne brute</text:p>
          </table:table-cell>
          <table:table-cell office:value-type="float" office:value="149.287339480664" calcext:value-type="float">
            <text:p>149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Impôts et taxes</text:p>
          </table:table-cell>
          <table:table-cell office:value-type="float" office:value="872.239206500956" calcext:value-type="float">
            <text:p>87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49.57398106458" calcext:value-type="float">
            <text:p>125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916.424907173256" calcext:value-type="float">
            <text:p>91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6.300784863998" calcext:value-type="float">
            <text:p>10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08.20406309751" calcext:value-type="float">
            <text:p>1708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9.712435699747" calcext:value-type="float">
            <text:p>-12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mprunts hors GAD</text:p>
          </table:table-cell>
          <table:table-cell office:value-type="float" office:value="111.016468266206" calcext:value-type="float">
            <text:p>11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10.935169000185" calcext:value-type="float">
            <text:p>11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149.599630543391" calcext:value-type="float">
            <text:p>15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71.36864460618" calcext:value-type="float">
            <text:p>57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totales</text:p>
          </table:table-cell>
          <table:table-cell office:value-type="float" office:value="1938.85166779745" calcext:value-type="float">
            <text:p>1939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pargne nette</text:p>
          </table:table-cell>
          <table:table-cell office:value-type="float" office:value="38.3521704804786" calcext:value-type="float">
            <text:p>38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lux net de dette</text:p>
          </table:table-cell>
          <table:table-cell office:value-type="float" office:value="0.081299266021093" calcext:value-type="float">
            <text:p>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302.450168691791" calcext:value-type="float">
            <text:p>30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totales</text:p>
          </table:table-cell>
          <table:table-cell office:value-type="float" office:value="1819.22053136372" calcext:value-type="float">
            <text:p>1819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19.631136433726" calcext:value-type="float">
            <text:p>-12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.65120669056153" calcext:value-type="float">
            <text:p>8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impôts et taxes</text:p>
          </table:table-cell>
          <table:table-cell office:value-type="float" office:value="74.6397152528873" calcext:value-type="float">
            <text:p>75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Charges financières</text:p>
          </table:table-cell>
          <table:table-cell office:value-type="float" office:value="1.34234103278906" calcext:value-type="float">
            <text:p>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Concours de l'Etat</text:p>
          </table:table-cell>
          <table:table-cell office:value-type="float" office:value="127.978649276517" calcext:value-type="float">
            <text:p>128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chats et charges externes</text:p>
          </table:table-cell>
          <table:table-cell office:value-type="float" office:value="766.46313221824" calcext:value-type="float">
            <text:p>766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6.6883266958715" calcext:value-type="float">
            <text:p>17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FCTVA</text:p>
          </table:table-cell>
          <table:table-cell office:value-type="float" office:value="64.4857447232178" calcext:value-type="float">
            <text:p>64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Fiscalité reversée</text:p>
          </table:table-cell>
          <table:table-cell office:value-type="float" office:value="140.3162086818" calcext:value-type="float">
            <text:p>14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Fonds de roulement</text:p>
          </table:table-cell>
          <table:table-cell office:value-type="float" office:value="175.92353909465" calcext:value-type="float">
            <text:p>176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Impôts locaux</text:p>
          </table:table-cell>
          <table:table-cell office:value-type="float" office:value="1001.92036373291" calcext:value-type="float">
            <text:p>1002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.522832868711" calcext:value-type="float">
            <text:p>2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71.0374691358" calcext:value-type="float">
            <text:p>137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72.1369514137794" calcext:value-type="float">
            <text:p>72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.02416036107792" calcext:value-type="float">
            <text:p>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pargne de gestion</text:p>
          </table:table-cell>
          <table:table-cell office:value-type="float" office:value="71.4572992167795" calcext:value-type="float">
            <text:p>7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0.13915505111" calcext:value-type="float">
            <text:p>131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d'équipement</text:p>
          </table:table-cell>
          <table:table-cell office:value-type="float" office:value="711.16989048188" calcext:value-type="float">
            <text:p>71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d'intervention</text:p>
          </table:table-cell>
          <table:table-cell office:value-type="float" office:value="52.7886233904155" calcext:value-type="float">
            <text:p>5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711.16989048188" calcext:value-type="float">
            <text:p>71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ôts au Trésor</text:p>
          </table:table-cell>
          <table:table-cell office:value-type="float" office:value="378.602054294438" calcext:value-type="float">
            <text:p>379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9.767489711934" calcext:value-type="float">
            <text:p>11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ncours de dette</text:p>
          </table:table-cell>
          <table:table-cell office:value-type="float" office:value="623.215138722952" calcext:value-type="float">
            <text:p>62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72633280233639" calcext:value-type="float">
            <text:p>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7.217383512545" calcext:value-type="float">
            <text:p>127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5214151068632" calcext:value-type="float">
            <text:p>3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0.4302057613167" calcext:value-type="float">
            <text:p>1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21.30904553299" calcext:value-type="float">
            <text:p>202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pargne brute</text:p>
          </table:table-cell>
          <table:table-cell office:value-type="float" office:value="60.8983140846938" calcext:value-type="float">
            <text:p>6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Impôts et taxes</text:p>
          </table:table-cell>
          <table:table-cell office:value-type="float" office:value="1076.5600789858" calcext:value-type="float">
            <text:p>1077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620.488805920616" calcext:value-type="float">
            <text:p>62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Frais de personnel</text:p>
          </table:table-cell>
          <table:table-cell office:value-type="float" office:value="459.023643302801" calcext:value-type="float">
            <text:p>459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28.8511515996283" calcext:value-type="float">
            <text:p>29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443.17442054958" calcext:value-type="float">
            <text:p>144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578.134624983406" calcext:value-type="float">
            <text:p>-578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mprunts hors GAD</text:p>
          </table:table-cell>
          <table:table-cell office:value-type="float" office:value="599.300809770344" calcext:value-type="float">
            <text:p>599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1.4642181069959" calcext:value-type="float">
            <text:p>2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nnuité de la dette</text:p>
          </table:table-cell>
          <table:table-cell office:value-type="float" office:value="22.8065591397849" calcext:value-type="float">
            <text:p>2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d'investissement</text:p>
          </table:table-cell>
          <table:table-cell office:value-type="float" office:value="732.634108588876" calcext:value-type="float">
            <text:p>73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totales</text:p>
          </table:table-cell>
          <table:table-cell office:value-type="float" office:value="2042.77326363998" calcext:value-type="float">
            <text:p>204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pargne nette</text:p>
          </table:table-cell>
          <table:table-cell office:value-type="float" office:value="39.4340959776979" calcext:value-type="float">
            <text:p>39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Flux net de dette</text:p>
          </table:table-cell>
          <table:table-cell office:value-type="float" office:value="577.836591663348" calcext:value-type="float">
            <text:p>578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Recettes d'investissement</text:p>
          </table:table-cell>
          <table:table-cell office:value-type="float" office:value="671.437761184123" calcext:value-type="float">
            <text:p>67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Recettes totales</text:p>
          </table:table-cell>
          <table:table-cell office:value-type="float" office:value="2042.47523031993" calcext:value-type="float">
            <text:p>2042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0.298033320058528" calcext:value-type="float">
            <text:p>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5.9716195303362" calcext:value-type="float">
            <text:p>7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impôts et taxes</text:p>
          </table:table-cell>
          <table:table-cell office:value-type="float" office:value="49.1769492847074" calcext:value-type="float">
            <text:p>4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Charges financières</text:p>
          </table:table-cell>
          <table:table-cell office:value-type="float" office:value="32.8933878175329" calcext:value-type="float">
            <text:p>33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chats et charges externes</text:p>
          </table:table-cell>
          <table:table-cell office:value-type="float" office:value="430.110981615332" calcext:value-type="float">
            <text:p>43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1.9784047626188" calcext:value-type="float">
            <text:p>1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CTVA</text:p>
          </table:table-cell>
          <table:table-cell office:value-type="float" office:value="37.3584647452239" calcext:value-type="float">
            <text:p>37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iscalité reversée</text:p>
          </table:table-cell>
          <table:table-cell office:value-type="float" office:value="523.379509942117" calcext:value-type="float">
            <text:p>523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onds de roulement</text:p>
          </table:table-cell>
          <table:table-cell office:value-type="float" office:value="66.3898536424437" calcext:value-type="float">
            <text:p>6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Impôts locaux</text:p>
          </table:table-cell>
          <table:table-cell office:value-type="float" office:value="1491.61746093633" calcext:value-type="float">
            <text:p>149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5.8002879165042" calcext:value-type="float">
            <text:p>2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486800227933899" calcext:value-type="float">
            <text:p>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50.22209579222" calcext:value-type="float">
            <text:p>205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6.252328224815" calcext:value-type="float">
            <text:p>11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1.562246948385" calcext:value-type="float">
            <text:p>1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6.648358875926" calcext:value-type="float">
            <text:p>27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pargne de gestion</text:p>
          </table:table-cell>
          <table:table-cell office:value-type="float" office:value="362.498367573404" calcext:value-type="float">
            <text:p>36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Concours de l'Etat</text:p>
          </table:table-cell>
          <table:table-cell office:value-type="float" office:value="223.893109498246" calcext:value-type="float">
            <text:p>224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21.31481450379" calcext:value-type="float">
            <text:p>1721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'équipement</text:p>
          </table:table-cell>
          <table:table-cell office:value-type="float" office:value="373.47637855022" calcext:value-type="float">
            <text:p>373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'intervention</text:p>
          </table:table-cell>
          <table:table-cell office:value-type="float" office:value="358.862369912725" calcext:value-type="float">
            <text:p>35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07.802705215488" calcext:value-type="float">
            <text:p>40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ôts au Trésor</text:p>
          </table:table-cell>
          <table:table-cell office:value-type="float" office:value="89.8270884443511" calcext:value-type="float">
            <text:p>9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86.114416819122" calcext:value-type="float">
            <text:p>18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ncours de dette</text:p>
          </table:table-cell>
          <table:table-cell office:value-type="float" office:value="838.556915094623" calcext:value-type="float">
            <text:p>83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07058003179078" calcext:value-type="float">
            <text:p>1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09.573240560238" calcext:value-type="float">
            <text:p>11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2872986833818" calcext:value-type="float">
            <text:p>35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7.67796778934109" calcext:value-type="float">
            <text:p>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1.7304690639715" calcext:value-type="float">
            <text:p>2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.92224394925471" calcext:value-type="float">
            <text:p>3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29.11751971928" calcext:value-type="float">
            <text:p>212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pargne brute</text:p>
          </table:table-cell>
          <table:table-cell office:value-type="float" office:value="328.907281288426" calcext:value-type="float">
            <text:p>32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Impôts et taxes</text:p>
          </table:table-cell>
          <table:table-cell office:value-type="float" office:value="1540.79441022104" calcext:value-type="float">
            <text:p>1541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37.486335062832" calcext:value-type="float">
            <text:p>837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rais de personnel</text:p>
          </table:table-cell>
          <table:table-cell office:value-type="float" office:value="864.160776474822" calcext:value-type="float">
            <text:p>864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4.23086644873" calcext:value-type="float">
            <text:p>154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6.47442401704" calcext:value-type="float">
            <text:p>216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7.356904297754" calcext:value-type="float">
            <text:p>37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mprunts hors GAD</text:p>
          </table:table-cell>
          <table:table-cell office:value-type="float" office:value="59.9931020004199" calcext:value-type="float">
            <text:p>6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0.051339111658" calcext:value-type="float">
            <text:p>14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nnuité de la dette</text:p>
          </table:table-cell>
          <table:table-cell office:value-type="float" office:value="172.944726929191" calcext:value-type="float">
            <text:p>173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47.854044327145" calcext:value-type="float">
            <text:p>54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totales</text:p>
          </table:table-cell>
          <table:table-cell office:value-type="float" office:value="2269.16885883094" calcext:value-type="float">
            <text:p>226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pargne nette</text:p>
          </table:table-cell>
          <table:table-cell office:value-type="float" office:value="188.855942176769" calcext:value-type="float">
            <text:p>18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lux net de dette</text:p>
          </table:table-cell>
          <table:table-cell office:value-type="float" office:value="-80.0582371112377" calcext:value-type="float">
            <text:p>-8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d'investissement</text:p>
          </table:table-cell>
          <table:table-cell office:value-type="float" office:value="176.245430225235" calcext:value-type="float">
            <text:p>17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totales</text:p>
          </table:table-cell>
          <table:table-cell office:value-type="float" office:value="2226.46752601746" calcext:value-type="float">
            <text:p>222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2.7013328134844" calcext:value-type="float">
            <text:p>-43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42.459559500185" calcext:value-type="float">
            <text:p>14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35.0749268377783" calcext:value-type="float">
            <text:p>3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48.7849405761389" calcext:value-type="float">
            <text:p>49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493.925241511656" calcext:value-type="float">
            <text:p>494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74293826460519" calcext:value-type="float">
            <text:p>3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CTVA</text:p>
          </table:table-cell>
          <table:table-cell office:value-type="float" office:value="91.734732974246" calcext:value-type="float">
            <text:p>9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322.232348169309" calcext:value-type="float">
            <text:p>32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211.991208975729" calcext:value-type="float">
            <text:p>21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Impôts locaux</text:p>
          </table:table-cell>
          <table:table-cell office:value-type="float" office:value="1341.48594085963" calcext:value-type="float">
            <text:p>1341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.8751771812373" calcext:value-type="float">
            <text:p>18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31.005994722725" calcext:value-type="float">
            <text:p>31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69.67961619818" calcext:value-type="float">
            <text:p>1870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65.248888065072" calcext:value-type="float">
            <text:p>26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2.9469001461064" calcext:value-type="float">
            <text:p>43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.88870815796934" calcext:value-type="float">
            <text:p>7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249.771032775803" calcext:value-type="float">
            <text:p>250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165.039207100334" calcext:value-type="float">
            <text:p>16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68.6182233901" calcext:value-type="float">
            <text:p>1669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437.313264278082" calcext:value-type="float">
            <text:p>437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9.892914276992" calcext:value-type="float">
            <text:p>140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44.472412281658" calcext:value-type="float">
            <text:p>444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177.79475957869" calcext:value-type="float">
            <text:p>178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44.421091654491" calcext:value-type="float">
            <text:p>144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</text:p>
          </table:table-cell>
          <table:table-cell office:value-type="float" office:value="1828.53793488453" calcext:value-type="float">
            <text:p>1829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6227184508363" calcext:value-type="float">
            <text:p>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94.91919706915" calcext:value-type="float">
            <text:p>19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0683404932726" calcext:value-type="float">
            <text:p>30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270439845607048" calcext:value-type="float">
            <text:p>0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1.1307047997032" calcext:value-type="float">
            <text:p>21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1.0545955906405" calcext:value-type="float">
            <text:p>31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13.09063567176" calcext:value-type="float">
            <text:p>2113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pargne brute</text:p>
          </table:table-cell>
          <table:table-cell office:value-type="float" office:value="201.061392808077" calcext:value-type="float">
            <text:p>201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Impôts et taxes</text:p>
          </table:table-cell>
          <table:table-cell office:value-type="float" office:value="1376.56086769741" calcext:value-type="float">
            <text:p>1377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826.07566303945" calcext:value-type="float">
            <text:p>1826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955.946786532045" calcext:value-type="float">
            <text:p>956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2.029639531587" calcext:value-type="float">
            <text:p>11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34.92850426325" calcext:value-type="float">
            <text:p>213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1.8378685914909" calcext:value-type="float">
            <text:p>2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185.19480122991" calcext:value-type="float">
            <text:p>18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7.118225788865" calcext:value-type="float">
            <text:p>147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195.903166365004" calcext:value-type="float">
            <text:p>196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91.590638070524" calcext:value-type="float">
            <text:p>59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260.20886146063" calcext:value-type="float">
            <text:p>2260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pargne nette</text:p>
          </table:table-cell>
          <table:table-cell office:value-type="float" office:value="53.9431670192117" calcext:value-type="float">
            <text:p>54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38.076575441045" calcext:value-type="float">
            <text:p>38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450.443689294982" calcext:value-type="float">
            <text:p>450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320.12330549316" calcext:value-type="float">
            <text:p>2320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59.9144440325359" calcext:value-type="float">
            <text:p>60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139948946699" calcext:value-type="float">
            <text:p>82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impôts et taxes</text:p>
          </table:table-cell>
          <table:table-cell office:value-type="float" office:value="46.3934845184785" calcext:value-type="float">
            <text:p>46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Charges financières</text:p>
          </table:table-cell>
          <table:table-cell office:value-type="float" office:value="37.1990250213448" calcext:value-type="float">
            <text:p>37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3.665144709101" calcext:value-type="float">
            <text:p>34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7.16938248157377" calcext:value-type="float">
            <text:p>7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CTVA</text:p>
          </table:table-cell>
          <table:table-cell office:value-type="float" office:value="36.9788569636354" calcext:value-type="float">
            <text:p>37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iscalité reversée</text:p>
          </table:table-cell>
          <table:table-cell office:value-type="float" office:value="223.367061037445" calcext:value-type="float">
            <text:p>22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onds de roulement</text:p>
          </table:table-cell>
          <table:table-cell office:value-type="float" office:value="-37.087319527452" calcext:value-type="float">
            <text:p>-37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Impôts locaux</text:p>
          </table:table-cell>
          <table:table-cell office:value-type="float" office:value="1204.55887682738" calcext:value-type="float">
            <text:p>120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0.5815371748184" calcext:value-type="float">
            <text:p>5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1.3648003171229" calcext:value-type="float">
            <text:p>1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99.60605878971" calcext:value-type="float">
            <text:p>1800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47.919935791326" calcext:value-type="float">
            <text:p>148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1.5794504364796" calcext:value-type="float">
            <text:p>52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4848669652036" calcext:value-type="float">
            <text:p>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pargne de gestion</text:p>
          </table:table-cell>
          <table:table-cell office:value-type="float" office:value="225.900608632015" calcext:value-type="float">
            <text:p>226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Concours de l'Etat</text:p>
          </table:table-cell>
          <table:table-cell office:value-type="float" office:value="308.863045250998" calcext:value-type="float">
            <text:p>30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Crédits de trésorerie</text:p>
          </table:table-cell>
          <table:table-cell office:value-type="float" office:value="152.689446080396" calcext:value-type="float">
            <text:p>15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04.21078235263" calcext:value-type="float">
            <text:p>160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'équipement</text:p>
          </table:table-cell>
          <table:table-cell office:value-type="float" office:value="350.003579045495" calcext:value-type="float">
            <text:p>350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2.685506002683" calcext:value-type="float">
            <text:p>13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84.170497987489" calcext:value-type="float">
            <text:p>38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ôts au Trésor</text:p>
          </table:table-cell>
          <table:table-cell office:value-type="float" office:value="44.1504945026224" calcext:value-type="float">
            <text:p>4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51.112125594605" calcext:value-type="float">
            <text:p>25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ncours de dette</text:p>
          </table:table-cell>
          <table:table-cell office:value-type="float" office:value="1084.83662734575" calcext:value-type="float">
            <text:p>108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38912982871879" calcext:value-type="float">
            <text:p>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2.8439436497012" calcext:value-type="float">
            <text:p>9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6586659058039" calcext:value-type="float">
            <text:p>26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0.6820519767908" calcext:value-type="float">
            <text:p>3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2.7682559983274" calcext:value-type="float">
            <text:p>2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8.8011298809918" calcext:value-type="float">
            <text:p>2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988.38128034012" calcext:value-type="float">
            <text:p>1988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pargne brute</text:p>
          </table:table-cell>
          <table:table-cell office:value-type="float" office:value="195.395276437072" calcext:value-type="float">
            <text:p>19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Impôts et taxes</text:p>
          </table:table-cell>
          <table:table-cell office:value-type="float" office:value="1250.95236134586" calcext:value-type="float">
            <text:p>125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83.99771436288" calcext:value-type="float">
            <text:p>108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rais de personnel</text:p>
          </table:table-cell>
          <table:table-cell office:value-type="float" office:value="1065.0024407137" calcext:value-type="float">
            <text:p>106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24.178452544824" calcext:value-type="float">
            <text:p>12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47.52599458103" calcext:value-type="float">
            <text:p>1948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40.8552857590909" calcext:value-type="float">
            <text:p>-4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mprunts hors GAD</text:p>
          </table:table-cell>
          <table:table-cell office:value-type="float" office:value="87.1482616612361" calcext:value-type="float">
            <text:p>87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5.163257130909" calcext:value-type="float">
            <text:p>12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nnuité de la dette</text:p>
          </table:table-cell>
          <table:table-cell office:value-type="float" office:value="162.362282152254" calcext:value-type="float">
            <text:p>162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09.333755118398" calcext:value-type="float">
            <text:p>50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totales</text:p>
          </table:table-cell>
          <table:table-cell office:value-type="float" office:value="2113.54453747103" calcext:value-type="float">
            <text:p>211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pargne nette</text:p>
          </table:table-cell>
          <table:table-cell office:value-type="float" office:value="70.2320193061634" calcext:value-type="float">
            <text:p>70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lux net de dette</text:p>
          </table:table-cell>
          <table:table-cell office:value-type="float" office:value="-38.014995469673" calcext:value-type="float">
            <text:p>-38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d'investissement</text:p>
          </table:table-cell>
          <table:table-cell office:value-type="float" office:value="235.068197452562" calcext:value-type="float">
            <text:p>23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totales</text:p>
          </table:table-cell>
          <table:table-cell office:value-type="float" office:value="2034.67425624227" calcext:value-type="float">
            <text:p>203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78.8702812287638" calcext:value-type="float">
            <text:p>-7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2.176328207052" calcext:value-type="float">
            <text:p>12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65.5770063765941" calcext:value-type="float">
            <text:p>6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76.8218801575394" calcext:value-type="float">
            <text:p>7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15.912093023256" calcext:value-type="float">
            <text:p>51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7877612528132" calcext:value-type="float">
            <text:p>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CTVA</text:p>
          </table:table-cell>
          <table:table-cell office:value-type="float" office:value="115.736601275319" calcext:value-type="float">
            <text:p>11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532.024831207802" calcext:value-type="float">
            <text:p>53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244.764586271568" calcext:value-type="float">
            <text:p>24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Impôts locaux</text:p>
          </table:table-cell>
          <table:table-cell office:value-type="float" office:value="1599.65148162041" calcext:value-type="float">
            <text:p>1600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8.232689422356" calcext:value-type="float">
            <text:p>148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6.3990997749437" calcext:value-type="float">
            <text:p>4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2269.33965978995" calcext:value-type="float">
            <text:p>226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09.607547261815" calcext:value-type="float">
            <text:p>310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72.7048730307577" calcext:value-type="float">
            <text:p>73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50818417104276" calcext:value-type="float">
            <text:p>4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321.579425356339" calcext:value-type="float">
            <text:p>32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181.274914291073" calcext:value-type="float">
            <text:p>181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2019.41157745686" calcext:value-type="float">
            <text:p>201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226.610539009752" calcext:value-type="float">
            <text:p>22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136.187646286572" calcext:value-type="float">
            <text:p>13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4.635706489122" calcext:value-type="float">
            <text:p>37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467.090149474869" calcext:value-type="float">
            <text:p>46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6.254463615904" calcext:value-type="float">
            <text:p>2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</text:p>
          </table:table-cell>
          <table:table-cell office:value-type="float" office:value="1636.09591466617" calcext:value-type="float">
            <text:p>163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66485783945987" calcext:value-type="float">
            <text:p>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5.428867591898" calcext:value-type="float">
            <text:p>15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54.9939049137282" calcext:value-type="float">
            <text:p>5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4.516983308327" calcext:value-type="float">
            <text:p>14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83.3675352588145" calcext:value-type="float">
            <text:p>83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71.6946177794449" calcext:value-type="float">
            <text:p>7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394.04728394599" calcext:value-type="float">
            <text:p>2394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pargne brute</text:p>
          </table:table-cell>
          <table:table-cell office:value-type="float" office:value="249.928082333083" calcext:value-type="float">
            <text:p>250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Impôts et taxes</text:p>
          </table:table-cell>
          <table:table-cell office:value-type="float" office:value="1665.228487997" calcext:value-type="float">
            <text:p>166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634.43105682671" calcext:value-type="float">
            <text:p>1634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1235.49605307577" calcext:value-type="float">
            <text:p>123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84.039854651163" calcext:value-type="float">
            <text:p>184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578.94720705176" calcext:value-type="float">
            <text:p>257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84.899923105776" calcext:value-type="float">
            <text:p>18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mprunts hors GAD</text:p>
          </table:table-cell>
          <table:table-cell office:value-type="float" office:value="187.548762190548" calcext:value-type="float">
            <text:p>188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92.955777944486" calcext:value-type="float">
            <text:p>293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369.777658102026" calcext:value-type="float">
            <text:p>370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667.591484433609" calcext:value-type="float">
            <text:p>668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totales</text:p>
          </table:table-cell>
          <table:table-cell office:value-type="float" office:value="2687.00306189047" calcext:value-type="float">
            <text:p>268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pargne nette</text:p>
          </table:table-cell>
          <table:table-cell office:value-type="float" office:value="-43.0276956114027" calcext:value-type="float">
            <text:p>-43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lux net de dette</text:p>
          </table:table-cell>
          <table:table-cell office:value-type="float" office:value="-105.407015753938" calcext:value-type="float">
            <text:p>-10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497.156309452363" calcext:value-type="float">
            <text:p>49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totales</text:p>
          </table:table-cell>
          <table:table-cell office:value-type="float" office:value="2766.49596924231" calcext:value-type="float">
            <text:p>276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79.4929073518378" calcext:value-type="float">
            <text:p>7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0.7425137494712" calcext:value-type="float">
            <text:p>5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impôts et taxes</text:p>
          </table:table-cell>
          <table:table-cell office:value-type="float" office:value="32.5403009499635" calcext:value-type="float">
            <text:p>33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Charges financières</text:p>
          </table:table-cell>
          <table:table-cell office:value-type="float" office:value="44.2024802892196" calcext:value-type="float">
            <text:p>4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chats et charges externes</text:p>
          </table:table-cell>
          <table:table-cell office:value-type="float" office:value="473.692126841275" calcext:value-type="float">
            <text:p>47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8710470751125" calcext:value-type="float">
            <text:p>3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CTVA</text:p>
          </table:table-cell>
          <table:table-cell office:value-type="float" office:value="59.1317312795662" calcext:value-type="float">
            <text:p>5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iscalité reversée</text:p>
          </table:table-cell>
          <table:table-cell office:value-type="float" office:value="94.4855590169609" calcext:value-type="float">
            <text:p>9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onds de roulement</text:p>
          </table:table-cell>
          <table:table-cell office:value-type="float" office:value="-24.5872745279028" calcext:value-type="float">
            <text:p>-25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Impôts locaux</text:p>
          </table:table-cell>
          <table:table-cell office:value-type="float" office:value="1032.60995154033" calcext:value-type="float">
            <text:p>1033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1.4774833660244" calcext:value-type="float">
            <text:p>3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8.165455174801" calcext:value-type="float">
            <text:p>1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80.8595471328" calcext:value-type="float">
            <text:p>188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8.125050767278" calcext:value-type="float">
            <text:p>12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8.9252549901927" calcext:value-type="float">
            <text:p>3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65716549363486" calcext:value-type="float">
            <text:p>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pargne de gestion</text:p>
          </table:table-cell>
          <table:table-cell office:value-type="float" office:value="268.857435483251" calcext:value-type="float">
            <text:p>26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Concours de l'Etat</text:p>
          </table:table-cell>
          <table:table-cell office:value-type="float" office:value="557.64148071228" calcext:value-type="float">
            <text:p>55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Crédits de trésorerie</text:p>
          </table:table-cell>
          <table:table-cell office:value-type="float" office:value="28.8450444213684" calcext:value-type="float">
            <text:p>2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56.27334987116" calcext:value-type="float">
            <text:p>1656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'équipement</text:p>
          </table:table-cell>
          <table:table-cell office:value-type="float" office:value="470.199574824045" calcext:value-type="float">
            <text:p>470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'intervention</text:p>
          </table:table-cell>
          <table:table-cell office:value-type="float" office:value="97.9195457867005" calcext:value-type="float">
            <text:p>9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73.85674031768" calcext:value-type="float">
            <text:p>47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ôts au Trésor</text:p>
          </table:table-cell>
          <table:table-cell office:value-type="float" office:value="58.7223491404177" calcext:value-type="float">
            <text:p>5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23.292950271144" calcext:value-type="float">
            <text:p>523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ncours de dette</text:p>
          </table:table-cell>
          <table:table-cell office:value-type="float" office:value="1263.55023056806" calcext:value-type="float">
            <text:p>126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74851736471674" calcext:value-type="float">
            <text:p>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4.6645211722626" calcext:value-type="float">
            <text:p>95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1.9150599976924" calcext:value-type="float">
            <text:p>32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8659907311257" calcext:value-type="float">
            <text:p>2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8.2508057382408" calcext:value-type="float">
            <text:p>1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30.13009018884" calcext:value-type="float">
            <text:p>2130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pargne brute</text:p>
          </table:table-cell>
          <table:table-cell office:value-type="float" office:value="224.586197261644" calcext:value-type="float">
            <text:p>225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Impôts et taxes</text:p>
          </table:table-cell>
          <table:table-cell office:value-type="float" office:value="1065.15025249029" calcext:value-type="float">
            <text:p>1065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62.67537883158" calcext:value-type="float">
            <text:p>1263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rais de personnel</text:p>
          </table:table-cell>
          <table:table-cell office:value-type="float" office:value="1008.54413695627" calcext:value-type="float">
            <text:p>100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5.537302026845" calcext:value-type="float">
            <text:p>136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08.98459790008" calcext:value-type="float">
            <text:p>200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21.145492288759" calcext:value-type="float">
            <text:p>-12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mprunts hors GAD</text:p>
          </table:table-cell>
          <table:table-cell office:value-type="float" office:value="155.763239875389" calcext:value-type="float">
            <text:p>156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6.500615360948" calcext:value-type="float">
            <text:p>157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nnuité de la dette</text:p>
          </table:table-cell>
          <table:table-cell office:value-type="float" office:value="200.703095650167" calcext:value-type="float">
            <text:p>20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'investissement</text:p>
          </table:table-cell>
          <table:table-cell office:value-type="float" office:value="630.357355678628" calcext:value-type="float">
            <text:p>630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totales</text:p>
          </table:table-cell>
          <table:table-cell office:value-type="float" office:value="2286.63070554979" calcext:value-type="float">
            <text:p>2287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pargne nette</text:p>
          </table:table-cell>
          <table:table-cell office:value-type="float" office:value="68.0855819006959" calcext:value-type="float">
            <text:p>6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lux net de dette</text:p>
          </table:table-cell>
          <table:table-cell office:value-type="float" office:value="-0.737375485558248" calcext:value-type="float">
            <text:p>-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d'investissement</text:p>
          </table:table-cell>
          <table:table-cell office:value-type="float" office:value="283.888290642668" calcext:value-type="float">
            <text:p>28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totales</text:p>
          </table:table-cell>
          <table:table-cell office:value-type="float" office:value="2164.74783777547" calcext:value-type="float">
            <text:p>2165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1.882867774317" calcext:value-type="float">
            <text:p>-12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4.1373881759513" calcext:value-type="float">
            <text:p>34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impôts et taxes</text:p>
          </table:table-cell>
          <table:table-cell office:value-type="float" office:value="28.5790337017531" calcext:value-type="float">
            <text:p>29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Charges financières</text:p>
          </table:table-cell>
          <table:table-cell office:value-type="float" office:value="47.1918742427614" calcext:value-type="float">
            <text:p>4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15.950588482556" calcext:value-type="float">
            <text:p>31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736011176223327" calcext:value-type="float">
            <text:p>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CTVA</text:p>
          </table:table-cell>
          <table:table-cell office:value-type="float" office:value="18.0839806641446" calcext:value-type="float">
            <text:p>1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iscalité reversée</text:p>
          </table:table-cell>
          <table:table-cell office:value-type="float" office:value="-33.9910985831912" calcext:value-type="float">
            <text:p>-34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onds de roulement</text:p>
          </table:table-cell>
          <table:table-cell office:value-type="float" office:value="80.1732109388522" calcext:value-type="float">
            <text:p>80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Impôts locaux</text:p>
          </table:table-cell>
          <table:table-cell office:value-type="float" office:value="805.247014316445" calcext:value-type="float">
            <text:p>805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1.2734218529783" calcext:value-type="float">
            <text:p>3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.81381648245679" calcext:value-type="float">
            <text:p>10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88.31417872067" calcext:value-type="float">
            <text:p>168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62.0351853225527" calcext:value-type="float">
            <text:p>6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6.3802855871226" calcext:value-type="float">
            <text:p>2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pargne de gestion</text:p>
          </table:table-cell>
          <table:table-cell office:value-type="float" office:value="142.587765249858" calcext:value-type="float">
            <text:p>143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Concours de l'Etat</text:p>
          </table:table-cell>
          <table:table-cell office:value-type="float" office:value="609.045187053384" calcext:value-type="float">
            <text:p>609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Crédits de trésorerie</text:p>
          </table:table-cell>
          <table:table-cell office:value-type="float" office:value="49.4523156046782" calcext:value-type="float">
            <text:p>49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78.55634868828" calcext:value-type="float">
            <text:p>1579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'équipement</text:p>
          </table:table-cell>
          <table:table-cell office:value-type="float" office:value="130.571026135549" calcext:value-type="float">
            <text:p>13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'intervention</text:p>
          </table:table-cell>
          <table:table-cell office:value-type="float" office:value="176.59992161808" calcext:value-type="float">
            <text:p>17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32.165200652771" calcext:value-type="float">
            <text:p>13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ôts au Trésor</text:p>
          </table:table-cell>
          <table:table-cell office:value-type="float" office:value="94.1142936973024" calcext:value-type="float">
            <text:p>94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77.035754024182" calcext:value-type="float">
            <text:p>57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ncours de dette</text:p>
          </table:table-cell>
          <table:table-cell office:value-type="float" office:value="1182.71925846253" calcext:value-type="float">
            <text:p>1183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45179660262592" calcext:value-type="float">
            <text:p>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67.1368550799891" calcext:value-type="float">
            <text:p>6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6812654847568" calcext:value-type="float">
            <text:p>2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59417451722177" calcext:value-type="float">
            <text:p>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7.111847538511" calcext:value-type="float">
            <text:p>4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.81381648245679" calcext:value-type="float">
            <text:p>10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10.72154934105" calcext:value-type="float">
            <text:p>171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pargne brute</text:p>
          </table:table-cell>
          <table:table-cell office:value-type="float" office:value="109.757830032391" calcext:value-type="float">
            <text:p>110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Impôts et taxes</text:p>
          </table:table-cell>
          <table:table-cell office:value-type="float" office:value="833.826048018198" calcext:value-type="float">
            <text:p>834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81.2674618599" calcext:value-type="float">
            <text:p>118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rais de personnel</text:p>
          </table:table-cell>
          <table:table-cell office:value-type="float" office:value="1011.13269886012" calcext:value-type="float">
            <text:p>101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1.194241030586" calcext:value-type="float">
            <text:p>13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50.34936404322" calcext:value-type="float">
            <text:p>1750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9.6278147021732" calcext:value-type="float">
            <text:p>40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mprunts hors GAD</text:p>
          </table:table-cell>
          <table:table-cell office:value-type="float" office:value="55.633855055263" calcext:value-type="float">
            <text:p>5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4.866690156517" calcext:value-type="float">
            <text:p>145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nnuité de la dette</text:p>
          </table:table-cell>
          <table:table-cell office:value-type="float" office:value="192.058564399278" calcext:value-type="float">
            <text:p>19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'investissement</text:p>
          </table:table-cell>
          <table:table-cell office:value-type="float" office:value="277.031890809287" calcext:value-type="float">
            <text:p>27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totales</text:p>
          </table:table-cell>
          <table:table-cell office:value-type="float" office:value="1855.58823949756" calcext:value-type="float">
            <text:p>185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pargne nette</text:p>
          </table:table-cell>
          <table:table-cell office:value-type="float" office:value="-35.1088601241256" calcext:value-type="float">
            <text:p>-35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lux net de dette</text:p>
          </table:table-cell>
          <table:table-cell office:value-type="float" office:value="-89.2328351012536" calcext:value-type="float">
            <text:p>-89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d'investissement</text:p>
          </table:table-cell>
          <table:table-cell office:value-type="float" office:value="117.669040377816" calcext:value-type="float">
            <text:p>11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totales</text:p>
          </table:table-cell>
          <table:table-cell office:value-type="float" office:value="1805.98321909848" calcext:value-type="float">
            <text:p>180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9.6050203990807" calcext:value-type="float">
            <text:p>-50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06.291496636771" calcext:value-type="float">
            <text:p>10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impôts et taxes</text:p>
          </table:table-cell>
          <table:table-cell office:value-type="float" office:value="216.771572976724" calcext:value-type="float">
            <text:p>21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Charges financières</text:p>
          </table:table-cell>
          <table:table-cell office:value-type="float" office:value="1.32555573350416" calcext:value-type="float">
            <text:p>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80.413228699552" calcext:value-type="float">
            <text:p>580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2.9271850309631" calcext:value-type="float">
            <text:p>13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CTVA</text:p>
          </table:table-cell>
          <table:table-cell office:value-type="float" office:value="56.4795651825753" calcext:value-type="float">
            <text:p>5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iscalité reversée</text:p>
          </table:table-cell>
          <table:table-cell office:value-type="float" office:value="1325.99220585095" calcext:value-type="float">
            <text:p>132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onds de roulement</text:p>
          </table:table-cell>
          <table:table-cell office:value-type="float" office:value="470.859224588939" calcext:value-type="float">
            <text:p>47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Impôts locaux</text:p>
          </table:table-cell>
          <table:table-cell office:value-type="float" office:value="2331.03857036088" calcext:value-type="float">
            <text:p>233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58.131646380525" calcext:value-type="float">
            <text:p>35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de fonctionnement</text:p>
          </table:table-cell>
          <table:table-cell office:value-type="float" office:value="3083.35384155456" calcext:value-type="float">
            <text:p>3083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08.347935618193" calcext:value-type="float">
            <text:p>20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75.110835201794" calcext:value-type="float">
            <text:p>275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7.6169122357463" calcext:value-type="float">
            <text:p>1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pargne de gestion</text:p>
          </table:table-cell>
          <table:table-cell office:value-type="float" office:value="299.661754217382" calcext:value-type="float">
            <text:p>300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Concours de l'Etat</text:p>
          </table:table-cell>
          <table:table-cell office:value-type="float" office:value="376.413972346786" calcext:value-type="float">
            <text:p>37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2786.33313981422" calcext:value-type="float">
            <text:p>278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équipement</text:p>
          </table:table-cell>
          <table:table-cell office:value-type="float" office:value="508.405672378817" calcext:value-type="float">
            <text:p>50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tervention</text:p>
          </table:table-cell>
          <table:table-cell office:value-type="float" office:value="396.202551516122" calcext:value-type="float">
            <text:p>39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39.083609598548" calcext:value-type="float">
            <text:p>539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ôts au Trésor</text:p>
          </table:table-cell>
          <table:table-cell office:value-type="float" office:value="594.045829863336" calcext:value-type="float">
            <text:p>594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.35514093529789" calcext:value-type="float">
            <text:p>5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</text:p>
          </table:table-cell>
          <table:table-cell office:value-type="float" office:value="157.195420937433" calcext:value-type="float">
            <text:p>15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03023142216528" calcext:value-type="float">
            <text:p>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47.1540292013667" calcext:value-type="float">
            <text:p>4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2.2826708306638" calcext:value-type="float">
            <text:p>42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0610249839847" calcext:value-type="float">
            <text:p>13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1.2004788597051" calcext:value-type="float">
            <text:p>5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45.5768737988469" calcext:value-type="float">
            <text:p>4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3325.41674941277" calcext:value-type="float">
            <text:p>3325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pargne brute</text:p>
          </table:table-cell>
          <table:table-cell office:value-type="float" office:value="297.020701740337" calcext:value-type="float">
            <text:p>29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Impôts et taxes</text:p>
          </table:table-cell>
          <table:table-cell office:value-type="float" office:value="2547.8101433376" calcext:value-type="float">
            <text:p>254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55.794780589366" calcext:value-type="float">
            <text:p>15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rais de personnel</text:p>
          </table:table-cell>
          <table:table-cell office:value-type="float" office:value="1766.10913303438" calcext:value-type="float">
            <text:p>176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60.7752178090967" calcext:value-type="float">
            <text:p>6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3291.70177717275" calcext:value-type="float">
            <text:p>3292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33.7149722400171" calcext:value-type="float">
            <text:p>-34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mprunts hors GAD</text:p>
          </table:table-cell>
          <table:table-cell office:value-type="float" office:value="0.222032617979927" calcext:value-type="float">
            <text:p>0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.1261079970105" calcext:value-type="float">
            <text:p>14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nnuité de la dette</text:p>
          </table:table-cell>
          <table:table-cell office:value-type="float" office:value="15.4516637305146" calcext:value-type="float">
            <text:p>15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53.209717595558" calcext:value-type="float">
            <text:p>553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totales</text:p>
          </table:table-cell>
          <table:table-cell office:value-type="float" office:value="3339.54285740978" calcext:value-type="float">
            <text:p>3340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pargne nette</text:p>
          </table:table-cell>
          <table:table-cell office:value-type="float" office:value="282.894593743327" calcext:value-type="float">
            <text:p>283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lux net de dette</text:p>
          </table:table-cell>
          <table:table-cell office:value-type="float" office:value="-13.9040753790305" calcext:value-type="float">
            <text:p>-14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d'investissement</text:p>
          </table:table-cell>
          <table:table-cell office:value-type="float" office:value="208.569968236173" calcext:value-type="float">
            <text:p>209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totales</text:p>
          </table:table-cell>
          <table:table-cell office:value-type="float" office:value="3291.92380979073" calcext:value-type="float">
            <text:p>3292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7.6190476190476" calcext:value-type="float">
            <text:p>-4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5.8141184262816" calcext:value-type="float">
            <text:p>5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impôts et taxes</text:p>
          </table:table-cell>
          <table:table-cell office:value-type="float" office:value="61.2854007153265" calcext:value-type="float">
            <text:p>6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Charges financières</text:p>
          </table:table-cell>
          <table:table-cell office:value-type="float" office:value="19.5486607497682" calcext:value-type="float">
            <text:p>2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chats et charges externes</text:p>
          </table:table-cell>
          <table:table-cell office:value-type="float" office:value="486.141442575176" calcext:value-type="float">
            <text:p>48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271559146906875" calcext:value-type="float">
            <text:p>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iscalité reversée</text:p>
          </table:table-cell>
          <table:table-cell office:value-type="float" office:value="546.147171810836" calcext:value-type="float">
            <text:p>54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onds de roulement</text:p>
          </table:table-cell>
          <table:table-cell office:value-type="float" office:value="169.192451980395" calcext:value-type="float">
            <text:p>169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Impôts locaux</text:p>
          </table:table-cell>
          <table:table-cell office:value-type="float" office:value="1178.30441118029" calcext:value-type="float">
            <text:p>117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88.136176977083" calcext:value-type="float">
            <text:p>28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930056961186912" calcext:value-type="float">
            <text:p>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19.432956683" calcext:value-type="float">
            <text:p>1819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6.7441753874685" calcext:value-type="float">
            <text:p>57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4.5827963968738" calcext:value-type="float">
            <text:p>15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pargne de gestion</text:p>
          </table:table-cell>
          <table:table-cell office:value-type="float" office:value="121.042482448006" calcext:value-type="float">
            <text:p>12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Concours de l'Etat</text:p>
          </table:table-cell>
          <table:table-cell office:value-type="float" office:value="298.828983971387" calcext:value-type="float">
            <text:p>299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17.96237912306" calcext:value-type="float">
            <text:p>171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'équipement</text:p>
          </table:table-cell>
          <table:table-cell office:value-type="float" office:value="994.800362961982" calcext:value-type="float">
            <text:p>995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'intervention</text:p>
          </table:table-cell>
          <table:table-cell office:value-type="float" office:value="90.6950947145317" calcext:value-type="float">
            <text:p>9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994.800362961982" calcext:value-type="float">
            <text:p>995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ôts au Trésor</text:p>
          </table:table-cell>
          <table:table-cell office:value-type="float" office:value="165.750165584846" calcext:value-type="float">
            <text:p>16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.6656510796132" calcext:value-type="float">
            <text:p>1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ncours de dette</text:p>
          </table:table-cell>
          <table:table-cell office:value-type="float" office:value="776.012270499404" calcext:value-type="float">
            <text:p>77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5.16756259107167" calcext:value-type="float">
            <text:p>5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09.56842230759" calcext:value-type="float">
            <text:p>11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2580222546034" calcext:value-type="float">
            <text:p>3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9.6018664723804" calcext:value-type="float">
            <text:p>3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930056961186912" calcext:value-type="float">
            <text:p>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712.76274208504" calcext:value-type="float">
            <text:p>2713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pargne brute</text:p>
          </table:table-cell>
          <table:table-cell office:value-type="float" office:value="101.470577559942" calcext:value-type="float">
            <text:p>10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Impôts et taxes</text:p>
          </table:table-cell>
          <table:table-cell office:value-type="float" office:value="1239.58981189562" calcext:value-type="float">
            <text:p>124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70.844707908332" calcext:value-type="float">
            <text:p>77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rais de personnel</text:p>
          </table:table-cell>
          <table:table-cell office:value-type="float" office:value="1091.31915882898" calcext:value-type="float">
            <text:p>109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1.843872036031" calcext:value-type="float">
            <text:p>142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76.17713207047" calcext:value-type="float">
            <text:p>187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836.585610014571" calcext:value-type="float">
            <text:p>-837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mprunts hors GAD</text:p>
          </table:table-cell>
          <table:table-cell office:value-type="float" office:value="741.820108623659" calcext:value-type="float">
            <text:p>742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33.2689468803815" calcext:value-type="float">
            <text:p>33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nnuité de la dette</text:p>
          </table:table-cell>
          <table:table-cell office:value-type="float" office:value="52.8176076301497" calcext:value-type="float">
            <text:p>53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'investissement</text:p>
          </table:table-cell>
          <table:table-cell office:value-type="float" office:value="1028.06930984236" calcext:value-type="float">
            <text:p>102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totales</text:p>
          </table:table-cell>
          <table:table-cell office:value-type="float" office:value="2746.03168896543" calcext:value-type="float">
            <text:p>274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pargne nette</text:p>
          </table:table-cell>
          <table:table-cell office:value-type="float" office:value="68.2016306795603" calcext:value-type="float">
            <text:p>6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lux net de dette</text:p>
          </table:table-cell>
          <table:table-cell office:value-type="float" office:value="708.551161743277" calcext:value-type="float">
            <text:p>709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d'investissement</text:p>
          </table:table-cell>
          <table:table-cell office:value-type="float" office:value="798.564284011127" calcext:value-type="float">
            <text:p>799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totales</text:p>
          </table:table-cell>
          <table:table-cell office:value-type="float" office:value="2617.99724069413" calcext:value-type="float">
            <text:p>261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8.034448271294" calcext:value-type="float">
            <text:p>-12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6.4908579668349" calcext:value-type="float">
            <text:p>6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impôts et taxes</text:p>
          </table:table-cell>
          <table:table-cell office:value-type="float" office:value="55.7123635052763" calcext:value-type="float">
            <text:p>5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7.520089794848" calcext:value-type="float">
            <text:p>32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8942845906797" calcext:value-type="float">
            <text:p>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CTVA</text:p>
          </table:table-cell>
          <table:table-cell office:value-type="float" office:value="50.1871527823294" calcext:value-type="float">
            <text:p>50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iscalité reversée</text:p>
          </table:table-cell>
          <table:table-cell office:value-type="float" office:value="119.105230386052" calcext:value-type="float">
            <text:p>11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onds de roulement</text:p>
          </table:table-cell>
          <table:table-cell office:value-type="float" office:value="133.376378055974" calcext:value-type="float">
            <text:p>133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Impôts locaux</text:p>
          </table:table-cell>
          <table:table-cell office:value-type="float" office:value="828.002392344498" calcext:value-type="float">
            <text:p>82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93091695615127" calcext:value-type="float">
            <text:p>5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.17021760503375" calcext:value-type="float">
            <text:p>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99.88383397785" calcext:value-type="float">
            <text:p>1400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5.20924297044" calcext:value-type="float">
            <text:p>125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3.2774133184768" calcext:value-type="float">
            <text:p>53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6.2159392410041" calcext:value-type="float">
            <text:p>1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pargne de gestion</text:p>
          </table:table-cell>
          <table:table-cell office:value-type="float" office:value="83.0648784164646" calcext:value-type="float">
            <text:p>83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Concours de l'Etat</text:p>
          </table:table-cell>
          <table:table-cell office:value-type="float" office:value="242.005362128859" calcext:value-type="float">
            <text:p>24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5.99730320509" calcext:value-type="float">
            <text:p>131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'équipement</text:p>
          </table:table-cell>
          <table:table-cell office:value-type="float" office:value="284.493352887199" calcext:value-type="float">
            <text:p>28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'intervention</text:p>
          </table:table-cell>
          <table:table-cell office:value-type="float" office:value="128.509937078063" calcext:value-type="float">
            <text:p>12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11.506102444779" calcext:value-type="float">
            <text:p>31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ôts au Trésor</text:p>
          </table:table-cell>
          <table:table-cell office:value-type="float" office:value="122.537879006358" calcext:value-type="float">
            <text:p>123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35.28501671364" calcext:value-type="float">
            <text:p>235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ncours de dette</text:p>
          </table:table-cell>
          <table:table-cell office:value-type="float" office:value="13.8911076882742" calcext:value-type="float">
            <text:p>1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94622992724651" calcext:value-type="float">
            <text:p>1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9.244487120666" calcext:value-type="float">
            <text:p>12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4975909418626" calcext:value-type="float">
            <text:p>27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0.796810316576" calcext:value-type="float">
            <text:p>11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3878059251491" calcext:value-type="float">
            <text:p>27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8.53123222127548" calcext:value-type="float">
            <text:p>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27.50340564987" calcext:value-type="float">
            <text:p>162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pargne brute</text:p>
          </table:table-cell>
          <table:table-cell office:value-type="float" office:value="83.8865307727601" calcext:value-type="float">
            <text:p>8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Impôts et taxes</text:p>
          </table:table-cell>
          <table:table-cell office:value-type="float" office:value="883.714755849774" calcext:value-type="float">
            <text:p>88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.9448777610277" calcext:value-type="float">
            <text:p>13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rais de personnel</text:p>
          </table:table-cell>
          <table:table-cell office:value-type="float" office:value="832.469685390313" calcext:value-type="float">
            <text:p>83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7.531422953398" calcext:value-type="float">
            <text:p>11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525.09307694829" calcext:value-type="float">
            <text:p>1525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02.41032870158" calcext:value-type="float">
            <text:p>-10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mprunts hors GAD</text:p>
          </table:table-cell>
          <table:table-cell office:value-type="float" office:value="0.533425968407944" calcext:value-type="float">
            <text:p>1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4.16413646195189" calcext:value-type="float">
            <text:p>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nnuité de la dette</text:p>
          </table:table-cell>
          <table:table-cell office:value-type="float" office:value="4.16413646195189" calcext:value-type="float">
            <text:p>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15.670238906731" calcext:value-type="float">
            <text:p>31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totales</text:p>
          </table:table-cell>
          <table:table-cell office:value-type="float" office:value="1631.66754211182" calcext:value-type="float">
            <text:p>163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pargne nette</text:p>
          </table:table-cell>
          <table:table-cell office:value-type="float" office:value="79.7223943108082" calcext:value-type="float">
            <text:p>80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lux net de dette</text:p>
          </table:table-cell>
          <table:table-cell office:value-type="float" office:value="-3.63071049354395" calcext:value-type="float">
            <text:p>-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d'investissement</text:p>
          </table:table-cell>
          <table:table-cell office:value-type="float" office:value="125.742668938848" calcext:value-type="float">
            <text:p>12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totales</text:p>
          </table:table-cell>
          <table:table-cell office:value-type="float" office:value="1525.62650291669" calcext:value-type="float">
            <text:p>152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06.041039195124" calcext:value-type="float">
            <text:p>-10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41.1644169802567" calcext:value-type="float">
            <text:p>4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impôts et taxes</text:p>
          </table:table-cell>
          <table:table-cell office:value-type="float" office:value="62.3152327439559" calcext:value-type="float">
            <text:p>62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Charges financières</text:p>
          </table:table-cell>
          <table:table-cell office:value-type="float" office:value="19.6597200886644" calcext:value-type="float">
            <text:p>20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chats et charges externes</text:p>
          </table:table-cell>
          <table:table-cell office:value-type="float" office:value="409.867554513119" calcext:value-type="float">
            <text:p>410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7.5329333986288" calcext:value-type="float">
            <text:p>8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CTVA</text:p>
          </table:table-cell>
          <table:table-cell office:value-type="float" office:value="59.451407804526" calcext:value-type="float">
            <text:p>5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iscalité reversée</text:p>
          </table:table-cell>
          <table:table-cell office:value-type="float" office:value="421.974612093407" calcext:value-type="float">
            <text:p>422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onds de roulement</text:p>
          </table:table-cell>
          <table:table-cell office:value-type="float" office:value="324.273081086654" calcext:value-type="float">
            <text:p>324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Impôts locaux</text:p>
          </table:table-cell>
          <table:table-cell office:value-type="float" office:value="1398.76086396206" calcext:value-type="float">
            <text:p>139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5607505541523" calcext:value-type="float">
            <text:p>12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64.8285677096758" calcext:value-type="float">
            <text:p>65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05.96291819166" calcext:value-type="float">
            <text:p>180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69.721655239961" calcext:value-type="float">
            <text:p>170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7792875921439" calcext:value-type="float">
            <text:p>34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.91599309242745" calcext:value-type="float">
            <text:p>7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pargne de gestion</text:p>
          </table:table-cell>
          <table:table-cell office:value-type="float" office:value="269.744454095572" calcext:value-type="float">
            <text:p>270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Concours de l'Etat</text:p>
          </table:table-cell>
          <table:table-cell office:value-type="float" office:value="162.928366152894" calcext:value-type="float">
            <text:p>163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56.43077143152" calcext:value-type="float">
            <text:p>155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'équipement</text:p>
          </table:table-cell>
          <table:table-cell office:value-type="float" office:value="271.120356719419" calcext:value-type="float">
            <text:p>27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'intervention</text:p>
          </table:table-cell>
          <table:table-cell office:value-type="float" office:value="86.1855038919532" calcext:value-type="float">
            <text:p>8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78.127975411104" calcext:value-type="float">
            <text:p>278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ôts au Trésor</text:p>
          </table:table-cell>
          <table:table-cell office:value-type="float" office:value="379.41022166091" calcext:value-type="float">
            <text:p>37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43.834682200113" calcext:value-type="float">
            <text:p>144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ncours de dette</text:p>
          </table:table-cell>
          <table:table-cell office:value-type="float" office:value="942.630427599361" calcext:value-type="float">
            <text:p>943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96685138409196" calcext:value-type="float">
            <text:p>0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8.3071653177999" calcext:value-type="float">
            <text:p>88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19.4000886643642" calcext:value-type="float">
            <text:p>1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91625599257661" calcext:value-type="float">
            <text:p>0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6.5017730295378" calcext:value-type="float">
            <text:p>17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69.1058304551781" calcext:value-type="float">
            <text:p>6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34.55874684262" calcext:value-type="float">
            <text:p>1835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pargne brute</text:p>
          </table:table-cell>
          <table:table-cell office:value-type="float" office:value="249.532146760142" calcext:value-type="float">
            <text:p>250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Impôts et taxes</text:p>
          </table:table-cell>
          <table:table-cell office:value-type="float" office:value="1461.07609670602" calcext:value-type="float">
            <text:p>146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940.887286458065" calcext:value-type="float">
            <text:p>94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rais de personnel</text:p>
          </table:table-cell>
          <table:table-cell office:value-type="float" office:value="1021.31790427342" calcext:value-type="float">
            <text:p>102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7.1495169854116" calcext:value-type="float">
            <text:p>77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75.68457343162" calcext:value-type="float">
            <text:p>197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41.125826589" calcext:value-type="float">
            <text:p>14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mprunts hors GAD</text:p>
          </table:table-cell>
          <table:table-cell office:value-type="float" office:value="128.908835506985" calcext:value-type="float">
            <text:p>12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3.1688659209238" calcext:value-type="float">
            <text:p>73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nnuité de la dette</text:p>
          </table:table-cell>
          <table:table-cell office:value-type="float" office:value="92.8285860095881" calcext:value-type="float">
            <text:p>93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51.296841332027" calcext:value-type="float">
            <text:p>35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totales</text:p>
          </table:table-cell>
          <table:table-cell office:value-type="float" office:value="1907.72761276354" calcext:value-type="float">
            <text:p>1908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pargne nette</text:p>
          </table:table-cell>
          <table:table-cell office:value-type="float" office:value="176.363280839219" calcext:value-type="float">
            <text:p>17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lux net de dette</text:p>
          </table:table-cell>
          <table:table-cell office:value-type="float" office:value="55.7399695860611" calcext:value-type="float">
            <text:p>5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d'investissement</text:p>
          </table:table-cell>
          <table:table-cell office:value-type="float" office:value="298.630490746946" calcext:value-type="float">
            <text:p>29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totales</text:p>
          </table:table-cell>
          <table:table-cell office:value-type="float" office:value="2104.59340893861" calcext:value-type="float">
            <text:p>2105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96.865796175061" calcext:value-type="float">
            <text:p>197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67.493284974906" calcext:value-type="float">
            <text:p>567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impôts et taxes</text:p>
          </table:table-cell>
          <table:table-cell office:value-type="float" office:value="50.443485727729" calcext:value-type="float">
            <text:p>5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Charges financières</text:p>
          </table:table-cell>
          <table:table-cell office:value-type="float" office:value="24.2839829046424" calcext:value-type="float">
            <text:p>24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8.797794855709" calcext:value-type="float">
            <text:p>52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94015762233375" calcext:value-type="float">
            <text:p>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CTVA</text:p>
          </table:table-cell>
          <table:table-cell office:value-type="float" office:value="65.1259731806776" calcext:value-type="float">
            <text:p>65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iscalité reversée</text:p>
          </table:table-cell>
          <table:table-cell office:value-type="float" office:value="175.743334378921" calcext:value-type="float">
            <text:p>17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onds de roulement</text:p>
          </table:table-cell>
          <table:table-cell office:value-type="float" office:value="86.26686402133" calcext:value-type="float">
            <text:p>8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Impôts locaux</text:p>
          </table:table-cell>
          <table:table-cell office:value-type="float" office:value="978.585577948557" calcext:value-type="float">
            <text:p>97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81.7172882685069" calcext:value-type="float">
            <text:p>82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36.413895859473" calcext:value-type="float">
            <text:p>3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01.26448400251" calcext:value-type="float">
            <text:p>180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669.033154015056" calcext:value-type="float">
            <text:p>66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6.3590025094103" calcext:value-type="float">
            <text:p>1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pargne de gestion</text:p>
          </table:table-cell>
          <table:table-cell office:value-type="float" office:value="130.409307559599" calcext:value-type="float">
            <text:p>13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Concours de l'Etat</text:p>
          </table:table-cell>
          <table:table-cell office:value-type="float" office:value="550.800090181932" calcext:value-type="float">
            <text:p>55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98.97669306775" calcext:value-type="float">
            <text:p>169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'équipement</text:p>
          </table:table-cell>
          <table:table-cell office:value-type="float" office:value="1065.0638935069" calcext:value-type="float">
            <text:p>1065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'intervention</text:p>
          </table:table-cell>
          <table:table-cell office:value-type="float" office:value="118.088672365119" calcext:value-type="float">
            <text:p>118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068.33031602886" calcext:value-type="float">
            <text:p>1068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ôts au Trésor</text:p>
          </table:table-cell>
          <table:table-cell office:value-type="float" office:value="187.517507841907" calcext:value-type="float">
            <text:p>188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63.142644291092" calcext:value-type="float">
            <text:p>463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ncours de dette</text:p>
          </table:table-cell>
          <table:table-cell office:value-type="float" office:value="840.23244510665" calcext:value-type="float">
            <text:p>84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79789836888331" calcext:value-type="float">
            <text:p>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57.430349749059" calcext:value-type="float">
            <text:p>57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6.3407355708908" calcext:value-type="float">
            <text:p>3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.26642252195733" calcext:value-type="float">
            <text:p>3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0.9320200752824" calcext:value-type="float">
            <text:p>6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6.4138958594731" calcext:value-type="float">
            <text:p>3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767.30700909661" calcext:value-type="float">
            <text:p>2767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pargne brute</text:p>
          </table:table-cell>
          <table:table-cell office:value-type="float" office:value="102.287790934755" calcext:value-type="float">
            <text:p>102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Impôts et taxes</text:p>
          </table:table-cell>
          <table:table-cell office:value-type="float" office:value="1029.02906367629" calcext:value-type="float">
            <text:p>102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39.752655269762" calcext:value-type="float">
            <text:p>84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rais de personnel</text:p>
          </table:table-cell>
          <table:table-cell office:value-type="float" office:value="991.465507371393" calcext:value-type="float">
            <text:p>99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3.07296031995" calcext:value-type="float">
            <text:p>103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470.29763801757" calcext:value-type="float">
            <text:p>247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97.009371079046" calcext:value-type="float">
            <text:p>-297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mprunts hors GAD</text:p>
          </table:table-cell>
          <table:table-cell office:value-type="float" office:value="235.349730238394" calcext:value-type="float">
            <text:p>235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5.8743318695107" calcext:value-type="float">
            <text:p>7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nnuité de la dette</text:p>
          </table:table-cell>
          <table:table-cell office:value-type="float" office:value="100.158314774153" calcext:value-type="float">
            <text:p>10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'investissement</text:p>
          </table:table-cell>
          <table:table-cell office:value-type="float" office:value="1144.20464789837" calcext:value-type="float">
            <text:p>1144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totales</text:p>
          </table:table-cell>
          <table:table-cell office:value-type="float" office:value="2843.18134096612" calcext:value-type="float">
            <text:p>2843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pargne nette</text:p>
          </table:table-cell>
          <table:table-cell office:value-type="float" office:value="26.4134590652447" calcext:value-type="float">
            <text:p>2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lux net de dette</text:p>
          </table:table-cell>
          <table:table-cell office:value-type="float" office:value="159.475398368883" calcext:value-type="float">
            <text:p>15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d'investissement</text:p>
          </table:table-cell>
          <table:table-cell office:value-type="float" office:value="904.38288425345" calcext:value-type="float">
            <text:p>904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totales</text:p>
          </table:table-cell>
          <table:table-cell office:value-type="float" office:value="2705.64736825596" calcext:value-type="float">
            <text:p>270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37.533972710163" calcext:value-type="float">
            <text:p>-138</text:p>
          </table:table-cell>
        </table:table-row>
      </table:table>
      <table:table table:name="Table dynamique_Feuille2_1" table:style-name="ta1">
        <table:shapes>
          <draw:frame draw:z-index="0" draw:style-name="gr1" draw:text-style-name="P1" svg:width="52.714cm" svg:height="29.242cm" svg:x="28.482cm" svg:y="31.041cm">
            <draw:object draw:notify-on-update-of-ranges="'Table dynamique_Feuille2_1'.A98:'Table dynamique_Feuille2_1'.A133 'Table dynamique_Feuille2_1'.B97:'Table dynamique_Feuille2_1'.B97 'Table dynamique_Feuille2_1'.B98:'Table dynamique_Feuille2_1'.B133 'Table dynamique_Feuille2_1'.C97:'Table dynamique_Feuille2_1'.C97 'Table dynamique_Feuille2_1'.C98:'Table dynamique_Feuille2_1'.C133 'Table dynamique_Feuille2_1'.D97:'Table dynamique_Feuille2_1'.D97 'Table dynamique_Feuille2_1'.D98:'Table dynamique_Feuille2_1'.D133 'Table dynamique_Feuille2_1'.E97:'Table dynamique_Feuille2_1'.E97 'Table dynamique_Feuille2_1'.E98:'Table dynamique_Feuille2_1'.E133 'Table dynamique_Feuille2_1'.F97:'Table dynamique_Feuille2_1'.F97 'Table dynamique_Feuille2_1'.F98:'Table dynamique_Feuille2_1'.F133 'Table dynamique_Feuille2_1'.G97:'Table dynamique_Feuille2_1'.G97 'Table dynamique_Feuille2_1'.G98:'Table dynamique_Feuille2_1'.G133 'Table dynamique_Feuille2_1'.H97:'Table dynamique_Feuille2_1'.H97 'Table dynamique_Feuille2_1'.H98:'Table dynamique_Feuille2_1'.H133 'Table dynamique_Feuille2_1'.I97:'Table dynamique_Feuille2_1'.I97 'Table dynamique_Feuille2_1'.I98:'Table dynamique_Feuille2_1'.I1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.009cm" svg:height="22.385cm" svg:x="28.692cm" svg:y="79.7cm">
            <draw:object draw:notify-on-update-of-ranges="'Table dynamique_Feuille2_1'.A191:'Table dynamique_Feuille2_1'.A226 'Table dynamique_Feuille2_1'.B190:'Table dynamique_Feuille2_1'.B190 'Table dynamique_Feuille2_1'.B191:'Table dynamique_Feuille2_1'.B226 'Table dynamique_Feuille2_1'.C190:'Table dynamique_Feuille2_1'.C190 'Table dynamique_Feuille2_1'.C191:'Table dynamique_Feuille2_1'.C226 'Table dynamique_Feuille2_1'.D190:'Table dynamique_Feuille2_1'.D190 'Table dynamique_Feuille2_1'.D191:'Table dynamique_Feuille2_1'.D226 'Table dynamique_Feuille2_1'.E190:'Table dynamique_Feuille2_1'.E190 'Table dynamique_Feuille2_1'.E191:'Table dynamique_Feuille2_1'.E226 'Table dynamique_Feuille2_1'.F190:'Table dynamique_Feuille2_1'.F190 'Table dynamique_Feuille2_1'.F191:'Table dynamique_Feuille2_1'.F226 'Table dynamique_Feuille2_1'.G190:'Table dynamique_Feuille2_1'.G190 'Table dynamique_Feuille2_1'.G191:'Table dynamique_Feuille2_1'.G226 'Table dynamique_Feuille2_1'.H190:'Table dynamique_Feuille2_1'.H190 'Table dynamique_Feuille2_1'.H191:'Table dynamique_Feuille2_1'.H226 'Table dynamique_Feuille2_1'.I190:'Table dynamique_Feuille2_1'.I190 'Table dynamique_Feuille2_1'.I191:'Table dynamique_Feuille2_1'.I2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ce60"/>
        <table:table-column table:style-name="co7" table:number-columns-repeated="9" table:default-cell-style-name="Default"/>
        <table:table-column table:style-name="co9" table:default-cell-style-name="ce6"/>
        <table:table-column table:style-name="co7" table:number-columns-repeated="5" table:default-cell-style-name="ce6"/>
        <table:table-column table:style-name="co10" table:default-cell-style-name="ce6"/>
        <table:table-column table:style-name="co11" table:default-cell-style-name="ce6"/>
        <table:table-column table:style-name="co7" table:default-cell-style-name="ce6"/>
        <table:table-column table:style-name="co7" table:number-columns-repeated="4" table:default-cell-style-name="Default"/>
        <table:table-row table:style-name="ro1" table:number-rows-repeated="2">
          <table:table-cell table:style-name="Default"/>
          <table:table-cell table:number-columns-repeated="9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7" office:value-type="string" calcext:value-type="string">
            <text:p>Somme - montant</text:p>
          </table:table-cell>
          <table:table-cell table:style-name="ce19" office:value-type="string" calcext:value-type="string">
            <text:p>agregat</text:p>
          </table:table-cell>
          <table:table-cell table:style-name="ce30" table:number-columns-repeated="7"/>
          <table:table-cell table:style-name="ce38"/>
          <table:table-cell table:number-columns-repeated="9"/>
          <table:table-cell table:style-name="ce6" table:number-columns-repeated="4"/>
        </table:table-row>
        <table:table-row table:style-name="ro2">
          <table:table-cell table:style-name="ce8" office:value-type="string" calcext:value-type="string">
            <text:p>ville</text:p>
          </table:table-cell>
          <table:table-cell table:style-name="ce20" office:value-type="string" calcext:value-type="string">
            <text:p>Annuité de la dette</text:p>
          </table:table-cell>
          <table:table-cell table:style-name="ce31" office:value-type="string" calcext:value-type="string">
            <text:p>Concours de l'Etat</text:p>
          </table:table-cell>
          <table:table-cell table:style-name="ce31" office:value-type="string" calcext:value-type="string">
            <text:p>Dotation globale de fonctionnement</text:p>
          </table:table-cell>
          <table:table-cell table:style-name="ce31" office:value-type="string" calcext:value-type="string">
            <text:p>Frais de personnel</text:p>
          </table:table-cell>
          <table:table-cell table:style-name="ce31" office:value-type="string" calcext:value-type="string">
            <text:p>Impôts locaux</text:p>
          </table:table-cell>
          <table:table-cell table:style-name="ce31" office:value-type="string" calcext:value-type="string">
            <text:p>Péréquations et compensations fiscales</text:p>
          </table:table-cell>
          <table:table-cell table:style-name="ce31" office:value-type="string" calcext:value-type="string">
            <text:p>Produit des cessions d'immobilisations</text:p>
          </table:table-cell>
          <table:table-cell table:style-name="ce31" office:value-type="string" calcext:value-type="string">
            <text:p>Remboursements d'emprunts hors GAD</text:p>
          </table:table-cell>
          <table:table-cell table:style-name="ce39" office:value-type="string" calcext:value-type="string">
            <text:p>Total Résultat</text:p>
          </table:table-cell>
          <table:table-cell table:style-name="ce96" table:number-columns-repeated="3"/>
          <table:table-cell table:style-name="ce96" office:value-type="string" calcext:value-type="string">
            <text:p>moyenne</text:p>
          </table:table-cell>
          <table:table-cell table:style-name="ce96" table:number-columns-repeated="9"/>
        </table:table-row>
        <table:table-row table:style-name="ro3">
          <table:table-cell table:style-name="ce9" office:value-type="string" calcext:value-type="string">
            <text:p>AUBERVILLIERS</text:p>
          </table:table-cell>
          <table:table-cell table:style-name="ce21" office:value-type="float" office:value="173.537187094916" calcext:value-type="float">
            <text:p>174</text:p>
          </table:table-cell>
          <table:table-cell table:style-name="ce21" office:value-type="float" office:value="462.66842641731" calcext:value-type="float">
            <text:p>463</text:p>
          </table:table-cell>
          <table:table-cell table:style-name="ce21" office:value-type="float" office:value="374.194584473571" calcext:value-type="float">
            <text:p>374</text:p>
          </table:table-cell>
          <table:table-cell table:style-name="ce21" office:value-type="float" office:value="955.433441318871" calcext:value-type="float">
            <text:p>955</text:p>
          </table:table-cell>
          <table:table-cell table:style-name="ce21" office:value-type="float" office:value="1032.01225362568" calcext:value-type="float">
            <text:p>1032</text:p>
          </table:table-cell>
          <table:table-cell table:style-name="ce21" office:value-type="float" office:value="84.506911000565" calcext:value-type="float">
            <text:p>85</text:p>
          </table:table-cell>
          <table:table-cell table:style-name="ce21" office:value-type="float" office:value="44.7960868168271" calcext:value-type="float">
            <text:p>45</text:p>
          </table:table-cell>
          <table:table-cell table:style-name="ce21" office:value-type="float" office:value="128.457424855139" calcext:value-type="float">
            <text:p>128</text:p>
          </table:table-cell>
          <table:table-cell table:style-name="ce40" office:value-type="float" office:value="3255.60631560288" calcext:value-type="float">
            <text:p>3256</text:p>
          </table:table-cell>
          <table:table-cell table:number-columns-repeated="3"/>
          <table:table-cell table:formula="of:=AVERAGE([.B5:.I5])" office:value-type="float" office:value="406.95078945036" calcext:value-type="float">
            <text:p>407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AULNAY-SOUS-BOIS</text:p>
          </table:table-cell>
          <table:table-cell table:style-name="ce21" office:value-type="float" office:value="223.313828159312" calcext:value-type="float">
            <text:p>223</text:p>
          </table:table-cell>
          <table:table-cell table:style-name="ce21" office:value-type="float" office:value="336.073326206052" calcext:value-type="float">
            <text:p>336</text:p>
          </table:table-cell>
          <table:table-cell table:style-name="ce21" office:value-type="float" office:value="157.921233905827" calcext:value-type="float">
            <text:p>158</text:p>
          </table:table-cell>
          <table:table-cell table:style-name="ce21" office:value-type="float" office:value="1091.00988661843" calcext:value-type="float">
            <text:p>1091</text:p>
          </table:table-cell>
          <table:table-cell table:style-name="ce21" office:value-type="float" office:value="1295.00228843531" calcext:value-type="float">
            <text:p>1295</text:p>
          </table:table-cell>
          <table:table-cell table:style-name="ce21" office:value-type="float" office:value="170.003629134787" calcext:value-type="float">
            <text:p>170</text:p>
          </table:table-cell>
          <table:table-cell table:style-name="ce21" office:value-type="float" office:value="98.8920736922401" calcext:value-type="float">
            <text:p>99</text:p>
          </table:table-cell>
          <table:table-cell table:style-name="ce21" office:value-type="float" office:value="167.664557569173" calcext:value-type="float">
            <text:p>168</text:p>
          </table:table-cell>
          <table:table-cell table:style-name="ce41" office:value-type="float" office:value="3539.88082372113" calcext:value-type="float">
            <text:p>3540</text:p>
          </table:table-cell>
          <table:table-cell table:number-columns-repeated="3"/>
          <table:table-cell table:formula="of:=AVERAGE([.B6:.I6])" office:value-type="float" office:value="442.485102965141" calcext:value-type="float">
            <text:p>442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BAGNOLET</text:p>
          </table:table-cell>
          <table:table-cell table:style-name="ce21" office:value-type="float" office:value="327.958220950548" calcext:value-type="float">
            <text:p>328</text:p>
          </table:table-cell>
          <table:table-cell table:style-name="ce21" office:value-type="float" office:value="177.560808244499" calcext:value-type="float">
            <text:p>178</text:p>
          </table:table-cell>
          <table:table-cell table:style-name="ce21" office:value-type="float" office:value="153.96723469982" calcext:value-type="float">
            <text:p>154</text:p>
          </table:table-cell>
          <table:table-cell table:style-name="ce21" office:value-type="float" office:value="1145.41869090725" calcext:value-type="float">
            <text:p>1145</text:p>
          </table:table-cell>
          <table:table-cell table:style-name="ce21" office:value-type="float" office:value="1515.85349251766" calcext:value-type="float">
            <text:p>1516</text:p>
          </table:table-cell>
          <table:table-cell table:style-name="ce21" office:value-type="float" office:value="17.1077406122604" calcext:value-type="float">
            <text:p>1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14.690374749956" calcext:value-type="float">
            <text:p>215</text:p>
          </table:table-cell>
          <table:table-cell table:style-name="ce41" office:value-type="float" office:value="3552.55656268199" calcext:value-type="float">
            <text:p>3553</text:p>
          </table:table-cell>
          <table:table-cell table:number-columns-repeated="3"/>
          <table:table-cell table:formula="of:=AVERAGE([.B7:.I7])" office:value-type="float" office:value="444.069570335249" calcext:value-type="float">
            <text:p>444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BOBIGNY</text:p>
          </table:table-cell>
          <table:table-cell table:style-name="ce21" office:value-type="float" office:value="252.741718577304" calcext:value-type="float">
            <text:p>253</text:p>
          </table:table-cell>
          <table:table-cell table:style-name="ce21" office:value-type="float" office:value="465.641951586309" calcext:value-type="float">
            <text:p>466</text:p>
          </table:table-cell>
          <table:table-cell table:style-name="ce21" office:value-type="float" office:value="390.935315540577" calcext:value-type="float">
            <text:p>391</text:p>
          </table:table-cell>
          <table:table-cell table:style-name="ce21" office:value-type="float" office:value="1294.44163396206" calcext:value-type="float">
            <text:p>1294</text:p>
          </table:table-cell>
          <table:table-cell table:style-name="ce21" office:value-type="float" office:value="1508.12327662119" calcext:value-type="float">
            <text:p>1508</text:p>
          </table:table-cell>
          <table:table-cell table:style-name="ce21" office:value-type="float" office:value="66.1608488702868" calcext:value-type="float">
            <text:p>66</text:p>
          </table:table-cell>
          <table:table-cell table:style-name="ce21" office:value-type="float" office:value="85.5050098747984" calcext:value-type="float">
            <text:p>86</text:p>
          </table:table-cell>
          <table:table-cell table:style-name="ce21" office:value-type="float" office:value="173.318194995561" calcext:value-type="float">
            <text:p>173</text:p>
          </table:table-cell>
          <table:table-cell table:style-name="ce41" office:value-type="float" office:value="4236.86795002809" calcext:value-type="float">
            <text:p>4237</text:p>
          </table:table-cell>
          <table:table-cell table:number-columns-repeated="3"/>
          <table:table-cell table:formula="of:=AVERAGE([.B8:.I8])" office:value-type="float" office:value="529.608493753511" calcext:value-type="float">
            <text:p>530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BONDY</text:p>
          </table:table-cell>
          <table:table-cell table:style-name="ce21" office:value-type="float" office:value="253.895373772778" calcext:value-type="float">
            <text:p>254</text:p>
          </table:table-cell>
          <table:table-cell table:style-name="ce21" office:value-type="float" office:value="499.020804643187" calcext:value-type="float">
            <text:p>499</text:p>
          </table:table-cell>
          <table:table-cell table:style-name="ce21" office:value-type="float" office:value="475.230425688281" calcext:value-type="float">
            <text:p>475</text:p>
          </table:table-cell>
          <table:table-cell table:style-name="ce21" office:value-type="float" office:value="963.681958656039" calcext:value-type="float">
            <text:p>964</text:p>
          </table:table-cell>
          <table:table-cell table:style-name="ce21" office:value-type="float" office:value="1013.0950174308" calcext:value-type="float">
            <text:p>1013</text:p>
          </table:table-cell>
          <table:table-cell table:style-name="ce21" office:value-type="float" office:value="16.8174006444683" calcext:value-type="float">
            <text:p>17</text:p>
          </table:table-cell>
          <table:table-cell table:style-name="ce21" office:value-type="float" office:value="16.0174873273409" calcext:value-type="float">
            <text:p>16</text:p>
          </table:table-cell>
          <table:table-cell table:style-name="ce21" office:value-type="float" office:value="190.551530894906" calcext:value-type="float">
            <text:p>191</text:p>
          </table:table-cell>
          <table:table-cell table:style-name="ce41" office:value-type="float" office:value="3428.3099990578" calcext:value-type="float">
            <text:p>3428</text:p>
          </table:table-cell>
          <table:table-cell table:number-columns-repeated="3"/>
          <table:table-cell table:formula="of:=AVERAGE([.B9:.I9])" office:value-type="float" office:value="428.538749882225" calcext:value-type="float">
            <text:p>429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CLICHY-SOUS-BOIS</text:p>
          </table:table-cell>
          <table:table-cell table:style-name="ce21" office:value-type="float" office:value="124.829845668657" calcext:value-type="float">
            <text:p>125</text:p>
          </table:table-cell>
          <table:table-cell table:style-name="ce21" office:value-type="float" office:value="972.362398174864" calcext:value-type="float">
            <text:p>972</text:p>
          </table:table-cell>
          <table:table-cell table:style-name="ce21" office:value-type="float" office:value="924.842816882507" calcext:value-type="float">
            <text:p>925</text:p>
          </table:table-cell>
          <table:table-cell table:style-name="ce21" office:value-type="float" office:value="1017.01683385895" calcext:value-type="float">
            <text:p>1017</text:p>
          </table:table-cell>
          <table:table-cell table:style-name="ce21" office:value-type="float" office:value="776.67419311548" calcext:value-type="float">
            <text:p>777</text:p>
          </table:table-cell>
          <table:table-cell table:style-name="ce21" office:value-type="float" office:value="41.8575421056163" calcext:value-type="float">
            <text:p>42</text:p>
          </table:table-cell>
          <table:table-cell table:style-name="ce21" office:value-type="float" office:value="0.0201301751325237" calcext:value-type="float">
            <text:p>0</text:p>
          </table:table-cell>
          <table:table-cell table:style-name="ce21" office:value-type="float" office:value="99.1451707709857" calcext:value-type="float">
            <text:p>99</text:p>
          </table:table-cell>
          <table:table-cell table:style-name="ce41" office:value-type="float" office:value="3956.74893075219" calcext:value-type="float">
            <text:p>3957</text:p>
          </table:table-cell>
          <table:table-cell table:number-columns-repeated="3"/>
          <table:table-cell table:formula="of:=AVERAGE([.B10:.I10])" office:value-type="float" office:value="494.593616344024" calcext:value-type="float">
            <text:p>495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COUBRON</text:p>
          </table:table-cell>
          <table:table-cell table:style-name="ce21" office:value-type="float" office:value="53.0851243391424" calcext:value-type="float">
            <text:p>53</text:p>
          </table:table-cell>
          <table:table-cell table:style-name="ce21" office:value-type="float" office:value="98.2549441942432" calcext:value-type="float">
            <text:p>98</text:p>
          </table:table-cell>
          <table:table-cell table:style-name="ce21" office:value-type="float" office:value="88.3884863912277" calcext:value-type="float">
            <text:p>88</text:p>
          </table:table-cell>
          <table:table-cell table:style-name="ce21" office:value-type="float" office:value="737.429154102213" calcext:value-type="float">
            <text:p>737</text:p>
          </table:table-cell>
          <table:table-cell table:style-name="ce21" office:value-type="float" office:value="953.186414724887" calcext:value-type="float">
            <text:p>953</text:p>
          </table:table-cell>
          <table:table-cell table:style-name="ce21" office:value-type="float" office:value="5.80184061092618" calcext:value-type="float">
            <text:p>6</text:p>
          </table:table-cell>
          <table:table-cell table:style-name="ce21" office:value-type="float" office:value="1.98746818092814" calcext:value-type="float">
            <text:p>2</text:p>
          </table:table-cell>
          <table:table-cell table:style-name="ce21" office:value-type="float" office:value="35.7625004895242" calcext:value-type="float">
            <text:p>36</text:p>
          </table:table-cell>
          <table:table-cell table:style-name="ce41" office:value-type="float" office:value="1973.89593303309" calcext:value-type="float">
            <text:p>1974</text:p>
          </table:table-cell>
          <table:table-cell table:number-columns-repeated="3"/>
          <table:table-cell table:formula="of:=AVERAGE([.B11:.I11])" office:value-type="float" office:value="246.736991629136" calcext:value-type="float">
            <text:p>247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DRANCY</text:p>
          </table:table-cell>
          <table:table-cell table:style-name="ce21" office:value-type="float" office:value="172.842069562546" calcext:value-type="float">
            <text:p>173</text:p>
          </table:table-cell>
          <table:table-cell table:style-name="ce21" office:value-type="float" office:value="331.345769139474" calcext:value-type="float">
            <text:p>331</text:p>
          </table:table-cell>
          <table:table-cell table:style-name="ce21" office:value-type="float" office:value="306.71404236306" calcext:value-type="float">
            <text:p>307</text:p>
          </table:table-cell>
          <table:table-cell table:style-name="ce21" office:value-type="float" office:value="931.146335190383" calcext:value-type="float">
            <text:p>931</text:p>
          </table:table-cell>
          <table:table-cell table:style-name="ce21" office:value-type="float" office:value="1060.87088621734" calcext:value-type="float">
            <text:p>1061</text:p>
          </table:table-cell>
          <table:table-cell table:style-name="ce21" office:value-type="float" office:value="15.4733660062274" calcext:value-type="float">
            <text:p>15</text:p>
          </table:table-cell>
          <table:table-cell table:style-name="ce21" office:value-type="float" office:value="76.0877378907832" calcext:value-type="float">
            <text:p>76</text:p>
          </table:table-cell>
          <table:table-cell table:style-name="ce21" office:value-type="float" office:value="128.847438109999" calcext:value-type="float">
            <text:p>129</text:p>
          </table:table-cell>
          <table:table-cell table:style-name="ce41" office:value-type="float" office:value="3023.32764447981" calcext:value-type="float">
            <text:p>3023</text:p>
          </table:table-cell>
          <table:table-cell table:number-columns-repeated="3"/>
          <table:table-cell table:formula="of:=AVERAGE([.B12:.I12])" office:value-type="float" office:value="377.915955559977" calcext:value-type="float">
            <text:p>378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DUGNY</text:p>
          </table:table-cell>
          <table:table-cell table:style-name="ce21" office:value-type="float" office:value="85.5491379310345" calcext:value-type="float">
            <text:p>86</text:p>
          </table:table-cell>
          <table:table-cell table:style-name="ce21" office:value-type="float" office:value="561.097552779733" calcext:value-type="float">
            <text:p>561</text:p>
          </table:table-cell>
          <table:table-cell table:style-name="ce21" office:value-type="float" office:value="443.317646023927" calcext:value-type="float">
            <text:p>443</text:p>
          </table:table-cell>
          <table:table-cell table:style-name="ce21" office:value-type="float" office:value="1307.51138282899" calcext:value-type="float">
            <text:p>1308</text:p>
          </table:table-cell>
          <table:table-cell table:style-name="ce21" office:value-type="float" office:value="1353.87346059113" calcext:value-type="float">
            <text:p>1354</text:p>
          </table:table-cell>
          <table:table-cell table:style-name="ce21" office:value-type="float" office:value="114.456368754398" calcext:value-type="float">
            <text:p>1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0.9798566150598" calcext:value-type="float">
            <text:p>71</text:p>
          </table:table-cell>
          <table:table-cell table:style-name="ce41" office:value-type="float" office:value="3936.78540552427" calcext:value-type="float">
            <text:p>3937</text:p>
          </table:table-cell>
          <table:table-cell table:number-columns-repeated="3"/>
          <table:table-cell table:formula="of:=AVERAGE([.B13:.I13])" office:value-type="float" office:value="492.098175690534" calcext:value-type="float">
            <text:p>492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EPINAY-SUR-SEINE</text:p>
          </table:table-cell>
          <table:table-cell table:style-name="ce21" office:value-type="float" office:value="69.6126463075862" calcext:value-type="float">
            <text:p>70</text:p>
          </table:table-cell>
          <table:table-cell table:style-name="ce21" office:value-type="float" office:value="512.353964613979" calcext:value-type="float">
            <text:p>512</text:p>
          </table:table-cell>
          <table:table-cell table:style-name="ce21" office:value-type="float" office:value="495.017823517348" calcext:value-type="float">
            <text:p>495</text:p>
          </table:table-cell>
          <table:table-cell table:style-name="ce21" office:value-type="float" office:value="741.342873762515" calcext:value-type="float">
            <text:p>741</text:p>
          </table:table-cell>
          <table:table-cell table:style-name="ce21" office:value-type="float" office:value="761.647910956989" calcext:value-type="float">
            <text:p>762</text:p>
          </table:table-cell>
          <table:table-cell table:style-name="ce21" office:value-type="float" office:value="14.1488338273953" calcext:value-type="float">
            <text:p>14</text:p>
          </table:table-cell>
          <table:table-cell table:style-name="ce21" office:value-type="float" office:value="21.2692700934057" calcext:value-type="float">
            <text:p>21</text:p>
          </table:table-cell>
          <table:table-cell table:style-name="ce21" office:value-type="float" office:value="56.4203469619852" calcext:value-type="float">
            <text:p>56</text:p>
          </table:table-cell>
          <table:table-cell table:style-name="ce41" office:value-type="float" office:value="2671.8136700412" calcext:value-type="float">
            <text:p>2672</text:p>
          </table:table-cell>
          <table:table-cell table:number-columns-repeated="3"/>
          <table:table-cell table:formula="of:=AVERAGE([.B14:.I14])" office:value-type="float" office:value="333.97670875515" calcext:value-type="float">
            <text:p>334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GAGNY</text:p>
          </table:table-cell>
          <table:table-cell table:style-name="ce21" office:value-type="float" office:value="47.0362956366875" calcext:value-type="float">
            <text:p>47</text:p>
          </table:table-cell>
          <table:table-cell table:style-name="ce21" office:value-type="float" office:value="255.920195161769" calcext:value-type="float">
            <text:p>256</text:p>
          </table:table-cell>
          <table:table-cell table:style-name="ce21" office:value-type="float" office:value="246.961116058178" calcext:value-type="float">
            <text:p>247</text:p>
          </table:table-cell>
          <table:table-cell table:style-name="ce21" office:value-type="float" office:value="709.990760364104" calcext:value-type="float">
            <text:p>710</text:p>
          </table:table-cell>
          <table:table-cell table:style-name="ce21" office:value-type="float" office:value="852.440585732661" calcext:value-type="float">
            <text:p>852</text:p>
          </table:table-cell>
          <table:table-cell table:style-name="ce21" office:value-type="float" office:value="6.39920352231127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1.5415313644009" calcext:value-type="float">
            <text:p>42</text:p>
          </table:table-cell>
          <table:table-cell table:style-name="ce41" office:value-type="float" office:value="2160.28968784011" calcext:value-type="float">
            <text:p>2160</text:p>
          </table:table-cell>
          <table:table-cell table:number-columns-repeated="3"/>
          <table:table-cell table:formula="of:=AVERAGE([.B15:.I15])" office:value-type="float" office:value="270.036210980014" calcext:value-type="float">
            <text:p>270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GOURNAY-SUR-MARNE</text:p>
          </table:table-cell>
          <table:table-cell table:style-name="ce21" office:value-type="float" office:value="113.809483006912" calcext:value-type="float">
            <text:p>114</text:p>
          </table:table-cell>
          <table:table-cell table:style-name="ce21" office:value-type="float" office:value="99.0783957373272" calcext:value-type="float">
            <text:p>99</text:p>
          </table:table-cell>
          <table:table-cell table:style-name="ce21" office:value-type="float" office:value="90.2973790322581" calcext:value-type="float">
            <text:p>90</text:p>
          </table:table-cell>
          <table:table-cell table:style-name="ce21" office:value-type="float" office:value="939.265224654378" calcext:value-type="float">
            <text:p>939</text:p>
          </table:table-cell>
          <table:table-cell table:style-name="ce21" office:value-type="float" office:value="1229.58269585253" calcext:value-type="float">
            <text:p>1230</text:p>
          </table:table-cell>
          <table:table-cell table:style-name="ce21" office:value-type="float" office:value="2.65956221198157" calcext:value-type="float">
            <text:p>3</text:p>
          </table:table-cell>
          <table:table-cell table:style-name="ce21" office:value-type="float" office:value="1.68490783410138" calcext:value-type="float">
            <text:p>2</text:p>
          </table:table-cell>
          <table:table-cell table:style-name="ce21" office:value-type="float" office:value="80.1243822004608" calcext:value-type="float">
            <text:p>80</text:p>
          </table:table-cell>
          <table:table-cell table:style-name="ce41" office:value-type="float" office:value="2556.50203052995" calcext:value-type="float">
            <text:p>2557</text:p>
          </table:table-cell>
          <table:table-cell table:number-columns-repeated="3"/>
          <table:table-cell table:formula="of:=AVERAGE([.B16:.I16])" office:value-type="float" office:value="319.562753816244" calcext:value-type="float">
            <text:p>320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L'ILE-SAINT-DENIS</text:p>
          </table:table-cell>
          <table:table-cell table:style-name="ce21" office:value-type="float" office:value="84.4541794310722" calcext:value-type="float">
            <text:p>84</text:p>
          </table:table-cell>
          <table:table-cell table:style-name="ce21" office:value-type="float" office:value="308.324311873776" calcext:value-type="float">
            <text:p>308</text:p>
          </table:table-cell>
          <table:table-cell table:style-name="ce21" office:value-type="float" office:value="275.968444086145" calcext:value-type="float">
            <text:p>276</text:p>
          </table:table-cell>
          <table:table-cell table:style-name="ce21" office:value-type="float" office:value="940.159570424968" calcext:value-type="float">
            <text:p>940</text:p>
          </table:table-cell>
          <table:table-cell table:style-name="ce21" office:value-type="float" office:value="916.980422664978" calcext:value-type="float">
            <text:p>917</text:p>
          </table:table-cell>
          <table:table-cell table:style-name="ce21" office:value-type="float" office:value="32.3370954739145" calcext:value-type="float">
            <text:p>32</text:p>
          </table:table-cell>
          <table:table-cell table:style-name="ce21" office:value-type="float" office:value="93.2857307382241" calcext:value-type="float">
            <text:p>93</text:p>
          </table:table-cell>
          <table:table-cell table:style-name="ce21" office:value-type="float" office:value="58.9306253598987" calcext:value-type="float">
            <text:p>59</text:p>
          </table:table-cell>
          <table:table-cell table:style-name="ce41" office:value-type="float" office:value="2710.44038005298" calcext:value-type="float">
            <text:p>2710</text:p>
          </table:table-cell>
          <table:table-cell table:number-columns-repeated="3"/>
          <table:table-cell table:formula="of:=AVERAGE([.B17:.I17])" office:value-type="float" office:value="338.805047506622" calcext:value-type="float">
            <text:p>339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LA COURNEUVE</text:p>
          </table:table-cell>
          <table:table-cell table:style-name="ce21" office:value-type="float" office:value="177.238001437967" calcext:value-type="float">
            <text:p>177</text:p>
          </table:table-cell>
          <table:table-cell table:style-name="ce21" office:value-type="float" office:value="555.898327095096" calcext:value-type="float">
            <text:p>556</text:p>
          </table:table-cell>
          <table:table-cell table:style-name="ce21" office:value-type="float" office:value="423.726807502802" calcext:value-type="float">
            <text:p>424</text:p>
          </table:table-cell>
          <table:table-cell table:style-name="ce21" office:value-type="float" office:value="1038.91538285859" calcext:value-type="float">
            <text:p>1039</text:p>
          </table:table-cell>
          <table:table-cell table:style-name="ce21" office:value-type="float" office:value="926.957514009601" calcext:value-type="float">
            <text:p>927</text:p>
          </table:table-cell>
          <table:table-cell table:style-name="ce21" office:value-type="float" office:value="132.170631436486" calcext:value-type="float">
            <text:p>132</text:p>
          </table:table-cell>
          <table:table-cell table:style-name="ce21" office:value-type="float" office:value="89.3379646429402" calcext:value-type="float">
            <text:p>89</text:p>
          </table:table-cell>
          <table:table-cell table:style-name="ce21" office:value-type="float" office:value="127.569679206581" calcext:value-type="float">
            <text:p>128</text:p>
          </table:table-cell>
          <table:table-cell table:style-name="ce41" office:value-type="float" office:value="3471.81430819006" calcext:value-type="float">
            <text:p>3472</text:p>
          </table:table-cell>
          <table:table-cell table:number-columns-repeated="3"/>
          <table:table-cell table:formula="of:=AVERAGE([.B18:.I18])" office:value-type="float" office:value="433.976788523758" calcext:value-type="float">
            <text:p>434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LE BLANC-MESNIL</text:p>
          </table:table-cell>
          <table:table-cell table:style-name="ce21" office:value-type="float" office:value="177.898015446263" calcext:value-type="float">
            <text:p>178</text:p>
          </table:table-cell>
          <table:table-cell table:style-name="ce21" office:value-type="float" office:value="348.782819199945" calcext:value-type="float">
            <text:p>349</text:p>
          </table:table-cell>
          <table:table-cell table:style-name="ce21" office:value-type="float" office:value="320.926039454757" calcext:value-type="float">
            <text:p>321</text:p>
          </table:table-cell>
          <table:table-cell table:style-name="ce21" office:value-type="float" office:value="907.76275207206" calcext:value-type="float">
            <text:p>908</text:p>
          </table:table-cell>
          <table:table-cell table:style-name="ce21" office:value-type="float" office:value="1288.98059798616" calcext:value-type="float">
            <text:p>1289</text:p>
          </table:table-cell>
          <table:table-cell table:style-name="ce21" office:value-type="float" office:value="19.5460516131242" calcext:value-type="float">
            <text:p>20</text:p>
          </table:table-cell>
          <table:table-cell table:style-name="ce21" office:value-type="float" office:value="25.9587976916227" calcext:value-type="float">
            <text:p>26</text:p>
          </table:table-cell>
          <table:table-cell table:style-name="ce21" office:value-type="float" office:value="146.105467326529" calcext:value-type="float">
            <text:p>146</text:p>
          </table:table-cell>
          <table:table-cell table:style-name="ce41" office:value-type="float" office:value="3235.96054079046" calcext:value-type="float">
            <text:p>3236</text:p>
          </table:table-cell>
          <table:table-cell table:number-columns-repeated="3"/>
          <table:table-cell table:formula="of:=AVERAGE([.B19:.I19])" office:value-type="float" office:value="404.495067598808" calcext:value-type="float">
            <text:p>404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LE BOURGET</text:p>
          </table:table-cell>
          <table:table-cell table:style-name="ce21" office:value-type="float" office:value="224.726134498991" calcext:value-type="float">
            <text:p>225</text:p>
          </table:table-cell>
          <table:table-cell table:style-name="ce21" office:value-type="float" office:value="122.119845998655" calcext:value-type="float">
            <text:p>122</text:p>
          </table:table-cell>
          <table:table-cell table:style-name="ce21" office:value-type="float" office:value="109.011365164761" calcext:value-type="float">
            <text:p>109</text:p>
          </table:table-cell>
          <table:table-cell table:style-name="ce21" office:value-type="float" office:value="921.221532616005" calcext:value-type="float">
            <text:p>921</text:p>
          </table:table-cell>
          <table:table-cell table:style-name="ce21" office:value-type="float" office:value="1312.99361129792" calcext:value-type="float">
            <text:p>1313</text:p>
          </table:table-cell>
          <table:table-cell table:style-name="ce21" office:value-type="float" office:value="11.0145258910558" calcext:value-type="float">
            <text:p>11</text:p>
          </table:table-cell>
          <table:table-cell table:style-name="ce21" office:value-type="float" office:value="98.2078009414929" calcext:value-type="float">
            <text:p>98</text:p>
          </table:table-cell>
          <table:table-cell table:style-name="ce21" office:value-type="float" office:value="186.560832548756" calcext:value-type="float">
            <text:p>187</text:p>
          </table:table-cell>
          <table:table-cell table:style-name="ce41" office:value-type="float" office:value="2985.85564895764" calcext:value-type="float">
            <text:p>2986</text:p>
          </table:table-cell>
          <table:table-cell table:number-columns-repeated="3"/>
          <table:table-cell table:formula="of:=AVERAGE([.B20:.I20])" office:value-type="float" office:value="373.231956119705" calcext:value-type="float">
            <text:p>373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LE PRE-SAINT-GERVAIS</text:p>
          </table:table-cell>
          <table:table-cell table:style-name="ce21" office:value-type="float" office:value="87.857044876722" calcext:value-type="float">
            <text:p>88</text:p>
          </table:table-cell>
          <table:table-cell table:style-name="ce21" office:value-type="float" office:value="314.667971974221" calcext:value-type="float">
            <text:p>315</text:p>
          </table:table-cell>
          <table:table-cell table:style-name="ce21" office:value-type="float" office:value="308.245905516467" calcext:value-type="float">
            <text:p>308</text:p>
          </table:table-cell>
          <table:table-cell table:style-name="ce21" office:value-type="float" office:value="801.834850115296" calcext:value-type="float">
            <text:p>802</text:p>
          </table:table-cell>
          <table:table-cell table:style-name="ce21" office:value-type="float" office:value="1054.78010997458" calcext:value-type="float">
            <text:p>1055</text:p>
          </table:table-cell>
          <table:table-cell table:style-name="ce21" office:value-type="float" office:value="4.4586412818542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3.9241577484775" calcext:value-type="float">
            <text:p>74</text:p>
          </table:table-cell>
          <table:table-cell table:style-name="ce41" office:value-type="float" office:value="2645.76868148762" calcext:value-type="float">
            <text:p>2646</text:p>
          </table:table-cell>
          <table:table-cell table:number-columns-repeated="3"/>
          <table:table-cell table:formula="of:=AVERAGE([.B21:.I21])" office:value-type="float" office:value="330.721085185952" calcext:value-type="float">
            <text:p>331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LES LILAS</text:p>
          </table:table-cell>
          <table:table-cell table:style-name="ce21" office:value-type="float" office:value="87.3164487684938" calcext:value-type="float">
            <text:p>87</text:p>
          </table:table-cell>
          <table:table-cell table:style-name="ce21" office:value-type="float" office:value="144.355800161092" calcext:value-type="float">
            <text:p>144</text:p>
          </table:table-cell>
          <table:table-cell table:style-name="ce21" office:value-type="float" office:value="131.871507906228" calcext:value-type="float">
            <text:p>132</text:p>
          </table:table-cell>
          <table:table-cell table:style-name="ce21" office:value-type="float" office:value="1013.82699817712" calcext:value-type="float">
            <text:p>1014</text:p>
          </table:table-cell>
          <table:table-cell table:style-name="ce21" office:value-type="float" office:value="1239.53597015558" calcext:value-type="float">
            <text:p>1240</text:p>
          </table:table-cell>
          <table:table-cell table:style-name="ce21" office:value-type="float" office:value="10.7661198016024" calcext:value-type="float">
            <text:p>11</text:p>
          </table:table-cell>
          <table:table-cell table:style-name="ce21" office:value-type="float" office:value="101.815931154352" calcext:value-type="float">
            <text:p>102</text:p>
          </table:table-cell>
          <table:table-cell table:style-name="ce21" office:value-type="float" office:value="58.4678439102972" calcext:value-type="float">
            <text:p>58</text:p>
          </table:table-cell>
          <table:table-cell table:style-name="ce41" office:value-type="float" office:value="2787.95662003477" calcext:value-type="float">
            <text:p>2788</text:p>
          </table:table-cell>
          <table:table-cell table:number-columns-repeated="3"/>
          <table:table-cell table:formula="of:=AVERAGE([.B22:.I22])" office:value-type="float" office:value="348.494577504346" calcext:value-type="float">
            <text:p>348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LES PAVILLONS-SOUS-BOIS</text:p>
          </table:table-cell>
          <table:table-cell table:style-name="ce21" office:value-type="float" office:value="54.6784106642492" calcext:value-type="float">
            <text:p>55</text:p>
          </table:table-cell>
          <table:table-cell table:style-name="ce21" office:value-type="float" office:value="113.598179083567" calcext:value-type="float">
            <text:p>114</text:p>
          </table:table-cell>
          <table:table-cell table:style-name="ce21" office:value-type="float" office:value="104.869334102522" calcext:value-type="float">
            <text:p>105</text:p>
          </table:table-cell>
          <table:table-cell table:style-name="ce21" office:value-type="float" office:value="865.771794132191" calcext:value-type="float">
            <text:p>866</text:p>
          </table:table-cell>
          <table:table-cell table:style-name="ce21" office:value-type="float" office:value="1067.4750700511" calcext:value-type="float">
            <text:p>1067</text:p>
          </table:table-cell>
          <table:table-cell table:style-name="ce21" office:value-type="float" office:value="5.954631613647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.4490802703148" calcext:value-type="float">
            <text:p>50</text:p>
          </table:table-cell>
          <table:table-cell table:style-name="ce41" office:value-type="float" office:value="2262.79649991759" calcext:value-type="float">
            <text:p>2263</text:p>
          </table:table-cell>
          <table:table-cell table:number-columns-repeated="3"/>
          <table:table-cell table:formula="of:=AVERAGE([.B23:.I23])" office:value-type="float" office:value="282.849562489699" calcext:value-type="float">
            <text:p>283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LIVRY-GARGAN</text:p>
          </table:table-cell>
          <table:table-cell table:style-name="ce21" office:value-type="float" office:value="77.9530475139556" calcext:value-type="float">
            <text:p>78</text:p>
          </table:table-cell>
          <table:table-cell table:style-name="ce21" office:value-type="float" office:value="167.794248777533" calcext:value-type="float">
            <text:p>168</text:p>
          </table:table-cell>
          <table:table-cell table:style-name="ce21" office:value-type="float" office:value="157.1942965944" calcext:value-type="float">
            <text:p>157</text:p>
          </table:table-cell>
          <table:table-cell table:style-name="ce21" office:value-type="float" office:value="917.900944653598" calcext:value-type="float">
            <text:p>918</text:p>
          </table:table-cell>
          <table:table-cell table:style-name="ce21" office:value-type="float" office:value="1079.78245445497" calcext:value-type="float">
            <text:p>1080</text:p>
          </table:table-cell>
          <table:table-cell table:style-name="ce21" office:value-type="float" office:value="4.73250681552642" calcext:value-type="float">
            <text:p>5</text:p>
          </table:table-cell>
          <table:table-cell table:style-name="ce21" office:value-type="float" office:value="0.256569951101303" calcext:value-type="float">
            <text:p>0</text:p>
          </table:table-cell>
          <table:table-cell table:style-name="ce21" office:value-type="float" office:value="59.5421945995067" calcext:value-type="float">
            <text:p>60</text:p>
          </table:table-cell>
          <table:table-cell table:style-name="ce41" office:value-type="float" office:value="2465.15626336059" calcext:value-type="float">
            <text:p>2465</text:p>
          </table:table-cell>
          <table:table-cell table:number-columns-repeated="3"/>
          <table:table-cell table:formula="of:=AVERAGE([.B24:.I24])" office:value-type="float" office:value="308.144532920074" calcext:value-type="float">
            <text:p>308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MONTFERMEIL</text:p>
          </table:table-cell>
          <table:table-cell table:style-name="ce21" office:value-type="float" office:value="221.099" calcext:value-type="float">
            <text:p>221</text:p>
          </table:table-cell>
          <table:table-cell table:style-name="ce21" office:value-type="float" office:value="365.124015658363" calcext:value-type="float">
            <text:p>365</text:p>
          </table:table-cell>
          <table:table-cell table:style-name="ce21" office:value-type="float" office:value="339.754412811388" calcext:value-type="float">
            <text:p>340</text:p>
          </table:table-cell>
          <table:table-cell table:style-name="ce21" office:value-type="float" office:value="847.923995729537" calcext:value-type="float">
            <text:p>848</text:p>
          </table:table-cell>
          <table:table-cell table:style-name="ce21" office:value-type="float" office:value="1068.96822064057" calcext:value-type="float">
            <text:p>1069</text:p>
          </table:table-cell>
          <table:table-cell table:style-name="ce21" office:value-type="float" office:value="19.9163274021352" calcext:value-type="float">
            <text:p>20</text:p>
          </table:table-cell>
          <table:table-cell table:style-name="ce21" office:value-type="float" office:value="0.0274021352313167" calcext:value-type="float">
            <text:p>0</text:p>
          </table:table-cell>
          <table:table-cell table:style-name="ce21" office:value-type="float" office:value="201.226624911032" calcext:value-type="float">
            <text:p>201</text:p>
          </table:table-cell>
          <table:table-cell table:style-name="ce41" office:value-type="float" office:value="3064.03999928826" calcext:value-type="float">
            <text:p>3064</text:p>
          </table:table-cell>
          <table:table-cell table:number-columns-repeated="3"/>
          <table:table-cell table:formula="of:=AVERAGE([.B25:.I25])" office:value-type="float" office:value="383.004999911032" calcext:value-type="float">
            <text:p>383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MONTREUIL</text:p>
          </table:table-cell>
          <table:table-cell table:style-name="ce21" office:value-type="float" office:value="204.77214412597" calcext:value-type="float">
            <text:p>205</text:p>
          </table:table-cell>
          <table:table-cell table:style-name="ce21" office:value-type="float" office:value="157.961703964223" calcext:value-type="float">
            <text:p>158</text:p>
          </table:table-cell>
          <table:table-cell table:style-name="ce21" office:value-type="float" office:value="138.111705213922" calcext:value-type="float">
            <text:p>138</text:p>
          </table:table-cell>
          <table:table-cell table:style-name="ce21" office:value-type="float" office:value="1055.03221625144" calcext:value-type="float">
            <text:p>1055</text:p>
          </table:table-cell>
          <table:table-cell table:style-name="ce21" office:value-type="float" office:value="1368.87069188678" calcext:value-type="float">
            <text:p>1369</text:p>
          </table:table-cell>
          <table:table-cell table:style-name="ce21" office:value-type="float" office:value="14.0169869763539" calcext:value-type="float">
            <text:p>14</text:p>
          </table:table-cell>
          <table:table-cell table:style-name="ce21" office:value-type="float" office:value="21.6900166924045" calcext:value-type="float">
            <text:p>22</text:p>
          </table:table-cell>
          <table:table-cell table:style-name="ce21" office:value-type="float" office:value="156.498525801816" calcext:value-type="float">
            <text:p>156</text:p>
          </table:table-cell>
          <table:table-cell table:style-name="ce41" office:value-type="float" office:value="3116.95399091291" calcext:value-type="float">
            <text:p>3117</text:p>
          </table:table-cell>
          <table:table-cell table:number-columns-repeated="3"/>
          <table:table-cell table:formula="of:=AVERAGE([.B26:.I26])" office:value-type="float" office:value="389.619248864114" calcext:value-type="float">
            <text:p>390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NEUILLY-PLAISANCE</text:p>
          </table:table-cell>
          <table:table-cell table:style-name="ce21" office:value-type="float" office:value="45.5500826446281" calcext:value-type="float">
            <text:p>46</text:p>
          </table:table-cell>
          <table:table-cell table:style-name="ce21" office:value-type="float" office:value="145.511670071502" calcext:value-type="float">
            <text:p>146</text:p>
          </table:table-cell>
          <table:table-cell table:style-name="ce21" office:value-type="float" office:value="134.959791995543" calcext:value-type="float">
            <text:p>135</text:p>
          </table:table-cell>
          <table:table-cell table:style-name="ce21" office:value-type="float" office:value="863.801491781967" calcext:value-type="float">
            <text:p>864</text:p>
          </table:table-cell>
          <table:table-cell table:style-name="ce21" office:value-type="float" office:value="1083.41039093695" calcext:value-type="float">
            <text:p>1083</text:p>
          </table:table-cell>
          <table:table-cell table:style-name="ce21" office:value-type="float" office:value="6.11560962020615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.1677806667286" calcext:value-type="float">
            <text:p>25</text:p>
          </table:table-cell>
          <table:table-cell table:style-name="ce41" office:value-type="float" office:value="2304.51681771753" calcext:value-type="float">
            <text:p>2305</text:p>
          </table:table-cell>
          <table:table-cell table:number-columns-repeated="3"/>
          <table:table-cell table:formula="of:=AVERAGE([.B27:.I27])" office:value-type="float" office:value="288.064602214691" calcext:value-type="float">
            <text:p>288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NEUILLY-SUR-MARNE</text:p>
          </table:table-cell>
          <table:table-cell table:style-name="ce21" office:value-type="float" office:value="38.469689417891" calcext:value-type="float">
            <text:p>38</text:p>
          </table:table-cell>
          <table:table-cell table:style-name="ce21" office:value-type="float" office:value="317.028268551237" calcext:value-type="float">
            <text:p>317</text:p>
          </table:table-cell>
          <table:table-cell table:style-name="ce21" office:value-type="float" office:value="302.892744228061" calcext:value-type="float">
            <text:p>303</text:p>
          </table:table-cell>
          <table:table-cell table:style-name="ce21" office:value-type="float" office:value="972.606878237998" calcext:value-type="float">
            <text:p>973</text:p>
          </table:table-cell>
          <table:table-cell table:style-name="ce21" office:value-type="float" office:value="887.333085363586" calcext:value-type="float">
            <text:p>887</text:p>
          </table:table-cell>
          <table:table-cell table:style-name="ce21" office:value-type="float" office:value="11.4438481362417" calcext:value-type="float">
            <text:p>11</text:p>
          </table:table-cell>
          <table:table-cell table:style-name="ce21" office:value-type="float" office:value="6.41130396663036" calcext:value-type="float">
            <text:p>6</text:p>
          </table:table-cell>
          <table:table-cell table:style-name="ce21" office:value-type="float" office:value="28.8931677249661" calcext:value-type="float">
            <text:p>29</text:p>
          </table:table-cell>
          <table:table-cell table:style-name="ce41" office:value-type="float" office:value="2565.07898562661" calcext:value-type="float">
            <text:p>2565</text:p>
          </table:table-cell>
          <table:table-cell table:number-columns-repeated="3"/>
          <table:table-cell table:formula="of:=AVERAGE([.B28:.I28])" office:value-type="float" office:value="320.634873203326" calcext:value-type="float">
            <text:p>321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NOISY-LE-GRAND</text:p>
          </table:table-cell>
          <table:table-cell table:style-name="ce21" office:value-type="float" office:value="180.556141803487" calcext:value-type="float">
            <text:p>181</text:p>
          </table:table-cell>
          <table:table-cell table:style-name="ce21" office:value-type="float" office:value="131.783952016277" calcext:value-type="float">
            <text:p>132</text:p>
          </table:table-cell>
          <table:table-cell table:style-name="ce21" office:value-type="float" office:value="90.7307203210219" calcext:value-type="float">
            <text:p>91</text:p>
          </table:table-cell>
          <table:table-cell table:style-name="ce21" office:value-type="float" office:value="1003.75283013536" calcext:value-type="float">
            <text:p>1004</text:p>
          </table:table-cell>
          <table:table-cell table:style-name="ce21" office:value-type="float" office:value="1387.05308446605" calcext:value-type="float">
            <text:p>1387</text:p>
          </table:table-cell>
          <table:table-cell table:style-name="ce21" office:value-type="float" office:value="38.1909316980812" calcext:value-type="float">
            <text:p>38</text:p>
          </table:table-cell>
          <table:table-cell table:style-name="ce21" office:value-type="float" office:value="42.940411167943" calcext:value-type="float">
            <text:p>43</text:p>
          </table:table-cell>
          <table:table-cell table:style-name="ce21" office:value-type="float" office:value="159.099495012293" calcext:value-type="float">
            <text:p>159</text:p>
          </table:table-cell>
          <table:table-cell table:style-name="ce41" office:value-type="float" office:value="3034.10756662051" calcext:value-type="float">
            <text:p>3034</text:p>
          </table:table-cell>
          <table:table-cell table:number-columns-repeated="3"/>
          <table:table-cell table:formula="of:=AVERAGE([.B29:.I29])" office:value-type="float" office:value="379.263445827564" calcext:value-type="float">
            <text:p>379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NOISY-LE-SEC</text:p>
          </table:table-cell>
          <table:table-cell table:style-name="ce21" office:value-type="float" office:value="169.015020441714" calcext:value-type="float">
            <text:p>169</text:p>
          </table:table-cell>
          <table:table-cell table:style-name="ce21" office:value-type="float" office:value="355.91506024357" calcext:value-type="float">
            <text:p>356</text:p>
          </table:table-cell>
          <table:table-cell table:style-name="ce21" office:value-type="float" office:value="325.340976443358" calcext:value-type="float">
            <text:p>325</text:p>
          </table:table-cell>
          <table:table-cell table:style-name="ce21" office:value-type="float" office:value="855.359788877112" calcext:value-type="float">
            <text:p>855</text:p>
          </table:table-cell>
          <table:table-cell table:style-name="ce21" office:value-type="float" office:value="1080.3135261416" calcext:value-type="float">
            <text:p>1080</text:p>
          </table:table-cell>
          <table:table-cell table:style-name="ce21" office:value-type="float" office:value="25.5080793441346" calcext:value-type="float">
            <text:p>2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1.823221570875" calcext:value-type="float">
            <text:p>122</text:p>
          </table:table-cell>
          <table:table-cell table:style-name="ce41" office:value-type="float" office:value="2933.27567306236" calcext:value-type="float">
            <text:p>2933</text:p>
          </table:table-cell>
          <table:table-cell table:number-columns-repeated="3"/>
          <table:table-cell table:formula="of:=AVERAGE([.B30:.I30])" office:value-type="float" office:value="366.659459132795" calcext:value-type="float">
            <text:p>367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PANTIN</text:p>
          </table:table-cell>
          <table:table-cell table:style-name="ce21" office:value-type="float" office:value="203.623168523106" calcext:value-type="float">
            <text:p>204</text:p>
          </table:table-cell>
          <table:table-cell table:style-name="ce21" office:value-type="float" office:value="131.167671713775" calcext:value-type="float">
            <text:p>131</text:p>
          </table:table-cell>
          <table:table-cell table:style-name="ce21" office:value-type="float" office:value="76.7260945881658" calcext:value-type="float">
            <text:p>77</text:p>
          </table:table-cell>
          <table:table-cell table:style-name="ce21" office:value-type="float" office:value="1132.71136928099" calcext:value-type="float">
            <text:p>1133</text:p>
          </table:table-cell>
          <table:table-cell table:style-name="ce21" office:value-type="float" office:value="1650.85101461638" calcext:value-type="float">
            <text:p>1651</text:p>
          </table:table-cell>
          <table:table-cell table:style-name="ce21" office:value-type="float" office:value="48.7452386029955" calcext:value-type="float">
            <text:p>49</text:p>
          </table:table-cell>
          <table:table-cell table:style-name="ce21" office:value-type="float" office:value="7.21796617398579" calcext:value-type="float">
            <text:p>7</text:p>
          </table:table-cell>
          <table:table-cell table:style-name="ce21" office:value-type="float" office:value="168.264824554209" calcext:value-type="float">
            <text:p>168</text:p>
          </table:table-cell>
          <table:table-cell table:style-name="ce41" office:value-type="float" office:value="3419.30734805361" calcext:value-type="float">
            <text:p>3419</text:p>
          </table:table-cell>
          <table:table-cell table:number-columns-repeated="3"/>
          <table:table-cell table:formula="of:=AVERAGE([.B31:.I31])" office:value-type="float" office:value="427.413418506701" calcext:value-type="float">
            <text:p>427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PIERREFITTE-SUR-SEINE</text:p>
          </table:table-cell>
          <table:table-cell table:style-name="ce21" office:value-type="float" office:value="149.599630543391" calcext:value-type="float">
            <text:p>150</text:p>
          </table:table-cell>
          <table:table-cell table:style-name="ce21" office:value-type="float" office:value="445.517852340714" calcext:value-type="float">
            <text:p>446</text:p>
          </table:table-cell>
          <table:table-cell table:style-name="ce21" office:value-type="float" office:value="404.383611916363" calcext:value-type="float">
            <text:p>404</text:p>
          </table:table-cell>
          <table:table-cell table:style-name="ce21" office:value-type="float" office:value="916.424907173256" calcext:value-type="float">
            <text:p>916</text:p>
          </table:table-cell>
          <table:table-cell table:style-name="ce21" office:value-type="float" office:value="847.30870289274" calcext:value-type="float">
            <text:p>847</text:p>
          </table:table-cell>
          <table:table-cell table:style-name="ce21" office:value-type="float" office:value="39.3681533337445" calcext:value-type="float">
            <text:p>39</text:p>
          </table:table-cell>
          <table:table-cell table:style-name="ce21" office:value-type="float" office:value="0.0344168260038241" calcext:value-type="float">
            <text:p>0</text:p>
          </table:table-cell>
          <table:table-cell table:style-name="ce21" office:value-type="float" office:value="110.935169000185" calcext:value-type="float">
            <text:p>111</text:p>
          </table:table-cell>
          <table:table-cell table:style-name="ce41" office:value-type="float" office:value="2913.5724440264" calcext:value-type="float">
            <text:p>2914</text:p>
          </table:table-cell>
          <table:table-cell table:number-columns-repeated="3"/>
          <table:table-cell table:formula="of:=AVERAGE([.B32:.I32])" office:value-type="float" office:value="364.1965555033" calcext:value-type="float">
            <text:p>364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RAINCY (LE )</text:p>
          </table:table-cell>
          <table:table-cell table:style-name="ce21" office:value-type="float" office:value="22.8065591397849" calcext:value-type="float">
            <text:p>23</text:p>
          </table:table-cell>
          <table:table-cell table:style-name="ce21" office:value-type="float" office:value="127.978649276517" calcext:value-type="float">
            <text:p>128</text:p>
          </table:table-cell>
          <table:table-cell table:style-name="ce21" office:value-type="float" office:value="109.767489711934" calcext:value-type="float">
            <text:p>110</text:p>
          </table:table-cell>
          <table:table-cell table:style-name="ce21" office:value-type="float" office:value="459.023643302801" calcext:value-type="float">
            <text:p>459</text:p>
          </table:table-cell>
          <table:table-cell table:style-name="ce21" office:value-type="float" office:value="1001.92036373291" calcext:value-type="float">
            <text:p>1002</text:p>
          </table:table-cell>
          <table:table-cell table:style-name="ce21" office:value-type="float" office:value="1.522832868711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1.4642181069959" calcext:value-type="float">
            <text:p>21</text:p>
          </table:table-cell>
          <table:table-cell table:style-name="ce41" office:value-type="float" office:value="1744.48375613965" calcext:value-type="float">
            <text:p>1744</text:p>
          </table:table-cell>
          <table:table-cell table:number-columns-repeated="3"/>
          <table:table-cell table:formula="of:=AVERAGE([.B33:.I33])" office:value-type="float" office:value="218.060469517457" calcext:value-type="float">
            <text:p>218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ROMAINVILLE</text:p>
          </table:table-cell>
          <table:table-cell table:style-name="ce21" office:value-type="float" office:value="172.944726929191" calcext:value-type="float">
            <text:p>173</text:p>
          </table:table-cell>
          <table:table-cell table:style-name="ce21" office:value-type="float" office:value="223.893109498246" calcext:value-type="float">
            <text:p>224</text:p>
          </table:table-cell>
          <table:table-cell table:style-name="ce21" office:value-type="float" office:value="186.114416819122" calcext:value-type="float">
            <text:p>186</text:p>
          </table:table-cell>
          <table:table-cell table:style-name="ce21" office:value-type="float" office:value="864.160776474822" calcext:value-type="float">
            <text:p>864</text:p>
          </table:table-cell>
          <table:table-cell table:style-name="ce21" office:value-type="float" office:value="1491.61746093633" calcext:value-type="float">
            <text:p>1492</text:p>
          </table:table-cell>
          <table:table-cell table:style-name="ce21" office:value-type="float" office:value="25.8002879165042" calcext:value-type="float">
            <text:p>26</text:p>
          </table:table-cell>
          <table:table-cell table:style-name="ce21" office:value-type="float" office:value="0.486800227933899" calcext:value-type="float">
            <text:p>0</text:p>
          </table:table-cell>
          <table:table-cell table:style-name="ce21" office:value-type="float" office:value="140.051339111658" calcext:value-type="float">
            <text:p>140</text:p>
          </table:table-cell>
          <table:table-cell table:style-name="ce41" office:value-type="float" office:value="3105.06891791381" calcext:value-type="float">
            <text:p>3105</text:p>
          </table:table-cell>
          <table:table-cell table:number-columns-repeated="3"/>
          <table:table-cell table:formula="of:=AVERAGE([.B34:.I34])" office:value-type="float" office:value="388.133614739226" calcext:value-type="float">
            <text:p>388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ROSNY-SOUS-BOIS</text:p>
          </table:table-cell>
          <table:table-cell table:style-name="ce21" office:value-type="float" office:value="195.903166365004" calcext:value-type="float">
            <text:p>196</text:p>
          </table:table-cell>
          <table:table-cell table:style-name="ce21" office:value-type="float" office:value="165.039207100334" calcext:value-type="float">
            <text:p>165</text:p>
          </table:table-cell>
          <table:table-cell table:style-name="ce21" office:value-type="float" office:value="144.421091654491" calcext:value-type="float">
            <text:p>144</text:p>
          </table:table-cell>
          <table:table-cell table:style-name="ce21" office:value-type="float" office:value="955.946786532045" calcext:value-type="float">
            <text:p>956</text:p>
          </table:table-cell>
          <table:table-cell table:style-name="ce21" office:value-type="float" office:value="1341.48594085963" calcext:value-type="float">
            <text:p>1341</text:p>
          </table:table-cell>
          <table:table-cell table:style-name="ce21" office:value-type="float" office:value="17.8751771812373" calcext:value-type="float">
            <text:p>18</text:p>
          </table:table-cell>
          <table:table-cell table:style-name="ce21" office:value-type="float" office:value="31.005994722725" calcext:value-type="float">
            <text:p>31</text:p>
          </table:table-cell>
          <table:table-cell table:style-name="ce21" office:value-type="float" office:value="147.118225788865" calcext:value-type="float">
            <text:p>147</text:p>
          </table:table-cell>
          <table:table-cell table:style-name="ce41" office:value-type="float" office:value="2998.79559020433" calcext:value-type="float">
            <text:p>2999</text:p>
          </table:table-cell>
          <table:table-cell table:number-columns-repeated="3"/>
          <table:table-cell table:formula="of:=AVERAGE([.B35:.I35])" office:value-type="float" office:value="374.849448775541" calcext:value-type="float">
            <text:p>375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SAINT-DENIS</text:p>
          </table:table-cell>
          <table:table-cell table:style-name="ce21" office:value-type="float" office:value="162.362282152254" calcext:value-type="float">
            <text:p>162</text:p>
          </table:table-cell>
          <table:table-cell table:style-name="ce21" office:value-type="float" office:value="308.863045250998" calcext:value-type="float">
            <text:p>309</text:p>
          </table:table-cell>
          <table:table-cell table:style-name="ce21" office:value-type="float" office:value="251.112125594605" calcext:value-type="float">
            <text:p>251</text:p>
          </table:table-cell>
          <table:table-cell table:style-name="ce21" office:value-type="float" office:value="1065.0024407137" calcext:value-type="float">
            <text:p>1065</text:p>
          </table:table-cell>
          <table:table-cell table:style-name="ce21" office:value-type="float" office:value="1204.55887682738" calcext:value-type="float">
            <text:p>1205</text:p>
          </table:table-cell>
          <table:table-cell table:style-name="ce21" office:value-type="float" office:value="50.5815371748184" calcext:value-type="float">
            <text:p>51</text:p>
          </table:table-cell>
          <table:table-cell table:style-name="ce21" office:value-type="float" office:value="11.3648003171229" calcext:value-type="float">
            <text:p>11</text:p>
          </table:table-cell>
          <table:table-cell table:style-name="ce21" office:value-type="float" office:value="125.163257130909" calcext:value-type="float">
            <text:p>125</text:p>
          </table:table-cell>
          <table:table-cell table:style-name="ce41" office:value-type="float" office:value="3179.00836516179" calcext:value-type="float">
            <text:p>3179</text:p>
          </table:table-cell>
          <table:table-cell table:number-columns-repeated="3"/>
          <table:table-cell table:formula="of:=AVERAGE([.B36:.I36])" office:value-type="float" office:value="397.376045645223" calcext:value-type="float">
            <text:p>397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SAINT-OUEN-SUR-SEINE</text:p>
          </table:table-cell>
          <table:table-cell table:style-name="ce21" office:value-type="float" office:value="369.777658102026" calcext:value-type="float">
            <text:p>370</text:p>
          </table:table-cell>
          <table:table-cell table:style-name="ce21" office:value-type="float" office:value="181.274914291073" calcext:value-type="float">
            <text:p>181</text:p>
          </table:table-cell>
          <table:table-cell table:style-name="ce21" office:value-type="float" office:value="26.254463615904" calcext:value-type="float">
            <text:p>26</text:p>
          </table:table-cell>
          <table:table-cell table:style-name="ce21" office:value-type="float" office:value="1235.49605307577" calcext:value-type="float">
            <text:p>1235</text:p>
          </table:table-cell>
          <table:table-cell table:style-name="ce21" office:value-type="float" office:value="1599.65148162041" calcext:value-type="float">
            <text:p>1600</text:p>
          </table:table-cell>
          <table:table-cell table:style-name="ce21" office:value-type="float" office:value="148.232689422356" calcext:value-type="float">
            <text:p>148</text:p>
          </table:table-cell>
          <table:table-cell table:style-name="ce21" office:value-type="float" office:value="46.3990997749437" calcext:value-type="float">
            <text:p>46</text:p>
          </table:table-cell>
          <table:table-cell table:style-name="ce21" office:value-type="float" office:value="292.955777944486" calcext:value-type="float">
            <text:p>293</text:p>
          </table:table-cell>
          <table:table-cell table:style-name="ce41" office:value-type="float" office:value="3900.04213784697" calcext:value-type="float">
            <text:p>3900</text:p>
          </table:table-cell>
          <table:table-cell table:number-columns-repeated="3"/>
          <table:table-cell table:formula="of:=AVERAGE([.B37:.I37])" office:value-type="float" office:value="487.505267230871" calcext:value-type="float">
            <text:p>488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SEVRAN</text:p>
          </table:table-cell>
          <table:table-cell table:style-name="ce21" office:value-type="float" office:value="200.703095650167" calcext:value-type="float">
            <text:p>201</text:p>
          </table:table-cell>
          <table:table-cell table:style-name="ce21" office:value-type="float" office:value="557.64148071228" calcext:value-type="float">
            <text:p>558</text:p>
          </table:table-cell>
          <table:table-cell table:style-name="ce21" office:value-type="float" office:value="523.292950271144" calcext:value-type="float">
            <text:p>523</text:p>
          </table:table-cell>
          <table:table-cell table:style-name="ce21" office:value-type="float" office:value="1008.54413695627" calcext:value-type="float">
            <text:p>1009</text:p>
          </table:table-cell>
          <table:table-cell table:style-name="ce21" office:value-type="float" office:value="1032.60995154033" calcext:value-type="float">
            <text:p>1033</text:p>
          </table:table-cell>
          <table:table-cell table:style-name="ce21" office:value-type="float" office:value="31.4774833660244" calcext:value-type="float">
            <text:p>31</text:p>
          </table:table-cell>
          <table:table-cell table:style-name="ce21" office:value-type="float" office:value="18.165455174801" calcext:value-type="float">
            <text:p>18</text:p>
          </table:table-cell>
          <table:table-cell table:style-name="ce21" office:value-type="float" office:value="156.500615360948" calcext:value-type="float">
            <text:p>157</text:p>
          </table:table-cell>
          <table:table-cell table:style-name="ce41" office:value-type="float" office:value="3528.93516903196" calcext:value-type="float">
            <text:p>3529</text:p>
          </table:table-cell>
          <table:table-cell table:number-columns-repeated="3"/>
          <table:table-cell table:formula="of:=AVERAGE([.B38:.I38])" office:value-type="float" office:value="441.116896128996" calcext:value-type="float">
            <text:p>441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STAINS</text:p>
          </table:table-cell>
          <table:table-cell table:style-name="ce21" office:value-type="float" office:value="192.058564399278" calcext:value-type="float">
            <text:p>192</text:p>
          </table:table-cell>
          <table:table-cell table:style-name="ce21" office:value-type="float" office:value="609.045187053384" calcext:value-type="float">
            <text:p>609</text:p>
          </table:table-cell>
          <table:table-cell table:style-name="ce21" office:value-type="float" office:value="577.035754024182" calcext:value-type="float">
            <text:p>577</text:p>
          </table:table-cell>
          <table:table-cell table:style-name="ce21" office:value-type="float" office:value="1011.13269886012" calcext:value-type="float">
            <text:p>1011</text:p>
          </table:table-cell>
          <table:table-cell table:style-name="ce21" office:value-type="float" office:value="805.247014316445" calcext:value-type="float">
            <text:p>805</text:p>
          </table:table-cell>
          <table:table-cell table:style-name="ce21" office:value-type="float" office:value="31.2734218529783" calcext:value-type="float">
            <text:p>31</text:p>
          </table:table-cell>
          <table:table-cell table:style-name="ce21" office:value-type="float" office:value="9.81381648245679" calcext:value-type="float">
            <text:p>10</text:p>
          </table:table-cell>
          <table:table-cell table:style-name="ce21" office:value-type="float" office:value="144.866690156517" calcext:value-type="float">
            <text:p>145</text:p>
          </table:table-cell>
          <table:table-cell table:style-name="ce41" office:value-type="float" office:value="3380.47314714536" calcext:value-type="float">
            <text:p>3380</text:p>
          </table:table-cell>
          <table:table-cell table:number-columns-repeated="3"/>
          <table:table-cell table:formula="of:=AVERAGE([.B39:.I39])" office:value-type="float" office:value="422.55914339317" calcext:value-type="float">
            <text:p>423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TREMBLAY-EN-FRANCE</text:p>
          </table:table-cell>
          <table:table-cell table:style-name="ce21" office:value-type="float" office:value="15.4516637305146" calcext:value-type="float">
            <text:p>15</text:p>
          </table:table-cell>
          <table:table-cell table:style-name="ce21" office:value-type="float" office:value="376.413972346786" calcext:value-type="float">
            <text:p>376</text:p>
          </table:table-cell>
          <table:table-cell table:style-name="ce21" office:value-type="float" office:value="5.35514093529789" calcext:value-type="float">
            <text:p>5</text:p>
          </table:table-cell>
          <table:table-cell table:style-name="ce21" office:value-type="float" office:value="1766.10913303438" calcext:value-type="float">
            <text:p>1766</text:p>
          </table:table-cell>
          <table:table-cell table:style-name="ce21" office:value-type="float" office:value="2331.03857036088" calcext:value-type="float">
            <text:p>2331</text:p>
          </table:table-cell>
          <table:table-cell table:style-name="ce21" office:value-type="float" office:value="358.131646380525" calcext:value-type="float">
            <text:p>35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4.1261079970105" calcext:value-type="float">
            <text:p>14</text:p>
          </table:table-cell>
          <table:table-cell table:style-name="ce41" office:value-type="float" office:value="4866.62623478539" calcext:value-type="float">
            <text:p>4867</text:p>
          </table:table-cell>
          <table:table-cell table:number-columns-repeated="3"/>
          <table:table-cell table:formula="of:=AVERAGE([.B40:.I40])" office:value-type="float" office:value="608.328279348174" calcext:value-type="float">
            <text:p>608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VAUJOURS</text:p>
          </table:table-cell>
          <table:table-cell table:style-name="ce21" office:value-type="float" office:value="52.8176076301497" calcext:value-type="float">
            <text:p>53</text:p>
          </table:table-cell>
          <table:table-cell table:style-name="ce21" office:value-type="float" office:value="298.828983971387" calcext:value-type="float">
            <text:p>299</text:p>
          </table:table-cell>
          <table:table-cell table:style-name="ce21" office:value-type="float" office:value="10.6656510796132" calcext:value-type="float">
            <text:p>11</text:p>
          </table:table-cell>
          <table:table-cell table:style-name="ce21" office:value-type="float" office:value="1091.31915882898" calcext:value-type="float">
            <text:p>1091</text:p>
          </table:table-cell>
          <table:table-cell table:style-name="ce21" office:value-type="float" office:value="1178.30441118029" calcext:value-type="float">
            <text:p>1178</text:p>
          </table:table-cell>
          <table:table-cell table:style-name="ce21" office:value-type="float" office:value="288.136176977083" calcext:value-type="float">
            <text:p>288</text:p>
          </table:table-cell>
          <table:table-cell table:style-name="ce21" office:value-type="float" office:value="0.930056961186912" calcext:value-type="float">
            <text:p>1</text:p>
          </table:table-cell>
          <table:table-cell table:style-name="ce21" office:value-type="float" office:value="33.2689468803815" calcext:value-type="float">
            <text:p>33</text:p>
          </table:table-cell>
          <table:table-cell table:style-name="ce41" office:value-type="float" office:value="2954.27099350907" calcext:value-type="float">
            <text:p>2954</text:p>
          </table:table-cell>
          <table:table-cell table:number-columns-repeated="3"/>
          <table:table-cell table:formula="of:=AVERAGE([.B41:.I41])" office:value-type="float" office:value="369.283874188634" calcext:value-type="float">
            <text:p>369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VILLEMOMBLE</text:p>
          </table:table-cell>
          <table:table-cell table:style-name="ce21" office:value-type="float" office:value="4.16413646195189" calcext:value-type="float">
            <text:p>4</text:p>
          </table:table-cell>
          <table:table-cell table:style-name="ce21" office:value-type="float" office:value="242.005362128859" calcext:value-type="float">
            <text:p>242</text:p>
          </table:table-cell>
          <table:table-cell table:style-name="ce21" office:value-type="float" office:value="235.28501671364" calcext:value-type="float">
            <text:p>235</text:p>
          </table:table-cell>
          <table:table-cell table:style-name="ce21" office:value-type="float" office:value="832.469685390313" calcext:value-type="float">
            <text:p>832</text:p>
          </table:table-cell>
          <table:table-cell table:style-name="ce21" office:value-type="float" office:value="828.002392344498" calcext:value-type="float">
            <text:p>828</text:p>
          </table:table-cell>
          <table:table-cell table:style-name="ce21" office:value-type="float" office:value="4.93091695615127" calcext:value-type="float">
            <text:p>5</text:p>
          </table:table-cell>
          <table:table-cell table:style-name="ce21" office:value-type="float" office:value="8.17021760503375" calcext:value-type="float">
            <text:p>8</text:p>
          </table:table-cell>
          <table:table-cell table:style-name="ce21" office:value-type="float" office:value="4.16413646195189" calcext:value-type="float">
            <text:p>4</text:p>
          </table:table-cell>
          <table:table-cell table:style-name="ce41" office:value-type="float" office:value="2159.1918640624" calcext:value-type="float">
            <text:p>2159</text:p>
          </table:table-cell>
          <table:table-cell table:number-columns-repeated="3"/>
          <table:table-cell table:formula="of:=AVERAGE([.B42:.I42])" office:value-type="float" office:value="269.8989830078" calcext:value-type="float">
            <text:p>270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VILLEPINTE</text:p>
          </table:table-cell>
          <table:table-cell table:style-name="ce21" office:value-type="float" office:value="92.8285860095881" calcext:value-type="float">
            <text:p>93</text:p>
          </table:table-cell>
          <table:table-cell table:style-name="ce21" office:value-type="float" office:value="162.928366152894" calcext:value-type="float">
            <text:p>163</text:p>
          </table:table-cell>
          <table:table-cell table:style-name="ce21" office:value-type="float" office:value="143.834682200113" calcext:value-type="float">
            <text:p>144</text:p>
          </table:table-cell>
          <table:table-cell table:style-name="ce21" office:value-type="float" office:value="1021.31790427342" calcext:value-type="float">
            <text:p>1021</text:p>
          </table:table-cell>
          <table:table-cell table:style-name="ce21" office:value-type="float" office:value="1398.76086396206" calcext:value-type="float">
            <text:p>1399</text:p>
          </table:table-cell>
          <table:table-cell table:style-name="ce21" office:value-type="float" office:value="11.5607505541523" calcext:value-type="float">
            <text:p>12</text:p>
          </table:table-cell>
          <table:table-cell table:style-name="ce21" office:value-type="float" office:value="64.8285677096758" calcext:value-type="float">
            <text:p>65</text:p>
          </table:table-cell>
          <table:table-cell table:style-name="ce21" office:value-type="float" office:value="73.1688659209238" calcext:value-type="float">
            <text:p>73</text:p>
          </table:table-cell>
          <table:table-cell table:style-name="ce41" office:value-type="float" office:value="2969.22858678283" calcext:value-type="float">
            <text:p>2969</text:p>
          </table:table-cell>
          <table:table-cell table:number-columns-repeated="3"/>
          <table:table-cell table:formula="of:=AVERAGE([.B43:.I43])" office:value-type="float" office:value="371.153573347853" calcext:value-type="float">
            <text:p>371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0" office:value-type="string" calcext:value-type="string">
            <text:p>VILLETANEUSE</text:p>
          </table:table-cell>
          <table:table-cell table:style-name="ce21" office:value-type="float" office:value="100.158314774153" calcext:value-type="float">
            <text:p>100</text:p>
          </table:table-cell>
          <table:table-cell table:style-name="ce21" office:value-type="float" office:value="550.800090181932" calcext:value-type="float">
            <text:p>551</text:p>
          </table:table-cell>
          <table:table-cell table:style-name="ce21" office:value-type="float" office:value="463.142644291092" calcext:value-type="float">
            <text:p>463</text:p>
          </table:table-cell>
          <table:table-cell table:style-name="ce21" office:value-type="float" office:value="991.465507371393" calcext:value-type="float">
            <text:p>991</text:p>
          </table:table-cell>
          <table:table-cell table:style-name="ce21" office:value-type="float" office:value="978.585577948557" calcext:value-type="float">
            <text:p>979</text:p>
          </table:table-cell>
          <table:table-cell table:style-name="ce21" office:value-type="float" office:value="81.7172882685069" calcext:value-type="float">
            <text:p>82</text:p>
          </table:table-cell>
          <table:table-cell table:style-name="ce21" office:value-type="float" office:value="36.4138958594731" calcext:value-type="float">
            <text:p>36</text:p>
          </table:table-cell>
          <table:table-cell table:style-name="ce21" office:value-type="float" office:value="75.8743318695107" calcext:value-type="float">
            <text:p>76</text:p>
          </table:table-cell>
          <table:table-cell table:style-name="ce42" office:value-type="float" office:value="3278.15765056462" calcext:value-type="float">
            <text:p>3278</text:p>
          </table:table-cell>
          <table:table-cell table:number-columns-repeated="3"/>
          <table:table-cell table:formula="of:=AVERAGE([.B44:.I44])" office:value-type="float" office:value="409.769706320577" calcext:value-type="float">
            <text:p>410</text:p>
          </table:table-cell>
          <table:table-cell table:number-columns-repeated="5"/>
          <table:table-cell table:style-name="ce6" table:number-columns-repeated="4"/>
        </table:table-row>
        <table:table-row table:style-name="ro1">
          <table:table-cell table:style-name="ce11" office:value-type="string" calcext:value-type="string">
            <text:p>Total Résultat</text:p>
          </table:table-cell>
          <table:table-cell table:style-name="ce22" office:value-type="float" office:value="5664.99345248939" calcext:value-type="float">
            <text:p>5665</text:p>
          </table:table-cell>
          <table:table-cell table:style-name="ce32" office:value-type="float" office:value="12701.642603587" calcext:value-type="float">
            <text:p>12702</text:p>
          </table:table-cell>
          <table:table-cell table:style-name="ce32" office:value-type="float" office:value="10468.7832893336" calcext:value-type="float">
            <text:p>10469</text:p>
          </table:table-cell>
          <table:table-cell table:style-name="ce32" office:value-type="float" office:value="39190.6834035557" calcext:value-type="float">
            <text:p>39191</text:p>
          </table:table-cell>
          <table:table-cell table:style-name="ce32" office:value-type="float" office:value="46805.7398489909" calcext:value-type="float">
            <text:p>46806</text:p>
          </table:table-cell>
          <table:table-cell table:style-name="ce32" office:value-type="float" office:value="2030.91883526138" calcext:value-type="float">
            <text:p>2031</text:p>
          </table:table-cell>
          <table:table-cell table:style-name="ce32" office:value-type="float" office:value="1061.02318880284" calcext:value-type="float">
            <text:p>1061</text:p>
          </table:table-cell>
          <table:table-cell table:style-name="ce35" office:value-type="float" office:value="4349.68451251977" calcext:value-type="float">
            <text:p>4350</text:p>
          </table:table-cell>
          <table:table-cell table:style-name="ce43" office:value-type="float" office:value="122273.469134541" calcext:value-type="float">
            <text:p>122273</text:p>
          </table:table-cell>
          <table:table-cell table:number-columns-repeated="9"/>
          <table:table-cell table:style-name="ce6" table:number-columns-repeated="4"/>
        </table:table-row>
        <table:table-row table:style-name="ro1">
          <table:table-cell table:style-name="ce6" table:number-columns-repeated="10"/>
          <table:table-cell table:number-columns-repeated="9"/>
          <table:table-cell table:style-name="ce6" table:number-columns-repeated="4"/>
        </table:table-row>
        <table:table-row table:style-name="ro1">
          <table:table-cell table:style-name="ce6" office:value-type="string" calcext:value-type="string">
            <text:p>LIGNE</text:p>
          </table:table-cell>
          <table:table-cell table:style-name="ce6" table:number-columns-repeated="9"/>
          <table:table-cell table:number-columns-repeated="9"/>
          <table:table-cell table:style-name="ce6" table:number-columns-repeated="4"/>
        </table:table-row>
        <table:table-row table:style-name="ro1">
          <table:table-cell table:style-name="ce6" table:number-columns-repeated="10"/>
          <table:table-cell table:number-columns-repeated="9"/>
          <table:table-cell table:style-name="ce6" table:number-columns-repeated="4"/>
        </table:table-row>
        <table:table-row table:style-name="ro1">
          <table:table-cell table:style-name="ce37" office:value-type="string" calcext:value-type="string">
            <text:p>Somme - montant</text:p>
          </table:table-cell>
          <table:table-cell table:style-name="ce71" office:value-type="string" calcext:value-type="string">
            <text:p>agregat</text:p>
          </table:table-cell>
          <table:table-cell table:style-name="ce79" table:number-columns-repeated="7"/>
          <table:table-cell table:style-name="ce6"/>
          <table:table-cell table:number-columns-repeated="9"/>
          <table:table-cell table:style-name="ce6" table:number-columns-repeated="4"/>
        </table:table-row>
        <table:table-row table:style-name="ro4">
          <table:table-cell table:style-name="ce63" office:value-type="string" calcext:value-type="string">
            <text:p>ville</text:p>
          </table:table-cell>
          <table:table-cell table:style-name="ce72" office:value-type="string" calcext:value-type="string">
            <text:p>Annuité de la dette</text:p>
          </table:table-cell>
          <table:table-cell table:style-name="ce80" office:value-type="string" calcext:value-type="string">
            <text:p>Concours de l'Etat</text:p>
          </table:table-cell>
          <table:table-cell table:style-name="ce80" office:value-type="string" calcext:value-type="string">
            <text:p>Dotation globale de fonctionnement</text:p>
          </table:table-cell>
          <table:table-cell table:style-name="ce80" office:value-type="string" calcext:value-type="string">
            <text:p>Frais de personnel</text:p>
          </table:table-cell>
          <table:table-cell table:style-name="ce80" office:value-type="string" calcext:value-type="string">
            <text:p>Impôts locaux</text:p>
          </table:table-cell>
          <table:table-cell table:style-name="ce80" office:value-type="string" calcext:value-type="string">
            <text:p>Péréquations et compensations fiscales</text:p>
          </table:table-cell>
          <table:table-cell table:style-name="ce80" office:value-type="string" calcext:value-type="string">
            <text:p>Produit des cessions d'immobilisations</text:p>
          </table:table-cell>
          <table:table-cell table:style-name="ce80" office:value-type="string" calcext:value-type="string">
            <text:p>Remboursements d'emprunts hors GAD</text:p>
          </table:table-cell>
          <table:table-cell table:style-name="ce93" table:number-columns-repeated="11"/>
          <table:table-cell table:style-name="ce6" table:number-columns-repeated="3"/>
        </table:table-row>
        <table:table-row table:style-name="ro1">
          <table:table-cell table:style-name="ce59" office:value-type="string" calcext:value-type="string">
            <text:p>AUBERVILLIERS</text:p>
          </table:table-cell>
          <table:table-cell table:style-name="ce76" table:formula="of:=[.B5]/[.$J5]" office:value-type="percentage" office:value="0.0533041069072813" calcext:value-type="percentage">
            <text:p>5.33%</text:p>
          </table:table-cell>
          <table:table-cell table:style-name="ce76" table:formula="of:=[.C5]/[.$J5]" office:value-type="percentage" office:value="0.142114365671278" calcext:value-type="percentage">
            <text:p>14.21%</text:p>
          </table:table-cell>
          <table:table-cell table:style-name="ce76" table:formula="of:=[.D5]/[.$J5]" office:value-type="percentage" office:value="0.114938523948734" calcext:value-type="percentage">
            <text:p>11.49%</text:p>
          </table:table-cell>
          <table:table-cell table:style-name="ce76" table:formula="of:=[.E5]/[.$J5]" office:value-type="percentage" office:value="0.293473273085828" calcext:value-type="percentage">
            <text:p>29.35%</text:p>
          </table:table-cell>
          <table:table-cell table:style-name="ce76" table:formula="of:=[.F5]/[.$J5]" office:value-type="percentage" office:value="0.316995408406612" calcext:value-type="percentage">
            <text:p>31.70%</text:p>
          </table:table-cell>
          <table:table-cell table:style-name="ce76" table:formula="of:=[.G5]/[.$J5]" office:value-type="percentage" office:value="0.0259573495098457" calcext:value-type="percentage">
            <text:p>2.60%</text:p>
          </table:table-cell>
          <table:table-cell table:style-name="ce76" table:formula="of:=[.H5]/[.$J5]" office:value-type="percentage" office:value="0.0137596756100812" calcext:value-type="percentage">
            <text:p>1.38%</text:p>
          </table:table-cell>
          <table:table-cell table:style-name="ce76" table:formula="of:=[.I5]/[.$J5]" office:value-type="percentage" office:value="0.0394572968603395" calcext:value-type="percentage">
            <text:p>3.95%</text:p>
          </table:table-cell>
          <table:table-cell table:style-name="ce6" table:formula="of:=SUM([.B51:.I51])" office:value-type="float" office:value="1" calcext:value-type="float">
            <text:p>1</text:p>
          </table:table-cell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AULNAY-SOUS-BOIS</text:p>
          </table:table-cell>
          <table:table-cell table:style-name="ce76" table:formula="of:=[.B6]/[.$J6]" office:value-type="percentage" office:value="0.0630851261044896" calcext:value-type="percentage">
            <text:p>6.31%</text:p>
          </table:table-cell>
          <table:table-cell table:style-name="ce76" table:formula="of:=[.C6]/[.$J6]" office:value-type="percentage" office:value="0.0949391640402094" calcext:value-type="percentage">
            <text:p>9.49%</text:p>
          </table:table-cell>
          <table:table-cell table:style-name="ce76" table:formula="of:=[.D6]/[.$J6]" office:value-type="percentage" office:value="0.0446120199436036" calcext:value-type="percentage">
            <text:p>4.46%</text:p>
          </table:table-cell>
          <table:table-cell table:style-name="ce76" table:formula="of:=[.E6]/[.$J6]" office:value-type="percentage" office:value="0.308205259145295" calcext:value-type="percentage">
            <text:p>30.82%</text:p>
          </table:table-cell>
          <table:table-cell table:style-name="ce76" table:formula="of:=[.F6]/[.$J6]" office:value-type="percentage" office:value="0.365832171455422" calcext:value-type="percentage">
            <text:p>36.58%</text:p>
          </table:table-cell>
          <table:table-cell table:style-name="ce76" table:formula="of:=[.G6]/[.$J6]" office:value-type="percentage" office:value="0.0480252408486676" calcext:value-type="percentage">
            <text:p>4.80%</text:p>
          </table:table-cell>
          <table:table-cell table:style-name="ce76" table:formula="of:=[.H6]/[.$J6]" office:value-type="percentage" office:value="0.0279365545386594" calcext:value-type="percentage">
            <text:p>2.79%</text:p>
          </table:table-cell>
          <table:table-cell table:style-name="ce76" table:formula="of:=[.I6]/[.$J6]" office:value-type="percentage" office:value="0.0473644639236537" calcext:value-type="percentage">
            <text:p>4.74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BAGNOLET</text:p>
          </table:table-cell>
          <table:table-cell table:style-name="ce76" table:formula="of:=[.B7]/[.$J7]" office:value-type="percentage" office:value="0.0923161152156172" calcext:value-type="percentage">
            <text:p>9.23%</text:p>
          </table:table-cell>
          <table:table-cell table:style-name="ce76" table:formula="of:=[.C7]/[.$J7]" office:value-type="percentage" office:value="0.0499811347438336" calcext:value-type="percentage">
            <text:p>5.00%</text:p>
          </table:table-cell>
          <table:table-cell table:style-name="ce76" table:formula="of:=[.D7]/[.$J7]" office:value-type="percentage" office:value="0.0433398404735273" calcext:value-type="percentage">
            <text:p>4.33%</text:p>
          </table:table-cell>
          <table:table-cell table:style-name="ce76" table:formula="of:=[.E7]/[.$J7]" office:value-type="percentage" office:value="0.322420958173997" calcext:value-type="percentage">
            <text:p>32.24%</text:p>
          </table:table-cell>
          <table:table-cell table:style-name="ce76" table:formula="of:=[.F7]/[.$J7]" office:value-type="percentage" office:value="0.426693696714366" calcext:value-type="percentage">
            <text:p>42.67%</text:p>
          </table:table-cell>
          <table:table-cell table:style-name="ce76" table:formula="of:=[.G7]/[.$J7]" office:value-type="percentage" office:value="0.00481561385734699" calcext:value-type="percentage">
            <text:p>0.48%</text:p>
          </table:table-cell>
          <table:table-cell table:style-name="ce76" table:formula="of:=[.H7]/[.$J7]" office:value-type="percentage" office:value="0" calcext:value-type="percentage">
            <text:p>0.00%</text:p>
          </table:table-cell>
          <table:table-cell table:style-name="ce76" table:formula="of:=[.I7]/[.$J7]" office:value-type="percentage" office:value="0.0604326408213121" calcext:value-type="percentage">
            <text:p>6.04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BOBIGNY</text:p>
          </table:table-cell>
          <table:table-cell table:style-name="ce76" table:formula="of:=[.B8]/[.$J8]" office:value-type="percentage" office:value="0.0596529609981422" calcext:value-type="percentage">
            <text:p>5.97%</text:p>
          </table:table-cell>
          <table:table-cell table:style-name="ce76" table:formula="of:=[.C8]/[.$J8]" office:value-type="percentage" office:value="0.109902398913146" calcext:value-type="percentage">
            <text:p>10.99%</text:p>
          </table:table-cell>
          <table:table-cell table:style-name="ce76" table:formula="of:=[.D8]/[.$J8]" office:value-type="percentage" office:value="0.0922698842993172" calcext:value-type="percentage">
            <text:p>9.23%</text:p>
          </table:table-cell>
          <table:table-cell table:style-name="ce76" table:formula="of:=[.E8]/[.$J8]" office:value-type="percentage" office:value="0.305518521990632" calcext:value-type="percentage">
            <text:p>30.55%</text:p>
          </table:table-cell>
          <table:table-cell table:style-name="ce76" table:formula="of:=[.F8]/[.$J8]" office:value-type="percentage" office:value="0.355952390871939" calcext:value-type="percentage">
            <text:p>35.60%</text:p>
          </table:table-cell>
          <table:table-cell table:style-name="ce76" table:formula="of:=[.G8]/[.$J8]" office:value-type="percentage" office:value="0.0156155088264783" calcext:value-type="percentage">
            <text:p>1.56%</text:p>
          </table:table-cell>
          <table:table-cell table:style-name="ce76" table:formula="of:=[.H8]/[.$J8]" office:value-type="percentage" office:value="0.0201811835731703" calcext:value-type="percentage">
            <text:p>2.02%</text:p>
          </table:table-cell>
          <table:table-cell table:style-name="ce76" table:formula="of:=[.I8]/[.$J8]" office:value-type="percentage" office:value="0.0409071505271747" calcext:value-type="percentage">
            <text:p>4.09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BONDY</text:p>
          </table:table-cell>
          <table:table-cell table:style-name="ce76" table:formula="of:=[.B9]/[.$J9]" office:value-type="percentage" office:value="0.0740584643286505" calcext:value-type="percentage">
            <text:p>7.41%</text:p>
          </table:table-cell>
          <table:table-cell table:style-name="ce76" table:formula="of:=[.C9]/[.$J9]" office:value-type="percentage" office:value="0.145558833588658" calcext:value-type="percentage">
            <text:p>14.56%</text:p>
          </table:table-cell>
          <table:table-cell table:style-name="ce76" table:formula="of:=[.D9]/[.$J9]" office:value-type="percentage" office:value="0.138619443929775" calcext:value-type="percentage">
            <text:p>13.86%</text:p>
          </table:table-cell>
          <table:table-cell table:style-name="ce76" table:formula="of:=[.E9]/[.$J9]" office:value-type="percentage" office:value="0.281095338204797" calcext:value-type="percentage">
            <text:p>28.11%</text:p>
          </table:table-cell>
          <table:table-cell table:style-name="ce76" table:formula="of:=[.F9]/[.$J9]" office:value-type="percentage" office:value="0.295508579361035" calcext:value-type="percentage">
            <text:p>29.55%</text:p>
          </table:table-cell>
          <table:table-cell table:style-name="ce76" table:formula="of:=[.G9]/[.$J9]" office:value-type="percentage" office:value="0.00490544922982175" calcext:value-type="percentage">
            <text:p>0.49%</text:p>
          </table:table-cell>
          <table:table-cell table:style-name="ce76" table:formula="of:=[.H9]/[.$J9]" office:value-type="percentage" office:value="0.00467212338783336" calcext:value-type="percentage">
            <text:p>0.47%</text:p>
          </table:table-cell>
          <table:table-cell table:style-name="ce76" table:formula="of:=[.I9]/[.$J9]" office:value-type="percentage" office:value="0.0555817679694296" calcext:value-type="percentage">
            <text:p>5.56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CLICHY-SOUS-BOIS</text:p>
          </table:table-cell>
          <table:table-cell table:style-name="ce76" table:formula="of:=[.B10]/[.$J10]" office:value-type="percentage" office:value="0.0315485889687032" calcext:value-type="percentage">
            <text:p>3.15%</text:p>
          </table:table-cell>
          <table:table-cell table:style-name="ce76" table:formula="of:=[.C10]/[.$J10]" office:value-type="percentage" office:value="0.245747813468168" calcext:value-type="percentage">
            <text:p>24.57%</text:p>
          </table:table-cell>
          <table:table-cell table:style-name="ce76" table:formula="of:=[.D10]/[.$J10]" office:value-type="percentage" office:value="0.233738059469619" calcext:value-type="percentage">
            <text:p>23.37%</text:p>
          </table:table-cell>
          <table:table-cell table:style-name="ce76" table:formula="of:=[.E10]/[.$J10]" office:value-type="percentage" office:value="0.257033451365743" calcext:value-type="percentage">
            <text:p>25.70%</text:p>
          </table:table-cell>
          <table:table-cell table:style-name="ce76" table:formula="of:=[.F10]/[.$J10]" office:value-type="percentage" office:value="0.196290997156555" calcext:value-type="percentage">
            <text:p>19.63%</text:p>
          </table:table-cell>
          <table:table-cell table:style-name="ce76" table:formula="of:=[.G10]/[.$J10]" office:value-type="percentage" office:value="0.0105787713191241" calcext:value-type="percentage">
            <text:p>1.06%</text:p>
          </table:table-cell>
          <table:table-cell table:style-name="ce76" table:formula="of:=[.H10]/[.$J10]" office:value-type="percentage" office:value="0.00000508755432422569" calcext:value-type="percentage">
            <text:p>0.00%</text:p>
          </table:table-cell>
          <table:table-cell table:style-name="ce76" table:formula="of:=[.I10]/[.$J10]" office:value-type="percentage" office:value="0.0250572306977632" calcext:value-type="percentage">
            <text:p>2.51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COUBRON</text:p>
          </table:table-cell>
          <table:table-cell table:style-name="ce76" table:formula="of:=[.B11]/[.$J11]" office:value-type="percentage" office:value="0.0268935780507799" calcext:value-type="percentage">
            <text:p>2.69%</text:p>
          </table:table-cell>
          <table:table-cell table:style-name="ce76" table:formula="of:=[.C11]/[.$J11]" office:value-type="percentage" office:value="0.0497771653256636" calcext:value-type="percentage">
            <text:p>4.98%</text:p>
          </table:table-cell>
          <table:table-cell table:style-name="ce76" table:formula="of:=[.D11]/[.$J11]" office:value-type="percentage" office:value="0.0447786962382611" calcext:value-type="percentage">
            <text:p>4.48%</text:p>
          </table:table-cell>
          <table:table-cell table:style-name="ce76" table:formula="of:=[.E11]/[.$J11]" office:value-type="percentage" office:value="0.373590695315471" calcext:value-type="percentage">
            <text:p>37.36%</text:p>
          </table:table-cell>
          <table:table-cell table:style-name="ce76" table:formula="of:=[.F11]/[.$J11]" office:value-type="percentage" office:value="0.482895981887059" calcext:value-type="percentage">
            <text:p>48.29%</text:p>
          </table:table-cell>
          <table:table-cell table:style-name="ce76" table:formula="of:=[.G11]/[.$J11]" office:value-type="percentage" office:value="0.00293928393783712" calcext:value-type="percentage">
            <text:p>0.29%</text:p>
          </table:table-cell>
          <table:table-cell table:style-name="ce76" table:formula="of:=[.H11]/[.$J11]" office:value-type="percentage" office:value="0.00100687586800698" calcext:value-type="percentage">
            <text:p>0.10%</text:p>
          </table:table-cell>
          <table:table-cell table:style-name="ce76" table:formula="of:=[.I11]/[.$J11]" office:value-type="percentage" office:value="0.0181177233769216" calcext:value-type="percentage">
            <text:p>1.81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DRANCY</text:p>
          </table:table-cell>
          <table:table-cell table:style-name="ce76" table:formula="of:=[.B12]/[.$J12]" office:value-type="percentage" office:value="0.0571694800853398" calcext:value-type="percentage">
            <text:p>5.72%</text:p>
          </table:table-cell>
          <table:table-cell table:style-name="ce76" table:formula="of:=[.C12]/[.$J12]" office:value-type="percentage" office:value="0.10959638124054" calcext:value-type="percentage">
            <text:p>10.96%</text:p>
          </table:table-cell>
          <table:table-cell table:style-name="ce76" table:formula="of:=[.D12]/[.$J12]" office:value-type="percentage" office:value="0.101449157494749" calcext:value-type="percentage">
            <text:p>10.14%</text:p>
          </table:table-cell>
          <table:table-cell table:style-name="ce76" table:formula="of:=[.E12]/[.$J12]" office:value-type="percentage" office:value="0.307987239454688" calcext:value-type="percentage">
            <text:p>30.80%</text:p>
          </table:table-cell>
          <table:table-cell table:style-name="ce76" table:formula="of:=[.F12]/[.$J12]" office:value-type="percentage" office:value="0.350895109947593" calcext:value-type="percentage">
            <text:p>35.09%</text:p>
          </table:table-cell>
          <table:table-cell table:style-name="ce76" table:formula="of:=[.G12]/[.$J12]" office:value-type="percentage" office:value="0.00511799177124572" calcext:value-type="percentage">
            <text:p>0.51%</text:p>
          </table:table-cell>
          <table:table-cell table:style-name="ce76" table:formula="of:=[.H12]/[.$J12]" office:value-type="percentage" office:value="0.0251668845848412" calcext:value-type="percentage">
            <text:p>2.52%</text:p>
          </table:table-cell>
          <table:table-cell table:style-name="ce76" table:formula="of:=[.I12]/[.$J12]" office:value-type="percentage" office:value="0.0426177554210034" calcext:value-type="percentage">
            <text:p>4.26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DUGNY</text:p>
          </table:table-cell>
          <table:table-cell table:style-name="ce76" table:formula="of:=[.B13]/[.$J13]" office:value-type="percentage" office:value="0.0217307089715858" calcext:value-type="percentage">
            <text:p>2.17%</text:p>
          </table:table-cell>
          <table:table-cell table:style-name="ce76" table:formula="of:=[.C13]/[.$J13]" office:value-type="percentage" office:value="0.142526832169306" calcext:value-type="percentage">
            <text:p>14.25%</text:p>
          </table:table-cell>
          <table:table-cell table:style-name="ce76" table:formula="of:=[.D13]/[.$J13]" office:value-type="percentage" office:value="0.112609045289043" calcext:value-type="percentage">
            <text:p>11.26%</text:p>
          </table:table-cell>
          <table:table-cell table:style-name="ce76" table:formula="of:=[.E13]/[.$J13]" office:value-type="percentage" office:value="0.332126658718616" calcext:value-type="percentage">
            <text:p>33.21%</text:p>
          </table:table-cell>
          <table:table-cell table:style-name="ce76" table:formula="of:=[.F13]/[.$J13]" office:value-type="percentage" office:value="0.343903291932376" calcext:value-type="percentage">
            <text:p>34.39%</text:p>
          </table:table-cell>
          <table:table-cell table:style-name="ce76" table:formula="of:=[.G13]/[.$J13]" office:value-type="percentage" office:value="0.0290735605232096" calcext:value-type="percentage">
            <text:p>2.91%</text:p>
          </table:table-cell>
          <table:table-cell table:style-name="ce76" table:formula="of:=[.H13]/[.$J13]" office:value-type="percentage" office:value="0" calcext:value-type="percentage">
            <text:p>0.00%</text:p>
          </table:table-cell>
          <table:table-cell table:style-name="ce76" table:formula="of:=[.I13]/[.$J13]" office:value-type="percentage" office:value="0.0180299023958628" calcext:value-type="percentage">
            <text:p>1.80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EPINAY-SUR-SEINE</text:p>
          </table:table-cell>
          <table:table-cell table:style-name="ce76" table:formula="of:=[.B14]/[.$J14]" office:value-type="percentage" office:value="0.0260544539793872" calcext:value-type="percentage">
            <text:p>2.61%</text:p>
          </table:table-cell>
          <table:table-cell table:style-name="ce76" table:formula="of:=[.C14]/[.$J14]" office:value-type="percentage" office:value="0.19176261067864" calcext:value-type="percentage">
            <text:p>19.18%</text:p>
          </table:table-cell>
          <table:table-cell table:style-name="ce76" table:formula="of:=[.D14]/[.$J14]" office:value-type="percentage" office:value="0.185274081448095" calcext:value-type="percentage">
            <text:p>18.53%</text:p>
          </table:table-cell>
          <table:table-cell table:style-name="ce76" table:formula="of:=[.E14]/[.$J14]" office:value-type="percentage" office:value="0.277468029329711" calcext:value-type="percentage">
            <text:p>27.75%</text:p>
          </table:table-cell>
          <table:table-cell table:style-name="ce76" table:formula="of:=[.F14]/[.$J14]" office:value-type="percentage" office:value="0.285067749857438" calcext:value-type="percentage">
            <text:p>28.51%</text:p>
          </table:table-cell>
          <table:table-cell table:style-name="ce76" table:formula="of:=[.G14]/[.$J14]" office:value-type="percentage" office:value="0.00529559152497977" calcext:value-type="percentage">
            <text:p>0.53%</text:p>
          </table:table-cell>
          <table:table-cell table:style-name="ce76" table:formula="of:=[.H14]/[.$J14]" office:value-type="percentage" office:value="0.00796061130006783" calcext:value-type="percentage">
            <text:p>0.80%</text:p>
          </table:table-cell>
          <table:table-cell table:style-name="ce76" table:formula="of:=[.I14]/[.$J14]" office:value-type="percentage" office:value="0.0211168718816815" calcext:value-type="percentage">
            <text:p>2.11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GAGNY</text:p>
          </table:table-cell>
          <table:table-cell table:style-name="ce76" table:formula="of:=[.B15]/[.$J15]" office:value-type="percentage" office:value="0.0217731426953739" calcext:value-type="percentage">
            <text:p>2.18%</text:p>
          </table:table-cell>
          <table:table-cell table:style-name="ce76" table:formula="of:=[.C15]/[.$J15]" office:value-type="percentage" office:value="0.118465683839671" calcext:value-type="percentage">
            <text:p>11.85%</text:p>
          </table:table-cell>
          <table:table-cell table:style-name="ce76" table:formula="of:=[.D15]/[.$J15]" office:value-type="percentage" office:value="0.114318518228494" calcext:value-type="percentage">
            <text:p>11.43%</text:p>
          </table:table-cell>
          <table:table-cell table:style-name="ce76" table:formula="of:=[.E15]/[.$J15]" office:value-type="percentage" office:value="0.328655348567609" calcext:value-type="percentage">
            <text:p>32.87%</text:p>
          </table:table-cell>
          <table:table-cell table:style-name="ce76" table:formula="of:=[.F15]/[.$J15]" office:value-type="percentage" office:value="0.394595498247711" calcext:value-type="percentage">
            <text:p>39.46%</text:p>
          </table:table-cell>
          <table:table-cell table:style-name="ce76" table:formula="of:=[.G15]/[.$J15]" office:value-type="percentage" office:value="0.00296219694901626" calcext:value-type="percentage">
            <text:p>0.30%</text:p>
          </table:table-cell>
          <table:table-cell table:style-name="ce76" table:formula="of:=[.H15]/[.$J15]" office:value-type="percentage" office:value="0" calcext:value-type="percentage">
            <text:p>0.00%</text:p>
          </table:table-cell>
          <table:table-cell table:style-name="ce76" table:formula="of:=[.I15]/[.$J15]" office:value-type="percentage" office:value="0.0192296114721238" calcext:value-type="percentage">
            <text:p>1.92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GOURNAY-SUR-MARNE</text:p>
          </table:table-cell>
          <table:table-cell table:style-name="ce76" table:formula="of:=[.B16]/[.$J16]" office:value-type="percentage" office:value="0.0445176579747601" calcext:value-type="percentage">
            <text:p>4.45%</text:p>
          </table:table-cell>
          <table:table-cell table:style-name="ce76" table:formula="of:=[.C16]/[.$J16]" office:value-type="percentage" office:value="0.0387554535666803" calcext:value-type="percentage">
            <text:p>3.88%</text:p>
          </table:table-cell>
          <table:table-cell table:style-name="ce76" table:formula="of:=[.D16]/[.$J16]" office:value-type="percentage" office:value="0.0353206756552194" calcext:value-type="percentage">
            <text:p>3.53%</text:p>
          </table:table-cell>
          <table:table-cell table:style-name="ce76" table:formula="of:=[.E16]/[.$J16]" office:value-type="percentage" office:value="0.367402495064584" calcext:value-type="percentage">
            <text:p>36.74%</text:p>
          </table:table-cell>
          <table:table-cell table:style-name="ce76" table:formula="of:=[.F16]/[.$J16]" office:value-type="percentage" office:value="0.480962925579075" calcext:value-type="percentage">
            <text:p>48.10%</text:p>
          </table:table-cell>
          <table:table-cell table:style-name="ce76" table:formula="of:=[.G16]/[.$J16]" office:value-type="percentage" office:value="0.00104031296678855" calcext:value-type="percentage">
            <text:p>0.10%</text:p>
          </table:table-cell>
          <table:table-cell table:style-name="ce76" table:formula="of:=[.H16]/[.$J16]" office:value-type="percentage" office:value="0.000659067669018087" calcext:value-type="percentage">
            <text:p>0.07%</text:p>
          </table:table-cell>
          <table:table-cell table:style-name="ce76" table:formula="of:=[.I16]/[.$J16]" office:value-type="percentage" office:value="0.0313414115238749" calcext:value-type="percentage">
            <text:p>3.13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L'ILE-SAINT-DENIS</text:p>
          </table:table-cell>
          <table:table-cell table:style-name="ce76" table:formula="of:=[.B17]/[.$J17]" office:value-type="percentage" office:value="0.0311588404794285" calcext:value-type="percentage">
            <text:p>3.12%</text:p>
          </table:table-cell>
          <table:table-cell table:style-name="ce76" table:formula="of:=[.C17]/[.$J17]" office:value-type="percentage" office:value="0.113754323519837" calcext:value-type="percentage">
            <text:p>11.38%</text:p>
          </table:table-cell>
          <table:table-cell table:style-name="ce76" table:formula="of:=[.D17]/[.$J17]" office:value-type="percentage" office:value="0.101816828777009" calcext:value-type="percentage">
            <text:p>10.18%</text:p>
          </table:table-cell>
          <table:table-cell table:style-name="ce76" table:formula="of:=[.E17]/[.$J17]" office:value-type="percentage" office:value="0.34686598434111" calcext:value-type="percentage">
            <text:p>34.69%</text:p>
          </table:table-cell>
          <table:table-cell table:style-name="ce76" table:formula="of:=[.F17]/[.$J17]" office:value-type="percentage" office:value="0.338314182969431" calcext:value-type="percentage">
            <text:p>33.83%</text:p>
          </table:table-cell>
          <table:table-cell table:style-name="ce76" table:formula="of:=[.G17]/[.$J17]" office:value-type="percentage" office:value="0.0119305688152722" calcext:value-type="percentage">
            <text:p>1.19%</text:p>
          </table:table-cell>
          <table:table-cell table:style-name="ce76" table:formula="of:=[.H17]/[.$J17]" office:value-type="percentage" office:value="0.0344171860132931" calcext:value-type="percentage">
            <text:p>3.44%</text:p>
          </table:table-cell>
          <table:table-cell table:style-name="ce76" table:formula="of:=[.I17]/[.$J17]" office:value-type="percentage" office:value="0.0217420850846189" calcext:value-type="percentage">
            <text:p>2.17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LA COURNEUVE</text:p>
          </table:table-cell>
          <table:table-cell table:style-name="ce76" table:formula="of:=[.B18]/[.$J18]" office:value-type="percentage" office:value="0.0510505417930504" calcext:value-type="percentage">
            <text:p>5.11%</text:p>
          </table:table-cell>
          <table:table-cell table:style-name="ce76" table:formula="of:=[.C18]/[.$J18]" office:value-type="percentage" office:value="0.160117528689171" calcext:value-type="percentage">
            <text:p>16.01%</text:p>
          </table:table-cell>
          <table:table-cell table:style-name="ce76" table:formula="of:=[.D18]/[.$J18]" office:value-type="percentage" office:value="0.12204765862714" calcext:value-type="percentage">
            <text:p>12.20%</text:p>
          </table:table-cell>
          <table:table-cell table:style-name="ce76" table:formula="of:=[.E18]/[.$J18]" office:value-type="percentage" office:value="0.299242785078618" calcext:value-type="percentage">
            <text:p>29.92%</text:p>
          </table:table-cell>
          <table:table-cell table:style-name="ce76" table:formula="of:=[.F18]/[.$J18]" office:value-type="percentage" office:value="0.266995130420108" calcext:value-type="percentage">
            <text:p>26.70%</text:p>
          </table:table-cell>
          <table:table-cell table:style-name="ce76" table:formula="of:=[.G18]/[.$J18]" office:value-type="percentage" office:value="0.0380696142431044" calcext:value-type="percentage">
            <text:p>3.81%</text:p>
          </table:table-cell>
          <table:table-cell table:style-name="ce76" table:formula="of:=[.H18]/[.$J18]" office:value-type="percentage" office:value="0.0257323568349236" calcext:value-type="percentage">
            <text:p>2.57%</text:p>
          </table:table-cell>
          <table:table-cell table:style-name="ce76" table:formula="of:=[.I18]/[.$J18]" office:value-type="percentage" office:value="0.0367443843138852" calcext:value-type="percentage">
            <text:p>3.67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LE BLANC-MESNIL</text:p>
          </table:table-cell>
          <table:table-cell table:style-name="ce76" table:formula="of:=[.B19]/[.$J19]" office:value-type="percentage" office:value="0.0549753352069019" calcext:value-type="percentage">
            <text:p>5.50%</text:p>
          </table:table-cell>
          <table:table-cell table:style-name="ce76" table:formula="of:=[.C19]/[.$J19]" office:value-type="percentage" office:value="0.107783396862666" calcext:value-type="percentage">
            <text:p>10.78%</text:p>
          </table:table-cell>
          <table:table-cell table:style-name="ce76" table:formula="of:=[.D19]/[.$J19]" office:value-type="percentage" office:value="0.0991748927124937" calcext:value-type="percentage">
            <text:p>9.92%</text:p>
          </table:table-cell>
          <table:table-cell table:style-name="ce76" table:formula="of:=[.E19]/[.$J19]" office:value-type="percentage" office:value="0.280523430563933" calcext:value-type="percentage">
            <text:p>28.05%</text:p>
          </table:table-cell>
          <table:table-cell table:style-name="ce76" table:formula="of:=[.F19]/[.$J19]" office:value-type="percentage" office:value="0.398330134665763" calcext:value-type="percentage">
            <text:p>39.83%</text:p>
          </table:table-cell>
          <table:table-cell table:style-name="ce76" table:formula="of:=[.G19]/[.$J19]" office:value-type="percentage" office:value="0.00604026265671015" calcext:value-type="percentage">
            <text:p>0.60%</text:p>
          </table:table-cell>
          <table:table-cell table:style-name="ce76" table:formula="of:=[.H19]/[.$J19]" office:value-type="percentage" office:value="0.00802197596800165" calcext:value-type="percentage">
            <text:p>0.80%</text:p>
          </table:table-cell>
          <table:table-cell table:style-name="ce76" table:formula="of:=[.I19]/[.$J19]" office:value-type="percentage" office:value="0.0451505713635307" calcext:value-type="percentage">
            <text:p>4.52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LE BOURGET</text:p>
          </table:table-cell>
          <table:table-cell table:style-name="ce76" table:formula="of:=[.B20]/[.$J20]" office:value-type="percentage" office:value="0.0752635629178668" calcext:value-type="percentage">
            <text:p>7.53%</text:p>
          </table:table-cell>
          <table:table-cell table:style-name="ce76" table:formula="of:=[.C20]/[.$J20]" office:value-type="percentage" office:value="0.0408994473799452" calcext:value-type="percentage">
            <text:p>4.09%</text:p>
          </table:table-cell>
          <table:table-cell table:style-name="ce76" table:formula="of:=[.D20]/[.$J20]" office:value-type="percentage" office:value="0.0365092549610752" calcext:value-type="percentage">
            <text:p>3.65%</text:p>
          </table:table-cell>
          <table:table-cell table:style-name="ce76" table:formula="of:=[.E20]/[.$J20]" office:value-type="percentage" office:value="0.308528489291706" calcext:value-type="percentage">
            <text:p>30.85%</text:p>
          </table:table-cell>
          <table:table-cell table:style-name="ce76" table:formula="of:=[.F20]/[.$J20]" office:value-type="percentage" office:value="0.439737805729586" calcext:value-type="percentage">
            <text:p>43.97%</text:p>
          </table:table-cell>
          <table:table-cell table:style-name="ce76" table:formula="of:=[.G20]/[.$J20]" office:value-type="percentage" office:value="0.00368890100058956" calcext:value-type="percentage">
            <text:p>0.37%</text:p>
          </table:table-cell>
          <table:table-cell table:style-name="ce76" table:formula="of:=[.H20]/[.$J20]" office:value-type="percentage" office:value="0.032891007633198" calcext:value-type="percentage">
            <text:p>3.29%</text:p>
          </table:table-cell>
          <table:table-cell table:style-name="ce76" table:formula="of:=[.I20]/[.$J20]" office:value-type="percentage" office:value="0.0624815310860337" calcext:value-type="percentage">
            <text:p>6.25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LE PRE-SAINT-GERVAIS</text:p>
          </table:table-cell>
          <table:table-cell table:style-name="ce76" table:formula="of:=[.B21]/[.$J21]" office:value-type="percentage" office:value="0.0332066236521188" calcext:value-type="percentage">
            <text:p>3.32%</text:p>
          </table:table-cell>
          <table:table-cell table:style-name="ce76" table:formula="of:=[.C21]/[.$J21]" office:value-type="percentage" office:value="0.118932533360133" calcext:value-type="percentage">
            <text:p>11.89%</text:p>
          </table:table-cell>
          <table:table-cell table:style-name="ce76" table:formula="of:=[.D21]/[.$J21]" office:value-type="percentage" office:value="0.11650523633198" calcext:value-type="percentage">
            <text:p>11.65%</text:p>
          </table:table-cell>
          <table:table-cell table:style-name="ce76" table:formula="of:=[.E21]/[.$J21]" office:value-type="percentage" office:value="0.30306309683296" calcext:value-type="percentage">
            <text:p>30.31%</text:p>
          </table:table-cell>
          <table:table-cell table:style-name="ce76" table:formula="of:=[.F21]/[.$J21]" office:value-type="percentage" office:value="0.398666790999097" calcext:value-type="percentage">
            <text:p>39.87%</text:p>
          </table:table-cell>
          <table:table-cell table:style-name="ce76" table:formula="of:=[.G21]/[.$J21]" office:value-type="percentage" office:value="0.00168519693843653" calcext:value-type="percentage">
            <text:p>0.17%</text:p>
          </table:table-cell>
          <table:table-cell table:style-name="ce76" table:formula="of:=[.H21]/[.$J21]" office:value-type="percentage" office:value="0" calcext:value-type="percentage">
            <text:p>0.00%</text:p>
          </table:table-cell>
          <table:table-cell table:style-name="ce76" table:formula="of:=[.I21]/[.$J21]" office:value-type="percentage" office:value="0.0279405218852741" calcext:value-type="percentage">
            <text:p>2.79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LES LILAS</text:p>
          </table:table-cell>
          <table:table-cell table:style-name="ce76" table:formula="of:=[.B22]/[.$J22]" office:value-type="percentage" office:value="0.0313191561665708" calcext:value-type="percentage">
            <text:p>3.13%</text:p>
          </table:table-cell>
          <table:table-cell table:style-name="ce76" table:formula="of:=[.C22]/[.$J22]" office:value-type="percentage" office:value="0.0517783523329326" calcext:value-type="percentage">
            <text:p>5.18%</text:p>
          </table:table-cell>
          <table:table-cell table:style-name="ce76" table:formula="of:=[.D22]/[.$J22]" office:value-type="percentage" office:value="0.0473004159959216" calcext:value-type="percentage">
            <text:p>4.73%</text:p>
          </table:table-cell>
          <table:table-cell table:style-name="ce76" table:formula="of:=[.E22]/[.$J22]" office:value-type="percentage" office:value="0.363645184036069" calcext:value-type="percentage">
            <text:p>36.36%</text:p>
          </table:table-cell>
          <table:table-cell table:style-name="ce76" table:formula="of:=[.F22]/[.$J22]" office:value-type="percentage" office:value="0.444603750735592" calcext:value-type="percentage">
            <text:p>44.46%</text:p>
          </table:table-cell>
          <table:table-cell table:style-name="ce76" table:formula="of:=[.G22]/[.$J22]" office:value-type="percentage" office:value="0.0038616525537862" calcext:value-type="percentage">
            <text:p>0.39%</text:p>
          </table:table-cell>
          <table:table-cell table:style-name="ce76" table:formula="of:=[.H22]/[.$J22]" office:value-type="percentage" office:value="0.0365199122621508" calcext:value-type="percentage">
            <text:p>3.65%</text:p>
          </table:table-cell>
          <table:table-cell table:style-name="ce76" table:formula="of:=[.I22]/[.$J22]" office:value-type="percentage" office:value="0.0209715759169768" calcext:value-type="percentage">
            <text:p>2.10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LES PAVILLONS-SOUS-BOIS</text:p>
          </table:table-cell>
          <table:table-cell table:style-name="ce76" table:formula="of:=[.B23]/[.$J23]" office:value-type="percentage" office:value="0.0241640866362665" calcext:value-type="percentage">
            <text:p>2.42%</text:p>
          </table:table-cell>
          <table:table-cell table:style-name="ce76" table:formula="of:=[.C23]/[.$J23]" office:value-type="percentage" office:value="0.0502025608965296" calcext:value-type="percentage">
            <text:p>5.02%</text:p>
          </table:table-cell>
          <table:table-cell table:style-name="ce76" table:formula="of:=[.D23]/[.$J23]" office:value-type="percentage" office:value="0.0463450133966273" calcext:value-type="percentage">
            <text:p>4.63%</text:p>
          </table:table-cell>
          <table:table-cell table:style-name="ce76" table:formula="of:=[.E23]/[.$J23]" office:value-type="percentage" office:value="0.382611425359603" calcext:value-type="percentage">
            <text:p>38.26%</text:p>
          </table:table-cell>
          <table:table-cell table:style-name="ce76" table:formula="of:=[.F23]/[.$J23]" office:value-type="percentage" office:value="0.471750362920385" calcext:value-type="percentage">
            <text:p>47.18%</text:p>
          </table:table-cell>
          <table:table-cell table:style-name="ce76" table:formula="of:=[.G23]/[.$J23]" office:value-type="percentage" office:value="0.00263153651416045" calcext:value-type="percentage">
            <text:p>0.26%</text:p>
          </table:table-cell>
          <table:table-cell table:style-name="ce76" table:formula="of:=[.H23]/[.$J23]" office:value-type="percentage" office:value="0" calcext:value-type="percentage">
            <text:p>0.00%</text:p>
          </table:table-cell>
          <table:table-cell table:style-name="ce76" table:formula="of:=[.I23]/[.$J23]" office:value-type="percentage" office:value="0.0222950142764284" calcext:value-type="percentage">
            <text:p>2.23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LIVRY-GARGAN</text:p>
          </table:table-cell>
          <table:table-cell table:style-name="ce76" table:formula="of:=[.B24]/[.$J24]" office:value-type="percentage" office:value="0.0316219497613864" calcext:value-type="percentage">
            <text:p>3.16%</text:p>
          </table:table-cell>
          <table:table-cell table:style-name="ce76" table:formula="of:=[.C24]/[.$J24]" office:value-type="percentage" office:value="0.0680663742381953" calcext:value-type="percentage">
            <text:p>6.81%</text:p>
          </table:table-cell>
          <table:table-cell table:style-name="ce76" table:formula="of:=[.D24]/[.$J24]" office:value-type="percentage" office:value="0.0637664633803404" calcext:value-type="percentage">
            <text:p>6.38%</text:p>
          </table:table-cell>
          <table:table-cell table:style-name="ce76" table:formula="of:=[.E24]/[.$J24]" office:value-type="percentage" office:value="0.372350004053002" calcext:value-type="percentage">
            <text:p>37.24%</text:p>
          </table:table-cell>
          <table:table-cell table:style-name="ce76" table:formula="of:=[.F24]/[.$J24]" office:value-type="percentage" office:value="0.438017853271083" calcext:value-type="percentage">
            <text:p>43.80%</text:p>
          </table:table-cell>
          <table:table-cell table:style-name="ce76" table:formula="of:=[.G24]/[.$J24]" office:value-type="percentage" office:value="0.00191975936205963" calcext:value-type="percentage">
            <text:p>0.19%</text:p>
          </table:table-cell>
          <table:table-cell table:style-name="ce76" table:formula="of:=[.H24]/[.$J24]" office:value-type="percentage" office:value="0.000104078575023693" calcext:value-type="percentage">
            <text:p>0.01%</text:p>
          </table:table-cell>
          <table:table-cell table:style-name="ce76" table:formula="of:=[.I24]/[.$J24]" office:value-type="percentage" office:value="0.0241535173589104" calcext:value-type="percentage">
            <text:p>2.42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MONTFERMEIL</text:p>
          </table:table-cell>
          <table:table-cell table:style-name="ce76" table:formula="of:=[.B25]/[.$J25]" office:value-type="percentage" office:value="0.0721593060310436" calcext:value-type="percentage">
            <text:p>7.22%</text:p>
          </table:table-cell>
          <table:table-cell table:style-name="ce76" table:formula="of:=[.C25]/[.$J25]" office:value-type="percentage" office:value="0.119164245813755" calcext:value-type="percentage">
            <text:p>11.92%</text:p>
          </table:table-cell>
          <table:table-cell table:style-name="ce76" table:formula="of:=[.D25]/[.$J25]" office:value-type="percentage" office:value="0.110884457412537" calcext:value-type="percentage">
            <text:p>11.09%</text:p>
          </table:table-cell>
          <table:table-cell table:style-name="ce76" table:formula="of:=[.E25]/[.$J25]" office:value-type="percentage" office:value="0.276733983866562" calcext:value-type="percentage">
            <text:p>27.67%</text:p>
          </table:table-cell>
          <table:table-cell table:style-name="ce76" table:formula="of:=[.F25]/[.$J25]" office:value-type="percentage" office:value="0.348875413143719" calcext:value-type="percentage">
            <text:p>34.89%</text:p>
          </table:table-cell>
          <table:table-cell table:style-name="ce76" table:formula="of:=[.G25]/[.$J25]" office:value-type="percentage" office:value="0.00650002199930861" calcext:value-type="percentage">
            <text:p>0.65%</text:p>
          </table:table-cell>
          <table:table-cell table:style-name="ce76" table:formula="of:=[.H25]/[.$J25]" office:value-type="percentage" office:value="0.00000894313887471505" calcext:value-type="percentage">
            <text:p>0.00%</text:p>
          </table:table-cell>
          <table:table-cell table:style-name="ce76" table:formula="of:=[.I25]/[.$J25]" office:value-type="percentage" office:value="0.0656736285942007" calcext:value-type="percentage">
            <text:p>6.57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MONTREUIL</text:p>
          </table:table-cell>
          <table:table-cell table:style-name="ce76" table:formula="of:=[.B26]/[.$J26]" office:value-type="percentage" office:value="0.0656962357233882" calcext:value-type="percentage">
            <text:p>6.57%</text:p>
          </table:table-cell>
          <table:table-cell table:style-name="ce76" table:formula="of:=[.C26]/[.$J26]" office:value-type="percentage" office:value="0.0506782276622435" calcext:value-type="percentage">
            <text:p>5.07%</text:p>
          </table:table-cell>
          <table:table-cell table:style-name="ce76" table:formula="of:=[.D26]/[.$J26]" office:value-type="percentage" office:value="0.0443098312059047" calcext:value-type="percentage">
            <text:p>4.43%</text:p>
          </table:table-cell>
          <table:table-cell table:style-name="ce76" table:formula="of:=[.E26]/[.$J26]" office:value-type="percentage" office:value="0.338481806060422" calcext:value-type="percentage">
            <text:p>33.85%</text:p>
          </table:table-cell>
          <table:table-cell table:style-name="ce76" table:formula="of:=[.F26]/[.$J26]" office:value-type="percentage" office:value="0.439169360817501" calcext:value-type="percentage">
            <text:p>43.92%</text:p>
          </table:table-cell>
          <table:table-cell table:style-name="ce76" table:formula="of:=[.G26]/[.$J26]" office:value-type="percentage" office:value="0.00449701439842188" calcext:value-type="percentage">
            <text:p>0.45%</text:p>
          </table:table-cell>
          <table:table-cell table:style-name="ce76" table:formula="of:=[.H26]/[.$J26]" office:value-type="percentage" office:value="0.00695872212282858" calcext:value-type="percentage">
            <text:p>0.70%</text:p>
          </table:table-cell>
          <table:table-cell table:style-name="ce76" table:formula="of:=[.I26]/[.$J26]" office:value-type="percentage" office:value="0.0502088020092911" calcext:value-type="percentage">
            <text:p>5.02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NEUILLY-PLAISANCE</text:p>
          </table:table-cell>
          <table:table-cell table:style-name="ce76" table:formula="of:=[.B27]/[.$J27]" office:value-type="percentage" office:value="0.0197655674692548" calcext:value-type="percentage">
            <text:p>1.98%</text:p>
          </table:table-cell>
          <table:table-cell table:style-name="ce76" table:formula="of:=[.C27]/[.$J27]" office:value-type="percentage" office:value="0.0631419432276576" calcext:value-type="percentage">
            <text:p>6.31%</text:p>
          </table:table-cell>
          <table:table-cell table:style-name="ce76" table:formula="of:=[.D27]/[.$J27]" office:value-type="percentage" office:value="0.0585631621162183" calcext:value-type="percentage">
            <text:p>5.86%</text:p>
          </table:table-cell>
          <table:table-cell table:style-name="ce76" table:formula="of:=[.E27]/[.$J27]" office:value-type="percentage" office:value="0.374829762638706" calcext:value-type="percentage">
            <text:p>37.48%</text:p>
          </table:table-cell>
          <table:table-cell table:style-name="ce76" table:formula="of:=[.F27]/[.$J27]" office:value-type="percentage" office:value="0.470124749191459" calcext:value-type="percentage">
            <text:p>47.01%</text:p>
          </table:table-cell>
          <table:table-cell table:style-name="ce76" table:formula="of:=[.G27]/[.$J27]" office:value-type="percentage" office:value="0.00265374918212281" calcext:value-type="percentage">
            <text:p>0.27%</text:p>
          </table:table-cell>
          <table:table-cell table:style-name="ce76" table:formula="of:=[.H27]/[.$J27]" office:value-type="percentage" office:value="0" calcext:value-type="percentage">
            <text:p>0.00%</text:p>
          </table:table-cell>
          <table:table-cell table:style-name="ce76" table:formula="of:=[.I27]/[.$J27]" office:value-type="percentage" office:value="0.0109210661745813" calcext:value-type="percentage">
            <text:p>1.09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NEUILLY-SUR-MARNE</text:p>
          </table:table-cell>
          <table:table-cell table:style-name="ce76" table:formula="of:=[.B28]/[.$J28]" office:value-type="percentage" office:value="0.0149974677713456" calcext:value-type="percentage">
            <text:p>1.50%</text:p>
          </table:table-cell>
          <table:table-cell table:style-name="ce76" table:formula="of:=[.C28]/[.$J28]" office:value-type="percentage" office:value="0.123593959612044" calcext:value-type="percentage">
            <text:p>12.36%</text:p>
          </table:table-cell>
          <table:table-cell table:style-name="ce76" table:formula="of:=[.D28]/[.$J28]" office:value-type="percentage" office:value="0.118083203646093" calcext:value-type="percentage">
            <text:p>11.81%</text:p>
          </table:table-cell>
          <table:table-cell table:style-name="ce76" table:formula="of:=[.E28]/[.$J28]" office:value-type="percentage" office:value="0.379172292037785" calcext:value-type="percentage">
            <text:p>37.92%</text:p>
          </table:table-cell>
          <table:table-cell table:style-name="ce76" table:formula="of:=[.F28]/[.$J28]" office:value-type="percentage" office:value="0.345928172323638" calcext:value-type="percentage">
            <text:p>34.59%</text:p>
          </table:table-cell>
          <table:table-cell table:style-name="ce76" table:formula="of:=[.G28]/[.$J28]" office:value-type="percentage" office:value="0.00446140185170405" calcext:value-type="percentage">
            <text:p>0.45%</text:p>
          </table:table-cell>
          <table:table-cell table:style-name="ce76" table:formula="of:=[.H28]/[.$J28]" office:value-type="percentage" office:value="0.0024994567428746" calcext:value-type="percentage">
            <text:p>0.25%</text:p>
          </table:table-cell>
          <table:table-cell table:style-name="ce76" table:formula="of:=[.I28]/[.$J28]" office:value-type="percentage" office:value="0.011264046014516" calcext:value-type="percentage">
            <text:p>1.13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NOISY-LE-GRAND</text:p>
          </table:table-cell>
          <table:table-cell table:style-name="ce76" table:formula="of:=[.B29]/[.$J29]" office:value-type="percentage" office:value="0.0595088136590346" calcext:value-type="percentage">
            <text:p>5.95%</text:p>
          </table:table-cell>
          <table:table-cell table:style-name="ce76" table:formula="of:=[.C29]/[.$J29]" office:value-type="percentage" office:value="0.04343417269252" calcext:value-type="percentage">
            <text:p>4.34%</text:p>
          </table:table-cell>
          <table:table-cell table:style-name="ce76" table:formula="of:=[.D29]/[.$J29]" office:value-type="percentage" office:value="0.0299035938340448" calcext:value-type="percentage">
            <text:p>2.99%</text:p>
          </table:table-cell>
          <table:table-cell table:style-name="ce76" table:formula="of:=[.E29]/[.$J29]" office:value-type="percentage" office:value="0.330823086557004" calcext:value-type="percentage">
            <text:p>33.08%</text:p>
          </table:table-cell>
          <table:table-cell table:style-name="ce76" table:formula="of:=[.F29]/[.$J29]" office:value-type="percentage" office:value="0.457153562953931" calcext:value-type="percentage">
            <text:p>45.72%</text:p>
          </table:table-cell>
          <table:table-cell table:style-name="ce76" table:formula="of:=[.G29]/[.$J29]" office:value-type="percentage" office:value="0.0125872042633675" calcext:value-type="percentage">
            <text:p>1.26%</text:p>
          </table:table-cell>
          <table:table-cell table:style-name="ce76" table:formula="of:=[.H29]/[.$J29]" office:value-type="percentage" office:value="0.01415256718" calcext:value-type="percentage">
            <text:p>1.42%</text:p>
          </table:table-cell>
          <table:table-cell table:style-name="ce76" table:formula="of:=[.I29]/[.$J29]" office:value-type="percentage" office:value="0.0524369988600975" calcext:value-type="percentage">
            <text:p>5.24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NOISY-LE-SEC</text:p>
          </table:table-cell>
          <table:table-cell table:style-name="ce76" table:formula="of:=[.B30]/[.$J30]" office:value-type="percentage" office:value="0.0576198895977823" calcext:value-type="percentage">
            <text:p>5.76%</text:p>
          </table:table-cell>
          <table:table-cell table:style-name="ce76" table:formula="of:=[.C30]/[.$J30]" office:value-type="percentage" office:value="0.121337064740319" calcext:value-type="percentage">
            <text:p>12.13%</text:p>
          </table:table-cell>
          <table:table-cell table:style-name="ce76" table:formula="of:=[.D30]/[.$J30]" office:value-type="percentage" office:value="0.110913876738936" calcext:value-type="percentage">
            <text:p>11.09%</text:p>
          </table:table-cell>
          <table:table-cell table:style-name="ce76" table:formula="of:=[.E30]/[.$J30]" office:value-type="percentage" office:value="0.291605660092667" calcext:value-type="percentage">
            <text:p>29.16%</text:p>
          </table:table-cell>
          <table:table-cell table:style-name="ce76" table:formula="of:=[.F30]/[.$J30]" office:value-type="percentage" office:value="0.368295941654111" calcext:value-type="percentage">
            <text:p>36.83%</text:p>
          </table:table-cell>
          <table:table-cell table:style-name="ce76" table:formula="of:=[.G30]/[.$J30]" office:value-type="percentage" office:value="0.00869610707864493" calcext:value-type="percentage">
            <text:p>0.87%</text:p>
          </table:table-cell>
          <table:table-cell table:style-name="ce76" table:formula="of:=[.H30]/[.$J30]" office:value-type="percentage" office:value="0" calcext:value-type="percentage">
            <text:p>0.00%</text:p>
          </table:table-cell>
          <table:table-cell table:style-name="ce76" table:formula="of:=[.I30]/[.$J30]" office:value-type="percentage" office:value="0.0415314600975402" calcext:value-type="percentage">
            <text:p>4.15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PANTIN</text:p>
          </table:table-cell>
          <table:table-cell table:style-name="ce76" table:formula="of:=[.B31]/[.$J31]" office:value-type="percentage" office:value="0.0595509990171008" calcext:value-type="percentage">
            <text:p>5.96%</text:p>
          </table:table-cell>
          <table:table-cell table:style-name="ce76" table:formula="of:=[.C31]/[.$J31]" office:value-type="percentage" office:value="0.0383608896077857" calcext:value-type="percentage">
            <text:p>3.84%</text:p>
          </table:table-cell>
          <table:table-cell table:style-name="ce76" table:formula="of:=[.D31]/[.$J31]" office:value-type="percentage" office:value="0.0224390751629394" calcext:value-type="percentage">
            <text:p>2.24%</text:p>
          </table:table-cell>
          <table:table-cell table:style-name="ce76" table:formula="of:=[.E31]/[.$J31]" office:value-type="percentage" office:value="0.331269246657739" calcext:value-type="percentage">
            <text:p>33.13%</text:p>
          </table:table-cell>
          <table:table-cell table:style-name="ce76" table:formula="of:=[.F31]/[.$J31]" office:value-type="percentage" office:value="0.482802756984131" calcext:value-type="percentage">
            <text:p>48.28%</text:p>
          </table:table-cell>
          <table:table-cell table:style-name="ce76" table:formula="of:=[.G31]/[.$J31]" office:value-type="percentage" office:value="0.0142558809844172" calcext:value-type="percentage">
            <text:p>1.43%</text:p>
          </table:table-cell>
          <table:table-cell table:style-name="ce76" table:formula="of:=[.H31]/[.$J31]" office:value-type="percentage" office:value="0.00211094395421766" calcext:value-type="percentage">
            <text:p>0.21%</text:p>
          </table:table-cell>
          <table:table-cell table:style-name="ce76" table:formula="of:=[.I31]/[.$J31]" office:value-type="percentage" office:value="0.0492102076316689" calcext:value-type="percentage">
            <text:p>4.92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PIERREFITTE-SUR-SEINE</text:p>
          </table:table-cell>
          <table:table-cell table:style-name="ce76" table:formula="of:=[.B32]/[.$J32]" office:value-type="percentage" office:value="0.0513457734164497" calcext:value-type="percentage">
            <text:p>5.13%</text:p>
          </table:table-cell>
          <table:table-cell table:style-name="ce76" table:formula="of:=[.C32]/[.$J32]" office:value-type="percentage" office:value="0.152911197816325" calcext:value-type="percentage">
            <text:p>15.29%</text:p>
          </table:table-cell>
          <table:table-cell table:style-name="ce76" table:formula="of:=[.D32]/[.$J32]" office:value-type="percentage" office:value="0.138793052064128" calcext:value-type="percentage">
            <text:p>13.88%</text:p>
          </table:table-cell>
          <table:table-cell table:style-name="ce76" table:formula="of:=[.E32]/[.$J32]" office:value-type="percentage" office:value="0.314536509655757" calcext:value-type="percentage">
            <text:p>31.45%</text:p>
          </table:table-cell>
          <table:table-cell table:style-name="ce76" table:formula="of:=[.F32]/[.$J32]" office:value-type="percentage" office:value="0.290814359062858" calcext:value-type="percentage">
            <text:p>29.08%</text:p>
          </table:table-cell>
          <table:table-cell table:style-name="ce76" table:formula="of:=[.G32]/[.$J32]" office:value-type="percentage" office:value="0.0135119871189267" calcext:value-type="percentage">
            <text:p>1.35%</text:p>
          </table:table-cell>
          <table:table-cell table:style-name="ce76" table:formula="of:=[.H32]/[.$J32]" office:value-type="percentage" office:value="0.0000118125863231538" calcext:value-type="percentage">
            <text:p>0.00%</text:p>
          </table:table-cell>
          <table:table-cell table:style-name="ce76" table:formula="of:=[.I32]/[.$J32]" office:value-type="percentage" office:value="0.0380753082792336" calcext:value-type="percentage">
            <text:p>3.81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RAINCY (LE )</text:p>
          </table:table-cell>
          <table:table-cell table:style-name="ce76" table:formula="of:=[.B33]/[.$J33]" office:value-type="percentage" office:value="0.0130735290939328" calcext:value-type="percentage">
            <text:p>1.31%</text:p>
          </table:table-cell>
          <table:table-cell table:style-name="ce76" table:formula="of:=[.C33]/[.$J33]" office:value-type="percentage" office:value="0.0733619036727056" calcext:value-type="percentage">
            <text:p>7.34%</text:p>
          </table:table-cell>
          <table:table-cell table:style-name="ce76" table:formula="of:=[.D33]/[.$J33]" office:value-type="percentage" office:value="0.0629226207040397" calcext:value-type="percentage">
            <text:p>6.29%</text:p>
          </table:table-cell>
          <table:table-cell table:style-name="ce76" table:formula="of:=[.E33]/[.$J33]" office:value-type="percentage" office:value="0.263128642893511" calcext:value-type="percentage">
            <text:p>26.31%</text:p>
          </table:table-cell>
          <table:table-cell table:style-name="ce76" table:formula="of:=[.F33]/[.$J33]" office:value-type="percentage" office:value="0.57433631021595" calcext:value-type="percentage">
            <text:p>57.43%</text:p>
          </table:table-cell>
          <table:table-cell table:style-name="ce76" table:formula="of:=[.G33]/[.$J33]" office:value-type="percentage" office:value="0.000872941845030909" calcext:value-type="percentage">
            <text:p>0.09%</text:p>
          </table:table-cell>
          <table:table-cell table:style-name="ce76" table:formula="of:=[.H33]/[.$J33]" office:value-type="percentage" office:value="0" calcext:value-type="percentage">
            <text:p>0.00%</text:p>
          </table:table-cell>
          <table:table-cell table:style-name="ce76" table:formula="of:=[.I33]/[.$J33]" office:value-type="percentage" office:value="0.0123040515748303" calcext:value-type="percentage">
            <text:p>1.23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ROMAINVILLE</text:p>
          </table:table-cell>
          <table:table-cell table:style-name="ce76" table:formula="of:=[.B34]/[.$J34]" office:value-type="percentage" office:value="0.0556975485894809" calcext:value-type="percentage">
            <text:p>5.57%</text:p>
          </table:table-cell>
          <table:table-cell table:style-name="ce76" table:formula="of:=[.C34]/[.$J34]" office:value-type="percentage" office:value="0.0721056811997179" calcext:value-type="percentage">
            <text:p>7.21%</text:p>
          </table:table-cell>
          <table:table-cell table:style-name="ce76" table:formula="of:=[.D34]/[.$J34]" office:value-type="percentage" office:value="0.059938900468646" calcext:value-type="percentage">
            <text:p>5.99%</text:p>
          </table:table-cell>
          <table:table-cell table:style-name="ce76" table:formula="of:=[.E34]/[.$J34]" office:value-type="percentage" office:value="0.278306472197539" calcext:value-type="percentage">
            <text:p>27.83%</text:p>
          </table:table-cell>
          <table:table-cell table:style-name="ce76" table:formula="of:=[.F34]/[.$J34]" office:value-type="percentage" office:value="0.480381434476662" calcext:value-type="percentage">
            <text:p>48.04%</text:p>
          </table:table-cell>
          <table:table-cell table:style-name="ce76" table:formula="of:=[.G34]/[.$J34]" office:value-type="percentage" office:value="0.00830908704398051" calcext:value-type="percentage">
            <text:p>0.83%</text:p>
          </table:table-cell>
          <table:table-cell table:style-name="ce76" table:formula="of:=[.H34]/[.$J34]" office:value-type="percentage" office:value="0.000156775981726346" calcext:value-type="percentage">
            <text:p>0.02%</text:p>
          </table:table-cell>
          <table:table-cell table:style-name="ce76" table:formula="of:=[.I34]/[.$J34]" office:value-type="percentage" office:value="0.0451041000422477" calcext:value-type="percentage">
            <text:p>4.51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ROSNY-SOUS-BOIS</text:p>
          </table:table-cell>
          <table:table-cell table:style-name="ce76" table:formula="of:=[.B35]/[.$J35]" office:value-type="percentage" office:value="0.0653272823946148" calcext:value-type="percentage">
            <text:p>6.53%</text:p>
          </table:table-cell>
          <table:table-cell table:style-name="ce76" table:formula="of:=[.C35]/[.$J35]" office:value-type="percentage" office:value="0.0550351639969861" calcext:value-type="percentage">
            <text:p>5.50%</text:p>
          </table:table-cell>
          <table:table-cell table:style-name="ce76" table:formula="of:=[.D35]/[.$J35]" office:value-type="percentage" office:value="0.0481596985557293" calcext:value-type="percentage">
            <text:p>4.82%</text:p>
          </table:table-cell>
          <table:table-cell table:style-name="ce76" table:formula="of:=[.E35]/[.$J35]" office:value-type="percentage" office:value="0.318776908187633" calcext:value-type="percentage">
            <text:p>31.88%</text:p>
          </table:table-cell>
          <table:table-cell table:style-name="ce76" table:formula="of:=[.F35]/[.$J35]" office:value-type="percentage" office:value="0.44734157447798" calcext:value-type="percentage">
            <text:p>44.73%</text:p>
          </table:table-cell>
          <table:table-cell table:style-name="ce76" table:formula="of:=[.G35]/[.$J35]" office:value-type="percentage" office:value="0.00596078546988237" calcext:value-type="percentage">
            <text:p>0.60%</text:p>
          </table:table-cell>
          <table:table-cell table:style-name="ce76" table:formula="of:=[.H35]/[.$J35]" office:value-type="percentage" office:value="0.0103394825656031" calcext:value-type="percentage">
            <text:p>1.03%</text:p>
          </table:table-cell>
          <table:table-cell table:style-name="ce76" table:formula="of:=[.I35]/[.$J35]" office:value-type="percentage" office:value="0.0490591043515709" calcext:value-type="percentage">
            <text:p>4.91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SAINT-DENIS</text:p>
          </table:table-cell>
          <table:table-cell table:style-name="ce76" table:formula="of:=[.B36]/[.$J36]" office:value-type="percentage" office:value="0.0510732478503532" calcext:value-type="percentage">
            <text:p>5.11%</text:p>
          </table:table-cell>
          <table:table-cell table:style-name="ce76" table:formula="of:=[.C36]/[.$J36]" office:value-type="percentage" office:value="0.0971570407413128" calcext:value-type="percentage">
            <text:p>9.72%</text:p>
          </table:table-cell>
          <table:table-cell table:style-name="ce76" table:formula="of:=[.D36]/[.$J36]" office:value-type="percentage" office:value="0.0789907092873678" calcext:value-type="percentage">
            <text:p>7.90%</text:p>
          </table:table-cell>
          <table:table-cell table:style-name="ce76" table:formula="of:=[.E36]/[.$J36]" office:value-type="percentage" office:value="0.335010895971486" calcext:value-type="percentage">
            <text:p>33.50%</text:p>
          </table:table-cell>
          <table:table-cell table:style-name="ce76" table:formula="of:=[.F36]/[.$J36]" office:value-type="percentage" office:value="0.378910257056237" calcext:value-type="percentage">
            <text:p>37.89%</text:p>
          </table:table-cell>
          <table:table-cell table:style-name="ce76" table:formula="of:=[.G36]/[.$J36]" office:value-type="percentage" office:value="0.0159111054029089" calcext:value-type="percentage">
            <text:p>1.59%</text:p>
          </table:table-cell>
          <table:table-cell table:style-name="ce76" table:formula="of:=[.H36]/[.$J36]" office:value-type="percentage" office:value="0.0035749513721536" calcext:value-type="percentage">
            <text:p>0.36%</text:p>
          </table:table-cell>
          <table:table-cell table:style-name="ce76" table:formula="of:=[.I36]/[.$J36]" office:value-type="percentage" office:value="0.0393717923181807" calcext:value-type="percentage">
            <text:p>3.94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SAINT-OUEN-SUR-SEINE</text:p>
          </table:table-cell>
          <table:table-cell table:style-name="ce76" table:formula="of:=[.B37]/[.$J37]" office:value-type="percentage" office:value="0.0948137597062382" calcext:value-type="percentage">
            <text:p>9.48%</text:p>
          </table:table-cell>
          <table:table-cell table:style-name="ce76" table:formula="of:=[.C37]/[.$J37]" office:value-type="percentage" office:value="0.0464802450547743" calcext:value-type="percentage">
            <text:p>4.65%</text:p>
          </table:table-cell>
          <table:table-cell table:style-name="ce76" table:formula="of:=[.D37]/[.$J37]" office:value-type="percentage" office:value="0.00673184101297887" calcext:value-type="percentage">
            <text:p>0.67%</text:p>
          </table:table-cell>
          <table:table-cell table:style-name="ce76" table:formula="of:=[.E37]/[.$J37]" office:value-type="percentage" office:value="0.316790436976619" calcext:value-type="percentage">
            <text:p>31.68%</text:p>
          </table:table-cell>
          <table:table-cell table:style-name="ce76" table:formula="of:=[.F37]/[.$J37]" office:value-type="percentage" office:value="0.410162614936131" calcext:value-type="percentage">
            <text:p>41.02%</text:p>
          </table:table-cell>
          <table:table-cell table:style-name="ce76" table:formula="of:=[.G37]/[.$J37]" office:value-type="percentage" office:value="0.0380079712431488" calcext:value-type="percentage">
            <text:p>3.80%</text:p>
          </table:table-cell>
          <table:table-cell table:style-name="ce76" table:formula="of:=[.H37]/[.$J37]" office:value-type="percentage" office:value="0.0118970765276291" calcext:value-type="percentage">
            <text:p>1.19%</text:p>
          </table:table-cell>
          <table:table-cell table:style-name="ce76" table:formula="of:=[.I37]/[.$J37]" office:value-type="percentage" office:value="0.0751160545424807" calcext:value-type="percentage">
            <text:p>7.51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SEVRAN</text:p>
          </table:table-cell>
          <table:table-cell table:style-name="ce76" table:formula="of:=[.B38]/[.$J38]" office:value-type="percentage" office:value="0.0568735570467345" calcext:value-type="percentage">
            <text:p>5.69%</text:p>
          </table:table-cell>
          <table:table-cell table:style-name="ce76" table:formula="of:=[.C38]/[.$J38]" office:value-type="percentage" office:value="0.158019757802819" calcext:value-type="percentage">
            <text:p>15.80%</text:p>
          </table:table-cell>
          <table:table-cell table:style-name="ce76" table:formula="of:=[.D38]/[.$J38]" office:value-type="percentage" office:value="0.148286359824142" calcext:value-type="percentage">
            <text:p>14.83%</text:p>
          </table:table-cell>
          <table:table-cell table:style-name="ce76" table:formula="of:=[.E38]/[.$J38]" office:value-type="percentage" office:value="0.285792764289554" calcext:value-type="percentage">
            <text:p>28.58%</text:p>
          </table:table-cell>
          <table:table-cell table:style-name="ce76" table:formula="of:=[.F38]/[.$J38]" office:value-type="percentage" office:value="0.292612332638457" calcext:value-type="percentage">
            <text:p>29.26%</text:p>
          </table:table-cell>
          <table:table-cell table:style-name="ce76" table:formula="of:=[.G38]/[.$J38]" office:value-type="percentage" office:value="0.00891982477951249" calcext:value-type="percentage">
            <text:p>0.89%</text:p>
          </table:table-cell>
          <table:table-cell table:style-name="ce76" table:formula="of:=[.H38]/[.$J38]" office:value-type="percentage" office:value="0.0051475740711281" calcext:value-type="percentage">
            <text:p>0.51%</text:p>
          </table:table-cell>
          <table:table-cell table:style-name="ce76" table:formula="of:=[.I38]/[.$J38]" office:value-type="percentage" office:value="0.0443478295476531" calcext:value-type="percentage">
            <text:p>4.43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STAINS</text:p>
          </table:table-cell>
          <table:table-cell table:style-name="ce76" table:formula="of:=[.B39]/[.$J39]" office:value-type="percentage" office:value="0.0568141073865538" calcext:value-type="percentage">
            <text:p>5.68%</text:p>
          </table:table-cell>
          <table:table-cell table:style-name="ce76" table:formula="of:=[.C39]/[.$J39]" office:value-type="percentage" office:value="0.180165663368068" calcext:value-type="percentage">
            <text:p>18.02%</text:p>
          </table:table-cell>
          <table:table-cell table:style-name="ce76" table:formula="of:=[.D39]/[.$J39]" office:value-type="percentage" office:value="0.170696742410588" calcext:value-type="percentage">
            <text:p>17.07%</text:p>
          </table:table-cell>
          <table:table-cell table:style-name="ce76" table:formula="of:=[.E39]/[.$J39]" office:value-type="percentage" office:value="0.29910981535646" calcext:value-type="percentage">
            <text:p>29.91%</text:p>
          </table:table-cell>
          <table:table-cell table:style-name="ce76" table:formula="of:=[.F39]/[.$J39]" office:value-type="percentage" office:value="0.23820541659869" calcext:value-type="percentage">
            <text:p>23.82%</text:p>
          </table:table-cell>
          <table:table-cell table:style-name="ce76" table:formula="of:=[.G39]/[.$J39]" office:value-type="percentage" office:value="0.00925119664961313" calcext:value-type="percentage">
            <text:p>0.93%</text:p>
          </table:table-cell>
          <table:table-cell table:style-name="ce76" table:formula="of:=[.H39]/[.$J39]" office:value-type="percentage" office:value="0.00290308961357793" calcext:value-type="percentage">
            <text:p>0.29%</text:p>
          </table:table-cell>
          <table:table-cell table:style-name="ce76" table:formula="of:=[.I39]/[.$J39]" office:value-type="percentage" office:value="0.0428539686164493" calcext:value-type="percentage">
            <text:p>4.29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TREMBLAY-EN-FRANCE</text:p>
          </table:table-cell>
          <table:table-cell table:style-name="ce76" table:formula="of:=[.B40]/[.$J40]" office:value-type="percentage" office:value="0.00317502577454378" calcext:value-type="percentage">
            <text:p>0.32%</text:p>
          </table:table-cell>
          <table:table-cell table:style-name="ce76" table:formula="of:=[.C40]/[.$J40]" office:value-type="percentage" office:value="0.0773459793678577" calcext:value-type="percentage">
            <text:p>7.73%</text:p>
          </table:table-cell>
          <table:table-cell table:style-name="ce76" table:formula="of:=[.D40]/[.$J40]" office:value-type="percentage" office:value="0.00110038056693582" calcext:value-type="percentage">
            <text:p>0.11%</text:p>
          </table:table-cell>
          <table:table-cell table:style-name="ce76" table:formula="of:=[.E40]/[.$J40]" office:value-type="percentage" office:value="0.362902151887212" calcext:value-type="percentage">
            <text:p>36.29%</text:p>
          </table:table-cell>
          <table:table-cell table:style-name="ce76" table:formula="of:=[.F40]/[.$J40]" office:value-type="percentage" office:value="0.478984507521703" calcext:value-type="percentage">
            <text:p>47.90%</text:p>
          </table:table-cell>
          <table:table-cell table:style-name="ce76" table:formula="of:=[.G40]/[.$J40]" office:value-type="percentage" office:value="0.073589305835877" calcext:value-type="percentage">
            <text:p>7.36%</text:p>
          </table:table-cell>
          <table:table-cell table:style-name="ce76" table:formula="of:=[.H40]/[.$J40]" office:value-type="percentage" office:value="0" calcext:value-type="percentage">
            <text:p>0.00%</text:p>
          </table:table-cell>
          <table:table-cell table:style-name="ce76" table:formula="of:=[.I40]/[.$J40]" office:value-type="percentage" office:value="0.00290264904587098" calcext:value-type="percentage">
            <text:p>0.29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VAUJOURS</text:p>
          </table:table-cell>
          <table:table-cell table:style-name="ce76" table:formula="of:=[.B41]/[.$J41]" office:value-type="percentage" office:value="0.0178783895404982" calcext:value-type="percentage">
            <text:p>1.79%</text:p>
          </table:table-cell>
          <table:table-cell table:style-name="ce76" table:formula="of:=[.C41]/[.$J41]" office:value-type="percentage" office:value="0.101151514071646" calcext:value-type="percentage">
            <text:p>10.12%</text:p>
          </table:table-cell>
          <table:table-cell table:style-name="ce76" table:formula="of:=[.D41]/[.$J41]" office:value-type="percentage" office:value="0.00361024804530358" calcext:value-type="percentage">
            <text:p>0.36%</text:p>
          </table:table-cell>
          <table:table-cell table:style-name="ce76" table:formula="of:=[.E41]/[.$J41]" office:value-type="percentage" office:value="0.369403877039972" calcext:value-type="percentage">
            <text:p>36.94%</text:p>
          </table:table-cell>
          <table:table-cell table:style-name="ce76" table:formula="of:=[.F41]/[.$J41]" office:value-type="percentage" office:value="0.398847774550535" calcext:value-type="percentage">
            <text:p>39.88%</text:p>
          </table:table-cell>
          <table:table-cell table:style-name="ce76" table:formula="of:=[.G41]/[.$J41]" office:value-type="percentage" office:value="0.097532073939783" calcext:value-type="percentage">
            <text:p>9.75%</text:p>
          </table:table-cell>
          <table:table-cell table:style-name="ce76" table:formula="of:=[.H41]/[.$J41]" office:value-type="percentage" office:value="0.000314817754779562" calcext:value-type="percentage">
            <text:p>0.03%</text:p>
          </table:table-cell>
          <table:table-cell table:style-name="ce76" table:formula="of:=[.I41]/[.$J41]" office:value-type="percentage" office:value="0.0112613050574838" calcext:value-type="percentage">
            <text:p>1.13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VILLEMOMBLE</text:p>
          </table:table-cell>
          <table:table-cell table:style-name="ce76" table:formula="of:=[.B42]/[.$J42]" office:value-type="percentage" office:value="0.00192856250121159" calcext:value-type="percentage">
            <text:p>0.19%</text:p>
          </table:table-cell>
          <table:table-cell table:style-name="ce76" table:formula="of:=[.C42]/[.$J42]" office:value-type="percentage" office:value="0.112081453323717" calcext:value-type="percentage">
            <text:p>11.21%</text:p>
          </table:table-cell>
          <table:table-cell table:style-name="ce76" table:formula="of:=[.D42]/[.$J42]" office:value-type="percentage" office:value="0.108969017820845" calcext:value-type="percentage">
            <text:p>10.90%</text:p>
          </table:table-cell>
          <table:table-cell table:style-name="ce76" table:formula="of:=[.E42]/[.$J42]" office:value-type="percentage" office:value="0.385546879481135" calcext:value-type="percentage">
            <text:p>38.55%</text:p>
          </table:table-cell>
          <table:table-cell table:style-name="ce76" table:formula="of:=[.F42]/[.$J42]" office:value-type="percentage" office:value="0.383477914179733" calcext:value-type="percentage">
            <text:p>38.35%</text:p>
          </table:table-cell>
          <table:table-cell table:style-name="ce76" table:formula="of:=[.G42]/[.$J42]" office:value-type="percentage" office:value="0.0022836863357173" calcext:value-type="percentage">
            <text:p>0.23%</text:p>
          </table:table-cell>
          <table:table-cell table:style-name="ce76" table:formula="of:=[.H42]/[.$J42]" office:value-type="percentage" office:value="0.0037839238564293" calcext:value-type="percentage">
            <text:p>0.38%</text:p>
          </table:table-cell>
          <table:table-cell table:style-name="ce76" table:formula="of:=[.I42]/[.$J42]" office:value-type="percentage" office:value="0.00192856250121159" calcext:value-type="percentage">
            <text:p>0.19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office:value-type="string" calcext:value-type="string">
            <text:p>VILLEPINTE</text:p>
          </table:table-cell>
          <table:table-cell table:style-name="ce76" table:formula="of:=[.B43]/[.$J43]" office:value-type="percentage" office:value="0.0312635364022843" calcext:value-type="percentage">
            <text:p>3.13%</text:p>
          </table:table-cell>
          <table:table-cell table:style-name="ce76" table:formula="of:=[.C43]/[.$J43]" office:value-type="percentage" office:value="0.0548722880003751" calcext:value-type="percentage">
            <text:p>5.49%</text:p>
          </table:table-cell>
          <table:table-cell table:style-name="ce76" table:formula="of:=[.D43]/[.$J43]" office:value-type="percentage" office:value="0.0484417679529209" calcext:value-type="percentage">
            <text:p>4.84%</text:p>
          </table:table-cell>
          <table:table-cell table:style-name="ce76" table:formula="of:=[.E43]/[.$J43]" office:value-type="percentage" office:value="0.343967422656409" calcext:value-type="percentage">
            <text:p>34.40%</text:p>
          </table:table-cell>
          <table:table-cell table:style-name="ce76" table:formula="of:=[.F43]/[.$J43]" office:value-type="percentage" office:value="0.471085611322914" calcext:value-type="percentage">
            <text:p>47.11%</text:p>
          </table:table-cell>
          <table:table-cell table:style-name="ce76" table:formula="of:=[.G43]/[.$J43]" office:value-type="percentage" office:value="0.00389351988783" calcext:value-type="percentage">
            <text:p>0.39%</text:p>
          </table:table-cell>
          <table:table-cell table:style-name="ce76" table:formula="of:=[.H43]/[.$J43]" office:value-type="percentage" office:value="0.0218334714943311" calcext:value-type="percentage">
            <text:p>2.18%</text:p>
          </table:table-cell>
          <table:table-cell table:style-name="ce76" table:formula="of:=[.I43]/[.$J43]" office:value-type="percentage" office:value="0.0246423822829359" calcext:value-type="percentage">
            <text:p>2.46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>
          <table:table-cell table:style-name="ce66" office:value-type="string" calcext:value-type="string">
            <text:p>VILLETANEUSE</text:p>
          </table:table-cell>
          <table:table-cell table:style-name="ce76" table:formula="of:=[.B44]/[.$J44]" office:value-type="percentage" office:value="0.0305532330810576" calcext:value-type="percentage">
            <text:p>3.06%</text:p>
          </table:table-cell>
          <table:table-cell table:style-name="ce76" table:formula="of:=[.C44]/[.$J44]" office:value-type="percentage" office:value="0.168021232928521" calcext:value-type="percentage">
            <text:p>16.80%</text:p>
          </table:table-cell>
          <table:table-cell table:style-name="ce76" table:formula="of:=[.D44]/[.$J44]" office:value-type="percentage" office:value="0.141281382306712" calcext:value-type="percentage">
            <text:p>14.13%</text:p>
          </table:table-cell>
          <table:table-cell table:style-name="ce76" table:formula="of:=[.E44]/[.$J44]" office:value-type="percentage" office:value="0.302445950761589" calcext:value-type="percentage">
            <text:p>30.24%</text:p>
          </table:table-cell>
          <table:table-cell table:style-name="ce76" table:formula="of:=[.F44]/[.$J44]" office:value-type="percentage" office:value="0.298516936115018" calcext:value-type="percentage">
            <text:p>29.85%</text:p>
          </table:table-cell>
          <table:table-cell table:style-name="ce76" table:formula="of:=[.G44]/[.$J44]" office:value-type="percentage" office:value="0.0249278091474436" calcext:value-type="percentage">
            <text:p>2.49%</text:p>
          </table:table-cell>
          <table:table-cell table:style-name="ce76" table:formula="of:=[.H44]/[.$J44]" office:value-type="percentage" office:value="0.011108036812446" calcext:value-type="percentage">
            <text:p>1.11%</text:p>
          </table:table-cell>
          <table:table-cell table:style-name="ce76" table:formula="of:=[.I44]/[.$J44]" office:value-type="percentage" office:value="0.0231454188472121" calcext:value-type="percentage">
            <text:p>2.31%</text:p>
          </table:table-cell>
          <table:table-cell table:style-name="ce6"/>
          <table:table-cell table:number-columns-repeated="9"/>
          <table:table-cell table:style-name="ce6" table:number-columns-repeated="4"/>
        </table:table-row>
        <table:table-row table:style-name="ro1" table:number-rows-repeated="3">
          <table:table-cell table:style-name="ce6" table:number-columns-repeated="10"/>
          <table:table-cell table:number-columns-repeated="9"/>
          <table:table-cell table:style-name="ce6" table:number-columns-repeated="4"/>
        </table:table-row>
        <table:table-row table:style-name="ro1">
          <table:table-cell table:style-name="ce6" office:value-type="string" calcext:value-type="string">
            <text:p>ECART A LA MOYENNE</text:p>
          </table:table-cell>
          <table:table-cell table:style-name="ce6" table:number-columns-repeated="9"/>
          <table:table-cell table:number-columns-repeated="9"/>
          <table:table-cell table:style-name="ce6" table:number-columns-repeated="4"/>
        </table:table-row>
        <table:table-row table:style-name="ro1">
          <table:table-cell table:style-name="ce6" table:number-columns-repeated="10"/>
          <table:table-cell table:number-columns-repeated="9"/>
          <table:table-cell table:style-name="ce6" table:number-columns-repeated="4"/>
        </table:table-row>
        <table:table-row table:style-name="ro1">
          <table:table-cell table:style-name="ce37" office:value-type="string" calcext:value-type="string">
            <text:p>Somme - montant</text:p>
          </table:table-cell>
          <table:table-cell table:style-name="ce71" office:value-type="string" calcext:value-type="string">
            <text:p>agregat</text:p>
          </table:table-cell>
          <table:table-cell table:style-name="ce79" table:number-columns-repeated="7"/>
          <table:table-cell table:style-name="ce6"/>
          <table:table-cell table:number-columns-repeated="9"/>
          <table:table-cell table:style-name="ce6"/>
          <table:table-cell table:number-columns-repeated="3"/>
        </table:table-row>
        <table:table-row table:style-name="ro5">
          <table:table-cell table:style-name="ce63" office:value-type="string" calcext:value-type="string">
            <text:p>ville</text:p>
          </table:table-cell>
          <table:table-cell table:style-name="ce72" office:value-type="string" calcext:value-type="string">
            <text:p>Annuité de la dette</text:p>
          </table:table-cell>
          <table:table-cell table:style-name="ce80" office:value-type="string" calcext:value-type="string">
            <text:p>Concours de l'Etat</text:p>
          </table:table-cell>
          <table:table-cell table:style-name="ce80" office:value-type="string" calcext:value-type="string">
            <text:p>Dotation globale de fonctionnement</text:p>
          </table:table-cell>
          <table:table-cell table:style-name="ce80" office:value-type="string" calcext:value-type="string">
            <text:p>Frais de personnel</text:p>
          </table:table-cell>
          <table:table-cell table:style-name="ce80" office:value-type="string" calcext:value-type="string">
            <text:p>Impôts locaux</text:p>
          </table:table-cell>
          <table:table-cell table:style-name="ce80" office:value-type="string" calcext:value-type="string">
            <text:p>Péréquations et compensations fiscales</text:p>
          </table:table-cell>
          <table:table-cell table:style-name="ce80" office:value-type="string" calcext:value-type="string">
            <text:p>Produit des cessions d'immobilisations</text:p>
          </table:table-cell>
          <table:table-cell table:style-name="ce80" office:value-type="string" calcext:value-type="string">
            <text:p>Remboursements d'emprunts hors GAD</text:p>
          </table:table-cell>
          <table:table-cell table:style-name="ce93"/>
          <table:table-cell table:number-columns-repeated="9"/>
          <table:table-cell table:style-name="ce6"/>
          <table:table-cell table:number-columns-repeated="3"/>
        </table:table-row>
        <table:table-row table:style-name="ro1" table:visibility="filter">
          <table:table-cell table:style-name="ce59" office:value-type="string" calcext:value-type="string">
            <text:p>AUBERVILLIERS</text:p>
          </table:table-cell>
          <table:table-cell table:style-name="ce77" table:formula="of:=[.B5]-[.$N5]" office:value-type="float" office:value="-233.413602355444" calcext:value-type="float">
            <text:p>-233</text:p>
          </table:table-cell>
          <table:table-cell table:style-name="ce77" table:formula="of:=[.C5]-[.$N5]" office:value-type="float" office:value="55.7176369669501" calcext:value-type="float">
            <text:p>56</text:p>
          </table:table-cell>
          <table:table-cell table:style-name="ce77" table:formula="of:=[.D5]-[.$N5]" office:value-type="float" office:value="-32.7562049767889" calcext:value-type="float">
            <text:p>-33</text:p>
          </table:table-cell>
          <table:table-cell table:style-name="ce77" table:formula="of:=[.E5]-[.$N5]" office:value-type="float" office:value="548.482651868511" calcext:value-type="float">
            <text:p>548</text:p>
          </table:table-cell>
          <table:table-cell table:style-name="ce77" table:formula="of:=[.F5]-[.$N5]" office:value-type="float" office:value="625.06146417532" calcext:value-type="float">
            <text:p>625</text:p>
          </table:table-cell>
          <table:table-cell table:style-name="ce77" table:formula="of:=[.G5]-[.$N5]" office:value-type="float" office:value="-322.443878449795" calcext:value-type="float">
            <text:p>-322</text:p>
          </table:table-cell>
          <table:table-cell table:style-name="ce77" table:formula="of:=[.H5]-[.$N5]" office:value-type="float" office:value="-362.154702633533" calcext:value-type="float">
            <text:p>-362</text:p>
          </table:table-cell>
          <table:table-cell table:style-name="ce77" table:formula="of:=[.I5]-[.$N5]" office:value-type="float" office:value="-278.493364595221" calcext:value-type="float">
            <text:p>-278</text:p>
          </table:table-cell>
          <table:table-cell table:style-name="ce94" table:formula="of:=SUM([.B98:.I98])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AULNAY-SOUS-BOIS</text:p>
          </table:table-cell>
          <table:table-cell table:style-name="ce77" table:formula="of:=[.B6]-[.$N6]" office:value-type="float" office:value="-219.171274805829" calcext:value-type="float">
            <text:p>-219</text:p>
          </table:table-cell>
          <table:table-cell table:style-name="ce77" table:formula="of:=[.C6]-[.$N6]" office:value-type="float" office:value="-106.411776759089" calcext:value-type="float">
            <text:p>-106</text:p>
          </table:table-cell>
          <table:table-cell table:style-name="ce77" table:formula="of:=[.D6]-[.$N6]" office:value-type="float" office:value="-284.563869059314" calcext:value-type="float">
            <text:p>-285</text:p>
          </table:table-cell>
          <table:table-cell table:style-name="ce77" table:formula="of:=[.E6]-[.$N6]" office:value-type="float" office:value="648.524783653289" calcext:value-type="float">
            <text:p>649</text:p>
          </table:table-cell>
          <table:table-cell table:style-name="ce77" table:formula="of:=[.F6]-[.$N6]" office:value-type="float" office:value="852.517185470169" calcext:value-type="float">
            <text:p>853</text:p>
          </table:table-cell>
          <table:table-cell table:style-name="ce77" table:formula="of:=[.G6]-[.$N6]" office:value-type="float" office:value="-272.481473830354" calcext:value-type="float">
            <text:p>-272</text:p>
          </table:table-cell>
          <table:table-cell table:style-name="ce77" table:formula="of:=[.H6]-[.$N6]" office:value-type="float" office:value="-343.593029272901" calcext:value-type="float">
            <text:p>-344</text:p>
          </table:table-cell>
          <table:table-cell table:style-name="ce77" table:formula="of:=[.I6]-[.$N6]" office:value-type="float" office:value="-274.820545395968" calcext:value-type="float">
            <text:p>-275</text:p>
          </table:table-cell>
          <table:table-cell table:style-name="ce6"/>
          <table:table-cell table:number-columns-repeated="9"/>
          <table:table-cell table:style-name="ce6"/>
          <table:table-cell table:number-columns-repeated="3"/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table:style-name="ce77" table:formula="of:=[.B7]-[.$N7]" office:value-type="float" office:value="-116.111349384701" calcext:value-type="float">
            <text:p>-116</text:p>
          </table:table-cell>
          <table:table-cell table:style-name="ce77" table:formula="of:=[.C7]-[.$N7]" office:value-type="float" office:value="-266.50876209075" calcext:value-type="float">
            <text:p>-267</text:p>
          </table:table-cell>
          <table:table-cell table:style-name="ce77" table:formula="of:=[.D7]-[.$N7]" office:value-type="float" office:value="-290.102335635429" calcext:value-type="float">
            <text:p>-290</text:p>
          </table:table-cell>
          <table:table-cell table:style-name="ce77" table:formula="of:=[.E7]-[.$N7]" office:value-type="float" office:value="701.349120572001" calcext:value-type="float">
            <text:p>701</text:p>
          </table:table-cell>
          <table:table-cell table:style-name="ce77" table:formula="of:=[.F7]-[.$N7]" office:value-type="float" office:value="1071.78392218241" calcext:value-type="float">
            <text:p>1072</text:p>
          </table:table-cell>
          <table:table-cell table:style-name="ce77" table:formula="of:=[.G7]-[.$N7]" office:value-type="float" office:value="-426.961829722989" calcext:value-type="float">
            <text:p>-427</text:p>
          </table:table-cell>
          <table:table-cell table:style-name="ce77" table:formula="of:=[.H7]-[.$N7]" office:value-type="float" office:value="-444.069570335249" calcext:value-type="float">
            <text:p>-444</text:p>
          </table:table-cell>
          <table:table-cell table:style-name="ce77" table:formula="of:=[.I7]-[.$N7]" office:value-type="float" office:value="-229.379195585293" calcext:value-type="float">
            <text:p>-229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table:style-name="ce77" table:formula="of:=[.B8]-[.$N8]" office:value-type="float" office:value="-276.866775176207" calcext:value-type="float">
            <text:p>-277</text:p>
          </table:table-cell>
          <table:table-cell table:style-name="ce77" table:formula="of:=[.C8]-[.$N8]" office:value-type="float" office:value="-63.9665421672017" calcext:value-type="float">
            <text:p>-64</text:p>
          </table:table-cell>
          <table:table-cell table:style-name="ce77" table:formula="of:=[.D8]-[.$N8]" office:value-type="float" office:value="-138.673178212934" calcext:value-type="float">
            <text:p>-139</text:p>
          </table:table-cell>
          <table:table-cell table:style-name="ce77" table:formula="of:=[.E8]-[.$N8]" office:value-type="float" office:value="764.833140208549" calcext:value-type="float">
            <text:p>765</text:p>
          </table:table-cell>
          <table:table-cell table:style-name="ce77" table:formula="of:=[.F8]-[.$N8]" office:value-type="float" office:value="978.514782867679" calcext:value-type="float">
            <text:p>979</text:p>
          </table:table-cell>
          <table:table-cell table:style-name="ce77" table:formula="of:=[.G8]-[.$N8]" office:value-type="float" office:value="-463.447644883224" calcext:value-type="float">
            <text:p>-463</text:p>
          </table:table-cell>
          <table:table-cell table:style-name="ce77" table:formula="of:=[.H8]-[.$N8]" office:value-type="float" office:value="-444.103483878712" calcext:value-type="float">
            <text:p>-444</text:p>
          </table:table-cell>
          <table:table-cell table:style-name="ce77" table:formula="of:=[.I8]-[.$N8]" office:value-type="float" office:value="-356.29029875795" calcext:value-type="float">
            <text:p>-356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BONDY</text:p>
          </table:table-cell>
          <table:table-cell table:style-name="ce77" table:formula="of:=[.B9]-[.$N9]" office:value-type="float" office:value="-174.643376109447" calcext:value-type="float">
            <text:p>-175</text:p>
          </table:table-cell>
          <table:table-cell table:style-name="ce77" table:formula="of:=[.C9]-[.$N9]" office:value-type="float" office:value="70.4820547609619" calcext:value-type="float">
            <text:p>70</text:p>
          </table:table-cell>
          <table:table-cell table:style-name="ce77" table:formula="of:=[.D9]-[.$N9]" office:value-type="float" office:value="46.691675806056" calcext:value-type="float">
            <text:p>47</text:p>
          </table:table-cell>
          <table:table-cell table:style-name="ce77" table:formula="of:=[.E9]-[.$N9]" office:value-type="float" office:value="535.143208773814" calcext:value-type="float">
            <text:p>535</text:p>
          </table:table-cell>
          <table:table-cell table:style-name="ce77" table:formula="of:=[.F9]-[.$N9]" office:value-type="float" office:value="584.556267548575" calcext:value-type="float">
            <text:p>585</text:p>
          </table:table-cell>
          <table:table-cell table:style-name="ce77" table:formula="of:=[.G9]-[.$N9]" office:value-type="float" office:value="-411.721349237757" calcext:value-type="float">
            <text:p>-412</text:p>
          </table:table-cell>
          <table:table-cell table:style-name="ce77" table:formula="of:=[.H9]-[.$N9]" office:value-type="float" office:value="-412.521262554884" calcext:value-type="float">
            <text:p>-413</text:p>
          </table:table-cell>
          <table:table-cell table:style-name="ce77" table:formula="of:=[.I9]-[.$N9]" office:value-type="float" office:value="-237.987218987319" calcext:value-type="float">
            <text:p>-238</text:p>
          </table:table-cell>
          <table:table-cell table:style-name="ce6"/>
          <table:table-cell table:number-columns-repeated="9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CLICHY-SOUS-BOIS</text:p>
          </table:table-cell>
          <table:table-cell table:style-name="ce77" table:formula="of:=[.B10]-[.$N10]" office:value-type="float" office:value="-369.763770675367" calcext:value-type="float">
            <text:p>-370</text:p>
          </table:table-cell>
          <table:table-cell table:style-name="ce77" table:formula="of:=[.C10]-[.$N10]" office:value-type="float" office:value="477.76878183084" calcext:value-type="float">
            <text:p>478</text:p>
          </table:table-cell>
          <table:table-cell table:style-name="ce77" table:formula="of:=[.D10]-[.$N10]" office:value-type="float" office:value="430.249200538483" calcext:value-type="float">
            <text:p>430</text:p>
          </table:table-cell>
          <table:table-cell table:style-name="ce77" table:formula="of:=[.E10]-[.$N10]" office:value-type="float" office:value="522.423217514926" calcext:value-type="float">
            <text:p>522</text:p>
          </table:table-cell>
          <table:table-cell table:style-name="ce77" table:formula="of:=[.F10]-[.$N10]" office:value-type="float" office:value="282.080576771456" calcext:value-type="float">
            <text:p>282</text:p>
          </table:table-cell>
          <table:table-cell table:style-name="ce77" table:formula="of:=[.G10]-[.$N10]" office:value-type="float" office:value="-452.736074238408" calcext:value-type="float">
            <text:p>-453</text:p>
          </table:table-cell>
          <table:table-cell table:style-name="ce77" table:formula="of:=[.H10]-[.$N10]" office:value-type="float" office:value="-494.573486168892" calcext:value-type="float">
            <text:p>-495</text:p>
          </table:table-cell>
          <table:table-cell table:style-name="ce77" table:formula="of:=[.I10]-[.$N10]" office:value-type="float" office:value="-395.448445573038" calcext:value-type="float">
            <text:p>-395</text:p>
          </table:table-cell>
          <table:table-cell table:style-name="ce6"/>
          <table:table-cell table:number-columns-repeated="9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COUBRON</text:p>
          </table:table-cell>
          <table:table-cell table:style-name="ce77" table:formula="of:=[.B11]-[.$N11]" office:value-type="float" office:value="-193.651867289994" calcext:value-type="float">
            <text:p>-194</text:p>
          </table:table-cell>
          <table:table-cell table:style-name="ce77" table:formula="of:=[.C11]-[.$N11]" office:value-type="float" office:value="-148.482047434893" calcext:value-type="float">
            <text:p>-148</text:p>
          </table:table-cell>
          <table:table-cell table:style-name="ce77" table:formula="of:=[.D11]-[.$N11]" office:value-type="float" office:value="-158.348505237909" calcext:value-type="float">
            <text:p>-158</text:p>
          </table:table-cell>
          <table:table-cell table:style-name="ce77" table:formula="of:=[.E11]-[.$N11]" office:value-type="float" office:value="490.692162473077" calcext:value-type="float">
            <text:p>491</text:p>
          </table:table-cell>
          <table:table-cell table:style-name="ce77" table:formula="of:=[.F11]-[.$N11]" office:value-type="float" office:value="706.449423095751" calcext:value-type="float">
            <text:p>706</text:p>
          </table:table-cell>
          <table:table-cell table:style-name="ce77" table:formula="of:=[.G11]-[.$N11]" office:value-type="float" office:value="-240.93515101821" calcext:value-type="float">
            <text:p>-241</text:p>
          </table:table-cell>
          <table:table-cell table:style-name="ce77" table:formula="of:=[.H11]-[.$N11]" office:value-type="float" office:value="-244.749523448208" calcext:value-type="float">
            <text:p>-245</text:p>
          </table:table-cell>
          <table:table-cell table:style-name="ce77" table:formula="of:=[.I11]-[.$N11]" office:value-type="float" office:value="-210.974491139612" calcext:value-type="float">
            <text:p>-211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table:style-name="ce77" table:formula="of:=[.B12]-[.$N12]" office:value-type="float" office:value="-205.073885997431" calcext:value-type="float">
            <text:p>-205</text:p>
          </table:table-cell>
          <table:table-cell table:style-name="ce77" table:formula="of:=[.C12]-[.$N12]" office:value-type="float" office:value="-46.5701864205026" calcext:value-type="float">
            <text:p>-47</text:p>
          </table:table-cell>
          <table:table-cell table:style-name="ce77" table:formula="of:=[.D12]-[.$N12]" office:value-type="float" office:value="-71.2019131969166" calcext:value-type="float">
            <text:p>-71</text:p>
          </table:table-cell>
          <table:table-cell table:style-name="ce77" table:formula="of:=[.E12]-[.$N12]" office:value-type="float" office:value="553.230379630406" calcext:value-type="float">
            <text:p>553</text:p>
          </table:table-cell>
          <table:table-cell table:style-name="ce77" table:formula="of:=[.F12]-[.$N12]" office:value-type="float" office:value="682.954930657364" calcext:value-type="float">
            <text:p>683</text:p>
          </table:table-cell>
          <table:table-cell table:style-name="ce77" table:formula="of:=[.G12]-[.$N12]" office:value-type="float" office:value="-362.442589553749" calcext:value-type="float">
            <text:p>-362</text:p>
          </table:table-cell>
          <table:table-cell table:style-name="ce77" table:formula="of:=[.H12]-[.$N12]" office:value-type="float" office:value="-301.828217669193" calcext:value-type="float">
            <text:p>-302</text:p>
          </table:table-cell>
          <table:table-cell table:style-name="ce77" table:formula="of:=[.I12]-[.$N12]" office:value-type="float" office:value="-249.068517449978" calcext:value-type="float">
            <text:p>-249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table:style-name="ce77" table:formula="of:=[.B13]-[.$N13]" office:value-type="float" office:value="-406.5490377595" calcext:value-type="float">
            <text:p>-407</text:p>
          </table:table-cell>
          <table:table-cell table:style-name="ce77" table:formula="of:=[.C13]-[.$N13]" office:value-type="float" office:value="68.9993770891989" calcext:value-type="float">
            <text:p>69</text:p>
          </table:table-cell>
          <table:table-cell table:style-name="ce77" table:formula="of:=[.D13]-[.$N13]" office:value-type="float" office:value="-48.780529666607" calcext:value-type="float">
            <text:p>-49</text:p>
          </table:table-cell>
          <table:table-cell table:style-name="ce77" table:formula="of:=[.E13]-[.$N13]" office:value-type="float" office:value="815.413207138456" calcext:value-type="float">
            <text:p>815</text:p>
          </table:table-cell>
          <table:table-cell table:style-name="ce77" table:formula="of:=[.F13]-[.$N13]" office:value-type="float" office:value="861.775284900596" calcext:value-type="float">
            <text:p>862</text:p>
          </table:table-cell>
          <table:table-cell table:style-name="ce77" table:formula="of:=[.G13]-[.$N13]" office:value-type="float" office:value="-377.641806936136" calcext:value-type="float">
            <text:p>-378</text:p>
          </table:table-cell>
          <table:table-cell table:style-name="ce77" table:formula="of:=[.H13]-[.$N13]" office:value-type="float" office:value="-492.098175690534" calcext:value-type="float">
            <text:p>-492</text:p>
          </table:table-cell>
          <table:table-cell table:style-name="ce77" table:formula="of:=[.I13]-[.$N13]" office:value-type="float" office:value="-421.118319075474" calcext:value-type="float">
            <text:p>-421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table:style-name="ce77" table:formula="of:=[.B14]-[.$N14]" office:value-type="float" office:value="-264.364062447564" calcext:value-type="float">
            <text:p>-264</text:p>
          </table:table-cell>
          <table:table-cell table:style-name="ce77" table:formula="of:=[.C14]-[.$N14]" office:value-type="float" office:value="178.377255858829" calcext:value-type="float">
            <text:p>178</text:p>
          </table:table-cell>
          <table:table-cell table:style-name="ce77" table:formula="of:=[.D14]-[.$N14]" office:value-type="float" office:value="161.041114762198" calcext:value-type="float">
            <text:p>161</text:p>
          </table:table-cell>
          <table:table-cell table:style-name="ce77" table:formula="of:=[.E14]-[.$N14]" office:value-type="float" office:value="407.366165007365" calcext:value-type="float">
            <text:p>407</text:p>
          </table:table-cell>
          <table:table-cell table:style-name="ce77" table:formula="of:=[.F14]-[.$N14]" office:value-type="float" office:value="427.671202201839" calcext:value-type="float">
            <text:p>428</text:p>
          </table:table-cell>
          <table:table-cell table:style-name="ce77" table:formula="of:=[.G14]-[.$N14]" office:value-type="float" office:value="-319.827874927755" calcext:value-type="float">
            <text:p>-320</text:p>
          </table:table-cell>
          <table:table-cell table:style-name="ce77" table:formula="of:=[.H14]-[.$N14]" office:value-type="float" office:value="-312.707438661745" calcext:value-type="float">
            <text:p>-313</text:p>
          </table:table-cell>
          <table:table-cell table:style-name="ce77" table:formula="of:=[.I14]-[.$N14]" office:value-type="float" office:value="-277.556361793165" calcext:value-type="float">
            <text:p>-278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table:style-name="ce77" table:formula="of:=[.B15]-[.$N15]" office:value-type="float" office:value="-222.999915343326" calcext:value-type="float">
            <text:p>-223</text:p>
          </table:table-cell>
          <table:table-cell table:style-name="ce77" table:formula="of:=[.C15]-[.$N15]" office:value-type="float" office:value="-14.116015818245" calcext:value-type="float">
            <text:p>-14</text:p>
          </table:table-cell>
          <table:table-cell table:style-name="ce77" table:formula="of:=[.D15]-[.$N15]" office:value-type="float" office:value="-23.075094921836" calcext:value-type="float">
            <text:p>-23</text:p>
          </table:table-cell>
          <table:table-cell table:style-name="ce77" table:formula="of:=[.E15]-[.$N15]" office:value-type="float" office:value="439.95454938409" calcext:value-type="float">
            <text:p>440</text:p>
          </table:table-cell>
          <table:table-cell table:style-name="ce77" table:formula="of:=[.F15]-[.$N15]" office:value-type="float" office:value="582.404374752647" calcext:value-type="float">
            <text:p>582</text:p>
          </table:table-cell>
          <table:table-cell table:style-name="ce77" table:formula="of:=[.G15]-[.$N15]" office:value-type="float" office:value="-263.637007457703" calcext:value-type="float">
            <text:p>-264</text:p>
          </table:table-cell>
          <table:table-cell table:style-name="ce77" table:formula="of:=[.H15]-[.$N15]" office:value-type="float" office:value="-270.036210980014" calcext:value-type="float">
            <text:p>-270</text:p>
          </table:table-cell>
          <table:table-cell table:style-name="ce77" table:formula="of:=[.I15]-[.$N15]" office:value-type="float" office:value="-228.494679615613" calcext:value-type="float">
            <text:p>-228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table:style-name="ce77" table:formula="of:=[.B16]-[.$N16]" office:value-type="float" office:value="-205.753270809332" calcext:value-type="float">
            <text:p>-206</text:p>
          </table:table-cell>
          <table:table-cell table:style-name="ce77" table:formula="of:=[.C16]-[.$N16]" office:value-type="float" office:value="-220.484358078916" calcext:value-type="float">
            <text:p>-220</text:p>
          </table:table-cell>
          <table:table-cell table:style-name="ce77" table:formula="of:=[.D16]-[.$N16]" office:value-type="float" office:value="-229.265374783986" calcext:value-type="float">
            <text:p>-229</text:p>
          </table:table-cell>
          <table:table-cell table:style-name="ce77" table:formula="of:=[.E16]-[.$N16]" office:value-type="float" office:value="619.702470838134" calcext:value-type="float">
            <text:p>620</text:p>
          </table:table-cell>
          <table:table-cell table:style-name="ce77" table:formula="of:=[.F16]-[.$N16]" office:value-type="float" office:value="910.019942036286" calcext:value-type="float">
            <text:p>910</text:p>
          </table:table-cell>
          <table:table-cell table:style-name="ce77" table:formula="of:=[.G16]-[.$N16]" office:value-type="float" office:value="-316.903191604262" calcext:value-type="float">
            <text:p>-317</text:p>
          </table:table-cell>
          <table:table-cell table:style-name="ce77" table:formula="of:=[.H16]-[.$N16]" office:value-type="float" office:value="-317.877845982142" calcext:value-type="float">
            <text:p>-318</text:p>
          </table:table-cell>
          <table:table-cell table:style-name="ce77" table:formula="of:=[.I16]-[.$N16]" office:value-type="float" office:value="-239.438371615783" calcext:value-type="float">
            <text:p>-239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table:style-name="ce77" table:formula="of:=[.B17]-[.$N17]" office:value-type="float" office:value="-254.35086807555" calcext:value-type="float">
            <text:p>-254</text:p>
          </table:table-cell>
          <table:table-cell table:style-name="ce77" table:formula="of:=[.C17]-[.$N17]" office:value-type="float" office:value="-30.4807356328461" calcext:value-type="float">
            <text:p>-30</text:p>
          </table:table-cell>
          <table:table-cell table:style-name="ce77" table:formula="of:=[.D17]-[.$N17]" office:value-type="float" office:value="-62.8366034204771" calcext:value-type="float">
            <text:p>-63</text:p>
          </table:table-cell>
          <table:table-cell table:style-name="ce77" table:formula="of:=[.E17]-[.$N17]" office:value-type="float" office:value="601.354522918346" calcext:value-type="float">
            <text:p>601</text:p>
          </table:table-cell>
          <table:table-cell table:style-name="ce77" table:formula="of:=[.F17]-[.$N17]" office:value-type="float" office:value="578.175375158356" calcext:value-type="float">
            <text:p>578</text:p>
          </table:table-cell>
          <table:table-cell table:style-name="ce77" table:formula="of:=[.G17]-[.$N17]" office:value-type="float" office:value="-306.467952032708" calcext:value-type="float">
            <text:p>-306</text:p>
          </table:table-cell>
          <table:table-cell table:style-name="ce77" table:formula="of:=[.H17]-[.$N17]" office:value-type="float" office:value="-245.519316768398" calcext:value-type="float">
            <text:p>-246</text:p>
          </table:table-cell>
          <table:table-cell table:style-name="ce77" table:formula="of:=[.I17]-[.$N17]" office:value-type="float" office:value="-279.874422146723" calcext:value-type="float">
            <text:p>-280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A COURNEUVE</text:p>
          </table:table-cell>
          <table:table-cell table:style-name="ce77" table:formula="of:=[.B18]-[.$N18]" office:value-type="float" office:value="-256.738787085791" calcext:value-type="float">
            <text:p>-257</text:p>
          </table:table-cell>
          <table:table-cell table:style-name="ce77" table:formula="of:=[.C18]-[.$N18]" office:value-type="float" office:value="121.921538571338" calcext:value-type="float">
            <text:p>122</text:p>
          </table:table-cell>
          <table:table-cell table:style-name="ce77" table:formula="of:=[.D18]-[.$N18]" office:value-type="float" office:value="-10.2499810209559" calcext:value-type="float">
            <text:p>-10</text:p>
          </table:table-cell>
          <table:table-cell table:style-name="ce77" table:formula="of:=[.E18]-[.$N18]" office:value-type="float" office:value="604.938594334832" calcext:value-type="float">
            <text:p>605</text:p>
          </table:table-cell>
          <table:table-cell table:style-name="ce77" table:formula="of:=[.F18]-[.$N18]" office:value-type="float" office:value="492.980725485843" calcext:value-type="float">
            <text:p>493</text:p>
          </table:table-cell>
          <table:table-cell table:style-name="ce77" table:formula="of:=[.G18]-[.$N18]" office:value-type="float" office:value="-301.806157087272" calcext:value-type="float">
            <text:p>-302</text:p>
          </table:table-cell>
          <table:table-cell table:style-name="ce77" table:formula="of:=[.H18]-[.$N18]" office:value-type="float" office:value="-344.638823880818" calcext:value-type="float">
            <text:p>-345</text:p>
          </table:table-cell>
          <table:table-cell table:style-name="ce77" table:formula="of:=[.I18]-[.$N18]" office:value-type="float" office:value="-306.407109317177" calcext:value-type="float">
            <text:p>-306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E BLANC-MESNIL</text:p>
          </table:table-cell>
          <table:table-cell table:style-name="ce77" table:formula="of:=[.B19]-[.$N19]" office:value-type="float" office:value="-226.597052152545" calcext:value-type="float">
            <text:p>-227</text:p>
          </table:table-cell>
          <table:table-cell table:style-name="ce77" table:formula="of:=[.C19]-[.$N19]" office:value-type="float" office:value="-55.7122483988626" calcext:value-type="float">
            <text:p>-56</text:p>
          </table:table-cell>
          <table:table-cell table:style-name="ce77" table:formula="of:=[.D19]-[.$N19]" office:value-type="float" office:value="-83.5690281440506" calcext:value-type="float">
            <text:p>-84</text:p>
          </table:table-cell>
          <table:table-cell table:style-name="ce77" table:formula="of:=[.E19]-[.$N19]" office:value-type="float" office:value="503.267684473252" calcext:value-type="float">
            <text:p>503</text:p>
          </table:table-cell>
          <table:table-cell table:style-name="ce77" table:formula="of:=[.F19]-[.$N19]" office:value-type="float" office:value="884.485530387353" calcext:value-type="float">
            <text:p>884</text:p>
          </table:table-cell>
          <table:table-cell table:style-name="ce77" table:formula="of:=[.G19]-[.$N19]" office:value-type="float" office:value="-384.949015985683" calcext:value-type="float">
            <text:p>-385</text:p>
          </table:table-cell>
          <table:table-cell table:style-name="ce77" table:formula="of:=[.H19]-[.$N19]" office:value-type="float" office:value="-378.536269907185" calcext:value-type="float">
            <text:p>-379</text:p>
          </table:table-cell>
          <table:table-cell table:style-name="ce77" table:formula="of:=[.I19]-[.$N19]" office:value-type="float" office:value="-258.389600272279" calcext:value-type="float">
            <text:p>-258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table:style-name="ce77" table:formula="of:=[.B20]-[.$N20]" office:value-type="float" office:value="-148.505821620714" calcext:value-type="float">
            <text:p>-149</text:p>
          </table:table-cell>
          <table:table-cell table:style-name="ce77" table:formula="of:=[.C20]-[.$N20]" office:value-type="float" office:value="-251.11211012105" calcext:value-type="float">
            <text:p>-251</text:p>
          </table:table-cell>
          <table:table-cell table:style-name="ce77" table:formula="of:=[.D20]-[.$N20]" office:value-type="float" office:value="-264.220590954944" calcext:value-type="float">
            <text:p>-264</text:p>
          </table:table-cell>
          <table:table-cell table:style-name="ce77" table:formula="of:=[.E20]-[.$N20]" office:value-type="float" office:value="547.9895764963" calcext:value-type="float">
            <text:p>548</text:p>
          </table:table-cell>
          <table:table-cell table:style-name="ce77" table:formula="of:=[.F20]-[.$N20]" office:value-type="float" office:value="939.761655178216" calcext:value-type="float">
            <text:p>940</text:p>
          </table:table-cell>
          <table:table-cell table:style-name="ce77" table:formula="of:=[.G20]-[.$N20]" office:value-type="float" office:value="-362.217430228649" calcext:value-type="float">
            <text:p>-362</text:p>
          </table:table-cell>
          <table:table-cell table:style-name="ce77" table:formula="of:=[.H20]-[.$N20]" office:value-type="float" office:value="-275.024155178212" calcext:value-type="float">
            <text:p>-275</text:p>
          </table:table-cell>
          <table:table-cell table:style-name="ce77" table:formula="of:=[.I20]-[.$N20]" office:value-type="float" office:value="-186.671123570949" calcext:value-type="float">
            <text:p>-187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table:style-name="ce77" table:formula="of:=[.B21]-[.$N21]" office:value-type="float" office:value="-242.86404030923" calcext:value-type="float">
            <text:p>-243</text:p>
          </table:table-cell>
          <table:table-cell table:style-name="ce77" table:formula="of:=[.C21]-[.$N21]" office:value-type="float" office:value="-16.0531132117312" calcext:value-type="float">
            <text:p>-16</text:p>
          </table:table-cell>
          <table:table-cell table:style-name="ce77" table:formula="of:=[.D21]-[.$N21]" office:value-type="float" office:value="-22.4751796694852" calcext:value-type="float">
            <text:p>-22</text:p>
          </table:table-cell>
          <table:table-cell table:style-name="ce77" table:formula="of:=[.E21]-[.$N21]" office:value-type="float" office:value="471.113764929344" calcext:value-type="float">
            <text:p>471</text:p>
          </table:table-cell>
          <table:table-cell table:style-name="ce77" table:formula="of:=[.F21]-[.$N21]" office:value-type="float" office:value="724.059024788628" calcext:value-type="float">
            <text:p>724</text:p>
          </table:table-cell>
          <table:table-cell table:style-name="ce77" table:formula="of:=[.G21]-[.$N21]" office:value-type="float" office:value="-326.262443904098" calcext:value-type="float">
            <text:p>-326</text:p>
          </table:table-cell>
          <table:table-cell table:style-name="ce77" table:formula="of:=[.H21]-[.$N21]" office:value-type="float" office:value="-330.721085185952" calcext:value-type="float">
            <text:p>-331</text:p>
          </table:table-cell>
          <table:table-cell table:style-name="ce77" table:formula="of:=[.I21]-[.$N21]" office:value-type="float" office:value="-256.796927437475" calcext:value-type="float">
            <text:p>-257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table:style-name="ce77" table:formula="of:=[.B22]-[.$N22]" office:value-type="float" office:value="-261.178128735852" calcext:value-type="float">
            <text:p>-261</text:p>
          </table:table-cell>
          <table:table-cell table:style-name="ce77" table:formula="of:=[.C22]-[.$N22]" office:value-type="float" office:value="-204.138777343254" calcext:value-type="float">
            <text:p>-204</text:p>
          </table:table-cell>
          <table:table-cell table:style-name="ce77" table:formula="of:=[.D22]-[.$N22]" office:value-type="float" office:value="-216.623069598118" calcext:value-type="float">
            <text:p>-217</text:p>
          </table:table-cell>
          <table:table-cell table:style-name="ce77" table:formula="of:=[.E22]-[.$N22]" office:value-type="float" office:value="665.332420672774" calcext:value-type="float">
            <text:p>665</text:p>
          </table:table-cell>
          <table:table-cell table:style-name="ce77" table:formula="of:=[.F22]-[.$N22]" office:value-type="float" office:value="891.041392651234" calcext:value-type="float">
            <text:p>891</text:p>
          </table:table-cell>
          <table:table-cell table:style-name="ce77" table:formula="of:=[.G22]-[.$N22]" office:value-type="float" office:value="-337.728457702743" calcext:value-type="float">
            <text:p>-338</text:p>
          </table:table-cell>
          <table:table-cell table:style-name="ce77" table:formula="of:=[.H22]-[.$N22]" office:value-type="float" office:value="-246.678646349994" calcext:value-type="float">
            <text:p>-247</text:p>
          </table:table-cell>
          <table:table-cell table:style-name="ce77" table:formula="of:=[.I22]-[.$N22]" office:value-type="float" office:value="-290.026733594049" calcext:value-type="float">
            <text:p>-290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table:style-name="ce77" table:formula="of:=[.B23]-[.$N23]" office:value-type="float" office:value="-228.17115182545" calcext:value-type="float">
            <text:p>-228</text:p>
          </table:table-cell>
          <table:table-cell table:style-name="ce77" table:formula="of:=[.C23]-[.$N23]" office:value-type="float" office:value="-169.251383406132" calcext:value-type="float">
            <text:p>-169</text:p>
          </table:table-cell>
          <table:table-cell table:style-name="ce77" table:formula="of:=[.D23]-[.$N23]" office:value-type="float" office:value="-177.980228387177" calcext:value-type="float">
            <text:p>-178</text:p>
          </table:table-cell>
          <table:table-cell table:style-name="ce77" table:formula="of:=[.E23]-[.$N23]" office:value-type="float" office:value="582.922231642492" calcext:value-type="float">
            <text:p>583</text:p>
          </table:table-cell>
          <table:table-cell table:style-name="ce77" table:formula="of:=[.F23]-[.$N23]" office:value-type="float" office:value="784.625507561401" calcext:value-type="float">
            <text:p>785</text:p>
          </table:table-cell>
          <table:table-cell table:style-name="ce77" table:formula="of:=[.G23]-[.$N23]" office:value-type="float" office:value="-276.894930876051" calcext:value-type="float">
            <text:p>-277</text:p>
          </table:table-cell>
          <table:table-cell table:style-name="ce77" table:formula="of:=[.H23]-[.$N23]" office:value-type="float" office:value="-282.849562489699" calcext:value-type="float">
            <text:p>-283</text:p>
          </table:table-cell>
          <table:table-cell table:style-name="ce77" table:formula="of:=[.I23]-[.$N23]" office:value-type="float" office:value="-232.400482219384" calcext:value-type="float">
            <text:p>-232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table:style-name="ce77" table:formula="of:=[.B24]-[.$N24]" office:value-type="float" office:value="-230.191485406118" calcext:value-type="float">
            <text:p>-230</text:p>
          </table:table-cell>
          <table:table-cell table:style-name="ce77" table:formula="of:=[.C24]-[.$N24]" office:value-type="float" office:value="-140.350284142541" calcext:value-type="float">
            <text:p>-140</text:p>
          </table:table-cell>
          <table:table-cell table:style-name="ce77" table:formula="of:=[.D24]-[.$N24]" office:value-type="float" office:value="-150.950236325674" calcext:value-type="float">
            <text:p>-151</text:p>
          </table:table-cell>
          <table:table-cell table:style-name="ce77" table:formula="of:=[.E24]-[.$N24]" office:value-type="float" office:value="609.756411733524" calcext:value-type="float">
            <text:p>610</text:p>
          </table:table-cell>
          <table:table-cell table:style-name="ce77" table:formula="of:=[.F24]-[.$N24]" office:value-type="float" office:value="771.637921534896" calcext:value-type="float">
            <text:p>772</text:p>
          </table:table-cell>
          <table:table-cell table:style-name="ce77" table:formula="of:=[.G24]-[.$N24]" office:value-type="float" office:value="-303.412026104548" calcext:value-type="float">
            <text:p>-303</text:p>
          </table:table-cell>
          <table:table-cell table:style-name="ce77" table:formula="of:=[.H24]-[.$N24]" office:value-type="float" office:value="-307.887962968973" calcext:value-type="float">
            <text:p>-308</text:p>
          </table:table-cell>
          <table:table-cell table:style-name="ce77" table:formula="of:=[.I24]-[.$N24]" office:value-type="float" office:value="-248.602338320567" calcext:value-type="float">
            <text:p>-249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table:style-name="ce77" table:formula="of:=[.B25]-[.$N25]" office:value-type="float" office:value="-161.905999911032" calcext:value-type="float">
            <text:p>-162</text:p>
          </table:table-cell>
          <table:table-cell table:style-name="ce77" table:formula="of:=[.C25]-[.$N25]" office:value-type="float" office:value="-17.8809842526691" calcext:value-type="float">
            <text:p>-18</text:p>
          </table:table-cell>
          <table:table-cell table:style-name="ce77" table:formula="of:=[.D25]-[.$N25]" office:value-type="float" office:value="-43.2505870996441" calcext:value-type="float">
            <text:p>-43</text:p>
          </table:table-cell>
          <table:table-cell table:style-name="ce77" table:formula="of:=[.E25]-[.$N25]" office:value-type="float" office:value="464.918995818505" calcext:value-type="float">
            <text:p>465</text:p>
          </table:table-cell>
          <table:table-cell table:style-name="ce77" table:formula="of:=[.F25]-[.$N25]" office:value-type="float" office:value="685.963220729538" calcext:value-type="float">
            <text:p>686</text:p>
          </table:table-cell>
          <table:table-cell table:style-name="ce77" table:formula="of:=[.G25]-[.$N25]" office:value-type="float" office:value="-363.088672508897" calcext:value-type="float">
            <text:p>-363</text:p>
          </table:table-cell>
          <table:table-cell table:style-name="ce77" table:formula="of:=[.H25]-[.$N25]" office:value-type="float" office:value="-382.977597775801" calcext:value-type="float">
            <text:p>-383</text:p>
          </table:table-cell>
          <table:table-cell table:style-name="ce77" table:formula="of:=[.I25]-[.$N25]" office:value-type="float" office:value="-181.778375" calcext:value-type="float">
            <text:p>-182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table:style-name="ce77" table:formula="of:=[.B26]-[.$N26]" office:value-type="float" office:value="-184.847104738144" calcext:value-type="float">
            <text:p>-185</text:p>
          </table:table-cell>
          <table:table-cell table:style-name="ce77" table:formula="of:=[.C26]-[.$N26]" office:value-type="float" office:value="-231.657544899891" calcext:value-type="float">
            <text:p>-232</text:p>
          </table:table-cell>
          <table:table-cell table:style-name="ce77" table:formula="of:=[.D26]-[.$N26]" office:value-type="float" office:value="-251.507543650192" calcext:value-type="float">
            <text:p>-252</text:p>
          </table:table-cell>
          <table:table-cell table:style-name="ce77" table:formula="of:=[.E26]-[.$N26]" office:value-type="float" office:value="665.412967387327" calcext:value-type="float">
            <text:p>665</text:p>
          </table:table-cell>
          <table:table-cell table:style-name="ce77" table:formula="of:=[.F26]-[.$N26]" office:value-type="float" office:value="979.251443022666" calcext:value-type="float">
            <text:p>979</text:p>
          </table:table-cell>
          <table:table-cell table:style-name="ce77" table:formula="of:=[.G26]-[.$N26]" office:value-type="float" office:value="-375.60226188776" calcext:value-type="float">
            <text:p>-376</text:p>
          </table:table-cell>
          <table:table-cell table:style-name="ce77" table:formula="of:=[.H26]-[.$N26]" office:value-type="float" office:value="-367.929232171709" calcext:value-type="float">
            <text:p>-368</text:p>
          </table:table-cell>
          <table:table-cell table:style-name="ce77" table:formula="of:=[.I26]-[.$N26]" office:value-type="float" office:value="-233.120723062298" calcext:value-type="float">
            <text:p>-233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table:style-name="ce77" table:formula="of:=[.B27]-[.$N27]" office:value-type="float" office:value="-242.514519570063" calcext:value-type="float">
            <text:p>-243</text:p>
          </table:table-cell>
          <table:table-cell table:style-name="ce77" table:formula="of:=[.C27]-[.$N27]" office:value-type="float" office:value="-142.552932143189" calcext:value-type="float">
            <text:p>-143</text:p>
          </table:table-cell>
          <table:table-cell table:style-name="ce77" table:formula="of:=[.D27]-[.$N27]" office:value-type="float" office:value="-153.104810219148" calcext:value-type="float">
            <text:p>-153</text:p>
          </table:table-cell>
          <table:table-cell table:style-name="ce77" table:formula="of:=[.E27]-[.$N27]" office:value-type="float" office:value="575.736889567276" calcext:value-type="float">
            <text:p>576</text:p>
          </table:table-cell>
          <table:table-cell table:style-name="ce77" table:formula="of:=[.F27]-[.$N27]" office:value-type="float" office:value="795.345788722259" calcext:value-type="float">
            <text:p>795</text:p>
          </table:table-cell>
          <table:table-cell table:style-name="ce77" table:formula="of:=[.G27]-[.$N27]" office:value-type="float" office:value="-281.948992594485" calcext:value-type="float">
            <text:p>-282</text:p>
          </table:table-cell>
          <table:table-cell table:style-name="ce77" table:formula="of:=[.H27]-[.$N27]" office:value-type="float" office:value="-288.064602214691" calcext:value-type="float">
            <text:p>-288</text:p>
          </table:table-cell>
          <table:table-cell table:style-name="ce77" table:formula="of:=[.I27]-[.$N27]" office:value-type="float" office:value="-262.896821547962" calcext:value-type="float">
            <text:p>-263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table:style-name="ce77" table:formula="of:=[.B28]-[.$N28]" office:value-type="float" office:value="-282.165183785435" calcext:value-type="float">
            <text:p>-282</text:p>
          </table:table-cell>
          <table:table-cell table:style-name="ce77" table:formula="of:=[.C28]-[.$N28]" office:value-type="float" office:value="-3.6066046520894" calcext:value-type="float">
            <text:p>-4</text:p>
          </table:table-cell>
          <table:table-cell table:style-name="ce77" table:formula="of:=[.D28]-[.$N28]" office:value-type="float" office:value="-17.7421289752654" calcext:value-type="float">
            <text:p>-18</text:p>
          </table:table-cell>
          <table:table-cell table:style-name="ce77" table:formula="of:=[.E28]-[.$N28]" office:value-type="float" office:value="651.972005034672" calcext:value-type="float">
            <text:p>652</text:p>
          </table:table-cell>
          <table:table-cell table:style-name="ce77" table:formula="of:=[.F28]-[.$N28]" office:value-type="float" office:value="566.69821216026" calcext:value-type="float">
            <text:p>567</text:p>
          </table:table-cell>
          <table:table-cell table:style-name="ce77" table:formula="of:=[.G28]-[.$N28]" office:value-type="float" office:value="-309.191025067085" calcext:value-type="float">
            <text:p>-309</text:p>
          </table:table-cell>
          <table:table-cell table:style-name="ce77" table:formula="of:=[.H28]-[.$N28]" office:value-type="float" office:value="-314.223569236696" calcext:value-type="float">
            <text:p>-314</text:p>
          </table:table-cell>
          <table:table-cell table:style-name="ce77" table:formula="of:=[.I28]-[.$N28]" office:value-type="float" office:value="-291.74170547836" calcext:value-type="float">
            <text:p>-292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table:style-name="ce77" table:formula="of:=[.B29]-[.$N29]" office:value-type="float" office:value="-198.707304024077" calcext:value-type="float">
            <text:p>-199</text:p>
          </table:table-cell>
          <table:table-cell table:style-name="ce77" table:formula="of:=[.C29]-[.$N29]" office:value-type="float" office:value="-247.479493811287" calcext:value-type="float">
            <text:p>-247</text:p>
          </table:table-cell>
          <table:table-cell table:style-name="ce77" table:formula="of:=[.D29]-[.$N29]" office:value-type="float" office:value="-288.532725506542" calcext:value-type="float">
            <text:p>-289</text:p>
          </table:table-cell>
          <table:table-cell table:style-name="ce77" table:formula="of:=[.E29]-[.$N29]" office:value-type="float" office:value="624.489384307796" calcext:value-type="float">
            <text:p>624</text:p>
          </table:table-cell>
          <table:table-cell table:style-name="ce77" table:formula="of:=[.F29]-[.$N29]" office:value-type="float" office:value="1007.78963863849" calcext:value-type="float">
            <text:p>1008</text:p>
          </table:table-cell>
          <table:table-cell table:style-name="ce77" table:formula="of:=[.G29]-[.$N29]" office:value-type="float" office:value="-341.072514129483" calcext:value-type="float">
            <text:p>-341</text:p>
          </table:table-cell>
          <table:table-cell table:style-name="ce77" table:formula="of:=[.H29]-[.$N29]" office:value-type="float" office:value="-336.323034659621" calcext:value-type="float">
            <text:p>-336</text:p>
          </table:table-cell>
          <table:table-cell table:style-name="ce77" table:formula="of:=[.I29]-[.$N29]" office:value-type="float" office:value="-220.163950815271" calcext:value-type="float">
            <text:p>-220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table:style-name="ce77" table:formula="of:=[.B30]-[.$N30]" office:value-type="float" office:value="-197.644438691081" calcext:value-type="float">
            <text:p>-198</text:p>
          </table:table-cell>
          <table:table-cell table:style-name="ce77" table:formula="of:=[.C30]-[.$N30]" office:value-type="float" office:value="-10.7443988892255" calcext:value-type="float">
            <text:p>-11</text:p>
          </table:table-cell>
          <table:table-cell table:style-name="ce77" table:formula="of:=[.D30]-[.$N30]" office:value-type="float" office:value="-41.3184826894375" calcext:value-type="float">
            <text:p>-41</text:p>
          </table:table-cell>
          <table:table-cell table:style-name="ce77" table:formula="of:=[.E30]-[.$N30]" office:value-type="float" office:value="488.700329744317" calcext:value-type="float">
            <text:p>489</text:p>
          </table:table-cell>
          <table:table-cell table:style-name="ce77" table:formula="of:=[.F30]-[.$N30]" office:value-type="float" office:value="713.654067008805" calcext:value-type="float">
            <text:p>714</text:p>
          </table:table-cell>
          <table:table-cell table:style-name="ce77" table:formula="of:=[.G30]-[.$N30]" office:value-type="float" office:value="-341.151379788661" calcext:value-type="float">
            <text:p>-341</text:p>
          </table:table-cell>
          <table:table-cell table:style-name="ce77" table:formula="of:=[.H30]-[.$N30]" office:value-type="float" office:value="-366.659459132795" calcext:value-type="float">
            <text:p>-367</text:p>
          </table:table-cell>
          <table:table-cell table:style-name="ce77" table:formula="of:=[.I30]-[.$N30]" office:value-type="float" office:value="-244.83623756192" calcext:value-type="float">
            <text:p>-245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PANTIN</text:p>
          </table:table-cell>
          <table:table-cell table:style-name="ce77" table:formula="of:=[.B31]-[.$N31]" office:value-type="float" office:value="-223.790249983595" calcext:value-type="float">
            <text:p>-224</text:p>
          </table:table-cell>
          <table:table-cell table:style-name="ce77" table:formula="of:=[.C31]-[.$N31]" office:value-type="float" office:value="-296.245746792926" calcext:value-type="float">
            <text:p>-296</text:p>
          </table:table-cell>
          <table:table-cell table:style-name="ce77" table:formula="of:=[.D31]-[.$N31]" office:value-type="float" office:value="-350.687323918535" calcext:value-type="float">
            <text:p>-351</text:p>
          </table:table-cell>
          <table:table-cell table:style-name="ce77" table:formula="of:=[.E31]-[.$N31]" office:value-type="float" office:value="705.297950774289" calcext:value-type="float">
            <text:p>705</text:p>
          </table:table-cell>
          <table:table-cell table:style-name="ce77" table:formula="of:=[.F31]-[.$N31]" office:value-type="float" office:value="1223.43759610968" calcext:value-type="float">
            <text:p>1223</text:p>
          </table:table-cell>
          <table:table-cell table:style-name="ce77" table:formula="of:=[.G31]-[.$N31]" office:value-type="float" office:value="-378.668179903705" calcext:value-type="float">
            <text:p>-379</text:p>
          </table:table-cell>
          <table:table-cell table:style-name="ce77" table:formula="of:=[.H31]-[.$N31]" office:value-type="float" office:value="-420.195452332715" calcext:value-type="float">
            <text:p>-420</text:p>
          </table:table-cell>
          <table:table-cell table:style-name="ce77" table:formula="of:=[.I31]-[.$N31]" office:value-type="float" office:value="-259.148593952492" calcext:value-type="float">
            <text:p>-259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table:style-name="ce77" table:formula="of:=[.B32]-[.$N32]" office:value-type="float" office:value="-214.596924959909" calcext:value-type="float">
            <text:p>-215</text:p>
          </table:table-cell>
          <table:table-cell table:style-name="ce77" table:formula="of:=[.C32]-[.$N32]" office:value-type="float" office:value="81.3212968374143" calcext:value-type="float">
            <text:p>81</text:p>
          </table:table-cell>
          <table:table-cell table:style-name="ce77" table:formula="of:=[.D32]-[.$N32]" office:value-type="float" office:value="40.1870564130633" calcext:value-type="float">
            <text:p>40</text:p>
          </table:table-cell>
          <table:table-cell table:style-name="ce77" table:formula="of:=[.E32]-[.$N32]" office:value-type="float" office:value="552.228351669956" calcext:value-type="float">
            <text:p>552</text:p>
          </table:table-cell>
          <table:table-cell table:style-name="ce77" table:formula="of:=[.F32]-[.$N32]" office:value-type="float" office:value="483.11214738944" calcext:value-type="float">
            <text:p>483</text:p>
          </table:table-cell>
          <table:table-cell table:style-name="ce77" table:formula="of:=[.G32]-[.$N32]" office:value-type="float" office:value="-324.828402169555" calcext:value-type="float">
            <text:p>-325</text:p>
          </table:table-cell>
          <table:table-cell table:style-name="ce77" table:formula="of:=[.H32]-[.$N32]" office:value-type="float" office:value="-364.162138677296" calcext:value-type="float">
            <text:p>-364</text:p>
          </table:table-cell>
          <table:table-cell table:style-name="ce77" table:formula="of:=[.I32]-[.$N32]" office:value-type="float" office:value="-253.261386503115" calcext:value-type="float">
            <text:p>-253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RAINCY (LE )</text:p>
          </table:table-cell>
          <table:table-cell table:style-name="ce77" table:formula="of:=[.B33]-[.$N33]" office:value-type="float" office:value="-195.253910377672" calcext:value-type="float">
            <text:p>-195</text:p>
          </table:table-cell>
          <table:table-cell table:style-name="ce77" table:formula="of:=[.C33]-[.$N33]" office:value-type="float" office:value="-90.0818202409397" calcext:value-type="float">
            <text:p>-90</text:p>
          </table:table-cell>
          <table:table-cell table:style-name="ce77" table:formula="of:=[.D33]-[.$N33]" office:value-type="float" office:value="-108.292979805523" calcext:value-type="float">
            <text:p>-108</text:p>
          </table:table-cell>
          <table:table-cell table:style-name="ce77" table:formula="of:=[.E33]-[.$N33]" office:value-type="float" office:value="240.963173785344" calcext:value-type="float">
            <text:p>241</text:p>
          </table:table-cell>
          <table:table-cell table:style-name="ce77" table:formula="of:=[.F33]-[.$N33]" office:value-type="float" office:value="783.859894215453" calcext:value-type="float">
            <text:p>784</text:p>
          </table:table-cell>
          <table:table-cell table:style-name="ce77" table:formula="of:=[.G33]-[.$N33]" office:value-type="float" office:value="-216.537636648746" calcext:value-type="float">
            <text:p>-217</text:p>
          </table:table-cell>
          <table:table-cell table:style-name="ce77" table:formula="of:=[.H33]-[.$N33]" office:value-type="float" office:value="-218.060469517457" calcext:value-type="float">
            <text:p>-218</text:p>
          </table:table-cell>
          <table:table-cell table:style-name="ce77" table:formula="of:=[.I33]-[.$N33]" office:value-type="float" office:value="-196.596251410461" calcext:value-type="float">
            <text:p>-197</text:p>
          </table:table-cell>
          <table:table-cell table:style-name="ce6"/>
          <table:table-cell table:number-columns-repeated="9"/>
          <table:table-cell table:style-name="ce6"/>
          <table:table-cell table:number-columns-repeated="3"/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table:style-name="ce77" table:formula="of:=[.B34]-[.$N34]" office:value-type="float" office:value="-215.188887810035" calcext:value-type="float">
            <text:p>-215</text:p>
          </table:table-cell>
          <table:table-cell table:style-name="ce77" table:formula="of:=[.C34]-[.$N34]" office:value-type="float" office:value="-164.24050524098" calcext:value-type="float">
            <text:p>-164</text:p>
          </table:table-cell>
          <table:table-cell table:style-name="ce77" table:formula="of:=[.D34]-[.$N34]" office:value-type="float" office:value="-202.019197920104" calcext:value-type="float">
            <text:p>-202</text:p>
          </table:table-cell>
          <table:table-cell table:style-name="ce77" table:formula="of:=[.E34]-[.$N34]" office:value-type="float" office:value="476.027161735596" calcext:value-type="float">
            <text:p>476</text:p>
          </table:table-cell>
          <table:table-cell table:style-name="ce77" table:formula="of:=[.F34]-[.$N34]" office:value-type="float" office:value="1103.4838461971" calcext:value-type="float">
            <text:p>1103</text:p>
          </table:table-cell>
          <table:table-cell table:style-name="ce77" table:formula="of:=[.G34]-[.$N34]" office:value-type="float" office:value="-362.333326822722" calcext:value-type="float">
            <text:p>-362</text:p>
          </table:table-cell>
          <table:table-cell table:style-name="ce77" table:formula="of:=[.H34]-[.$N34]" office:value-type="float" office:value="-387.646814511292" calcext:value-type="float">
            <text:p>-388</text:p>
          </table:table-cell>
          <table:table-cell table:style-name="ce77" table:formula="of:=[.I34]-[.$N34]" office:value-type="float" office:value="-248.082275627568" calcext:value-type="float">
            <text:p>-248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table:style-name="ce77" table:formula="of:=[.B35]-[.$N35]" office:value-type="float" office:value="-178.946282410537" calcext:value-type="float">
            <text:p>-179</text:p>
          </table:table-cell>
          <table:table-cell table:style-name="ce77" table:formula="of:=[.C35]-[.$N35]" office:value-type="float" office:value="-209.810241675207" calcext:value-type="float">
            <text:p>-210</text:p>
          </table:table-cell>
          <table:table-cell table:style-name="ce77" table:formula="of:=[.D35]-[.$N35]" office:value-type="float" office:value="-230.42835712105" calcext:value-type="float">
            <text:p>-230</text:p>
          </table:table-cell>
          <table:table-cell table:style-name="ce77" table:formula="of:=[.E35]-[.$N35]" office:value-type="float" office:value="581.097337756504" calcext:value-type="float">
            <text:p>581</text:p>
          </table:table-cell>
          <table:table-cell table:style-name="ce77" table:formula="of:=[.F35]-[.$N35]" office:value-type="float" office:value="966.636492084089" calcext:value-type="float">
            <text:p>967</text:p>
          </table:table-cell>
          <table:table-cell table:style-name="ce77" table:formula="of:=[.G35]-[.$N35]" office:value-type="float" office:value="-356.974271594304" calcext:value-type="float">
            <text:p>-357</text:p>
          </table:table-cell>
          <table:table-cell table:style-name="ce77" table:formula="of:=[.H35]-[.$N35]" office:value-type="float" office:value="-343.843454052816" calcext:value-type="float">
            <text:p>-344</text:p>
          </table:table-cell>
          <table:table-cell table:style-name="ce77" table:formula="of:=[.I35]-[.$N35]" office:value-type="float" office:value="-227.731222986676" calcext:value-type="float">
            <text:p>-228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table:style-name="ce77" table:formula="of:=[.B36]-[.$N36]" office:value-type="float" office:value="-235.013763492969" calcext:value-type="float">
            <text:p>-235</text:p>
          </table:table-cell>
          <table:table-cell table:style-name="ce77" table:formula="of:=[.C36]-[.$N36]" office:value-type="float" office:value="-88.5130003942254" calcext:value-type="float">
            <text:p>-89</text:p>
          </table:table-cell>
          <table:table-cell table:style-name="ce77" table:formula="of:=[.D36]-[.$N36]" office:value-type="float" office:value="-146.263920050618" calcext:value-type="float">
            <text:p>-146</text:p>
          </table:table-cell>
          <table:table-cell table:style-name="ce77" table:formula="of:=[.E36]-[.$N36]" office:value-type="float" office:value="667.626395068477" calcext:value-type="float">
            <text:p>668</text:p>
          </table:table-cell>
          <table:table-cell table:style-name="ce77" table:formula="of:=[.F36]-[.$N36]" office:value-type="float" office:value="807.182831182156" calcext:value-type="float">
            <text:p>807</text:p>
          </table:table-cell>
          <table:table-cell table:style-name="ce77" table:formula="of:=[.G36]-[.$N36]" office:value-type="float" office:value="-346.794508470405" calcext:value-type="float">
            <text:p>-347</text:p>
          </table:table-cell>
          <table:table-cell table:style-name="ce77" table:formula="of:=[.H36]-[.$N36]" office:value-type="float" office:value="-386.011245328101" calcext:value-type="float">
            <text:p>-386</text:p>
          </table:table-cell>
          <table:table-cell table:style-name="ce77" table:formula="of:=[.I36]-[.$N36]" office:value-type="float" office:value="-272.212788514314" calcext:value-type="float">
            <text:p>-272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table:style-name="ce77" table:formula="of:=[.B37]-[.$N37]" office:value-type="float" office:value="-117.727609128845" calcext:value-type="float">
            <text:p>-118</text:p>
          </table:table-cell>
          <table:table-cell table:style-name="ce77" table:formula="of:=[.C37]-[.$N37]" office:value-type="float" office:value="-306.230352939798" calcext:value-type="float">
            <text:p>-306</text:p>
          </table:table-cell>
          <table:table-cell table:style-name="ce77" table:formula="of:=[.D37]-[.$N37]" office:value-type="float" office:value="-461.250803614967" calcext:value-type="float">
            <text:p>-461</text:p>
          </table:table-cell>
          <table:table-cell table:style-name="ce77" table:formula="of:=[.E37]-[.$N37]" office:value-type="float" office:value="747.990785844899" calcext:value-type="float">
            <text:p>748</text:p>
          </table:table-cell>
          <table:table-cell table:style-name="ce77" table:formula="of:=[.F37]-[.$N37]" office:value-type="float" office:value="1112.14621438954" calcext:value-type="float">
            <text:p>1112</text:p>
          </table:table-cell>
          <table:table-cell table:style-name="ce77" table:formula="of:=[.G37]-[.$N37]" office:value-type="float" office:value="-339.272577808515" calcext:value-type="float">
            <text:p>-339</text:p>
          </table:table-cell>
          <table:table-cell table:style-name="ce77" table:formula="of:=[.H37]-[.$N37]" office:value-type="float" office:value="-441.106167455927" calcext:value-type="float">
            <text:p>-441</text:p>
          </table:table-cell>
          <table:table-cell table:style-name="ce77" table:formula="of:=[.I37]-[.$N37]" office:value-type="float" office:value="-194.549489286385" calcext:value-type="float">
            <text:p>-195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table:style-name="ce77" table:formula="of:=[.B38]-[.$N38]" office:value-type="float" office:value="-240.413800478829" calcext:value-type="float">
            <text:p>-240</text:p>
          </table:table-cell>
          <table:table-cell table:style-name="ce77" table:formula="of:=[.C38]-[.$N38]" office:value-type="float" office:value="116.524584583284" calcext:value-type="float">
            <text:p>117</text:p>
          </table:table-cell>
          <table:table-cell table:style-name="ce77" table:formula="of:=[.D38]-[.$N38]" office:value-type="float" office:value="82.1760541421485" calcext:value-type="float">
            <text:p>82</text:p>
          </table:table-cell>
          <table:table-cell table:style-name="ce77" table:formula="of:=[.E38]-[.$N38]" office:value-type="float" office:value="567.427240827274" calcext:value-type="float">
            <text:p>567</text:p>
          </table:table-cell>
          <table:table-cell table:style-name="ce77" table:formula="of:=[.F38]-[.$N38]" office:value-type="float" office:value="591.493055411335" calcext:value-type="float">
            <text:p>591</text:p>
          </table:table-cell>
          <table:table-cell table:style-name="ce77" table:formula="of:=[.G38]-[.$N38]" office:value-type="float" office:value="-409.639412762971" calcext:value-type="float">
            <text:p>-410</text:p>
          </table:table-cell>
          <table:table-cell table:style-name="ce77" table:formula="of:=[.H38]-[.$N38]" office:value-type="float" office:value="-422.951440954195" calcext:value-type="float">
            <text:p>-423</text:p>
          </table:table-cell>
          <table:table-cell table:style-name="ce77" table:formula="of:=[.I38]-[.$N38]" office:value-type="float" office:value="-284.616280768048" calcext:value-type="float">
            <text:p>-285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STAINS</text:p>
          </table:table-cell>
          <table:table-cell table:style-name="ce77" table:formula="of:=[.B39]-[.$N39]" office:value-type="float" office:value="-230.500578993892" calcext:value-type="float">
            <text:p>-231</text:p>
          </table:table-cell>
          <table:table-cell table:style-name="ce77" table:formula="of:=[.C39]-[.$N39]" office:value-type="float" office:value="186.486043660214" calcext:value-type="float">
            <text:p>186</text:p>
          </table:table-cell>
          <table:table-cell table:style-name="ce77" table:formula="of:=[.D39]-[.$N39]" office:value-type="float" office:value="154.476610631012" calcext:value-type="float">
            <text:p>154</text:p>
          </table:table-cell>
          <table:table-cell table:style-name="ce77" table:formula="of:=[.E39]-[.$N39]" office:value-type="float" office:value="588.57355546695" calcext:value-type="float">
            <text:p>589</text:p>
          </table:table-cell>
          <table:table-cell table:style-name="ce77" table:formula="of:=[.F39]-[.$N39]" office:value-type="float" office:value="382.687870923275" calcext:value-type="float">
            <text:p>383</text:p>
          </table:table-cell>
          <table:table-cell table:style-name="ce77" table:formula="of:=[.G39]-[.$N39]" office:value-type="float" office:value="-391.285721540192" calcext:value-type="float">
            <text:p>-391</text:p>
          </table:table-cell>
          <table:table-cell table:style-name="ce77" table:formula="of:=[.H39]-[.$N39]" office:value-type="float" office:value="-412.745326910713" calcext:value-type="float">
            <text:p>-413</text:p>
          </table:table-cell>
          <table:table-cell table:style-name="ce77" table:formula="of:=[.I39]-[.$N39]" office:value-type="float" office:value="-277.692453236653" calcext:value-type="float">
            <text:p>-278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TREMBLAY-EN-FRANCE</text:p>
          </table:table-cell>
          <table:table-cell table:style-name="ce77" table:formula="of:=[.B40]-[.$N40]" office:value-type="float" office:value="-592.87661561766" calcext:value-type="float">
            <text:p>-593</text:p>
          </table:table-cell>
          <table:table-cell table:style-name="ce77" table:formula="of:=[.C40]-[.$N40]" office:value-type="float" office:value="-231.914307001388" calcext:value-type="float">
            <text:p>-232</text:p>
          </table:table-cell>
          <table:table-cell table:style-name="ce77" table:formula="of:=[.D40]-[.$N40]" office:value-type="float" office:value="-602.973138412876" calcext:value-type="float">
            <text:p>-603</text:p>
          </table:table-cell>
          <table:table-cell table:style-name="ce77" table:formula="of:=[.E40]-[.$N40]" office:value-type="float" office:value="1157.78085368621" calcext:value-type="float">
            <text:p>1158</text:p>
          </table:table-cell>
          <table:table-cell table:style-name="ce77" table:formula="of:=[.F40]-[.$N40]" office:value-type="float" office:value="1722.71029101271" calcext:value-type="float">
            <text:p>1723</text:p>
          </table:table-cell>
          <table:table-cell table:style-name="ce77" table:formula="of:=[.G40]-[.$N40]" office:value-type="float" office:value="-250.196632967649" calcext:value-type="float">
            <text:p>-250</text:p>
          </table:table-cell>
          <table:table-cell table:style-name="ce77" table:formula="of:=[.H40]-[.$N40]" office:value-type="float" office:value="-608.328279348174" calcext:value-type="float">
            <text:p>-608</text:p>
          </table:table-cell>
          <table:table-cell table:style-name="ce77" table:formula="of:=[.I40]-[.$N40]" office:value-type="float" office:value="-594.202171351164" calcext:value-type="float">
            <text:p>-594</text:p>
          </table:table-cell>
          <table:table-cell table:style-name="ce6"/>
          <table:table-cell table:number-columns-repeated="9"/>
          <table:table-cell table:style-name="ce6"/>
          <table:table-cell table:number-columns-repeated="3"/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table:style-name="ce77" table:formula="of:=[.B41]-[.$N41]" office:value-type="float" office:value="-316.466266558484" calcext:value-type="float">
            <text:p>-316</text:p>
          </table:table-cell>
          <table:table-cell table:style-name="ce77" table:formula="of:=[.C41]-[.$N41]" office:value-type="float" office:value="-70.4548902172469" calcext:value-type="float">
            <text:p>-70</text:p>
          </table:table-cell>
          <table:table-cell table:style-name="ce77" table:formula="of:=[.D41]-[.$N41]" office:value-type="float" office:value="-358.618223109021" calcext:value-type="float">
            <text:p>-359</text:p>
          </table:table-cell>
          <table:table-cell table:style-name="ce77" table:formula="of:=[.E41]-[.$N41]" office:value-type="float" office:value="722.035284640346" calcext:value-type="float">
            <text:p>722</text:p>
          </table:table-cell>
          <table:table-cell table:style-name="ce77" table:formula="of:=[.F41]-[.$N41]" office:value-type="float" office:value="809.020536991656" calcext:value-type="float">
            <text:p>809</text:p>
          </table:table-cell>
          <table:table-cell table:style-name="ce77" table:formula="of:=[.G41]-[.$N41]" office:value-type="float" office:value="-81.1476972115509" calcext:value-type="float">
            <text:p>-81</text:p>
          </table:table-cell>
          <table:table-cell table:style-name="ce77" table:formula="of:=[.H41]-[.$N41]" office:value-type="float" office:value="-368.353817227447" calcext:value-type="float">
            <text:p>-368</text:p>
          </table:table-cell>
          <table:table-cell table:style-name="ce77" table:formula="of:=[.I41]-[.$N41]" office:value-type="float" office:value="-336.014927308252" calcext:value-type="float">
            <text:p>-336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table:style-name="ce77" table:formula="of:=[.B42]-[.$N42]" office:value-type="float" office:value="-265.734846545848" calcext:value-type="float">
            <text:p>-266</text:p>
          </table:table-cell>
          <table:table-cell table:style-name="ce77" table:formula="of:=[.C42]-[.$N42]" office:value-type="float" office:value="-27.8936208789409" calcext:value-type="float">
            <text:p>-28</text:p>
          </table:table-cell>
          <table:table-cell table:style-name="ce77" table:formula="of:=[.D42]-[.$N42]" office:value-type="float" office:value="-34.6139662941599" calcext:value-type="float">
            <text:p>-35</text:p>
          </table:table-cell>
          <table:table-cell table:style-name="ce77" table:formula="of:=[.E42]-[.$N42]" office:value-type="float" office:value="562.570702382513" calcext:value-type="float">
            <text:p>563</text:p>
          </table:table-cell>
          <table:table-cell table:style-name="ce77" table:formula="of:=[.F42]-[.$N42]" office:value-type="float" office:value="558.103409336698" calcext:value-type="float">
            <text:p>558</text:p>
          </table:table-cell>
          <table:table-cell table:style-name="ce77" table:formula="of:=[.G42]-[.$N42]" office:value-type="float" office:value="-264.968066051649" calcext:value-type="float">
            <text:p>-265</text:p>
          </table:table-cell>
          <table:table-cell table:style-name="ce77" table:formula="of:=[.H42]-[.$N42]" office:value-type="float" office:value="-261.728765402766" calcext:value-type="float">
            <text:p>-262</text:p>
          </table:table-cell>
          <table:table-cell table:style-name="ce77" table:formula="of:=[.I42]-[.$N42]" office:value-type="float" office:value="-265.734846545848" calcext:value-type="float">
            <text:p>-266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table:style-name="ce77" table:formula="of:=[.B43]-[.$N43]" office:value-type="float" office:value="-278.324987338265" calcext:value-type="float">
            <text:p>-278</text:p>
          </table:table-cell>
          <table:table-cell table:style-name="ce77" table:formula="of:=[.C43]-[.$N43]" office:value-type="float" office:value="-208.225207194959" calcext:value-type="float">
            <text:p>-208</text:p>
          </table:table-cell>
          <table:table-cell table:style-name="ce77" table:formula="of:=[.D43]-[.$N43]" office:value-type="float" office:value="-227.31889114774" calcext:value-type="float">
            <text:p>-227</text:p>
          </table:table-cell>
          <table:table-cell table:style-name="ce77" table:formula="of:=[.E43]-[.$N43]" office:value-type="float" office:value="650.164330925567" calcext:value-type="float">
            <text:p>650</text:p>
          </table:table-cell>
          <table:table-cell table:style-name="ce77" table:formula="of:=[.F43]-[.$N43]" office:value-type="float" office:value="1027.60729061421" calcext:value-type="float">
            <text:p>1028</text:p>
          </table:table-cell>
          <table:table-cell table:style-name="ce77" table:formula="of:=[.G43]-[.$N43]" office:value-type="float" office:value="-359.592822793701" calcext:value-type="float">
            <text:p>-360</text:p>
          </table:table-cell>
          <table:table-cell table:style-name="ce77" table:formula="of:=[.H43]-[.$N43]" office:value-type="float" office:value="-306.325005638178" calcext:value-type="float">
            <text:p>-306</text:p>
          </table:table-cell>
          <table:table-cell table:style-name="ce77" table:formula="of:=[.I43]-[.$N43]" office:value-type="float" office:value="-297.98470742693" calcext:value-type="float">
            <text:p>-298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table:style-name="ce66" office:value-type="string" calcext:value-type="string">
            <text:p>VILLETANEUSE</text:p>
          </table:table-cell>
          <table:table-cell table:style-name="ce77" table:formula="of:=[.B44]-[.$N44]" office:value-type="float" office:value="-309.611391546424" calcext:value-type="float">
            <text:p>-310</text:p>
          </table:table-cell>
          <table:table-cell table:style-name="ce77" table:formula="of:=[.C44]-[.$N44]" office:value-type="float" office:value="141.030383861355" calcext:value-type="float">
            <text:p>141</text:p>
          </table:table-cell>
          <table:table-cell table:style-name="ce77" table:formula="of:=[.D44]-[.$N44]" office:value-type="float" office:value="53.3729379705148" calcext:value-type="float">
            <text:p>53</text:p>
          </table:table-cell>
          <table:table-cell table:style-name="ce77" table:formula="of:=[.E44]-[.$N44]" office:value-type="float" office:value="581.695801050816" calcext:value-type="float">
            <text:p>582</text:p>
          </table:table-cell>
          <table:table-cell table:style-name="ce77" table:formula="of:=[.F44]-[.$N44]" office:value-type="float" office:value="568.81587162798" calcext:value-type="float">
            <text:p>569</text:p>
          </table:table-cell>
          <table:table-cell table:style-name="ce77" table:formula="of:=[.G44]-[.$N44]" office:value-type="float" office:value="-328.05241805207" calcext:value-type="float">
            <text:p>-328</text:p>
          </table:table-cell>
          <table:table-cell table:style-name="ce77" table:formula="of:=[.H44]-[.$N44]" office:value-type="float" office:value="-373.355810461104" calcext:value-type="float">
            <text:p>-373</text:p>
          </table:table-cell>
          <table:table-cell table:style-name="ce77" table:formula="of:=[.I44]-[.$N44]" office:value-type="float" office:value="-333.895374451067" calcext:value-type="float">
            <text:p>-334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5">
          <table:table-cell table:style-name="ce6" table:number-columns-repeated="10"/>
          <table:table-cell table:number-columns-repeated="9"/>
          <table:table-cell table:style-name="ce6" table:number-columns-repeated="4"/>
        </table:table-row>
        <table:table-row table:style-name="ro1">
          <table:table-cell table:style-name="ce6" office:value-type="string" calcext:value-type="string">
            <text:p>PRODUIT DES MARGES / EFFECTIF THEORIQUE</text:p>
          </table:table-cell>
          <table:table-cell table:style-name="ce6" table:number-columns-repeated="9"/>
          <table:table-cell table:number-columns-repeated="9"/>
          <table:table-cell table:style-name="ce6" table:number-columns-repeated="4"/>
        </table:table-row>
        <table:table-row table:style-name="ro1">
          <table:table-cell table:style-name="ce6" table:number-columns-repeated="10"/>
          <table:table-cell table:number-columns-repeated="9"/>
          <table:table-cell table:style-name="ce6" table:number-columns-repeated="4"/>
        </table:table-row>
        <table:table-row table:style-name="ro1">
          <table:table-cell table:style-name="ce37" office:value-type="string" calcext:value-type="string">
            <text:p>Somme - montant</text:p>
          </table:table-cell>
          <table:table-cell table:style-name="ce71" office:value-type="string" calcext:value-type="string">
            <text:p>agregat</text:p>
          </table:table-cell>
          <table:table-cell table:style-name="ce79" table:number-columns-repeated="7"/>
          <table:table-cell table:style-name="ce6"/>
          <table:table-cell table:number-columns-repeated="13"/>
        </table:table-row>
        <table:table-row table:style-name="ro5">
          <table:table-cell table:style-name="ce68" office:value-type="string" calcext:value-type="string">
            <text:p>ville</text:p>
          </table:table-cell>
          <table:table-cell table:style-name="ce72" office:value-type="string" calcext:value-type="string">
            <text:p>Annuité de la dette</text:p>
          </table:table-cell>
          <table:table-cell table:style-name="ce80" office:value-type="string" calcext:value-type="string">
            <text:p>Concours de l'Etat</text:p>
          </table:table-cell>
          <table:table-cell table:style-name="ce80" office:value-type="string" calcext:value-type="string">
            <text:p>Dotation globale de fonctionnement</text:p>
          </table:table-cell>
          <table:table-cell table:style-name="ce80" office:value-type="string" calcext:value-type="string">
            <text:p>Frais de personnel</text:p>
          </table:table-cell>
          <table:table-cell table:style-name="ce80" office:value-type="string" calcext:value-type="string">
            <text:p>Impôts locaux</text:p>
          </table:table-cell>
          <table:table-cell table:style-name="ce80" office:value-type="string" calcext:value-type="string">
            <text:p>Péréquations et compensations fiscales</text:p>
          </table:table-cell>
          <table:table-cell table:style-name="ce80" office:value-type="string" calcext:value-type="string">
            <text:p>Produit des cessions d'immobilisations</text:p>
          </table:table-cell>
          <table:table-cell table:style-name="ce80" office:value-type="string" calcext:value-type="string">
            <text:p>Remboursements d'emprunts hors GAD</text:p>
          </table:table-cell>
          <table:table-cell table:style-name="ce6"/>
          <table:table-cell table:number-columns-repeated="13"/>
        </table:table-row>
        <table:table-row table:style-name="ro1">
          <table:table-cell table:style-name="ce59" office:value-type="string" calcext:value-type="string">
            <text:p>AUBERVILLIERS</text:p>
          </table:table-cell>
          <table:table-cell table:style-name="ce27" table:formula="of:=([.$J5]/[.$J$45])*[.B$45]" office:value-type="float" office:value="150.833934722831" calcext:value-type="float">
            <text:p>151</text:p>
          </table:table-cell>
          <table:table-cell table:style-name="ce27" table:formula="of:=([.$J5]/[.$J$45])*[.C$45]" office:value-type="float" office:value="338.189046008568" calcext:value-type="float">
            <text:p>338</text:p>
          </table:table-cell>
          <table:table-cell table:style-name="ce27" table:formula="of:=([.$J5]/[.$J$45])*[.D$45]" office:value-type="float" office:value="278.737793526827" calcext:value-type="float">
            <text:p>279</text:p>
          </table:table-cell>
          <table:table-cell table:style-name="ce27" table:formula="of:=([.$J5]/[.$J$45])*[.E$45]" office:value-type="float" office:value="1043.47604843876" calcext:value-type="float">
            <text:p>1043</text:p>
          </table:table-cell>
          <table:table-cell table:style-name="ce27" table:formula="of:=([.$J5]/[.$J$45])*[.F$45]" office:value-type="float" office:value="1246.23160966482" calcext:value-type="float">
            <text:p>1246</text:p>
          </table:table-cell>
          <table:table-cell table:style-name="ce27" table:formula="of:=([.$J5]/[.$J$45])*[.G$45]" office:value-type="float" office:value="54.0744630323571" calcext:value-type="float">
            <text:p>54</text:p>
          </table:table-cell>
          <table:table-cell table:style-name="ce27" table:formula="of:=([.$J5]/[.$J$45])*[.H$45]" office:value-type="float" office:value="28.2503949459945" calcext:value-type="float">
            <text:p>28</text:p>
          </table:table-cell>
          <table:table-cell table:style-name="ce27" table:formula="of:=([.$J5]/[.$J$45])*[.I$45]" office:value-type="float" office:value="115.813025262724" calcext:value-type="float">
            <text:p>116</text:p>
          </table:table-cell>
          <table:table-cell table:style-name="ce6"/>
          <table:table-cell table:number-columns-repeated="13"/>
        </table:table-row>
        <table:table-row table:style-name="ro6">
          <table:table-cell table:style-name="ce69" office:value-type="string" calcext:value-type="string">
            <text:p>AULNAY-SOUS-BOIS</text:p>
          </table:table-cell>
          <table:table-cell table:style-name="ce27" table:formula="of:=([.$J6]/[.$J$45])*[.B$45]" office:value-type="float" office:value="164.004520611971" calcext:value-type="float">
            <text:p>164</text:p>
          </table:table-cell>
          <table:table-cell table:style-name="ce27" table:formula="of:=([.$J6]/[.$J$45])*[.C$45]" office:value-type="float" office:value="367.719190437982" calcext:value-type="float">
            <text:p>368</text:p>
          </table:table-cell>
          <table:table-cell table:style-name="ce27" table:formula="of:=([.$J6]/[.$J$45])*[.D$45]" office:value-type="float" office:value="303.076746541216" calcext:value-type="float">
            <text:p>303</text:p>
          </table:table-cell>
          <table:table-cell table:style-name="ce27" table:formula="of:=([.$J6]/[.$J$45])*[.E$45]" office:value-type="float" office:value="1134.59076307162" calcext:value-type="float">
            <text:p>1135</text:p>
          </table:table-cell>
          <table:table-cell table:style-name="ce27" table:formula="of:=([.$J6]/[.$J$45])*[.F$45]" office:value-type="float" office:value="1355.05062630728" calcext:value-type="float">
            <text:p>1355</text:p>
          </table:table-cell>
          <table:table-cell table:style-name="ce27" table:formula="of:=([.$J6]/[.$J$45])*[.G$45]" office:value-type="float" office:value="58.7961615088006" calcext:value-type="float">
            <text:p>59</text:p>
          </table:table-cell>
          <table:table-cell table:style-name="ce27" table:formula="of:=([.$J6]/[.$J$45])*[.H$45]" office:value-type="float" office:value="30.71717573854" calcext:value-type="float">
            <text:p>31</text:p>
          </table:table-cell>
          <table:table-cell table:style-name="ce27" table:formula="of:=([.$J6]/[.$J$45])*[.I$45]" office:value-type="float" office:value="125.925639503721" calcext:value-type="float">
            <text:p>126</text:p>
          </table:table-cell>
          <table:table-cell table:style-name="ce96" table:number-columns-repeated="10"/>
          <table:table-cell table:number-columns-repeated="4"/>
        </table:table-row>
        <table:table-row table:style-name="ro7">
          <table:table-cell office:value-type="string" calcext:value-type="string">
            <text:p>BAGNOLET</text:p>
          </table:table-cell>
          <table:table-cell table:style-name="ce27" table:formula="of:=([.$J7]/[.$J$45])*[.B$45]" office:value-type="float" office:value="164.591794194106" calcext:value-type="float">
            <text:p>165</text:p>
          </table:table-cell>
          <table:table-cell table:style-name="ce27" table:formula="of:=([.$J7]/[.$J$45])*[.C$45]" office:value-type="float" office:value="369.035933204478" calcext:value-type="float">
            <text:p>369</text:p>
          </table:table-cell>
          <table:table-cell table:style-name="ce27" table:formula="of:=([.$J7]/[.$J$45])*[.D$45]" office:value-type="float" office:value="304.162015202952" calcext:value-type="float">
            <text:p>304</text:p>
          </table:table-cell>
          <table:table-cell table:style-name="ce27" table:formula="of:=([.$J7]/[.$J$45])*[.E$45]" office:value-type="float" office:value="1138.65354853144" calcext:value-type="float">
            <text:p>1139</text:p>
          </table:table-cell>
          <table:table-cell table:style-name="ce27" table:formula="of:=([.$J7]/[.$J$45])*[.F$45]" office:value-type="float" office:value="1359.90284277251" calcext:value-type="float">
            <text:p>1360</text:p>
          </table:table-cell>
          <table:table-cell table:style-name="ce27" table:formula="of:=([.$J7]/[.$J$45])*[.G$45]" office:value-type="float" office:value="59.0067010247617" calcext:value-type="float">
            <text:p>59</text:p>
          </table:table-cell>
          <table:table-cell table:style-name="ce27" table:formula="of:=([.$J7]/[.$J$45])*[.H$45]" office:value-type="float" office:value="30.8271689616642" calcext:value-type="float">
            <text:p>31</text:p>
          </table:table-cell>
          <table:table-cell table:style-name="ce27" table:formula="of:=([.$J7]/[.$J$45])*[.I$45]" office:value-type="float" office:value="126.37655879008" calcext:value-type="float">
            <text:p>126</text:p>
          </table:table-cell>
          <table:table-cell table:style-name="ce6"/>
          <table:table-cell table:number-columns-repeated="3"/>
          <table:table-cell table:style-name="ce96"/>
          <table:table-cell table:number-columns-repeated="9"/>
        </table:table-row>
        <table:table-row table:style-name="ro1">
          <table:table-cell office:value-type="string" calcext:value-type="string">
            <text:p>BOBIGNY</text:p>
          </table:table-cell>
          <table:table-cell table:style-name="ce27" table:formula="of:=([.$J8]/[.$J$45])*[.B$45]" office:value-type="float" office:value="196.296296865197" calcext:value-type="float">
            <text:p>196</text:p>
          </table:table-cell>
          <table:table-cell table:style-name="ce27" table:formula="of:=([.$J8]/[.$J$45])*[.C$45]" office:value-type="float" office:value="440.121498480057" calcext:value-type="float">
            <text:p>440</text:p>
          </table:table-cell>
          <table:table-cell table:style-name="ce27" table:formula="of:=([.$J8]/[.$J$45])*[.D$45]" office:value-type="float" office:value="362.751238746342" calcext:value-type="float">
            <text:p>363</text:p>
          </table:table-cell>
          <table:table-cell table:style-name="ce27" table:formula="of:=([.$J8]/[.$J$45])*[.E$45]" office:value-type="float" office:value="1357.98674583706" calcext:value-type="float">
            <text:p>1358</text:p>
          </table:table-cell>
          <table:table-cell table:style-name="ce27" table:formula="of:=([.$J8]/[.$J$45])*[.F$45]" office:value-type="float" office:value="1621.85419655786" calcext:value-type="float">
            <text:p>1622</text:p>
          </table:table-cell>
          <table:table-cell table:style-name="ce27" table:formula="of:=([.$J8]/[.$J$45])*[.G$45]" office:value-type="float" office:value="70.3728697904145" calcext:value-type="float">
            <text:p>70</text:p>
          </table:table-cell>
          <table:table-cell table:style-name="ce27" table:formula="of:=([.$J8]/[.$J$45])*[.H$45]" office:value-type="float" office:value="36.7652539401572" calcext:value-type="float">
            <text:p>37</text:p>
          </table:table-cell>
          <table:table-cell table:style-name="ce27" table:formula="of:=([.$J8]/[.$J$45])*[.I$45]" office:value-type="float" office:value="150.719849811005" calcext:value-type="float">
            <text:p>151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BONDY</text:p>
          </table:table-cell>
          <table:table-cell table:style-name="ce27" table:formula="of:=([.$J9]/[.$J$45])*[.B$45]" office:value-type="float" office:value="158.835386247171" calcext:value-type="float">
            <text:p>159</text:p>
          </table:table-cell>
          <table:table-cell table:style-name="ce27" table:formula="of:=([.$J9]/[.$J$45])*[.C$45]" office:value-type="float" office:value="356.12932756837" calcext:value-type="float">
            <text:p>356</text:p>
          </table:table-cell>
          <table:table-cell table:style-name="ce27" table:formula="of:=([.$J9]/[.$J$45])*[.D$45]" office:value-type="float" office:value="293.524299938695" calcext:value-type="float">
            <text:p>294</text:p>
          </table:table-cell>
          <table:table-cell table:style-name="ce27" table:formula="of:=([.$J9]/[.$J$45])*[.E$45]" office:value-type="float" office:value="1098.83045548075" calcext:value-type="float">
            <text:p>1099</text:p>
          </table:table-cell>
          <table:table-cell table:style-name="ce27" table:formula="of:=([.$J9]/[.$J$45])*[.F$45]" office:value-type="float" office:value="1312.34181113346" calcext:value-type="float">
            <text:p>1312</text:p>
          </table:table-cell>
          <table:table-cell table:style-name="ce27" table:formula="of:=([.$J9]/[.$J$45])*[.G$45]" office:value-type="float" office:value="56.9430097917664" calcext:value-type="float">
            <text:p>57</text:p>
          </table:table-cell>
          <table:table-cell table:style-name="ce27" table:formula="of:=([.$J9]/[.$J$45])*[.H$45]" office:value-type="float" office:value="29.7490243235229" calcext:value-type="float">
            <text:p>30</text:p>
          </table:table-cell>
          <table:table-cell table:style-name="ce27" table:formula="of:=([.$J9]/[.$J$45])*[.I$45]" office:value-type="float" office:value="121.95668457407" calcext:value-type="float">
            <text:p>122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CLICHY-SOUS-BOIS</text:p>
          </table:table-cell>
          <table:table-cell table:style-name="ce27" table:formula="of:=([.$J10]/[.$J$45])*[.B$45]" office:value-type="float" office:value="183.318236936517" calcext:value-type="float">
            <text:p>183</text:p>
          </table:table-cell>
          <table:table-cell table:style-name="ce27" table:formula="of:=([.$J10]/[.$J$45])*[.C$45]" office:value-type="float" office:value="411.023021970858" calcext:value-type="float">
            <text:p>411</text:p>
          </table:table-cell>
          <table:table-cell table:style-name="ce27" table:formula="of:=([.$J10]/[.$J$45])*[.D$45]" office:value-type="float" office:value="338.768069471957" calcext:value-type="float">
            <text:p>339</text:p>
          </table:table-cell>
          <table:table-cell table:style-name="ce27" table:formula="of:=([.$J10]/[.$J$45])*[.E$45]" office:value-type="float" office:value="1268.2039345906" calcext:value-type="float">
            <text:p>1268</text:p>
          </table:table-cell>
          <table:table-cell table:style-name="ce27" table:formula="of:=([.$J10]/[.$J$45])*[.F$45]" office:value-type="float" office:value="1514.62588255169" calcext:value-type="float">
            <text:p>1515</text:p>
          </table:table-cell>
          <table:table-cell table:style-name="ce27" table:formula="of:=([.$J10]/[.$J$45])*[.G$45]" office:value-type="float" office:value="65.7201925057259" calcext:value-type="float">
            <text:p>66</text:p>
          </table:table-cell>
          <table:table-cell table:style-name="ce27" table:formula="of:=([.$J10]/[.$J$45])*[.H$45]" office:value-type="float" office:value="34.3345322375661" calcext:value-type="float">
            <text:p>34</text:p>
          </table:table-cell>
          <table:table-cell table:style-name="ce27" table:formula="of:=([.$J10]/[.$J$45])*[.I$45]" office:value-type="float" office:value="140.755060487281" calcext:value-type="float">
            <text:p>141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COUBRON</text:p>
          </table:table-cell>
          <table:table-cell table:style-name="ce27" table:formula="of:=([.$J11]/[.$J$45])*[.B$45]" office:value-type="float" office:value="91.4516257343115" calcext:value-type="float">
            <text:p>91</text:p>
          </table:table-cell>
          <table:table-cell table:style-name="ce27" table:formula="of:=([.$J11]/[.$J$45])*[.C$45]" office:value-type="float" office:value="205.046285637591" calcext:value-type="float">
            <text:p>205</text:p>
          </table:table-cell>
          <table:table-cell table:style-name="ce27" table:formula="of:=([.$J11]/[.$J$45])*[.D$45]" office:value-type="float" office:value="169.00059272779" calcext:value-type="float">
            <text:p>169</text:p>
          </table:table-cell>
          <table:table-cell table:style-name="ce27" table:formula="of:=([.$J11]/[.$J$45])*[.E$45]" office:value-type="float" office:value="632.666523086433" calcext:value-type="float">
            <text:p>633</text:p>
          </table:table-cell>
          <table:table-cell table:style-name="ce27" table:formula="of:=([.$J11]/[.$J$45])*[.F$45]" office:value-type="float" office:value="755.598579025098" calcext:value-type="float">
            <text:p>756</text:p>
          </table:table-cell>
          <table:table-cell table:style-name="ce27" table:formula="of:=([.$J11]/[.$J$45])*[.G$45]" office:value-type="float" office:value="32.7857094234541" calcext:value-type="float">
            <text:p>33</text:p>
          </table:table-cell>
          <table:table-cell table:style-name="ce27" table:formula="of:=([.$J11]/[.$J$45])*[.H$45]" office:value-type="float" office:value="17.128403831638" calcext:value-type="float">
            <text:p>17</text:p>
          </table:table-cell>
          <table:table-cell table:style-name="ce27" table:formula="of:=([.$J11]/[.$J$45])*[.I$45]" office:value-type="float" office:value="70.2182135667763" calcext:value-type="float">
            <text:p>70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DRANCY</text:p>
          </table:table-cell>
          <table:table-cell table:style-name="ce27" table:formula="of:=([.$J12]/[.$J$45])*[.B$45]" office:value-type="float" office:value="140.07234301877" calcext:value-type="float">
            <text:p>140</text:p>
          </table:table-cell>
          <table:table-cell table:style-name="ce27" table:formula="of:=([.$J12]/[.$J$45])*[.C$45]" office:value-type="float" office:value="314.060175813555" calcext:value-type="float">
            <text:p>314</text:p>
          </table:table-cell>
          <table:table-cell table:style-name="ce27" table:formula="of:=([.$J12]/[.$J$45])*[.D$45]" office:value-type="float" office:value="258.850608776666" calcext:value-type="float">
            <text:p>259</text:p>
          </table:table-cell>
          <table:table-cell table:style-name="ce27" table:formula="of:=([.$J12]/[.$J$45])*[.E$45]" office:value-type="float" office:value="969.026865588091" calcext:value-type="float">
            <text:p>969</text:p>
          </table:table-cell>
          <table:table-cell table:style-name="ce27" table:formula="of:=([.$J12]/[.$J$45])*[.F$45]" office:value-type="float" office:value="1157.31636803466" calcext:value-type="float">
            <text:p>1157</text:p>
          </table:table-cell>
          <table:table-cell table:style-name="ce27" table:formula="of:=([.$J12]/[.$J$45])*[.G$45]" office:value-type="float" office:value="50.2163969158699" calcext:value-type="float">
            <text:p>50</text:p>
          </table:table-cell>
          <table:table-cell table:style-name="ce27" table:formula="of:=([.$J12]/[.$J$45])*[.H$45]" office:value-type="float" office:value="26.2348059709675" calcext:value-type="float">
            <text:p>26</text:p>
          </table:table-cell>
          <table:table-cell table:style-name="ce27" table:formula="of:=([.$J12]/[.$J$45])*[.I$45]" office:value-type="float" office:value="107.550080361234" calcext:value-type="float">
            <text:p>108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DUGNY</text:p>
          </table:table-cell>
          <table:table-cell table:style-name="ce27" table:formula="of:=([.$J13]/[.$J$45])*[.B$45]" office:value-type="float" office:value="182.393316424281" calcext:value-type="float">
            <text:p>182</text:p>
          </table:table-cell>
          <table:table-cell table:style-name="ce27" table:formula="of:=([.$J13]/[.$J$45])*[.C$45]" office:value-type="float" office:value="408.949231439293" calcext:value-type="float">
            <text:p>409</text:p>
          </table:table-cell>
          <table:table-cell table:style-name="ce27" table:formula="of:=([.$J13]/[.$J$45])*[.D$45]" office:value-type="float" office:value="337.058836710496" calcext:value-type="float">
            <text:p>337</text:p>
          </table:table-cell>
          <table:table-cell table:style-name="ce27" table:formula="of:=([.$J13]/[.$J$45])*[.E$45]" office:value-type="float" office:value="1261.80529224926" calcext:value-type="float">
            <text:p>1262</text:p>
          </table:table-cell>
          <table:table-cell table:style-name="ce27" table:formula="of:=([.$J13]/[.$J$45])*[.F$45]" office:value-type="float" office:value="1506.98393393519" calcext:value-type="float">
            <text:p>1507</text:p>
          </table:table-cell>
          <table:table-cell table:style-name="ce27" table:formula="of:=([.$J13]/[.$J$45])*[.G$45]" office:value-type="float" office:value="65.3886054518002" calcext:value-type="float">
            <text:p>65</text:p>
          </table:table-cell>
          <table:table-cell table:style-name="ce27" table:formula="of:=([.$J13]/[.$J$45])*[.H$45]" office:value-type="float" office:value="34.1612995375618" calcext:value-type="float">
            <text:p>34</text:p>
          </table:table-cell>
          <table:table-cell table:style-name="ce27" table:formula="of:=([.$J13]/[.$J$45])*[.I$45]" office:value-type="float" office:value="140.044889776384" calcext:value-type="float">
            <text:p>140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EPINAY-SUR-SEINE</text:p>
          </table:table-cell>
          <table:table-cell table:style-name="ce27" table:formula="of:=([.$J14]/[.$J$45])*[.B$45]" office:value-type="float" office:value="123.786517665584" calcext:value-type="float">
            <text:p>124</text:p>
          </table:table-cell>
          <table:table-cell table:style-name="ce27" table:formula="of:=([.$J14]/[.$J$45])*[.C$45]" office:value-type="float" office:value="277.545264565123" calcext:value-type="float">
            <text:p>278</text:p>
          </table:table-cell>
          <table:table-cell table:style-name="ce27" table:formula="of:=([.$J14]/[.$J$45])*[.D$45]" office:value-type="float" office:value="228.754761757546" calcext:value-type="float">
            <text:p>229</text:p>
          </table:table-cell>
          <table:table-cell table:style-name="ce27" table:formula="of:=([.$J14]/[.$J$45])*[.E$45]" office:value-type="float" office:value="856.36078208153" calcext:value-type="float">
            <text:p>856</text:p>
          </table:table-cell>
          <table:table-cell table:style-name="ce27" table:formula="of:=([.$J14]/[.$J$45])*[.F$45]" office:value-type="float" office:value="1022.75838291072" calcext:value-type="float">
            <text:p>1023</text:p>
          </table:table-cell>
          <table:table-cell table:style-name="ce27" table:formula="of:=([.$J14]/[.$J$45])*[.G$45]" office:value-type="float" office:value="44.3778748178387" calcext:value-type="float">
            <text:p>44</text:p>
          </table:table-cell>
          <table:table-cell table:style-name="ce27" table:formula="of:=([.$J14]/[.$J$45])*[.H$45]" office:value-type="float" office:value="23.1845573707807" calcext:value-type="float">
            <text:p>23</text:p>
          </table:table-cell>
          <table:table-cell table:style-name="ce27" table:formula="of:=([.$J14]/[.$J$45])*[.I$45]" office:value-type="float" office:value="95.0455288720839" calcext:value-type="float">
            <text:p>95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GAGNY</text:p>
          </table:table-cell>
          <table:table-cell table:style-name="ce27" table:formula="of:=([.$J15]/[.$J$45])*[.B$45]" office:value-type="float" office:value="100.087345388301" calcext:value-type="float">
            <text:p>100</text:p>
          </table:table-cell>
          <table:table-cell table:style-name="ce27" table:formula="of:=([.$J15]/[.$J$45])*[.C$45]" office:value-type="float" office:value="224.40867777267" calcext:value-type="float">
            <text:p>224</text:p>
          </table:table-cell>
          <table:table-cell table:style-name="ce27" table:formula="of:=([.$J15]/[.$J$45])*[.D$45]" office:value-type="float" office:value="184.959212691478" calcext:value-type="float">
            <text:p>185</text:p>
          </table:table-cell>
          <table:table-cell table:style-name="ce27" table:formula="of:=([.$J15]/[.$J$45])*[.E$45]" office:value-type="float" office:value="692.408826014013" calcext:value-type="float">
            <text:p>692</text:p>
          </table:table-cell>
          <table:table-cell table:style-name="ce27" table:formula="of:=([.$J15]/[.$J$45])*[.F$45]" office:value-type="float" office:value="826.949278884398" calcext:value-type="float">
            <text:p>827</text:p>
          </table:table-cell>
          <table:table-cell table:style-name="ce27" table:formula="of:=([.$J15]/[.$J$45])*[.G$45]" office:value-type="float" office:value="35.8816433990915" calcext:value-type="float">
            <text:p>36</text:p>
          </table:table-cell>
          <table:table-cell table:style-name="ce27" table:formula="of:=([.$J15]/[.$J$45])*[.H$45]" office:value-type="float" office:value="18.7458282614681" calcext:value-type="float">
            <text:p>19</text:p>
          </table:table-cell>
          <table:table-cell table:style-name="ce27" table:formula="of:=([.$J15]/[.$J$45])*[.I$45]" office:value-type="float" office:value="76.8488754286919" calcext:value-type="float">
            <text:p>77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GOURNAY-SUR-MARNE</text:p>
          </table:table-cell>
          <table:table-cell table:style-name="ce27" table:formula="of:=([.$J16]/[.$J$45])*[.B$45]" office:value-type="float" office:value="118.444069402271" calcext:value-type="float">
            <text:p>118</text:p>
          </table:table-cell>
          <table:table-cell table:style-name="ce27" table:formula="of:=([.$J16]/[.$J$45])*[.C$45]" office:value-type="float" office:value="265.566809684661" calcext:value-type="float">
            <text:p>266</text:p>
          </table:table-cell>
          <table:table-cell table:style-name="ce27" table:formula="of:=([.$J16]/[.$J$45])*[.D$45]" office:value-type="float" office:value="218.882034882898" calcext:value-type="float">
            <text:p>219</text:p>
          </table:table-cell>
          <table:table-cell table:style-name="ce27" table:formula="of:=([.$J16]/[.$J$45])*[.E$45]" office:value-type="float" office:value="819.401481026139" calcext:value-type="float">
            <text:p>819</text:p>
          </table:table-cell>
          <table:table-cell table:style-name="ce27" table:formula="of:=([.$J16]/[.$J$45])*[.F$45]" office:value-type="float" office:value="978.61760046031" calcext:value-type="float">
            <text:p>979</text:p>
          </table:table-cell>
          <table:table-cell table:style-name="ce27" table:formula="of:=([.$J16]/[.$J$45])*[.G$45]" office:value-type="float" office:value="42.4625894966167" calcext:value-type="float">
            <text:p>42</text:p>
          </table:table-cell>
          <table:table-cell table:style-name="ce27" table:formula="of:=([.$J16]/[.$J$45])*[.H$45]" office:value-type="float" office:value="22.1839451829831" calcext:value-type="float">
            <text:p>22</text:p>
          </table:table-cell>
          <table:table-cell table:style-name="ce27" table:formula="of:=([.$J16]/[.$J$45])*[.I$45]" office:value-type="float" office:value="90.9435003940706" calcext:value-type="float">
            <text:p>91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L'ILE-SAINT-DENIS</text:p>
          </table:table-cell>
          <table:table-cell table:style-name="ce27" table:formula="of:=([.$J17]/[.$J$45])*[.B$45]" office:value-type="float" office:value="125.576113240624" calcext:value-type="float">
            <text:p>126</text:p>
          </table:table-cell>
          <table:table-cell table:style-name="ce27" table:formula="of:=([.$J17]/[.$J$45])*[.C$45]" office:value-type="float" office:value="281.557767596194" calcext:value-type="float">
            <text:p>282</text:p>
          </table:table-cell>
          <table:table-cell table:style-name="ce27" table:formula="of:=([.$J17]/[.$J$45])*[.D$45]" office:value-type="float" office:value="232.061895015115" calcext:value-type="float">
            <text:p>232</text:p>
          </table:table-cell>
          <table:table-cell table:style-name="ce27" table:formula="of:=([.$J17]/[.$J$45])*[.E$45]" office:value-type="float" office:value="868.741285993844" calcext:value-type="float">
            <text:p>869</text:p>
          </table:table-cell>
          <table:table-cell table:style-name="ce27" table:formula="of:=([.$J17]/[.$J$45])*[.F$45]" office:value-type="float" office:value="1037.54451560843" calcext:value-type="float">
            <text:p>1038</text:p>
          </table:table-cell>
          <table:table-cell table:style-name="ce27" table:formula="of:=([.$J17]/[.$J$45])*[.G$45]" office:value-type="float" office:value="45.0194507333856" calcext:value-type="float">
            <text:p>45</text:p>
          </table:table-cell>
          <table:table-cell table:style-name="ce27" table:formula="of:=([.$J17]/[.$J$45])*[.H$45]" office:value-type="float" office:value="23.5197391180538" calcext:value-type="float">
            <text:p>24</text:p>
          </table:table-cell>
          <table:table-cell table:style-name="ce27" table:formula="of:=([.$J17]/[.$J$45])*[.I$45]" office:value-type="float" office:value="96.419612747327" calcext:value-type="float">
            <text:p>96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LA COURNEUVE</text:p>
          </table:table-cell>
          <table:table-cell table:style-name="ce27" table:formula="of:=([.$J18]/[.$J$45])*[.B$45]" office:value-type="float" office:value="160.850963527621" calcext:value-type="float">
            <text:p>161</text:p>
          </table:table-cell>
          <table:table-cell table:style-name="ce27" table:formula="of:=([.$J18]/[.$J$45])*[.C$45]" office:value-type="float" office:value="360.648510594951" calcext:value-type="float">
            <text:p>361</text:p>
          </table:table-cell>
          <table:table-cell table:style-name="ce27" table:formula="of:=([.$J18]/[.$J$45])*[.D$45]" office:value-type="float" office:value="297.249042417022" calcext:value-type="float">
            <text:p>297</text:p>
          </table:table-cell>
          <table:table-cell table:style-name="ce27" table:formula="of:=([.$J18]/[.$J$45])*[.E$45]" office:value-type="float" office:value="1112.77431115084" calcext:value-type="float">
            <text:p>1113</text:p>
          </table:table-cell>
          <table:table-cell table:style-name="ce27" table:formula="of:=([.$J18]/[.$J$45])*[.F$45]" office:value-type="float" office:value="1328.99506706843" calcext:value-type="float">
            <text:p>1329</text:p>
          </table:table-cell>
          <table:table-cell table:style-name="ce27" table:formula="of:=([.$J18]/[.$J$45])*[.G$45]" office:value-type="float" office:value="57.6656008939664" calcext:value-type="float">
            <text:p>58</text:p>
          </table:table-cell>
          <table:table-cell table:style-name="ce27" table:formula="of:=([.$J18]/[.$J$45])*[.H$45]" office:value-type="float" office:value="30.1265312441075" calcext:value-type="float">
            <text:p>30</text:p>
          </table:table-cell>
          <table:table-cell table:style-name="ce27" table:formula="of:=([.$J18]/[.$J$45])*[.I$45]" office:value-type="float" office:value="123.504281293128" calcext:value-type="float">
            <text:p>124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LE BLANC-MESNIL</text:p>
          </table:table-cell>
          <table:table-cell table:style-name="ce27" table:formula="of:=([.$J19]/[.$J$45])*[.B$45]" office:value-type="float" office:value="149.923735752693" calcext:value-type="float">
            <text:p>150</text:p>
          </table:table-cell>
          <table:table-cell table:style-name="ce27" table:formula="of:=([.$J19]/[.$J$45])*[.C$45]" office:value-type="float" office:value="336.148263064368" calcext:value-type="float">
            <text:p>336</text:p>
          </table:table-cell>
          <table:table-cell table:style-name="ce27" table:formula="of:=([.$J19]/[.$J$45])*[.D$45]" office:value-type="float" office:value="277.055765851339" calcext:value-type="float">
            <text:p>277</text:p>
          </table:table-cell>
          <table:table-cell table:style-name="ce27" table:formula="of:=([.$J19]/[.$J$45])*[.E$45]" office:value-type="float" office:value="1037.17925039793" calcext:value-type="float">
            <text:p>1037</text:p>
          </table:table-cell>
          <table:table-cell table:style-name="ce27" table:formula="of:=([.$J19]/[.$J$45])*[.F$45]" office:value-type="float" office:value="1238.71129449334" calcext:value-type="float">
            <text:p>1239</text:p>
          </table:table-cell>
          <table:table-cell table:style-name="ce27" table:formula="of:=([.$J19]/[.$J$45])*[.G$45]" office:value-type="float" office:value="53.7481536998237" calcext:value-type="float">
            <text:p>54</text:p>
          </table:table-cell>
          <table:table-cell table:style-name="ce27" table:formula="of:=([.$J19]/[.$J$45])*[.H$45]" office:value-type="float" office:value="28.079919512644" calcext:value-type="float">
            <text:p>28</text:p>
          </table:table-cell>
          <table:table-cell table:style-name="ce27" table:formula="of:=([.$J19]/[.$J$45])*[.I$45]" office:value-type="float" office:value="115.114158018318" calcext:value-type="float">
            <text:p>115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LE BOURGET</text:p>
          </table:table-cell>
          <table:table-cell table:style-name="ce27" table:formula="of:=([.$J20]/[.$J$45])*[.B$45]" office:value-type="float" office:value="138.336245966912" calcext:value-type="float">
            <text:p>138</text:p>
          </table:table-cell>
          <table:table-cell table:style-name="ce27" table:formula="of:=([.$J20]/[.$J$45])*[.C$45]" office:value-type="float" office:value="310.167623339704" calcext:value-type="float">
            <text:p>310</text:p>
          </table:table-cell>
          <table:table-cell table:style-name="ce27" table:formula="of:=([.$J20]/[.$J$45])*[.D$45]" office:value-type="float" office:value="255.642339613149" calcext:value-type="float">
            <text:p>256</text:p>
          </table:table-cell>
          <table:table-cell table:style-name="ce27" table:formula="of:=([.$J20]/[.$J$45])*[.E$45]" office:value-type="float" office:value="957.016466902231" calcext:value-type="float">
            <text:p>957</text:p>
          </table:table-cell>
          <table:table-cell table:style-name="ce27" table:formula="of:=([.$J20]/[.$J$45])*[.F$45]" office:value-type="float" office:value="1142.9722549049" calcext:value-type="float">
            <text:p>1143</text:p>
          </table:table-cell>
          <table:table-cell table:style-name="ce27" table:formula="of:=([.$J20]/[.$J$45])*[.G$45]" office:value-type="float" office:value="49.5940003973163" calcext:value-type="float">
            <text:p>50</text:p>
          </table:table-cell>
          <table:table-cell table:style-name="ce27" table:formula="of:=([.$J20]/[.$J$45])*[.H$45]" office:value-type="float" office:value="25.9096442129741" calcext:value-type="float">
            <text:p>26</text:p>
          </table:table-cell>
          <table:table-cell table:style-name="ce27" table:formula="of:=([.$J20]/[.$J$45])*[.I$45]" office:value-type="float" office:value="106.217073620445" calcext:value-type="float">
            <text:p>106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LE PRE-SAINT-GERVAIS</text:p>
          </table:table-cell>
          <table:table-cell table:style-name="ce27" table:formula="of:=([.$J21]/[.$J$45])*[.B$45]" office:value-type="float" office:value="122.579839792857" calcext:value-type="float">
            <text:p>123</text:p>
          </table:table-cell>
          <table:table-cell table:style-name="ce27" table:formula="of:=([.$J21]/[.$J$45])*[.C$45]" office:value-type="float" office:value="274.839737858768" calcext:value-type="float">
            <text:p>275</text:p>
          </table:table-cell>
          <table:table-cell table:style-name="ce27" table:formula="of:=([.$J21]/[.$J$45])*[.D$45]" office:value-type="float" office:value="226.524847591615" calcext:value-type="float">
            <text:p>227</text:p>
          </table:table-cell>
          <table:table-cell table:style-name="ce27" table:formula="of:=([.$J21]/[.$J$45])*[.E$45]" office:value-type="float" office:value="848.012929453503" calcext:value-type="float">
            <text:p>848</text:p>
          </table:table-cell>
          <table:table-cell table:style-name="ce27" table:formula="of:=([.$J21]/[.$J$45])*[.F$45]" office:value-type="float" office:value="1012.7884771966" calcext:value-type="float">
            <text:p>1013</text:p>
          </table:table-cell>
          <table:table-cell table:style-name="ce27" table:formula="of:=([.$J21]/[.$J$45])*[.G$45]" office:value-type="float" office:value="43.9452768209712" calcext:value-type="float">
            <text:p>44</text:p>
          </table:table-cell>
          <table:table-cell table:style-name="ce27" table:formula="of:=([.$J21]/[.$J$45])*[.H$45]" office:value-type="float" office:value="22.9585530134736" calcext:value-type="float">
            <text:p>23</text:p>
          </table:table-cell>
          <table:table-cell table:style-name="ce27" table:formula="of:=([.$J21]/[.$J$45])*[.I$45]" office:value-type="float" office:value="94.1190197598281" calcext:value-type="float">
            <text:p>94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LES LILAS</text:p>
          </table:table-cell>
          <table:table-cell table:style-name="ce27" table:formula="of:=([.$J22]/[.$J$45])*[.B$45]" office:value-type="float" office:value="129.167480976132" calcext:value-type="float">
            <text:p>129</text:p>
          </table:table-cell>
          <table:table-cell table:style-name="ce27" table:formula="of:=([.$J22]/[.$J$45])*[.C$45]" office:value-type="float" office:value="289.610075126123" calcext:value-type="float">
            <text:p>290</text:p>
          </table:table-cell>
          <table:table-cell table:style-name="ce27" table:formula="of:=([.$J22]/[.$J$45])*[.D$45]" office:value-type="float" office:value="238.698663592282" calcext:value-type="float">
            <text:p>239</text:p>
          </table:table-cell>
          <table:table-cell table:style-name="ce27" table:formula="of:=([.$J22]/[.$J$45])*[.E$45]" office:value-type="float" office:value="893.586531992529" calcext:value-type="float">
            <text:p>894</text:p>
          </table:table-cell>
          <table:table-cell table:style-name="ce27" table:formula="of:=([.$J22]/[.$J$45])*[.F$45]" office:value-type="float" office:value="1067.21738731429" calcext:value-type="float">
            <text:p>1067</text:p>
          </table:table-cell>
          <table:table-cell table:style-name="ce27" table:formula="of:=([.$J22]/[.$J$45])*[.G$45]" office:value-type="float" office:value="46.3069679105128" calcext:value-type="float">
            <text:p>46</text:p>
          </table:table-cell>
          <table:table-cell table:style-name="ce27" table:formula="of:=([.$J22]/[.$J$45])*[.H$45]" office:value-type="float" office:value="24.1923832223851" calcext:value-type="float">
            <text:p>24</text:p>
          </table:table-cell>
          <table:table-cell table:style-name="ce27" table:formula="of:=([.$J22]/[.$J$45])*[.I$45]" office:value-type="float" office:value="99.1771299005089" calcext:value-type="float">
            <text:p>99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LES PAVILLONS-SOUS-BOIS</text:p>
          </table:table-cell>
          <table:table-cell table:style-name="ce27" table:formula="of:=([.$J23]/[.$J$45])*[.B$45]" office:value-type="float" office:value="104.836539333355" calcext:value-type="float">
            <text:p>105</text:p>
          </table:table-cell>
          <table:table-cell table:style-name="ce27" table:formula="of:=([.$J23]/[.$J$45])*[.C$45]" office:value-type="float" office:value="235.056980308427" calcext:value-type="float">
            <text:p>235</text:p>
          </table:table-cell>
          <table:table-cell table:style-name="ce27" table:formula="of:=([.$J23]/[.$J$45])*[.D$45]" office:value-type="float" office:value="193.73561863559" calcext:value-type="float">
            <text:p>194</text:p>
          </table:table-cell>
          <table:table-cell table:style-name="ce27" table:formula="of:=([.$J23]/[.$J$45])*[.E$45]" office:value-type="float" office:value="725.263966603964" calcext:value-type="float">
            <text:p>725</text:p>
          </table:table-cell>
          <table:table-cell table:style-name="ce27" table:formula="of:=([.$J23]/[.$J$45])*[.F$45]" office:value-type="float" office:value="866.188430376605" calcext:value-type="float">
            <text:p>866</text:p>
          </table:table-cell>
          <table:table-cell table:style-name="ce27" table:formula="of:=([.$J23]/[.$J$45])*[.G$45]" office:value-type="float" office:value="37.5842450907281" calcext:value-type="float">
            <text:p>38</text:p>
          </table:table-cell>
          <table:table-cell table:style-name="ce27" table:formula="of:=([.$J23]/[.$J$45])*[.H$45]" office:value-type="float" office:value="19.6353270660271" calcext:value-type="float">
            <text:p>20</text:p>
          </table:table-cell>
          <table:table-cell table:style-name="ce27" table:formula="of:=([.$J23]/[.$J$45])*[.I$45]" office:value-type="float" office:value="80.4953925028953" calcext:value-type="float">
            <text:p>80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LIVRY-GARGAN</text:p>
          </table:table-cell>
          <table:table-cell table:style-name="ce27" table:formula="of:=([.$J24]/[.$J$45])*[.B$45]" office:value-type="float" office:value="114.211972475687" calcext:value-type="float">
            <text:p>114</text:p>
          </table:table-cell>
          <table:table-cell table:style-name="ce27" table:formula="of:=([.$J24]/[.$J$45])*[.C$45]" office:value-type="float" office:value="256.077905050255" calcext:value-type="float">
            <text:p>256</text:p>
          </table:table-cell>
          <table:table-cell table:style-name="ce27" table:formula="of:=([.$J24]/[.$J$45])*[.D$45]" office:value-type="float" office:value="211.061212854517" calcext:value-type="float">
            <text:p>211</text:p>
          </table:table-cell>
          <table:table-cell table:style-name="ce27" table:formula="of:=([.$J24]/[.$J$45])*[.E$45]" office:value-type="float" office:value="790.123641223866" calcext:value-type="float">
            <text:p>790</text:p>
          </table:table-cell>
          <table:table-cell table:style-name="ce27" table:formula="of:=([.$J24]/[.$J$45])*[.F$45]" office:value-type="float" office:value="943.650847290568" calcext:value-type="float">
            <text:p>944</text:p>
          </table:table-cell>
          <table:table-cell table:style-name="ce27" table:formula="of:=([.$J24]/[.$J$45])*[.G$45]" office:value-type="float" office:value="40.9453687914323" calcext:value-type="float">
            <text:p>41</text:p>
          </table:table-cell>
          <table:table-cell table:style-name="ce27" table:formula="of:=([.$J24]/[.$J$45])*[.H$45]" office:value-type="float" office:value="21.3912959038576" calcext:value-type="float">
            <text:p>21</text:p>
          </table:table-cell>
          <table:table-cell table:style-name="ce27" table:formula="of:=([.$J24]/[.$J$45])*[.I$45]" office:value-type="float" office:value="87.6940197704072" calcext:value-type="float">
            <text:p>88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MONTFERMEIL</text:p>
          </table:table-cell>
          <table:table-cell table:style-name="ce27" table:formula="of:=([.$J25]/[.$J$45])*[.B$45]" office:value-type="float" office:value="141.958567602547" calcext:value-type="float">
            <text:p>142</text:p>
          </table:table-cell>
          <table:table-cell table:style-name="ce27" table:formula="of:=([.$J25]/[.$J$45])*[.C$45]" office:value-type="float" office:value="318.289333487639" calcext:value-type="float">
            <text:p>318</text:p>
          </table:table-cell>
          <table:table-cell table:style-name="ce27" table:formula="of:=([.$J25]/[.$J$45])*[.D$45]" office:value-type="float" office:value="262.336310316867" calcext:value-type="float">
            <text:p>262</text:p>
          </table:table-cell>
          <table:table-cell table:style-name="ce27" table:formula="of:=([.$J25]/[.$J$45])*[.E$45]" office:value-type="float" office:value="982.075853395539" calcext:value-type="float">
            <text:p>982</text:p>
          </table:table-cell>
          <table:table-cell table:style-name="ce27" table:formula="of:=([.$J25]/[.$J$45])*[.F$45]" office:value-type="float" office:value="1172.9008762791" calcext:value-type="float">
            <text:p>1173</text:p>
          </table:table-cell>
          <table:table-cell table:style-name="ce27" table:formula="of:=([.$J25]/[.$J$45])*[.G$45]" office:value-type="float" office:value="50.8926146497214" calcext:value-type="float">
            <text:p>51</text:p>
          </table:table-cell>
          <table:table-cell table:style-name="ce27" table:formula="of:=([.$J25]/[.$J$45])*[.H$45]" office:value-type="float" office:value="26.5880858184134" calcext:value-type="float">
            <text:p>27</text:p>
          </table:table-cell>
          <table:table-cell table:style-name="ce27" table:formula="of:=([.$J25]/[.$J$45])*[.I$45]" office:value-type="float" office:value="108.998357738428" calcext:value-type="float">
            <text:p>109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MONTREUIL</text:p>
          </table:table-cell>
          <table:table-cell table:style-name="ce27" table:formula="of:=([.$J26]/[.$J$45])*[.B$45]" office:value-type="float" office:value="144.410100369388" calcext:value-type="float">
            <text:p>144</text:p>
          </table:table-cell>
          <table:table-cell table:style-name="ce27" table:formula="of:=([.$J26]/[.$J$45])*[.C$45]" office:value-type="float" office:value="323.785984683542" calcext:value-type="float">
            <text:p>324</text:p>
          </table:table-cell>
          <table:table-cell table:style-name="ce27" table:formula="of:=([.$J26]/[.$J$45])*[.D$45]" office:value-type="float" office:value="266.866688944487" calcext:value-type="float">
            <text:p>267</text:p>
          </table:table-cell>
          <table:table-cell table:style-name="ce27" table:formula="of:=([.$J26]/[.$J$45])*[.E$45]" office:value-type="float" office:value="999.035669028956" calcext:value-type="float">
            <text:p>999</text:p>
          </table:table-cell>
          <table:table-cell table:style-name="ce27" table:formula="of:=([.$J26]/[.$J$45])*[.F$45]" office:value-type="float" office:value="1193.15611679763" calcext:value-type="float">
            <text:p>1193</text:p>
          </table:table-cell>
          <table:table-cell table:style-name="ce27" table:formula="of:=([.$J26]/[.$J$45])*[.G$45]" office:value-type="float" office:value="51.7714972315276" calcext:value-type="float">
            <text:p>52</text:p>
          </table:table-cell>
          <table:table-cell table:style-name="ce27" table:formula="of:=([.$J26]/[.$J$45])*[.H$45]" office:value-type="float" office:value="27.0472448863883" calcext:value-type="float">
            <text:p>27</text:p>
          </table:table-cell>
          <table:table-cell table:style-name="ce27" table:formula="of:=([.$J26]/[.$J$45])*[.I$45]" office:value-type="float" office:value="110.880688970987" calcext:value-type="float">
            <text:p>111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NEUILLY-PLAISANCE</text:p>
          </table:table-cell>
          <table:table-cell table:style-name="ce27" table:formula="of:=([.$J27]/[.$J$45])*[.B$45]" office:value-type="float" office:value="106.769463367042" calcext:value-type="float">
            <text:p>107</text:p>
          </table:table-cell>
          <table:table-cell table:style-name="ce27" table:formula="of:=([.$J27]/[.$J$45])*[.C$45]" office:value-type="float" office:value="239.390844144577" calcext:value-type="float">
            <text:p>239</text:p>
          </table:table-cell>
          <table:table-cell table:style-name="ce27" table:formula="of:=([.$J27]/[.$J$45])*[.D$45]" office:value-type="float" office:value="197.307619731993" calcext:value-type="float">
            <text:p>197</text:p>
          </table:table-cell>
          <table:table-cell table:style-name="ce27" table:formula="of:=([.$J27]/[.$J$45])*[.E$45]" office:value-type="float" office:value="738.636023338478" calcext:value-type="float">
            <text:p>739</text:p>
          </table:table-cell>
          <table:table-cell table:style-name="ce27" table:formula="of:=([.$J27]/[.$J$45])*[.F$45]" office:value-type="float" office:value="882.1587823686" calcext:value-type="float">
            <text:p>882</text:p>
          </table:table-cell>
          <table:table-cell table:style-name="ce27" table:formula="of:=([.$J27]/[.$J$45])*[.G$45]" office:value-type="float" office:value="38.277204731382" calcext:value-type="float">
            <text:p>38</text:p>
          </table:table-cell>
          <table:table-cell table:style-name="ce27" table:formula="of:=([.$J27]/[.$J$45])*[.H$45]" office:value-type="float" office:value="19.9973534724362" calcext:value-type="float">
            <text:p>20</text:p>
          </table:table-cell>
          <table:table-cell table:style-name="ce27" table:formula="of:=([.$J27]/[.$J$45])*[.I$45]" office:value-type="float" office:value="81.9795265630167" calcext:value-type="float">
            <text:p>82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NEUILLY-SUR-MARNE</text:p>
          </table:table-cell>
          <table:table-cell table:style-name="ce27" table:formula="of:=([.$J28]/[.$J$45])*[.B$45]" office:value-type="float" office:value="118.841444195093" calcext:value-type="float">
            <text:p>119</text:p>
          </table:table-cell>
          <table:table-cell table:style-name="ce27" table:formula="of:=([.$J28]/[.$J$45])*[.C$45]" office:value-type="float" office:value="266.457774985931" calcext:value-type="float">
            <text:p>266</text:p>
          </table:table-cell>
          <table:table-cell table:style-name="ce27" table:formula="of:=([.$J28]/[.$J$45])*[.D$45]" office:value-type="float" office:value="219.616374759118" calcext:value-type="float">
            <text:p>220</text:p>
          </table:table-cell>
          <table:table-cell table:style-name="ce27" table:formula="of:=([.$J28]/[.$J$45])*[.E$45]" office:value-type="float" office:value="822.15053798951" calcext:value-type="float">
            <text:p>822</text:p>
          </table:table-cell>
          <table:table-cell table:style-name="ce27" table:formula="of:=([.$J28]/[.$J$45])*[.F$45]" office:value-type="float" office:value="981.900820702545" calcext:value-type="float">
            <text:p>982</text:p>
          </table:table-cell>
          <table:table-cell table:style-name="ce27" table:formula="of:=([.$J28]/[.$J$45])*[.G$45]" office:value-type="float" office:value="42.6050496703428" calcext:value-type="float">
            <text:p>43</text:p>
          </table:table-cell>
          <table:table-cell table:style-name="ce27" table:formula="of:=([.$J28]/[.$J$45])*[.H$45]" office:value-type="float" office:value="22.2583713713566" calcext:value-type="float">
            <text:p>22</text:p>
          </table:table-cell>
          <table:table-cell table:style-name="ce27" table:formula="of:=([.$J28]/[.$J$45])*[.I$45]" office:value-type="float" office:value="91.2486119527153" calcext:value-type="float">
            <text:p>91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NOISY-LE-GRAND</text:p>
          </table:table-cell>
          <table:table-cell table:style-name="ce27" table:formula="of:=([.$J29]/[.$J$45])*[.B$45]" office:value-type="float" office:value="140.5717824211" calcext:value-type="float">
            <text:p>141</text:p>
          </table:table-cell>
          <table:table-cell table:style-name="ce27" table:formula="of:=([.$J29]/[.$J$45])*[.C$45]" office:value-type="float" office:value="315.179983072601" calcext:value-type="float">
            <text:p>315</text:p>
          </table:table-cell>
          <table:table-cell table:style-name="ce27" table:formula="of:=([.$J29]/[.$J$45])*[.D$45]" office:value-type="float" office:value="259.773561806179" calcext:value-type="float">
            <text:p>260</text:p>
          </table:table-cell>
          <table:table-cell table:style-name="ce27" table:formula="of:=([.$J29]/[.$J$45])*[.E$45]" office:value-type="float" office:value="972.482010180957" calcext:value-type="float">
            <text:p>972</text:p>
          </table:table-cell>
          <table:table-cell table:style-name="ce27" table:formula="of:=([.$J29]/[.$J$45])*[.F$45]" office:value-type="float" office:value="1161.44287425781" calcext:value-type="float">
            <text:p>1161</text:p>
          </table:table-cell>
          <table:table-cell table:style-name="ce27" table:formula="of:=([.$J29]/[.$J$45])*[.G$45]" office:value-type="float" office:value="50.3954475887032" calcext:value-type="float">
            <text:p>50</text:p>
          </table:table-cell>
          <table:table-cell table:style-name="ce27" table:formula="of:=([.$J29]/[.$J$45])*[.H$45]" office:value-type="float" office:value="26.3283483186716" calcext:value-type="float">
            <text:p>26</text:p>
          </table:table-cell>
          <table:table-cell table:style-name="ce27" table:formula="of:=([.$J29]/[.$J$45])*[.I$45]" office:value-type="float" office:value="107.933558974489" calcext:value-type="float">
            <text:p>108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NOISY-LE-SEC</text:p>
          </table:table-cell>
          <table:table-cell table:style-name="ce27" table:formula="of:=([.$J30]/[.$J$45])*[.B$45]" office:value-type="float" office:value="135.900188322625" calcext:value-type="float">
            <text:p>136</text:p>
          </table:table-cell>
          <table:table-cell table:style-name="ce27" table:formula="of:=([.$J30]/[.$J$45])*[.C$45]" office:value-type="float" office:value="304.705669355295" calcext:value-type="float">
            <text:p>305</text:p>
          </table:table-cell>
          <table:table-cell table:style-name="ce27" table:formula="of:=([.$J30]/[.$J$45])*[.D$45]" office:value-type="float" office:value="251.140558671608" calcext:value-type="float">
            <text:p>251</text:p>
          </table:table-cell>
          <table:table-cell table:style-name="ce27" table:formula="of:=([.$J30]/[.$J$45])*[.E$45]" office:value-type="float" office:value="940.163708873334" calcext:value-type="float">
            <text:p>940</text:p>
          </table:table-cell>
          <table:table-cell table:style-name="ce27" table:formula="of:=([.$J30]/[.$J$45])*[.F$45]" office:value-type="float" office:value="1122.84487412116" calcext:value-type="float">
            <text:p>1123</text:p>
          </table:table-cell>
          <table:table-cell table:style-name="ce27" table:formula="of:=([.$J30]/[.$J$45])*[.G$45]" office:value-type="float" office:value="48.720665697981" calcext:value-type="float">
            <text:p>49</text:p>
          </table:table-cell>
          <table:table-cell table:style-name="ce27" table:formula="of:=([.$J30]/[.$J$45])*[.H$45]" office:value-type="float" office:value="25.4533835532704" calcext:value-type="float">
            <text:p>25</text:p>
          </table:table-cell>
          <table:table-cell table:style-name="ce27" table:formula="of:=([.$J30]/[.$J$45])*[.I$45]" office:value-type="float" office:value="104.346624467091" calcext:value-type="float">
            <text:p>104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PANTIN</text:p>
          </table:table-cell>
          <table:table-cell table:style-name="ce27" table:formula="of:=([.$J31]/[.$J$45])*[.B$45]" office:value-type="float" office:value="158.418288741435" calcext:value-type="float">
            <text:p>158</text:p>
          </table:table-cell>
          <table:table-cell table:style-name="ce27" table:formula="of:=([.$J31]/[.$J$45])*[.C$45]" office:value-type="float" office:value="355.194141412702" calcext:value-type="float">
            <text:p>355</text:p>
          </table:table-cell>
          <table:table-cell table:style-name="ce27" table:formula="of:=([.$J31]/[.$J$45])*[.D$45]" office:value-type="float" office:value="292.753512922841" calcext:value-type="float">
            <text:p>293</text:p>
          </table:table-cell>
          <table:table-cell table:style-name="ce27" table:formula="of:=([.$J31]/[.$J$45])*[.E$45]" office:value-type="float" office:value="1095.94495588877" calcext:value-type="float">
            <text:p>1096</text:p>
          </table:table-cell>
          <table:table-cell table:style-name="ce27" table:formula="of:=([.$J31]/[.$J$45])*[.F$45]" office:value-type="float" office:value="1308.89563639223" calcext:value-type="float">
            <text:p>1309</text:p>
          </table:table-cell>
          <table:table-cell table:style-name="ce27" table:formula="of:=([.$J31]/[.$J$45])*[.G$45]" office:value-type="float" office:value="56.7934789604167" calcext:value-type="float">
            <text:p>57</text:p>
          </table:table-cell>
          <table:table-cell table:style-name="ce27" table:formula="of:=([.$J31]/[.$J$45])*[.H$45]" office:value-type="float" office:value="29.670904175761" calcext:value-type="float">
            <text:p>30</text:p>
          </table:table-cell>
          <table:table-cell table:style-name="ce27" table:formula="of:=([.$J31]/[.$J$45])*[.I$45]" office:value-type="float" office:value="121.636429559456" calcext:value-type="float">
            <text:p>122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PIERREFITTE-SUR-SEINE</text:p>
          </table:table-cell>
          <table:table-cell table:style-name="ce27" table:formula="of:=([.$J32]/[.$J$45])*[.B$45]" office:value-type="float" office:value="134.987327468412" calcext:value-type="float">
            <text:p>135</text:p>
          </table:table-cell>
          <table:table-cell table:style-name="ce27" table:formula="of:=([.$J32]/[.$J$45])*[.C$45]" office:value-type="float" office:value="302.658918125262" calcext:value-type="float">
            <text:p>303</text:p>
          </table:table-cell>
          <table:table-cell table:style-name="ce27" table:formula="of:=([.$J32]/[.$J$45])*[.D$45]" office:value-type="float" office:value="249.453611892903" calcext:value-type="float">
            <text:p>249</text:p>
          </table:table-cell>
          <table:table-cell table:style-name="ce27" table:formula="of:=([.$J32]/[.$J$45])*[.E$45]" office:value-type="float" office:value="933.848495796925" calcext:value-type="float">
            <text:p>934</text:p>
          </table:table-cell>
          <table:table-cell table:style-name="ce27" table:formula="of:=([.$J32]/[.$J$45])*[.F$45]" office:value-type="float" office:value="1115.30256572859" calcext:value-type="float">
            <text:p>1115</text:p>
          </table:table-cell>
          <table:table-cell table:style-name="ce27" table:formula="of:=([.$J32]/[.$J$45])*[.G$45]" office:value-type="float" office:value="48.3934020712282" calcext:value-type="float">
            <text:p>48</text:p>
          </table:table-cell>
          <table:table-cell table:style-name="ce27" table:formula="of:=([.$J32]/[.$J$45])*[.H$45]" office:value-type="float" office:value="25.2824095631692" calcext:value-type="float">
            <text:p>25</text:p>
          </table:table-cell>
          <table:table-cell table:style-name="ce27" table:formula="of:=([.$J32]/[.$J$45])*[.I$45]" office:value-type="float" office:value="103.645713379911" calcext:value-type="float">
            <text:p>104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RAINCY (LE )</text:p>
          </table:table-cell>
          <table:table-cell table:style-name="ce27" table:formula="of:=([.$J33]/[.$J$45])*[.B$45]" office:value-type="float" office:value="80.8228401995471" calcext:value-type="float">
            <text:p>81</text:p>
          </table:table-cell>
          <table:table-cell table:style-name="ce27" table:formula="of:=([.$J33]/[.$J$45])*[.C$45]" office:value-type="float" office:value="181.215183924062" calcext:value-type="float">
            <text:p>181</text:p>
          </table:table-cell>
          <table:table-cell table:style-name="ce27" table:formula="of:=([.$J33]/[.$J$45])*[.D$45]" office:value-type="float" office:value="149.358830857199" calcext:value-type="float">
            <text:p>149</text:p>
          </table:table-cell>
          <table:table-cell table:style-name="ce27" table:formula="of:=([.$J33]/[.$J$45])*[.E$45]" office:value-type="float" office:value="559.13609937973" calcext:value-type="float">
            <text:p>559</text:p>
          </table:table-cell>
          <table:table-cell table:style-name="ce27" table:formula="of:=([.$J33]/[.$J$45])*[.F$45]" office:value-type="float" office:value="667.780618629701" calcext:value-type="float">
            <text:p>668</text:p>
          </table:table-cell>
          <table:table-cell table:style-name="ce27" table:formula="of:=([.$J33]/[.$J$45])*[.G$45]" office:value-type="float" office:value="28.9752547566405" calcext:value-type="float">
            <text:p>29</text:p>
          </table:table-cell>
          <table:table-cell table:style-name="ce27" table:formula="of:=([.$J33]/[.$J$45])*[.H$45]" office:value-type="float" office:value="15.1376887468321" calcext:value-type="float">
            <text:p>15</text:p>
          </table:table-cell>
          <table:table-cell table:style-name="ce27" table:formula="of:=([.$J33]/[.$J$45])*[.I$45]" office:value-type="float" office:value="62.0572396459428" calcext:value-type="float">
            <text:p>62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ROMAINVILLE</text:p>
          </table:table-cell>
          <table:table-cell table:style-name="ce27" table:formula="of:=([.$J34]/[.$J$45])*[.B$45]" office:value-type="float" office:value="143.8594587527" calcext:value-type="float">
            <text:p>144</text:p>
          </table:table-cell>
          <table:table-cell table:style-name="ce27" table:formula="of:=([.$J34]/[.$J$45])*[.C$45]" office:value-type="float" office:value="322.551375486464" calcext:value-type="float">
            <text:p>323</text:p>
          </table:table-cell>
          <table:table-cell table:style-name="ce27" table:formula="of:=([.$J34]/[.$J$45])*[.D$45]" office:value-type="float" office:value="265.849115349118" calcext:value-type="float">
            <text:p>266</text:p>
          </table:table-cell>
          <table:table-cell table:style-name="ce27" table:formula="of:=([.$J34]/[.$J$45])*[.E$45]" office:value-type="float" office:value="995.22630517895" calcext:value-type="float">
            <text:p>995</text:p>
          </table:table-cell>
          <table:table-cell table:style-name="ce27" table:formula="of:=([.$J34]/[.$J$45])*[.F$45]" office:value-type="float" office:value="1188.60656374398" calcext:value-type="float">
            <text:p>1189</text:p>
          </table:table-cell>
          <table:table-cell table:style-name="ce27" table:formula="of:=([.$J34]/[.$J$45])*[.G$45]" office:value-type="float" office:value="51.5740903959877" calcext:value-type="float">
            <text:p>52</text:p>
          </table:table-cell>
          <table:table-cell table:style-name="ce27" table:formula="of:=([.$J34]/[.$J$45])*[.H$45]" office:value-type="float" office:value="26.9441126358525" calcext:value-type="float">
            <text:p>27</text:p>
          </table:table-cell>
          <table:table-cell table:style-name="ce27" table:formula="of:=([.$J34]/[.$J$45])*[.I$45]" office:value-type="float" office:value="110.457896370758" calcext:value-type="float">
            <text:p>110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ROSNY-SOUS-BOIS</text:p>
          </table:table-cell>
          <table:table-cell table:style-name="ce27" table:formula="of:=([.$J35]/[.$J$45])*[.B$45]" office:value-type="float" office:value="138.935760178433" calcext:value-type="float">
            <text:p>139</text:p>
          </table:table-cell>
          <table:table-cell table:style-name="ce27" table:formula="of:=([.$J35]/[.$J$45])*[.C$45]" office:value-type="float" office:value="311.511811168759" calcext:value-type="float">
            <text:p>312</text:p>
          </table:table-cell>
          <table:table-cell table:style-name="ce27" table:formula="of:=([.$J35]/[.$J$45])*[.D$45]" office:value-type="float" office:value="256.750228688737" calcext:value-type="float">
            <text:p>257</text:p>
          </table:table-cell>
          <table:table-cell table:style-name="ce27" table:formula="of:=([.$J35]/[.$J$45])*[.E$45]" office:value-type="float" office:value="961.163933595123" calcext:value-type="float">
            <text:p>961</text:p>
          </table:table-cell>
          <table:table-cell table:style-name="ce27" table:formula="of:=([.$J35]/[.$J$45])*[.F$45]" office:value-type="float" office:value="1147.92560682941" calcext:value-type="float">
            <text:p>1148</text:p>
          </table:table-cell>
          <table:table-cell table:style-name="ce27" table:formula="of:=([.$J35]/[.$J$45])*[.G$45]" office:value-type="float" office:value="49.8089282192804" calcext:value-type="float">
            <text:p>50</text:p>
          </table:table-cell>
          <table:table-cell table:style-name="ce27" table:formula="of:=([.$J35]/[.$J$45])*[.H$45]" office:value-type="float" office:value="26.0219300409764" calcext:value-type="float">
            <text:p>26</text:p>
          </table:table-cell>
          <table:table-cell table:style-name="ce27" table:formula="of:=([.$J35]/[.$J$45])*[.I$45]" office:value-type="float" office:value="106.677391483609" calcext:value-type="float">
            <text:p>107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SAINT-DENIS</text:p>
          </table:table-cell>
          <table:table-cell table:style-name="ce27" table:formula="of:=([.$J36]/[.$J$45])*[.B$45]" office:value-type="float" office:value="147.285111819594" calcext:value-type="float">
            <text:p>147</text:p>
          </table:table-cell>
          <table:table-cell table:style-name="ce27" table:formula="of:=([.$J36]/[.$J$45])*[.C$45]" office:value-type="float" office:value="330.232129454581" calcext:value-type="float">
            <text:p>330</text:p>
          </table:table-cell>
          <table:table-cell table:style-name="ce27" table:formula="of:=([.$J36]/[.$J$45])*[.D$45]" office:value-type="float" office:value="272.179646863853" calcext:value-type="float">
            <text:p>272</text:p>
          </table:table-cell>
          <table:table-cell table:style-name="ce27" table:formula="of:=([.$J36]/[.$J$45])*[.E$45]" office:value-type="float" office:value="1018.92512953259" calcext:value-type="float">
            <text:p>1019</text:p>
          </table:table-cell>
          <table:table-cell table:style-name="ce27" table:formula="of:=([.$J36]/[.$J$45])*[.F$45]" office:value-type="float" office:value="1216.91025510861" calcext:value-type="float">
            <text:p>1217</text:p>
          </table:table-cell>
          <table:table-cell table:style-name="ce27" table:formula="of:=([.$J36]/[.$J$45])*[.G$45]" office:value-type="float" office:value="52.8021983179075" calcext:value-type="float">
            <text:p>53</text:p>
          </table:table-cell>
          <table:table-cell table:style-name="ce27" table:formula="of:=([.$J36]/[.$J$45])*[.H$45]" office:value-type="float" office:value="27.5857192628065" calcext:value-type="float">
            <text:p>28</text:p>
          </table:table-cell>
          <table:table-cell table:style-name="ce27" table:formula="of:=([.$J36]/[.$J$45])*[.I$45]" office:value-type="float" office:value="113.088174801846" calcext:value-type="float">
            <text:p>113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SAINT-OUEN-SUR-SEINE</text:p>
          </table:table-cell>
          <table:table-cell table:style-name="ce27" table:formula="of:=([.$J37]/[.$J$45])*[.B$45]" office:value-type="float" office:value="180.690981712685" calcext:value-type="float">
            <text:p>181</text:p>
          </table:table-cell>
          <table:table-cell table:style-name="ce27" table:formula="of:=([.$J37]/[.$J$45])*[.C$45]" office:value-type="float" office:value="405.132378466785" calcext:value-type="float">
            <text:p>405</text:p>
          </table:table-cell>
          <table:table-cell table:style-name="ce27" table:formula="of:=([.$J37]/[.$J$45])*[.D$45]" office:value-type="float" office:value="333.912959609124" calcext:value-type="float">
            <text:p>334</text:p>
          </table:table-cell>
          <table:table-cell table:style-name="ce27" table:formula="of:=([.$J37]/[.$J$45])*[.E$45]" office:value-type="float" office:value="1250.02846297513" calcext:value-type="float">
            <text:p>1250</text:p>
          </table:table-cell>
          <table:table-cell table:style-name="ce27" table:formula="of:=([.$J37]/[.$J$45])*[.F$45]" office:value-type="float" office:value="1492.9187745815" calcext:value-type="float">
            <text:p>1493</text:p>
          </table:table-cell>
          <table:table-cell table:style-name="ce27" table:formula="of:=([.$J37]/[.$J$45])*[.G$45]" office:value-type="float" office:value="64.7783128435748" calcext:value-type="float">
            <text:p>65</text:p>
          </table:table-cell>
          <table:table-cell table:style-name="ce27" table:formula="of:=([.$J37]/[.$J$45])*[.H$45]" office:value-type="float" office:value="33.842461286599" calcext:value-type="float">
            <text:p>34</text:p>
          </table:table-cell>
          <table:table-cell table:style-name="ce27" table:formula="of:=([.$J37]/[.$J$45])*[.I$45]" office:value-type="float" office:value="138.737806371565" calcext:value-type="float">
            <text:p>139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SEVRAN</text:p>
          </table:table-cell>
          <table:table-cell table:style-name="ce27" table:formula="of:=([.$J38]/[.$J$45])*[.B$45]" office:value-type="float" office:value="163.497402734428" calcext:value-type="float">
            <text:p>163</text:p>
          </table:table-cell>
          <table:table-cell table:style-name="ce27" table:formula="of:=([.$J38]/[.$J$45])*[.C$45]" office:value-type="float" office:value="366.582167051731" calcext:value-type="float">
            <text:p>367</text:p>
          </table:table-cell>
          <table:table-cell table:style-name="ce27" table:formula="of:=([.$J38]/[.$J$45])*[.D$45]" office:value-type="float" office:value="302.13960385841" calcext:value-type="float">
            <text:p>302</text:p>
          </table:table-cell>
          <table:table-cell table:style-name="ce27" table:formula="of:=([.$J38]/[.$J$45])*[.E$45]" office:value-type="float" office:value="1131.08249843659" calcext:value-type="float">
            <text:p>1131</text:p>
          </table:table-cell>
          <table:table-cell table:style-name="ce27" table:formula="of:=([.$J38]/[.$J$45])*[.F$45]" office:value-type="float" office:value="1350.86067840211" calcext:value-type="float">
            <text:p>1351</text:p>
          </table:table-cell>
          <table:table-cell table:style-name="ce27" table:formula="of:=([.$J38]/[.$J$45])*[.G$45]" office:value-type="float" office:value="58.6143580772808" calcext:value-type="float">
            <text:p>59</text:p>
          </table:table-cell>
          <table:table-cell table:style-name="ce27" table:formula="of:=([.$J38]/[.$J$45])*[.H$45]" office:value-type="float" office:value="30.6221952532063" calcext:value-type="float">
            <text:p>31</text:p>
          </table:table-cell>
          <table:table-cell table:style-name="ce27" table:formula="of:=([.$J38]/[.$J$45])*[.I$45]" office:value-type="float" office:value="125.536265218213" calcext:value-type="float">
            <text:p>126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STAINS</text:p>
          </table:table-cell>
          <table:table-cell table:style-name="ce27" table:formula="of:=([.$J39]/[.$J$45])*[.B$45]" office:value-type="float" office:value="156.619080005189" calcext:value-type="float">
            <text:p>157</text:p>
          </table:table-cell>
          <table:table-cell table:style-name="ce27" table:formula="of:=([.$J39]/[.$J$45])*[.C$45]" office:value-type="float" office:value="351.160084440051" calcext:value-type="float">
            <text:p>351</text:p>
          </table:table-cell>
          <table:table-cell table:style-name="ce27" table:formula="of:=([.$J39]/[.$J$45])*[.D$45]" office:value-type="float" office:value="289.428614754821" calcext:value-type="float">
            <text:p>289</text:p>
          </table:table-cell>
          <table:table-cell table:style-name="ce27" table:formula="of:=([.$J39]/[.$J$45])*[.E$45]" office:value-type="float" office:value="1083.49794768823" calcext:value-type="float">
            <text:p>1083</text:p>
          </table:table-cell>
          <table:table-cell table:style-name="ce27" table:formula="of:=([.$J39]/[.$J$45])*[.F$45]" office:value-type="float" office:value="1294.03007710271" calcext:value-type="float">
            <text:p>1294</text:p>
          </table:table-cell>
          <table:table-cell table:style-name="ce27" table:formula="of:=([.$J39]/[.$J$45])*[.G$45]" office:value-type="float" office:value="56.1484566948744" calcext:value-type="float">
            <text:p>56</text:p>
          </table:table-cell>
          <table:table-cell table:style-name="ce27" table:formula="of:=([.$J39]/[.$J$45])*[.H$45]" office:value-type="float" office:value="29.3339219344464" calcext:value-type="float">
            <text:p>29</text:p>
          </table:table-cell>
          <table:table-cell table:style-name="ce27" table:formula="of:=([.$J39]/[.$J$45])*[.I$45]" office:value-type="float" office:value="120.254964525035" calcext:value-type="float">
            <text:p>120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TREMBLAY-EN-FRANCE</text:p>
          </table:table-cell>
          <table:table-cell table:style-name="ce27" table:formula="of:=([.$J40]/[.$J$45])*[.B$45]" office:value-type="float" office:value="225.473325905533" calcext:value-type="float">
            <text:p>225</text:p>
          </table:table-cell>
          <table:table-cell table:style-name="ce27" table:formula="of:=([.$J40]/[.$J$45])*[.C$45]" office:value-type="float" office:value="505.540143393401" calcext:value-type="float">
            <text:p>506</text:p>
          </table:table-cell>
          <table:table-cell table:style-name="ce27" table:formula="of:=([.$J40]/[.$J$45])*[.D$45]" office:value-type="float" office:value="416.669746616046" calcext:value-type="float">
            <text:p>417</text:p>
          </table:table-cell>
          <table:table-cell table:style-name="ce27" table:formula="of:=([.$J40]/[.$J$45])*[.E$45]" office:value-type="float" office:value="1559.83476514477" calcext:value-type="float">
            <text:p>1560</text:p>
          </table:table-cell>
          <table:table-cell table:style-name="ce27" table:formula="of:=([.$J40]/[.$J$45])*[.F$45]" office:value-type="float" office:value="1862.92286544189" calcext:value-type="float">
            <text:p>1863</text:p>
          </table:table-cell>
          <table:table-cell table:style-name="ce27" table:formula="of:=([.$J40]/[.$J$45])*[.G$45]" office:value-type="float" office:value="80.8329309241034" calcext:value-type="float">
            <text:p>81</text:p>
          </table:table-cell>
          <table:table-cell table:style-name="ce27" table:formula="of:=([.$J40]/[.$J$45])*[.H$45]" office:value-type="float" office:value="42.2299565301605" calcext:value-type="float">
            <text:p>42</text:p>
          </table:table-cell>
          <table:table-cell table:style-name="ce27" table:formula="of:=([.$J40]/[.$J$45])*[.I$45]" office:value-type="float" office:value="173.122500829485" calcext:value-type="float">
            <text:p>173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VAUJOURS</text:p>
          </table:table-cell>
          <table:table-cell table:style-name="ce27" table:formula="of:=([.$J41]/[.$J$45])*[.B$45]" office:value-type="float" office:value="136.872912444262" calcext:value-type="float">
            <text:p>137</text:p>
          </table:table-cell>
          <table:table-cell table:style-name="ce27" table:formula="of:=([.$J41]/[.$J$45])*[.C$45]" office:value-type="float" office:value="306.886641716261" calcext:value-type="float">
            <text:p>307</text:p>
          </table:table-cell>
          <table:table-cell table:style-name="ce27" table:formula="of:=([.$J41]/[.$J$45])*[.D$45]" office:value-type="float" office:value="252.938131451725" calcext:value-type="float">
            <text:p>253</text:p>
          </table:table-cell>
          <table:table-cell table:style-name="ce27" table:formula="of:=([.$J41]/[.$J$45])*[.E$45]" office:value-type="float" office:value="946.893058767527" calcext:value-type="float">
            <text:p>947</text:p>
          </table:table-cell>
          <table:table-cell table:style-name="ce27" table:formula="of:=([.$J41]/[.$J$45])*[.F$45]" office:value-type="float" office:value="1130.88178935576" calcext:value-type="float">
            <text:p>1131</text:p>
          </table:table-cell>
          <table:table-cell table:style-name="ce27" table:formula="of:=([.$J41]/[.$J$45])*[.G$45]" office:value-type="float" office:value="49.0693905035285" calcext:value-type="float">
            <text:p>49</text:p>
          </table:table-cell>
          <table:table-cell table:style-name="ce27" table:formula="of:=([.$J41]/[.$J$45])*[.H$45]" office:value-type="float" office:value="25.6355696154471" calcext:value-type="float">
            <text:p>26</text:p>
          </table:table-cell>
          <table:table-cell table:style-name="ce27" table:formula="of:=([.$J41]/[.$J$45])*[.I$45]" office:value-type="float" office:value="105.093499654561" calcext:value-type="float">
            <text:p>105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VILLEMOMBLE</text:p>
          </table:table-cell>
          <table:table-cell table:style-name="ce27" table:formula="of:=([.$J42]/[.$J$45])*[.B$45]" office:value-type="float" office:value="100.036482641405" calcext:value-type="float">
            <text:p>100</text:p>
          </table:table-cell>
          <table:table-cell table:style-name="ce27" table:formula="of:=([.$J42]/[.$J$45])*[.C$45]" office:value-type="float" office:value="224.294636964267" calcext:value-type="float">
            <text:p>224</text:p>
          </table:table-cell>
          <table:table-cell table:style-name="ce27" table:formula="of:=([.$J42]/[.$J$45])*[.D$45]" office:value-type="float" office:value="184.865219454023" calcext:value-type="float">
            <text:p>185</text:p>
          </table:table-cell>
          <table:table-cell table:style-name="ce27" table:formula="of:=([.$J42]/[.$J$45])*[.E$45]" office:value-type="float" office:value="692.056955208271" calcext:value-type="float">
            <text:p>692</text:p>
          </table:table-cell>
          <table:table-cell table:style-name="ce27" table:formula="of:=([.$J42]/[.$J$45])*[.F$45]" office:value-type="float" office:value="826.529036827774" calcext:value-type="float">
            <text:p>827</text:p>
          </table:table-cell>
          <table:table-cell table:style-name="ce27" table:formula="of:=([.$J42]/[.$J$45])*[.G$45]" office:value-type="float" office:value="35.8634089365892" calcext:value-type="float">
            <text:p>36</text:p>
          </table:table-cell>
          <table:table-cell table:style-name="ce27" table:formula="of:=([.$J42]/[.$J$45])*[.H$45]" office:value-type="float" office:value="18.7363019390891" calcext:value-type="float">
            <text:p>19</text:p>
          </table:table-cell>
          <table:table-cell table:style-name="ce27" table:formula="of:=([.$J42]/[.$J$45])*[.I$45]" office:value-type="float" office:value="76.8098220909793" calcext:value-type="float">
            <text:p>77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VILLEPINTE</text:p>
          </table:table-cell>
          <table:table-cell table:style-name="ce27" table:formula="of:=([.$J43]/[.$J$45])*[.B$45]" office:value-type="float" office:value="137.565905524123" calcext:value-type="float">
            <text:p>138</text:p>
          </table:table-cell>
          <table:table-cell table:style-name="ce27" table:formula="of:=([.$J43]/[.$J$45])*[.C$45]" office:value-type="float" office:value="308.440421169137" calcext:value-type="float">
            <text:p>308</text:p>
          </table:table-cell>
          <table:table-cell table:style-name="ce27" table:formula="of:=([.$J43]/[.$J$45])*[.D$45]" office:value-type="float" office:value="254.218767419783" calcext:value-type="float">
            <text:p>254</text:p>
          </table:table-cell>
          <table:table-cell table:style-name="ce27" table:formula="of:=([.$J43]/[.$J$45])*[.E$45]" office:value-type="float" office:value="951.687216540428" calcext:value-type="float">
            <text:p>952</text:p>
          </table:table-cell>
          <table:table-cell table:style-name="ce27" table:formula="of:=([.$J43]/[.$J$45])*[.F$45]" office:value-type="float" office:value="1136.60748949737" calcext:value-type="float">
            <text:p>1137</text:p>
          </table:table-cell>
          <table:table-cell table:style-name="ce27" table:formula="of:=([.$J43]/[.$J$45])*[.G$45]" office:value-type="float" office:value="49.3178308080759" calcext:value-type="float">
            <text:p>49</text:p>
          </table:table-cell>
          <table:table-cell table:style-name="ce27" table:formula="of:=([.$J43]/[.$J$45])*[.H$45]" office:value-type="float" office:value="25.7653635390551" calcext:value-type="float">
            <text:p>26</text:p>
          </table:table-cell>
          <table:table-cell table:style-name="ce27" table:formula="of:=([.$J43]/[.$J$45])*[.I$45]" office:value-type="float" office:value="105.625592284859" calcext:value-type="float">
            <text:p>106</text:p>
          </table:table-cell>
          <table:table-cell table:style-name="ce6"/>
          <table:table-cell table:number-columns-repeated="13"/>
        </table:table-row>
        <table:table-row table:style-name="ro1">
          <table:table-cell table:style-name="ce66" office:value-type="string" calcext:value-type="string">
            <text:p>VILLETANEUSE</text:p>
          </table:table-cell>
          <table:table-cell table:style-name="ce27" table:formula="of:=([.$J44]/[.$J$45])*[.B$45]" office:value-type="float" office:value="151.878749806654" calcext:value-type="float">
            <text:p>152</text:p>
          </table:table-cell>
          <table:table-cell table:style-name="ce27" table:formula="of:=([.$J44]/[.$J$45])*[.C$45]" office:value-type="float" office:value="340.531655561934" calcext:value-type="float">
            <text:p>341</text:p>
          </table:table-cell>
          <table:table-cell table:style-name="ce27" table:formula="of:=([.$J44]/[.$J$45])*[.D$45]" office:value-type="float" office:value="280.668588819303" calcext:value-type="float">
            <text:p>281</text:p>
          </table:table-cell>
          <table:table-cell table:style-name="ce27" table:formula="of:=([.$J44]/[.$J$45])*[.E$45]" office:value-type="float" office:value="1050.70412690147" calcext:value-type="float">
            <text:p>1051</text:p>
          </table:table-cell>
          <table:table-cell table:style-name="ce27" table:formula="of:=([.$J44]/[.$J$45])*[.F$45]" office:value-type="float" office:value="1254.86416033127" calcext:value-type="float">
            <text:p>1255</text:p>
          </table:table-cell>
          <table:table-cell table:style-name="ce27" table:formula="of:=([.$J44]/[.$J$45])*[.G$45]" office:value-type="float" office:value="54.4490326855964" calcext:value-type="float">
            <text:p>54</text:p>
          </table:table-cell>
          <table:table-cell table:style-name="ce27" table:formula="of:=([.$J44]/[.$J$45])*[.H$45]" office:value-type="float" office:value="28.4460832625379" calcext:value-type="float">
            <text:p>28</text:p>
          </table:table-cell>
          <table:table-cell table:style-name="ce27" table:formula="of:=([.$J44]/[.$J$45])*[.I$45]" office:value-type="float" office:value="116.615253195848" calcext:value-type="float">
            <text:p>117</text:p>
          </table:table-cell>
          <table:table-cell table:style-name="ce6"/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9"/>
          <table:table-cell table:style-name="Default" table:number-columns-repeated="9"/>
          <table:table-cell table:number-columns-repeated="4"/>
        </table:table-row>
        <table:table-row table:style-name="ro8">
          <table:table-cell table:style-name="Default" office:value-type="string" calcext:value-type="string">
            <text:p>ECART OBSERVE THEORIQUE</text:p>
          </table:table-cell>
          <table:table-cell table:style-name="ce20" office:value-type="string" calcext:value-type="string">
            <text:p>Annuité de la dette</text:p>
          </table:table-cell>
          <table:table-cell table:style-name="ce31" office:value-type="string" calcext:value-type="string">
            <text:p>Concours de l'Etat</text:p>
          </table:table-cell>
          <table:table-cell table:style-name="ce31" office:value-type="string" calcext:value-type="string">
            <text:p>Dotation globale de fonctionnement</text:p>
          </table:table-cell>
          <table:table-cell table:style-name="ce31" office:value-type="string" calcext:value-type="string">
            <text:p>Frais de personnel</text:p>
          </table:table-cell>
          <table:table-cell table:style-name="ce31" office:value-type="string" calcext:value-type="string">
            <text:p>Impôts locaux</text:p>
          </table:table-cell>
          <table:table-cell table:style-name="ce31" office:value-type="string" calcext:value-type="string">
            <text:p>Péréquations et compensations fiscales</text:p>
          </table:table-cell>
          <table:table-cell table:style-name="ce31" office:value-type="string" calcext:value-type="string">
            <text:p>Produit des cessions d'immobilisations</text:p>
          </table:table-cell>
          <table:table-cell table:style-name="ce31" office:value-type="string" calcext:value-type="string">
            <text:p>Remboursements d'emprunts hors GAD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59" office:value-type="string" calcext:value-type="string">
            <text:p>AUBERVILLIERS</text:p>
          </table:table-cell>
          <table:table-cell table:formula="of:=[.B5]-[.B147]" office:value-type="float" office:value="22.703252372085" calcext:value-type="float">
            <text:p>22.703252372085</text:p>
          </table:table-cell>
          <table:table-cell table:formula="of:=[.C5]-[.C147]" office:value-type="float" office:value="124.479380408742" calcext:value-type="float">
            <text:p>124.479380408742</text:p>
          </table:table-cell>
          <table:table-cell table:formula="of:=[.D5]-[.D147]" office:value-type="float" office:value="95.456790946744" calcext:value-type="float">
            <text:p>95.456790946744</text:p>
          </table:table-cell>
          <table:table-cell table:formula="of:=[.E5]-[.E147]" office:value-type="float" office:value="-88.042607119889" calcext:value-type="float">
            <text:p>-88.042607119889</text:p>
          </table:table-cell>
          <table:table-cell table:formula="of:=[.F5]-[.F147]" office:value-type="float" office:value="-214.21935603914" calcext:value-type="float">
            <text:p>-214.21935603914</text:p>
          </table:table-cell>
          <table:table-cell table:formula="of:=[.G5]-[.G147]" office:value-type="float" office:value="30.4324479682079" calcext:value-type="float">
            <text:p>30.4324479682079</text:p>
          </table:table-cell>
          <table:table-cell table:formula="of:=[.H5]-[.H147]" office:value-type="float" office:value="16.5456918708326" calcext:value-type="float">
            <text:p>16.5456918708326</text:p>
          </table:table-cell>
          <table:table-cell table:formula="of:=[.I5]-[.I147]" office:value-type="float" office:value="12.644399592415" calcext:value-type="float">
            <text:p>12.644399592415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69" office:value-type="string" calcext:value-type="string">
            <text:p>AULNAY-SOUS-BOIS</text:p>
          </table:table-cell>
          <table:table-cell table:formula="of:=[.B6]-[.B148]" office:value-type="float" office:value="59.309307547341" calcext:value-type="float">
            <text:p>59.309307547341</text:p>
          </table:table-cell>
          <table:table-cell table:formula="of:=[.C6]-[.C148]" office:value-type="float" office:value="-31.64586423193" calcext:value-type="float">
            <text:p>-31.64586423193</text:p>
          </table:table-cell>
          <table:table-cell table:formula="of:=[.D6]-[.D148]" office:value-type="float" office:value="-145.155512635389" calcext:value-type="float">
            <text:p>-145.155512635389</text:p>
          </table:table-cell>
          <table:table-cell table:formula="of:=[.E6]-[.E148]" office:value-type="float" office:value="-43.5808764531898" calcext:value-type="float">
            <text:p>-43.5808764531898</text:p>
          </table:table-cell>
          <table:table-cell table:formula="of:=[.F6]-[.F148]" office:value-type="float" office:value="-60.04833787197" calcext:value-type="float">
            <text:p>-60.04833787197</text:p>
          </table:table-cell>
          <table:table-cell table:formula="of:=[.G6]-[.G148]" office:value-type="float" office:value="111.207467625986" calcext:value-type="float">
            <text:p>111.207467625986</text:p>
          </table:table-cell>
          <table:table-cell table:formula="of:=[.H6]-[.H148]" office:value-type="float" office:value="68.1748979537001" calcext:value-type="float">
            <text:p>68.1748979537001</text:p>
          </table:table-cell>
          <table:table-cell table:formula="of:=[.I6]-[.I148]" office:value-type="float" office:value="41.738918065452" calcext:value-type="float">
            <text:p>41.738918065452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BAGNOLET</text:p>
          </table:table-cell>
          <table:table-cell table:formula="of:=[.B7]-[.B149]" office:value-type="float" office:value="163.366426756442" calcext:value-type="float">
            <text:p>163.366426756442</text:p>
          </table:table-cell>
          <table:table-cell table:formula="of:=[.C7]-[.C149]" office:value-type="float" office:value="-191.475124959979" calcext:value-type="float">
            <text:p>-191.475124959979</text:p>
          </table:table-cell>
          <table:table-cell table:formula="of:=[.D7]-[.D149]" office:value-type="float" office:value="-150.194780503132" calcext:value-type="float">
            <text:p>-150.194780503132</text:p>
          </table:table-cell>
          <table:table-cell table:formula="of:=[.E7]-[.E149]" office:value-type="float" office:value="6.76514237581" calcext:value-type="float">
            <text:p>6.76514237581</text:p>
          </table:table-cell>
          <table:table-cell table:formula="of:=[.F7]-[.F149]" office:value-type="float" office:value="155.95064974515" calcext:value-type="float">
            <text:p>155.95064974515</text:p>
          </table:table-cell>
          <table:table-cell table:formula="of:=[.G7]-[.G149]" office:value-type="float" office:value="-41.8989604125013" calcext:value-type="float">
            <text:p>-41.8989604125013</text:p>
          </table:table-cell>
          <table:table-cell table:formula="of:=[.H7]-[.H149]" office:value-type="float" office:value="-30.8271689616642" calcext:value-type="float">
            <text:p>-30.8271689616642</text:p>
          </table:table-cell>
          <table:table-cell table:formula="of:=[.I7]-[.I149]" office:value-type="float" office:value="88.313815959876" calcext:value-type="float">
            <text:p>88.313815959876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BOBIGNY</text:p>
          </table:table-cell>
          <table:table-cell table:formula="of:=[.B8]-[.B150]" office:value-type="float" office:value="56.445421712107" calcext:value-type="float">
            <text:p>56.445421712107</text:p>
          </table:table-cell>
          <table:table-cell table:formula="of:=[.C8]-[.C150]" office:value-type="float" office:value="25.520453106252" calcext:value-type="float">
            <text:p>25.520453106252</text:p>
          </table:table-cell>
          <table:table-cell table:formula="of:=[.D8]-[.D150]" office:value-type="float" office:value="28.184076794235" calcext:value-type="float">
            <text:p>28.184076794235</text:p>
          </table:table-cell>
          <table:table-cell table:formula="of:=[.E8]-[.E150]" office:value-type="float" office:value="-63.545111875" calcext:value-type="float">
            <text:p>-63.545111875</text:p>
          </table:table-cell>
          <table:table-cell table:formula="of:=[.F8]-[.F150]" office:value-type="float" office:value="-113.73091993667" calcext:value-type="float">
            <text:p>-113.73091993667</text:p>
          </table:table-cell>
          <table:table-cell table:formula="of:=[.G8]-[.G150]" office:value-type="float" office:value="-4.2120209201277" calcext:value-type="float">
            <text:p>-4.2120209201277</text:p>
          </table:table-cell>
          <table:table-cell table:formula="of:=[.H8]-[.H150]" office:value-type="float" office:value="48.7397559346412" calcext:value-type="float">
            <text:p>48.7397559346412</text:p>
          </table:table-cell>
          <table:table-cell table:formula="of:=[.I8]-[.I150]" office:value-type="float" office:value="22.598345184556" calcext:value-type="float">
            <text:p>22.598345184556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BONDY</text:p>
          </table:table-cell>
          <table:table-cell table:formula="of:=[.B9]-[.B151]" office:value-type="float" office:value="95.059987525607" calcext:value-type="float">
            <text:p>95.059987525607</text:p>
          </table:table-cell>
          <table:table-cell table:formula="of:=[.C9]-[.C151]" office:value-type="float" office:value="142.891477074817" calcext:value-type="float">
            <text:p>142.891477074817</text:p>
          </table:table-cell>
          <table:table-cell table:formula="of:=[.D9]-[.D151]" office:value-type="float" office:value="181.706125749586" calcext:value-type="float">
            <text:p>181.706125749586</text:p>
          </table:table-cell>
          <table:table-cell table:formula="of:=[.E9]-[.E151]" office:value-type="float" office:value="-135.148496824711" calcext:value-type="float">
            <text:p>-135.148496824711</text:p>
          </table:table-cell>
          <table:table-cell table:formula="of:=[.F9]-[.F151]" office:value-type="float" office:value="-299.24679370266" calcext:value-type="float">
            <text:p>-299.24679370266</text:p>
          </table:table-cell>
          <table:table-cell table:formula="of:=[.G9]-[.G151]" office:value-type="float" office:value="-40.1256091472981" calcext:value-type="float">
            <text:p>-40.1256091472981</text:p>
          </table:table-cell>
          <table:table-cell table:formula="of:=[.H9]-[.H151]" office:value-type="float" office:value="-13.731536996182" calcext:value-type="float">
            <text:p>-13.731536996182</text:p>
          </table:table-cell>
          <table:table-cell table:formula="of:=[.I9]-[.I151]" office:value-type="float" office:value="68.594846320836" calcext:value-type="float">
            <text:p>68.594846320836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CLICHY-SOUS-BOIS</text:p>
          </table:table-cell>
          <table:table-cell table:formula="of:=[.B10]-[.B152]" office:value-type="float" office:value="-58.48839126786" calcext:value-type="float">
            <text:p>-58.48839126786</text:p>
          </table:table-cell>
          <table:table-cell table:formula="of:=[.C10]-[.C152]" office:value-type="float" office:value="561.339376204006" calcext:value-type="float">
            <text:p>561.339376204006</text:p>
          </table:table-cell>
          <table:table-cell table:formula="of:=[.D10]-[.D152]" office:value-type="float" office:value="586.07474741055" calcext:value-type="float">
            <text:p>586.07474741055</text:p>
          </table:table-cell>
          <table:table-cell table:formula="of:=[.E10]-[.E152]" office:value-type="float" office:value="-251.18710073165" calcext:value-type="float">
            <text:p>-251.18710073165</text:p>
          </table:table-cell>
          <table:table-cell table:formula="of:=[.F10]-[.F152]" office:value-type="float" office:value="-737.95168943621" calcext:value-type="float">
            <text:p>-737.95168943621</text:p>
          </table:table-cell>
          <table:table-cell table:formula="of:=[.G10]-[.G152]" office:value-type="float" office:value="-23.8626504001096" calcext:value-type="float">
            <text:p>-23.8626504001096</text:p>
          </table:table-cell>
          <table:table-cell table:formula="of:=[.H10]-[.H152]" office:value-type="float" office:value="-34.3144020624336" calcext:value-type="float">
            <text:p>-34.3144020624336</text:p>
          </table:table-cell>
          <table:table-cell table:formula="of:=[.I10]-[.I152]" office:value-type="float" office:value="-41.6098897162953" calcext:value-type="float">
            <text:p>-41.6098897162953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COUBRON</text:p>
          </table:table-cell>
          <table:table-cell table:formula="of:=[.B11]-[.B153]" office:value-type="float" office:value="-38.3665013951691" calcext:value-type="float">
            <text:p>-38.3665013951691</text:p>
          </table:table-cell>
          <table:table-cell table:formula="of:=[.C11]-[.C153]" office:value-type="float" office:value="-106.791341443348" calcext:value-type="float">
            <text:p>-106.791341443348</text:p>
          </table:table-cell>
          <table:table-cell table:formula="of:=[.D11]-[.D153]" office:value-type="float" office:value="-80.6121063365623" calcext:value-type="float">
            <text:p>-80.6121063365623</text:p>
          </table:table-cell>
          <table:table-cell table:formula="of:=[.E11]-[.E153]" office:value-type="float" office:value="104.76263101578" calcext:value-type="float">
            <text:p>104.76263101578</text:p>
          </table:table-cell>
          <table:table-cell table:formula="of:=[.F11]-[.F153]" office:value-type="float" office:value="197.587835699789" calcext:value-type="float">
            <text:p>197.587835699789</text:p>
          </table:table-cell>
          <table:table-cell table:formula="of:=[.G11]-[.G153]" office:value-type="float" office:value="-26.9838688125279" calcext:value-type="float">
            <text:p>-26.9838688125279</text:p>
          </table:table-cell>
          <table:table-cell table:formula="of:=[.H11]-[.H153]" office:value-type="float" office:value="-15.1409356507099" calcext:value-type="float">
            <text:p>-15.1409356507099</text:p>
          </table:table-cell>
          <table:table-cell table:formula="of:=[.I11]-[.I153]" office:value-type="float" office:value="-34.4557130772521" calcext:value-type="float">
            <text:p>-34.4557130772521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DRANCY</text:p>
          </table:table-cell>
          <table:table-cell table:formula="of:=[.B12]-[.B154]" office:value-type="float" office:value="32.769726543776" calcext:value-type="float">
            <text:p>32.769726543776</text:p>
          </table:table-cell>
          <table:table-cell table:formula="of:=[.C12]-[.C154]" office:value-type="float" office:value="17.285593325919" calcext:value-type="float">
            <text:p>17.285593325919</text:p>
          </table:table-cell>
          <table:table-cell table:formula="of:=[.D12]-[.D154]" office:value-type="float" office:value="47.863433586394" calcext:value-type="float">
            <text:p>47.863433586394</text:p>
          </table:table-cell>
          <table:table-cell table:formula="of:=[.E12]-[.E154]" office:value-type="float" office:value="-37.8805303977081" calcext:value-type="float">
            <text:p>-37.8805303977081</text:p>
          </table:table-cell>
          <table:table-cell table:formula="of:=[.F12]-[.F154]" office:value-type="float" office:value="-96.4454818173199" calcext:value-type="float">
            <text:p>-96.4454818173199</text:p>
          </table:table-cell>
          <table:table-cell table:formula="of:=[.G12]-[.G154]" office:value-type="float" office:value="-34.7430309096425" calcext:value-type="float">
            <text:p>-34.7430309096425</text:p>
          </table:table-cell>
          <table:table-cell table:formula="of:=[.H12]-[.H154]" office:value-type="float" office:value="49.8529319198157" calcext:value-type="float">
            <text:p>49.8529319198157</text:p>
          </table:table-cell>
          <table:table-cell table:formula="of:=[.I12]-[.I154]" office:value-type="float" office:value="21.297357748765" calcext:value-type="float">
            <text:p>21.297357748765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DUGNY</text:p>
          </table:table-cell>
          <table:table-cell table:formula="of:=[.B13]-[.B155]" office:value-type="float" office:value="-96.8441784932465" calcext:value-type="float">
            <text:p>-96.8441784932465</text:p>
          </table:table-cell>
          <table:table-cell table:formula="of:=[.C13]-[.C155]" office:value-type="float" office:value="152.14832134044" calcext:value-type="float">
            <text:p>152.14832134044</text:p>
          </table:table-cell>
          <table:table-cell table:formula="of:=[.D13]-[.D155]" office:value-type="float" office:value="106.258809313431" calcext:value-type="float">
            <text:p>106.258809313431</text:p>
          </table:table-cell>
          <table:table-cell table:formula="of:=[.E13]-[.E155]" office:value-type="float" office:value="45.70609057973" calcext:value-type="float">
            <text:p>45.70609057973</text:p>
          </table:table-cell>
          <table:table-cell table:formula="of:=[.F13]-[.F155]" office:value-type="float" office:value="-153.11047334406" calcext:value-type="float">
            <text:p>-153.11047334406</text:p>
          </table:table-cell>
          <table:table-cell table:formula="of:=[.G13]-[.G155]" office:value-type="float" office:value="49.0677633025978" calcext:value-type="float">
            <text:p>49.0677633025978</text:p>
          </table:table-cell>
          <table:table-cell table:formula="of:=[.H13]-[.H155]" office:value-type="float" office:value="-34.1612995375618" calcext:value-type="float">
            <text:p>-34.1612995375618</text:p>
          </table:table-cell>
          <table:table-cell table:formula="of:=[.I13]-[.I155]" office:value-type="float" office:value="-69.0650331613242" calcext:value-type="float">
            <text:p>-69.0650331613242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EPINAY-SUR-SEINE</text:p>
          </table:table-cell>
          <table:table-cell table:formula="of:=[.B14]-[.B156]" office:value-type="float" office:value="-54.1738713579978" calcext:value-type="float">
            <text:p>-54.1738713579978</text:p>
          </table:table-cell>
          <table:table-cell table:formula="of:=[.C14]-[.C156]" office:value-type="float" office:value="234.808700048856" calcext:value-type="float">
            <text:p>234.808700048856</text:p>
          </table:table-cell>
          <table:table-cell table:formula="of:=[.D14]-[.D156]" office:value-type="float" office:value="266.263061759802" calcext:value-type="float">
            <text:p>266.263061759802</text:p>
          </table:table-cell>
          <table:table-cell table:formula="of:=[.E14]-[.E156]" office:value-type="float" office:value="-115.017908319015" calcext:value-type="float">
            <text:p>-115.017908319015</text:p>
          </table:table-cell>
          <table:table-cell table:formula="of:=[.F14]-[.F156]" office:value-type="float" office:value="-261.110471953731" calcext:value-type="float">
            <text:p>-261.110471953731</text:p>
          </table:table-cell>
          <table:table-cell table:formula="of:=[.G14]-[.G156]" office:value-type="float" office:value="-30.2290409904434" calcext:value-type="float">
            <text:p>-30.2290409904434</text:p>
          </table:table-cell>
          <table:table-cell table:formula="of:=[.H14]-[.H156]" office:value-type="float" office:value="-1.915287277375" calcext:value-type="float">
            <text:p>-1.915287277375</text:p>
          </table:table-cell>
          <table:table-cell table:formula="of:=[.I14]-[.I156]" office:value-type="float" office:value="-38.6251819100987" calcext:value-type="float">
            <text:p>-38.6251819100987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GAGNY</text:p>
          </table:table-cell>
          <table:table-cell table:formula="of:=[.B15]-[.B157]" office:value-type="float" office:value="-53.0510497516135" calcext:value-type="float">
            <text:p>-53.0510497516135</text:p>
          </table:table-cell>
          <table:table-cell table:formula="of:=[.C15]-[.C157]" office:value-type="float" office:value="31.511517389099" calcext:value-type="float">
            <text:p>31.511517389099</text:p>
          </table:table-cell>
          <table:table-cell table:formula="of:=[.D15]-[.D157]" office:value-type="float" office:value="62.0019033667" calcext:value-type="float">
            <text:p>62.0019033667</text:p>
          </table:table-cell>
          <table:table-cell table:formula="of:=[.E15]-[.E157]" office:value-type="float" office:value="17.5819343500909" calcext:value-type="float">
            <text:p>17.5819343500909</text:p>
          </table:table-cell>
          <table:table-cell table:formula="of:=[.F15]-[.F157]" office:value-type="float" office:value="25.491306848263" calcext:value-type="float">
            <text:p>25.491306848263</text:p>
          </table:table-cell>
          <table:table-cell table:formula="of:=[.G15]-[.G157]" office:value-type="float" office:value="-29.4824398767802" calcext:value-type="float">
            <text:p>-29.4824398767802</text:p>
          </table:table-cell>
          <table:table-cell table:formula="of:=[.H15]-[.H157]" office:value-type="float" office:value="-18.7458282614681" calcext:value-type="float">
            <text:p>-18.7458282614681</text:p>
          </table:table-cell>
          <table:table-cell table:formula="of:=[.I15]-[.I157]" office:value-type="float" office:value="-35.307344064291" calcext:value-type="float">
            <text:p>-35.307344064291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GOURNAY-SUR-MARNE</text:p>
          </table:table-cell>
          <table:table-cell table:formula="of:=[.B16]-[.B158]" office:value-type="float" office:value="-4.63458639535899" calcext:value-type="float">
            <text:p>-4.63458639535899</text:p>
          </table:table-cell>
          <table:table-cell table:formula="of:=[.C16]-[.C158]" office:value-type="float" office:value="-166.488413947334" calcext:value-type="float">
            <text:p>-166.488413947334</text:p>
          </table:table-cell>
          <table:table-cell table:formula="of:=[.D16]-[.D158]" office:value-type="float" office:value="-128.58465585064" calcext:value-type="float">
            <text:p>-128.58465585064</text:p>
          </table:table-cell>
          <table:table-cell table:formula="of:=[.E16]-[.E158]" office:value-type="float" office:value="119.863743628239" calcext:value-type="float">
            <text:p>119.863743628239</text:p>
          </table:table-cell>
          <table:table-cell table:formula="of:=[.F16]-[.F158]" office:value-type="float" office:value="250.96509539222" calcext:value-type="float">
            <text:p>250.96509539222</text:p>
          </table:table-cell>
          <table:table-cell table:formula="of:=[.G16]-[.G158]" office:value-type="float" office:value="-39.8030272846351" calcext:value-type="float">
            <text:p>-39.8030272846351</text:p>
          </table:table-cell>
          <table:table-cell table:formula="of:=[.H16]-[.H158]" office:value-type="float" office:value="-20.4990373488817" calcext:value-type="float">
            <text:p>-20.4990373488817</text:p>
          </table:table-cell>
          <table:table-cell table:formula="of:=[.I16]-[.I158]" office:value-type="float" office:value="-10.8191181936098" calcext:value-type="float">
            <text:p>-10.8191181936098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'ILE-SAINT-DENIS</text:p>
          </table:table-cell>
          <table:table-cell table:formula="of:=[.B17]-[.B159]" office:value-type="float" office:value="-41.1219338095518" calcext:value-type="float">
            <text:p>-41.1219338095518</text:p>
          </table:table-cell>
          <table:table-cell table:formula="of:=[.C17]-[.C159]" office:value-type="float" office:value="26.766544277582" calcext:value-type="float">
            <text:p>26.766544277582</text:p>
          </table:table-cell>
          <table:table-cell table:formula="of:=[.D17]-[.D159]" office:value-type="float" office:value="43.90654907103" calcext:value-type="float">
            <text:p>43.90654907103</text:p>
          </table:table-cell>
          <table:table-cell table:formula="of:=[.E17]-[.E159]" office:value-type="float" office:value="71.418284431124" calcext:value-type="float">
            <text:p>71.418284431124</text:p>
          </table:table-cell>
          <table:table-cell table:formula="of:=[.F17]-[.F159]" office:value-type="float" office:value="-120.564092943452" calcext:value-type="float">
            <text:p>-120.564092943452</text:p>
          </table:table-cell>
          <table:table-cell table:formula="of:=[.G17]-[.G159]" office:value-type="float" office:value="-12.6823552594711" calcext:value-type="float">
            <text:p>-12.6823552594711</text:p>
          </table:table-cell>
          <table:table-cell table:formula="of:=[.H17]-[.H159]" office:value-type="float" office:value="69.7659916201703" calcext:value-type="float">
            <text:p>69.7659916201703</text:p>
          </table:table-cell>
          <table:table-cell table:formula="of:=[.I17]-[.I159]" office:value-type="float" office:value="-37.4889873874283" calcext:value-type="float">
            <text:p>-37.4889873874283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A COURNEUVE</text:p>
          </table:table-cell>
          <table:table-cell table:formula="of:=[.B18]-[.B160]" office:value-type="float" office:value="16.387037910346" calcext:value-type="float">
            <text:p>16.387037910346</text:p>
          </table:table-cell>
          <table:table-cell table:formula="of:=[.C18]-[.C160]" office:value-type="float" office:value="195.249816500145" calcext:value-type="float">
            <text:p>195.249816500145</text:p>
          </table:table-cell>
          <table:table-cell table:formula="of:=[.D18]-[.D160]" office:value-type="float" office:value="126.47776508578" calcext:value-type="float">
            <text:p>126.47776508578</text:p>
          </table:table-cell>
          <table:table-cell table:formula="of:=[.E18]-[.E160]" office:value-type="float" office:value="-73.8589282922501" calcext:value-type="float">
            <text:p>-73.8589282922501</text:p>
          </table:table-cell>
          <table:table-cell table:formula="of:=[.F18]-[.F160]" office:value-type="float" office:value="-402.037553058829" calcext:value-type="float">
            <text:p>-402.037553058829</text:p>
          </table:table-cell>
          <table:table-cell table:formula="of:=[.G18]-[.G160]" office:value-type="float" office:value="74.5050305425196" calcext:value-type="float">
            <text:p>74.5050305425196</text:p>
          </table:table-cell>
          <table:table-cell table:formula="of:=[.H18]-[.H160]" office:value-type="float" office:value="59.2114333988327" calcext:value-type="float">
            <text:p>59.2114333988327</text:p>
          </table:table-cell>
          <table:table-cell table:formula="of:=[.I18]-[.I160]" office:value-type="float" office:value="4.065397913453" calcext:value-type="float">
            <text:p>4.065397913453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E BLANC-MESNIL</text:p>
          </table:table-cell>
          <table:table-cell table:formula="of:=[.B19]-[.B161]" office:value-type="float" office:value="27.97427969357" calcext:value-type="float">
            <text:p>27.97427969357</text:p>
          </table:table-cell>
          <table:table-cell table:formula="of:=[.C19]-[.C161]" office:value-type="float" office:value="12.634556135577" calcext:value-type="float">
            <text:p>12.634556135577</text:p>
          </table:table-cell>
          <table:table-cell table:formula="of:=[.D19]-[.D161]" office:value-type="float" office:value="43.870273603418" calcext:value-type="float">
            <text:p>43.870273603418</text:p>
          </table:table-cell>
          <table:table-cell table:formula="of:=[.E19]-[.E161]" office:value-type="float" office:value="-129.41649832587" calcext:value-type="float">
            <text:p>-129.41649832587</text:p>
          </table:table-cell>
          <table:table-cell table:formula="of:=[.F19]-[.F161]" office:value-type="float" office:value="50.2693034928202" calcext:value-type="float">
            <text:p>50.2693034928202</text:p>
          </table:table-cell>
          <table:table-cell table:formula="of:=[.G19]-[.G161]" office:value-type="float" office:value="-34.2021020866995" calcext:value-type="float">
            <text:p>-34.2021020866995</text:p>
          </table:table-cell>
          <table:table-cell table:formula="of:=[.H19]-[.H161]" office:value-type="float" office:value="-2.1211218210213" calcext:value-type="float">
            <text:p>-2.1211218210213</text:p>
          </table:table-cell>
          <table:table-cell table:formula="of:=[.I19]-[.I161]" office:value-type="float" office:value="30.991309308211" calcext:value-type="float">
            <text:p>30.991309308211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E BOURGET</text:p>
          </table:table-cell>
          <table:table-cell table:formula="of:=[.B20]-[.B162]" office:value-type="float" office:value="86.389888532079" calcext:value-type="float">
            <text:p>86.389888532079</text:p>
          </table:table-cell>
          <table:table-cell table:formula="of:=[.C20]-[.C162]" office:value-type="float" office:value="-188.047777341049" calcext:value-type="float">
            <text:p>-188.047777341049</text:p>
          </table:table-cell>
          <table:table-cell table:formula="of:=[.D20]-[.D162]" office:value-type="float" office:value="-146.630974448388" calcext:value-type="float">
            <text:p>-146.630974448388</text:p>
          </table:table-cell>
          <table:table-cell table:formula="of:=[.E20]-[.E162]" office:value-type="float" office:value="-35.794934286226" calcext:value-type="float">
            <text:p>-35.794934286226</text:p>
          </table:table-cell>
          <table:table-cell table:formula="of:=[.F20]-[.F162]" office:value-type="float" office:value="170.02135639302" calcext:value-type="float">
            <text:p>170.02135639302</text:p>
          </table:table-cell>
          <table:table-cell table:formula="of:=[.G20]-[.G162]" office:value-type="float" office:value="-38.5794745062605" calcext:value-type="float">
            <text:p>-38.5794745062605</text:p>
          </table:table-cell>
          <table:table-cell table:formula="of:=[.H20]-[.H162]" office:value-type="float" office:value="72.2981567285188" calcext:value-type="float">
            <text:p>72.2981567285188</text:p>
          </table:table-cell>
          <table:table-cell table:formula="of:=[.I20]-[.I162]" office:value-type="float" office:value="80.343758928311" calcext:value-type="float">
            <text:p>80.343758928311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E PRE-SAINT-GERVAIS</text:p>
          </table:table-cell>
          <table:table-cell table:formula="of:=[.B21]-[.B163]" office:value-type="float" office:value="-34.722794916135" calcext:value-type="float">
            <text:p>-34.722794916135</text:p>
          </table:table-cell>
          <table:table-cell table:formula="of:=[.C21]-[.C163]" office:value-type="float" office:value="39.828234115453" calcext:value-type="float">
            <text:p>39.828234115453</text:p>
          </table:table-cell>
          <table:table-cell table:formula="of:=[.D21]-[.D163]" office:value-type="float" office:value="81.721057924852" calcext:value-type="float">
            <text:p>81.721057924852</text:p>
          </table:table-cell>
          <table:table-cell table:formula="of:=[.E21]-[.E163]" office:value-type="float" office:value="-46.178079338207" calcext:value-type="float">
            <text:p>-46.178079338207</text:p>
          </table:table-cell>
          <table:table-cell table:formula="of:=[.F21]-[.F163]" office:value-type="float" office:value="41.99163277798" calcext:value-type="float">
            <text:p>41.99163277798</text:p>
          </table:table-cell>
          <table:table-cell table:formula="of:=[.G21]-[.G163]" office:value-type="float" office:value="-39.486635539117" calcext:value-type="float">
            <text:p>-39.486635539117</text:p>
          </table:table-cell>
          <table:table-cell table:formula="of:=[.H21]-[.H163]" office:value-type="float" office:value="-22.9585530134736" calcext:value-type="float">
            <text:p>-22.9585530134736</text:p>
          </table:table-cell>
          <table:table-cell table:formula="of:=[.I21]-[.I163]" office:value-type="float" office:value="-20.1948620113506" calcext:value-type="float">
            <text:p>-20.1948620113506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ES LILAS</text:p>
          </table:table-cell>
          <table:table-cell table:formula="of:=[.B22]-[.B164]" office:value-type="float" office:value="-41.8510322076382" calcext:value-type="float">
            <text:p>-41.8510322076382</text:p>
          </table:table-cell>
          <table:table-cell table:formula="of:=[.C22]-[.C164]" office:value-type="float" office:value="-145.254274965031" calcext:value-type="float">
            <text:p>-145.254274965031</text:p>
          </table:table-cell>
          <table:table-cell table:formula="of:=[.D22]-[.D164]" office:value-type="float" office:value="-106.827155686054" calcext:value-type="float">
            <text:p>-106.827155686054</text:p>
          </table:table-cell>
          <table:table-cell table:formula="of:=[.E22]-[.E164]" office:value-type="float" office:value="120.240466184591" calcext:value-type="float">
            <text:p>120.240466184591</text:p>
          </table:table-cell>
          <table:table-cell table:formula="of:=[.F22]-[.F164]" office:value-type="float" office:value="172.31858284129" calcext:value-type="float">
            <text:p>172.31858284129</text:p>
          </table:table-cell>
          <table:table-cell table:formula="of:=[.G22]-[.G164]" office:value-type="float" office:value="-35.5408481089104" calcext:value-type="float">
            <text:p>-35.5408481089104</text:p>
          </table:table-cell>
          <table:table-cell table:formula="of:=[.H22]-[.H164]" office:value-type="float" office:value="77.6235479319669" calcext:value-type="float">
            <text:p>77.6235479319669</text:p>
          </table:table-cell>
          <table:table-cell table:formula="of:=[.I22]-[.I164]" office:value-type="float" office:value="-40.7092859902117" calcext:value-type="float">
            <text:p>-40.7092859902117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ES PAVILLONS-SOUS-BOIS</text:p>
          </table:table-cell>
          <table:table-cell table:formula="of:=[.B23]-[.B165]" office:value-type="float" office:value="-50.1581286691058" calcext:value-type="float">
            <text:p>-50.1581286691058</text:p>
          </table:table-cell>
          <table:table-cell table:formula="of:=[.C23]-[.C165]" office:value-type="float" office:value="-121.45880122486" calcext:value-type="float">
            <text:p>-121.45880122486</text:p>
          </table:table-cell>
          <table:table-cell table:formula="of:=[.D23]-[.D165]" office:value-type="float" office:value="-88.866284533068" calcext:value-type="float">
            <text:p>-88.866284533068</text:p>
          </table:table-cell>
          <table:table-cell table:formula="of:=[.E23]-[.E165]" office:value-type="float" office:value="140.507827528227" calcext:value-type="float">
            <text:p>140.507827528227</text:p>
          </table:table-cell>
          <table:table-cell table:formula="of:=[.F23]-[.F165]" office:value-type="float" office:value="201.286639674495" calcext:value-type="float">
            <text:p>201.286639674495</text:p>
          </table:table-cell>
          <table:table-cell table:formula="of:=[.G23]-[.G165]" office:value-type="float" office:value="-31.6296134770805" calcext:value-type="float">
            <text:p>-31.6296134770805</text:p>
          </table:table-cell>
          <table:table-cell table:formula="of:=[.H23]-[.H165]" office:value-type="float" office:value="-19.6353270660271" calcext:value-type="float">
            <text:p>-19.6353270660271</text:p>
          </table:table-cell>
          <table:table-cell table:formula="of:=[.I23]-[.I165]" office:value-type="float" office:value="-30.0463122325805" calcext:value-type="float">
            <text:p>-30.0463122325805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IVRY-GARGAN</text:p>
          </table:table-cell>
          <table:table-cell table:formula="of:=[.B24]-[.B166]" office:value-type="float" office:value="-36.2589249617314" calcext:value-type="float">
            <text:p>-36.2589249617314</text:p>
          </table:table-cell>
          <table:table-cell table:formula="of:=[.C24]-[.C166]" office:value-type="float" office:value="-88.283656272722" calcext:value-type="float">
            <text:p>-88.283656272722</text:p>
          </table:table-cell>
          <table:table-cell table:formula="of:=[.D24]-[.D166]" office:value-type="float" office:value="-53.866916260117" calcext:value-type="float">
            <text:p>-53.866916260117</text:p>
          </table:table-cell>
          <table:table-cell table:formula="of:=[.E24]-[.E166]" office:value-type="float" office:value="127.777303429732" calcext:value-type="float">
            <text:p>127.777303429732</text:p>
          </table:table-cell>
          <table:table-cell table:formula="of:=[.F24]-[.F166]" office:value-type="float" office:value="136.131607164402" calcext:value-type="float">
            <text:p>136.131607164402</text:p>
          </table:table-cell>
          <table:table-cell table:formula="of:=[.G24]-[.G166]" office:value-type="float" office:value="-36.2128619759059" calcext:value-type="float">
            <text:p>-36.2128619759059</text:p>
          </table:table-cell>
          <table:table-cell table:formula="of:=[.H24]-[.H166]" office:value-type="float" office:value="-21.1347259527563" calcext:value-type="float">
            <text:p>-21.1347259527563</text:p>
          </table:table-cell>
          <table:table-cell table:formula="of:=[.I24]-[.I166]" office:value-type="float" office:value="-28.1518251709005" calcext:value-type="float">
            <text:p>-28.1518251709005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MONTFERMEIL</text:p>
          </table:table-cell>
          <table:table-cell table:formula="of:=[.B25]-[.B167]" office:value-type="float" office:value="79.140432397453" calcext:value-type="float">
            <text:p>79.140432397453</text:p>
          </table:table-cell>
          <table:table-cell table:formula="of:=[.C25]-[.C167]" office:value-type="float" office:value="46.834682170724" calcext:value-type="float">
            <text:p>46.834682170724</text:p>
          </table:table-cell>
          <table:table-cell table:formula="of:=[.D25]-[.D167]" office:value-type="float" office:value="77.418102494521" calcext:value-type="float">
            <text:p>77.418102494521</text:p>
          </table:table-cell>
          <table:table-cell table:formula="of:=[.E25]-[.E167]" office:value-type="float" office:value="-134.151857666002" calcext:value-type="float">
            <text:p>-134.151857666002</text:p>
          </table:table-cell>
          <table:table-cell table:formula="of:=[.F25]-[.F167]" office:value-type="float" office:value="-103.93265563853" calcext:value-type="float">
            <text:p>-103.93265563853</text:p>
          </table:table-cell>
          <table:table-cell table:formula="of:=[.G25]-[.G167]" office:value-type="float" office:value="-30.9762872475862" calcext:value-type="float">
            <text:p>-30.9762872475862</text:p>
          </table:table-cell>
          <table:table-cell table:formula="of:=[.H25]-[.H167]" office:value-type="float" office:value="-26.5606836831821" calcext:value-type="float">
            <text:p>-26.5606836831821</text:p>
          </table:table-cell>
          <table:table-cell table:formula="of:=[.I25]-[.I167]" office:value-type="float" office:value="92.228267172604" calcext:value-type="float">
            <text:p>92.228267172604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MONTREUIL</text:p>
          </table:table-cell>
          <table:table-cell table:formula="of:=[.B26]-[.B168]" office:value-type="float" office:value="60.362043756582" calcext:value-type="float">
            <text:p>60.362043756582</text:p>
          </table:table-cell>
          <table:table-cell table:formula="of:=[.C26]-[.C168]" office:value-type="float" office:value="-165.824280719319" calcext:value-type="float">
            <text:p>-165.824280719319</text:p>
          </table:table-cell>
          <table:table-cell table:formula="of:=[.D26]-[.D168]" office:value-type="float" office:value="-128.754983730565" calcext:value-type="float">
            <text:p>-128.754983730565</text:p>
          </table:table-cell>
          <table:table-cell table:formula="of:=[.E26]-[.E168]" office:value-type="float" office:value="55.9965472224841" calcext:value-type="float">
            <text:p>55.9965472224841</text:p>
          </table:table-cell>
          <table:table-cell table:formula="of:=[.F26]-[.F168]" office:value-type="float" office:value="175.71457508915" calcext:value-type="float">
            <text:p>175.71457508915</text:p>
          </table:table-cell>
          <table:table-cell table:formula="of:=[.G26]-[.G168]" office:value-type="float" office:value="-37.7545102551737" calcext:value-type="float">
            <text:p>-37.7545102551737</text:p>
          </table:table-cell>
          <table:table-cell table:formula="of:=[.H26]-[.H168]" office:value-type="float" office:value="-5.3572281939838" calcext:value-type="float">
            <text:p>-5.3572281939838</text:p>
          </table:table-cell>
          <table:table-cell table:formula="of:=[.I26]-[.I168]" office:value-type="float" office:value="45.617836830829" calcext:value-type="float">
            <text:p>45.617836830829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NEUILLY-PLAISANCE</text:p>
          </table:table-cell>
          <table:table-cell table:formula="of:=[.B27]-[.B169]" office:value-type="float" office:value="-61.2193807224139" calcext:value-type="float">
            <text:p>-61.2193807224139</text:p>
          </table:table-cell>
          <table:table-cell table:formula="of:=[.C27]-[.C169]" office:value-type="float" office:value="-93.879174073075" calcext:value-type="float">
            <text:p>-93.879174073075</text:p>
          </table:table-cell>
          <table:table-cell table:formula="of:=[.D27]-[.D169]" office:value-type="float" office:value="-62.34782773645" calcext:value-type="float">
            <text:p>-62.34782773645</text:p>
          </table:table-cell>
          <table:table-cell table:formula="of:=[.E27]-[.E169]" office:value-type="float" office:value="125.165468443489" calcext:value-type="float">
            <text:p>125.165468443489</text:p>
          </table:table-cell>
          <table:table-cell table:formula="of:=[.F27]-[.F169]" office:value-type="float" office:value="201.25160856835" calcext:value-type="float">
            <text:p>201.25160856835</text:p>
          </table:table-cell>
          <table:table-cell table:formula="of:=[.G27]-[.G169]" office:value-type="float" office:value="-32.1615951111759" calcext:value-type="float">
            <text:p>-32.1615951111759</text:p>
          </table:table-cell>
          <table:table-cell table:formula="of:=[.H27]-[.H169]" office:value-type="float" office:value="-19.9973534724362" calcext:value-type="float">
            <text:p>-19.9973534724362</text:p>
          </table:table-cell>
          <table:table-cell table:formula="of:=[.I27]-[.I169]" office:value-type="float" office:value="-56.8117458962881" calcext:value-type="float">
            <text:p>-56.8117458962881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NEUILLY-SUR-MARNE</text:p>
          </table:table-cell>
          <table:table-cell table:formula="of:=[.B28]-[.B170]" office:value-type="float" office:value="-80.371754777202" calcext:value-type="float">
            <text:p>-80.371754777202</text:p>
          </table:table-cell>
          <table:table-cell table:formula="of:=[.C28]-[.C170]" office:value-type="float" office:value="50.570493565306" calcext:value-type="float">
            <text:p>50.570493565306</text:p>
          </table:table-cell>
          <table:table-cell table:formula="of:=[.D28]-[.D170]" office:value-type="float" office:value="83.276369468943" calcext:value-type="float">
            <text:p>83.276369468943</text:p>
          </table:table-cell>
          <table:table-cell table:formula="of:=[.E28]-[.E170]" office:value-type="float" office:value="150.456340248488" calcext:value-type="float">
            <text:p>150.456340248488</text:p>
          </table:table-cell>
          <table:table-cell table:formula="of:=[.F28]-[.F170]" office:value-type="float" office:value="-94.5677353389591" calcext:value-type="float">
            <text:p>-94.5677353389591</text:p>
          </table:table-cell>
          <table:table-cell table:formula="of:=[.G28]-[.G170]" office:value-type="float" office:value="-31.1612015341011" calcext:value-type="float">
            <text:p>-31.1612015341011</text:p>
          </table:table-cell>
          <table:table-cell table:formula="of:=[.H28]-[.H170]" office:value-type="float" office:value="-15.8470674047262" calcext:value-type="float">
            <text:p>-15.8470674047262</text:p>
          </table:table-cell>
          <table:table-cell table:formula="of:=[.I28]-[.I170]" office:value-type="float" office:value="-62.3554442277492" calcext:value-type="float">
            <text:p>-62.3554442277492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NOISY-LE-GRAND</text:p>
          </table:table-cell>
          <table:table-cell table:formula="of:=[.B29]-[.B171]" office:value-type="float" office:value="39.984359382387" calcext:value-type="float">
            <text:p>39.984359382387</text:p>
          </table:table-cell>
          <table:table-cell table:formula="of:=[.C29]-[.C171]" office:value-type="float" office:value="-183.396031056324" calcext:value-type="float">
            <text:p>-183.396031056324</text:p>
          </table:table-cell>
          <table:table-cell table:formula="of:=[.D29]-[.D171]" office:value-type="float" office:value="-169.042841485157" calcext:value-type="float">
            <text:p>-169.042841485157</text:p>
          </table:table-cell>
          <table:table-cell table:formula="of:=[.E29]-[.E171]" office:value-type="float" office:value="31.270819954403" calcext:value-type="float">
            <text:p>31.270819954403</text:p>
          </table:table-cell>
          <table:table-cell table:formula="of:=[.F29]-[.F171]" office:value-type="float" office:value="225.61021020824" calcext:value-type="float">
            <text:p>225.61021020824</text:p>
          </table:table-cell>
          <table:table-cell table:formula="of:=[.G29]-[.G171]" office:value-type="float" office:value="-12.204515890622" calcext:value-type="float">
            <text:p>-12.204515890622</text:p>
          </table:table-cell>
          <table:table-cell table:formula="of:=[.H29]-[.H171]" office:value-type="float" office:value="16.6120628492714" calcext:value-type="float">
            <text:p>16.6120628492714</text:p>
          </table:table-cell>
          <table:table-cell table:formula="of:=[.I29]-[.I171]" office:value-type="float" office:value="51.165936037804" calcext:value-type="float">
            <text:p>51.165936037804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NOISY-LE-SEC</text:p>
          </table:table-cell>
          <table:table-cell table:formula="of:=[.B30]-[.B172]" office:value-type="float" office:value="33.114832119089" calcext:value-type="float">
            <text:p>33.114832119089</text:p>
          </table:table-cell>
          <table:table-cell table:formula="of:=[.C30]-[.C172]" office:value-type="float" office:value="51.209390888275" calcext:value-type="float">
            <text:p>51.209390888275</text:p>
          </table:table-cell>
          <table:table-cell table:formula="of:=[.D30]-[.D172]" office:value-type="float" office:value="74.20041777175" calcext:value-type="float">
            <text:p>74.20041777175</text:p>
          </table:table-cell>
          <table:table-cell table:formula="of:=[.E30]-[.E172]" office:value-type="float" office:value="-84.803919996222" calcext:value-type="float">
            <text:p>-84.803919996222</text:p>
          </table:table-cell>
          <table:table-cell table:formula="of:=[.F30]-[.F172]" office:value-type="float" office:value="-42.53134797956" calcext:value-type="float">
            <text:p>-42.53134797956</text:p>
          </table:table-cell>
          <table:table-cell table:formula="of:=[.G30]-[.G172]" office:value-type="float" office:value="-23.2125863538464" calcext:value-type="float">
            <text:p>-23.2125863538464</text:p>
          </table:table-cell>
          <table:table-cell table:formula="of:=[.H30]-[.H172]" office:value-type="float" office:value="-25.4533835532704" calcext:value-type="float">
            <text:p>-25.4533835532704</text:p>
          </table:table-cell>
          <table:table-cell table:formula="of:=[.I30]-[.I172]" office:value-type="float" office:value="17.476597103784" calcext:value-type="float">
            <text:p>17.476597103784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PANTIN</text:p>
          </table:table-cell>
          <table:table-cell table:formula="of:=[.B31]-[.B173]" office:value-type="float" office:value="45.204879781671" calcext:value-type="float">
            <text:p>45.204879781671</text:p>
          </table:table-cell>
          <table:table-cell table:formula="of:=[.C31]-[.C173]" office:value-type="float" office:value="-224.026469698927" calcext:value-type="float">
            <text:p>-224.026469698927</text:p>
          </table:table-cell>
          <table:table-cell table:formula="of:=[.D31]-[.D173]" office:value-type="float" office:value="-216.027418334675" calcext:value-type="float">
            <text:p>-216.027418334675</text:p>
          </table:table-cell>
          <table:table-cell table:formula="of:=[.E31]-[.E173]" office:value-type="float" office:value="36.7664133922201" calcext:value-type="float">
            <text:p>36.7664133922201</text:p>
          </table:table-cell>
          <table:table-cell table:formula="of:=[.F31]-[.F173]" office:value-type="float" office:value="341.95537822415" calcext:value-type="float">
            <text:p>341.95537822415</text:p>
          </table:table-cell>
          <table:table-cell table:formula="of:=[.G31]-[.G173]" office:value-type="float" office:value="-8.0482403574212" calcext:value-type="float">
            <text:p>-8.0482403574212</text:p>
          </table:table-cell>
          <table:table-cell table:formula="of:=[.H31]-[.H173]" office:value-type="float" office:value="-22.4529380017752" calcext:value-type="float">
            <text:p>-22.4529380017752</text:p>
          </table:table-cell>
          <table:table-cell table:formula="of:=[.I31]-[.I173]" office:value-type="float" office:value="46.628394994753" calcext:value-type="float">
            <text:p>46.628394994753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PIERREFITTE-SUR-SEINE</text:p>
          </table:table-cell>
          <table:table-cell table:formula="of:=[.B32]-[.B174]" office:value-type="float" office:value="14.612303074979" calcext:value-type="float">
            <text:p>14.612303074979</text:p>
          </table:table-cell>
          <table:table-cell table:formula="of:=[.C32]-[.C174]" office:value-type="float" office:value="142.858934215452" calcext:value-type="float">
            <text:p>142.858934215452</text:p>
          </table:table-cell>
          <table:table-cell table:formula="of:=[.D32]-[.D174]" office:value-type="float" office:value="154.93000002346" calcext:value-type="float">
            <text:p>154.93000002346</text:p>
          </table:table-cell>
          <table:table-cell table:formula="of:=[.E32]-[.E174]" office:value-type="float" office:value="-17.423588623669" calcext:value-type="float">
            <text:p>-17.423588623669</text:p>
          </table:table-cell>
          <table:table-cell table:formula="of:=[.F32]-[.F174]" office:value-type="float" office:value="-267.99386283585" calcext:value-type="float">
            <text:p>-267.99386283585</text:p>
          </table:table-cell>
          <table:table-cell table:formula="of:=[.G32]-[.G174]" office:value-type="float" office:value="-9.0252487374837" calcext:value-type="float">
            <text:p>-9.0252487374837</text:p>
          </table:table-cell>
          <table:table-cell table:formula="of:=[.H32]-[.H174]" office:value-type="float" office:value="-25.2479927371654" calcext:value-type="float">
            <text:p>-25.2479927371654</text:p>
          </table:table-cell>
          <table:table-cell table:formula="of:=[.I32]-[.I174]" office:value-type="float" office:value="7.289455620274" calcext:value-type="float">
            <text:p>7.289455620274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RAINCY (LE )</text:p>
          </table:table-cell>
          <table:table-cell table:formula="of:=[.B33]-[.B175]" office:value-type="float" office:value="-58.0162810597622" calcext:value-type="float">
            <text:p>-58.0162810597622</text:p>
          </table:table-cell>
          <table:table-cell table:formula="of:=[.C33]-[.C175]" office:value-type="float" office:value="-53.236534647545" calcext:value-type="float">
            <text:p>-53.236534647545</text:p>
          </table:table-cell>
          <table:table-cell table:formula="of:=[.D33]-[.D175]" office:value-type="float" office:value="-39.591341145265" calcext:value-type="float">
            <text:p>-39.591341145265</text:p>
          </table:table-cell>
          <table:table-cell table:formula="of:=[.E33]-[.E175]" office:value-type="float" office:value="-100.112456076929" calcext:value-type="float">
            <text:p>-100.112456076929</text:p>
          </table:table-cell>
          <table:table-cell table:formula="of:=[.F33]-[.F175]" office:value-type="float" office:value="334.139745103209" calcext:value-type="float">
            <text:p>334.139745103209</text:p>
          </table:table-cell>
          <table:table-cell table:formula="of:=[.G33]-[.G175]" office:value-type="float" office:value="-27.4524218879295" calcext:value-type="float">
            <text:p>-27.4524218879295</text:p>
          </table:table-cell>
          <table:table-cell table:formula="of:=[.H33]-[.H175]" office:value-type="float" office:value="-15.1376887468321" calcext:value-type="float">
            <text:p>-15.1376887468321</text:p>
          </table:table-cell>
          <table:table-cell table:formula="of:=[.I33]-[.I175]" office:value-type="float" office:value="-40.5930215389469" calcext:value-type="float">
            <text:p>-40.5930215389469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ROMAINVILLE</text:p>
          </table:table-cell>
          <table:table-cell table:formula="of:=[.B34]-[.B176]" office:value-type="float" office:value="29.085268176491" calcext:value-type="float">
            <text:p>29.085268176491</text:p>
          </table:table-cell>
          <table:table-cell table:formula="of:=[.C34]-[.C176]" office:value-type="float" office:value="-98.658265988218" calcext:value-type="float">
            <text:p>-98.658265988218</text:p>
          </table:table-cell>
          <table:table-cell table:formula="of:=[.D34]-[.D176]" office:value-type="float" office:value="-79.734698529996" calcext:value-type="float">
            <text:p>-79.734698529996</text:p>
          </table:table-cell>
          <table:table-cell table:formula="of:=[.E34]-[.E176]" office:value-type="float" office:value="-131.065528704128" calcext:value-type="float">
            <text:p>-131.065528704128</text:p>
          </table:table-cell>
          <table:table-cell table:formula="of:=[.F34]-[.F176]" office:value-type="float" office:value="303.01089719235" calcext:value-type="float">
            <text:p>303.01089719235</text:p>
          </table:table-cell>
          <table:table-cell table:formula="of:=[.G34]-[.G176]" office:value-type="float" office:value="-25.7738024794835" calcext:value-type="float">
            <text:p>-25.7738024794835</text:p>
          </table:table-cell>
          <table:table-cell table:formula="of:=[.H34]-[.H176]" office:value-type="float" office:value="-26.4573124079186" calcext:value-type="float">
            <text:p>-26.4573124079186</text:p>
          </table:table-cell>
          <table:table-cell table:formula="of:=[.I34]-[.I176]" office:value-type="float" office:value="29.5934427409" calcext:value-type="float">
            <text:p>29.5934427409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ROSNY-SOUS-BOIS</text:p>
          </table:table-cell>
          <table:table-cell table:formula="of:=[.B35]-[.B177]" office:value-type="float" office:value="56.967406186571" calcext:value-type="float">
            <text:p>56.967406186571</text:p>
          </table:table-cell>
          <table:table-cell table:formula="of:=[.C35]-[.C177]" office:value-type="float" office:value="-146.472604068425" calcext:value-type="float">
            <text:p>-146.472604068425</text:p>
          </table:table-cell>
          <table:table-cell table:formula="of:=[.D35]-[.D177]" office:value-type="float" office:value="-112.329137034246" calcext:value-type="float">
            <text:p>-112.329137034246</text:p>
          </table:table-cell>
          <table:table-cell table:formula="of:=[.E35]-[.E177]" office:value-type="float" office:value="-5.21714706307796" calcext:value-type="float">
            <text:p>-5.21714706307796</text:p>
          </table:table-cell>
          <table:table-cell table:formula="of:=[.F35]-[.F177]" office:value-type="float" office:value="193.56033403022" calcext:value-type="float">
            <text:p>193.56033403022</text:p>
          </table:table-cell>
          <table:table-cell table:formula="of:=[.G35]-[.G177]" office:value-type="float" office:value="-31.9337510380431" calcext:value-type="float">
            <text:p>-31.9337510380431</text:p>
          </table:table-cell>
          <table:table-cell table:formula="of:=[.H35]-[.H177]" office:value-type="float" office:value="4.9840646817486" calcext:value-type="float">
            <text:p>4.9840646817486</text:p>
          </table:table-cell>
          <table:table-cell table:formula="of:=[.I35]-[.I177]" office:value-type="float" office:value="40.440834305256" calcext:value-type="float">
            <text:p>40.440834305256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SAINT-DENIS</text:p>
          </table:table-cell>
          <table:table-cell table:formula="of:=[.B36]-[.B178]" office:value-type="float" office:value="15.07717033266" calcext:value-type="float">
            <text:p>15.07717033266</text:p>
          </table:table-cell>
          <table:table-cell table:formula="of:=[.C36]-[.C178]" office:value-type="float" office:value="-21.369084203583" calcext:value-type="float">
            <text:p>-21.369084203583</text:p>
          </table:table-cell>
          <table:table-cell table:formula="of:=[.D36]-[.D178]" office:value-type="float" office:value="-21.067521269248" calcext:value-type="float">
            <text:p>-21.067521269248</text:p>
          </table:table-cell>
          <table:table-cell table:formula="of:=[.E36]-[.E178]" office:value-type="float" office:value="46.0773111811101" calcext:value-type="float">
            <text:p>46.0773111811101</text:p>
          </table:table-cell>
          <table:table-cell table:formula="of:=[.F36]-[.F178]" office:value-type="float" office:value="-12.3513782812302" calcext:value-type="float">
            <text:p>-12.3513782812302</text:p>
          </table:table-cell>
          <table:table-cell table:formula="of:=[.G36]-[.G178]" office:value-type="float" office:value="-2.2206611430891" calcext:value-type="float">
            <text:p>-2.2206611430891</text:p>
          </table:table-cell>
          <table:table-cell table:formula="of:=[.H36]-[.H178]" office:value-type="float" office:value="-16.2209189456836" calcext:value-type="float">
            <text:p>-16.2209189456836</text:p>
          </table:table-cell>
          <table:table-cell table:formula="of:=[.I36]-[.I178]" office:value-type="float" office:value="12.075082329063" calcext:value-type="float">
            <text:p>12.075082329063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SAINT-OUEN-SUR-SEINE</text:p>
          </table:table-cell>
          <table:table-cell table:formula="of:=[.B37]-[.B179]" office:value-type="float" office:value="189.086676389341" calcext:value-type="float">
            <text:p>189.086676389341</text:p>
          </table:table-cell>
          <table:table-cell table:formula="of:=[.C37]-[.C179]" office:value-type="float" office:value="-223.857464175712" calcext:value-type="float">
            <text:p>-223.857464175712</text:p>
          </table:table-cell>
          <table:table-cell table:formula="of:=[.D37]-[.D179]" office:value-type="float" office:value="-307.65849599322" calcext:value-type="float">
            <text:p>-307.65849599322</text:p>
          </table:table-cell>
          <table:table-cell table:formula="of:=[.E37]-[.E179]" office:value-type="float" office:value="-14.5324098993599" calcext:value-type="float">
            <text:p>-14.5324098993599</text:p>
          </table:table-cell>
          <table:table-cell table:formula="of:=[.F37]-[.F179]" office:value-type="float" office:value="106.73270703891" calcext:value-type="float">
            <text:p>106.73270703891</text:p>
          </table:table-cell>
          <table:table-cell table:formula="of:=[.G37]-[.G179]" office:value-type="float" office:value="83.4543765787812" calcext:value-type="float">
            <text:p>83.4543765787812</text:p>
          </table:table-cell>
          <table:table-cell table:formula="of:=[.H37]-[.H179]" office:value-type="float" office:value="12.5566384883447" calcext:value-type="float">
            <text:p>12.5566384883447</text:p>
          </table:table-cell>
          <table:table-cell table:formula="of:=[.I37]-[.I179]" office:value-type="float" office:value="154.217971572921" calcext:value-type="float">
            <text:p>154.217971572921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SEVRAN</text:p>
          </table:table-cell>
          <table:table-cell table:formula="of:=[.B38]-[.B180]" office:value-type="float" office:value="37.205692915739" calcext:value-type="float">
            <text:p>37.205692915739</text:p>
          </table:table-cell>
          <table:table-cell table:formula="of:=[.C38]-[.C180]" office:value-type="float" office:value="191.059313660549" calcext:value-type="float">
            <text:p>191.059313660549</text:p>
          </table:table-cell>
          <table:table-cell table:formula="of:=[.D38]-[.D180]" office:value-type="float" office:value="221.153346412734" calcext:value-type="float">
            <text:p>221.153346412734</text:p>
          </table:table-cell>
          <table:table-cell table:formula="of:=[.E38]-[.E180]" office:value-type="float" office:value="-122.53836148032" calcext:value-type="float">
            <text:p>-122.53836148032</text:p>
          </table:table-cell>
          <table:table-cell table:formula="of:=[.F38]-[.F180]" office:value-type="float" office:value="-318.25072686178" calcext:value-type="float">
            <text:p>-318.25072686178</text:p>
          </table:table-cell>
          <table:table-cell table:formula="of:=[.G38]-[.G180]" office:value-type="float" office:value="-27.1368747112564" calcext:value-type="float">
            <text:p>-27.1368747112564</text:p>
          </table:table-cell>
          <table:table-cell table:formula="of:=[.H38]-[.H180]" office:value-type="float" office:value="-12.4567400784053" calcext:value-type="float">
            <text:p>-12.4567400784053</text:p>
          </table:table-cell>
          <table:table-cell table:formula="of:=[.I38]-[.I180]" office:value-type="float" office:value="30.964350142735" calcext:value-type="float">
            <text:p>30.964350142735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STAINS</text:p>
          </table:table-cell>
          <table:table-cell table:formula="of:=[.B39]-[.B181]" office:value-type="float" office:value="35.439484394089" calcext:value-type="float">
            <text:p>35.439484394089</text:p>
          </table:table-cell>
          <table:table-cell table:formula="of:=[.C39]-[.C181]" office:value-type="float" office:value="257.885102613333" calcext:value-type="float">
            <text:p>257.885102613333</text:p>
          </table:table-cell>
          <table:table-cell table:formula="of:=[.D39]-[.D181]" office:value-type="float" office:value="287.607139269361" calcext:value-type="float">
            <text:p>287.607139269361</text:p>
          </table:table-cell>
          <table:table-cell table:formula="of:=[.E39]-[.E181]" office:value-type="float" office:value="-72.36524882811" calcext:value-type="float">
            <text:p>-72.36524882811</text:p>
          </table:table-cell>
          <table:table-cell table:formula="of:=[.F39]-[.F181]" office:value-type="float" office:value="-488.783062786265" calcext:value-type="float">
            <text:p>-488.783062786265</text:p>
          </table:table-cell>
          <table:table-cell table:formula="of:=[.G39]-[.G181]" office:value-type="float" office:value="-24.8750348418961" calcext:value-type="float">
            <text:p>-24.8750348418961</text:p>
          </table:table-cell>
          <table:table-cell table:formula="of:=[.H39]-[.H181]" office:value-type="float" office:value="-19.5201054519896" calcext:value-type="float">
            <text:p>-19.5201054519896</text:p>
          </table:table-cell>
          <table:table-cell table:formula="of:=[.I39]-[.I181]" office:value-type="float" office:value="24.611725631482" calcext:value-type="float">
            <text:p>24.611725631482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TREMBLAY-EN-FRANCE</text:p>
          </table:table-cell>
          <table:table-cell table:formula="of:=[.B40]-[.B182]" office:value-type="float" office:value="-210.021662175018" calcext:value-type="float">
            <text:p>-210.021662175018</text:p>
          </table:table-cell>
          <table:table-cell table:formula="of:=[.C40]-[.C182]" office:value-type="float" office:value="-129.126171046615" calcext:value-type="float">
            <text:p>-129.126171046615</text:p>
          </table:table-cell>
          <table:table-cell table:formula="of:=[.D40]-[.D182]" office:value-type="float" office:value="-411.314605680748" calcext:value-type="float">
            <text:p>-411.314605680748</text:p>
          </table:table-cell>
          <table:table-cell table:formula="of:=[.E40]-[.E182]" office:value-type="float" office:value="206.27436788961" calcext:value-type="float">
            <text:p>206.27436788961</text:p>
          </table:table-cell>
          <table:table-cell table:formula="of:=[.F40]-[.F182]" office:value-type="float" office:value="468.11570491899" calcext:value-type="float">
            <text:p>468.11570491899</text:p>
          </table:table-cell>
          <table:table-cell table:formula="of:=[.G40]-[.G182]" office:value-type="float" office:value="277.298715456422" calcext:value-type="float">
            <text:p>277.298715456422</text:p>
          </table:table-cell>
          <table:table-cell table:formula="of:=[.H40]-[.H182]" office:value-type="float" office:value="-42.2299565301605" calcext:value-type="float">
            <text:p>-42.2299565301605</text:p>
          </table:table-cell>
          <table:table-cell table:formula="of:=[.I40]-[.I182]" office:value-type="float" office:value="-158.996392832475" calcext:value-type="float">
            <text:p>-158.996392832475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VAUJOURS</text:p>
          </table:table-cell>
          <table:table-cell table:formula="of:=[.B41]-[.B183]" office:value-type="float" office:value="-84.0553048141123" calcext:value-type="float">
            <text:p>-84.0553048141123</text:p>
          </table:table-cell>
          <table:table-cell table:formula="of:=[.C41]-[.C183]" office:value-type="float" office:value="-8.05765774487401" calcext:value-type="float">
            <text:p>-8.05765774487401</text:p>
          </table:table-cell>
          <table:table-cell table:formula="of:=[.D41]-[.D183]" office:value-type="float" office:value="-242.272480372112" calcext:value-type="float">
            <text:p>-242.272480372112</text:p>
          </table:table-cell>
          <table:table-cell table:formula="of:=[.E41]-[.E183]" office:value-type="float" office:value="144.426100061453" calcext:value-type="float">
            <text:p>144.426100061453</text:p>
          </table:table-cell>
          <table:table-cell table:formula="of:=[.F41]-[.F183]" office:value-type="float" office:value="47.4226218245299" calcext:value-type="float">
            <text:p>47.4226218245299</text:p>
          </table:table-cell>
          <table:table-cell table:formula="of:=[.G41]-[.G183]" office:value-type="float" office:value="239.066786473555" calcext:value-type="float">
            <text:p>239.066786473555</text:p>
          </table:table-cell>
          <table:table-cell table:formula="of:=[.H41]-[.H183]" office:value-type="float" office:value="-24.7055126542602" calcext:value-type="float">
            <text:p>-24.7055126542602</text:p>
          </table:table-cell>
          <table:table-cell table:formula="of:=[.I41]-[.I183]" office:value-type="float" office:value="-71.8245527741795" calcext:value-type="float">
            <text:p>-71.8245527741795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VILLEMOMBLE</text:p>
          </table:table-cell>
          <table:table-cell table:formula="of:=[.B42]-[.B184]" office:value-type="float" office:value="-95.8723461794531" calcext:value-type="float">
            <text:p>-95.8723461794531</text:p>
          </table:table-cell>
          <table:table-cell table:formula="of:=[.C42]-[.C184]" office:value-type="float" office:value="17.710725164592" calcext:value-type="float">
            <text:p>17.710725164592</text:p>
          </table:table-cell>
          <table:table-cell table:formula="of:=[.D42]-[.D184]" office:value-type="float" office:value="50.419797259617" calcext:value-type="float">
            <text:p>50.419797259617</text:p>
          </table:table-cell>
          <table:table-cell table:formula="of:=[.E42]-[.E184]" office:value-type="float" office:value="140.412730182042" calcext:value-type="float">
            <text:p>140.412730182042</text:p>
          </table:table-cell>
          <table:table-cell table:formula="of:=[.F42]-[.F184]" office:value-type="float" office:value="1.47335551672404" calcext:value-type="float">
            <text:p>1.47335551672404</text:p>
          </table:table-cell>
          <table:table-cell table:formula="of:=[.G42]-[.G184]" office:value-type="float" office:value="-30.9324919804379" calcext:value-type="float">
            <text:p>-30.9324919804379</text:p>
          </table:table-cell>
          <table:table-cell table:formula="of:=[.H42]-[.H184]" office:value-type="float" office:value="-10.5660843340553" calcext:value-type="float">
            <text:p>-10.5660843340553</text:p>
          </table:table-cell>
          <table:table-cell table:formula="of:=[.I42]-[.I184]" office:value-type="float" office:value="-72.6456856290274" calcext:value-type="float">
            <text:p>-72.6456856290274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VILLEPINTE</text:p>
          </table:table-cell>
          <table:table-cell table:formula="of:=[.B43]-[.B185]" office:value-type="float" office:value="-44.7373195145349" calcext:value-type="float">
            <text:p>-44.7373195145349</text:p>
          </table:table-cell>
          <table:table-cell table:formula="of:=[.C43]-[.C185]" office:value-type="float" office:value="-145.512055016243" calcext:value-type="float">
            <text:p>-145.512055016243</text:p>
          </table:table-cell>
          <table:table-cell table:formula="of:=[.D43]-[.D185]" office:value-type="float" office:value="-110.38408521967" calcext:value-type="float">
            <text:p>-110.38408521967</text:p>
          </table:table-cell>
          <table:table-cell table:formula="of:=[.E43]-[.E185]" office:value-type="float" office:value="69.630687732992" calcext:value-type="float">
            <text:p>69.630687732992</text:p>
          </table:table-cell>
          <table:table-cell table:formula="of:=[.F43]-[.F185]" office:value-type="float" office:value="262.15337446469" calcext:value-type="float">
            <text:p>262.15337446469</text:p>
          </table:table-cell>
          <table:table-cell table:formula="of:=[.G43]-[.G185]" office:value-type="float" office:value="-37.7570802539236" calcext:value-type="float">
            <text:p>-37.7570802539236</text:p>
          </table:table-cell>
          <table:table-cell table:formula="of:=[.H43]-[.H185]" office:value-type="float" office:value="39.0632041706207" calcext:value-type="float">
            <text:p>39.0632041706207</text:p>
          </table:table-cell>
          <table:table-cell table:formula="of:=[.I43]-[.I185]" office:value-type="float" office:value="-32.4567263639352" calcext:value-type="float">
            <text:p>-32.4567263639352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66" office:value-type="string" calcext:value-type="string">
            <text:p>VILLETANEUSE</text:p>
          </table:table-cell>
          <table:table-cell table:formula="of:=[.B44]-[.B186]" office:value-type="float" office:value="-51.720435032501" calcext:value-type="float">
            <text:p>-51.720435032501</text:p>
          </table:table-cell>
          <table:table-cell table:formula="of:=[.C44]-[.C186]" office:value-type="float" office:value="210.268434619998" calcext:value-type="float">
            <text:p>210.268434619998</text:p>
          </table:table-cell>
          <table:table-cell table:formula="of:=[.D44]-[.D186]" office:value-type="float" office:value="182.474055471789" calcext:value-type="float">
            <text:p>182.474055471789</text:p>
          </table:table-cell>
          <table:table-cell table:formula="of:=[.E44]-[.E186]" office:value-type="float" office:value="-59.2386195300771" calcext:value-type="float">
            <text:p>-59.2386195300771</text:p>
          </table:table-cell>
          <table:table-cell table:formula="of:=[.F44]-[.F186]" office:value-type="float" office:value="-276.278582382713" calcext:value-type="float">
            <text:p>-276.278582382713</text:p>
          </table:table-cell>
          <table:table-cell table:formula="of:=[.G44]-[.G186]" office:value-type="float" office:value="27.2682555829105" calcext:value-type="float">
            <text:p>27.2682555829105</text:p>
          </table:table-cell>
          <table:table-cell table:formula="of:=[.H44]-[.H186]" office:value-type="float" office:value="7.9678125969352" calcext:value-type="float">
            <text:p>7.9678125969352</text:p>
          </table:table-cell>
          <table:table-cell table:formula="of:=[.I44]-[.I186]" office:value-type="float" office:value="-40.7409213263373" calcext:value-type="float">
            <text:p>-40.7409213263373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5">
          <table:table-cell table:style-name="Default"/>
          <table:table-cell table:number-columns-repeated="9"/>
          <table:table-cell table:style-name="Default" table:number-columns-repeated="9"/>
          <table:table-cell table:number-columns-repeated="4"/>
        </table:table-row>
        <table:table-row table:style-name="ro5">
          <table:table-cell table:style-name="Default" office:value-type="string" calcext:value-type="string">
            <text:p>CARRE</text:p>
          </table:table-cell>
          <table:table-cell table:style-name="ce72" office:value-type="string" calcext:value-type="string">
            <text:p>Annuité de la dette</text:p>
          </table:table-cell>
          <table:table-cell table:style-name="ce80" office:value-type="string" calcext:value-type="string">
            <text:p>Concours de l'Etat</text:p>
          </table:table-cell>
          <table:table-cell table:style-name="ce80" office:value-type="string" calcext:value-type="string">
            <text:p>Dotation globale de fonctionnement</text:p>
          </table:table-cell>
          <table:table-cell table:style-name="ce80" office:value-type="string" calcext:value-type="string">
            <text:p>Frais de personnel</text:p>
          </table:table-cell>
          <table:table-cell table:style-name="ce80" office:value-type="string" calcext:value-type="string">
            <text:p>Impôts locaux</text:p>
          </table:table-cell>
          <table:table-cell table:style-name="ce80" office:value-type="string" calcext:value-type="string">
            <text:p>Péréquations et compensations fiscales</text:p>
          </table:table-cell>
          <table:table-cell table:style-name="ce80" office:value-type="string" calcext:value-type="string">
            <text:p>Remboursements d'emprunts hors GAD</text:p>
          </table:table-cell>
          <table:table-cell office:value-type="string" calcext:value-type="string">
            <text:p>khi2 partiels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59" office:value-type="string" calcext:value-type="string">
            <text:p>AUBERVILLIERS</text:p>
          </table:table-cell>
          <table:table-cell table:formula="of:=([.B191]^2)/[.B5]" office:value-type="float" office:value="2.97018568123191" calcext:value-type="float">
            <text:p>2.97018568123191</text:p>
          </table:table-cell>
          <table:table-cell table:formula="of:=([.C191]^2)/[.C5]" office:value-type="float" office:value="33.4907576618774" calcext:value-type="float">
            <text:p>33.4907576618774</text:p>
          </table:table-cell>
          <table:table-cell table:formula="of:=([.D191]^2)/[.D5]" office:value-type="float" office:value="24.3509642200446" calcext:value-type="float">
            <text:p>24.3509642200446</text:p>
          </table:table-cell>
          <table:table-cell table:formula="of:=([.E191]^2)/[.E5]" office:value-type="float" office:value="8.11307238499736" calcext:value-type="float">
            <text:p>8.11307238499736</text:p>
          </table:table-cell>
          <table:table-cell table:formula="of:=([.F191]^2)/[.F5]" office:value-type="float" office:value="44.4664608783498" calcext:value-type="float">
            <text:p>44.4664608783498</text:p>
          </table:table-cell>
          <table:table-cell table:formula="of:=([.G191]^2)/[.G5]" office:value-type="float" office:value="10.9592680453258" calcext:value-type="float">
            <text:p>10.9592680453258</text:p>
          </table:table-cell>
          <table:table-cell table:formula="of:=([.I191]^2)/[.I5]" office:value-type="float" office:value="1.24462125278443" calcext:value-type="float">
            <text:p>1.24462125278443</text:p>
          </table:table-cell>
          <table:table-cell table:formula="of:=SUM([.B237:.H237])" office:value-type="float" office:value="125.595330124611" calcext:value-type="float">
            <text:p>125.595330124611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69" office:value-type="string" calcext:value-type="string">
            <text:p>AULNAY-SOUS-BOIS</text:p>
          </table:table-cell>
          <table:table-cell table:formula="of:=([.B192]^2)/[.B6]" office:value-type="float" office:value="15.7517964325775" calcext:value-type="float">
            <text:p>15.7517964325775</text:p>
          </table:table-cell>
          <table:table-cell table:formula="of:=([.C192]^2)/[.C6]" office:value-type="float" office:value="2.97988755695456" calcext:value-type="float">
            <text:p>2.97988755695456</text:p>
          </table:table-cell>
          <table:table-cell table:formula="of:=([.D192]^2)/[.D6]" office:value-type="float" office:value="133.421721242422" calcext:value-type="float">
            <text:p>133.421721242422</text:p>
          </table:table-cell>
          <table:table-cell table:formula="of:=([.E192]^2)/[.E6]" office:value-type="float" office:value="1.74085754466903" calcext:value-type="float">
            <text:p>1.74085754466903</text:p>
          </table:table-cell>
          <table:table-cell table:formula="of:=([.F192]^2)/[.F6]" office:value-type="float" office:value="2.78439884885686" calcext:value-type="float">
            <text:p>2.78439884885686</text:p>
          </table:table-cell>
          <table:table-cell table:formula="of:=([.G192]^2)/[.G6]" office:value-type="float" office:value="72.7460991199169" calcext:value-type="float">
            <text:p>72.7460991199169</text:p>
          </table:table-cell>
          <table:table-cell table:formula="of:=([.I192]^2)/[.I6]" office:value-type="float" office:value="10.3906115074784" calcext:value-type="float">
            <text:p>10.3906115074784</text:p>
          </table:table-cell>
          <table:table-cell table:formula="of:=SUM([.B238:.H238])" office:value-type="float" office:value="239.815372252875" calcext:value-type="float">
            <text:p>239.815372252875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BAGNOLET</text:p>
          </table:table-cell>
          <table:table-cell table:formula="of:=([.B193]^2)/[.B7]" office:value-type="float" office:value="81.3780161199016" calcext:value-type="float">
            <text:p>81.3780161199016</text:p>
          </table:table-cell>
          <table:table-cell table:formula="of:=([.C193]^2)/[.C7]" office:value-type="float" office:value="206.47981860927" calcext:value-type="float">
            <text:p>206.47981860927</text:p>
          </table:table-cell>
          <table:table-cell table:formula="of:=([.D193]^2)/[.D7]" office:value-type="float" office:value="146.514757729882" calcext:value-type="float">
            <text:p>146.514757729882</text:p>
          </table:table-cell>
          <table:table-cell table:formula="of:=([.E193]^2)/[.E7]" office:value-type="float" office:value="0.0399567003125551" calcext:value-type="float">
            <text:p>0.0399567003125551</text:p>
          </table:table-cell>
          <table:table-cell table:formula="of:=([.F193]^2)/[.F7]" office:value-type="float" office:value="16.0441660595713" calcext:value-type="float">
            <text:p>16.0441660595713</text:p>
          </table:table-cell>
          <table:table-cell table:formula="of:=([.G193]^2)/[.G7]" office:value-type="float" office:value="102.615706155273" calcext:value-type="float">
            <text:p>102.615706155273</text:p>
          </table:table-cell>
          <table:table-cell table:formula="of:=([.I193]^2)/[.I7]" office:value-type="float" office:value="36.3282708806974" calcext:value-type="float">
            <text:p>36.3282708806974</text:p>
          </table:table-cell>
          <table:table-cell table:formula="of:=SUM([.B239:.H239])" office:value-type="float" office:value="589.400692254909" calcext:value-type="float">
            <text:p>589.400692254909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BOBIGNY</text:p>
          </table:table-cell>
          <table:table-cell table:formula="of:=([.B194]^2)/[.B8]" office:value-type="float" office:value="12.6060930905758" calcext:value-type="float">
            <text:p>12.6060930905758</text:p>
          </table:table-cell>
          <table:table-cell table:formula="of:=([.C194]^2)/[.C8]" office:value-type="float" office:value="1.3987002771757" calcext:value-type="float">
            <text:p>1.3987002771757</text:p>
          </table:table-cell>
          <table:table-cell table:formula="of:=([.D194]^2)/[.D8]" office:value-type="float" office:value="2.03190183430969" calcext:value-type="float">
            <text:p>2.03190183430969</text:p>
          </table:table-cell>
          <table:table-cell table:formula="of:=([.E194]^2)/[.E8]" office:value-type="float" office:value="3.11947726128578" calcext:value-type="float">
            <text:p>3.11947726128578</text:p>
          </table:table-cell>
          <table:table-cell table:formula="of:=([.F194]^2)/[.F8]" office:value-type="float" office:value="8.57670082423255" calcext:value-type="float">
            <text:p>8.57670082423255</text:p>
          </table:table-cell>
          <table:table-cell table:formula="of:=([.G194]^2)/[.G8]" office:value-type="float" office:value="0.268151339266764" calcext:value-type="float">
            <text:p>0.268151339266764</text:p>
          </table:table-cell>
          <table:table-cell table:formula="of:=([.I194]^2)/[.I8]" office:value-type="float" office:value="2.94651813731054" calcext:value-type="float">
            <text:p>2.94651813731054</text:p>
          </table:table-cell>
          <table:table-cell table:formula="of:=SUM([.B240:.H240])" office:value-type="float" office:value="30.9475427641568" calcext:value-type="float">
            <text:p>30.9475427641568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BONDY</text:p>
          </table:table-cell>
          <table:table-cell table:formula="of:=([.B195]^2)/[.B9]" office:value-type="float" office:value="35.5910432478208" calcext:value-type="float">
            <text:p>35.5910432478208</text:p>
          </table:table-cell>
          <table:table-cell table:formula="of:=([.C195]^2)/[.C9]" office:value-type="float" office:value="40.9160781086519" calcext:value-type="float">
            <text:p>40.9160781086519</text:p>
          </table:table-cell>
          <table:table-cell table:formula="of:=([.D195]^2)/[.D9]" office:value-type="float" office:value="69.4760148976265" calcext:value-type="float">
            <text:p>69.4760148976265</text:p>
          </table:table-cell>
          <table:table-cell table:formula="of:=([.E195]^2)/[.E9]" office:value-type="float" office:value="18.953469067172" calcext:value-type="float">
            <text:p>18.953469067172</text:p>
          </table:table-cell>
          <table:table-cell table:formula="of:=([.F195]^2)/[.F9]" office:value-type="float" office:value="88.3911597634908" calcext:value-type="float">
            <text:p>88.3911597634908</text:p>
          </table:table-cell>
          <table:table-cell table:formula="of:=([.G195]^2)/[.G9]" office:value-type="float" office:value="95.7380122814239" calcext:value-type="float">
            <text:p>95.7380122814239</text:p>
          </table:table-cell>
          <table:table-cell table:formula="of:=([.I195]^2)/[.I9]" office:value-type="float" office:value="24.6928110190528" calcext:value-type="float">
            <text:p>24.6928110190528</text:p>
          </table:table-cell>
          <table:table-cell table:formula="of:=SUM([.B241:.H241])" office:value-type="float" office:value="373.758588385239" calcext:value-type="float">
            <text:p>373.758588385239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CLICHY-SOUS-BOIS</text:p>
          </table:table-cell>
          <table:table-cell table:formula="of:=([.B196]^2)/[.B10]" office:value-type="float" office:value="27.4044391770102" calcext:value-type="float">
            <text:p>27.4044391770102</text:p>
          </table:table-cell>
          <table:table-cell table:formula="of:=([.C196]^2)/[.C10]" office:value-type="float" office:value="324.058083558715" calcext:value-type="float">
            <text:p>324.058083558715</text:p>
          </table:table-cell>
          <table:table-cell table:formula="of:=([.D196]^2)/[.D10]" office:value-type="float" office:value="371.396742540713" calcext:value-type="float">
            <text:p>371.396742540713</text:p>
          </table:table-cell>
          <table:table-cell table:formula="of:=([.E196]^2)/[.E10]" office:value-type="float" office:value="62.039247998055" calcext:value-type="float">
            <text:p>62.039247998055</text:p>
          </table:table-cell>
          <table:table-cell table:formula="of:=([.F196]^2)/[.F10]" office:value-type="float" office:value="701.159766564803" calcext:value-type="float">
            <text:p>701.159766564803</text:p>
          </table:table-cell>
          <table:table-cell table:formula="of:=([.G196]^2)/[.G10]" office:value-type="float" office:value="13.6039063803856" calcext:value-type="float">
            <text:p>13.6039063803856</text:p>
          </table:table-cell>
          <table:table-cell table:formula="of:=([.I196]^2)/[.I10]" office:value-type="float" office:value="17.4631089818944" calcext:value-type="float">
            <text:p>17.4631089818944</text:p>
          </table:table-cell>
          <table:table-cell table:formula="of:=SUM([.B242:.H242])" office:value-type="float" office:value="1517.12529520158" calcext:value-type="float">
            <text:p>1517.12529520158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COUBRON</text:p>
          </table:table-cell>
          <table:table-cell table:formula="of:=([.B197]^2)/[.B11]" office:value-type="float" office:value="27.7288307719031" calcext:value-type="float">
            <text:p>27.7288307719031</text:p>
          </table:table-cell>
          <table:table-cell table:formula="of:=([.C197]^2)/[.C11]" office:value-type="float" office:value="116.069381554215" calcext:value-type="float">
            <text:p>116.069381554215</text:p>
          </table:table-cell>
          <table:table-cell table:formula="of:=([.D197]^2)/[.D11]" office:value-type="float" office:value="73.5198887698361" calcext:value-type="float">
            <text:p>73.5198887698361</text:p>
          </table:table-cell>
          <table:table-cell table:formula="of:=([.E197]^2)/[.E11]" office:value-type="float" office:value="14.8830688294529" calcext:value-type="float">
            <text:p>14.8830688294529</text:p>
          </table:table-cell>
          <table:table-cell table:formula="of:=([.F197]^2)/[.F11]" office:value-type="float" office:value="40.958360519432" calcext:value-type="float">
            <text:p>40.958360519432</text:p>
          </table:table-cell>
          <table:table-cell table:formula="of:=([.G197]^2)/[.G11]" office:value-type="float" office:value="125.499686206561" calcext:value-type="float">
            <text:p>125.499686206561</text:p>
          </table:table-cell>
          <table:table-cell table:formula="of:=([.I197]^2)/[.I11]" office:value-type="float" office:value="33.1966766140886" calcext:value-type="float">
            <text:p>33.1966766140886</text:p>
          </table:table-cell>
          <table:table-cell table:formula="of:=SUM([.B243:.H243])" office:value-type="float" office:value="431.855893265488" calcext:value-type="float">
            <text:p>431.855893265488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DRANCY</text:p>
          </table:table-cell>
          <table:table-cell table:formula="of:=([.B198]^2)/[.B12]" office:value-type="float" office:value="6.21292594141997" calcext:value-type="float">
            <text:p>6.21292594141997</text:p>
          </table:table-cell>
          <table:table-cell table:formula="of:=([.C198]^2)/[.C12]" office:value-type="float" office:value="0.901752080326951" calcext:value-type="float">
            <text:p>0.901752080326951</text:p>
          </table:table-cell>
          <table:table-cell table:formula="of:=([.D198]^2)/[.D12]" office:value-type="float" office:value="7.46919918315114" calcext:value-type="float">
            <text:p>7.46919918315114</text:p>
          </table:table-cell>
          <table:table-cell table:formula="of:=([.E198]^2)/[.E12]" office:value-type="float" office:value="1.54104089656144" calcext:value-type="float">
            <text:p>1.54104089656144</text:p>
          </table:table-cell>
          <table:table-cell table:formula="of:=([.F198]^2)/[.F12]" office:value-type="float" office:value="8.76801417007625" calcext:value-type="float">
            <text:p>8.76801417007625</text:p>
          </table:table-cell>
          <table:table-cell table:formula="of:=([.G198]^2)/[.G12]" office:value-type="float" office:value="78.0100591107697" calcext:value-type="float">
            <text:p>78.0100591107697</text:p>
          </table:table-cell>
          <table:table-cell table:formula="of:=([.I198]^2)/[.I12]" office:value-type="float" office:value="3.52026748635588" calcext:value-type="float">
            <text:p>3.52026748635588</text:p>
          </table:table-cell>
          <table:table-cell table:formula="of:=SUM([.B244:.H244])" office:value-type="float" office:value="106.423258868661" calcext:value-type="float">
            <text:p>106.423258868661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DUGNY</text:p>
          </table:table-cell>
          <table:table-cell table:formula="of:=([.B199]^2)/[.B13]" office:value-type="float" office:value="109.630501660841" calcext:value-type="float">
            <text:p>109.630501660841</text:p>
          </table:table-cell>
          <table:table-cell table:formula="of:=([.C199]^2)/[.C13]" office:value-type="float" office:value="41.2568395139683" calcext:value-type="float">
            <text:p>41.2568395139683</text:p>
          </table:table-cell>
          <table:table-cell table:formula="of:=([.D199]^2)/[.D13]" office:value-type="float" office:value="25.469174660597" calcext:value-type="float">
            <text:p>25.469174660597</text:p>
          </table:table-cell>
          <table:table-cell table:formula="of:=([.E199]^2)/[.E13]" office:value-type="float" office:value="1.59772736476109" calcext:value-type="float">
            <text:p>1.59772736476109</text:p>
          </table:table-cell>
          <table:table-cell table:formula="of:=([.F199]^2)/[.F13]" office:value-type="float" office:value="17.3153678907381" calcext:value-type="float">
            <text:p>17.3153678907381</text:p>
          </table:table-cell>
          <table:table-cell table:formula="of:=([.G199]^2)/[.G13]" office:value-type="float" office:value="21.035486462847" calcext:value-type="float">
            <text:p>21.035486462847</text:p>
          </table:table-cell>
          <table:table-cell table:formula="of:=([.I199]^2)/[.I13]" office:value-type="float" office:value="67.2018658961726" calcext:value-type="float">
            <text:p>67.2018658961726</text:p>
          </table:table-cell>
          <table:table-cell table:formula="of:=SUM([.B245:.H245])" office:value-type="float" office:value="283.506963449925" calcext:value-type="float">
            <text:p>283.506963449925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EPINAY-SUR-SEINE</text:p>
          </table:table-cell>
          <table:table-cell table:formula="of:=([.B200]^2)/[.B14]" office:value-type="float" office:value="42.1591261585622" calcext:value-type="float">
            <text:p>42.1591261585622</text:p>
          </table:table-cell>
          <table:table-cell table:formula="of:=([.C200]^2)/[.C14]" office:value-type="float" office:value="107.611396469185" calcext:value-type="float">
            <text:p>107.611396469185</text:p>
          </table:table-cell>
          <table:table-cell table:formula="of:=([.D200]^2)/[.D14]" office:value-type="float" office:value="143.219121998381" calcext:value-type="float">
            <text:p>143.219121998381</text:p>
          </table:table-cell>
          <table:table-cell table:formula="of:=([.E200]^2)/[.E14]" office:value-type="float" office:value="17.8448052881928" calcext:value-type="float">
            <text:p>17.8448052881928</text:p>
          </table:table-cell>
          <table:table-cell table:formula="of:=([.F200]^2)/[.F14]" office:value-type="float" office:value="89.5146925279892" calcext:value-type="float">
            <text:p>89.5146925279892</text:p>
          </table:table-cell>
          <table:table-cell table:formula="of:=([.G200]^2)/[.G14]" office:value-type="float" office:value="64.584468963979" calcext:value-type="float">
            <text:p>64.584468963979</text:p>
          </table:table-cell>
          <table:table-cell table:formula="of:=([.I200]^2)/[.I14]" office:value-type="float" office:value="26.4426710915732" calcext:value-type="float">
            <text:p>26.4426710915732</text:p>
          </table:table-cell>
          <table:table-cell table:formula="of:=SUM([.B246:.H246])" office:value-type="float" office:value="491.376282497862" calcext:value-type="float">
            <text:p>491.376282497862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GAGNY</text:p>
          </table:table-cell>
          <table:table-cell table:formula="of:=([.B201]^2)/[.B15]" office:value-type="float" office:value="59.8349389902418" calcext:value-type="float">
            <text:p>59.8349389902418</text:p>
          </table:table-cell>
          <table:table-cell table:formula="of:=([.C201]^2)/[.C15]" office:value-type="float" office:value="3.88002098676043" calcext:value-type="float">
            <text:p>3.88002098676043</text:p>
          </table:table-cell>
          <table:table-cell table:formula="of:=([.D201]^2)/[.D15]" office:value-type="float" office:value="15.566159087927" calcext:value-type="float">
            <text:p>15.566159087927</text:p>
          </table:table-cell>
          <table:table-cell table:formula="of:=([.E201]^2)/[.E15]" office:value-type="float" office:value="0.435392166698591" calcext:value-type="float">
            <text:p>0.435392166698591</text:p>
          </table:table-cell>
          <table:table-cell table:formula="of:=([.F201]^2)/[.F15]" office:value-type="float" office:value="0.762289754509752" calcext:value-type="float">
            <text:p>0.762289754509752</text:p>
          </table:table-cell>
          <table:table-cell table:formula="of:=([.G201]^2)/[.G15]" office:value-type="float" office:value="135.831632492604" calcext:value-type="float">
            <text:p>135.831632492604</text:p>
          </table:table-cell>
          <table:table-cell table:formula="of:=([.I201]^2)/[.I15]" office:value-type="float" office:value="30.0087287090843" calcext:value-type="float">
            <text:p>30.0087287090843</text:p>
          </table:table-cell>
          <table:table-cell table:formula="of:=SUM([.B247:.H247])" office:value-type="float" office:value="246.319162187826" calcext:value-type="float">
            <text:p>246.319162187826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GOURNAY-SUR-MARNE</text:p>
          </table:table-cell>
          <table:table-cell table:formula="of:=([.B202]^2)/[.B16]" office:value-type="float" office:value="0.188731118783328" calcext:value-type="float">
            <text:p>0.188731118783328</text:p>
          </table:table-cell>
          <table:table-cell table:formula="of:=([.C202]^2)/[.C16]" office:value-type="float" office:value="279.762220334943" calcext:value-type="float">
            <text:p>279.762220334943</text:p>
          </table:table-cell>
          <table:table-cell table:formula="of:=([.D202]^2)/[.D16]" office:value-type="float" office:value="183.106241813739" calcext:value-type="float">
            <text:p>183.106241813739</text:p>
          </table:table-cell>
          <table:table-cell table:formula="of:=([.E202]^2)/[.E16]" office:value-type="float" office:value="15.2963366038203" calcext:value-type="float">
            <text:p>15.2963366038203</text:p>
          </table:table-cell>
          <table:table-cell table:formula="of:=([.F202]^2)/[.F16]" office:value-type="float" office:value="51.2234592416385" calcext:value-type="float">
            <text:p>51.2234592416385</text:p>
          </table:table-cell>
          <table:table-cell table:formula="of:=([.G202]^2)/[.G16]" office:value-type="float" office:value="595.692393990289" calcext:value-type="float">
            <text:p>595.692393990289</text:p>
          </table:table-cell>
          <table:table-cell table:formula="of:=([.I202]^2)/[.I16]" office:value-type="float" office:value="1.46089511422935" calcext:value-type="float">
            <text:p>1.46089511422935</text:p>
          </table:table-cell>
          <table:table-cell table:formula="of:=SUM([.B248:.H248])" office:value-type="float" office:value="1126.73027821744" calcext:value-type="float">
            <text:p>1126.73027821744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'ILE-SAINT-DENIS</text:p>
          </table:table-cell>
          <table:table-cell table:formula="of:=([.B203]^2)/[.B17]" office:value-type="float" office:value="20.0228508716646" calcext:value-type="float">
            <text:p>20.0228508716646</text:p>
          </table:table-cell>
          <table:table-cell table:formula="of:=([.C203]^2)/[.C17]" office:value-type="float" office:value="2.32368277483438" calcext:value-type="float">
            <text:p>2.32368277483438</text:p>
          </table:table-cell>
          <table:table-cell table:formula="of:=([.D203]^2)/[.D17]" office:value-type="float" office:value="6.98552712325687" calcext:value-type="float">
            <text:p>6.98552712325687</text:p>
          </table:table-cell>
          <table:table-cell table:formula="of:=([.E203]^2)/[.E17]" office:value-type="float" office:value="5.42521877299976" calcext:value-type="float">
            <text:p>5.42521877299976</text:p>
          </table:table-cell>
          <table:table-cell table:formula="of:=([.F203]^2)/[.F17]" office:value-type="float" office:value="15.8517021170778" calcext:value-type="float">
            <text:p>15.8517021170778</text:p>
          </table:table-cell>
          <table:table-cell table:formula="of:=([.G203]^2)/[.G17]" office:value-type="float" office:value="4.97392027856" calcext:value-type="float">
            <text:p>4.97392027856</text:p>
          </table:table-cell>
          <table:table-cell table:formula="of:=([.I203]^2)/[.I17]" office:value-type="float" office:value="23.8487911294273" calcext:value-type="float">
            <text:p>23.8487911294273</text:p>
          </table:table-cell>
          <table:table-cell table:formula="of:=SUM([.B249:.H249])" office:value-type="float" office:value="79.4316930678207" calcext:value-type="float">
            <text:p>79.4316930678207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A COURNEUVE</text:p>
          </table:table-cell>
          <table:table-cell table:formula="of:=([.B204]^2)/[.B18]" office:value-type="float" office:value="1.51510967905551" calcext:value-type="float">
            <text:p>1.51510967905551</text:p>
          </table:table-cell>
          <table:table-cell table:formula="of:=([.C204]^2)/[.C18]" office:value-type="float" office:value="68.5781715562148" calcext:value-type="float">
            <text:p>68.5781715562148</text:p>
          </table:table-cell>
          <table:table-cell table:formula="of:=([.D204]^2)/[.D18]" office:value-type="float" office:value="37.7522138742377" calcext:value-type="float">
            <text:p>37.7522138742377</text:p>
          </table:table-cell>
          <table:table-cell table:formula="of:=([.E204]^2)/[.E18]" office:value-type="float" office:value="5.25080423149559" calcext:value-type="float">
            <text:p>5.25080423149559</text:p>
          </table:table-cell>
          <table:table-cell table:formula="of:=([.F204]^2)/[.F18]" office:value-type="float" office:value="174.370660603822" calcext:value-type="float">
            <text:p>174.370660603822</text:p>
          </table:table-cell>
          <table:table-cell table:formula="of:=([.G204]^2)/[.G18]" office:value-type="float" office:value="41.9987369040397" calcext:value-type="float">
            <text:p>41.9987369040397</text:p>
          </table:table-cell>
          <table:table-cell table:formula="of:=([.I204]^2)/[.I18]" office:value-type="float" office:value="0.129556335780575" calcext:value-type="float">
            <text:p>0.129556335780575</text:p>
          </table:table-cell>
          <table:table-cell table:formula="of:=SUM([.B250:.H250])" office:value-type="float" office:value="329.595253184646" calcext:value-type="float">
            <text:p>329.595253184646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E BLANC-MESNIL</text:p>
          </table:table-cell>
          <table:table-cell table:formula="of:=([.B205]^2)/[.B19]" office:value-type="float" office:value="4.39892666824306" calcext:value-type="float">
            <text:p>4.39892666824306</text:p>
          </table:table-cell>
          <table:table-cell table:formula="of:=([.C205]^2)/[.C19]" office:value-type="float" office:value="0.457683119567695" calcext:value-type="float">
            <text:p>0.457683119567695</text:p>
          </table:table-cell>
          <table:table-cell table:formula="of:=([.D205]^2)/[.D19]" office:value-type="float" office:value="5.99702320605891" calcext:value-type="float">
            <text:p>5.99702320605891</text:p>
          </table:table-cell>
          <table:table-cell table:formula="of:=([.E205]^2)/[.E19]" office:value-type="float" office:value="18.4504486449785" calcext:value-type="float">
            <text:p>18.4504486449785</text:p>
          </table:table-cell>
          <table:table-cell table:formula="of:=([.F205]^2)/[.F19]" office:value-type="float" office:value="1.96046618358828" calcext:value-type="float">
            <text:p>1.96046618358828</text:p>
          </table:table-cell>
          <table:table-cell table:formula="of:=([.G205]^2)/[.G19]" office:value-type="float" office:value="59.8475748607746" calcext:value-type="float">
            <text:p>59.8475748607746</text:p>
          </table:table-cell>
          <table:table-cell table:formula="of:=([.I205]^2)/[.I19]" office:value-type="float" office:value="6.57375298961733" calcext:value-type="float">
            <text:p>6.57375298961733</text:p>
          </table:table-cell>
          <table:table-cell table:formula="of:=SUM([.B251:.H251])" office:value-type="float" office:value="97.6858756728284" calcext:value-type="float">
            <text:p>97.6858756728284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E BOURGET</text:p>
          </table:table-cell>
          <table:table-cell table:formula="of:=([.B206]^2)/[.B20]" office:value-type="float" office:value="33.2102577086714" calcext:value-type="float">
            <text:p>33.2102577086714</text:p>
          </table:table-cell>
          <table:table-cell table:formula="of:=([.C206]^2)/[.C20]" office:value-type="float" office:value="289.567729747204" calcext:value-type="float">
            <text:p>289.567729747204</text:p>
          </table:table-cell>
          <table:table-cell table:formula="of:=([.D206]^2)/[.D20]" office:value-type="float" office:value="197.233037446944" calcext:value-type="float">
            <text:p>197.233037446944</text:p>
          </table:table-cell>
          <table:table-cell table:formula="of:=([.E206]^2)/[.E20]" office:value-type="float" office:value="1.39084603994956" calcext:value-type="float">
            <text:p>1.39084603994956</text:p>
          </table:table-cell>
          <table:table-cell table:formula="of:=([.F206]^2)/[.F20]" office:value-type="float" office:value="22.0163002934546" calcext:value-type="float">
            <text:p>22.0163002934546</text:p>
          </table:table-cell>
          <table:table-cell table:formula="of:=([.G206]^2)/[.G20]" office:value-type="float" office:value="135.128453816412" calcext:value-type="float">
            <text:p>135.128453816412</text:p>
          </table:table-cell>
          <table:table-cell table:formula="of:=([.I206]^2)/[.I20]" office:value-type="float" office:value="34.6006153089157" calcext:value-type="float">
            <text:p>34.6006153089157</text:p>
          </table:table-cell>
          <table:table-cell table:formula="of:=SUM([.B252:.H252])" office:value-type="float" office:value="713.147240361551" calcext:value-type="float">
            <text:p>713.147240361551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E PRE-SAINT-GERVAIS</text:p>
          </table:table-cell>
          <table:table-cell table:formula="of:=([.B207]^2)/[.B21]" office:value-type="float" office:value="13.7231167799888" calcext:value-type="float">
            <text:p>13.7231167799888</text:p>
          </table:table-cell>
          <table:table-cell table:formula="of:=([.C207]^2)/[.C21]" office:value-type="float" office:value="5.04114931940163" calcext:value-type="float">
            <text:p>5.04114931940163</text:p>
          </table:table-cell>
          <table:table-cell table:formula="of:=([.D207]^2)/[.D21]" office:value-type="float" office:value="21.6655961647486" calcext:value-type="float">
            <text:p>21.6655961647486</text:p>
          </table:table-cell>
          <table:table-cell table:formula="of:=([.E207]^2)/[.E21]" office:value-type="float" office:value="2.65941921962998" calcext:value-type="float">
            <text:p>2.65941921962998</text:p>
          </table:table-cell>
          <table:table-cell table:formula="of:=([.F207]^2)/[.F21]" office:value-type="float" office:value="1.67172020659664" calcext:value-type="float">
            <text:p>1.67172020659664</text:p>
          </table:table-cell>
          <table:table-cell table:formula="of:=([.G207]^2)/[.G21]" office:value-type="float" office:value="349.701688840651" calcext:value-type="float">
            <text:p>349.701688840651</text:p>
          </table:table-cell>
          <table:table-cell table:formula="of:=([.I207]^2)/[.I21]" office:value-type="float" office:value="5.51690359523767" calcext:value-type="float">
            <text:p>5.51690359523767</text:p>
          </table:table-cell>
          <table:table-cell table:formula="of:=SUM([.B253:.H253])" office:value-type="float" office:value="399.979594126254" calcext:value-type="float">
            <text:p>399.979594126254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ES LILAS</text:p>
          </table:table-cell>
          <table:table-cell table:formula="of:=([.B208]^2)/[.B22]" office:value-type="float" office:value="20.0593235472577" calcext:value-type="float">
            <text:p>20.0593235472577</text:p>
          </table:table-cell>
          <table:table-cell table:formula="of:=([.C208]^2)/[.C22]" office:value-type="float" office:value="146.158341902936" calcext:value-type="float">
            <text:p>146.158341902936</text:p>
          </table:table-cell>
          <table:table-cell table:formula="of:=([.D208]^2)/[.D22]" office:value-type="float" office:value="86.5390968311924" calcext:value-type="float">
            <text:p>86.5390968311924</text:p>
          </table:table-cell>
          <table:table-cell table:formula="of:=([.E208]^2)/[.E22]" office:value-type="float" office:value="14.2605885760422" calcext:value-type="float">
            <text:p>14.2605885760422</text:p>
          </table:table-cell>
          <table:table-cell table:formula="of:=([.F208]^2)/[.F22]" office:value-type="float" office:value="23.9554919803606" calcext:value-type="float">
            <text:p>23.9554919803606</text:p>
          </table:table-cell>
          <table:table-cell table:formula="of:=([.G208]^2)/[.G22]" office:value-type="float" office:value="117.326567749379" calcext:value-type="float">
            <text:p>117.326567749379</text:p>
          </table:table-cell>
          <table:table-cell table:formula="of:=([.I208]^2)/[.I22]" office:value-type="float" office:value="28.3445712206428" calcext:value-type="float">
            <text:p>28.3445712206428</text:p>
          </table:table-cell>
          <table:table-cell table:formula="of:=SUM([.B254:.H254])" office:value-type="float" office:value="436.643981807812" calcext:value-type="float">
            <text:p>436.643981807812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ES PAVILLONS-SOUS-BOIS</text:p>
          </table:table-cell>
          <table:table-cell table:formula="of:=([.B209]^2)/[.B23]" office:value-type="float" office:value="46.0115398568365" calcext:value-type="float">
            <text:p>46.0115398568365</text:p>
          </table:table-cell>
          <table:table-cell table:formula="of:=([.C209]^2)/[.C23]" office:value-type="float" office:value="129.863352687438" calcext:value-type="float">
            <text:p>129.863352687438</text:p>
          </table:table-cell>
          <table:table-cell table:formula="of:=([.D209]^2)/[.D23]" office:value-type="float" office:value="75.3052986776072" calcext:value-type="float">
            <text:p>75.3052986776072</text:p>
          </table:table-cell>
          <table:table-cell table:formula="of:=([.E209]^2)/[.E23]" office:value-type="float" office:value="22.8032949681514" calcext:value-type="float">
            <text:p>22.8032949681514</text:p>
          </table:table-cell>
          <table:table-cell table:formula="of:=([.F209]^2)/[.F23]" office:value-type="float" office:value="37.9552763789701" calcext:value-type="float">
            <text:p>37.9552763789701</text:p>
          </table:table-cell>
          <table:table-cell table:formula="of:=([.G209]^2)/[.G23]" office:value-type="float" office:value="168.009125269243" calcext:value-type="float">
            <text:p>168.009125269243</text:p>
          </table:table-cell>
          <table:table-cell table:formula="of:=([.I209]^2)/[.I23]" office:value-type="float" office:value="17.8948927104411" calcext:value-type="float">
            <text:p>17.8948927104411</text:p>
          </table:table-cell>
          <table:table-cell table:formula="of:=SUM([.B255:.H255])" office:value-type="float" office:value="497.842780548687" calcext:value-type="float">
            <text:p>497.842780548687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IVRY-GARGAN</text:p>
          </table:table-cell>
          <table:table-cell table:formula="of:=([.B210]^2)/[.B24]" office:value-type="float" office:value="16.8654040003388" calcext:value-type="float">
            <text:p>16.8654040003388</text:p>
          </table:table-cell>
          <table:table-cell table:formula="of:=([.C210]^2)/[.C24]" office:value-type="float" office:value="46.4497682230675" calcext:value-type="float">
            <text:p>46.4497682230675</text:p>
          </table:table-cell>
          <table:table-cell table:formula="of:=([.D210]^2)/[.D24]" office:value-type="float" office:value="18.4589691244423" calcext:value-type="float">
            <text:p>18.4589691244423</text:p>
          </table:table-cell>
          <table:table-cell table:formula="of:=([.E210]^2)/[.E24]" office:value-type="float" office:value="17.7873651474837" calcext:value-type="float">
            <text:p>17.7873651474837</text:p>
          </table:table-cell>
          <table:table-cell table:formula="of:=([.F210]^2)/[.F24]" office:value-type="float" office:value="17.1625445409902" calcext:value-type="float">
            <text:p>17.1625445409902</text:p>
          </table:table-cell>
          <table:table-cell table:formula="of:=([.G210]^2)/[.G24]" office:value-type="float" office:value="277.098675945624" calcext:value-type="float">
            <text:p>277.098675945624</text:p>
          </table:table-cell>
          <table:table-cell table:formula="of:=([.I210]^2)/[.I24]" office:value-type="float" office:value="13.3103132288562" calcext:value-type="float">
            <text:p>13.3103132288562</text:p>
          </table:table-cell>
          <table:table-cell table:formula="of:=SUM([.B256:.H256])" office:value-type="float" office:value="407.133040210802" calcext:value-type="float">
            <text:p>407.133040210802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MONTFERMEIL</text:p>
          </table:table-cell>
          <table:table-cell table:formula="of:=([.B211]^2)/[.B25]" office:value-type="float" office:value="28.3276181260694" calcext:value-type="float">
            <text:p>28.3276181260694</text:p>
          </table:table-cell>
          <table:table-cell table:formula="of:=([.C211]^2)/[.C25]" office:value-type="float" office:value="6.00751350216613" calcext:value-type="float">
            <text:p>6.00751350216613</text:p>
          </table:table-cell>
          <table:table-cell table:formula="of:=([.D211]^2)/[.D25]" office:value-type="float" office:value="17.6408675438733" calcext:value-type="float">
            <text:p>17.6408675438733</text:p>
          </table:table-cell>
          <table:table-cell table:formula="of:=([.E211]^2)/[.E25]" office:value-type="float" office:value="21.2244505473102" calcext:value-type="float">
            <text:p>21.2244505473102</text:p>
          </table:table-cell>
          <table:table-cell table:formula="of:=([.F211]^2)/[.F25]" office:value-type="float" office:value="10.1050683261699" calcext:value-type="float">
            <text:p>10.1050683261699</text:p>
          </table:table-cell>
          <table:table-cell table:formula="of:=([.G211]^2)/[.G25]" office:value-type="float" office:value="48.1780778288522" calcext:value-type="float">
            <text:p>48.1780778288522</text:p>
          </table:table-cell>
          <table:table-cell table:formula="of:=([.I211]^2)/[.I25]" office:value-type="float" office:value="42.271012940867" calcext:value-type="float">
            <text:p>42.271012940867</text:p>
          </table:table-cell>
          <table:table-cell table:formula="of:=SUM([.B257:.H257])" office:value-type="float" office:value="173.754608815308" calcext:value-type="float">
            <text:p>173.754608815308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MONTREUIL</text:p>
          </table:table-cell>
          <table:table-cell table:formula="of:=([.B212]^2)/[.B26]" office:value-type="float" office:value="17.7933201902213" calcext:value-type="float">
            <text:p>17.7933201902213</text:p>
          </table:table-cell>
          <table:table-cell table:formula="of:=([.C212]^2)/[.C26]" office:value-type="float" office:value="174.078218872009" calcext:value-type="float">
            <text:p>174.078218872009</text:p>
          </table:table-cell>
          <table:table-cell table:formula="of:=([.D212]^2)/[.D26]" office:value-type="float" office:value="120.032156650159" calcext:value-type="float">
            <text:p>120.032156650159</text:p>
          </table:table-cell>
          <table:table-cell table:formula="of:=([.E212]^2)/[.E26]" office:value-type="float" office:value="2.97205455202194" calcext:value-type="float">
            <text:p>2.97205455202194</text:p>
          </table:table-cell>
          <table:table-cell table:formula="of:=([.F212]^2)/[.F26]" office:value-type="float" office:value="22.5555358017076" calcext:value-type="float">
            <text:p>22.5555358017076</text:p>
          </table:table-cell>
          <table:table-cell table:formula="of:=([.G212]^2)/[.G26]" office:value-type="float" office:value="101.691115716424" calcext:value-type="float">
            <text:p>101.691115716424</text:p>
          </table:table-cell>
          <table:table-cell table:formula="of:=([.I212]^2)/[.I26]" office:value-type="float" office:value="13.2971670273714" calcext:value-type="float">
            <text:p>13.2971670273714</text:p>
          </table:table-cell>
          <table:table-cell table:formula="of:=SUM([.B258:.H258])" office:value-type="float" office:value="452.419568809914" calcext:value-type="float">
            <text:p>452.419568809914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NEUILLY-PLAISANCE</text:p>
          </table:table-cell>
          <table:table-cell table:formula="of:=([.B213]^2)/[.B27]" office:value-type="float" office:value="82.2789412979881" calcext:value-type="float">
            <text:p>82.2789412979881</text:p>
          </table:table-cell>
          <table:table-cell table:formula="of:=([.C213]^2)/[.C27]" office:value-type="float" office:value="60.5676460198141" calcext:value-type="float">
            <text:p>60.5676460198141</text:p>
          </table:table-cell>
          <table:table-cell table:formula="of:=([.D213]^2)/[.D27]" office:value-type="float" office:value="28.8030350816073" calcext:value-type="float">
            <text:p>28.8030350816073</text:p>
          </table:table-cell>
          <table:table-cell table:formula="of:=([.E213]^2)/[.E27]" office:value-type="float" office:value="18.1365679959168" calcext:value-type="float">
            <text:p>18.1365679959168</text:p>
          </table:table-cell>
          <table:table-cell table:formula="of:=([.F213]^2)/[.F27]" office:value-type="float" office:value="37.38399621248" calcext:value-type="float">
            <text:p>37.38399621248</text:p>
          </table:table-cell>
          <table:table-cell table:formula="of:=([.G213]^2)/[.G27]" office:value-type="float" office:value="169.135746774553" calcext:value-type="float">
            <text:p>169.135746774553</text:p>
          </table:table-cell>
          <table:table-cell table:formula="of:=([.I213]^2)/[.I27]" office:value-type="float" office:value="128.242315622657" calcext:value-type="float">
            <text:p>128.242315622657</text:p>
          </table:table-cell>
          <table:table-cell table:formula="of:=SUM([.B259:.H259])" office:value-type="float" office:value="524.548249005017" calcext:value-type="float">
            <text:p>524.548249005017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NEUILLY-SUR-MARNE</text:p>
          </table:table-cell>
          <table:table-cell table:formula="of:=([.B214]^2)/[.B28]" office:value-type="float" office:value="167.914507855697" calcext:value-type="float">
            <text:p>167.914507855697</text:p>
          </table:table-cell>
          <table:table-cell table:formula="of:=([.C214]^2)/[.C28]" office:value-type="float" office:value="8.06670910176371" calcext:value-type="float">
            <text:p>8.06670910176371</text:p>
          </table:table-cell>
          <table:table-cell table:formula="of:=([.D214]^2)/[.D28]" office:value-type="float" office:value="22.8957406345339" calcext:value-type="float">
            <text:p>22.8957406345339</text:p>
          </table:table-cell>
          <table:table-cell table:formula="of:=([.E214]^2)/[.E28]" office:value-type="float" office:value="23.2746763645953" calcext:value-type="float">
            <text:p>23.2746763645953</text:p>
          </table:table-cell>
          <table:table-cell table:formula="of:=([.F214]^2)/[.F28]" office:value-type="float" office:value="10.0785789627972" calcext:value-type="float">
            <text:p>10.0785789627972</text:p>
          </table:table-cell>
          <table:table-cell table:formula="of:=([.G214]^2)/[.G28]" office:value-type="float" office:value="84.8508709210956" calcext:value-type="float">
            <text:p>84.8508709210956</text:p>
          </table:table-cell>
          <table:table-cell table:formula="of:=([.I214]^2)/[.I28]" office:value-type="float" office:value="134.57165589636" calcext:value-type="float">
            <text:p>134.57165589636</text:p>
          </table:table-cell>
          <table:table-cell table:formula="of:=SUM([.B260:.H260])" office:value-type="float" office:value="451.652739736843" calcext:value-type="float">
            <text:p>451.652739736843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NOISY-LE-GRAND</text:p>
          </table:table-cell>
          <table:table-cell table:formula="of:=([.B215]^2)/[.B29]" office:value-type="float" office:value="8.85458106963716" calcext:value-type="float">
            <text:p>8.85458106963716</text:p>
          </table:table-cell>
          <table:table-cell table:formula="of:=([.C215]^2)/[.C29]" office:value-type="float" office:value="255.221547787988" calcext:value-type="float">
            <text:p>255.221547787988</text:p>
          </table:table-cell>
          <table:table-cell table:formula="of:=([.D215]^2)/[.D29]" office:value-type="float" office:value="314.948257395848" calcext:value-type="float">
            <text:p>314.948257395848</text:p>
          </table:table-cell>
          <table:table-cell table:formula="of:=([.E215]^2)/[.E29]" office:value-type="float" office:value="0.974208142943737" calcext:value-type="float">
            <text:p>0.974208142943737</text:p>
          </table:table-cell>
          <table:table-cell table:formula="of:=([.F215]^2)/[.F29]" office:value-type="float" office:value="36.6964808486766" calcext:value-type="float">
            <text:p>36.6964808486766</text:p>
          </table:table-cell>
          <table:table-cell table:formula="of:=([.G215]^2)/[.G29]" office:value-type="float" office:value="3.90014596402026" calcext:value-type="float">
            <text:p>3.90014596402026</text:p>
          </table:table-cell>
          <table:table-cell table:formula="of:=([.I215]^2)/[.I29]" office:value-type="float" office:value="16.4548165939959" calcext:value-type="float">
            <text:p>16.4548165939959</text:p>
          </table:table-cell>
          <table:table-cell table:formula="of:=SUM([.B261:.H261])" office:value-type="float" office:value="637.05003780311" calcext:value-type="float">
            <text:p>637.05003780311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NOISY-LE-SEC</text:p>
          </table:table-cell>
          <table:table-cell table:formula="of:=([.B216]^2)/[.B30]" office:value-type="float" office:value="6.48813403335128" calcext:value-type="float">
            <text:p>6.48813403335128</text:p>
          </table:table-cell>
          <table:table-cell table:formula="of:=([.C216]^2)/[.C30]" office:value-type="float" office:value="7.36805493241422" calcext:value-type="float">
            <text:p>7.36805493241422</text:p>
          </table:table-cell>
          <table:table-cell table:formula="of:=([.D216]^2)/[.D30]" office:value-type="float" office:value="16.9228667648656" calcext:value-type="float">
            <text:p>16.9228667648656</text:p>
          </table:table-cell>
          <table:table-cell table:formula="of:=([.E216]^2)/[.E30]" office:value-type="float" office:value="8.40781264240473" calcext:value-type="float">
            <text:p>8.40781264240473</text:p>
          </table:table-cell>
          <table:table-cell table:formula="of:=([.F216]^2)/[.F30]" office:value-type="float" office:value="1.67443572369131" calcext:value-type="float">
            <text:p>1.67443572369131</text:p>
          </table:table-cell>
          <table:table-cell table:formula="of:=([.G216]^2)/[.G30]" office:value-type="float" office:value="21.123666661272" calcext:value-type="float">
            <text:p>21.123666661272</text:p>
          </table:table-cell>
          <table:table-cell table:formula="of:=([.I216]^2)/[.I30]" office:value-type="float" office:value="2.50716934250746" calcext:value-type="float">
            <text:p>2.50716934250746</text:p>
          </table:table-cell>
          <table:table-cell table:formula="of:=SUM([.B262:.H262])" office:value-type="float" office:value="64.4921401005066" calcext:value-type="float">
            <text:p>64.4921401005066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PANTIN</text:p>
          </table:table-cell>
          <table:table-cell table:formula="of:=([.B217]^2)/[.B31]" office:value-type="float" office:value="10.035602386982" calcext:value-type="float">
            <text:p>10.035602386982</text:p>
          </table:table-cell>
          <table:table-cell table:formula="of:=([.C217]^2)/[.C31]" office:value-type="float" office:value="382.623694314562" calcext:value-type="float">
            <text:p>382.623694314562</text:p>
          </table:table-cell>
          <table:table-cell table:formula="of:=([.D217]^2)/[.D31]" office:value-type="float" office:value="608.239552955727" calcext:value-type="float">
            <text:p>608.239552955727</text:p>
          </table:table-cell>
          <table:table-cell table:formula="of:=([.E217]^2)/[.E31]" office:value-type="float" office:value="1.19339241256639" calcext:value-type="float">
            <text:p>1.19339241256639</text:p>
          </table:table-cell>
          <table:table-cell table:formula="of:=([.F217]^2)/[.F31]" office:value-type="float" office:value="70.8322432861055" calcext:value-type="float">
            <text:p>70.8322432861055</text:p>
          </table:table-cell>
          <table:table-cell table:formula="of:=([.G217]^2)/[.G31]" office:value-type="float" office:value="1.32883076803409" calcext:value-type="float">
            <text:p>1.32883076803409</text:p>
          </table:table-cell>
          <table:table-cell table:formula="of:=([.I217]^2)/[.I31]" office:value-type="float" office:value="12.9213412580254" calcext:value-type="float">
            <text:p>12.9213412580254</text:p>
          </table:table-cell>
          <table:table-cell table:formula="of:=SUM([.B263:.H263])" office:value-type="float" office:value="1087.174657382" calcext:value-type="float">
            <text:p>1087.174657382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PIERREFITTE-SUR-SEINE</text:p>
          </table:table-cell>
          <table:table-cell table:formula="of:=([.B218]^2)/[.B32]" office:value-type="float" office:value="1.42727224913239" calcext:value-type="float">
            <text:p>1.42727224913239</text:p>
          </table:table-cell>
          <table:table-cell table:formula="of:=([.C218]^2)/[.C32]" office:value-type="float" office:value="45.8088828044698" calcext:value-type="float">
            <text:p>45.8088828044698</text:p>
          </table:table-cell>
          <table:table-cell table:formula="of:=([.D218]^2)/[.D32]" office:value-type="float" office:value="59.3577588209332" calcext:value-type="float">
            <text:p>59.3577588209332</text:p>
          </table:table-cell>
          <table:table-cell table:formula="of:=([.E218]^2)/[.E32]" office:value-type="float" office:value="0.331267120907109" calcext:value-type="float">
            <text:p>0.331267120907109</text:p>
          </table:table-cell>
          <table:table-cell table:formula="of:=([.F218]^2)/[.F32]" office:value-type="float" office:value="84.7633339212522" calcext:value-type="float">
            <text:p>84.7633339212522</text:p>
          </table:table-cell>
          <table:table-cell table:formula="of:=([.G218]^2)/[.G32]" office:value-type="float" office:value="2.069061103347" calcext:value-type="float">
            <text:p>2.069061103347</text:p>
          </table:table-cell>
          <table:table-cell table:formula="of:=([.I218]^2)/[.I32]" office:value-type="float" office:value="0.478983930153436" calcext:value-type="float">
            <text:p>0.478983930153436</text:p>
          </table:table-cell>
          <table:table-cell table:formula="of:=SUM([.B264:.H264])" office:value-type="float" office:value="194.236559950195" calcext:value-type="float">
            <text:p>194.236559950195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RAINCY (LE )</text:p>
          </table:table-cell>
          <table:table-cell table:formula="of:=([.B219]^2)/[.B33]" office:value-type="float" office:value="147.584247469128" calcext:value-type="float">
            <text:p>147.584247469128</text:p>
          </table:table-cell>
          <table:table-cell table:formula="of:=([.C219]^2)/[.C33]" office:value-type="float" office:value="22.1453237497116" calcext:value-type="float">
            <text:p>22.1453237497116</text:p>
          </table:table-cell>
          <table:table-cell table:formula="of:=([.D219]^2)/[.D33]" office:value-type="float" office:value="14.2799502639108" calcext:value-type="float">
            <text:p>14.2799502639108</text:p>
          </table:table-cell>
          <table:table-cell table:formula="of:=([.E219]^2)/[.E33]" office:value-type="float" office:value="21.8343956961353" calcext:value-type="float">
            <text:p>21.8343956961353</text:p>
          </table:table-cell>
          <table:table-cell table:formula="of:=([.F219]^2)/[.F33]" office:value-type="float" office:value="111.435372809131" calcext:value-type="float">
            <text:p>111.435372809131</text:p>
          </table:table-cell>
          <table:table-cell table:formula="of:=([.G219]^2)/[.G33]" office:value-type="float" office:value="494.890465656146" calcext:value-type="float">
            <text:p>494.890465656146</text:p>
          </table:table-cell>
          <table:table-cell table:formula="of:=([.I219]^2)/[.I33]" office:value-type="float" office:value="76.7693185676461" calcext:value-type="float">
            <text:p>76.7693185676461</text:p>
          </table:table-cell>
          <table:table-cell table:formula="of:=SUM([.B265:.H265])" office:value-type="float" office:value="888.939074211809" calcext:value-type="float">
            <text:p>888.939074211809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ROMAINVILLE</text:p>
          </table:table-cell>
          <table:table-cell table:formula="of:=([.B220]^2)/[.B34]" office:value-type="float" office:value="4.89146353241958" calcext:value-type="float">
            <text:p>4.89146353241958</text:p>
          </table:table-cell>
          <table:table-cell table:formula="of:=([.C220]^2)/[.C34]" office:value-type="float" office:value="43.4736623633262" calcext:value-type="float">
            <text:p>43.4736623633262</text:p>
          </table:table-cell>
          <table:table-cell table:formula="of:=([.D220]^2)/[.D34]" office:value-type="float" office:value="34.1597510731696" calcext:value-type="float">
            <text:p>34.1597510731696</text:p>
          </table:table-cell>
          <table:table-cell table:formula="of:=([.E220]^2)/[.E34]" office:value-type="float" office:value="19.8784454029118" calcext:value-type="float">
            <text:p>19.8784454029118</text:p>
          </table:table-cell>
          <table:table-cell table:formula="of:=([.F220]^2)/[.F34]" office:value-type="float" office:value="61.5543906007092" calcext:value-type="float">
            <text:p>61.5543906007092</text:p>
          </table:table-cell>
          <table:table-cell table:formula="of:=([.G220]^2)/[.G34]" office:value-type="float" office:value="25.7473442312437" calcext:value-type="float">
            <text:p>25.7473442312437</text:p>
          </table:table-cell>
          <table:table-cell table:formula="of:=([.I220]^2)/[.I34]" office:value-type="float" office:value="6.25322013208817" calcext:value-type="float">
            <text:p>6.25322013208817</text:p>
          </table:table-cell>
          <table:table-cell table:formula="of:=SUM([.B266:.H266])" office:value-type="float" office:value="195.958277335868" calcext:value-type="float">
            <text:p>195.958277335868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ROSNY-SOUS-BOIS</text:p>
          </table:table-cell>
          <table:table-cell table:formula="of:=([.B221]^2)/[.B35]" office:value-type="float" office:value="16.5657627073735" calcext:value-type="float">
            <text:p>16.5657627073735</text:p>
          </table:table-cell>
          <table:table-cell table:formula="of:=([.C221]^2)/[.C35]" office:value-type="float" office:value="129.994709254406" calcext:value-type="float">
            <text:p>129.994709254406</text:p>
          </table:table-cell>
          <table:table-cell table:formula="of:=([.D221]^2)/[.D35]" office:value-type="float" office:value="87.3683676138177" calcext:value-type="float">
            <text:p>87.3683676138177</text:p>
          </table:table-cell>
          <table:table-cell table:formula="of:=([.E221]^2)/[.E35]" office:value-type="float" office:value="0.0284729483494849" calcext:value-type="float">
            <text:p>0.0284729483494849</text:p>
          </table:table-cell>
          <table:table-cell table:formula="of:=([.F221]^2)/[.F35]" office:value-type="float" office:value="27.928435005351" calcext:value-type="float">
            <text:p>27.928435005351</text:p>
          </table:table-cell>
          <table:table-cell table:formula="of:=([.G221]^2)/[.G35]" office:value-type="float" office:value="57.0491942552668" calcext:value-type="float">
            <text:p>57.0491942552668</text:p>
          </table:table-cell>
          <table:table-cell table:formula="of:=([.I221]^2)/[.I35]" office:value-type="float" office:value="11.1166449332545" calcext:value-type="float">
            <text:p>11.1166449332545</text:p>
          </table:table-cell>
          <table:table-cell table:formula="of:=SUM([.B267:.H267])" office:value-type="float" office:value="330.051586717819" calcext:value-type="float">
            <text:p>330.051586717819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SAINT-DENIS</text:p>
          </table:table-cell>
          <table:table-cell table:formula="of:=([.B222]^2)/[.B36]" office:value-type="float" office:value="1.40008542764184" calcext:value-type="float">
            <text:p>1.40008542764184</text:p>
          </table:table-cell>
          <table:table-cell table:formula="of:=([.C222]^2)/[.C36]" office:value-type="float" office:value="1.47844737893047" calcext:value-type="float">
            <text:p>1.47844737893047</text:p>
          </table:table-cell>
          <table:table-cell table:formula="of:=([.D222]^2)/[.D36]" office:value-type="float" office:value="1.76749908583368" calcext:value-type="float">
            <text:p>1.76749908583368</text:p>
          </table:table-cell>
          <table:table-cell table:formula="of:=([.E222]^2)/[.E36]" office:value-type="float" office:value="1.99353402820191" calcext:value-type="float">
            <text:p>1.99353402820191</text:p>
          </table:table-cell>
          <table:table-cell table:formula="of:=([.F222]^2)/[.F36]" office:value-type="float" office:value="0.126649305717504" calcext:value-type="float">
            <text:p>0.126649305717504</text:p>
          </table:table-cell>
          <table:table-cell table:formula="of:=([.G222]^2)/[.G36]" office:value-type="float" office:value="0.0974928044472479" calcext:value-type="float">
            <text:p>0.0974928044472479</text:p>
          </table:table-cell>
          <table:table-cell table:formula="of:=([.I222]^2)/[.I36]" office:value-type="float" office:value="1.16493942867873" calcext:value-type="float">
            <text:p>1.16493942867873</text:p>
          </table:table-cell>
          <table:table-cell table:formula="of:=SUM([.B268:.H268])" office:value-type="float" office:value="8.02864745945138" calcext:value-type="float">
            <text:p>8.02864745945138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SAINT-OUEN-SUR-SEINE</text:p>
          </table:table-cell>
          <table:table-cell table:formula="of:=([.B223]^2)/[.B37]" office:value-type="float" office:value="96.689917318105" calcext:value-type="float">
            <text:p>96.689917318105</text:p>
          </table:table-cell>
          <table:table-cell table:formula="of:=([.C223]^2)/[.C37]" office:value-type="float" office:value="276.442906968998" calcext:value-type="float">
            <text:p>276.442906968998</text:p>
          </table:table-cell>
          <table:table-cell table:formula="of:=([.D223]^2)/[.D37]" office:value-type="float" office:value="3605.24410407198" calcext:value-type="float">
            <text:p>3605.24410407198</text:p>
          </table:table-cell>
          <table:table-cell table:formula="of:=([.E223]^2)/[.E37]" office:value-type="float" office:value="0.170936149053049" calcext:value-type="float">
            <text:p>0.170936149053049</text:p>
          </table:table-cell>
          <table:table-cell table:formula="of:=([.F223]^2)/[.F37]" office:value-type="float" office:value="7.12147044699644" calcext:value-type="float">
            <text:p>7.12147044699644</text:p>
          </table:table-cell>
          <table:table-cell table:formula="of:=([.G223]^2)/[.G37]" office:value-type="float" office:value="46.9844606968498" calcext:value-type="float">
            <text:p>46.9844606968498</text:p>
          </table:table-cell>
          <table:table-cell table:formula="of:=([.I223]^2)/[.I37]" office:value-type="float" office:value="81.1835251140638" calcext:value-type="float">
            <text:p>81.1835251140638</text:p>
          </table:table-cell>
          <table:table-cell table:formula="of:=SUM([.B269:.H269])" office:value-type="float" office:value="4113.83732076604" calcext:value-type="float">
            <text:p>4113.83732076604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SEVRAN</text:p>
          </table:table-cell>
          <table:table-cell table:formula="of:=([.B224]^2)/[.B38]" office:value-type="float" office:value="6.89707142212243" calcext:value-type="float">
            <text:p>6.89707142212243</text:p>
          </table:table-cell>
          <table:table-cell table:formula="of:=([.C224]^2)/[.C38]" office:value-type="float" office:value="65.4608069862622" calcext:value-type="float">
            <text:p>65.4608069862622</text:p>
          </table:table-cell>
          <table:table-cell table:formula="of:=([.D224]^2)/[.D38]" office:value-type="float" office:value="93.4635228779762" calcext:value-type="float">
            <text:p>93.4635228779762</text:p>
          </table:table-cell>
          <table:table-cell table:formula="of:=([.E224]^2)/[.E38]" office:value-type="float" office:value="14.8884411539965" calcext:value-type="float">
            <text:p>14.8884411539965</text:p>
          </table:table-cell>
          <table:table-cell table:formula="of:=([.F224]^2)/[.F38]" office:value-type="float" office:value="98.0849787443632" calcext:value-type="float">
            <text:p>98.0849787443632</text:p>
          </table:table-cell>
          <table:table-cell table:formula="of:=([.G224]^2)/[.G38]" office:value-type="float" office:value="23.3948171946071" calcext:value-type="float">
            <text:p>23.3948171946071</text:p>
          </table:table-cell>
          <table:table-cell table:formula="of:=([.I224]^2)/[.I38]" office:value-type="float" office:value="6.12643584531963" calcext:value-type="float">
            <text:p>6.12643584531963</text:p>
          </table:table-cell>
          <table:table-cell table:formula="of:=SUM([.B270:.H270])" office:value-type="float" office:value="308.316074224647" calcext:value-type="float">
            <text:p>308.316074224647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STAINS</text:p>
          </table:table-cell>
          <table:table-cell table:formula="of:=([.B225]^2)/[.B39]" office:value-type="float" office:value="6.53944830863059" calcext:value-type="float">
            <text:p>6.53944830863059</text:p>
          </table:table-cell>
          <table:table-cell table:formula="of:=([.C225]^2)/[.C39]" office:value-type="float" office:value="109.195060668068" calcext:value-type="float">
            <text:p>109.195060668068</text:p>
          </table:table-cell>
          <table:table-cell table:formula="of:=([.D225]^2)/[.D39]" office:value-type="float" office:value="143.349638184186" calcext:value-type="float">
            <text:p>143.349638184186</text:p>
          </table:table-cell>
          <table:table-cell table:formula="of:=([.E225]^2)/[.E39]" office:value-type="float" office:value="5.17907218692244" calcext:value-type="float">
            <text:p>5.17907218692244</text:p>
          </table:table-cell>
          <table:table-cell table:formula="of:=([.F225]^2)/[.F39]" office:value-type="float" office:value="296.690181049011" calcext:value-type="float">
            <text:p>296.690181049011</text:p>
          </table:table-cell>
          <table:table-cell table:formula="of:=([.G225]^2)/[.G39]" office:value-type="float" office:value="19.7857260805829" calcext:value-type="float">
            <text:p>19.7857260805829</text:p>
          </table:table-cell>
          <table:table-cell table:formula="of:=([.I225]^2)/[.I39]" office:value-type="float" office:value="4.18134105158955" calcext:value-type="float">
            <text:p>4.18134105158955</text:p>
          </table:table-cell>
          <table:table-cell table:formula="of:=SUM([.B271:.H271])" office:value-type="float" office:value="584.920467528992" calcext:value-type="float">
            <text:p>584.920467528992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TREMBLAY-EN-FRANCE</text:p>
          </table:table-cell>
          <table:table-cell table:formula="of:=([.B226]^2)/[.B40]" office:value-type="float" office:value="2854.65043454505" calcext:value-type="float">
            <text:p>2854.65043454505</text:p>
          </table:table-cell>
          <table:table-cell table:formula="of:=([.C226]^2)/[.C40]" office:value-type="float" office:value="44.2958266007153" calcext:value-type="float">
            <text:p>44.2958266007153</text:p>
          </table:table-cell>
          <table:table-cell table:formula="of:=([.D226]^2)/[.D40]" office:value-type="float" office:value="31592.0172578798" calcext:value-type="float">
            <text:p>31592.0172578798</text:p>
          </table:table-cell>
          <table:table-cell table:formula="of:=([.E226]^2)/[.E40]" office:value-type="float" office:value="24.0920077091464" calcext:value-type="float">
            <text:p>24.0920077091464</text:p>
          </table:table-cell>
          <table:table-cell table:formula="of:=([.F226]^2)/[.F40]" office:value-type="float" office:value="94.0063008729529" calcext:value-type="float">
            <text:p>94.0063008729529</text:p>
          </table:table-cell>
          <table:table-cell table:formula="of:=([.G226]^2)/[.G40]" office:value-type="float" office:value="214.710368019471" calcext:value-type="float">
            <text:p>214.710368019471</text:p>
          </table:table-cell>
          <table:table-cell table:formula="of:=([.I226]^2)/[.I40]" office:value-type="float" office:value="1789.58372250081" calcext:value-type="float">
            <text:p>1789.58372250081</text:p>
          </table:table-cell>
          <table:table-cell table:formula="of:=SUM([.B272:.H272])" office:value-type="float" office:value="36613.3559181279" calcext:value-type="float">
            <text:p>36613.3559181279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VAUJOURS</text:p>
          </table:table-cell>
          <table:table-cell table:formula="of:=([.B227]^2)/[.B41]" office:value-type="float" office:value="133.767782836121" calcext:value-type="float">
            <text:p>133.767782836121</text:p>
          </table:table-cell>
          <table:table-cell table:formula="of:=([.C227]^2)/[.C41]" office:value-type="float" office:value="0.21726757381655" calcext:value-type="float">
            <text:p>0.21726757381655</text:p>
          </table:table-cell>
          <table:table-cell table:formula="of:=([.D227]^2)/[.D41]" office:value-type="float" office:value="5503.2697307949" calcext:value-type="float">
            <text:p>5503.2697307949</text:p>
          </table:table-cell>
          <table:table-cell table:formula="of:=([.E227]^2)/[.E41]" office:value-type="float" office:value="19.1134721774179" calcext:value-type="float">
            <text:p>19.1134721774179</text:p>
          </table:table-cell>
          <table:table-cell table:formula="of:=([.F227]^2)/[.F41]" office:value-type="float" office:value="1.90859428121777" calcext:value-type="float">
            <text:p>1.90859428121777</text:p>
          </table:table-cell>
          <table:table-cell table:formula="of:=([.G227]^2)/[.G41]" office:value-type="float" office:value="198.353879038722" calcext:value-type="float">
            <text:p>198.353879038722</text:p>
          </table:table-cell>
          <table:table-cell table:formula="of:=([.I227]^2)/[.I41]" office:value-type="float" office:value="155.062509184894" calcext:value-type="float">
            <text:p>155.062509184894</text:p>
          </table:table-cell>
          <table:table-cell table:formula="of:=SUM([.B273:.H273])" office:value-type="float" office:value="6011.69323588709" calcext:value-type="float">
            <text:p>6011.69323588709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VILLEMOMBLE</text:p>
          </table:table-cell>
          <table:table-cell table:formula="of:=([.B228]^2)/[.B42]" office:value-type="float" office:value="2207.30200509435" calcext:value-type="float">
            <text:p>2207.30200509435</text:p>
          </table:table-cell>
          <table:table-cell table:formula="of:=([.C228]^2)/[.C42]" office:value-type="float" office:value="1.29612742088208" calcext:value-type="float">
            <text:p>1.29612742088208</text:p>
          </table:table-cell>
          <table:table-cell table:formula="of:=([.D228]^2)/[.D42]" office:value-type="float" office:value="10.8045807217503" calcext:value-type="float">
            <text:p>10.8045807217503</text:p>
          </table:table-cell>
          <table:table-cell table:formula="of:=([.E228]^2)/[.E42]" office:value-type="float" office:value="23.6834267279426" calcext:value-type="float">
            <text:p>23.6834267279426</text:p>
          </table:table-cell>
          <table:table-cell table:formula="of:=([.F228]^2)/[.F42]" office:value-type="float" office:value="0.00262170314812085" calcext:value-type="float">
            <text:p>0.00262170314812085</text:p>
          </table:table-cell>
          <table:table-cell table:formula="of:=([.G228]^2)/[.G42]" office:value-type="float" office:value="194.044853853447" calcext:value-type="float">
            <text:p>194.044853853447</text:p>
          </table:table-cell>
          <table:table-cell table:formula="of:=([.I228]^2)/[.I42]" office:value-type="float" office:value="1267.34454759865" calcext:value-type="float">
            <text:p>1267.34454759865</text:p>
          </table:table-cell>
          <table:table-cell table:formula="of:=SUM([.B274:.H274])" office:value-type="float" office:value="3704.47816312017" calcext:value-type="float">
            <text:p>3704.47816312017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VILLEPINTE</text:p>
          </table:table-cell>
          <table:table-cell table:formula="of:=([.B229]^2)/[.B43]" office:value-type="float" office:value="21.5604679913886" calcext:value-type="float">
            <text:p>21.5604679913886</text:p>
          </table:table-cell>
          <table:table-cell table:formula="of:=([.C229]^2)/[.C43]" office:value-type="float" office:value="129.957469377557" calcext:value-type="float">
            <text:p>129.957469377557</text:p>
          </table:table-cell>
          <table:table-cell table:formula="of:=([.D229]^2)/[.D43]" office:value-type="float" office:value="84.7128528627833" calcext:value-type="float">
            <text:p>84.7128528627833</text:p>
          </table:table-cell>
          <table:table-cell table:formula="of:=([.E229]^2)/[.E43]" office:value-type="float" office:value="4.74723164441016" calcext:value-type="float">
            <text:p>4.74723164441016</text:p>
          </table:table-cell>
          <table:table-cell table:formula="of:=([.F229]^2)/[.F43]" office:value-type="float" office:value="49.1323381385999" calcext:value-type="float">
            <text:p>49.1323381385999</text:p>
          </table:table-cell>
          <table:table-cell table:formula="of:=([.G229]^2)/[.G43]" office:value-type="float" office:value="123.313542890102" calcext:value-type="float">
            <text:p>123.313542890102</text:p>
          </table:table-cell>
          <table:table-cell table:formula="of:=([.I229]^2)/[.I43]" office:value-type="float" office:value="14.3973679652471" calcext:value-type="float">
            <text:p>14.3973679652471</text:p>
          </table:table-cell>
          <table:table-cell table:formula="of:=SUM([.B275:.H275])" office:value-type="float" office:value="427.821270870088" calcext:value-type="float">
            <text:p>427.821270870088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66" office:value-type="string" calcext:value-type="string">
            <text:p>VILLETANEUSE</text:p>
          </table:table-cell>
          <table:table-cell table:formula="of:=([.B230]^2)/[.B44]" office:value-type="float" office:value="26.7077516827537" calcext:value-type="float">
            <text:p>26.7077516827537</text:p>
          </table:table-cell>
          <table:table-cell table:formula="of:=([.C230]^2)/[.C44]" office:value-type="float" office:value="80.2701658653336" calcext:value-type="float">
            <text:p>80.2701658653336</text:p>
          </table:table-cell>
          <table:table-cell table:formula="of:=([.D230]^2)/[.D44]" office:value-type="float" office:value="71.8931442197191" calcext:value-type="float">
            <text:p>71.8931442197191</text:p>
          </table:table-cell>
          <table:table-cell table:formula="of:=([.E230]^2)/[.E44]" office:value-type="float" office:value="3.53942120803878" calcext:value-type="float">
            <text:p>3.53942120803878</text:p>
          </table:table-cell>
          <table:table-cell table:formula="of:=([.F230]^2)/[.F44]" office:value-type="float" office:value="78.0001839424351" calcext:value-type="float">
            <text:p>78.0001839424351</text:p>
          </table:table-cell>
          <table:table-cell table:formula="of:=([.G230]^2)/[.G44]" office:value-type="float" office:value="9.09914876386678" calcext:value-type="float">
            <text:p>9.09914876386678</text:p>
          </table:table-cell>
          <table:table-cell table:formula="of:=([.I230]^2)/[.I44]" office:value-type="float" office:value="21.8759444679313" calcext:value-type="float">
            <text:p>21.8759444679313</text:p>
          </table:table-cell>
          <table:table-cell table:formula="of:=SUM([.B276:.H276])" office:value-type="float" office:value="291.385760150078" calcext:value-type="float">
            <text:p>291.385760150078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9">
          <table:table-cell table:style-name="Default"/>
          <table:table-cell table:number-columns-repeated="7"/>
          <table:table-cell table:style-name="ce85" table:formula="of:=SUM([.I237:.I276])" office:value-type="float" office:value="65588.4284764538" calcext:value-type="float">
            <text:p>65588.4284764538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9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degré de liberté</text:p>
          </table:table-cell>
          <table:table-cell table:formula="of:=6*32" office:value-type="float" office:value="192" calcext:value-type="float">
            <text:p>192</text:p>
          </table:table-cell>
          <table:table-cell table:number-columns-repeated="8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khi2</text:p>
          </table:table-cell>
          <table:table-cell table:style-name="ce29" table:formula="of:=CHISQDIST([.I277];[.B280])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9"/>
          <table:table-cell table:number-columns-repeated="4"/>
        </table:table-row>
        <calcext:conditional-formats>
          <calcext:conditional-format calcext:target-range-address="'Table dynamique_Feuille2_1'.B5:'Table dynamique_Feuille2_1'.I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le dynamique_Feuille2_1'.B98:'Table dynamique_Feuille2_1'.I1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>
        <table:named-range table:name="total" table:base-cell-address="$'Table dynamique_Feuille2_1'.$W$154" table:cell-range-address="$'Table dynamique_Feuille2_1'.$S$154"/>
        <table:named-range table:name="totalCOL" table:base-cell-address="$'Table dynamique_Feuille2_1'.$R$154" table:cell-range-address="$'Table dynamique_Feuille2_1'.$N$154"/>
        <table:named-range table:name="totalLG" table:base-cell-address="$'Table dynamique_Feuille2_1'.$W$149" table:cell-range-address="$'Table dynamique_Feuille2_1'.$S$149"/>
      </table:named-expressions>
      <table:database-ranges>
        <table:database-range table:name="__Anonymous_Sheet_DB__0" table:target-range-address="'ofgl-base-communes(4)'.A1:'ofgl-base-communes(4)'.C2728" table:display-filter-buttons="true">
          <table:filter>
            <table:filter-and>
              <table:filter-condition table:value="AUBERVILLIERS" table:operator="=" table:field-number="0">
                <table:filter-set-item table:value="AUBERVILLIERS"/>
                <table:filter-set-item table:value="AULNAY-SOUS-BOIS"/>
                <table:filter-set-item table:value="BAGNOLET"/>
                <table:filter-set-item table:value="BOBIGNY"/>
                <table:filter-set-item table:value="BONDY"/>
                <table:filter-set-item table:value="CLICHY-SOUS-BOIS"/>
                <table:filter-set-item table:value="COUBRON"/>
                <table:filter-set-item table:value="DRANCY"/>
                <table:filter-set-item table:value="DUGNY"/>
                <table:filter-set-item table:value="EPINAY-SUR-SEINE"/>
                <table:filter-set-item table:value="GAGNY"/>
                <table:filter-set-item table:value="GOURNAY-SUR-MARNE"/>
                <table:filter-set-item table:value="L'ILE-SAINT-DENIS"/>
                <table:filter-set-item table:value="LA COURNEUVE"/>
                <table:filter-set-item table:value="LE BLANC-MESNIL"/>
                <table:filter-set-item table:value="LE BOURGET"/>
                <table:filter-set-item table:value="LE PRE-SAINT-GERVAIS"/>
                <table:filter-set-item table:value="LES LILAS"/>
                <table:filter-set-item table:value="LES PAVILLONS-SOUS-BOIS"/>
                <table:filter-set-item table:value="LIVRY-GARGAN"/>
                <table:filter-set-item table:value="MONTFERMEIL"/>
                <table:filter-set-item table:value="MONTREUIL"/>
                <table:filter-set-item table:value="NEUILLY-PLAISANCE"/>
                <table:filter-set-item table:value="NEUILLY-SUR-MARNE"/>
                <table:filter-set-item table:value="NOISY-LE-GRAND"/>
                <table:filter-set-item table:value="NOISY-LE-SEC"/>
                <table:filter-set-item table:value="PANTIN"/>
                <table:filter-set-item table:value="PIERREFITTE-SUR-SEINE"/>
                <table:filter-set-item table:value="RAINCY (LE )"/>
                <table:filter-set-item table:value="ROMAINVILLE"/>
                <table:filter-set-item table:value="ROSNY-SOUS-BOIS"/>
                <table:filter-set-item table:value="SAINT-DENIS"/>
                <table:filter-set-item table:value="SAINT-OUEN-SUR-SEINE"/>
                <table:filter-set-item table:value="SEVRAN"/>
                <table:filter-set-item table:value="STAINS"/>
                <table:filter-set-item table:value="TREMBLAY-EN-FRANCE"/>
                <table:filter-set-item table:value="VAUJOURS"/>
                <table:filter-set-item table:value="VILLEMOMBLE"/>
                <table:filter-set-item table:value="VILLEPINTE"/>
                <table:filter-set-item table:value="VILLETANEUSE"/>
              </table:filter-condition>
            </table:filter-and>
          </table:filter>
        </table:database-range>
        <table:database-range table:name="__Anonymous_Sheet_DB__2" table:target-range-address="'Table dynamique_Feuille2_1'.A190:'Table dynamique_Feuille2_1'.I230" table:display-filter-buttons="true"/>
      </table:database-ranges>
      <table:data-pilot-tables>
        <table:data-pilot-table table:name="DataPilot1" table:application-data="" table:target-range-address="'Table dynamique_Feuille2_1'.A3:'Table dynamique_Feuille2_1'.J45" table:buttons="'Table dynamique_Feuille2_1'.A4 'Table dynamique_Feuille2_1'.B3" table:show-filter-button="false" table:drill-down-on-double-click="false">
          <table:source-cell-range table:cell-range-address="Feuille2.A1:Feuille2.C1968"/>
          <table:data-pilot-field table:source-field-name="agregat" table:orientation="column" table:used-hierarchy="0" table:function="auto">
            <table:data-pilot-level table:show-empty="false" calcext:repeat-item-labels="false">
              <table:data-pilot-members>
                <table:data-pilot-member table:name="Achats et charges externes" table:display="false" table:show-details="true"/>
                <table:data-pilot-member table:name="Annuité de la dette" table:display="true" table:show-details="true"/>
                <table:data-pilot-member table:name="Autres dépenses d'investissement" table:display="false" table:show-details="true"/>
                <table:data-pilot-member table:name="Autres dépenses de fonctionnement" table:display="false" table:show-details="true"/>
                <table:data-pilot-member table:name="Autres dotations de fonctionnement" table:display="false" table:show-details="true"/>
                <table:data-pilot-member table:name="Autres dotations et subventions" table:display="false" table:show-details="true"/>
                <table:data-pilot-member table:name="Autres impôts et taxes" table:display="false" table:show-details="true"/>
                <table:data-pilot-member table:name="Autres recettes d'investissement" table:display="false" table:show-details="true"/>
                <table:data-pilot-member table:name="Autres recettes de fonctionnement" table:display="false" table:show-details="true"/>
                <table:data-pilot-member table:name="Capacité ou besoin de financement" table:display="false" table:show-details="true"/>
                <table:data-pilot-member table:name="Charges financières" table:display="false" table:show-details="true"/>
                <table:data-pilot-member table:name="Concours de l'Etat" table:display="true" table:show-details="true"/>
                <table:data-pilot-member table:name="Crédits de trésorerie" table:display="false" table:show-details="true"/>
                <table:data-pilot-member table:name="Dépenses d'équipement" table:display="false" table:show-details="true"/>
                <table:data-pilot-member table:name="Dépenses d'intervention" table:display="false" table:show-details="true"/>
                <table:data-pilot-member table:name="Dépenses d'investissement" table:display="false" table:show-details="true"/>
                <table:data-pilot-member table:name="Dépenses d'investissement hors remb" table:display="false" table:show-details="true"/>
                <table:data-pilot-member table:name="Dépenses de fonctionnement" table:display="false" table:show-details="true"/>
                <table:data-pilot-member table:name="Dépenses totales" table:display="false" table:show-details="true"/>
                <table:data-pilot-member table:name="Dépenses totales hors remb" table:display="false" table:show-details="true"/>
                <table:data-pilot-member table:name="Dépôts au Trésor" table:display="false" table:show-details="true"/>
                <table:data-pilot-member table:name="DETR" table:display="false" table:show-details="true"/>
                <table:data-pilot-member table:name="Dotation globale de fonctionnement" table:display="true" table:show-details="true"/>
                <table:data-pilot-member table:name="Emprunts hors GAD" table:display="false" table:show-details="true"/>
                <table:data-pilot-member table:name="Encours de dette" table:display="false" table:show-details="true"/>
                <table:data-pilot-member table:name="Encours de dette - Dépôts et cautionnements reçus" table:display="false" table:show-details="true"/>
                <table:data-pilot-member table:name="Encours de dette - Dettes bancaires et assimilées" table:display="false" table:show-details="true"/>
                <table:data-pilot-member table:name="Epargne brute" table:display="false" table:show-details="true"/>
                <table:data-pilot-member table:name="Epargne de gestion" table:display="false" table:show-details="true"/>
                <table:data-pilot-member table:name="Epargne nette" table:display="false" table:show-details="true"/>
                <table:data-pilot-member table:name="FCTVA" table:display="false" table:show-details="true"/>
                <table:data-pilot-member table:name="Fiscalité reversée" table:display="false" table:show-details="true"/>
                <table:data-pilot-member table:name="Flux net de dette" table:display="false" table:show-details="true"/>
                <table:data-pilot-member table:name="Fonds de roulement" table:display="false" table:show-details="true"/>
                <table:data-pilot-member table:name="Fonds de soutien aux emprunts à risque" table:display="false" table:show-details="true"/>
                <table:data-pilot-member table:name="Frais de personnel" table:display="true" table:show-details="true"/>
                <table:data-pilot-member table:name="Impôts et taxes" table:display="false" table:show-details="true"/>
                <table:data-pilot-member table:name="Impôts locaux" table:display="true" table:show-details="true"/>
                <table:data-pilot-member table:name="Péréquations et compensations fiscales" table:display="true" table:show-details="true"/>
                <table:data-pilot-member table:name="Produit des cessions d'immobilisations" table:display="true" table:show-details="true"/>
                <table:data-pilot-member table:name="Recettes d'investissement" table:display="false" table:show-details="true"/>
                <table:data-pilot-member table:name="Recettes d'investissement hors emprunts" table:display="false" table:show-details="true"/>
                <table:data-pilot-member table:name="Recettes de fonctionnement" table:display="false" table:show-details="true"/>
                <table:data-pilot-member table:name="Recettes totales" table:display="false" table:show-details="true"/>
                <table:data-pilot-member table:name="Recettes totales hors emprunts" table:display="false" table:show-details="true"/>
                <table:data-pilot-member table:name="Remboursements d'emprunts hors GAD" table:display="true" table:show-details="true"/>
                <table:data-pilot-member table:name="Subventions aux personnes de droit privé" table:display="false" table:show-details="true"/>
                <table:data-pilot-member table:name="Subventions d'équipement versées" table:display="false" table:show-details="true"/>
                <table:data-pilot-member table:name="Subventions reçues et participations" table:display="false" table:show-details="true"/>
                <table:data-pilot-member table:name="Taxe d'enlévement des ordures ménagères" table:display="false" table:show-details="true"/>
                <table:data-pilot-member table:name="TVA" table:display="false" table:show-details="true"/>
                <table:data-pilot-member table:name="Variation du fonds de roulement" table:display="false" table:show-details="true"/>
                <table:data-pilot-member table:name="Ventes de biens et services" table:display="false" table:show-details="true"/>
                <table:data-pilot-member table:name="Versement transpo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ille" table:orientation="row" table:used-hierarchy="0" table:function="auto">
            <table:data-pilot-level table:show-empty="false" calcext:repeat-item-labels="false">
              <table:data-pilot-members>
                <table:data-pilot-member table:name="AUBERVILLIERS" table:display="true" table:show-details="true"/>
                <table:data-pilot-member table:name="AULNAY-SOUS-BOIS" table:display="true" table:show-details="true"/>
                <table:data-pilot-member table:name="BAGNOLET" table:display="true" table:show-details="true"/>
                <table:data-pilot-member table:name="BOBIGNY" table:display="true" table:show-details="true"/>
                <table:data-pilot-member table:name="BONDY" table:display="true" table:show-details="true"/>
                <table:data-pilot-member table:name="CLICHY-SOUS-BOIS" table:display="true" table:show-details="true"/>
                <table:data-pilot-member table:name="COUBRON" table:display="true" table:show-details="true"/>
                <table:data-pilot-member table:name="DRANCY" table:display="true" table:show-details="true"/>
                <table:data-pilot-member table:name="DUGNY" table:display="true" table:show-details="true"/>
                <table:data-pilot-member table:name="EPINAY-SUR-SEINE" table:display="true" table:show-details="true"/>
                <table:data-pilot-member table:name="GAGNY" table:display="true" table:show-details="true"/>
                <table:data-pilot-member table:name="GOURNAY-SUR-MARNE" table:display="true" table:show-details="true"/>
                <table:data-pilot-member table:name="L'ILE-SAINT-DENIS" table:display="true" table:show-details="true"/>
                <table:data-pilot-member table:name="LA COURNEUVE" table:display="true" table:show-details="true"/>
                <table:data-pilot-member table:name="LE BLANC-MESNIL" table:display="true" table:show-details="true"/>
                <table:data-pilot-member table:name="LE BOURGET" table:display="true" table:show-details="true"/>
                <table:data-pilot-member table:name="LE PRE-SAINT-GERVAIS" table:display="true" table:show-details="true"/>
                <table:data-pilot-member table:name="LES LILAS" table:display="true" table:show-details="true"/>
                <table:data-pilot-member table:name="LES PAVILLONS-SOUS-BOIS" table:display="true" table:show-details="true"/>
                <table:data-pilot-member table:name="LIVRY-GARGAN" table:display="true" table:show-details="true"/>
                <table:data-pilot-member table:name="MONTFERMEIL" table:display="true" table:show-details="true"/>
                <table:data-pilot-member table:name="MONTREUIL" table:display="true" table:show-details="true"/>
                <table:data-pilot-member table:name="NEUILLY-PLAISANCE" table:display="true" table:show-details="true"/>
                <table:data-pilot-member table:name="NEUILLY-SUR-MARNE" table:display="true" table:show-details="true"/>
                <table:data-pilot-member table:name="NOISY-LE-GRAND" table:display="true" table:show-details="true"/>
                <table:data-pilot-member table:name="NOISY-LE-SEC" table:display="true" table:show-details="true"/>
                <table:data-pilot-member table:name="PANTIN" table:display="true" table:show-details="true"/>
                <table:data-pilot-member table:name="PIERREFITTE-SUR-SEINE" table:display="true" table:show-details="true"/>
                <table:data-pilot-member table:name="RAINCY (LE )" table:display="true" table:show-details="true"/>
                <table:data-pilot-member table:name="ROMAINVILLE" table:display="true" table:show-details="true"/>
                <table:data-pilot-member table:name="ROSNY-SOUS-BOIS" table:display="true" table:show-details="true"/>
                <table:data-pilot-member table:name="SAINT-DENIS" table:display="true" table:show-details="true"/>
                <table:data-pilot-member table:name="SAINT-OUEN-SUR-SEINE" table:display="true" table:show-details="true"/>
                <table:data-pilot-member table:name="SEVRAN" table:display="true" table:show-details="true"/>
                <table:data-pilot-member table:name="STAINS" table:display="true" table:show-details="true"/>
                <table:data-pilot-member table:name="TREMBLAY-EN-FRANCE" table:display="true" table:show-details="true"/>
                <table:data-pilot-member table:name="VAUJOURS" table:display="true" table:show-details="true"/>
                <table:data-pilot-member table:name="VILLEMOMBLE" table:display="true" table:show-details="true"/>
                <table:data-pilot-member table:name="VILLEPINTE" table:display="true" table:show-details="true"/>
                <table:data-pilot-member table:name="VILLETANEUS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-297" table:display="true" table:show-details="true"/>
                <table:data-pilot-member table:name="-249" table:display="true" table:show-details="true"/>
                <table:data-pilot-member table:name="-228" table:display="true" table:show-details="true"/>
                <table:data-pilot-member table:name="-128" table:display="true" table:show-details="true"/>
                <table:data-pilot-member table:name="-118" table:display="true" table:show-details="true"/>
                <table:data-pilot-member table:name="-106" table:display="true" table:show-details="true"/>
                <table:data-pilot-member table:name="-87" table:display="true" table:show-details="true"/>
                <table:data-pilot-member table:name="-43" table:display="true" table:show-details="true"/>
                <table:data-pilot-member table:name="-38" table:display="true" table:show-details="true"/>
                <table:data-pilot-member table:name="-34" table:display="true" table:show-details="true"/>
                <table:data-pilot-member table:name="-25" table:display="true" table:show-details="true"/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1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7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9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6" table:display="true" table:show-details="true"/>
                <table:data-pilot-member table:name="78" table:display="true" table:show-details="true"/>
                <table:data-pilot-member table:name="82" table:display="true" table:show-details="true"/>
                <table:data-pilot-member table:name="85" table:display="true" table:show-details="true"/>
                <table:data-pilot-member table:name="100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4" table:display="true" table:show-details="true"/>
                <table:data-pilot-member table:name="121" table:display="true" table:show-details="true"/>
                <table:data-pilot-member table:name="123" table:display="true" table:show-details="true"/>
                <table:data-pilot-member table:name="126" table:display="true" table:show-details="true"/>
                <table:data-pilot-member table:name="128" table:display="true" table:show-details="true"/>
                <table:data-pilot-member table:name="135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4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65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4" table:display="true" table:show-details="true"/>
                <table:data-pilot-member table:name="184" table:display="true" table:show-details="true"/>
                <table:data-pilot-member table:name="190" table:display="true" table:show-details="true"/>
                <table:data-pilot-member table:name="212" table:display="true" table:show-details="true"/>
                <table:data-pilot-member table:name="214" table:display="true" table:show-details="true"/>
                <table:data-pilot-member table:name="219" table:display="true" table:show-details="true"/>
                <table:data-pilot-member table:name="225" table:display="true" table:show-details="true"/>
                <table:data-pilot-member table:name="242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9" table:display="true" table:show-details="true"/>
                <table:data-pilot-member table:name="282" table:display="true" table:show-details="true"/>
                <table:data-pilot-member table:name="293" table:display="true" table:show-details="true"/>
                <table:data-pilot-member table:name="297" table:display="true" table:show-details="true"/>
                <table:data-pilot-member table:name="303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22" table:display="true" table:show-details="true"/>
                <table:data-pilot-member table:name="324" table:display="true" table:show-details="true"/>
                <table:data-pilot-member table:name="328" table:display="true" table:show-details="true"/>
                <table:data-pilot-member table:name="337" table:display="true" table:show-details="true"/>
                <table:data-pilot-member table:name="350" table:display="true" table:show-details="true"/>
                <table:data-pilot-member table:name="352" table:display="true" table:show-details="true"/>
                <table:data-pilot-member table:name="399" table:display="true" table:show-details="true"/>
                <table:data-pilot-member table:name="408" table:display="true" table:show-details="true"/>
                <table:data-pilot-member table:name="418" table:display="true" table:show-details="true"/>
                <table:data-pilot-member table:name="422" table:display="true" table:show-details="true"/>
                <table:data-pilot-member table:name="445" table:display="true" table:show-details="true"/>
                <table:data-pilot-member table:name="454" table:display="true" table:show-details="true"/>
                <table:data-pilot-member table:name="459" table:display="true" table:show-details="true"/>
                <table:data-pilot-member table:name="495" table:display="true" table:show-details="true"/>
                <table:data-pilot-member table:name="497" table:display="true" table:show-details="true"/>
                <table:data-pilot-member table:name="499" table:display="true" table:show-details="true"/>
                <table:data-pilot-member table:name="504" table:display="true" table:show-details="true"/>
                <table:data-pilot-member table:name="532" table:display="true" table:show-details="true"/>
                <table:data-pilot-member table:name="553" table:display="true" table:show-details="true"/>
                <table:data-pilot-member table:name="564" table:display="true" table:show-details="true"/>
                <table:data-pilot-member table:name="577" table:display="true" table:show-details="true"/>
                <table:data-pilot-member table:name="594" table:display="true" table:show-details="true"/>
                <table:data-pilot-member table:name="609" table:display="true" table:show-details="true"/>
                <table:data-pilot-member table:name="661" table:display="true" table:show-details="true"/>
                <table:data-pilot-member table:name="669" table:display="true" table:show-details="true"/>
                <table:data-pilot-member table:name="710" table:display="true" table:show-details="true"/>
                <table:data-pilot-member table:name="728" table:display="true" table:show-details="true"/>
                <table:data-pilot-member table:name="749" table:display="true" table:show-details="true"/>
                <table:data-pilot-member table:name="757" table:display="true" table:show-details="true"/>
                <table:data-pilot-member table:name="776" table:display="true" table:show-details="true"/>
                <table:data-pilot-member table:name="797" table:display="true" table:show-details="true"/>
                <table:data-pilot-member table:name="811" table:display="true" table:show-details="true"/>
                <table:data-pilot-member table:name="828" table:display="true" table:show-details="true"/>
                <table:data-pilot-member table:name="917" table:display="true" table:show-details="true"/>
                <table:data-pilot-member table:name="927" table:display="true" table:show-details="true"/>
                <table:data-pilot-member table:name="1017" table:display="true" table:show-details="true"/>
                <table:data-pilot-member table:name="1029" table:display="true" table:show-details="true"/>
                <table:data-pilot-member table:name="1032" table:display="true" table:show-details="true"/>
                <table:data-pilot-member table:name="1055" table:display="true" table:show-details="true"/>
                <table:data-pilot-member table:name="1065" table:display="true" table:show-details="true"/>
                <table:data-pilot-member table:name="1069" table:display="true" table:show-details="true"/>
                <table:data-pilot-member table:name="1084" table:display="true" table:show-details="true"/>
                <table:data-pilot-member table:name="1091" table:display="true" table:show-details="true"/>
                <table:data-pilot-member table:name="1127" table:display="true" table:show-details="true"/>
                <table:data-pilot-member table:name="1180" table:display="true" table:show-details="true"/>
                <table:data-pilot-member table:name="1251" table:display="true" table:show-details="true"/>
                <table:data-pilot-member table:name="1289" table:display="true" table:show-details="true"/>
                <table:data-pilot-member table:name="1295" table:display="true" table:show-details="true"/>
                <table:data-pilot-member table:name="1313" table:display="true" table:show-details="true"/>
                <table:data-pilot-member table:name="1316" table:display="true" table:show-details="true"/>
                <table:data-pilot-member table:name="1326" table:display="true" table:show-details="true"/>
                <table:data-pilot-member table:name="1341" table:display="true" table:show-details="true"/>
                <table:data-pilot-member table:name="1371" table:display="true" table:show-details="true"/>
                <table:data-pilot-member table:name="1442" table:display="true" table:show-details="true"/>
                <table:data-pilot-member table:name="1457" table:display="true" table:show-details="true"/>
                <table:data-pilot-member table:name="1496" table:display="true" table:show-details="true"/>
                <table:data-pilot-member table:name="1502" table:display="true" table:show-details="true"/>
                <table:data-pilot-member table:name="1563" table:display="true" table:show-details="true"/>
                <table:data-pilot-member table:name="1636" table:display="true" table:show-details="true"/>
                <table:data-pilot-member table:name="1699" table:display="true" table:show-details="true"/>
                <table:data-pilot-member table:name="1718" table:display="true" table:show-details="true"/>
                <table:data-pilot-member table:name="1722" table:display="true" table:show-details="true"/>
                <table:data-pilot-member table:name="1806" table:display="true" table:show-details="true"/>
                <table:data-pilot-member table:name="1828" table:display="true" table:show-details="true"/>
                <table:data-pilot-member table:name="1952" table:display="true" table:show-details="true"/>
                <table:data-pilot-member table:name="2008" table:display="true" table:show-details="true"/>
                <table:data-pilot-member table:name="2009" table:display="true" table:show-details="true"/>
                <table:data-pilot-member table:name="2079" table:display="true" table:show-details="true"/>
                <table:data-pilot-member table:name="2085" table:display="true" table:show-details="true"/>
                <table:data-pilot-member table:name="2154" table:display="true" table:show-details="true"/>
                <table:data-pilot-member table:name="2200" table:display="true" table:show-details="true"/>
                <table:data-pilot-member table:name="2304" table:display="true" table:show-details="true"/>
                <table:data-pilot-member table:name="2316" table:display="true" table:show-details="true"/>
                <table:data-pilot-member table:name="2331" table:display="true" table:show-details="true"/>
                <table:data-pilot-member table:name="2394" table:display="true" table:show-details="true"/>
                <table:data-pilot-member table:name="2618" table:display="true" table:show-details="true"/>
                <table:data-pilot-member table:name="2687" table:display="true" table:show-details="true"/>
                <table:data-pilot-member table:name="2746" table:display="true" table:show-details="true"/>
                <table:data-pilot-member table:name="2959" table:display="true" table:show-details="true"/>
                <table:data-pilot-member table:name="3021" table:display="true" table:show-details="true"/>
                <table:data-pilot-member table:name="-2.3581965781669635e-14" table:display="true" table:show-details="true"/>
                <table:data-pilot-member table:name="-837" table:display="true" table:show-details="true"/>
                <table:data-pilot-member table:name="-578" table:display="true" table:show-details="true"/>
                <table:data-pilot-member table:name="-562" table:display="true" table:show-details="true"/>
                <table:data-pilot-member table:name="-402" table:display="true" table:show-details="true"/>
                <table:data-pilot-member table:name="-348" table:display="true" table:show-details="true"/>
                <table:data-pilot-member table:name="-224" table:display="true" table:show-details="true"/>
                <table:data-pilot-member table:name="-217" table:display="true" table:show-details="true"/>
                <table:data-pilot-member table:name="-216" table:display="true" table:show-details="true"/>
                <table:data-pilot-member table:name="-201" table:display="true" table:show-details="true"/>
                <table:data-pilot-member table:name="-191" table:display="true" table:show-details="true"/>
                <table:data-pilot-member table:name="-187" table:display="true" table:show-details="true"/>
                <table:data-pilot-member table:name="-183" table:display="true" table:show-details="true"/>
                <table:data-pilot-member table:name="-176" table:display="true" table:show-details="true"/>
                <table:data-pilot-member table:name="-174" table:display="true" table:show-details="true"/>
                <table:data-pilot-member table:name="-168" table:display="true" table:show-details="true"/>
                <table:data-pilot-member table:name="-160" table:display="true" table:show-details="true"/>
                <table:data-pilot-member table:name="-153" table:display="true" table:show-details="true"/>
                <table:data-pilot-member table:name="-138" table:display="true" table:show-details="true"/>
                <table:data-pilot-member table:name="-136" table:display="true" table:show-details="true"/>
                <table:data-pilot-member table:name="-124" table:display="true" table:show-details="true"/>
                <table:data-pilot-member table:name="-122" table:display="true" table:show-details="true"/>
                <table:data-pilot-member table:name="-121" table:display="true" table:show-details="true"/>
                <table:data-pilot-member table:name="-120" table:display="true" table:show-details="true"/>
                <table:data-pilot-member table:name="-116" table:display="true" table:show-details="true"/>
                <table:data-pilot-member table:name="-105" table:display="true" table:show-details="true"/>
                <table:data-pilot-member table:name="-103" table:display="true" table:show-details="true"/>
                <table:data-pilot-member table:name="-102" table:display="true" table:show-details="true"/>
                <table:data-pilot-member table:name="-99" table:display="true" table:show-details="true"/>
                <table:data-pilot-member table:name="-96" table:display="true" table:show-details="true"/>
                <table:data-pilot-member table:name="-94" table:display="true" table:show-details="true"/>
                <table:data-pilot-member table:name="-89" table:display="true" table:show-details="true"/>
                <table:data-pilot-member table:name="-83" table:display="true" table:show-details="true"/>
                <table:data-pilot-member table:name="-80" table:display="true" table:show-details="true"/>
                <table:data-pilot-member table:name="-79" table:display="true" table:show-details="true"/>
                <table:data-pilot-member table:name="-77" table:display="true" table:show-details="true"/>
                <table:data-pilot-member table:name="-74" table:display="true" table:show-details="true"/>
                <table:data-pilot-member table:name="-66" table:display="true" table:show-details="true"/>
                <table:data-pilot-member table:name="-62" table:display="true" table:show-details="true"/>
                <table:data-pilot-member table:name="-61" table:display="true" table:show-details="true"/>
                <table:data-pilot-member table:name="-60" table:display="true" table:show-details="true"/>
                <table:data-pilot-member table:name="-59" table:display="true" table:show-details="true"/>
                <table:data-pilot-member table:name="-58" table:display="true" table:show-details="true"/>
                <table:data-pilot-member table:name="-56" table:display="true" table:show-details="true"/>
                <table:data-pilot-member table:name="-50" table:display="true" table:show-details="true"/>
                <table:data-pilot-member table:name="-48" table:display="true" table:show-details="true"/>
                <table:data-pilot-member table:name="-46" table:display="true" table:show-details="true"/>
                <table:data-pilot-member table:name="-42" table:display="true" table:show-details="true"/>
                <table:data-pilot-member table:name="-41" table:display="true" table:show-details="true"/>
                <table:data-pilot-member table:name="-37" table:display="true" table:show-details="true"/>
                <table:data-pilot-member table:name="-36" table:display="true" table:show-details="true"/>
                <table:data-pilot-member table:name="-35" table:display="true" table:show-details="true"/>
                <table:data-pilot-member table:name="-33" table:display="true" table:show-details="true"/>
                <table:data-pilot-member table:name="-28" table:display="true" table:show-details="true"/>
                <table:data-pilot-member table:name="-24" table:display="true" table:show-details="true"/>
                <table:data-pilot-member table:name="-17" table:display="true" table:show-details="true"/>
                <table:data-pilot-member table:name="-16" table:display="true" table:show-details="true"/>
                <table:data-pilot-member table:name="-15" table:display="true" table:show-details="true"/>
                <table:data-pilot-member table:name="-14" table:display="true" table:show-details="true"/>
                <table:data-pilot-member table:name="-12" table:display="true" table:show-details="true"/>
                <table:data-pilot-member table:name="-7" table:display="true" table:show-details="true"/>
                <table:data-pilot-member table:name="-4" table:display="true" table:show-details="true"/>
                <table:data-pilot-member table:name="-1" table:display="true" table:show-details="true"/>
                <table:data-pilot-member table:name="5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4" table:display="true" table:show-details="true"/>
                <table:data-pilot-member table:name="57" table:display="true" table:show-details="true"/>
                <table:data-pilot-member table:name="59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13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7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4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51" table:display="true" table:show-details="true"/>
                <table:data-pilot-member table:name="153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6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3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9" table:display="true" table:show-details="true"/>
                <table:data-pilot-member table:name="245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61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8" table:display="true" table:show-details="true"/>
                <table:data-pilot-member table:name="281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8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2" table:display="true" table:show-details="true"/>
                <table:data-pilot-member table:name="304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8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40" table:display="true" table:show-details="true"/>
                <table:data-pilot-member table:name="342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9" table:display="true" table:show-details="true"/>
                <table:data-pilot-member table:name="351" table:display="true" table:show-details="true"/>
                <table:data-pilot-member table:name="353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2" table:display="true" table:show-details="true"/>
                <table:data-pilot-member table:name="384" table:display="true" table:show-details="true"/>
                <table:data-pilot-member table:name="388" table:display="true" table:show-details="true"/>
                <table:data-pilot-member table:name="391" table:display="true" table:show-details="true"/>
                <table:data-pilot-member table:name="393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4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10" table:display="true" table:show-details="true"/>
                <table:data-pilot-member table:name="417" table:display="true" table:show-details="true"/>
                <table:data-pilot-member table:name="421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3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40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50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60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7" table:display="true" table:show-details="true"/>
                <table:data-pilot-member table:name="486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500" table:display="true" table:show-details="true"/>
                <table:data-pilot-member table:name="503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2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3" table:display="true" table:show-details="true"/>
                <table:data-pilot-member table:name="525" table:display="true" table:show-details="true"/>
                <table:data-pilot-member table:name="527" table:display="true" table:show-details="true"/>
                <table:data-pilot-member table:name="529" table:display="true" table:show-details="true"/>
                <table:data-pilot-member table:name="536" table:display="true" table:show-details="true"/>
                <table:data-pilot-member table:name="539" table:display="true" table:show-details="true"/>
                <table:data-pilot-member table:name="546" table:display="true" table:show-details="true"/>
                <table:data-pilot-member table:name="548" table:display="true" table:show-details="true"/>
                <table:data-pilot-member table:name="551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8" table:display="true" table:show-details="true"/>
                <table:data-pilot-member table:name="561" table:display="true" table:show-details="true"/>
                <table:data-pilot-member table:name="567" table:display="true" table:show-details="true"/>
                <table:data-pilot-member table:name="571" table:display="true" table:show-details="true"/>
                <table:data-pilot-member table:name="576" table:display="true" table:show-details="true"/>
                <table:data-pilot-member table:name="578" table:display="true" table:show-details="true"/>
                <table:data-pilot-member table:name="580" table:display="true" table:show-details="true"/>
                <table:data-pilot-member table:name="582" table:display="true" table:show-details="true"/>
                <table:data-pilot-member table:name="584" table:display="true" table:show-details="true"/>
                <table:data-pilot-member table:name="592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20" table:display="true" table:show-details="true"/>
                <table:data-pilot-member table:name="623" table:display="true" table:show-details="true"/>
                <table:data-pilot-member table:name="630" table:display="true" table:show-details="true"/>
                <table:data-pilot-member table:name="633" table:display="true" table:show-details="true"/>
                <table:data-pilot-member table:name="640" table:display="true" table:show-details="true"/>
                <table:data-pilot-member table:name="645" table:display="true" table:show-details="true"/>
                <table:data-pilot-member table:name="648" table:display="true" table:show-details="true"/>
                <table:data-pilot-member table:name="655" table:display="true" table:show-details="true"/>
                <table:data-pilot-member table:name="668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701" table:display="true" table:show-details="true"/>
                <table:data-pilot-member table:name="703" table:display="true" table:show-details="true"/>
                <table:data-pilot-member table:name="709" table:display="true" table:show-details="true"/>
                <table:data-pilot-member table:name="711" table:display="true" table:show-details="true"/>
                <table:data-pilot-member table:name="712" table:display="true" table:show-details="true"/>
                <table:data-pilot-member table:name="723" table:display="true" table:show-details="true"/>
                <table:data-pilot-member table:name="725" table:display="true" table:show-details="true"/>
                <table:data-pilot-member table:name="733" table:display="true" table:show-details="true"/>
                <table:data-pilot-member table:name="737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6" table:display="true" table:show-details="true"/>
                <table:data-pilot-member table:name="761" table:display="true" table:show-details="true"/>
                <table:data-pilot-member table:name="762" table:display="true" table:show-details="true"/>
                <table:data-pilot-member table:name="766" table:display="true" table:show-details="true"/>
                <table:data-pilot-member table:name="771" table:display="true" table:show-details="true"/>
                <table:data-pilot-member table:name="772" table:display="true" table:show-details="true"/>
                <table:data-pilot-member table:name="777" table:display="true" table:show-details="true"/>
                <table:data-pilot-member table:name="786" table:display="true" table:show-details="true"/>
                <table:data-pilot-member table:name="790" table:display="true" table:show-details="true"/>
                <table:data-pilot-member table:name="799" table:display="true" table:show-details="true"/>
                <table:data-pilot-member table:name="802" table:display="true" table:show-details="true"/>
                <table:data-pilot-member table:name="805" table:display="true" table:show-details="true"/>
                <table:data-pilot-member table:name="813" table:display="true" table:show-details="true"/>
                <table:data-pilot-member table:name="815" table:display="true" table:show-details="true"/>
                <table:data-pilot-member table:name="832" table:display="true" table:show-details="true"/>
                <table:data-pilot-member table:name="834" table:display="true" table:show-details="true"/>
                <table:data-pilot-member table:name="837" table:display="true" table:show-details="true"/>
                <table:data-pilot-member table:name="839" table:display="true" table:show-details="true"/>
                <table:data-pilot-member table:name="840" table:display="true" table:show-details="true"/>
                <table:data-pilot-member table:name="847" table:display="true" table:show-details="true"/>
                <table:data-pilot-member table:name="848" table:display="true" table:show-details="true"/>
                <table:data-pilot-member table:name="852" table:display="true" table:show-details="true"/>
                <table:data-pilot-member table:name="855" table:display="true" table:show-details="true"/>
                <table:data-pilot-member table:name="859" table:display="true" table:show-details="true"/>
                <table:data-pilot-member table:name="864" table:display="true" table:show-details="true"/>
                <table:data-pilot-member table:name="866" table:display="true" table:show-details="true"/>
                <table:data-pilot-member table:name="872" table:display="true" table:show-details="true"/>
                <table:data-pilot-member table:name="875" table:display="true" table:show-details="true"/>
                <table:data-pilot-member table:name="879" table:display="true" table:show-details="true"/>
                <table:data-pilot-member table:name="881" table:display="true" table:show-details="true"/>
                <table:data-pilot-member table:name="884" table:display="true" table:show-details="true"/>
                <table:data-pilot-member table:name="887" table:display="true" table:show-details="true"/>
                <table:data-pilot-member table:name="899" table:display="true" table:show-details="true"/>
                <table:data-pilot-member table:name="904" table:display="true" table:show-details="true"/>
                <table:data-pilot-member table:name="908" table:display="true" table:show-details="true"/>
                <table:data-pilot-member table:name="910" table:display="true" table:show-details="true"/>
                <table:data-pilot-member table:name="916" table:display="true" table:show-details="true"/>
                <table:data-pilot-member table:name="918" table:display="true" table:show-details="true"/>
                <table:data-pilot-member table:name="921" table:display="true" table:show-details="true"/>
                <table:data-pilot-member table:name="922" table:display="true" table:show-details="true"/>
                <table:data-pilot-member table:name="924" table:display="true" table:show-details="true"/>
                <table:data-pilot-member table:name="925" table:display="true" table:show-details="true"/>
                <table:data-pilot-member table:name="931" table:display="true" table:show-details="true"/>
                <table:data-pilot-member table:name="939" table:display="true" table:show-details="true"/>
                <table:data-pilot-member table:name="940" table:display="true" table:show-details="true"/>
                <table:data-pilot-member table:name="941" table:display="true" table:show-details="true"/>
                <table:data-pilot-member table:name="943" table:display="true" table:show-details="true"/>
                <table:data-pilot-member table:name="944" table:display="true" table:show-details="true"/>
                <table:data-pilot-member table:name="949" table:display="true" table:show-details="true"/>
                <table:data-pilot-member table:name="952" table:display="true" table:show-details="true"/>
                <table:data-pilot-member table:name="953" table:display="true" table:show-details="true"/>
                <table:data-pilot-member table:name="955" table:display="true" table:show-details="true"/>
                <table:data-pilot-member table:name="956" table:display="true" table:show-details="true"/>
                <table:data-pilot-member table:name="964" table:display="true" table:show-details="true"/>
                <table:data-pilot-member table:name="972" table:display="true" table:show-details="true"/>
                <table:data-pilot-member table:name="973" table:display="true" table:show-details="true"/>
                <table:data-pilot-member table:name="979" table:display="true" table:show-details="true"/>
                <table:data-pilot-member table:name="986" table:display="true" table:show-details="true"/>
                <table:data-pilot-member table:name="991" table:display="true" table:show-details="true"/>
                <table:data-pilot-member table:name="995" table:display="true" table:show-details="true"/>
                <table:data-pilot-member table:name="1002" table:display="true" table:show-details="true"/>
                <table:data-pilot-member table:name="1003" table:display="true" table:show-details="true"/>
                <table:data-pilot-member table:name="1004" table:display="true" table:show-details="true"/>
                <table:data-pilot-member table:name="1005" table:display="true" table:show-details="true"/>
                <table:data-pilot-member table:name="1009" table:display="true" table:show-details="true"/>
                <table:data-pilot-member table:name="1011" table:display="true" table:show-details="true"/>
                <table:data-pilot-member table:name="1013" table:display="true" table:show-details="true"/>
                <table:data-pilot-member table:name="1014" table:display="true" table:show-details="true"/>
                <table:data-pilot-member table:name="1021" table:display="true" table:show-details="true"/>
                <table:data-pilot-member table:name="1028" table:display="true" table:show-details="true"/>
                <table:data-pilot-member table:name="1033" table:display="true" table:show-details="true"/>
                <table:data-pilot-member table:name="1039" table:display="true" table:show-details="true"/>
                <table:data-pilot-member table:name="1054" table:display="true" table:show-details="true"/>
                <table:data-pilot-member table:name="1061" table:display="true" table:show-details="true"/>
                <table:data-pilot-member table:name="1066" table:display="true" table:show-details="true"/>
                <table:data-pilot-member table:name="1067" table:display="true" table:show-details="true"/>
                <table:data-pilot-member table:name="1068" table:display="true" table:show-details="true"/>
                <table:data-pilot-member table:name="1070" table:display="true" table:show-details="true"/>
                <table:data-pilot-member table:name="1077" table:display="true" table:show-details="true"/>
                <table:data-pilot-member table:name="1080" table:display="true" table:show-details="true"/>
                <table:data-pilot-member table:name="1083" table:display="true" table:show-details="true"/>
                <table:data-pilot-member table:name="1085" table:display="true" table:show-details="true"/>
                <table:data-pilot-member table:name="1104" table:display="true" table:show-details="true"/>
                <table:data-pilot-member table:name="1108" table:display="true" table:show-details="true"/>
                <table:data-pilot-member table:name="1116" table:display="true" table:show-details="true"/>
                <table:data-pilot-member table:name="1118" table:display="true" table:show-details="true"/>
                <table:data-pilot-member table:name="1126" table:display="true" table:show-details="true"/>
                <table:data-pilot-member table:name="1131" table:display="true" table:show-details="true"/>
                <table:data-pilot-member table:name="1133" table:display="true" table:show-details="true"/>
                <table:data-pilot-member table:name="1139" table:display="true" table:show-details="true"/>
                <table:data-pilot-member table:name="1144" table:display="true" table:show-details="true"/>
                <table:data-pilot-member table:name="1145" table:display="true" table:show-details="true"/>
                <table:data-pilot-member table:name="1161" table:display="true" table:show-details="true"/>
                <table:data-pilot-member table:name="1164" table:display="true" table:show-details="true"/>
                <table:data-pilot-member table:name="1165" table:display="true" table:show-details="true"/>
                <table:data-pilot-member table:name="1173" table:display="true" table:show-details="true"/>
                <table:data-pilot-member table:name="1178" table:display="true" table:show-details="true"/>
                <table:data-pilot-member table:name="1181" table:display="true" table:show-details="true"/>
                <table:data-pilot-member table:name="1183" table:display="true" table:show-details="true"/>
                <table:data-pilot-member table:name="1198" table:display="true" table:show-details="true"/>
                <table:data-pilot-member table:name="1199" table:display="true" table:show-details="true"/>
                <table:data-pilot-member table:name="1205" table:display="true" table:show-details="true"/>
                <table:data-pilot-member table:name="1230" table:display="true" table:show-details="true"/>
                <table:data-pilot-member table:name="1235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63" table:display="true" table:show-details="true"/>
                <table:data-pilot-member table:name="1264" table:display="true" table:show-details="true"/>
                <table:data-pilot-member table:name="1294" table:display="true" table:show-details="true"/>
                <table:data-pilot-member table:name="1296" table:display="true" table:show-details="true"/>
                <table:data-pilot-member table:name="1308" table:display="true" table:show-details="true"/>
                <table:data-pilot-member table:name="1310" table:display="true" table:show-details="true"/>
                <table:data-pilot-member table:name="1331" table:display="true" table:show-details="true"/>
                <table:data-pilot-member table:name="1332" table:display="true" table:show-details="true"/>
                <table:data-pilot-member table:name="1354" table:display="true" table:show-details="true"/>
                <table:data-pilot-member table:name="1358" table:display="true" table:show-details="true"/>
                <table:data-pilot-member table:name="1367" table:display="true" table:show-details="true"/>
                <table:data-pilot-member table:name="1369" table:display="true" table:show-details="true"/>
                <table:data-pilot-member table:name="1372" table:display="true" table:show-details="true"/>
                <table:data-pilot-member table:name="1373" table:display="true" table:show-details="true"/>
                <table:data-pilot-member table:name="1374" table:display="true" table:show-details="true"/>
                <table:data-pilot-member table:name="1377" table:display="true" table:show-details="true"/>
                <table:data-pilot-member table:name="1382" table:display="true" table:show-details="true"/>
                <table:data-pilot-member table:name="1387" table:display="true" table:show-details="true"/>
                <table:data-pilot-member table:name="1390" table:display="true" table:show-details="true"/>
                <table:data-pilot-member table:name="1395" table:display="true" table:show-details="true"/>
                <table:data-pilot-member table:name="1399" table:display="true" table:show-details="true"/>
                <table:data-pilot-member table:name="1400" table:display="true" table:show-details="true"/>
                <table:data-pilot-member table:name="1401" table:display="true" table:show-details="true"/>
                <table:data-pilot-member table:name="1402" table:display="true" table:show-details="true"/>
                <table:data-pilot-member table:name="1419" table:display="true" table:show-details="true"/>
                <table:data-pilot-member table:name="1435" table:display="true" table:show-details="true"/>
                <table:data-pilot-member table:name="1443" table:display="true" table:show-details="true"/>
                <table:data-pilot-member table:name="1446" table:display="true" table:show-details="true"/>
                <table:data-pilot-member table:name="1456" table:display="true" table:show-details="true"/>
                <table:data-pilot-member table:name="1459" table:display="true" table:show-details="true"/>
                <table:data-pilot-member table:name="1461" table:display="true" table:show-details="true"/>
                <table:data-pilot-member table:name="1492" table:display="true" table:show-details="true"/>
                <table:data-pilot-member table:name="1504" table:display="true" table:show-details="true"/>
                <table:data-pilot-member table:name="1508" table:display="true" table:show-details="true"/>
                <table:data-pilot-member table:name="1516" table:display="true" table:show-details="true"/>
                <table:data-pilot-member table:name="1517" table:display="true" table:show-details="true"/>
                <table:data-pilot-member table:name="1525" table:display="true" table:show-details="true"/>
                <table:data-pilot-member table:name="1526" table:display="true" table:show-details="true"/>
                <table:data-pilot-member table:name="1541" table:display="true" table:show-details="true"/>
                <table:data-pilot-member table:name="1543" table:display="true" table:show-details="true"/>
                <table:data-pilot-member table:name="1553" table:display="true" table:show-details="true"/>
                <table:data-pilot-member table:name="1554" table:display="true" table:show-details="true"/>
                <table:data-pilot-member table:name="1556" table:display="true" table:show-details="true"/>
                <table:data-pilot-member table:name="1568" table:display="true" table:show-details="true"/>
                <table:data-pilot-member table:name="1579" table:display="true" table:show-details="true"/>
                <table:data-pilot-member table:name="1588" table:display="true" table:show-details="true"/>
                <table:data-pilot-member table:name="1600" table:display="true" table:show-details="true"/>
                <table:data-pilot-member table:name="1604" table:display="true" table:show-details="true"/>
                <table:data-pilot-member table:name="1609" table:display="true" table:show-details="true"/>
                <table:data-pilot-member table:name="1614" table:display="true" table:show-details="true"/>
                <table:data-pilot-member table:name="1619" table:display="true" table:show-details="true"/>
                <table:data-pilot-member table:name="1628" table:display="true" table:show-details="true"/>
                <table:data-pilot-member table:name="1632" table:display="true" table:show-details="true"/>
                <table:data-pilot-member table:name="1634" table:display="true" table:show-details="true"/>
                <table:data-pilot-member table:name="1635" table:display="true" table:show-details="true"/>
                <table:data-pilot-member table:name="1640" table:display="true" table:show-details="true"/>
                <table:data-pilot-member table:name="1651" table:display="true" table:show-details="true"/>
                <table:data-pilot-member table:name="1652" table:display="true" table:show-details="true"/>
                <table:data-pilot-member table:name="1656" table:display="true" table:show-details="true"/>
                <table:data-pilot-member table:name="1660" table:display="true" table:show-details="true"/>
                <table:data-pilot-member table:name="1662" table:display="true" table:show-details="true"/>
                <table:data-pilot-member table:name="1665" table:display="true" table:show-details="true"/>
                <table:data-pilot-member table:name="1669" table:display="true" table:show-details="true"/>
                <table:data-pilot-member table:name="1681" table:display="true" table:show-details="true"/>
                <table:data-pilot-member table:name="1682" table:display="true" table:show-details="true"/>
                <table:data-pilot-member table:name="1683" table:display="true" table:show-details="true"/>
                <table:data-pilot-member table:name="1688" table:display="true" table:show-details="true"/>
                <table:data-pilot-member table:name="1691" table:display="true" table:show-details="true"/>
                <table:data-pilot-member table:name="1696" table:display="true" table:show-details="true"/>
                <table:data-pilot-member table:name="1697" table:display="true" table:show-details="true"/>
                <table:data-pilot-member table:name="1708" table:display="true" table:show-details="true"/>
                <table:data-pilot-member table:name="1709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6" table:display="true" table:show-details="true"/>
                <table:data-pilot-member table:name="1721" table:display="true" table:show-details="true"/>
                <table:data-pilot-member table:name="1726" table:display="true" table:show-details="true"/>
                <table:data-pilot-member table:name="1735" table:display="true" table:show-details="true"/>
                <table:data-pilot-member table:name="1750" table:display="true" table:show-details="true"/>
                <table:data-pilot-member table:name="1755" table:display="true" table:show-details="true"/>
                <table:data-pilot-member table:name="1762" table:display="true" table:show-details="true"/>
                <table:data-pilot-member table:name="1763" table:display="true" table:show-details="true"/>
                <table:data-pilot-member table:name="1766" table:display="true" table:show-details="true"/>
                <table:data-pilot-member table:name="1768" table:display="true" table:show-details="true"/>
                <table:data-pilot-member table:name="1773" table:display="true" table:show-details="true"/>
                <table:data-pilot-member table:name="1774" table:display="true" table:show-details="true"/>
                <table:data-pilot-member table:name="1775" table:display="true" table:show-details="true"/>
                <table:data-pilot-member table:name="1776" table:display="true" table:show-details="true"/>
                <table:data-pilot-member table:name="1786" table:display="true" table:show-details="true"/>
                <table:data-pilot-member table:name="1787" table:display="true" table:show-details="true"/>
                <table:data-pilot-member table:name="1790" table:display="true" table:show-details="true"/>
                <table:data-pilot-member table:name="1793" table:display="true" table:show-details="true"/>
                <table:data-pilot-member table:name="1800" table:display="true" table:show-details="true"/>
                <table:data-pilot-member table:name="1801" table:display="true" table:show-details="true"/>
                <table:data-pilot-member table:name="1803" table:display="true" table:show-details="true"/>
                <table:data-pilot-member table:name="1808" table:display="true" table:show-details="true"/>
                <table:data-pilot-member table:name="1819" table:display="true" table:show-details="true"/>
                <table:data-pilot-member table:name="1826" table:display="true" table:show-details="true"/>
                <table:data-pilot-member table:name="1829" table:display="true" table:show-details="true"/>
                <table:data-pilot-member table:name="1832" table:display="true" table:show-details="true"/>
                <table:data-pilot-member table:name="1834" table:display="true" table:show-details="true"/>
                <table:data-pilot-member table:name="1835" table:display="true" table:show-details="true"/>
                <table:data-pilot-member table:name="1838" table:display="true" table:show-details="true"/>
                <table:data-pilot-member table:name="1843" table:display="true" table:show-details="true"/>
                <table:data-pilot-member table:name="1849" table:display="true" table:show-details="true"/>
                <table:data-pilot-member table:name="1850" table:display="true" table:show-details="true"/>
                <table:data-pilot-member table:name="1853" table:display="true" table:show-details="true"/>
                <table:data-pilot-member table:name="1856" table:display="true" table:show-details="true"/>
                <table:data-pilot-member table:name="1861" table:display="true" table:show-details="true"/>
                <table:data-pilot-member table:name="1870" table:display="true" table:show-details="true"/>
                <table:data-pilot-member table:name="1876" table:display="true" table:show-details="true"/>
                <table:data-pilot-member table:name="1881" table:display="true" table:show-details="true"/>
                <table:data-pilot-member table:name="1886" table:display="true" table:show-details="true"/>
                <table:data-pilot-member table:name="1897" table:display="true" table:show-details="true"/>
                <table:data-pilot-member table:name="1905" table:display="true" table:show-details="true"/>
                <table:data-pilot-member table:name="1908" table:display="true" table:show-details="true"/>
                <table:data-pilot-member table:name="1911" table:display="true" table:show-details="true"/>
                <table:data-pilot-member table:name="1939" table:display="true" table:show-details="true"/>
                <table:data-pilot-member table:name="1941" table:display="true" table:show-details="true"/>
                <table:data-pilot-member table:name="1942" table:display="true" table:show-details="true"/>
                <table:data-pilot-member table:name="1948" table:display="true" table:show-details="true"/>
                <table:data-pilot-member table:name="1950" table:display="true" table:show-details="true"/>
                <table:data-pilot-member table:name="1953" table:display="true" table:show-details="true"/>
                <table:data-pilot-member table:name="1959" table:display="true" table:show-details="true"/>
                <table:data-pilot-member table:name="1967" table:display="true" table:show-details="true"/>
                <table:data-pilot-member table:name="1969" table:display="true" table:show-details="true"/>
                <table:data-pilot-member table:name="1976" table:display="true" table:show-details="true"/>
                <table:data-pilot-member table:name="1983" table:display="true" table:show-details="true"/>
                <table:data-pilot-member table:name="1987" table:display="true" table:show-details="true"/>
                <table:data-pilot-member table:name="1988" table:display="true" table:show-details="true"/>
                <table:data-pilot-member table:name="2000" table:display="true" table:show-details="true"/>
                <table:data-pilot-member table:name="2002" table:display="true" table:show-details="true"/>
                <table:data-pilot-member table:name="2017" table:display="true" table:show-details="true"/>
                <table:data-pilot-member table:name="2019" table:display="true" table:show-details="true"/>
                <table:data-pilot-member table:name="2021" table:display="true" table:show-details="true"/>
                <table:data-pilot-member table:name="2023" table:display="true" table:show-details="true"/>
                <table:data-pilot-member table:name="2025" table:display="true" table:show-details="true"/>
                <table:data-pilot-member table:name="2028" table:display="true" table:show-details="true"/>
                <table:data-pilot-member table:name="2029" table:display="true" table:show-details="true"/>
                <table:data-pilot-member table:name="2035" table:display="true" table:show-details="true"/>
                <table:data-pilot-member table:name="2039" table:display="true" table:show-details="true"/>
                <table:data-pilot-member table:name="2040" table:display="true" table:show-details="true"/>
                <table:data-pilot-member table:name="2041" table:display="true" table:show-details="true"/>
                <table:data-pilot-member table:name="2042" table:display="true" table:show-details="true"/>
                <table:data-pilot-member table:name="2043" table:display="true" table:show-details="true"/>
                <table:data-pilot-member table:name="2048" table:display="true" table:show-details="true"/>
                <table:data-pilot-member table:name="2050" table:display="true" table:show-details="true"/>
                <table:data-pilot-member table:name="2060" table:display="true" table:show-details="true"/>
                <table:data-pilot-member table:name="2064" table:display="true" table:show-details="true"/>
                <table:data-pilot-member table:name="2080" table:display="true" table:show-details="true"/>
                <table:data-pilot-member table:name="2100" table:display="true" table:show-details="true"/>
                <table:data-pilot-member table:name="2104" table:display="true" table:show-details="true"/>
                <table:data-pilot-member table:name="2105" table:display="true" table:show-details="true"/>
                <table:data-pilot-member table:name="2108" table:display="true" table:show-details="true"/>
                <table:data-pilot-member table:name="2113" table:display="true" table:show-details="true"/>
                <table:data-pilot-member table:name="2114" table:display="true" table:show-details="true"/>
                <table:data-pilot-member table:name="2118" table:display="true" table:show-details="true"/>
                <table:data-pilot-member table:name="2129" table:display="true" table:show-details="true"/>
                <table:data-pilot-member table:name="2130" table:display="true" table:show-details="true"/>
                <table:data-pilot-member table:name="2131" table:display="true" table:show-details="true"/>
                <table:data-pilot-member table:name="2135" table:display="true" table:show-details="true"/>
                <table:data-pilot-member table:name="2160" table:display="true" table:show-details="true"/>
                <table:data-pilot-member table:name="2165" table:display="true" table:show-details="true"/>
                <table:data-pilot-member table:name="2166" table:display="true" table:show-details="true"/>
                <table:data-pilot-member table:name="2169" table:display="true" table:show-details="true"/>
                <table:data-pilot-member table:name="2184" table:display="true" table:show-details="true"/>
                <table:data-pilot-member table:name="2185" table:display="true" table:show-details="true"/>
                <table:data-pilot-member table:name="2187" table:display="true" table:show-details="true"/>
                <table:data-pilot-member table:name="2189" table:display="true" table:show-details="true"/>
                <table:data-pilot-member table:name="2195" table:display="true" table:show-details="true"/>
                <table:data-pilot-member table:name="2197" table:display="true" table:show-details="true"/>
                <table:data-pilot-member table:name="2204" table:display="true" table:show-details="true"/>
                <table:data-pilot-member table:name="2205" table:display="true" table:show-details="true"/>
                <table:data-pilot-member table:name="2215" table:display="true" table:show-details="true"/>
                <table:data-pilot-member table:name="2223" table:display="true" table:show-details="true"/>
                <table:data-pilot-member table:name="2226" table:display="true" table:show-details="true"/>
                <table:data-pilot-member table:name="2230" table:display="true" table:show-details="true"/>
                <table:data-pilot-member table:name="2244" table:display="true" table:show-details="true"/>
                <table:data-pilot-member table:name="2260" table:display="true" table:show-details="true"/>
                <table:data-pilot-member table:name="2269" table:display="true" table:show-details="true"/>
                <table:data-pilot-member table:name="2286" table:display="true" table:show-details="true"/>
                <table:data-pilot-member table:name="2287" table:display="true" table:show-details="true"/>
                <table:data-pilot-member table:name="2320" table:display="true" table:show-details="true"/>
                <table:data-pilot-member table:name="2323" table:display="true" table:show-details="true"/>
                <table:data-pilot-member table:name="2327" table:display="true" table:show-details="true"/>
                <table:data-pilot-member table:name="2359" table:display="true" table:show-details="true"/>
                <table:data-pilot-member table:name="2372" table:display="true" table:show-details="true"/>
                <table:data-pilot-member table:name="2373" table:display="true" table:show-details="true"/>
                <table:data-pilot-member table:name="2397" table:display="true" table:show-details="true"/>
                <table:data-pilot-member table:name="2409" table:display="true" table:show-details="true"/>
                <table:data-pilot-member table:name="2438" table:display="true" table:show-details="true"/>
                <table:data-pilot-member table:name="2439" table:display="true" table:show-details="true"/>
                <table:data-pilot-member table:name="2470" table:display="true" table:show-details="true"/>
                <table:data-pilot-member table:name="2508" table:display="true" table:show-details="true"/>
                <table:data-pilot-member table:name="2512" table:display="true" table:show-details="true"/>
                <table:data-pilot-member table:name="2541" table:display="true" table:show-details="true"/>
                <table:data-pilot-member table:name="2548" table:display="true" table:show-details="true"/>
                <table:data-pilot-member table:name="2579" table:display="true" table:show-details="true"/>
                <table:data-pilot-member table:name="2612" table:display="true" table:show-details="true"/>
                <table:data-pilot-member table:name="2703" table:display="true" table:show-details="true"/>
                <table:data-pilot-member table:name="2706" table:display="true" table:show-details="true"/>
                <table:data-pilot-member table:name="2713" table:display="true" table:show-details="true"/>
                <table:data-pilot-member table:name="2725" table:display="true" table:show-details="true"/>
                <table:data-pilot-member table:name="2766" table:display="true" table:show-details="true"/>
                <table:data-pilot-member table:name="2767" table:display="true" table:show-details="true"/>
                <table:data-pilot-member table:name="2786" table:display="true" table:show-details="true"/>
                <table:data-pilot-member table:name="2843" table:display="true" table:show-details="true"/>
                <table:data-pilot-member table:name="2848" table:display="true" table:show-details="true"/>
                <table:data-pilot-member table:name="2893" table:display="true" table:show-details="true"/>
                <table:data-pilot-member table:name="3083" table:display="true" table:show-details="true"/>
                <table:data-pilot-member table:name="3127" table:display="true" table:show-details="true"/>
                <table:data-pilot-member table:name="3184" table:display="true" table:show-details="true"/>
                <table:data-pilot-member table:name="3292" table:display="true" table:show-details="true"/>
                <table:data-pilot-member table:name="3325" table:display="true" table:show-details="true"/>
                <table:data-pilot-member table:name="3340" table:display="true" table:show-details="true"/>
                <table:data-pilot-member table:name="3590" table:display="true" table:show-details="true"/>
                <table:data-pilot-member table:name="35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3" number:min-decimal-places="3" number:min-integer-digits="1" number:grouping="true"/>
    </number:number-style>
    <number:number-style style:name="N125">
      <number:number number:decimal-places="4" number:min-decimal-places="4" number:min-integer-digits="1" number:grouping="true"/>
    </number:number-style>
    <number:number-style style:name="N12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.00.0000</text:date>, <text:time style:data-style-name="N2" text:time-value="12:03:16.4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02T12:07:56.959000000</dc:date>
    <meta:editing-duration>PT3H4M2S</meta:editing-duration>
    <meta:editing-cycles>5</meta:editing-cycles>
    <meta:generator>LibreOffice/7.6.0.3$Windows_X86_64 LibreOffice_project/69edd8b8ebc41d00b4de3915dc82f8f0fc3b6265</meta:generator>
    <meta:document-statistic meta:table-count="3" meta:cell-count="1641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52.715cm" svg:height="29.243cm" xlink:href=".." xlink:type="simple" chart:class="chart:bar" chart:style-name="ch1">
        <chart:title svg:x="21.895cm" svg:y="0.72cm" chart:style-name="ch2">
          <text:p>Ecart à la moyenne par ville pour 7 agrégats</text:p>
        </chart:title>
        <chart:subtitle svg:x="22.331cm" svg:y="2.083cm" chart:style-name="ch3">
          <text:p>valeurs négatives = au dessus de la moyenne</text:p>
        </chart:subtitle>
        <chart:legend chart:legend-position="end" svg:x="45.822cm" svg:y="12.579cm" style:legend-expansion="high" chart:style-name="ch4"/>
        <chart:plot-area chart:style-name="ch5" table:cell-range-address="'Table dynamique_Feuille2_1'.A98:'Table dynamique_Feuille2_1'.I133 'Table dynamique_Feuille2_1'.B97:'Table dynamique_Feuille2_1'.I97" chart:data-source-has-labels="both" svg:x="1.054cm" svg:y="3.35cm" svg:width="43.714cm" svg:height="25.309cm">
          <chart:coordinate-region svg:x="1.478cm" svg:y="3.35cm" svg:width="42.918cm" svg:height="24.662cm"/>
          <chart:axis chart:dimension="x" chart:name="primary-x" chart:style-name="ch6" chartooo:axis-type="auto">
            <chartooo:date-scale/>
            <chart:categories table:cell-range-address="'Table dynamique_Feuille2_1'.A98:'Table dynamique_Feuille2_1'.A13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able dynamique_Feuille2_1'.B98:'Table dynamique_Feuille2_1'.B133" chart:label-cell-address="'Table dynamique_Feuille2_1'.B97:'Table dynamique_Feuille2_1'.B97" chart:class="chart:bar">
            <chart:data-point chart:repeated="10"/>
          </chart:series>
          <chart:series chart:style-name="ch10" chart:values-cell-range-address="'Table dynamique_Feuille2_1'.C98:'Table dynamique_Feuille2_1'.C133" chart:label-cell-address="'Table dynamique_Feuille2_1'.C97:'Table dynamique_Feuille2_1'.C97" chart:class="chart:bar">
            <chart:data-point chart:repeated="10"/>
          </chart:series>
          <chart:series chart:style-name="ch11" chart:values-cell-range-address="'Table dynamique_Feuille2_1'.D98:'Table dynamique_Feuille2_1'.D133" chart:label-cell-address="'Table dynamique_Feuille2_1'.D97:'Table dynamique_Feuille2_1'.D97" chart:class="chart:bar">
            <chart:data-point chart:repeated="10"/>
          </chart:series>
          <chart:series chart:style-name="ch12" chart:values-cell-range-address="'Table dynamique_Feuille2_1'.E98:'Table dynamique_Feuille2_1'.E133" chart:label-cell-address="'Table dynamique_Feuille2_1'.E97:'Table dynamique_Feuille2_1'.E97" chart:class="chart:bar">
            <chart:data-point chart:repeated="10"/>
          </chart:series>
          <chart:series chart:style-name="ch13" chart:values-cell-range-address="'Table dynamique_Feuille2_1'.F98:'Table dynamique_Feuille2_1'.F133" chart:label-cell-address="'Table dynamique_Feuille2_1'.F97:'Table dynamique_Feuille2_1'.F97" chart:class="chart:bar">
            <chart:data-point chart:repeated="10"/>
          </chart:series>
          <chart:series chart:style-name="ch14" chart:values-cell-range-address="'Table dynamique_Feuille2_1'.G98:'Table dynamique_Feuille2_1'.G133" chart:label-cell-address="'Table dynamique_Feuille2_1'.G97:'Table dynamique_Feuille2_1'.G97" chart:class="chart:bar">
            <chart:data-point chart:repeated="10"/>
          </chart:series>
          <chart:series chart:style-name="ch15" chart:values-cell-range-address="'Table dynamique_Feuille2_1'.H98:'Table dynamique_Feuille2_1'.H133" chart:label-cell-address="'Table dynamique_Feuille2_1'.H97:'Table dynamique_Feuille2_1'.H97" chart:class="chart:bar">
            <chart:data-point chart:repeated="10"/>
          </chart:series>
          <chart:series chart:style-name="ch16" chart:values-cell-range-address="'Table dynamique_Feuille2_1'.I98:'Table dynamique_Feuille2_1'.I133" chart:label-cell-address="'Table dynamique_Feuille2_1'.I97:'Table dynamique_Feuille2_1'.I97" chart:class="chart:ba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nuité de la dette</text:p>
                <draw:g>
                  <svg:desc>'Table dynamique_Feuille2_1'.B97:'Table dynamique_Feuille2_1'.B97</svg:desc>
                </draw:g>
              </table:table-cell>
              <table:table-cell office:value-type="string">
                <text:p>Concours de l'Etat</text:p>
                <draw:g>
                  <svg:desc>'Table dynamique_Feuille2_1'.C97:'Table dynamique_Feuille2_1'.C97</svg:desc>
                </draw:g>
              </table:table-cell>
              <table:table-cell office:value-type="string">
                <text:p>Dotation globale de fonctionnement</text:p>
                <draw:g>
                  <svg:desc>'Table dynamique_Feuille2_1'.D97:'Table dynamique_Feuille2_1'.D97</svg:desc>
                </draw:g>
              </table:table-cell>
              <table:table-cell office:value-type="string">
                <text:p>Frais de personnel</text:p>
                <draw:g>
                  <svg:desc>'Table dynamique_Feuille2_1'.E97:'Table dynamique_Feuille2_1'.E97</svg:desc>
                </draw:g>
              </table:table-cell>
              <table:table-cell office:value-type="string">
                <text:p>Impôts locaux</text:p>
                <draw:g>
                  <svg:desc>'Table dynamique_Feuille2_1'.F97:'Table dynamique_Feuille2_1'.F97</svg:desc>
                </draw:g>
              </table:table-cell>
              <table:table-cell office:value-type="string">
                <text:p>Péréquations et compensations fiscales</text:p>
                <draw:g>
                  <svg:desc>'Table dynamique_Feuille2_1'.G97:'Table dynamique_Feuille2_1'.G97</svg:desc>
                </draw:g>
              </table:table-cell>
              <table:table-cell office:value-type="string">
                <text:p>Produit des cessions d'immobilisations</text:p>
                <draw:g>
                  <svg:desc>'Table dynamique_Feuille2_1'.H97:'Table dynamique_Feuille2_1'.H97</svg:desc>
                </draw:g>
              </table:table-cell>
              <table:table-cell office:value-type="string">
                <text:p>Remboursements d'emprunts hors GAD</text:p>
                <draw:g>
                  <svg:desc>'Table dynamique_Feuille2_1'.I97:'Table dynamique_Feuille2_1'.I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LNAY-SOUS-BOIS</text:p>
                <draw:g>
                  <svg:desc>'Table dynamique_Feuille2_1'.A98:'Table dynamique_Feuille2_1'.A133</svg:desc>
                </draw:g>
              </table:table-cell>
              <table:table-cell office:value-type="float" office:value="-219.171274805829">
                <text:p>-219.171274805829</text:p>
                <draw:g>
                  <svg:desc>'Table dynamique_Feuille2_1'.B98:'Table dynamique_Feuille2_1'.B133</svg:desc>
                </draw:g>
              </table:table-cell>
              <table:table-cell office:value-type="float" office:value="-106.411776759089">
                <text:p>-106.411776759089</text:p>
                <draw:g>
                  <svg:desc>'Table dynamique_Feuille2_1'.C98:'Table dynamique_Feuille2_1'.C133</svg:desc>
                </draw:g>
              </table:table-cell>
              <table:table-cell office:value-type="float" office:value="-284.563869059314">
                <text:p>-284.563869059314</text:p>
                <draw:g>
                  <svg:desc>'Table dynamique_Feuille2_1'.D98:'Table dynamique_Feuille2_1'.D133</svg:desc>
                </draw:g>
              </table:table-cell>
              <table:table-cell office:value-type="float" office:value="648.524783653289">
                <text:p>648.524783653289</text:p>
                <draw:g>
                  <svg:desc>'Table dynamique_Feuille2_1'.E98:'Table dynamique_Feuille2_1'.E133</svg:desc>
                </draw:g>
              </table:table-cell>
              <table:table-cell office:value-type="float" office:value="852.517185470169">
                <text:p>852.517185470169</text:p>
                <draw:g>
                  <svg:desc>'Table dynamique_Feuille2_1'.F98:'Table dynamique_Feuille2_1'.F133</svg:desc>
                </draw:g>
              </table:table-cell>
              <table:table-cell office:value-type="float" office:value="-272.481473830354">
                <text:p>-272.481473830354</text:p>
                <draw:g>
                  <svg:desc>'Table dynamique_Feuille2_1'.G98:'Table dynamique_Feuille2_1'.G133</svg:desc>
                </draw:g>
              </table:table-cell>
              <table:table-cell office:value-type="float" office:value="-343.593029272901">
                <text:p>-343.593029272901</text:p>
                <draw:g>
                  <svg:desc>'Table dynamique_Feuille2_1'.H98:'Table dynamique_Feuille2_1'.H133</svg:desc>
                </draw:g>
              </table:table-cell>
              <table:table-cell office:value-type="float" office:value="-274.820545395968">
                <text:p>-274.820545395968</text:p>
                <draw:g>
                  <svg:desc>'Table dynamique_Feuille2_1'.I98:'Table dynamique_Feuille2_1'.I133</svg:desc>
                </draw:g>
              </table:table-cell>
            </table:table-row>
            <table:table-row>
              <table:table-cell office:value-type="string">
                <text:p>BONDY</text:p>
              </table:table-cell>
              <table:table-cell office:value-type="float" office:value="-174.643376109447">
                <text:p>-174.643376109447</text:p>
              </table:table-cell>
              <table:table-cell office:value-type="float" office:value="70.4820547609619">
                <text:p>70.4820547609619</text:p>
              </table:table-cell>
              <table:table-cell office:value-type="float" office:value="46.691675806056">
                <text:p>46.691675806056</text:p>
              </table:table-cell>
              <table:table-cell office:value-type="float" office:value="535.143208773814">
                <text:p>535.143208773814</text:p>
              </table:table-cell>
              <table:table-cell office:value-type="float" office:value="584.556267548575">
                <text:p>584.556267548575</text:p>
              </table:table-cell>
              <table:table-cell office:value-type="float" office:value="-411.721349237757">
                <text:p>-411.721349237757</text:p>
              </table:table-cell>
              <table:table-cell office:value-type="float" office:value="-412.521262554884">
                <text:p>-412.521262554884</text:p>
              </table:table-cell>
              <table:table-cell office:value-type="float" office:value="-237.987218987319">
                <text:p>-237.987218987319</text:p>
              </table:table-cell>
            </table:table-row>
            <table:table-row>
              <table:table-cell office:value-type="string">
                <text:p>CLICHY-SOUS-BOIS</text:p>
              </table:table-cell>
              <table:table-cell office:value-type="float" office:value="-369.763770675367">
                <text:p>-369.763770675367</text:p>
              </table:table-cell>
              <table:table-cell office:value-type="float" office:value="477.76878183084">
                <text:p>477.76878183084</text:p>
              </table:table-cell>
              <table:table-cell office:value-type="float" office:value="430.249200538483">
                <text:p>430.249200538483</text:p>
              </table:table-cell>
              <table:table-cell office:value-type="float" office:value="522.423217514926">
                <text:p>522.423217514926</text:p>
              </table:table-cell>
              <table:table-cell office:value-type="float" office:value="282.080576771456">
                <text:p>282.080576771456</text:p>
              </table:table-cell>
              <table:table-cell office:value-type="float" office:value="-452.736074238408">
                <text:p>-452.736074238408</text:p>
              </table:table-cell>
              <table:table-cell office:value-type="float" office:value="-494.573486168892">
                <text:p>-494.573486168892</text:p>
              </table:table-cell>
              <table:table-cell office:value-type="float" office:value="-395.448445573038">
                <text:p>-395.448445573038</text:p>
              </table:table-cell>
            </table:table-row>
            <table:table-row>
              <table:table-cell office:value-type="string">
                <text:p>COUBRON</text:p>
              </table:table-cell>
              <table:table-cell office:value-type="float" office:value="-193.651867289994">
                <text:p>-193.651867289994</text:p>
              </table:table-cell>
              <table:table-cell office:value-type="float" office:value="-148.482047434893">
                <text:p>-148.482047434893</text:p>
              </table:table-cell>
              <table:table-cell office:value-type="float" office:value="-158.348505237909">
                <text:p>-158.348505237909</text:p>
              </table:table-cell>
              <table:table-cell office:value-type="float" office:value="490.692162473077">
                <text:p>490.692162473077</text:p>
              </table:table-cell>
              <table:table-cell office:value-type="float" office:value="706.449423095751">
                <text:p>706.449423095751</text:p>
              </table:table-cell>
              <table:table-cell office:value-type="float" office:value="-240.93515101821">
                <text:p>-240.93515101821</text:p>
              </table:table-cell>
              <table:table-cell office:value-type="float" office:value="-244.749523448208">
                <text:p>-244.749523448208</text:p>
              </table:table-cell>
              <table:table-cell office:value-type="float" office:value="-210.974491139612">
                <text:p>-210.974491139612</text:p>
              </table:table-cell>
            </table:table-row>
            <table:table-row>
              <table:table-cell office:value-type="string">
                <text:p>LA COURNEUVE</text:p>
              </table:table-cell>
              <table:table-cell office:value-type="float" office:value="-256.738787085791">
                <text:p>-256.738787085791</text:p>
              </table:table-cell>
              <table:table-cell office:value-type="float" office:value="121.921538571338">
                <text:p>121.921538571338</text:p>
              </table:table-cell>
              <table:table-cell office:value-type="float" office:value="-10.2499810209559">
                <text:p>-10.2499810209559</text:p>
              </table:table-cell>
              <table:table-cell office:value-type="float" office:value="604.938594334832">
                <text:p>604.938594334832</text:p>
              </table:table-cell>
              <table:table-cell office:value-type="float" office:value="492.980725485843">
                <text:p>492.980725485843</text:p>
              </table:table-cell>
              <table:table-cell office:value-type="float" office:value="-301.806157087272">
                <text:p>-301.806157087272</text:p>
              </table:table-cell>
              <table:table-cell office:value-type="float" office:value="-344.638823880818">
                <text:p>-344.638823880818</text:p>
              </table:table-cell>
              <table:table-cell office:value-type="float" office:value="-306.407109317177">
                <text:p>-306.407109317177</text:p>
              </table:table-cell>
            </table:table-row>
            <table:table-row>
              <table:table-cell office:value-type="string">
                <text:p>LE BLANC-MESNIL</text:p>
              </table:table-cell>
              <table:table-cell office:value-type="float" office:value="-226.597052152545">
                <text:p>-226.597052152545</text:p>
              </table:table-cell>
              <table:table-cell office:value-type="float" office:value="-55.7122483988626">
                <text:p>-55.7122483988626</text:p>
              </table:table-cell>
              <table:table-cell office:value-type="float" office:value="-83.5690281440506">
                <text:p>-83.5690281440506</text:p>
              </table:table-cell>
              <table:table-cell office:value-type="float" office:value="503.267684473252">
                <text:p>503.267684473252</text:p>
              </table:table-cell>
              <table:table-cell office:value-type="float" office:value="884.485530387353">
                <text:p>884.485530387353</text:p>
              </table:table-cell>
              <table:table-cell office:value-type="float" office:value="-384.949015985683">
                <text:p>-384.949015985683</text:p>
              </table:table-cell>
              <table:table-cell office:value-type="float" office:value="-378.536269907185">
                <text:p>-378.536269907185</text:p>
              </table:table-cell>
              <table:table-cell office:value-type="float" office:value="-258.389600272279">
                <text:p>-258.389600272279</text:p>
              </table:table-cell>
            </table:table-row>
            <table:table-row>
              <table:table-cell office:value-type="string">
                <text:p>PANTIN</text:p>
              </table:table-cell>
              <table:table-cell office:value-type="float" office:value="-223.790249983595">
                <text:p>-223.790249983595</text:p>
              </table:table-cell>
              <table:table-cell office:value-type="float" office:value="-296.245746792926">
                <text:p>-296.245746792926</text:p>
              </table:table-cell>
              <table:table-cell office:value-type="float" office:value="-350.687323918535">
                <text:p>-350.687323918535</text:p>
              </table:table-cell>
              <table:table-cell office:value-type="float" office:value="705.297950774289">
                <text:p>705.297950774289</text:p>
              </table:table-cell>
              <table:table-cell office:value-type="float" office:value="1223.43759610968">
                <text:p>1223.43759610968</text:p>
              </table:table-cell>
              <table:table-cell office:value-type="float" office:value="-378.668179903705">
                <text:p>-378.668179903705</text:p>
              </table:table-cell>
              <table:table-cell office:value-type="float" office:value="-420.195452332715">
                <text:p>-420.195452332715</text:p>
              </table:table-cell>
              <table:table-cell office:value-type="float" office:value="-259.148593952492">
                <text:p>-259.148593952492</text:p>
              </table:table-cell>
            </table:table-row>
            <table:table-row>
              <table:table-cell office:value-type="string">
                <text:p>RAINCY (LE )</text:p>
              </table:table-cell>
              <table:table-cell office:value-type="float" office:value="-195.253910377672">
                <text:p>-195.253910377672</text:p>
              </table:table-cell>
              <table:table-cell office:value-type="float" office:value="-90.0818202409397">
                <text:p>-90.0818202409397</text:p>
              </table:table-cell>
              <table:table-cell office:value-type="float" office:value="-108.292979805523">
                <text:p>-108.292979805523</text:p>
              </table:table-cell>
              <table:table-cell office:value-type="float" office:value="240.963173785344">
                <text:p>240.963173785344</text:p>
              </table:table-cell>
              <table:table-cell office:value-type="float" office:value="783.859894215453">
                <text:p>783.859894215453</text:p>
              </table:table-cell>
              <table:table-cell office:value-type="float" office:value="-216.537636648746">
                <text:p>-216.537636648746</text:p>
              </table:table-cell>
              <table:table-cell office:value-type="float" office:value="-218.060469517457">
                <text:p>-218.060469517457</text:p>
              </table:table-cell>
              <table:table-cell office:value-type="float" office:value="-196.596251410461">
                <text:p>-196.596251410461</text:p>
              </table:table-cell>
            </table:table-row>
            <table:table-row>
              <table:table-cell office:value-type="string">
                <text:p>STAINS</text:p>
              </table:table-cell>
              <table:table-cell office:value-type="float" office:value="-230.500578993892">
                <text:p>-230.500578993892</text:p>
              </table:table-cell>
              <table:table-cell office:value-type="float" office:value="186.486043660214">
                <text:p>186.486043660214</text:p>
              </table:table-cell>
              <table:table-cell office:value-type="float" office:value="154.476610631012">
                <text:p>154.476610631012</text:p>
              </table:table-cell>
              <table:table-cell office:value-type="float" office:value="588.57355546695">
                <text:p>588.57355546695</text:p>
              </table:table-cell>
              <table:table-cell office:value-type="float" office:value="382.687870923275">
                <text:p>382.687870923275</text:p>
              </table:table-cell>
              <table:table-cell office:value-type="float" office:value="-391.285721540192">
                <text:p>-391.285721540192</text:p>
              </table:table-cell>
              <table:table-cell office:value-type="float" office:value="-412.745326910713">
                <text:p>-412.745326910713</text:p>
              </table:table-cell>
              <table:table-cell office:value-type="float" office:value="-277.692453236653">
                <text:p>-277.692453236653</text:p>
              </table:table-cell>
            </table:table-row>
            <table:table-row>
              <table:table-cell office:value-type="string">
                <text:p>TREMBLAY-EN-FRANCE</text:p>
              </table:table-cell>
              <table:table-cell office:value-type="float" office:value="-592.87661561766">
                <text:p>-592.87661561766</text:p>
              </table:table-cell>
              <table:table-cell office:value-type="float" office:value="-231.914307001388">
                <text:p>-231.914307001388</text:p>
              </table:table-cell>
              <table:table-cell office:value-type="float" office:value="-602.973138412876">
                <text:p>-602.973138412876</text:p>
              </table:table-cell>
              <table:table-cell office:value-type="float" office:value="1157.78085368621">
                <text:p>1157.78085368621</text:p>
              </table:table-cell>
              <table:table-cell office:value-type="float" office:value="1722.71029101271">
                <text:p>1722.71029101271</text:p>
              </table:table-cell>
              <table:table-cell office:value-type="float" office:value="-250.196632967649">
                <text:p>-250.196632967649</text:p>
              </table:table-cell>
              <table:table-cell office:value-type="float" office:value="-608.328279348174">
                <text:p>-608.328279348174</text:p>
              </table:table-cell>
              <table:table-cell office:value-type="float" office:value="-594.202171351164">
                <text:p>-594.202171351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01cm" svg:height="22.386cm" xlink:href=".." xlink:type="simple" chart:class="chart:bar" chart:style-name="ch1">
        <chart:title svg:x="13.064cm" svg:y="0.583cm" chart:style-name="ch2">
          <text:p>Ecart observés et théoriques</text:p>
        </chart:title>
        <chart:subtitle svg:x="12.138cm" svg:y="1.809cm" chart:style-name="ch3">
          <text:p>valeurs négatives au dessus des théoriques</text:p>
        </chart:subtitle>
        <chart:legend chart:legend-position="end" svg:x="25.117cm" svg:y="9.151cm" style:legend-expansion="high" chart:style-name="ch4"/>
        <chart:plot-area chart:style-name="ch5" table:cell-range-address="'Table dynamique_Feuille2_1'.A191:'Table dynamique_Feuille2_1'.I226 'Table dynamique_Feuille2_1'.B190:'Table dynamique_Feuille2_1'.I190" chart:data-source-has-labels="both" svg:x="0.64cm" svg:y="2.939cm" svg:width="23.837cm" svg:height="19cm">
          <chart:coordinate-region svg:x="1.064cm" svg:y="2.939cm" svg:width="23.133cm" svg:height="18.353cm"/>
          <chart:axis chart:dimension="x" chart:name="primary-x" chart:style-name="ch6" chartooo:axis-type="auto">
            <chartooo:date-scale/>
            <chart:categories table:cell-range-address="'Table dynamique_Feuille2_1'.A191:'Table dynamique_Feuille2_1'.A22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able dynamique_Feuille2_1'.B191:'Table dynamique_Feuille2_1'.B226" chart:label-cell-address="'Table dynamique_Feuille2_1'.B190:'Table dynamique_Feuille2_1'.B190" chart:class="chart:bar">
            <chart:data-point chart:repeated="36"/>
          </chart:series>
          <chart:series chart:style-name="ch10" chart:values-cell-range-address="'Table dynamique_Feuille2_1'.C191:'Table dynamique_Feuille2_1'.C226" chart:label-cell-address="'Table dynamique_Feuille2_1'.C190:'Table dynamique_Feuille2_1'.C190" chart:class="chart:bar">
            <chart:data-point chart:repeated="36"/>
          </chart:series>
          <chart:series chart:style-name="ch11" chart:values-cell-range-address="'Table dynamique_Feuille2_1'.D191:'Table dynamique_Feuille2_1'.D226" chart:label-cell-address="'Table dynamique_Feuille2_1'.D190:'Table dynamique_Feuille2_1'.D190" chart:class="chart:bar">
            <chart:data-point chart:repeated="36"/>
          </chart:series>
          <chart:series chart:style-name="ch12" chart:values-cell-range-address="'Table dynamique_Feuille2_1'.E191:'Table dynamique_Feuille2_1'.E226" chart:label-cell-address="'Table dynamique_Feuille2_1'.E190:'Table dynamique_Feuille2_1'.E190" chart:class="chart:bar">
            <chart:data-point chart:repeated="36"/>
          </chart:series>
          <chart:series chart:style-name="ch13" chart:values-cell-range-address="'Table dynamique_Feuille2_1'.F191:'Table dynamique_Feuille2_1'.F226" chart:label-cell-address="'Table dynamique_Feuille2_1'.F190:'Table dynamique_Feuille2_1'.F190" chart:class="chart:bar">
            <chart:data-point chart:repeated="36"/>
          </chart:series>
          <chart:series chart:style-name="ch14" chart:values-cell-range-address="'Table dynamique_Feuille2_1'.G191:'Table dynamique_Feuille2_1'.G226" chart:label-cell-address="'Table dynamique_Feuille2_1'.G190:'Table dynamique_Feuille2_1'.G190" chart:class="chart:bar">
            <chart:data-point chart:repeated="36"/>
          </chart:series>
          <chart:series chart:style-name="ch15" chart:values-cell-range-address="'Table dynamique_Feuille2_1'.H191:'Table dynamique_Feuille2_1'.H226" chart:label-cell-address="'Table dynamique_Feuille2_1'.H190:'Table dynamique_Feuille2_1'.H190" chart:class="chart:bar">
            <chart:data-point chart:repeated="36"/>
          </chart:series>
          <chart:series chart:style-name="ch16" chart:values-cell-range-address="'Table dynamique_Feuille2_1'.I191:'Table dynamique_Feuille2_1'.I226" chart:label-cell-address="'Table dynamique_Feuille2_1'.I190:'Table dynamique_Feuille2_1'.I190" chart:class="chart:bar">
            <chart:data-point chart:repeated="3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nuité de la dette</text:p>
                <draw:g>
                  <svg:desc>'Table dynamique_Feuille2_1'.B190:'Table dynamique_Feuille2_1'.B190</svg:desc>
                </draw:g>
              </table:table-cell>
              <table:table-cell office:value-type="string">
                <text:p>Concours de l'Etat</text:p>
                <draw:g>
                  <svg:desc>'Table dynamique_Feuille2_1'.C190:'Table dynamique_Feuille2_1'.C190</svg:desc>
                </draw:g>
              </table:table-cell>
              <table:table-cell office:value-type="string">
                <text:p>Dotation globale de fonctionnement</text:p>
                <draw:g>
                  <svg:desc>'Table dynamique_Feuille2_1'.D190:'Table dynamique_Feuille2_1'.D190</svg:desc>
                </draw:g>
              </table:table-cell>
              <table:table-cell office:value-type="string">
                <text:p>Frais de personnel</text:p>
                <draw:g>
                  <svg:desc>'Table dynamique_Feuille2_1'.E190:'Table dynamique_Feuille2_1'.E190</svg:desc>
                </draw:g>
              </table:table-cell>
              <table:table-cell office:value-type="string">
                <text:p>Impôts locaux</text:p>
                <draw:g>
                  <svg:desc>'Table dynamique_Feuille2_1'.F190:'Table dynamique_Feuille2_1'.F190</svg:desc>
                </draw:g>
              </table:table-cell>
              <table:table-cell office:value-type="string">
                <text:p>Péréquations et compensations fiscales</text:p>
                <draw:g>
                  <svg:desc>'Table dynamique_Feuille2_1'.G190:'Table dynamique_Feuille2_1'.G190</svg:desc>
                </draw:g>
              </table:table-cell>
              <table:table-cell office:value-type="string">
                <text:p>Produit des cessions d'immobilisations</text:p>
                <draw:g>
                  <svg:desc>'Table dynamique_Feuille2_1'.H190:'Table dynamique_Feuille2_1'.H190</svg:desc>
                </draw:g>
              </table:table-cell>
              <table:table-cell office:value-type="string">
                <text:p>Remboursements d'emprunts hors GAD</text:p>
                <draw:g>
                  <svg:desc>'Table dynamique_Feuille2_1'.I190:'Table dynamique_Feuille2_1'.I1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BERVILLIERS</text:p>
                <draw:g>
                  <svg:desc>'Table dynamique_Feuille2_1'.A191:'Table dynamique_Feuille2_1'.A226</svg:desc>
                </draw:g>
              </table:table-cell>
              <table:table-cell office:value-type="float" office:value="22.703252372085">
                <text:p>22.703252372085</text:p>
                <draw:g>
                  <svg:desc>'Table dynamique_Feuille2_1'.B191:'Table dynamique_Feuille2_1'.B226</svg:desc>
                </draw:g>
              </table:table-cell>
              <table:table-cell office:value-type="float" office:value="124.479380408742">
                <text:p>124.479380408742</text:p>
                <draw:g>
                  <svg:desc>'Table dynamique_Feuille2_1'.C191:'Table dynamique_Feuille2_1'.C226</svg:desc>
                </draw:g>
              </table:table-cell>
              <table:table-cell office:value-type="float" office:value="95.456790946744">
                <text:p>95.456790946744</text:p>
                <draw:g>
                  <svg:desc>'Table dynamique_Feuille2_1'.D191:'Table dynamique_Feuille2_1'.D226</svg:desc>
                </draw:g>
              </table:table-cell>
              <table:table-cell office:value-type="float" office:value="-88.042607119889">
                <text:p>-88.042607119889</text:p>
                <draw:g>
                  <svg:desc>'Table dynamique_Feuille2_1'.E191:'Table dynamique_Feuille2_1'.E226</svg:desc>
                </draw:g>
              </table:table-cell>
              <table:table-cell office:value-type="float" office:value="-214.21935603914">
                <text:p>-214.21935603914</text:p>
                <draw:g>
                  <svg:desc>'Table dynamique_Feuille2_1'.F191:'Table dynamique_Feuille2_1'.F226</svg:desc>
                </draw:g>
              </table:table-cell>
              <table:table-cell office:value-type="float" office:value="30.4324479682079">
                <text:p>30.4324479682079</text:p>
                <draw:g>
                  <svg:desc>'Table dynamique_Feuille2_1'.G191:'Table dynamique_Feuille2_1'.G226</svg:desc>
                </draw:g>
              </table:table-cell>
              <table:table-cell office:value-type="float" office:value="16.5456918708326">
                <text:p>16.5456918708326</text:p>
                <draw:g>
                  <svg:desc>'Table dynamique_Feuille2_1'.H191:'Table dynamique_Feuille2_1'.H226</svg:desc>
                </draw:g>
              </table:table-cell>
              <table:table-cell office:value-type="float" office:value="12.644399592415">
                <text:p>12.644399592415</text:p>
                <draw:g>
                  <svg:desc>'Table dynamique_Feuille2_1'.I191:'Table dynamique_Feuille2_1'.I226</svg:desc>
                </draw:g>
              </table:table-cell>
            </table:table-row>
            <table:table-row>
              <table:table-cell office:value-type="string">
                <text:p>AULNAY-SOUS-BOIS</text:p>
              </table:table-cell>
              <table:table-cell office:value-type="float" office:value="59.309307547341">
                <text:p>59.309307547341</text:p>
              </table:table-cell>
              <table:table-cell office:value-type="float" office:value="-31.64586423193">
                <text:p>-31.64586423193</text:p>
              </table:table-cell>
              <table:table-cell office:value-type="float" office:value="-145.155512635389">
                <text:p>-145.155512635389</text:p>
              </table:table-cell>
              <table:table-cell office:value-type="float" office:value="-43.5808764531898">
                <text:p>-43.5808764531898</text:p>
              </table:table-cell>
              <table:table-cell office:value-type="float" office:value="-60.04833787197">
                <text:p>-60.04833787197</text:p>
              </table:table-cell>
              <table:table-cell office:value-type="float" office:value="111.207467625986">
                <text:p>111.207467625986</text:p>
              </table:table-cell>
              <table:table-cell office:value-type="float" office:value="68.1748979537001">
                <text:p>68.1748979537001</text:p>
              </table:table-cell>
              <table:table-cell office:value-type="float" office:value="41.738918065452">
                <text:p>41.738918065452</text:p>
              </table:table-cell>
            </table:table-row>
            <table:table-row>
              <table:table-cell office:value-type="string">
                <text:p>BAGNOLET</text:p>
              </table:table-cell>
              <table:table-cell office:value-type="float" office:value="163.366426756442">
                <text:p>163.366426756442</text:p>
              </table:table-cell>
              <table:table-cell office:value-type="float" office:value="-191.475124959979">
                <text:p>-191.475124959979</text:p>
              </table:table-cell>
              <table:table-cell office:value-type="float" office:value="-150.194780503132">
                <text:p>-150.194780503132</text:p>
              </table:table-cell>
              <table:table-cell office:value-type="float" office:value="6.76514237581">
                <text:p>6.76514237581</text:p>
              </table:table-cell>
              <table:table-cell office:value-type="float" office:value="155.95064974515">
                <text:p>155.95064974515</text:p>
              </table:table-cell>
              <table:table-cell office:value-type="float" office:value="-41.8989604125013">
                <text:p>-41.8989604125013</text:p>
              </table:table-cell>
              <table:table-cell office:value-type="float" office:value="-30.8271689616642">
                <text:p>-30.8271689616642</text:p>
              </table:table-cell>
              <table:table-cell office:value-type="float" office:value="88.313815959876">
                <text:p>88.313815959876</text:p>
              </table:table-cell>
            </table:table-row>
            <table:table-row>
              <table:table-cell office:value-type="string">
                <text:p>BOBIGNY</text:p>
              </table:table-cell>
              <table:table-cell office:value-type="float" office:value="56.445421712107">
                <text:p>56.445421712107</text:p>
              </table:table-cell>
              <table:table-cell office:value-type="float" office:value="25.520453106252">
                <text:p>25.520453106252</text:p>
              </table:table-cell>
              <table:table-cell office:value-type="float" office:value="28.184076794235">
                <text:p>28.184076794235</text:p>
              </table:table-cell>
              <table:table-cell office:value-type="float" office:value="-63.545111875">
                <text:p>-63.545111875</text:p>
              </table:table-cell>
              <table:table-cell office:value-type="float" office:value="-113.73091993667">
                <text:p>-113.73091993667</text:p>
              </table:table-cell>
              <table:table-cell office:value-type="float" office:value="-4.2120209201277">
                <text:p>-4.2120209201277</text:p>
              </table:table-cell>
              <table:table-cell office:value-type="float" office:value="48.7397559346412">
                <text:p>48.7397559346412</text:p>
              </table:table-cell>
              <table:table-cell office:value-type="float" office:value="22.598345184556">
                <text:p>22.598345184556</text:p>
              </table:table-cell>
            </table:table-row>
            <table:table-row>
              <table:table-cell office:value-type="string">
                <text:p>BONDY</text:p>
              </table:table-cell>
              <table:table-cell office:value-type="float" office:value="95.059987525607">
                <text:p>95.059987525607</text:p>
              </table:table-cell>
              <table:table-cell office:value-type="float" office:value="142.891477074817">
                <text:p>142.891477074817</text:p>
              </table:table-cell>
              <table:table-cell office:value-type="float" office:value="181.706125749586">
                <text:p>181.706125749586</text:p>
              </table:table-cell>
              <table:table-cell office:value-type="float" office:value="-135.148496824711">
                <text:p>-135.148496824711</text:p>
              </table:table-cell>
              <table:table-cell office:value-type="float" office:value="-299.24679370266">
                <text:p>-299.24679370266</text:p>
              </table:table-cell>
              <table:table-cell office:value-type="float" office:value="-40.1256091472981">
                <text:p>-40.1256091472981</text:p>
              </table:table-cell>
              <table:table-cell office:value-type="float" office:value="-13.731536996182">
                <text:p>-13.731536996182</text:p>
              </table:table-cell>
              <table:table-cell office:value-type="float" office:value="68.594846320836">
                <text:p>68.594846320836</text:p>
              </table:table-cell>
            </table:table-row>
            <table:table-row>
              <table:table-cell office:value-type="string">
                <text:p>CLICHY-SOUS-BOIS</text:p>
              </table:table-cell>
              <table:table-cell office:value-type="float" office:value="-58.48839126786">
                <text:p>-58.48839126786</text:p>
              </table:table-cell>
              <table:table-cell office:value-type="float" office:value="561.339376204006">
                <text:p>561.339376204006</text:p>
              </table:table-cell>
              <table:table-cell office:value-type="float" office:value="586.07474741055">
                <text:p>586.07474741055</text:p>
              </table:table-cell>
              <table:table-cell office:value-type="float" office:value="-251.18710073165">
                <text:p>-251.18710073165</text:p>
              </table:table-cell>
              <table:table-cell office:value-type="float" office:value="-737.95168943621">
                <text:p>-737.95168943621</text:p>
              </table:table-cell>
              <table:table-cell office:value-type="float" office:value="-23.8626504001096">
                <text:p>-23.8626504001096</text:p>
              </table:table-cell>
              <table:table-cell office:value-type="float" office:value="-34.3144020624336">
                <text:p>-34.3144020624336</text:p>
              </table:table-cell>
              <table:table-cell office:value-type="float" office:value="-41.6098897162953">
                <text:p>-41.6098897162953</text:p>
              </table:table-cell>
            </table:table-row>
            <table:table-row>
              <table:table-cell office:value-type="string">
                <text:p>COUBRON</text:p>
              </table:table-cell>
              <table:table-cell office:value-type="float" office:value="-38.3665013951691">
                <text:p>-38.3665013951691</text:p>
              </table:table-cell>
              <table:table-cell office:value-type="float" office:value="-106.791341443348">
                <text:p>-106.791341443348</text:p>
              </table:table-cell>
              <table:table-cell office:value-type="float" office:value="-80.6121063365623">
                <text:p>-80.6121063365623</text:p>
              </table:table-cell>
              <table:table-cell office:value-type="float" office:value="104.76263101578">
                <text:p>104.76263101578</text:p>
              </table:table-cell>
              <table:table-cell office:value-type="float" office:value="197.587835699789">
                <text:p>197.587835699789</text:p>
              </table:table-cell>
              <table:table-cell office:value-type="float" office:value="-26.9838688125279">
                <text:p>-26.9838688125279</text:p>
              </table:table-cell>
              <table:table-cell office:value-type="float" office:value="-15.1409356507099">
                <text:p>-15.1409356507099</text:p>
              </table:table-cell>
              <table:table-cell office:value-type="float" office:value="-34.4557130772521">
                <text:p>-34.4557130772521</text:p>
              </table:table-cell>
            </table:table-row>
            <table:table-row>
              <table:table-cell office:value-type="string">
                <text:p>DRANCY</text:p>
              </table:table-cell>
              <table:table-cell office:value-type="float" office:value="32.769726543776">
                <text:p>32.769726543776</text:p>
              </table:table-cell>
              <table:table-cell office:value-type="float" office:value="17.285593325919">
                <text:p>17.285593325919</text:p>
              </table:table-cell>
              <table:table-cell office:value-type="float" office:value="47.863433586394">
                <text:p>47.863433586394</text:p>
              </table:table-cell>
              <table:table-cell office:value-type="float" office:value="-37.8805303977081">
                <text:p>-37.8805303977081</text:p>
              </table:table-cell>
              <table:table-cell office:value-type="float" office:value="-96.4454818173199">
                <text:p>-96.4454818173199</text:p>
              </table:table-cell>
              <table:table-cell office:value-type="float" office:value="-34.7430309096425">
                <text:p>-34.7430309096425</text:p>
              </table:table-cell>
              <table:table-cell office:value-type="float" office:value="49.8529319198157">
                <text:p>49.8529319198157</text:p>
              </table:table-cell>
              <table:table-cell office:value-type="float" office:value="21.297357748765">
                <text:p>21.297357748765</text:p>
              </table:table-cell>
            </table:table-row>
            <table:table-row>
              <table:table-cell office:value-type="string">
                <text:p>DUGNY</text:p>
              </table:table-cell>
              <table:table-cell office:value-type="float" office:value="-96.8441784932465">
                <text:p>-96.8441784932465</text:p>
              </table:table-cell>
              <table:table-cell office:value-type="float" office:value="152.14832134044">
                <text:p>152.14832134044</text:p>
              </table:table-cell>
              <table:table-cell office:value-type="float" office:value="106.258809313431">
                <text:p>106.258809313431</text:p>
              </table:table-cell>
              <table:table-cell office:value-type="float" office:value="45.70609057973">
                <text:p>45.70609057973</text:p>
              </table:table-cell>
              <table:table-cell office:value-type="float" office:value="-153.11047334406">
                <text:p>-153.11047334406</text:p>
              </table:table-cell>
              <table:table-cell office:value-type="float" office:value="49.0677633025978">
                <text:p>49.0677633025978</text:p>
              </table:table-cell>
              <table:table-cell office:value-type="float" office:value="-34.1612995375618">
                <text:p>-34.1612995375618</text:p>
              </table:table-cell>
              <table:table-cell office:value-type="float" office:value="-69.0650331613242">
                <text:p>-69.0650331613242</text:p>
              </table:table-cell>
            </table:table-row>
            <table:table-row>
              <table:table-cell office:value-type="string">
                <text:p>EPINAY-SUR-SEINE</text:p>
              </table:table-cell>
              <table:table-cell office:value-type="float" office:value="-54.1738713579978">
                <text:p>-54.1738713579978</text:p>
              </table:table-cell>
              <table:table-cell office:value-type="float" office:value="234.808700048856">
                <text:p>234.808700048856</text:p>
              </table:table-cell>
              <table:table-cell office:value-type="float" office:value="266.263061759802">
                <text:p>266.263061759802</text:p>
              </table:table-cell>
              <table:table-cell office:value-type="float" office:value="-115.017908319015">
                <text:p>-115.017908319015</text:p>
              </table:table-cell>
              <table:table-cell office:value-type="float" office:value="-261.110471953731">
                <text:p>-261.110471953731</text:p>
              </table:table-cell>
              <table:table-cell office:value-type="float" office:value="-30.2290409904434">
                <text:p>-30.2290409904434</text:p>
              </table:table-cell>
              <table:table-cell office:value-type="float" office:value="-1.915287277375">
                <text:p>-1.915287277375</text:p>
              </table:table-cell>
              <table:table-cell office:value-type="float" office:value="-38.6251819100987">
                <text:p>-38.6251819100987</text:p>
              </table:table-cell>
            </table:table-row>
            <table:table-row>
              <table:table-cell office:value-type="string">
                <text:p>GAGNY</text:p>
              </table:table-cell>
              <table:table-cell office:value-type="float" office:value="-53.0510497516135">
                <text:p>-53.0510497516135</text:p>
              </table:table-cell>
              <table:table-cell office:value-type="float" office:value="31.511517389099">
                <text:p>31.511517389099</text:p>
              </table:table-cell>
              <table:table-cell office:value-type="float" office:value="62.0019033667">
                <text:p>62.0019033667</text:p>
              </table:table-cell>
              <table:table-cell office:value-type="float" office:value="17.5819343500909">
                <text:p>17.5819343500909</text:p>
              </table:table-cell>
              <table:table-cell office:value-type="float" office:value="25.491306848263">
                <text:p>25.491306848263</text:p>
              </table:table-cell>
              <table:table-cell office:value-type="float" office:value="-29.4824398767802">
                <text:p>-29.4824398767802</text:p>
              </table:table-cell>
              <table:table-cell office:value-type="float" office:value="-18.7458282614681">
                <text:p>-18.7458282614681</text:p>
              </table:table-cell>
              <table:table-cell office:value-type="float" office:value="-35.307344064291">
                <text:p>-35.307344064291</text:p>
              </table:table-cell>
            </table:table-row>
            <table:table-row>
              <table:table-cell office:value-type="string">
                <text:p>GOURNAY-SUR-MARNE</text:p>
              </table:table-cell>
              <table:table-cell office:value-type="float" office:value="-4.63458639535899">
                <text:p>-4.63458639535899</text:p>
              </table:table-cell>
              <table:table-cell office:value-type="float" office:value="-166.488413947334">
                <text:p>-166.488413947334</text:p>
              </table:table-cell>
              <table:table-cell office:value-type="float" office:value="-128.58465585064">
                <text:p>-128.58465585064</text:p>
              </table:table-cell>
              <table:table-cell office:value-type="float" office:value="119.863743628239">
                <text:p>119.863743628239</text:p>
              </table:table-cell>
              <table:table-cell office:value-type="float" office:value="250.96509539222">
                <text:p>250.96509539222</text:p>
              </table:table-cell>
              <table:table-cell office:value-type="float" office:value="-39.8030272846351">
                <text:p>-39.8030272846351</text:p>
              </table:table-cell>
              <table:table-cell office:value-type="float" office:value="-20.4990373488817">
                <text:p>-20.4990373488817</text:p>
              </table:table-cell>
              <table:table-cell office:value-type="float" office:value="-10.8191181936098">
                <text:p>-10.8191181936098</text:p>
              </table:table-cell>
            </table:table-row>
            <table:table-row>
              <table:table-cell office:value-type="string">
                <text:p>L'ILE-SAINT-DENIS</text:p>
              </table:table-cell>
              <table:table-cell office:value-type="float" office:value="-41.1219338095518">
                <text:p>-41.1219338095518</text:p>
              </table:table-cell>
              <table:table-cell office:value-type="float" office:value="26.766544277582">
                <text:p>26.766544277582</text:p>
              </table:table-cell>
              <table:table-cell office:value-type="float" office:value="43.90654907103">
                <text:p>43.90654907103</text:p>
              </table:table-cell>
              <table:table-cell office:value-type="float" office:value="71.418284431124">
                <text:p>71.418284431124</text:p>
              </table:table-cell>
              <table:table-cell office:value-type="float" office:value="-120.564092943452">
                <text:p>-120.564092943452</text:p>
              </table:table-cell>
              <table:table-cell office:value-type="float" office:value="-12.6823552594711">
                <text:p>-12.6823552594711</text:p>
              </table:table-cell>
              <table:table-cell office:value-type="float" office:value="69.7659916201703">
                <text:p>69.7659916201703</text:p>
              </table:table-cell>
              <table:table-cell office:value-type="float" office:value="-37.4889873874283">
                <text:p>-37.4889873874283</text:p>
              </table:table-cell>
            </table:table-row>
            <table:table-row>
              <table:table-cell office:value-type="string">
                <text:p>LA COURNEUVE</text:p>
              </table:table-cell>
              <table:table-cell office:value-type="float" office:value="16.387037910346">
                <text:p>16.387037910346</text:p>
              </table:table-cell>
              <table:table-cell office:value-type="float" office:value="195.249816500145">
                <text:p>195.249816500145</text:p>
              </table:table-cell>
              <table:table-cell office:value-type="float" office:value="126.47776508578">
                <text:p>126.47776508578</text:p>
              </table:table-cell>
              <table:table-cell office:value-type="float" office:value="-73.8589282922501">
                <text:p>-73.8589282922501</text:p>
              </table:table-cell>
              <table:table-cell office:value-type="float" office:value="-402.037553058829">
                <text:p>-402.037553058829</text:p>
              </table:table-cell>
              <table:table-cell office:value-type="float" office:value="74.5050305425196">
                <text:p>74.5050305425196</text:p>
              </table:table-cell>
              <table:table-cell office:value-type="float" office:value="59.2114333988327">
                <text:p>59.2114333988327</text:p>
              </table:table-cell>
              <table:table-cell office:value-type="float" office:value="4.065397913453">
                <text:p>4.065397913453</text:p>
              </table:table-cell>
            </table:table-row>
            <table:table-row>
              <table:table-cell office:value-type="string">
                <text:p>LE BLANC-MESNIL</text:p>
              </table:table-cell>
              <table:table-cell office:value-type="float" office:value="27.97427969357">
                <text:p>27.97427969357</text:p>
              </table:table-cell>
              <table:table-cell office:value-type="float" office:value="12.634556135577">
                <text:p>12.634556135577</text:p>
              </table:table-cell>
              <table:table-cell office:value-type="float" office:value="43.870273603418">
                <text:p>43.870273603418</text:p>
              </table:table-cell>
              <table:table-cell office:value-type="float" office:value="-129.41649832587">
                <text:p>-129.41649832587</text:p>
              </table:table-cell>
              <table:table-cell office:value-type="float" office:value="50.2693034928202">
                <text:p>50.2693034928202</text:p>
              </table:table-cell>
              <table:table-cell office:value-type="float" office:value="-34.2021020866995">
                <text:p>-34.2021020866995</text:p>
              </table:table-cell>
              <table:table-cell office:value-type="float" office:value="-2.1211218210213">
                <text:p>-2.1211218210213</text:p>
              </table:table-cell>
              <table:table-cell office:value-type="float" office:value="30.991309308211">
                <text:p>30.991309308211</text:p>
              </table:table-cell>
            </table:table-row>
            <table:table-row>
              <table:table-cell office:value-type="string">
                <text:p>LE BOURGET</text:p>
              </table:table-cell>
              <table:table-cell office:value-type="float" office:value="86.389888532079">
                <text:p>86.389888532079</text:p>
              </table:table-cell>
              <table:table-cell office:value-type="float" office:value="-188.047777341049">
                <text:p>-188.047777341049</text:p>
              </table:table-cell>
              <table:table-cell office:value-type="float" office:value="-146.630974448388">
                <text:p>-146.630974448388</text:p>
              </table:table-cell>
              <table:table-cell office:value-type="float" office:value="-35.794934286226">
                <text:p>-35.794934286226</text:p>
              </table:table-cell>
              <table:table-cell office:value-type="float" office:value="170.02135639302">
                <text:p>170.02135639302</text:p>
              </table:table-cell>
              <table:table-cell office:value-type="float" office:value="-38.5794745062605">
                <text:p>-38.5794745062605</text:p>
              </table:table-cell>
              <table:table-cell office:value-type="float" office:value="72.2981567285188">
                <text:p>72.2981567285188</text:p>
              </table:table-cell>
              <table:table-cell office:value-type="float" office:value="80.343758928311">
                <text:p>80.343758928311</text:p>
              </table:table-cell>
            </table:table-row>
            <table:table-row>
              <table:table-cell office:value-type="string">
                <text:p>LE PRE-SAINT-GERVAIS</text:p>
              </table:table-cell>
              <table:table-cell office:value-type="float" office:value="-34.722794916135">
                <text:p>-34.722794916135</text:p>
              </table:table-cell>
              <table:table-cell office:value-type="float" office:value="39.828234115453">
                <text:p>39.828234115453</text:p>
              </table:table-cell>
              <table:table-cell office:value-type="float" office:value="81.721057924852">
                <text:p>81.721057924852</text:p>
              </table:table-cell>
              <table:table-cell office:value-type="float" office:value="-46.178079338207">
                <text:p>-46.178079338207</text:p>
              </table:table-cell>
              <table:table-cell office:value-type="float" office:value="41.99163277798">
                <text:p>41.99163277798</text:p>
              </table:table-cell>
              <table:table-cell office:value-type="float" office:value="-39.486635539117">
                <text:p>-39.486635539117</text:p>
              </table:table-cell>
              <table:table-cell office:value-type="float" office:value="-22.9585530134736">
                <text:p>-22.9585530134736</text:p>
              </table:table-cell>
              <table:table-cell office:value-type="float" office:value="-20.1948620113506">
                <text:p>-20.1948620113506</text:p>
              </table:table-cell>
            </table:table-row>
            <table:table-row>
              <table:table-cell office:value-type="string">
                <text:p>LES LILAS</text:p>
              </table:table-cell>
              <table:table-cell office:value-type="float" office:value="-41.8510322076382">
                <text:p>-41.8510322076382</text:p>
              </table:table-cell>
              <table:table-cell office:value-type="float" office:value="-145.254274965031">
                <text:p>-145.254274965031</text:p>
              </table:table-cell>
              <table:table-cell office:value-type="float" office:value="-106.827155686054">
                <text:p>-106.827155686054</text:p>
              </table:table-cell>
              <table:table-cell office:value-type="float" office:value="120.240466184591">
                <text:p>120.240466184591</text:p>
              </table:table-cell>
              <table:table-cell office:value-type="float" office:value="172.31858284129">
                <text:p>172.31858284129</text:p>
              </table:table-cell>
              <table:table-cell office:value-type="float" office:value="-35.5408481089104">
                <text:p>-35.5408481089104</text:p>
              </table:table-cell>
              <table:table-cell office:value-type="float" office:value="77.6235479319669">
                <text:p>77.6235479319669</text:p>
              </table:table-cell>
              <table:table-cell office:value-type="float" office:value="-40.7092859902117">
                <text:p>-40.7092859902117</text:p>
              </table:table-cell>
            </table:table-row>
            <table:table-row>
              <table:table-cell office:value-type="string">
                <text:p>LES PAVILLONS-SOUS-BOIS</text:p>
              </table:table-cell>
              <table:table-cell office:value-type="float" office:value="-50.1581286691058">
                <text:p>-50.1581286691058</text:p>
              </table:table-cell>
              <table:table-cell office:value-type="float" office:value="-121.45880122486">
                <text:p>-121.45880122486</text:p>
              </table:table-cell>
              <table:table-cell office:value-type="float" office:value="-88.866284533068">
                <text:p>-88.866284533068</text:p>
              </table:table-cell>
              <table:table-cell office:value-type="float" office:value="140.507827528227">
                <text:p>140.507827528227</text:p>
              </table:table-cell>
              <table:table-cell office:value-type="float" office:value="201.286639674495">
                <text:p>201.286639674495</text:p>
              </table:table-cell>
              <table:table-cell office:value-type="float" office:value="-31.6296134770805">
                <text:p>-31.6296134770805</text:p>
              </table:table-cell>
              <table:table-cell office:value-type="float" office:value="-19.6353270660271">
                <text:p>-19.6353270660271</text:p>
              </table:table-cell>
              <table:table-cell office:value-type="float" office:value="-30.0463122325805">
                <text:p>-30.0463122325805</text:p>
              </table:table-cell>
            </table:table-row>
            <table:table-row>
              <table:table-cell office:value-type="string">
                <text:p>LIVRY-GARGAN</text:p>
              </table:table-cell>
              <table:table-cell office:value-type="float" office:value="-36.2589249617314">
                <text:p>-36.2589249617314</text:p>
              </table:table-cell>
              <table:table-cell office:value-type="float" office:value="-88.283656272722">
                <text:p>-88.283656272722</text:p>
              </table:table-cell>
              <table:table-cell office:value-type="float" office:value="-53.866916260117">
                <text:p>-53.866916260117</text:p>
              </table:table-cell>
              <table:table-cell office:value-type="float" office:value="127.777303429732">
                <text:p>127.777303429732</text:p>
              </table:table-cell>
              <table:table-cell office:value-type="float" office:value="136.131607164402">
                <text:p>136.131607164402</text:p>
              </table:table-cell>
              <table:table-cell office:value-type="float" office:value="-36.2128619759059">
                <text:p>-36.2128619759059</text:p>
              </table:table-cell>
              <table:table-cell office:value-type="float" office:value="-21.1347259527563">
                <text:p>-21.1347259527563</text:p>
              </table:table-cell>
              <table:table-cell office:value-type="float" office:value="-28.1518251709005">
                <text:p>-28.1518251709005</text:p>
              </table:table-cell>
            </table:table-row>
            <table:table-row>
              <table:table-cell office:value-type="string">
                <text:p>MONTFERMEIL</text:p>
              </table:table-cell>
              <table:table-cell office:value-type="float" office:value="79.140432397453">
                <text:p>79.140432397453</text:p>
              </table:table-cell>
              <table:table-cell office:value-type="float" office:value="46.834682170724">
                <text:p>46.834682170724</text:p>
              </table:table-cell>
              <table:table-cell office:value-type="float" office:value="77.418102494521">
                <text:p>77.418102494521</text:p>
              </table:table-cell>
              <table:table-cell office:value-type="float" office:value="-134.151857666002">
                <text:p>-134.151857666002</text:p>
              </table:table-cell>
              <table:table-cell office:value-type="float" office:value="-103.93265563853">
                <text:p>-103.93265563853</text:p>
              </table:table-cell>
              <table:table-cell office:value-type="float" office:value="-30.9762872475862">
                <text:p>-30.9762872475862</text:p>
              </table:table-cell>
              <table:table-cell office:value-type="float" office:value="-26.5606836831821">
                <text:p>-26.5606836831821</text:p>
              </table:table-cell>
              <table:table-cell office:value-type="float" office:value="92.228267172604">
                <text:p>92.228267172604</text:p>
              </table:table-cell>
            </table:table-row>
            <table:table-row>
              <table:table-cell office:value-type="string">
                <text:p>MONTREUIL</text:p>
              </table:table-cell>
              <table:table-cell office:value-type="float" office:value="60.362043756582">
                <text:p>60.362043756582</text:p>
              </table:table-cell>
              <table:table-cell office:value-type="float" office:value="-165.824280719319">
                <text:p>-165.824280719319</text:p>
              </table:table-cell>
              <table:table-cell office:value-type="float" office:value="-128.754983730565">
                <text:p>-128.754983730565</text:p>
              </table:table-cell>
              <table:table-cell office:value-type="float" office:value="55.9965472224841">
                <text:p>55.9965472224841</text:p>
              </table:table-cell>
              <table:table-cell office:value-type="float" office:value="175.71457508915">
                <text:p>175.71457508915</text:p>
              </table:table-cell>
              <table:table-cell office:value-type="float" office:value="-37.7545102551737">
                <text:p>-37.7545102551737</text:p>
              </table:table-cell>
              <table:table-cell office:value-type="float" office:value="-5.3572281939838">
                <text:p>-5.3572281939838</text:p>
              </table:table-cell>
              <table:table-cell office:value-type="float" office:value="45.617836830829">
                <text:p>45.617836830829</text:p>
              </table:table-cell>
            </table:table-row>
            <table:table-row>
              <table:table-cell office:value-type="string">
                <text:p>NEUILLY-PLAISANCE</text:p>
              </table:table-cell>
              <table:table-cell office:value-type="float" office:value="-61.2193807224139">
                <text:p>-61.2193807224139</text:p>
              </table:table-cell>
              <table:table-cell office:value-type="float" office:value="-93.879174073075">
                <text:p>-93.879174073075</text:p>
              </table:table-cell>
              <table:table-cell office:value-type="float" office:value="-62.34782773645">
                <text:p>-62.34782773645</text:p>
              </table:table-cell>
              <table:table-cell office:value-type="float" office:value="125.165468443489">
                <text:p>125.165468443489</text:p>
              </table:table-cell>
              <table:table-cell office:value-type="float" office:value="201.25160856835">
                <text:p>201.25160856835</text:p>
              </table:table-cell>
              <table:table-cell office:value-type="float" office:value="-32.1615951111759">
                <text:p>-32.1615951111759</text:p>
              </table:table-cell>
              <table:table-cell office:value-type="float" office:value="-19.9973534724362">
                <text:p>-19.9973534724362</text:p>
              </table:table-cell>
              <table:table-cell office:value-type="float" office:value="-56.8117458962881">
                <text:p>-56.8117458962881</text:p>
              </table:table-cell>
            </table:table-row>
            <table:table-row>
              <table:table-cell office:value-type="string">
                <text:p>NEUILLY-SUR-MARNE</text:p>
              </table:table-cell>
              <table:table-cell office:value-type="float" office:value="-80.371754777202">
                <text:p>-80.371754777202</text:p>
              </table:table-cell>
              <table:table-cell office:value-type="float" office:value="50.570493565306">
                <text:p>50.570493565306</text:p>
              </table:table-cell>
              <table:table-cell office:value-type="float" office:value="83.276369468943">
                <text:p>83.276369468943</text:p>
              </table:table-cell>
              <table:table-cell office:value-type="float" office:value="150.456340248488">
                <text:p>150.456340248488</text:p>
              </table:table-cell>
              <table:table-cell office:value-type="float" office:value="-94.5677353389591">
                <text:p>-94.5677353389591</text:p>
              </table:table-cell>
              <table:table-cell office:value-type="float" office:value="-31.1612015341011">
                <text:p>-31.1612015341011</text:p>
              </table:table-cell>
              <table:table-cell office:value-type="float" office:value="-15.8470674047262">
                <text:p>-15.8470674047262</text:p>
              </table:table-cell>
              <table:table-cell office:value-type="float" office:value="-62.3554442277492">
                <text:p>-62.3554442277492</text:p>
              </table:table-cell>
            </table:table-row>
            <table:table-row>
              <table:table-cell office:value-type="string">
                <text:p>NOISY-LE-GRAND</text:p>
              </table:table-cell>
              <table:table-cell office:value-type="float" office:value="39.984359382387">
                <text:p>39.984359382387</text:p>
              </table:table-cell>
              <table:table-cell office:value-type="float" office:value="-183.396031056324">
                <text:p>-183.396031056324</text:p>
              </table:table-cell>
              <table:table-cell office:value-type="float" office:value="-169.042841485157">
                <text:p>-169.042841485157</text:p>
              </table:table-cell>
              <table:table-cell office:value-type="float" office:value="31.270819954403">
                <text:p>31.270819954403</text:p>
              </table:table-cell>
              <table:table-cell office:value-type="float" office:value="225.61021020824">
                <text:p>225.61021020824</text:p>
              </table:table-cell>
              <table:table-cell office:value-type="float" office:value="-12.204515890622">
                <text:p>-12.204515890622</text:p>
              </table:table-cell>
              <table:table-cell office:value-type="float" office:value="16.6120628492714">
                <text:p>16.6120628492714</text:p>
              </table:table-cell>
              <table:table-cell office:value-type="float" office:value="51.165936037804">
                <text:p>51.165936037804</text:p>
              </table:table-cell>
            </table:table-row>
            <table:table-row>
              <table:table-cell office:value-type="string">
                <text:p>NOISY-LE-SEC</text:p>
              </table:table-cell>
              <table:table-cell office:value-type="float" office:value="33.114832119089">
                <text:p>33.114832119089</text:p>
              </table:table-cell>
              <table:table-cell office:value-type="float" office:value="51.209390888275">
                <text:p>51.209390888275</text:p>
              </table:table-cell>
              <table:table-cell office:value-type="float" office:value="74.20041777175">
                <text:p>74.20041777175</text:p>
              </table:table-cell>
              <table:table-cell office:value-type="float" office:value="-84.803919996222">
                <text:p>-84.803919996222</text:p>
              </table:table-cell>
              <table:table-cell office:value-type="float" office:value="-42.53134797956">
                <text:p>-42.53134797956</text:p>
              </table:table-cell>
              <table:table-cell office:value-type="float" office:value="-23.2125863538464">
                <text:p>-23.2125863538464</text:p>
              </table:table-cell>
              <table:table-cell office:value-type="float" office:value="-25.4533835532704">
                <text:p>-25.4533835532704</text:p>
              </table:table-cell>
              <table:table-cell office:value-type="float" office:value="17.476597103784">
                <text:p>17.476597103784</text:p>
              </table:table-cell>
            </table:table-row>
            <table:table-row>
              <table:table-cell office:value-type="string">
                <text:p>PANTIN</text:p>
              </table:table-cell>
              <table:table-cell office:value-type="float" office:value="45.204879781671">
                <text:p>45.204879781671</text:p>
              </table:table-cell>
              <table:table-cell office:value-type="float" office:value="-224.026469698927">
                <text:p>-224.026469698927</text:p>
              </table:table-cell>
              <table:table-cell office:value-type="float" office:value="-216.027418334675">
                <text:p>-216.027418334675</text:p>
              </table:table-cell>
              <table:table-cell office:value-type="float" office:value="36.7664133922201">
                <text:p>36.7664133922201</text:p>
              </table:table-cell>
              <table:table-cell office:value-type="float" office:value="341.95537822415">
                <text:p>341.95537822415</text:p>
              </table:table-cell>
              <table:table-cell office:value-type="float" office:value="-8.0482403574212">
                <text:p>-8.0482403574212</text:p>
              </table:table-cell>
              <table:table-cell office:value-type="float" office:value="-22.4529380017752">
                <text:p>-22.4529380017752</text:p>
              </table:table-cell>
              <table:table-cell office:value-type="float" office:value="46.628394994753">
                <text:p>46.628394994753</text:p>
              </table:table-cell>
            </table:table-row>
            <table:table-row>
              <table:table-cell office:value-type="string">
                <text:p>PIERREFITTE-SUR-SEINE</text:p>
              </table:table-cell>
              <table:table-cell office:value-type="float" office:value="14.612303074979">
                <text:p>14.612303074979</text:p>
              </table:table-cell>
              <table:table-cell office:value-type="float" office:value="142.858934215452">
                <text:p>142.858934215452</text:p>
              </table:table-cell>
              <table:table-cell office:value-type="float" office:value="154.93000002346">
                <text:p>154.93000002346</text:p>
              </table:table-cell>
              <table:table-cell office:value-type="float" office:value="-17.423588623669">
                <text:p>-17.423588623669</text:p>
              </table:table-cell>
              <table:table-cell office:value-type="float" office:value="-267.99386283585">
                <text:p>-267.99386283585</text:p>
              </table:table-cell>
              <table:table-cell office:value-type="float" office:value="-9.0252487374837">
                <text:p>-9.0252487374837</text:p>
              </table:table-cell>
              <table:table-cell office:value-type="float" office:value="-25.2479927371654">
                <text:p>-25.2479927371654</text:p>
              </table:table-cell>
              <table:table-cell office:value-type="float" office:value="7.289455620274">
                <text:p>7.289455620274</text:p>
              </table:table-cell>
            </table:table-row>
            <table:table-row>
              <table:table-cell office:value-type="string">
                <text:p>RAINCY (LE )</text:p>
              </table:table-cell>
              <table:table-cell office:value-type="float" office:value="-58.0162810597622">
                <text:p>-58.0162810597622</text:p>
              </table:table-cell>
              <table:table-cell office:value-type="float" office:value="-53.236534647545">
                <text:p>-53.236534647545</text:p>
              </table:table-cell>
              <table:table-cell office:value-type="float" office:value="-39.591341145265">
                <text:p>-39.591341145265</text:p>
              </table:table-cell>
              <table:table-cell office:value-type="float" office:value="-100.112456076929">
                <text:p>-100.112456076929</text:p>
              </table:table-cell>
              <table:table-cell office:value-type="float" office:value="334.139745103209">
                <text:p>334.139745103209</text:p>
              </table:table-cell>
              <table:table-cell office:value-type="float" office:value="-27.4524218879295">
                <text:p>-27.4524218879295</text:p>
              </table:table-cell>
              <table:table-cell office:value-type="float" office:value="-15.1376887468321">
                <text:p>-15.1376887468321</text:p>
              </table:table-cell>
              <table:table-cell office:value-type="float" office:value="-40.5930215389469">
                <text:p>-40.5930215389469</text:p>
              </table:table-cell>
            </table:table-row>
            <table:table-row>
              <table:table-cell office:value-type="string">
                <text:p>ROMAINVILLE</text:p>
              </table:table-cell>
              <table:table-cell office:value-type="float" office:value="29.085268176491">
                <text:p>29.085268176491</text:p>
              </table:table-cell>
              <table:table-cell office:value-type="float" office:value="-98.658265988218">
                <text:p>-98.658265988218</text:p>
              </table:table-cell>
              <table:table-cell office:value-type="float" office:value="-79.734698529996">
                <text:p>-79.734698529996</text:p>
              </table:table-cell>
              <table:table-cell office:value-type="float" office:value="-131.065528704128">
                <text:p>-131.065528704128</text:p>
              </table:table-cell>
              <table:table-cell office:value-type="float" office:value="303.01089719235">
                <text:p>303.01089719235</text:p>
              </table:table-cell>
              <table:table-cell office:value-type="float" office:value="-25.7738024794835">
                <text:p>-25.7738024794835</text:p>
              </table:table-cell>
              <table:table-cell office:value-type="float" office:value="-26.4573124079186">
                <text:p>-26.4573124079186</text:p>
              </table:table-cell>
              <table:table-cell office:value-type="float" office:value="29.5934427409">
                <text:p>29.5934427409</text:p>
              </table:table-cell>
            </table:table-row>
            <table:table-row>
              <table:table-cell office:value-type="string">
                <text:p>ROSNY-SOUS-BOIS</text:p>
              </table:table-cell>
              <table:table-cell office:value-type="float" office:value="56.967406186571">
                <text:p>56.967406186571</text:p>
              </table:table-cell>
              <table:table-cell office:value-type="float" office:value="-146.472604068425">
                <text:p>-146.472604068425</text:p>
              </table:table-cell>
              <table:table-cell office:value-type="float" office:value="-112.329137034246">
                <text:p>-112.329137034246</text:p>
              </table:table-cell>
              <table:table-cell office:value-type="float" office:value="-5.21714706307796">
                <text:p>-5.21714706307796</text:p>
              </table:table-cell>
              <table:table-cell office:value-type="float" office:value="193.56033403022">
                <text:p>193.56033403022</text:p>
              </table:table-cell>
              <table:table-cell office:value-type="float" office:value="-31.9337510380431">
                <text:p>-31.9337510380431</text:p>
              </table:table-cell>
              <table:table-cell office:value-type="float" office:value="4.9840646817486">
                <text:p>4.9840646817486</text:p>
              </table:table-cell>
              <table:table-cell office:value-type="float" office:value="40.440834305256">
                <text:p>40.440834305256</text:p>
              </table:table-cell>
            </table:table-row>
            <table:table-row>
              <table:table-cell office:value-type="string">
                <text:p>SAINT-DENIS</text:p>
              </table:table-cell>
              <table:table-cell office:value-type="float" office:value="15.07717033266">
                <text:p>15.07717033266</text:p>
              </table:table-cell>
              <table:table-cell office:value-type="float" office:value="-21.369084203583">
                <text:p>-21.369084203583</text:p>
              </table:table-cell>
              <table:table-cell office:value-type="float" office:value="-21.067521269248">
                <text:p>-21.067521269248</text:p>
              </table:table-cell>
              <table:table-cell office:value-type="float" office:value="46.0773111811101">
                <text:p>46.0773111811101</text:p>
              </table:table-cell>
              <table:table-cell office:value-type="float" office:value="-12.3513782812302">
                <text:p>-12.3513782812302</text:p>
              </table:table-cell>
              <table:table-cell office:value-type="float" office:value="-2.2206611430891">
                <text:p>-2.2206611430891</text:p>
              </table:table-cell>
              <table:table-cell office:value-type="float" office:value="-16.2209189456836">
                <text:p>-16.2209189456836</text:p>
              </table:table-cell>
              <table:table-cell office:value-type="float" office:value="12.075082329063">
                <text:p>12.075082329063</text:p>
              </table:table-cell>
            </table:table-row>
            <table:table-row>
              <table:table-cell office:value-type="string">
                <text:p>SAINT-OUEN-SUR-SEINE</text:p>
              </table:table-cell>
              <table:table-cell office:value-type="float" office:value="189.086676389341">
                <text:p>189.086676389341</text:p>
              </table:table-cell>
              <table:table-cell office:value-type="float" office:value="-223.857464175712">
                <text:p>-223.857464175712</text:p>
              </table:table-cell>
              <table:table-cell office:value-type="float" office:value="-307.65849599322">
                <text:p>-307.65849599322</text:p>
              </table:table-cell>
              <table:table-cell office:value-type="float" office:value="-14.5324098993599">
                <text:p>-14.5324098993599</text:p>
              </table:table-cell>
              <table:table-cell office:value-type="float" office:value="106.73270703891">
                <text:p>106.73270703891</text:p>
              </table:table-cell>
              <table:table-cell office:value-type="float" office:value="83.4543765787812">
                <text:p>83.4543765787812</text:p>
              </table:table-cell>
              <table:table-cell office:value-type="float" office:value="12.5566384883447">
                <text:p>12.5566384883447</text:p>
              </table:table-cell>
              <table:table-cell office:value-type="float" office:value="154.217971572921">
                <text:p>154.217971572921</text:p>
              </table:table-cell>
            </table:table-row>
            <table:table-row>
              <table:table-cell office:value-type="string">
                <text:p>SEVRAN</text:p>
              </table:table-cell>
              <table:table-cell office:value-type="float" office:value="37.205692915739">
                <text:p>37.205692915739</text:p>
              </table:table-cell>
              <table:table-cell office:value-type="float" office:value="191.059313660549">
                <text:p>191.059313660549</text:p>
              </table:table-cell>
              <table:table-cell office:value-type="float" office:value="221.153346412734">
                <text:p>221.153346412734</text:p>
              </table:table-cell>
              <table:table-cell office:value-type="float" office:value="-122.53836148032">
                <text:p>-122.53836148032</text:p>
              </table:table-cell>
              <table:table-cell office:value-type="float" office:value="-318.25072686178">
                <text:p>-318.25072686178</text:p>
              </table:table-cell>
              <table:table-cell office:value-type="float" office:value="-27.1368747112564">
                <text:p>-27.1368747112564</text:p>
              </table:table-cell>
              <table:table-cell office:value-type="float" office:value="-12.4567400784053">
                <text:p>-12.4567400784053</text:p>
              </table:table-cell>
              <table:table-cell office:value-type="float" office:value="30.964350142735">
                <text:p>30.964350142735</text:p>
              </table:table-cell>
            </table:table-row>
            <table:table-row>
              <table:table-cell office:value-type="string">
                <text:p>STAINS</text:p>
              </table:table-cell>
              <table:table-cell office:value-type="float" office:value="35.439484394089">
                <text:p>35.439484394089</text:p>
              </table:table-cell>
              <table:table-cell office:value-type="float" office:value="257.885102613333">
                <text:p>257.885102613333</text:p>
              </table:table-cell>
              <table:table-cell office:value-type="float" office:value="287.607139269361">
                <text:p>287.607139269361</text:p>
              </table:table-cell>
              <table:table-cell office:value-type="float" office:value="-72.36524882811">
                <text:p>-72.36524882811</text:p>
              </table:table-cell>
              <table:table-cell office:value-type="float" office:value="-488.783062786265">
                <text:p>-488.783062786265</text:p>
              </table:table-cell>
              <table:table-cell office:value-type="float" office:value="-24.8750348418961">
                <text:p>-24.8750348418961</text:p>
              </table:table-cell>
              <table:table-cell office:value-type="float" office:value="-19.5201054519896">
                <text:p>-19.5201054519896</text:p>
              </table:table-cell>
              <table:table-cell office:value-type="float" office:value="24.611725631482">
                <text:p>24.611725631482</text:p>
              </table:table-cell>
            </table:table-row>
            <table:table-row>
              <table:table-cell office:value-type="string">
                <text:p>TREMBLAY-EN-FRANCE</text:p>
              </table:table-cell>
              <table:table-cell office:value-type="float" office:value="-210.021662175018">
                <text:p>-210.021662175018</text:p>
              </table:table-cell>
              <table:table-cell office:value-type="float" office:value="-129.126171046615">
                <text:p>-129.126171046615</text:p>
              </table:table-cell>
              <table:table-cell office:value-type="float" office:value="-411.314605680748">
                <text:p>-411.314605680748</text:p>
              </table:table-cell>
              <table:table-cell office:value-type="float" office:value="206.27436788961">
                <text:p>206.27436788961</text:p>
              </table:table-cell>
              <table:table-cell office:value-type="float" office:value="468.11570491899">
                <text:p>468.11570491899</text:p>
              </table:table-cell>
              <table:table-cell office:value-type="float" office:value="277.298715456422">
                <text:p>277.298715456422</text:p>
              </table:table-cell>
              <table:table-cell office:value-type="float" office:value="-42.2299565301605">
                <text:p>-42.2299565301605</text:p>
              </table:table-cell>
              <table:table-cell office:value-type="float" office:value="-158.996392832475">
                <text:p>-158.996392832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